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ck_angles_FastText_300d" table:style-name="ta1">
        <table:shapes>
          <draw:frame draw:z-index="0" draw:style-name="gr1" draw:text-style-name="P1" svg:width="268.4mm" svg:height="89.99mm" svg:x="71.99mm" svg:y="1.26mm">
            <loext:p draw:notify-on-update-of-ranges="sick_angles_FastText_300d.A1:sick_angles_FastText_300d.A1 sick_angles_FastText_300d.A2:sick_angles_FastText_300d.A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72mm" svg:height="107.25mm" svg:x="69.48mm" svg:y="68.8mm">
            <loext:p draw:notify-on-update-of-ranges="sick_angles_FastText_300d.B1:sick_angles_FastText_300d.B1 sick_angles_FastText_300d.B2:sick_angles_FastText_300d.B401 sick_angles_FastText_300d.C1:sick_angles_FastText_300d.C1 sick_angles_FastText_300d.C2:sick_angles_FastText_300d.C401 sick_angles_FastText_300d.D1:sick_angles_FastText_300d.D1 sick_angles_FastText_300d.D2:sick_angles_FastText_300d.D401 sick_angles_FastText_300d.E1:sick_angles_FastText_300d.E1 sick_angles_FastText_300d.E2:sick_angles_FastText_300d.E4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table:number-columns-repeated="1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101" calcext:value-type="float">
            <text:p>1.3101</text:p>
          </table:table-cell>
          <table:table-cell office:value-type="float" office:value="1.3283" calcext:value-type="float">
            <text:p>1.3283</text:p>
          </table:table-cell>
          <table:table-cell office:value-type="float" office:value="1.4813" calcext:value-type="float">
            <text:p>1.481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587171554565" calcext:value-type="float">
            <text:p>1.31587171554565</text:p>
          </table:table-cell>
          <table:table-cell office:value-type="float" office:value="1.41304457187653" calcext:value-type="float">
            <text:p>1.41304457187653</text:p>
          </table:table-cell>
          <table:table-cell office:value-type="float" office:value="1.26637160778046" calcext:value-type="float">
            <text:p>1.26637160778046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42286252975464" calcext:value-type="float">
            <text:p>1.42286252975464</text:p>
          </table:table-cell>
          <table:table-cell office:value-type="float" office:value="1.37708592414856" calcext:value-type="float">
            <text:p>1.37708592414856</text:p>
          </table:table-cell>
          <table:table-cell office:value-type="float" office:value="1.39664375782013" calcext:value-type="float">
            <text:p>1.39664375782013</text:p>
          </table:table-cell>
          <table:table-cell office:value-type="float" office:value="1.22397565841675" calcext:value-type="float">
            <text:p>1.22397565841675</text:p>
          </table:table-cell>
          <table:table-cell office:value-type="float" office:value="1.21947312355042" calcext:value-type="float">
            <text:p>1.21947312355042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6492323875427" calcext:value-type="float">
            <text:p>1.36492323875427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17880475521088" calcext:value-type="float">
            <text:p>1.17880475521088</text:p>
          </table:table-cell>
          <table:table-cell office:value-type="float" office:value="1.31993341445923" calcext:value-type="float">
            <text:p>1.31993341445923</text:p>
          </table:table-cell>
          <table:table-cell office:value-type="float" office:value="1.39847195148468" calcext:value-type="float">
            <text:p>1.39847195148468</text:p>
          </table:table-cell>
          <table:table-cell office:value-type="float" office:value="0.825242519378662" calcext:value-type="float">
            <text:p>0.825242519378662</text:p>
          </table:table-cell>
          <table:table-cell office:value-type="float" office:value="1.34061002731323" calcext:value-type="float">
            <text:p>1.34061002731323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285524368286" calcext:value-type="float">
            <text:p>1.31285524368286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7342250347137" calcext:value-type="float">
            <text:p>1.37342250347137</text:p>
          </table:table-cell>
          <table:table-cell office:value-type="float" office:value="1.41804301738739" calcext:value-type="float">
            <text:p>1.41804301738739</text:p>
          </table:table-cell>
          <table:table-cell office:value-type="float" office:value="1.26718556880951" calcext:value-type="float">
            <text:p>1.26718556880951</text:p>
          </table:table-cell>
          <table:table-cell office:value-type="float" office:value="1.39787495136261" calcext:value-type="float">
            <text:p>1.39787495136261</text:p>
          </table:table-cell>
          <table:table-cell office:value-type="float" office:value="1.31664347648621" calcext:value-type="float">
            <text:p>1.31664347648621</text:p>
          </table:table-cell>
          <table:table-cell office:value-type="float" office:value="1.29517984390259" calcext:value-type="float">
            <text:p>1.29517984390259</text:p>
          </table:table-cell>
          <table:table-cell office:value-type="float" office:value="1.27802538871765" calcext:value-type="float">
            <text:p>1.27802538871765</text:p>
          </table:table-cell>
          <table:table-cell office:value-type="float" office:value="1.3681628704071" calcext:value-type="float">
            <text:p>1.3681628704071</text:p>
          </table:table-cell>
          <table:table-cell office:value-type="float" office:value="1.29756057262421" calcext:value-type="float">
            <text:p>1.29756057262421</text:p>
          </table:table-cell>
          <table:table-cell office:value-type="float" office:value="1.36799740791321" calcext:value-type="float">
            <text:p>1.36799740791321</text:p>
          </table:table-cell>
          <table:table-cell office:value-type="float" office:value="1.39269590377808" calcext:value-type="float">
            <text:p>1.39269590377808</text:p>
          </table:table-cell>
          <table:table-cell office:value-type="float" office:value="1.41003584861755" calcext:value-type="float">
            <text:p>1.41003584861755</text:p>
          </table:table-cell>
          <table:table-cell office:value-type="float" office:value="1.28360533714294" calcext:value-type="float">
            <text:p>1.28360533714294</text:p>
          </table:table-cell>
          <table:table-cell office:value-type="float" office:value="1.36887812614441" calcext:value-type="float">
            <text:p>1.36887812614441</text:p>
          </table:table-cell>
          <table:table-cell office:value-type="float" office:value="1.34332919120789" calcext:value-type="float">
            <text:p>1.34332919120789</text:p>
          </table:table-cell>
          <table:table-cell office:value-type="float" office:value="1.48127973079681" calcext:value-type="float">
            <text:p>1.48127973079681</text:p>
          </table:table-cell>
          <table:table-cell office:value-type="float" office:value="1.26907813549042" calcext:value-type="float">
            <text:p>1.26907813549042</text:p>
          </table:table-cell>
          <table:table-cell office:value-type="float" office:value="1.24383401870728" calcext:value-type="float">
            <text:p>1.24383401870728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2969441413879" calcext:value-type="float">
            <text:p>1.42969441413879</text:p>
          </table:table-cell>
          <table:table-cell office:value-type="float" office:value="1.3127613067627" calcext:value-type="float">
            <text:p>1.3127613067627</text:p>
          </table:table-cell>
          <table:table-cell office:value-type="float" office:value="1.44181704521179" calcext:value-type="float">
            <text:p>1.44181704521179</text:p>
          </table:table-cell>
          <table:table-cell office:value-type="float" office:value="1.4422242641449" calcext:value-type="float">
            <text:p>1.4422242641449</text:p>
          </table:table-cell>
          <table:table-cell office:value-type="float" office:value="1.20596861839294" calcext:value-type="float">
            <text:p>1.20596861839294</text:p>
          </table:table-cell>
          <table:table-cell office:value-type="float" office:value="1.35804319381714" calcext:value-type="float">
            <text:p>1.35804319381714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39127850532532" calcext:value-type="float">
            <text:p>1.39127850532532</text:p>
          </table:table-cell>
          <table:table-cell office:value-type="float" office:value="1.38861727714539" calcext:value-type="float">
            <text:p>1.38861727714539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32437586784363" calcext:value-type="float">
            <text:p>1.32437586784363</text:p>
          </table:table-cell>
          <table:table-cell office:value-type="float" office:value="1.12228524684906" calcext:value-type="float">
            <text:p>1.12228524684906</text:p>
          </table:table-cell>
          <table:table-cell office:value-type="float" office:value="1.41057419776917" calcext:value-type="float">
            <text:p>1.41057419776917</text:p>
          </table:table-cell>
          <table:table-cell office:value-type="float" office:value="1.25150537490845" calcext:value-type="float">
            <text:p>1.25150537490845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28956949710846" calcext:value-type="float">
            <text:p>1.28956949710846</text:p>
          </table:table-cell>
          <table:table-cell office:value-type="float" office:value="1.1813600063324" calcext:value-type="float">
            <text:p>1.1813600063324</text:p>
          </table:table-cell>
          <table:table-cell office:value-type="float" office:value="1.29524803161621" calcext:value-type="float">
            <text:p>1.29524803161621</text:p>
          </table:table-cell>
          <table:table-cell office:value-type="float" office:value="0.906983613967896" calcext:value-type="float">
            <text:p>0.906983613967896</text:p>
          </table:table-cell>
          <table:table-cell office:value-type="float" office:value="1.30486941337585" calcext:value-type="float">
            <text:p>1.30486941337585</text:p>
          </table:table-cell>
          <table:table-cell office:value-type="float" office:value="1.41940081119537" calcext:value-type="float">
            <text:p>1.41940081119537</text:p>
          </table:table-cell>
          <table:table-cell office:value-type="float" office:value="1.35606145858765" calcext:value-type="float">
            <text:p>1.35606145858765</text:p>
          </table:table-cell>
          <table:table-cell office:value-type="float" office:value="1.27219343185425" calcext:value-type="float">
            <text:p>1.27219343185425</text:p>
          </table:table-cell>
          <table:table-cell office:value-type="float" office:value="1.23485517501831" calcext:value-type="float">
            <text:p>1.23485517501831</text:p>
          </table:table-cell>
          <table:table-cell office:value-type="float" office:value="1.30976223945618" calcext:value-type="float">
            <text:p>1.30976223945618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288533449173" calcext:value-type="float">
            <text:p>1.2288533449173</text:p>
          </table:table-cell>
          <table:table-cell office:value-type="float" office:value="1.30845034122467" calcext:value-type="float">
            <text:p>1.30845034122467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17044651508331" calcext:value-type="float">
            <text:p>1.17044651508331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2751777172089" calcext:value-type="float">
            <text:p>1.42751777172089</text:p>
          </table:table-cell>
          <table:table-cell office:value-type="float" office:value="1.14566826820374" calcext:value-type="float">
            <text:p>1.14566826820374</text:p>
          </table:table-cell>
          <table:table-cell office:value-type="float" office:value="1.45375394821167" calcext:value-type="float">
            <text:p>1.45375394821167</text:p>
          </table:table-cell>
          <table:table-cell office:value-type="float" office:value="1.42198348045349" calcext:value-type="float">
            <text:p>1.42198348045349</text:p>
          </table:table-cell>
          <table:table-cell office:value-type="float" office:value="1.33228373527527" calcext:value-type="float">
            <text:p>1.33228373527527</text:p>
          </table:table-cell>
          <table:table-cell office:value-type="float" office:value="1.32695090770721" calcext:value-type="float">
            <text:p>1.32695090770721</text:p>
          </table:table-cell>
          <table:table-cell office:value-type="float" office:value="1.26359820365906" calcext:value-type="float">
            <text:p>1.26359820365906</text:p>
          </table:table-cell>
          <table:table-cell office:value-type="float" office:value="1.20606434345245" calcext:value-type="float">
            <text:p>1.20606434345245</text:p>
          </table:table-cell>
          <table:table-cell office:value-type="float" office:value="1.41501748561859" calcext:value-type="float">
            <text:p>1.41501748561859</text:p>
          </table:table-cell>
          <table:table-cell office:value-type="float" office:value="1.41457283496857" calcext:value-type="float">
            <text:p>1.41457283496857</text:p>
          </table:table-cell>
          <table:table-cell office:value-type="float" office:value="1.34468853473663" calcext:value-type="float">
            <text:p>1.34468853473663</text:p>
          </table:table-cell>
          <table:table-cell office:value-type="float" office:value="1.36221444606781" calcext:value-type="float">
            <text:p>1.36221444606781</text:p>
          </table:table-cell>
          <table:table-cell office:value-type="float" office:value="1.40224230289459" calcext:value-type="float">
            <text:p>1.40224230289459</text:p>
          </table:table-cell>
          <table:table-cell office:value-type="float" office:value="1.45581448078156" calcext:value-type="float">
            <text:p>1.45581448078156</text:p>
          </table:table-cell>
          <table:table-cell office:value-type="float" office:value="1.38679504394531" calcext:value-type="float">
            <text:p>1.38679504394531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1299192905426" calcext:value-type="float">
            <text:p>1.1299192905426</text:p>
          </table:table-cell>
          <table:table-cell office:value-type="float" office:value="1.26480734348297" calcext:value-type="float">
            <text:p>1.26480734348297</text:p>
          </table:table-cell>
          <table:table-cell office:value-type="float" office:value="1.29295146465302" calcext:value-type="float">
            <text:p>1.29295146465302</text:p>
          </table:table-cell>
          <table:table-cell office:value-type="float" office:value="1.38747334480286" calcext:value-type="float">
            <text:p>1.38747334480286</text:p>
          </table:table-cell>
          <table:table-cell office:value-type="float" office:value="1.34551799297333" calcext:value-type="float">
            <text:p>1.34551799297333</text:p>
          </table:table-cell>
          <table:table-cell office:value-type="float" office:value="1.2932722568512" calcext:value-type="float">
            <text:p>1.2932722568512</text:p>
          </table:table-cell>
          <table:table-cell office:value-type="float" office:value="1.38680696487427" calcext:value-type="float">
            <text:p>1.38680696487427</text:p>
          </table:table-cell>
          <table:table-cell office:value-type="float" office:value="1.33188688755035" calcext:value-type="float">
            <text:p>1.33188688755035</text:p>
          </table:table-cell>
          <table:table-cell office:value-type="float" office:value="1.17675423622131" calcext:value-type="float">
            <text:p>1.17675423622131</text:p>
          </table:table-cell>
          <table:table-cell office:value-type="float" office:value="1.41713261604309" calcext:value-type="float">
            <text:p>1.41713261604309</text:p>
          </table:table-cell>
          <table:table-cell office:value-type="float" office:value="1.33435535430908" calcext:value-type="float">
            <text:p>1.33435535430908</text:p>
          </table:table-cell>
          <table:table-cell office:value-type="float" office:value="1.4475839138031" calcext:value-type="float">
            <text:p>1.4475839138031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32799410820007" calcext:value-type="float">
            <text:p>1.32799410820007</text:p>
          </table:table-cell>
          <table:table-cell office:value-type="float" office:value="1.36152386665344" calcext:value-type="float">
            <text:p>1.36152386665344</text:p>
          </table:table-cell>
          <table:table-cell office:value-type="float" office:value="1.37530887126923" calcext:value-type="float">
            <text:p>1.37530887126923</text:p>
          </table:table-cell>
          <table:table-cell office:value-type="float" office:value="1.32158637046814" calcext:value-type="float">
            <text:p>1.32158637046814</text:p>
          </table:table-cell>
          <table:table-cell office:value-type="float" office:value="1.41176080703735" calcext:value-type="float">
            <text:p>1.41176080703735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35622775554657" calcext:value-type="float">
            <text:p>1.35622775554657</text:p>
          </table:table-cell>
          <table:table-cell office:value-type="float" office:value="1.37158441543579" calcext:value-type="float">
            <text:p>1.37158441543579</text:p>
          </table:table-cell>
          <table:table-cell office:value-type="float" office:value="1.36116862297058" calcext:value-type="float">
            <text:p>1.36116862297058</text:p>
          </table:table-cell>
          <table:table-cell office:value-type="float" office:value="1.38121104240417" calcext:value-type="float">
            <text:p>1.38121104240417</text:p>
          </table:table-cell>
          <table:table-cell office:value-type="float" office:value="1.14121437072754" calcext:value-type="float">
            <text:p>1.14121437072754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20951128005981" calcext:value-type="float">
            <text:p>1.20951128005981</text:p>
          </table:table-cell>
          <table:table-cell office:value-type="float" office:value="1.28615713119507" calcext:value-type="float">
            <text:p>1.28615713119507</text:p>
          </table:table-cell>
          <table:table-cell office:value-type="float" office:value="1.26002609729767" calcext:value-type="float">
            <text:p>1.26002609729767</text:p>
          </table:table-cell>
          <table:table-cell office:value-type="float" office:value="1.28672504425049" calcext:value-type="float">
            <text:p>1.28672504425049</text:p>
          </table:table-cell>
          <table:table-cell office:value-type="float" office:value="1.19993042945862" calcext:value-type="float">
            <text:p>1.19993042945862</text:p>
          </table:table-cell>
          <table:table-cell office:value-type="float" office:value="1.24446320533752" calcext:value-type="float">
            <text:p>1.24446320533752</text:p>
          </table:table-cell>
          <table:table-cell office:value-type="float" office:value="1.27437460422516" calcext:value-type="float">
            <text:p>1.27437460422516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10598206520081" calcext:value-type="float">
            <text:p>1.10598206520081</text:p>
          </table:table-cell>
          <table:table-cell office:value-type="float" office:value="1.35970377922058" calcext:value-type="float">
            <text:p>1.35970377922058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23793649673462" calcext:value-type="float">
            <text:p>1.23793649673462</text:p>
          </table:table-cell>
          <table:table-cell office:value-type="float" office:value="1.39688014984131" calcext:value-type="float">
            <text:p>1.39688014984131</text:p>
          </table:table-cell>
          <table:table-cell office:value-type="float" office:value="1.34627962112427" calcext:value-type="float">
            <text:p>1.34627962112427</text:p>
          </table:table-cell>
          <table:table-cell office:value-type="float" office:value="1.43986105918884" calcext:value-type="float">
            <text:p>1.43986105918884</text:p>
          </table:table-cell>
          <table:table-cell office:value-type="float" office:value="1.27277731895447" calcext:value-type="float">
            <text:p>1.27277731895447</text:p>
          </table:table-cell>
          <table:table-cell office:value-type="float" office:value="1.36758136749268" calcext:value-type="float">
            <text:p>1.36758136749268</text:p>
          </table:table-cell>
          <table:table-cell office:value-type="float" office:value="1.41527569293976" calcext:value-type="float">
            <text:p>1.41527569293976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3401012420654" calcext:value-type="float">
            <text:p>1.33401012420654</text:p>
          </table:table-cell>
          <table:table-cell office:value-type="float" office:value="1.35147047042847" calcext:value-type="float">
            <text:p>1.35147047042847</text:p>
          </table:table-cell>
          <table:table-cell office:value-type="float" office:value="1.2782199382782" calcext:value-type="float">
            <text:p>1.2782199382782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2633113861084" calcext:value-type="float">
            <text:p>1.32633113861084</text:p>
          </table:table-cell>
          <table:table-cell office:value-type="float" office:value="1.22086119651794" calcext:value-type="float">
            <text:p>1.22086119651794</text:p>
          </table:table-cell>
          <table:table-cell office:value-type="float" office:value="1.28011178970337" calcext:value-type="float">
            <text:p>1.28011178970337</text:p>
          </table:table-cell>
          <table:table-cell office:value-type="float" office:value="1.37731075286865" calcext:value-type="float">
            <text:p>1.37731075286865</text:p>
          </table:table-cell>
          <table:table-cell office:value-type="float" office:value="1.35907685756683" calcext:value-type="float">
            <text:p>1.359076857566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101" calcext:value-type="float">
            <text:p>1.3101</text:p>
          </table:table-cell>
          <table:table-cell office:value-type="float" office:value="1.3283" calcext:value-type="float">
            <text:p>1.3283</text:p>
          </table:table-cell>
          <table:table-cell office:value-type="float" office:value="1.4813" calcext:value-type="float">
            <text:p>1.481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587171554565" calcext:value-type="float">
            <text:p>1.31587171554565</text:p>
          </table:table-cell>
          <table:table-cell office:value-type="float" office:value="1.41304457187653" calcext:value-type="float">
            <text:p>1.41304457187653</text:p>
          </table:table-cell>
          <table:table-cell office:value-type="float" office:value="1.26637160778046" calcext:value-type="float">
            <text:p>1.26637160778046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42286252975464" calcext:value-type="float">
            <text:p>1.42286252975464</text:p>
          </table:table-cell>
          <table:table-cell office:value-type="float" office:value="1.37708592414856" calcext:value-type="float">
            <text:p>1.37708592414856</text:p>
          </table:table-cell>
          <table:table-cell office:value-type="float" office:value="1.39664375782013" calcext:value-type="float">
            <text:p>1.39664375782013</text:p>
          </table:table-cell>
          <table:table-cell office:value-type="float" office:value="1.22397565841675" calcext:value-type="float">
            <text:p>1.22397565841675</text:p>
          </table:table-cell>
          <table:table-cell office:value-type="float" office:value="1.21947312355042" calcext:value-type="float">
            <text:p>1.21947312355042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6492323875427" calcext:value-type="float">
            <text:p>1.36492323875427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17880475521088" calcext:value-type="float">
            <text:p>1.17880475521088</text:p>
          </table:table-cell>
          <table:table-cell office:value-type="float" office:value="1.31993341445923" calcext:value-type="float">
            <text:p>1.31993341445923</text:p>
          </table:table-cell>
          <table:table-cell office:value-type="float" office:value="1.39847195148468" calcext:value-type="float">
            <text:p>1.39847195148468</text:p>
          </table:table-cell>
          <table:table-cell office:value-type="float" office:value="0.825242519378662" calcext:value-type="float">
            <text:p>0.825242519378662</text:p>
          </table:table-cell>
          <table:table-cell office:value-type="float" office:value="1.34061002731323" calcext:value-type="float">
            <text:p>1.34061002731323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285524368286" calcext:value-type="float">
            <text:p>1.31285524368286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7342250347137" calcext:value-type="float">
            <text:p>1.37342250347137</text:p>
          </table:table-cell>
          <table:table-cell office:value-type="float" office:value="1.41804301738739" calcext:value-type="float">
            <text:p>1.41804301738739</text:p>
          </table:table-cell>
          <table:table-cell office:value-type="float" office:value="1.26718556880951" calcext:value-type="float">
            <text:p>1.26718556880951</text:p>
          </table:table-cell>
          <table:table-cell office:value-type="float" office:value="1.39787495136261" calcext:value-type="float">
            <text:p>1.39787495136261</text:p>
          </table:table-cell>
          <table:table-cell office:value-type="float" office:value="1.31664347648621" calcext:value-type="float">
            <text:p>1.31664347648621</text:p>
          </table:table-cell>
          <table:table-cell office:value-type="float" office:value="1.29517984390259" calcext:value-type="float">
            <text:p>1.29517984390259</text:p>
          </table:table-cell>
          <table:table-cell office:value-type="float" office:value="1.27802538871765" calcext:value-type="float">
            <text:p>1.27802538871765</text:p>
          </table:table-cell>
          <table:table-cell office:value-type="float" office:value="1.3681628704071" calcext:value-type="float">
            <text:p>1.3681628704071</text:p>
          </table:table-cell>
          <table:table-cell office:value-type="float" office:value="1.29756057262421" calcext:value-type="float">
            <text:p>1.29756057262421</text:p>
          </table:table-cell>
          <table:table-cell office:value-type="float" office:value="1.36799740791321" calcext:value-type="float">
            <text:p>1.36799740791321</text:p>
          </table:table-cell>
          <table:table-cell office:value-type="float" office:value="1.39269590377808" calcext:value-type="float">
            <text:p>1.39269590377808</text:p>
          </table:table-cell>
          <table:table-cell office:value-type="float" office:value="1.41003584861755" calcext:value-type="float">
            <text:p>1.41003584861755</text:p>
          </table:table-cell>
          <table:table-cell office:value-type="float" office:value="1.28360533714294" calcext:value-type="float">
            <text:p>1.28360533714294</text:p>
          </table:table-cell>
          <table:table-cell office:value-type="float" office:value="1.36887812614441" calcext:value-type="float">
            <text:p>1.36887812614441</text:p>
          </table:table-cell>
          <table:table-cell office:value-type="float" office:value="1.34332919120789" calcext:value-type="float">
            <text:p>1.34332919120789</text:p>
          </table:table-cell>
          <table:table-cell office:value-type="float" office:value="1.48127973079681" calcext:value-type="float">
            <text:p>1.48127973079681</text:p>
          </table:table-cell>
          <table:table-cell office:value-type="float" office:value="1.26907813549042" calcext:value-type="float">
            <text:p>1.26907813549042</text:p>
          </table:table-cell>
          <table:table-cell office:value-type="float" office:value="1.24383401870728" calcext:value-type="float">
            <text:p>1.24383401870728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2969441413879" calcext:value-type="float">
            <text:p>1.42969441413879</text:p>
          </table:table-cell>
          <table:table-cell office:value-type="float" office:value="1.3127613067627" calcext:value-type="float">
            <text:p>1.3127613067627</text:p>
          </table:table-cell>
          <table:table-cell office:value-type="float" office:value="1.44181704521179" calcext:value-type="float">
            <text:p>1.44181704521179</text:p>
          </table:table-cell>
          <table:table-cell office:value-type="float" office:value="1.4422242641449" calcext:value-type="float">
            <text:p>1.4422242641449</text:p>
          </table:table-cell>
          <table:table-cell office:value-type="float" office:value="1.20596861839294" calcext:value-type="float">
            <text:p>1.20596861839294</text:p>
          </table:table-cell>
          <table:table-cell office:value-type="float" office:value="1.35804319381714" calcext:value-type="float">
            <text:p>1.35804319381714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39127850532532" calcext:value-type="float">
            <text:p>1.39127850532532</text:p>
          </table:table-cell>
          <table:table-cell office:value-type="float" office:value="1.38861727714539" calcext:value-type="float">
            <text:p>1.38861727714539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32437586784363" calcext:value-type="float">
            <text:p>1.32437586784363</text:p>
          </table:table-cell>
          <table:table-cell office:value-type="float" office:value="1.12228524684906" calcext:value-type="float">
            <text:p>1.12228524684906</text:p>
          </table:table-cell>
          <table:table-cell office:value-type="float" office:value="1.41057419776917" calcext:value-type="float">
            <text:p>1.41057419776917</text:p>
          </table:table-cell>
          <table:table-cell office:value-type="float" office:value="1.25150537490845" calcext:value-type="float">
            <text:p>1.25150537490845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28956949710846" calcext:value-type="float">
            <text:p>1.28956949710846</text:p>
          </table:table-cell>
          <table:table-cell office:value-type="float" office:value="1.1813600063324" calcext:value-type="float">
            <text:p>1.1813600063324</text:p>
          </table:table-cell>
          <table:table-cell office:value-type="float" office:value="1.29524803161621" calcext:value-type="float">
            <text:p>1.29524803161621</text:p>
          </table:table-cell>
          <table:table-cell office:value-type="float" office:value="0.906983613967896" calcext:value-type="float">
            <text:p>0.906983613967896</text:p>
          </table:table-cell>
          <table:table-cell office:value-type="float" office:value="1.30486941337585" calcext:value-type="float">
            <text:p>1.30486941337585</text:p>
          </table:table-cell>
          <table:table-cell office:value-type="float" office:value="1.41940081119537" calcext:value-type="float">
            <text:p>1.41940081119537</text:p>
          </table:table-cell>
          <table:table-cell office:value-type="float" office:value="1.35606145858765" calcext:value-type="float">
            <text:p>1.35606145858765</text:p>
          </table:table-cell>
          <table:table-cell office:value-type="float" office:value="1.27219343185425" calcext:value-type="float">
            <text:p>1.27219343185425</text:p>
          </table:table-cell>
          <table:table-cell office:value-type="float" office:value="1.23485517501831" calcext:value-type="float">
            <text:p>1.23485517501831</text:p>
          </table:table-cell>
          <table:table-cell office:value-type="float" office:value="1.30976223945618" calcext:value-type="float">
            <text:p>1.30976223945618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288533449173" calcext:value-type="float">
            <text:p>1.2288533449173</text:p>
          </table:table-cell>
          <table:table-cell office:value-type="float" office:value="1.30845034122467" calcext:value-type="float">
            <text:p>1.30845034122467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17044651508331" calcext:value-type="float">
            <text:p>1.17044651508331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2751777172089" calcext:value-type="float">
            <text:p>1.42751777172089</text:p>
          </table:table-cell>
          <table:table-cell office:value-type="float" office:value="1.14566826820374" calcext:value-type="float">
            <text:p>1.14566826820374</text:p>
          </table:table-cell>
          <table:table-cell office:value-type="float" office:value="1.45375394821167" calcext:value-type="float">
            <text:p>1.45375394821167</text:p>
          </table:table-cell>
          <table:table-cell office:value-type="float" office:value="1.42198348045349" calcext:value-type="float">
            <text:p>1.42198348045349</text:p>
          </table:table-cell>
          <table:table-cell office:value-type="float" office:value="1.33228373527527" calcext:value-type="float">
            <text:p>1.33228373527527</text:p>
          </table:table-cell>
          <table:table-cell office:value-type="float" office:value="1.32695090770721" calcext:value-type="float">
            <text:p>1.32695090770721</text:p>
          </table:table-cell>
          <table:table-cell office:value-type="float" office:value="1.26359820365906" calcext:value-type="float">
            <text:p>1.26359820365906</text:p>
          </table:table-cell>
          <table:table-cell office:value-type="float" office:value="1.20606434345245" calcext:value-type="float">
            <text:p>1.20606434345245</text:p>
          </table:table-cell>
          <table:table-cell office:value-type="float" office:value="1.41501748561859" calcext:value-type="float">
            <text:p>1.41501748561859</text:p>
          </table:table-cell>
          <table:table-cell office:value-type="float" office:value="1.41457283496857" calcext:value-type="float">
            <text:p>1.41457283496857</text:p>
          </table:table-cell>
          <table:table-cell office:value-type="float" office:value="1.34468853473663" calcext:value-type="float">
            <text:p>1.34468853473663</text:p>
          </table:table-cell>
          <table:table-cell office:value-type="float" office:value="1.36221444606781" calcext:value-type="float">
            <text:p>1.36221444606781</text:p>
          </table:table-cell>
          <table:table-cell office:value-type="float" office:value="1.40224230289459" calcext:value-type="float">
            <text:p>1.40224230289459</text:p>
          </table:table-cell>
          <table:table-cell office:value-type="float" office:value="1.45581448078156" calcext:value-type="float">
            <text:p>1.45581448078156</text:p>
          </table:table-cell>
          <table:table-cell office:value-type="float" office:value="1.38679504394531" calcext:value-type="float">
            <text:p>1.38679504394531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1299192905426" calcext:value-type="float">
            <text:p>1.1299192905426</text:p>
          </table:table-cell>
          <table:table-cell office:value-type="float" office:value="1.26480734348297" calcext:value-type="float">
            <text:p>1.26480734348297</text:p>
          </table:table-cell>
          <table:table-cell office:value-type="float" office:value="1.29295146465302" calcext:value-type="float">
            <text:p>1.29295146465302</text:p>
          </table:table-cell>
          <table:table-cell office:value-type="float" office:value="1.38747334480286" calcext:value-type="float">
            <text:p>1.38747334480286</text:p>
          </table:table-cell>
          <table:table-cell office:value-type="float" office:value="1.34551799297333" calcext:value-type="float">
            <text:p>1.34551799297333</text:p>
          </table:table-cell>
          <table:table-cell office:value-type="float" office:value="1.2932722568512" calcext:value-type="float">
            <text:p>1.2932722568512</text:p>
          </table:table-cell>
          <table:table-cell office:value-type="float" office:value="1.38680696487427" calcext:value-type="float">
            <text:p>1.38680696487427</text:p>
          </table:table-cell>
          <table:table-cell office:value-type="float" office:value="1.33188688755035" calcext:value-type="float">
            <text:p>1.33188688755035</text:p>
          </table:table-cell>
          <table:table-cell office:value-type="float" office:value="1.17675423622131" calcext:value-type="float">
            <text:p>1.17675423622131</text:p>
          </table:table-cell>
          <table:table-cell office:value-type="float" office:value="1.41713261604309" calcext:value-type="float">
            <text:p>1.41713261604309</text:p>
          </table:table-cell>
          <table:table-cell office:value-type="float" office:value="1.33435535430908" calcext:value-type="float">
            <text:p>1.33435535430908</text:p>
          </table:table-cell>
          <table:table-cell office:value-type="float" office:value="1.4475839138031" calcext:value-type="float">
            <text:p>1.4475839138031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32799410820007" calcext:value-type="float">
            <text:p>1.32799410820007</text:p>
          </table:table-cell>
          <table:table-cell office:value-type="float" office:value="1.36152386665344" calcext:value-type="float">
            <text:p>1.36152386665344</text:p>
          </table:table-cell>
          <table:table-cell office:value-type="float" office:value="1.37530887126923" calcext:value-type="float">
            <text:p>1.37530887126923</text:p>
          </table:table-cell>
          <table:table-cell office:value-type="float" office:value="1.32158637046814" calcext:value-type="float">
            <text:p>1.32158637046814</text:p>
          </table:table-cell>
          <table:table-cell office:value-type="float" office:value="1.41176080703735" calcext:value-type="float">
            <text:p>1.41176080703735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35622775554657" calcext:value-type="float">
            <text:p>1.35622775554657</text:p>
          </table:table-cell>
          <table:table-cell office:value-type="float" office:value="1.37158441543579" calcext:value-type="float">
            <text:p>1.37158441543579</text:p>
          </table:table-cell>
          <table:table-cell office:value-type="float" office:value="1.36116862297058" calcext:value-type="float">
            <text:p>1.36116862297058</text:p>
          </table:table-cell>
          <table:table-cell office:value-type="float" office:value="1.38121104240417" calcext:value-type="float">
            <text:p>1.38121104240417</text:p>
          </table:table-cell>
          <table:table-cell office:value-type="float" office:value="1.14121437072754" calcext:value-type="float">
            <text:p>1.14121437072754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20951128005981" calcext:value-type="float">
            <text:p>1.20951128005981</text:p>
          </table:table-cell>
          <table:table-cell office:value-type="float" office:value="1.28615713119507" calcext:value-type="float">
            <text:p>1.28615713119507</text:p>
          </table:table-cell>
          <table:table-cell office:value-type="float" office:value="1.26002609729767" calcext:value-type="float">
            <text:p>1.26002609729767</text:p>
          </table:table-cell>
          <table:table-cell office:value-type="float" office:value="1.28672504425049" calcext:value-type="float">
            <text:p>1.28672504425049</text:p>
          </table:table-cell>
          <table:table-cell office:value-type="float" office:value="1.19993042945862" calcext:value-type="float">
            <text:p>1.19993042945862</text:p>
          </table:table-cell>
          <table:table-cell office:value-type="float" office:value="1.24446320533752" calcext:value-type="float">
            <text:p>1.24446320533752</text:p>
          </table:table-cell>
          <table:table-cell office:value-type="float" office:value="1.27437460422516" calcext:value-type="float">
            <text:p>1.27437460422516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10598206520081" calcext:value-type="float">
            <text:p>1.10598206520081</text:p>
          </table:table-cell>
          <table:table-cell office:value-type="float" office:value="1.35970377922058" calcext:value-type="float">
            <text:p>1.35970377922058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23793649673462" calcext:value-type="float">
            <text:p>1.23793649673462</text:p>
          </table:table-cell>
          <table:table-cell office:value-type="float" office:value="1.39688014984131" calcext:value-type="float">
            <text:p>1.39688014984131</text:p>
          </table:table-cell>
          <table:table-cell office:value-type="float" office:value="1.34627962112427" calcext:value-type="float">
            <text:p>1.34627962112427</text:p>
          </table:table-cell>
          <table:table-cell office:value-type="float" office:value="1.43986105918884" calcext:value-type="float">
            <text:p>1.43986105918884</text:p>
          </table:table-cell>
          <table:table-cell office:value-type="float" office:value="1.27277731895447" calcext:value-type="float">
            <text:p>1.27277731895447</text:p>
          </table:table-cell>
          <table:table-cell office:value-type="float" office:value="1.36758136749268" calcext:value-type="float">
            <text:p>1.36758136749268</text:p>
          </table:table-cell>
          <table:table-cell office:value-type="float" office:value="1.41527569293976" calcext:value-type="float">
            <text:p>1.41527569293976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3401012420654" calcext:value-type="float">
            <text:p>1.33401012420654</text:p>
          </table:table-cell>
          <table:table-cell office:value-type="float" office:value="1.35147047042847" calcext:value-type="float">
            <text:p>1.35147047042847</text:p>
          </table:table-cell>
          <table:table-cell office:value-type="float" office:value="1.2782199382782" calcext:value-type="float">
            <text:p>1.2782199382782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2633113861084" calcext:value-type="float">
            <text:p>1.32633113861084</text:p>
          </table:table-cell>
          <table:table-cell office:value-type="float" office:value="1.22086119651794" calcext:value-type="float">
            <text:p>1.22086119651794</text:p>
          </table:table-cell>
          <table:table-cell office:value-type="float" office:value="1.28011178970337" calcext:value-type="float">
            <text:p>1.28011178970337</text:p>
          </table:table-cell>
          <table:table-cell office:value-type="float" office:value="1.37731075286865" calcext:value-type="float">
            <text:p>1.37731075286865</text:p>
          </table:table-cell>
          <table:table-cell office:value-type="float" office:value="1.35907685756683" calcext:value-type="float">
            <text:p>1.35907685756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3162" calcext:value-type="float">
            <text:p>1.3162</text:p>
          </table:table-cell>
          <table:table-cell office:value-type="float" office:value="1.4613" calcext:value-type="float">
            <text:p>1.461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31587171554565" calcext:value-type="float">
            <text:p>1.31587171554565</text:p>
          </table:table-cell>
          <table:table-cell office:value-type="float" office:value="1.21947312355042" calcext:value-type="float">
            <text:p>1.21947312355042</text:p>
          </table:table-cell>
          <table:table-cell office:value-type="float" office:value="1.26637160778046" calcext:value-type="float">
            <text:p>1.26637160778046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286252975464" calcext:value-type="float">
            <text:p>1.42286252975464</text:p>
          </table:table-cell>
          <table:table-cell office:value-type="float" office:value="1.39664375782013" calcext:value-type="float">
            <text:p>1.39664375782013</text:p>
          </table:table-cell>
          <table:table-cell office:value-type="float" office:value="1.22397565841675" calcext:value-type="float">
            <text:p>1.22397565841675</text:p>
          </table:table-cell>
          <table:table-cell office:value-type="float" office:value="1.37708592414856" calcext:value-type="float">
            <text:p>1.37708592414856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6492323875427" calcext:value-type="float">
            <text:p>1.36492323875427</text:p>
          </table:table-cell>
          <table:table-cell office:value-type="float" office:value="1.17880475521088" calcext:value-type="float">
            <text:p>1.17880475521088</text:p>
          </table:table-cell>
          <table:table-cell office:value-type="float" office:value="1.31993341445923" calcext:value-type="float">
            <text:p>1.31993341445923</text:p>
          </table:table-cell>
          <table:table-cell office:value-type="float" office:value="0.825242519378662" calcext:value-type="float">
            <text:p>0.825242519378662</text:p>
          </table:table-cell>
          <table:table-cell office:value-type="float" office:value="1.28066086769104" calcext:value-type="float">
            <text:p>1.28066086769104</text:p>
          </table:table-cell>
          <table:table-cell office:value-type="float" office:value="1.07451510429382" calcext:value-type="float">
            <text:p>1.07451510429382</text:p>
          </table:table-cell>
          <table:table-cell office:value-type="float" office:value="1.29408180713654" calcext:value-type="float">
            <text:p>1.294081807136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961091995239" calcext:value-type="float">
            <text:p>1.22961091995239</text:p>
          </table:table-cell>
          <table:table-cell office:value-type="float" office:value="1.25530195236206" calcext:value-type="float">
            <text:p>1.25530195236206</text:p>
          </table:table-cell>
          <table:table-cell office:value-type="float" office:value="1.33032155036926" calcext:value-type="float">
            <text:p>1.33032155036926</text:p>
          </table:table-cell>
          <table:table-cell office:value-type="float" office:value="1.24307262897491" calcext:value-type="float">
            <text:p>1.2430726289749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412880420685" calcext:value-type="float">
            <text:p>1.2641288042068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0.975819766521454" calcext:value-type="float">
            <text:p>0.975819766521454</text:p>
          </table:table-cell>
          <table:table-cell office:value-type="float" office:value="1.26464509963989" calcext:value-type="float">
            <text:p>1.26464509963989</text:p>
          </table:table-cell>
          <table:table-cell office:value-type="float" office:value="1.29756057262421" calcext:value-type="float">
            <text:p>1.29756057262421</text:p>
          </table:table-cell>
          <table:table-cell office:value-type="float" office:value="1.26718556880951" calcext:value-type="float">
            <text:p>1.26718556880951</text:p>
          </table:table-cell>
          <table:table-cell office:value-type="float" office:value="1.39787495136261" calcext:value-type="float">
            <text:p>1.39787495136261</text:p>
          </table:table-cell>
          <table:table-cell office:value-type="float" office:value="1.28360533714294" calcext:value-type="float">
            <text:p>1.28360533714294</text:p>
          </table:table-cell>
          <table:table-cell office:value-type="float" office:value="1.31664347648621" calcext:value-type="float">
            <text:p>1.31664347648621</text:p>
          </table:table-cell>
          <table:table-cell office:value-type="float" office:value="1.27802538871765" calcext:value-type="float">
            <text:p>1.27802538871765</text:p>
          </table:table-cell>
          <table:table-cell office:value-type="float" office:value="1.3681628704071" calcext:value-type="float">
            <text:p>1.3681628704071</text:p>
          </table:table-cell>
          <table:table-cell office:value-type="float" office:value="1.29517984390259" calcext:value-type="float">
            <text:p>1.29517984390259</text:p>
          </table:table-cell>
          <table:table-cell office:value-type="float" office:value="1.36799740791321" calcext:value-type="float">
            <text:p>1.36799740791321</text:p>
          </table:table-cell>
          <table:table-cell office:value-type="float" office:value="1.34061014652252" calcext:value-type="float">
            <text:p>1.34061014652252</text:p>
          </table:table-cell>
          <table:table-cell office:value-type="float" office:value="1.39269590377808" calcext:value-type="float">
            <text:p>1.39269590377808</text:p>
          </table:table-cell>
          <table:table-cell office:value-type="float" office:value="1.41003584861755" calcext:value-type="float">
            <text:p>1.41003584861755</text:p>
          </table:table-cell>
          <table:table-cell office:value-type="float" office:value="1.36887812614441" calcext:value-type="float">
            <text:p>1.36887812614441</text:p>
          </table:table-cell>
          <table:table-cell office:value-type="float" office:value="1.34332919120789" calcext:value-type="float">
            <text:p>1.34332919120789</text:p>
          </table:table-cell>
          <table:table-cell office:value-type="float" office:value="1.26907813549042" calcext:value-type="float">
            <text:p>1.26907813549042</text:p>
          </table:table-cell>
          <table:table-cell office:value-type="float" office:value="0.906983613967896" calcext:value-type="float">
            <text:p>0.906983613967896</text:p>
          </table:table-cell>
          <table:table-cell office:value-type="float" office:value="1.17044651508331" calcext:value-type="float">
            <text:p>1.17044651508331</text:p>
          </table:table-cell>
          <table:table-cell office:value-type="float" office:value="1.26002609729767" calcext:value-type="float">
            <text:p>1.26002609729767</text:p>
          </table:table-cell>
          <table:table-cell office:value-type="float" office:value="1.33228373527527" calcext:value-type="float">
            <text:p>1.33228373527527</text:p>
          </table:table-cell>
          <table:table-cell office:value-type="float" office:value="1.17675423622131" calcext:value-type="float">
            <text:p>1.17675423622131</text:p>
          </table:table-cell>
          <table:table-cell office:value-type="float" office:value="1.32158637046814" calcext:value-type="float">
            <text:p>1.32158637046814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20951128005981" calcext:value-type="float">
            <text:p>1.20951128005981</text:p>
          </table:table-cell>
          <table:table-cell office:value-type="float" office:value="1.28615713119507" calcext:value-type="float">
            <text:p>1.28615713119507</text:p>
          </table:table-cell>
          <table:table-cell office:value-type="float" office:value="1.28672504425049" calcext:value-type="float">
            <text:p>1.28672504425049</text:p>
          </table:table-cell>
          <table:table-cell office:value-type="float" office:value="1.19993042945862" calcext:value-type="float">
            <text:p>1.19993042945862</text:p>
          </table:table-cell>
          <table:table-cell office:value-type="float" office:value="1.27437460422516" calcext:value-type="float">
            <text:p>1.27437460422516</text:p>
          </table:table-cell>
          <table:table-cell office:value-type="float" office:value="1.25150537490845" calcext:value-type="float">
            <text:p>1.25150537490845</text:p>
          </table:table-cell>
          <table:table-cell office:value-type="float" office:value="1.27219343185425" calcext:value-type="float">
            <text:p>1.27219343185425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1813600063324" calcext:value-type="float">
            <text:p>1.1813600063324</text:p>
          </table:table-cell>
          <table:table-cell office:value-type="float" office:value="1.29524803161621" calcext:value-type="float">
            <text:p>1.29524803161621</text:p>
          </table:table-cell>
          <table:table-cell office:value-type="float" office:value="1.28956949710846" calcext:value-type="float">
            <text:p>1.28956949710846</text:p>
          </table:table-cell>
          <table:table-cell office:value-type="float" office:value="1.30486941337585" calcext:value-type="float">
            <text:p>1.30486941337585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41940081119537" calcext:value-type="float">
            <text:p>1.41940081119537</text:p>
          </table:table-cell>
          <table:table-cell office:value-type="float" office:value="1.35606145858765" calcext:value-type="float">
            <text:p>1.35606145858765</text:p>
          </table:table-cell>
          <table:table-cell office:value-type="float" office:value="1.23485517501831" calcext:value-type="float">
            <text:p>1.23485517501831</text:p>
          </table:table-cell>
          <table:table-cell office:value-type="float" office:value="1.30976223945618" calcext:value-type="float">
            <text:p>1.30976223945618</text:p>
          </table:table-cell>
          <table:table-cell office:value-type="float" office:value="1.2288533449173" calcext:value-type="float">
            <text:p>1.2288533449173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0845034122467" calcext:value-type="float">
            <text:p>1.30845034122467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751777172089" calcext:value-type="float">
            <text:p>1.42751777172089</text:p>
          </table:table-cell>
          <table:table-cell office:value-type="float" office:value="1.41501748561859" calcext:value-type="float">
            <text:p>1.41501748561859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35622775554657" calcext:value-type="float">
            <text:p>1.35622775554657</text:p>
          </table:table-cell>
          <table:table-cell office:value-type="float" office:value="1.29295146465302" calcext:value-type="float">
            <text:p>1.29295146465302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4627962112427" calcext:value-type="float">
            <text:p>1.34627962112427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3401012420654" calcext:value-type="float">
            <text:p>1.33401012420654</text:p>
          </table:table-cell>
          <table:table-cell office:value-type="float" office:value="1.2782199382782" calcext:value-type="float">
            <text:p>1.2782199382782</text:p>
          </table:table-cell>
          <table:table-cell office:value-type="float" office:value="1.45375394821167" calcext:value-type="float">
            <text:p>1.45375394821167</text:p>
          </table:table-cell>
          <table:table-cell office:value-type="float" office:value="1.42198348045349" calcext:value-type="float">
            <text:p>1.42198348045349</text:p>
          </table:table-cell>
          <table:table-cell office:value-type="float" office:value="1.14566826820374" calcext:value-type="float">
            <text:p>1.14566826820374</text:p>
          </table:table-cell>
          <table:table-cell office:value-type="float" office:value="1.32695090770721" calcext:value-type="float">
            <text:p>1.32695090770721</text:p>
          </table:table-cell>
          <table:table-cell office:value-type="float" office:value="1.31285524368286" calcext:value-type="float">
            <text:p>1.31285524368286</text:p>
          </table:table-cell>
          <table:table-cell office:value-type="float" office:value="1.26359820365906" calcext:value-type="float">
            <text:p>1.26359820365906</text:p>
          </table:table-cell>
          <table:table-cell office:value-type="float" office:value="1.20606434345245" calcext:value-type="float">
            <text:p>1.20606434345245</text:p>
          </table:table-cell>
          <table:table-cell office:value-type="float" office:value="1.41457283496857" calcext:value-type="float">
            <text:p>1.41457283496857</text:p>
          </table:table-cell>
          <table:table-cell office:value-type="float" office:value="1.34468853473663" calcext:value-type="float">
            <text:p>1.34468853473663</text:p>
          </table:table-cell>
          <table:table-cell office:value-type="float" office:value="1.40224230289459" calcext:value-type="float">
            <text:p>1.40224230289459</text:p>
          </table:table-cell>
          <table:table-cell office:value-type="float" office:value="1.33188688755035" calcext:value-type="float">
            <text:p>1.33188688755035</text:p>
          </table:table-cell>
          <table:table-cell office:value-type="float" office:value="1.45581448078156" calcext:value-type="float">
            <text:p>1.45581448078156</text:p>
          </table:table-cell>
          <table:table-cell office:value-type="float" office:value="1.41713261604309" calcext:value-type="float">
            <text:p>1.41713261604309</text:p>
          </table:table-cell>
          <table:table-cell office:value-type="float" office:value="1.33536970615387" calcext:value-type="float">
            <text:p>1.33536970615387</text:p>
          </table:table-cell>
          <table:table-cell office:value-type="float" office:value="1.33435535430908" calcext:value-type="float">
            <text:p>1.33435535430908</text:p>
          </table:table-cell>
          <table:table-cell office:value-type="float" office:value="1.4475839138031" calcext:value-type="float">
            <text:p>1.4475839138031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32799410820007" calcext:value-type="float">
            <text:p>1.32799410820007</text:p>
          </table:table-cell>
          <table:table-cell office:value-type="float" office:value="1.37530887126923" calcext:value-type="float">
            <text:p>1.37530887126923</text:p>
          </table:table-cell>
          <table:table-cell office:value-type="float" office:value="1.38679504394531" calcext:value-type="float">
            <text:p>1.38679504394531</text:p>
          </table:table-cell>
          <table:table-cell office:value-type="float" office:value="1.41176080703735" calcext:value-type="float">
            <text:p>1.41176080703735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37158441543579" calcext:value-type="float">
            <text:p>1.37158441543579</text:p>
          </table:table-cell>
          <table:table-cell office:value-type="float" office:value="1.36116862297058" calcext:value-type="float">
            <text:p>1.36116862297058</text:p>
          </table:table-cell>
          <table:table-cell office:value-type="float" office:value="1.14121437072754" calcext:value-type="float">
            <text:p>1.14121437072754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1299192905426" calcext:value-type="float">
            <text:p>1.1299192905426</text:p>
          </table:table-cell>
          <table:table-cell office:value-type="float" office:value="1.26480734348297" calcext:value-type="float">
            <text:p>1.26480734348297</text:p>
          </table:table-cell>
          <table:table-cell office:value-type="float" office:value="1.38747334480286" calcext:value-type="float">
            <text:p>1.38747334480286</text:p>
          </table:table-cell>
          <table:table-cell office:value-type="float" office:value="1.34551799297333" calcext:value-type="float">
            <text:p>1.34551799297333</text:p>
          </table:table-cell>
          <table:table-cell office:value-type="float" office:value="1.38680696487427" calcext:value-type="float">
            <text:p>1.386806964874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35970377922058" calcext:value-type="float">
            <text:p>1.3597037792205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7342250347137" calcext:value-type="float">
            <text:p>1.37342250347137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39688014984131" calcext:value-type="float">
            <text:p>1.39688014984131</text:p>
          </table:table-cell>
          <table:table-cell office:value-type="float" office:value="1.43986105918884" calcext:value-type="float">
            <text:p>1.43986105918884</text:p>
          </table:table-cell>
          <table:table-cell office:value-type="float" office:value="1.27277731895447" calcext:value-type="float">
            <text:p>1.27277731895447</text:p>
          </table:table-cell>
          <table:table-cell office:value-type="float" office:value="1.41527569293976" calcext:value-type="float">
            <text:p>1.41527569293976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22086119651794" calcext:value-type="float">
            <text:p>1.22086119651794</text:p>
          </table:table-cell>
          <table:table-cell office:value-type="float" office:value="1.37731075286865" calcext:value-type="float">
            <text:p>1.37731075286865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878" calcext:value-type="float">
            <text:p>1.2878</text:p>
          </table:table-cell>
          <table:table-cell office:value-type="float" office:value="1.3369" calcext:value-type="float">
            <text:p>1.3369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0705442428589" calcext:value-type="float">
            <text:p>1.4070544242858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4863257408142" calcext:value-type="float">
            <text:p>1.34863257408142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26558518409729" calcext:value-type="float">
            <text:p>1.26558518409729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44301629066467" calcext:value-type="float">
            <text:p>1.44301629066467</text:p>
          </table:table-cell>
          <table:table-cell office:value-type="float" office:value="1.33567905426025" calcext:value-type="float">
            <text:p>1.3356790542602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6394190788269" calcext:value-type="float">
            <text:p>1.36394190788269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3372876644135" calcext:value-type="float">
            <text:p>1.23372876644135</text:p>
          </table:table-cell>
          <table:table-cell office:value-type="float" office:value="1.33817958831787" calcext:value-type="float">
            <text:p>1.33817958831787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3787829875946" calcext:value-type="float">
            <text:p>1.13787829875946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24694752693176" calcext:value-type="float">
            <text:p>1.24694752693176</text:p>
          </table:table-cell>
          <table:table-cell office:value-type="float" office:value="1.18545341491699" calcext:value-type="float">
            <text:p>1.18545341491699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563136100769" calcext:value-type="float">
            <text:p>1.34563136100769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3015990257263" calcext:value-type="float">
            <text:p>1.33015990257263</text:p>
          </table:table-cell>
          <table:table-cell office:value-type="float" office:value="1.43072390556335" calcext:value-type="float">
            <text:p>1.43072390556335</text:p>
          </table:table-cell>
          <table:table-cell office:value-type="float" office:value="1.3720508813858" calcext:value-type="float">
            <text:p>1.3720508813858</text:p>
          </table:table-cell>
          <table:table-cell office:value-type="float" office:value="1.41257607936859" calcext:value-type="float">
            <text:p>1.41257607936859</text:p>
          </table:table-cell>
          <table:table-cell office:value-type="float" office:value="1.4974867105484" calcext:value-type="float">
            <text:p>1.4974867105484</text:p>
          </table:table-cell>
          <table:table-cell office:value-type="float" office:value="1.40272617340088" calcext:value-type="float">
            <text:p>1.40272617340088</text:p>
          </table:table-cell>
          <table:table-cell office:value-type="float" office:value="1.40132534503937" calcext:value-type="float">
            <text:p>1.40132534503937</text:p>
          </table:table-cell>
          <table:table-cell office:value-type="float" office:value="1.43855595588684" calcext:value-type="float">
            <text:p>1.43855595588684</text:p>
          </table:table-cell>
          <table:table-cell office:value-type="float" office:value="1.42361497879028" calcext:value-type="float">
            <text:p>1.42361497879028</text:p>
          </table:table-cell>
          <table:table-cell office:value-type="float" office:value="1.40802526473999" calcext:value-type="float">
            <text:p>1.40802526473999</text:p>
          </table:table-cell>
          <table:table-cell office:value-type="float" office:value="1.38158392906189" calcext:value-type="float">
            <text:p>1.38158392906189</text:p>
          </table:table-cell>
          <table:table-cell office:value-type="float" office:value="1.46636557579041" calcext:value-type="float">
            <text:p>1.46636557579041</text:p>
          </table:table-cell>
          <table:table-cell office:value-type="float" office:value="1.31742119789124" calcext:value-type="float">
            <text:p>1.31742119789124</text:p>
          </table:table-cell>
          <table:table-cell office:value-type="float" office:value="1.38236808776855" calcext:value-type="float">
            <text:p>1.38236808776855</text:p>
          </table:table-cell>
          <table:table-cell office:value-type="float" office:value="1.42929244041443" calcext:value-type="float">
            <text:p>1.42929244041443</text:p>
          </table:table-cell>
          <table:table-cell office:value-type="float" office:value="1.40517663955688" calcext:value-type="float">
            <text:p>1.40517663955688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7173175811768" calcext:value-type="float">
            <text:p>1.37173175811768</text:p>
          </table:table-cell>
          <table:table-cell office:value-type="float" office:value="1.26925611495972" calcext:value-type="float">
            <text:p>1.26925611495972</text:p>
          </table:table-cell>
          <table:table-cell office:value-type="float" office:value="1.48602831363678" calcext:value-type="float">
            <text:p>1.48602831363678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8424196243286" calcext:value-type="float">
            <text:p>1.48424196243286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40540897846222" calcext:value-type="float">
            <text:p>1.40540897846222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06022226810455" calcext:value-type="float">
            <text:p>1.06022226810455</text:p>
          </table:table-cell>
          <table:table-cell office:value-type="float" office:value="1.24844527244568" calcext:value-type="float">
            <text:p>1.24844527244568</text:p>
          </table:table-cell>
          <table:table-cell office:value-type="float" office:value="1.46512508392334" calcext:value-type="float">
            <text:p>1.46512508392334</text:p>
          </table:table-cell>
          <table:table-cell office:value-type="float" office:value="1.39980256557465" calcext:value-type="float">
            <text:p>1.3998025655746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3753719329834" calcext:value-type="float">
            <text:p>1.43753719329834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9037609100342" calcext:value-type="float">
            <text:p>1.39037609100342</text:p>
          </table:table-cell>
          <table:table-cell office:value-type="float" office:value="1.41225159168243" calcext:value-type="float">
            <text:p>1.4122515916824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7850315570831" calcext:value-type="float">
            <text:p>1.17850315570831</text:p>
          </table:table-cell>
          <table:table-cell office:value-type="float" office:value="1.05677497386932" calcext:value-type="float">
            <text:p>1.05677497386932</text:p>
          </table:table-cell>
          <table:table-cell office:value-type="float" office:value="1.3403160572052" calcext:value-type="float">
            <text:p>1.3403160572052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6187171936035" calcext:value-type="float">
            <text:p>1.3618717193603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3287980556488" calcext:value-type="float">
            <text:p>1.43287980556488</text:p>
          </table:table-cell>
          <table:table-cell office:value-type="float" office:value="1.20190632343292" calcext:value-type="float">
            <text:p>1.20190632343292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37493753433228" calcext:value-type="float">
            <text:p>1.37493753433228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739094257355" calcext:value-type="float">
            <text:p>1.417390942573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2618954181671" calcext:value-type="float">
            <text:p>1.42618954181671</text:p>
          </table:table-cell>
          <table:table-cell office:value-type="float" office:value="1.1116738319397" calcext:value-type="float">
            <text:p>1.1116738319397</text:p>
          </table:table-cell>
          <table:table-cell office:value-type="float" office:value="1.3672833442688" calcext:value-type="float">
            <text:p>1.3672833442688</text:p>
          </table:table-cell>
          <table:table-cell office:value-type="float" office:value="1.18263494968414" calcext:value-type="float">
            <text:p>1.18263494968414</text:p>
          </table:table-cell>
          <table:table-cell office:value-type="float" office:value="1.16795802116394" calcext:value-type="float">
            <text:p>1.16795802116394</text:p>
          </table:table-cell>
          <table:table-cell office:value-type="float" office:value="1.20921015739441" calcext:value-type="float">
            <text:p>1.20921015739441</text:p>
          </table:table-cell>
          <table:table-cell office:value-type="float" office:value="1.35220742225647" calcext:value-type="float">
            <text:p>1.35220742225647</text:p>
          </table:table-cell>
          <table:table-cell office:value-type="float" office:value="1.16401195526123" calcext:value-type="float">
            <text:p>1.16401195526123</text:p>
          </table:table-cell>
          <table:table-cell office:value-type="float" office:value="1.30136847496033" calcext:value-type="float">
            <text:p>1.30136847496033</text:p>
          </table:table-cell>
          <table:table-cell office:value-type="float" office:value="1.37922608852386" calcext:value-type="float">
            <text:p>1.37922608852386</text:p>
          </table:table-cell>
          <table:table-cell office:value-type="float" office:value="1.33257973194122" calcext:value-type="float">
            <text:p>1.33257973194122</text:p>
          </table:table-cell>
          <table:table-cell office:value-type="float" office:value="1.20704960823059" calcext:value-type="float">
            <text:p>1.20704960823059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19883799552917" calcext:value-type="float">
            <text:p>1.19883799552917</text:p>
          </table:table-cell>
          <table:table-cell office:value-type="float" office:value="1.35274040699005" calcext:value-type="float">
            <text:p>1.35274040699005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3815813064575" calcext:value-type="float">
            <text:p>1.33815813064575</text:p>
          </table:table-cell>
          <table:table-cell office:value-type="float" office:value="1.32078862190247" calcext:value-type="float">
            <text:p>1.32078862190247</text:p>
          </table:table-cell>
          <table:table-cell office:value-type="float" office:value="1.38642716407776" calcext:value-type="float">
            <text:p>1.38642716407776</text:p>
          </table:table-cell>
          <table:table-cell office:value-type="float" office:value="1.3581827878952" calcext:value-type="float">
            <text:p>1.3581827878952</text:p>
          </table:table-cell>
          <table:table-cell office:value-type="float" office:value="1.34586989879608" calcext:value-type="float">
            <text:p>1.34586989879608</text:p>
          </table:table-cell>
          <table:table-cell office:value-type="float" office:value="1.39627873897553" calcext:value-type="float">
            <text:p>1.39627873897553</text:p>
          </table:table-cell>
          <table:table-cell office:value-type="float" office:value="1.35584354400635" calcext:value-type="float">
            <text:p>1.35584354400635</text:p>
          </table:table-cell>
          <table:table-cell office:value-type="float" office:value="0.97315776348114" calcext:value-type="float">
            <text:p>0.97315776348114</text:p>
          </table:table-cell>
          <table:table-cell office:value-type="float" office:value="1.19587206840515" calcext:value-type="float">
            <text:p>1.19587206840515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28349840641022" calcext:value-type="float">
            <text:p>1.28349840641022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42928886413574" calcext:value-type="float">
            <text:p>1.42928886413574</text:p>
          </table:table-cell>
          <table:table-cell office:value-type="float" office:value="1.38921546936035" calcext:value-type="float">
            <text:p>1.3892154693603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76815032959" calcext:value-type="float">
            <text:p>1.367681503295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7343513965607" calcext:value-type="float">
            <text:p>1.37343513965607</text:p>
          </table:table-cell>
          <table:table-cell office:value-type="float" office:value="1.39363670349121" calcext:value-type="float">
            <text:p>1.39363670349121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0693426132202" calcext:value-type="float">
            <text:p>1.40693426132202</text:p>
          </table:table-cell>
          <table:table-cell office:value-type="float" office:value="1.28838753700256" calcext:value-type="float">
            <text:p>1.28838753700256</text:p>
          </table:table-cell>
          <table:table-cell office:value-type="float" office:value="1.43174922466278" calcext:value-type="float">
            <text:p>1.43174922466278</text:p>
          </table:table-cell>
          <table:table-cell office:value-type="float" office:value="1.40465021133423" calcext:value-type="float">
            <text:p>1.4046502113342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36675381660461" calcext:value-type="float">
            <text:p>1.36675381660461</text:p>
          </table:table-cell>
          <table:table-cell office:value-type="float" office:value="1.35491275787354" calcext:value-type="float">
            <text:p>1.35491275787354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878" calcext:value-type="float">
            <text:p>1.2878</text:p>
          </table:table-cell>
          <table:table-cell office:value-type="float" office:value="1.3369" calcext:value-type="float">
            <text:p>1.3369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0705442428589" calcext:value-type="float">
            <text:p>1.4070544242858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4863257408142" calcext:value-type="float">
            <text:p>1.34863257408142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26558518409729" calcext:value-type="float">
            <text:p>1.26558518409729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44301629066467" calcext:value-type="float">
            <text:p>1.44301629066467</text:p>
          </table:table-cell>
          <table:table-cell office:value-type="float" office:value="1.33567905426025" calcext:value-type="float">
            <text:p>1.3356790542602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6394190788269" calcext:value-type="float">
            <text:p>1.36394190788269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3372876644135" calcext:value-type="float">
            <text:p>1.23372876644135</text:p>
          </table:table-cell>
          <table:table-cell office:value-type="float" office:value="1.33817958831787" calcext:value-type="float">
            <text:p>1.33817958831787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3787829875946" calcext:value-type="float">
            <text:p>1.13787829875946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24694752693176" calcext:value-type="float">
            <text:p>1.24694752693176</text:p>
          </table:table-cell>
          <table:table-cell office:value-type="float" office:value="1.18545341491699" calcext:value-type="float">
            <text:p>1.18545341491699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563136100769" calcext:value-type="float">
            <text:p>1.34563136100769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3015990257263" calcext:value-type="float">
            <text:p>1.33015990257263</text:p>
          </table:table-cell>
          <table:table-cell office:value-type="float" office:value="1.43072390556335" calcext:value-type="float">
            <text:p>1.43072390556335</text:p>
          </table:table-cell>
          <table:table-cell office:value-type="float" office:value="1.3720508813858" calcext:value-type="float">
            <text:p>1.3720508813858</text:p>
          </table:table-cell>
          <table:table-cell office:value-type="float" office:value="1.41257607936859" calcext:value-type="float">
            <text:p>1.41257607936859</text:p>
          </table:table-cell>
          <table:table-cell office:value-type="float" office:value="1.4974867105484" calcext:value-type="float">
            <text:p>1.4974867105484</text:p>
          </table:table-cell>
          <table:table-cell office:value-type="float" office:value="1.40272617340088" calcext:value-type="float">
            <text:p>1.40272617340088</text:p>
          </table:table-cell>
          <table:table-cell office:value-type="float" office:value="1.40132534503937" calcext:value-type="float">
            <text:p>1.40132534503937</text:p>
          </table:table-cell>
          <table:table-cell office:value-type="float" office:value="1.43855595588684" calcext:value-type="float">
            <text:p>1.43855595588684</text:p>
          </table:table-cell>
          <table:table-cell office:value-type="float" office:value="1.42361497879028" calcext:value-type="float">
            <text:p>1.42361497879028</text:p>
          </table:table-cell>
          <table:table-cell office:value-type="float" office:value="1.40802526473999" calcext:value-type="float">
            <text:p>1.40802526473999</text:p>
          </table:table-cell>
          <table:table-cell office:value-type="float" office:value="1.38158392906189" calcext:value-type="float">
            <text:p>1.38158392906189</text:p>
          </table:table-cell>
          <table:table-cell office:value-type="float" office:value="1.46636557579041" calcext:value-type="float">
            <text:p>1.46636557579041</text:p>
          </table:table-cell>
          <table:table-cell office:value-type="float" office:value="1.31742119789124" calcext:value-type="float">
            <text:p>1.31742119789124</text:p>
          </table:table-cell>
          <table:table-cell office:value-type="float" office:value="1.38236808776855" calcext:value-type="float">
            <text:p>1.38236808776855</text:p>
          </table:table-cell>
          <table:table-cell office:value-type="float" office:value="1.42929244041443" calcext:value-type="float">
            <text:p>1.42929244041443</text:p>
          </table:table-cell>
          <table:table-cell office:value-type="float" office:value="1.40517663955688" calcext:value-type="float">
            <text:p>1.40517663955688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7173175811768" calcext:value-type="float">
            <text:p>1.37173175811768</text:p>
          </table:table-cell>
          <table:table-cell office:value-type="float" office:value="1.26925611495972" calcext:value-type="float">
            <text:p>1.26925611495972</text:p>
          </table:table-cell>
          <table:table-cell office:value-type="float" office:value="1.48602831363678" calcext:value-type="float">
            <text:p>1.48602831363678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8424196243286" calcext:value-type="float">
            <text:p>1.48424196243286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40540897846222" calcext:value-type="float">
            <text:p>1.40540897846222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06022226810455" calcext:value-type="float">
            <text:p>1.06022226810455</text:p>
          </table:table-cell>
          <table:table-cell office:value-type="float" office:value="1.24844527244568" calcext:value-type="float">
            <text:p>1.24844527244568</text:p>
          </table:table-cell>
          <table:table-cell office:value-type="float" office:value="1.46512508392334" calcext:value-type="float">
            <text:p>1.46512508392334</text:p>
          </table:table-cell>
          <table:table-cell office:value-type="float" office:value="1.39980256557465" calcext:value-type="float">
            <text:p>1.3998025655746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3753719329834" calcext:value-type="float">
            <text:p>1.43753719329834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9037609100342" calcext:value-type="float">
            <text:p>1.39037609100342</text:p>
          </table:table-cell>
          <table:table-cell office:value-type="float" office:value="1.41225159168243" calcext:value-type="float">
            <text:p>1.4122515916824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7850315570831" calcext:value-type="float">
            <text:p>1.17850315570831</text:p>
          </table:table-cell>
          <table:table-cell office:value-type="float" office:value="1.05677497386932" calcext:value-type="float">
            <text:p>1.05677497386932</text:p>
          </table:table-cell>
          <table:table-cell office:value-type="float" office:value="1.3403160572052" calcext:value-type="float">
            <text:p>1.3403160572052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6187171936035" calcext:value-type="float">
            <text:p>1.3618717193603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3287980556488" calcext:value-type="float">
            <text:p>1.43287980556488</text:p>
          </table:table-cell>
          <table:table-cell office:value-type="float" office:value="1.20190632343292" calcext:value-type="float">
            <text:p>1.20190632343292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37493753433228" calcext:value-type="float">
            <text:p>1.37493753433228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739094257355" calcext:value-type="float">
            <text:p>1.417390942573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2618954181671" calcext:value-type="float">
            <text:p>1.42618954181671</text:p>
          </table:table-cell>
          <table:table-cell office:value-type="float" office:value="1.1116738319397" calcext:value-type="float">
            <text:p>1.1116738319397</text:p>
          </table:table-cell>
          <table:table-cell office:value-type="float" office:value="1.3672833442688" calcext:value-type="float">
            <text:p>1.3672833442688</text:p>
          </table:table-cell>
          <table:table-cell office:value-type="float" office:value="1.18263494968414" calcext:value-type="float">
            <text:p>1.18263494968414</text:p>
          </table:table-cell>
          <table:table-cell office:value-type="float" office:value="1.16795802116394" calcext:value-type="float">
            <text:p>1.16795802116394</text:p>
          </table:table-cell>
          <table:table-cell office:value-type="float" office:value="1.20921015739441" calcext:value-type="float">
            <text:p>1.20921015739441</text:p>
          </table:table-cell>
          <table:table-cell office:value-type="float" office:value="1.35220742225647" calcext:value-type="float">
            <text:p>1.35220742225647</text:p>
          </table:table-cell>
          <table:table-cell office:value-type="float" office:value="1.16401195526123" calcext:value-type="float">
            <text:p>1.16401195526123</text:p>
          </table:table-cell>
          <table:table-cell office:value-type="float" office:value="1.30136847496033" calcext:value-type="float">
            <text:p>1.30136847496033</text:p>
          </table:table-cell>
          <table:table-cell office:value-type="float" office:value="1.37922608852386" calcext:value-type="float">
            <text:p>1.37922608852386</text:p>
          </table:table-cell>
          <table:table-cell office:value-type="float" office:value="1.33257973194122" calcext:value-type="float">
            <text:p>1.33257973194122</text:p>
          </table:table-cell>
          <table:table-cell office:value-type="float" office:value="1.20704960823059" calcext:value-type="float">
            <text:p>1.20704960823059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19883799552917" calcext:value-type="float">
            <text:p>1.19883799552917</text:p>
          </table:table-cell>
          <table:table-cell office:value-type="float" office:value="1.35274040699005" calcext:value-type="float">
            <text:p>1.35274040699005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3815813064575" calcext:value-type="float">
            <text:p>1.33815813064575</text:p>
          </table:table-cell>
          <table:table-cell office:value-type="float" office:value="1.32078862190247" calcext:value-type="float">
            <text:p>1.32078862190247</text:p>
          </table:table-cell>
          <table:table-cell office:value-type="float" office:value="1.38642716407776" calcext:value-type="float">
            <text:p>1.38642716407776</text:p>
          </table:table-cell>
          <table:table-cell office:value-type="float" office:value="1.3581827878952" calcext:value-type="float">
            <text:p>1.3581827878952</text:p>
          </table:table-cell>
          <table:table-cell office:value-type="float" office:value="1.34586989879608" calcext:value-type="float">
            <text:p>1.34586989879608</text:p>
          </table:table-cell>
          <table:table-cell office:value-type="float" office:value="1.39627873897553" calcext:value-type="float">
            <text:p>1.39627873897553</text:p>
          </table:table-cell>
          <table:table-cell office:value-type="float" office:value="1.35584354400635" calcext:value-type="float">
            <text:p>1.35584354400635</text:p>
          </table:table-cell>
          <table:table-cell office:value-type="float" office:value="0.97315776348114" calcext:value-type="float">
            <text:p>0.97315776348114</text:p>
          </table:table-cell>
          <table:table-cell office:value-type="float" office:value="1.19587206840515" calcext:value-type="float">
            <text:p>1.19587206840515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28349840641022" calcext:value-type="float">
            <text:p>1.28349840641022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42928886413574" calcext:value-type="float">
            <text:p>1.42928886413574</text:p>
          </table:table-cell>
          <table:table-cell office:value-type="float" office:value="1.38921546936035" calcext:value-type="float">
            <text:p>1.3892154693603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76815032959" calcext:value-type="float">
            <text:p>1.367681503295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7343513965607" calcext:value-type="float">
            <text:p>1.37343513965607</text:p>
          </table:table-cell>
          <table:table-cell office:value-type="float" office:value="1.39363670349121" calcext:value-type="float">
            <text:p>1.39363670349121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0693426132202" calcext:value-type="float">
            <text:p>1.40693426132202</text:p>
          </table:table-cell>
          <table:table-cell office:value-type="float" office:value="1.28838753700256" calcext:value-type="float">
            <text:p>1.28838753700256</text:p>
          </table:table-cell>
          <table:table-cell office:value-type="float" office:value="1.43174922466278" calcext:value-type="float">
            <text:p>1.43174922466278</text:p>
          </table:table-cell>
          <table:table-cell office:value-type="float" office:value="1.40465021133423" calcext:value-type="float">
            <text:p>1.4046502113342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36675381660461" calcext:value-type="float">
            <text:p>1.36675381660461</text:p>
          </table:table-cell>
          <table:table-cell office:value-type="float" office:value="1.35491275787354" calcext:value-type="float">
            <text:p>1.35491275787354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982" calcext:value-type="float">
            <text:p>1.2982</text:p>
          </table:table-cell>
          <table:table-cell office:value-type="float" office:value="1.3299" calcext:value-type="float">
            <text:p>1.3299</text:p>
          </table:table-cell>
          <table:table-cell office:value-type="float" office:value="1.4748" calcext:value-type="float">
            <text:p>1.474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6426551342011" calcext:value-type="float">
            <text:p>1.16426551342011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7256941795349" calcext:value-type="float">
            <text:p>1.27256941795349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079082965851" calcext:value-type="float">
            <text:p>1.3807908296585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1761512756348" calcext:value-type="float">
            <text:p>1.21761512756348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6597142219543" calcext:value-type="float">
            <text:p>1.26597142219543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960865974426" calcext:value-type="float">
            <text:p>1.3496086597442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9596879482269" calcext:value-type="float">
            <text:p>1.39596879482269</text:p>
          </table:table-cell>
          <table:table-cell office:value-type="float" office:value="1.44373095035553" calcext:value-type="float">
            <text:p>1.44373095035553</text:p>
          </table:table-cell>
          <table:table-cell office:value-type="float" office:value="1.3948016166687" calcext:value-type="float">
            <text:p>1.3948016166687</text:p>
          </table:table-cell>
          <table:table-cell office:value-type="float" office:value="1.41688871383667" calcext:value-type="float">
            <text:p>1.41688871383667</text:p>
          </table:table-cell>
          <table:table-cell office:value-type="float" office:value="1.4748307466507" calcext:value-type="float">
            <text:p>1.4748307466507</text:p>
          </table:table-cell>
          <table:table-cell office:value-type="float" office:value="1.33141434192657" calcext:value-type="float">
            <text:p>1.33141434192657</text:p>
          </table:table-cell>
          <table:table-cell office:value-type="float" office:value="1.44909381866455" calcext:value-type="float">
            <text:p>1.44909381866455</text:p>
          </table:table-cell>
          <table:table-cell office:value-type="float" office:value="1.39770638942719" calcext:value-type="float">
            <text:p>1.39770638942719</text:p>
          </table:table-cell>
          <table:table-cell office:value-type="float" office:value="1.45090699195862" calcext:value-type="float">
            <text:p>1.45090699195862</text:p>
          </table:table-cell>
          <table:table-cell office:value-type="float" office:value="1.37457489967346" calcext:value-type="float">
            <text:p>1.37457489967346</text:p>
          </table:table-cell>
          <table:table-cell office:value-type="float" office:value="1.29255831241608" calcext:value-type="float">
            <text:p>1.29255831241608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3602585792542" calcext:value-type="float">
            <text:p>1.43602585792542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4637953042984" calcext:value-type="float">
            <text:p>1.4637953042984</text:p>
          </table:table-cell>
          <table:table-cell office:value-type="float" office:value="1.36573600769043" calcext:value-type="float">
            <text:p>1.36573600769043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7341525554657" calcext:value-type="float">
            <text:p>1.47341525554657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9232749939" calcext:value-type="float">
            <text:p>1.4269232749939</text:p>
          </table:table-cell>
          <table:table-cell office:value-type="float" office:value="1.391716837883" calcext:value-type="float">
            <text:p>1.39171683788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9511222839355" calcext:value-type="float">
            <text:p>1.19511222839355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7665376663208" calcext:value-type="float">
            <text:p>1.27665376663208</text:p>
          </table:table-cell>
          <table:table-cell office:value-type="float" office:value="1.40161526203156" calcext:value-type="float">
            <text:p>1.4016152620315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45847570896149" calcext:value-type="float">
            <text:p>1.4584757089614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4916460514069" calcext:value-type="float">
            <text:p>1.34916460514069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6205544471741" calcext:value-type="float">
            <text:p>1.4620554447174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7951827049255" calcext:value-type="float">
            <text:p>1.37951827049255</text:p>
          </table:table-cell>
          <table:table-cell office:value-type="float" office:value="1.37433898448944" calcext:value-type="float">
            <text:p>1.37433898448944</text:p>
          </table:table-cell>
          <table:table-cell office:value-type="float" office:value="1.38958132266998" calcext:value-type="float">
            <text:p>1.38958132266998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43172466754913" calcext:value-type="float">
            <text:p>1.43172466754913</text:p>
          </table:table-cell>
          <table:table-cell office:value-type="float" office:value="1.09188199043274" calcext:value-type="float">
            <text:p>1.09188199043274</text:p>
          </table:table-cell>
          <table:table-cell office:value-type="float" office:value="1.39696145057678" calcext:value-type="float">
            <text:p>1.39696145057678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3287810087204" calcext:value-type="float">
            <text:p>1.3287810087204</text:p>
          </table:table-cell>
          <table:table-cell office:value-type="float" office:value="1.34049236774445" calcext:value-type="float">
            <text:p>1.34049236774445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7847518920898" calcext:value-type="float">
            <text:p>1.37847518920898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2530426979065" calcext:value-type="float">
            <text:p>1.32530426979065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46503889560699" calcext:value-type="float">
            <text:p>1.46503889560699</text:p>
          </table:table-cell>
          <table:table-cell office:value-type="float" office:value="1.32059812545776" calcext:value-type="float">
            <text:p>1.32059812545776</text:p>
          </table:table-cell>
          <table:table-cell office:value-type="float" office:value="1.32926464080811" calcext:value-type="float">
            <text:p>1.32926464080811</text:p>
          </table:table-cell>
          <table:table-cell office:value-type="float" office:value="1.26281940937042" calcext:value-type="float">
            <text:p>1.26281940937042</text:p>
          </table:table-cell>
          <table:table-cell office:value-type="float" office:value="1.346235871315" calcext:value-type="float">
            <text:p>1.346235871315</text:p>
          </table:table-cell>
          <table:table-cell office:value-type="float" office:value="1.1919664144516" calcext:value-type="float">
            <text:p>1.1919664144516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5626530647278" calcext:value-type="float">
            <text:p>1.35626530647278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34896278381348" calcext:value-type="float">
            <text:p>1.34896278381348</text:p>
          </table:table-cell>
          <table:table-cell office:value-type="float" office:value="1.40459978580475" calcext:value-type="float">
            <text:p>1.40459978580475</text:p>
          </table:table-cell>
          <table:table-cell office:value-type="float" office:value="1.39203941822052" calcext:value-type="float">
            <text:p>1.39203941822052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8192331790924" calcext:value-type="float">
            <text:p>1.38192331790924</text:p>
          </table:table-cell>
          <table:table-cell office:value-type="float" office:value="1.43061828613281" calcext:value-type="float">
            <text:p>1.43061828613281</text:p>
          </table:table-cell>
          <table:table-cell office:value-type="float" office:value="1.3660774230957" calcext:value-type="float">
            <text:p>1.3660774230957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005" calcext:value-type="float">
            <text:p>1.3005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4745" calcext:value-type="float">
            <text:p>1.474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31871974468231" calcext:value-type="float">
            <text:p>1.3187197446823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3787829875946" calcext:value-type="float">
            <text:p>1.1378782987594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517663955688" calcext:value-type="float">
            <text:p>1.40517663955688</text:p>
          </table:table-cell>
          <table:table-cell office:value-type="float" office:value="1.41114699840546" calcext:value-type="float">
            <text:p>1.41114699840546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7173175811768" calcext:value-type="float">
            <text:p>1.37173175811768</text:p>
          </table:table-cell>
          <table:table-cell office:value-type="float" office:value="1.4269232749939" calcext:value-type="float">
            <text:p>1.426923274993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6573600769043" calcext:value-type="float">
            <text:p>1.36573600769043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391716837883" calcext:value-type="float">
            <text:p>1.391716837883</text:p>
          </table:table-cell>
          <table:table-cell office:value-type="float" office:value="1.44678866863251" calcext:value-type="float">
            <text:p>1.44678866863251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06022226810455" calcext:value-type="float">
            <text:p>1.06022226810455</text:p>
          </table:table-cell>
          <table:table-cell office:value-type="float" office:value="1.47446656227112" calcext:value-type="float">
            <text:p>1.47446656227112</text:p>
          </table:table-cell>
          <table:table-cell office:value-type="float" office:value="1.34863269329071" calcext:value-type="float">
            <text:p>1.34863269329071</text:p>
          </table:table-cell>
          <table:table-cell office:value-type="float" office:value="1.40725064277649" calcext:value-type="float">
            <text:p>1.40725064277649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9037609100342" calcext:value-type="float">
            <text:p>1.39037609100342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29164171218872" calcext:value-type="float">
            <text:p>1.29164171218872</text:p>
          </table:table-cell>
          <table:table-cell office:value-type="float" office:value="1.41104388237" calcext:value-type="float">
            <text:p>1.41104388237</text:p>
          </table:table-cell>
          <table:table-cell office:value-type="float" office:value="1.40144681930542" calcext:value-type="float">
            <text:p>1.40144681930542</text:p>
          </table:table-cell>
          <table:table-cell office:value-type="float" office:value="1.39667749404907" calcext:value-type="float">
            <text:p>1.39667749404907</text:p>
          </table:table-cell>
          <table:table-cell office:value-type="float" office:value="1.26173973083496" calcext:value-type="float">
            <text:p>1.26173973083496</text:p>
          </table:table-cell>
          <table:table-cell office:value-type="float" office:value="1.40586805343628" calcext:value-type="float">
            <text:p>1.40586805343628</text:p>
          </table:table-cell>
          <table:table-cell office:value-type="float" office:value="1.35419857501984" calcext:value-type="float">
            <text:p>1.35419857501984</text:p>
          </table:table-cell>
          <table:table-cell office:value-type="float" office:value="1.28383409976959" calcext:value-type="float">
            <text:p>1.28383409976959</text:p>
          </table:table-cell>
          <table:table-cell office:value-type="float" office:value="1.28961575031281" calcext:value-type="float">
            <text:p>1.28961575031281</text:p>
          </table:table-cell>
          <table:table-cell office:value-type="float" office:value="1.37129521369934" calcext:value-type="float">
            <text:p>1.37129521369934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7850315570831" calcext:value-type="float">
            <text:p>1.17850315570831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40161526203156" calcext:value-type="float">
            <text:p>1.4016152620315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20190632343292" calcext:value-type="float">
            <text:p>1.20190632343292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775966644287" calcext:value-type="float">
            <text:p>1.40775966644287</text:p>
          </table:table-cell>
          <table:table-cell office:value-type="float" office:value="1.26558518409729" calcext:value-type="float">
            <text:p>1.26558518409729</text:p>
          </table:table-cell>
          <table:table-cell office:value-type="float" office:value="1.37721621990204" calcext:value-type="float">
            <text:p>1.37721621990204</text:p>
          </table:table-cell>
          <table:table-cell office:value-type="float" office:value="1.20921015739441" calcext:value-type="float">
            <text:p>1.20921015739441</text:p>
          </table:table-cell>
          <table:table-cell office:value-type="float" office:value="1.16401195526123" calcext:value-type="float">
            <text:p>1.16401195526123</text:p>
          </table:table-cell>
          <table:table-cell office:value-type="float" office:value="1.30136847496033" calcext:value-type="float">
            <text:p>1.30136847496033</text:p>
          </table:table-cell>
          <table:table-cell office:value-type="float" office:value="1.41259562969208" calcext:value-type="float">
            <text:p>1.41259562969208</text:p>
          </table:table-cell>
          <table:table-cell office:value-type="float" office:value="1.32530426979065" calcext:value-type="float">
            <text:p>1.32530426979065</text:p>
          </table:table-cell>
          <table:table-cell office:value-type="float" office:value="1.34896278381348" calcext:value-type="float">
            <text:p>1.34896278381348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34743654727936" calcext:value-type="float">
            <text:p>1.34743654727936</text:p>
          </table:table-cell>
          <table:table-cell office:value-type="float" office:value="1.34049236774445" calcext:value-type="float">
            <text:p>1.34049236774445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42844581604004" calcext:value-type="float">
            <text:p>1.42844581604004</text:p>
          </table:table-cell>
          <table:table-cell office:value-type="float" office:value="1.40459978580475" calcext:value-type="float">
            <text:p>1.4045997858047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7139225006104" calcext:value-type="float">
            <text:p>1.37139225006104</text:p>
          </table:table-cell>
          <table:table-cell table:number-columns-repeated="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005" calcext:value-type="float">
            <text:p>1.3005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4745" calcext:value-type="float">
            <text:p>1.474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31871974468231" calcext:value-type="float">
            <text:p>1.3187197446823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3787829875946" calcext:value-type="float">
            <text:p>1.1378782987594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517663955688" calcext:value-type="float">
            <text:p>1.40517663955688</text:p>
          </table:table-cell>
          <table:table-cell office:value-type="float" office:value="1.41114699840546" calcext:value-type="float">
            <text:p>1.41114699840546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7173175811768" calcext:value-type="float">
            <text:p>1.37173175811768</text:p>
          </table:table-cell>
          <table:table-cell office:value-type="float" office:value="1.4269232749939" calcext:value-type="float">
            <text:p>1.426923274993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6573600769043" calcext:value-type="float">
            <text:p>1.36573600769043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391716837883" calcext:value-type="float">
            <text:p>1.391716837883</text:p>
          </table:table-cell>
          <table:table-cell office:value-type="float" office:value="1.44678866863251" calcext:value-type="float">
            <text:p>1.44678866863251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06022226810455" calcext:value-type="float">
            <text:p>1.06022226810455</text:p>
          </table:table-cell>
          <table:table-cell office:value-type="float" office:value="1.47446656227112" calcext:value-type="float">
            <text:p>1.47446656227112</text:p>
          </table:table-cell>
          <table:table-cell office:value-type="float" office:value="1.34863269329071" calcext:value-type="float">
            <text:p>1.34863269329071</text:p>
          </table:table-cell>
          <table:table-cell office:value-type="float" office:value="1.40725064277649" calcext:value-type="float">
            <text:p>1.40725064277649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9037609100342" calcext:value-type="float">
            <text:p>1.39037609100342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29164171218872" calcext:value-type="float">
            <text:p>1.29164171218872</text:p>
          </table:table-cell>
          <table:table-cell office:value-type="float" office:value="1.41104388237" calcext:value-type="float">
            <text:p>1.41104388237</text:p>
          </table:table-cell>
          <table:table-cell office:value-type="float" office:value="1.40144681930542" calcext:value-type="float">
            <text:p>1.40144681930542</text:p>
          </table:table-cell>
          <table:table-cell office:value-type="float" office:value="1.39667749404907" calcext:value-type="float">
            <text:p>1.39667749404907</text:p>
          </table:table-cell>
          <table:table-cell office:value-type="float" office:value="1.26173973083496" calcext:value-type="float">
            <text:p>1.26173973083496</text:p>
          </table:table-cell>
          <table:table-cell office:value-type="float" office:value="1.40586805343628" calcext:value-type="float">
            <text:p>1.40586805343628</text:p>
          </table:table-cell>
          <table:table-cell office:value-type="float" office:value="1.35419857501984" calcext:value-type="float">
            <text:p>1.35419857501984</text:p>
          </table:table-cell>
          <table:table-cell office:value-type="float" office:value="1.28383409976959" calcext:value-type="float">
            <text:p>1.28383409976959</text:p>
          </table:table-cell>
          <table:table-cell office:value-type="float" office:value="1.28961575031281" calcext:value-type="float">
            <text:p>1.28961575031281</text:p>
          </table:table-cell>
          <table:table-cell office:value-type="float" office:value="1.37129521369934" calcext:value-type="float">
            <text:p>1.37129521369934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7850315570831" calcext:value-type="float">
            <text:p>1.17850315570831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40161526203156" calcext:value-type="float">
            <text:p>1.4016152620315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20190632343292" calcext:value-type="float">
            <text:p>1.20190632343292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775966644287" calcext:value-type="float">
            <text:p>1.40775966644287</text:p>
          </table:table-cell>
          <table:table-cell office:value-type="float" office:value="1.26558518409729" calcext:value-type="float">
            <text:p>1.26558518409729</text:p>
          </table:table-cell>
          <table:table-cell office:value-type="float" office:value="1.37721621990204" calcext:value-type="float">
            <text:p>1.37721621990204</text:p>
          </table:table-cell>
          <table:table-cell office:value-type="float" office:value="1.20921015739441" calcext:value-type="float">
            <text:p>1.20921015739441</text:p>
          </table:table-cell>
          <table:table-cell office:value-type="float" office:value="1.16401195526123" calcext:value-type="float">
            <text:p>1.16401195526123</text:p>
          </table:table-cell>
          <table:table-cell office:value-type="float" office:value="1.30136847496033" calcext:value-type="float">
            <text:p>1.30136847496033</text:p>
          </table:table-cell>
          <table:table-cell office:value-type="float" office:value="1.41259562969208" calcext:value-type="float">
            <text:p>1.41259562969208</text:p>
          </table:table-cell>
          <table:table-cell office:value-type="float" office:value="1.32530426979065" calcext:value-type="float">
            <text:p>1.32530426979065</text:p>
          </table:table-cell>
          <table:table-cell office:value-type="float" office:value="1.34896278381348" calcext:value-type="float">
            <text:p>1.34896278381348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34743654727936" calcext:value-type="float">
            <text:p>1.34743654727936</text:p>
          </table:table-cell>
          <table:table-cell office:value-type="float" office:value="1.34049236774445" calcext:value-type="float">
            <text:p>1.34049236774445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42844581604004" calcext:value-type="float">
            <text:p>1.42844581604004</text:p>
          </table:table-cell>
          <table:table-cell office:value-type="float" office:value="1.40459978580475" calcext:value-type="float">
            <text:p>1.4045997858047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7139225006104" calcext:value-type="float">
            <text:p>1.37139225006104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245" calcext:value-type="float">
            <text:p>1.3245</text:p>
          </table:table-cell>
          <table:table-cell office:value-type="float" office:value="1.362" calcext:value-type="float">
            <text:p>1.362</text:p>
          </table:table-cell>
          <table:table-cell office:value-type="float" office:value="1.5169" calcext:value-type="float">
            <text:p>1.5169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3025846481323" calcext:value-type="float">
            <text:p>0.923025846481323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0.92906242609024" calcext:value-type="float">
            <text:p>0.92906242609024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9131779670715" calcext:value-type="float">
            <text:p>1.1913177967071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41093003749847" calcext:value-type="float">
            <text:p>1.41093003749847</text:p>
          </table:table-cell>
          <table:table-cell office:value-type="float" office:value="1.22172284126282" calcext:value-type="float">
            <text:p>1.22172284126282</text:p>
          </table:table-cell>
          <table:table-cell office:value-type="float" office:value="1.43093848228455" calcext:value-type="float">
            <text:p>1.43093848228455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9000821113586" calcext:value-type="float">
            <text:p>1.39000821113586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0206298828125" calcext:value-type="float">
            <text:p>1.3020629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0396766662598" calcext:value-type="float">
            <text:p>1.1039676666259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46244716644287" calcext:value-type="float">
            <text:p>1.46244716644287</text:p>
          </table:table-cell>
          <table:table-cell office:value-type="float" office:value="1.16460716724396" calcext:value-type="float">
            <text:p>1.16460716724396</text:p>
          </table:table-cell>
          <table:table-cell office:value-type="float" office:value="1.42954802513123" calcext:value-type="float">
            <text:p>1.42954802513123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6198258399963" calcext:value-type="float">
            <text:p>1.36198258399963</text:p>
          </table:table-cell>
          <table:table-cell office:value-type="float" office:value="1.37105071544647" calcext:value-type="float">
            <text:p>1.37105071544647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35247421264648" calcext:value-type="float">
            <text:p>1.35247421264648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1.44478464126587" calcext:value-type="float">
            <text:p>1.44478464126587</text:p>
          </table:table-cell>
          <table:table-cell office:value-type="float" office:value="1.48740696907043" calcext:value-type="float">
            <text:p>1.48740696907043</text:p>
          </table:table-cell>
          <table:table-cell office:value-type="float" office:value="1.44263625144959" calcext:value-type="float">
            <text:p>1.44263625144959</text:p>
          </table:table-cell>
          <table:table-cell office:value-type="float" office:value="1.11489307880402" calcext:value-type="float">
            <text:p>1.11489307880402</text:p>
          </table:table-cell>
          <table:table-cell office:value-type="float" office:value="1.16087174415588" calcext:value-type="float">
            <text:p>1.16087174415588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8535866737366" calcext:value-type="float">
            <text:p>1.2853586673736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9788973331451" calcext:value-type="float">
            <text:p>1.39788973331451</text:p>
          </table:table-cell>
          <table:table-cell office:value-type="float" office:value="1.20835149288178" calcext:value-type="float">
            <text:p>1.20835149288178</text:p>
          </table:table-cell>
          <table:table-cell office:value-type="float" office:value="1.47088372707367" calcext:value-type="float">
            <text:p>1.47088372707367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26990795135498" calcext:value-type="float">
            <text:p>1.26990795135498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35142397880554" calcext:value-type="float">
            <text:p>1.35142397880554</text:p>
          </table:table-cell>
          <table:table-cell office:value-type="float" office:value="1.40445470809937" calcext:value-type="float">
            <text:p>1.40445470809937</text:p>
          </table:table-cell>
          <table:table-cell office:value-type="float" office:value="1.39217686653137" calcext:value-type="float">
            <text:p>1.39217686653137</text:p>
          </table:table-cell>
          <table:table-cell office:value-type="float" office:value="1.17941296100616" calcext:value-type="float">
            <text:p>1.17941296100616</text:p>
          </table:table-cell>
          <table:table-cell office:value-type="float" office:value="1.21990168094635" calcext:value-type="float">
            <text:p>1.21990168094635</text:p>
          </table:table-cell>
          <table:table-cell office:value-type="float" office:value="1.29125487804413" calcext:value-type="float">
            <text:p>1.29125487804413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44784653186798" calcext:value-type="float">
            <text:p>1.44784653186798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37698316574097" calcext:value-type="float">
            <text:p>1.37698316574097</text:p>
          </table:table-cell>
          <table:table-cell office:value-type="float" office:value="1.46949458122253" calcext:value-type="float">
            <text:p>1.46949458122253</text:p>
          </table:table-cell>
          <table:table-cell office:value-type="float" office:value="1.38546252250671" calcext:value-type="float">
            <text:p>1.38546252250671</text:p>
          </table:table-cell>
          <table:table-cell office:value-type="float" office:value="1.43030869960785" calcext:value-type="float">
            <text:p>1.43030869960785</text:p>
          </table:table-cell>
          <table:table-cell office:value-type="float" office:value="1.24121797084808" calcext:value-type="float">
            <text:p>1.24121797084808</text:p>
          </table:table-cell>
          <table:table-cell office:value-type="float" office:value="1.21103847026825" calcext:value-type="float">
            <text:p>1.21103847026825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42333996295929" calcext:value-type="float">
            <text:p>1.42333996295929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50514757633209" calcext:value-type="float">
            <text:p>1.50514757633209</text:p>
          </table:table-cell>
          <table:table-cell office:value-type="float" office:value="1.43069052696228" calcext:value-type="float">
            <text:p>1.43069052696228</text:p>
          </table:table-cell>
          <table:table-cell office:value-type="float" office:value="1.42774832248688" calcext:value-type="float">
            <text:p>1.42774832248688</text:p>
          </table:table-cell>
          <table:table-cell office:value-type="float" office:value="1.34896278381348" calcext:value-type="float">
            <text:p>1.34896278381348</text:p>
          </table:table-cell>
          <table:table-cell office:value-type="float" office:value="1.40459978580475" calcext:value-type="float">
            <text:p>1.40459978580475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34470295906067" calcext:value-type="float">
            <text:p>1.34470295906067</text:p>
          </table:table-cell>
          <table:table-cell office:value-type="float" office:value="1.51692295074463" calcext:value-type="float">
            <text:p>1.51692295074463</text:p>
          </table:table-cell>
          <table:table-cell office:value-type="float" office:value="1.4663462638855" calcext:value-type="float">
            <text:p>1.4663462638855</text:p>
          </table:table-cell>
          <table:table-cell office:value-type="float" office:value="1.45105361938477" calcext:value-type="float">
            <text:p>1.45105361938477</text:p>
          </table:table-cell>
          <table:table-cell office:value-type="float" office:value="1.4652019739151" calcext:value-type="float">
            <text:p>1.4652019739151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26842570304871" calcext:value-type="float">
            <text:p>1.26842570304871</text:p>
          </table:table-cell>
          <table:table-cell office:value-type="float" office:value="1.39888346195221" calcext:value-type="float">
            <text:p>1.39888346195221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995" calcext:value-type="float">
            <text:p>1.2995</text:p>
          </table:table-cell>
          <table:table-cell office:value-type="float" office:value="1.3382" calcext:value-type="float">
            <text:p>1.3382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0705442428589" calcext:value-type="float">
            <text:p>1.4070544242858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8571608066559" calcext:value-type="float">
            <text:p>1.3857160806655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39339303970337" calcext:value-type="float">
            <text:p>1.3933930397033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3372876644135" calcext:value-type="float">
            <text:p>1.2337287664413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6394190788269" calcext:value-type="float">
            <text:p>1.36394190788269</text:p>
          </table:table-cell>
          <table:table-cell office:value-type="float" office:value="1.33817958831787" calcext:value-type="float">
            <text:p>1.33817958831787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1655621528625" calcext:value-type="float">
            <text:p>1.31655621528625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3015990257263" calcext:value-type="float">
            <text:p>1.3301599025726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4563136100769" calcext:value-type="float">
            <text:p>1.34563136100769</text:p>
          </table:table-cell>
          <table:table-cell office:value-type="float" office:value="1.43072390556335" calcext:value-type="float">
            <text:p>1.43072390556335</text:p>
          </table:table-cell>
          <table:table-cell office:value-type="float" office:value="1.34547400474548" calcext:value-type="float">
            <text:p>1.34547400474548</text:p>
          </table:table-cell>
          <table:table-cell office:value-type="float" office:value="1.41257607936859" calcext:value-type="float">
            <text:p>1.41257607936859</text:p>
          </table:table-cell>
          <table:table-cell office:value-type="float" office:value="1.4974867105484" calcext:value-type="float">
            <text:p>1.4974867105484</text:p>
          </table:table-cell>
          <table:table-cell office:value-type="float" office:value="1.40132534503937" calcext:value-type="float">
            <text:p>1.40132534503937</text:p>
          </table:table-cell>
          <table:table-cell office:value-type="float" office:value="1.45559906959534" calcext:value-type="float">
            <text:p>1.45559906959534</text:p>
          </table:table-cell>
          <table:table-cell office:value-type="float" office:value="1.38158392906189" calcext:value-type="float">
            <text:p>1.38158392906189</text:p>
          </table:table-cell>
          <table:table-cell office:value-type="float" office:value="1.42929244041443" calcext:value-type="float">
            <text:p>1.42929244041443</text:p>
          </table:table-cell>
          <table:table-cell office:value-type="float" office:value="1.31742119789124" calcext:value-type="float">
            <text:p>1.31742119789124</text:p>
          </table:table-cell>
          <table:table-cell office:value-type="float" office:value="1.38236808776855" calcext:value-type="float">
            <text:p>1.38236808776855</text:p>
          </table:table-cell>
          <table:table-cell office:value-type="float" office:value="1.46636557579041" calcext:value-type="float">
            <text:p>1.46636557579041</text:p>
          </table:table-cell>
          <table:table-cell office:value-type="float" office:value="1.35638153553009" calcext:value-type="float">
            <text:p>1.35638153553009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26925611495972" calcext:value-type="float">
            <text:p>1.26925611495972</text:p>
          </table:table-cell>
          <table:table-cell office:value-type="float" office:value="1.44856989383698" calcext:value-type="float">
            <text:p>1.44856989383698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0540897846222" calcext:value-type="float">
            <text:p>1.40540897846222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48424196243286" calcext:value-type="float">
            <text:p>1.48424196243286</text:p>
          </table:table-cell>
          <table:table-cell office:value-type="float" office:value="1.34363329410553" calcext:value-type="float">
            <text:p>1.34363329410553</text:p>
          </table:table-cell>
          <table:table-cell office:value-type="float" office:value="1.42554497718811" calcext:value-type="float">
            <text:p>1.42554497718811</text:p>
          </table:table-cell>
          <table:table-cell office:value-type="float" office:value="1.28075194358826" calcext:value-type="float">
            <text:p>1.28075194358826</text:p>
          </table:table-cell>
          <table:table-cell office:value-type="float" office:value="1.48955142498016" calcext:value-type="float">
            <text:p>1.48955142498016</text:p>
          </table:table-cell>
          <table:table-cell office:value-type="float" office:value="1.41135120391846" calcext:value-type="float">
            <text:p>1.41135120391846</text:p>
          </table:table-cell>
          <table:table-cell office:value-type="float" office:value="1.29133582115173" calcext:value-type="float">
            <text:p>1.29133582115173</text:p>
          </table:table-cell>
          <table:table-cell office:value-type="float" office:value="1.3205029964447" calcext:value-type="float">
            <text:p>1.3205029964447</text:p>
          </table:table-cell>
          <table:table-cell office:value-type="float" office:value="0.882954776287079" calcext:value-type="float">
            <text:p>0.882954776287079</text:p>
          </table:table-cell>
          <table:table-cell office:value-type="float" office:value="1.43140506744385" calcext:value-type="float">
            <text:p>1.4314050674438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05677497386932" calcext:value-type="float">
            <text:p>1.05677497386932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43287980556488" calcext:value-type="float">
            <text:p>1.43287980556488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6187171936035" calcext:value-type="float">
            <text:p>1.36187171936035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2618954181671" calcext:value-type="float">
            <text:p>1.4261895418167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1739094257355" calcext:value-type="float">
            <text:p>1.41739094257355</text:p>
          </table:table-cell>
          <table:table-cell office:value-type="float" office:value="1.32892978191376" calcext:value-type="float">
            <text:p>1.32892978191376</text:p>
          </table:table-cell>
          <table:table-cell office:value-type="float" office:value="1.19883799552917" calcext:value-type="float">
            <text:p>1.19883799552917</text:p>
          </table:table-cell>
          <table:table-cell office:value-type="float" office:value="1.32078862190247" calcext:value-type="float">
            <text:p>1.32078862190247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3815813064575" calcext:value-type="float">
            <text:p>1.33815813064575</text:p>
          </table:table-cell>
          <table:table-cell office:value-type="float" office:value="1.35274040699005" calcext:value-type="float">
            <text:p>1.35274040699005</text:p>
          </table:table-cell>
          <table:table-cell office:value-type="float" office:value="1.16053175926209" calcext:value-type="float">
            <text:p>1.16053175926209</text:p>
          </table:table-cell>
          <table:table-cell office:value-type="float" office:value="1.403853058815" calcext:value-type="float">
            <text:p>1.403853058815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42592930793762" calcext:value-type="float">
            <text:p>1.42592930793762</text:p>
          </table:table-cell>
          <table:table-cell office:value-type="float" office:value="1.26530206203461" calcext:value-type="float">
            <text:p>1.26530206203461</text:p>
          </table:table-cell>
          <table:table-cell office:value-type="float" office:value="1.40693426132202" calcext:value-type="float">
            <text:p>1.40693426132202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363670349121" calcext:value-type="float">
            <text:p>1.39363670349121</text:p>
          </table:table-cell>
          <table:table-cell office:value-type="float" office:value="1.36675381660461" calcext:value-type="float">
            <text:p>1.36675381660461</text:p>
          </table:table-cell>
          <table:table-cell office:value-type="float" office:value="1.35491275787354" calcext:value-type="float">
            <text:p>1.35491275787354</text:p>
          </table:table-cell>
          <table:table-cell office:value-type="float" office:value="1.40465021133423" calcext:value-type="float">
            <text:p>1.4046502113342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8838753700256" calcext:value-type="float">
            <text:p>1.28838753700256</text:p>
          </table:table-cell>
          <table:table-cell office:value-type="float" office:value="1.43174922466278" calcext:value-type="float">
            <text:p>1.43174922466278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995" calcext:value-type="float">
            <text:p>1.2995</text:p>
          </table:table-cell>
          <table:table-cell office:value-type="float" office:value="1.3382" calcext:value-type="float">
            <text:p>1.3382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0705442428589" calcext:value-type="float">
            <text:p>1.4070544242858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8571608066559" calcext:value-type="float">
            <text:p>1.3857160806655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39339303970337" calcext:value-type="float">
            <text:p>1.3933930397033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3372876644135" calcext:value-type="float">
            <text:p>1.2337287664413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6394190788269" calcext:value-type="float">
            <text:p>1.36394190788269</text:p>
          </table:table-cell>
          <table:table-cell office:value-type="float" office:value="1.33817958831787" calcext:value-type="float">
            <text:p>1.33817958831787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31655621528625" calcext:value-type="float">
            <text:p>1.31655621528625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3015990257263" calcext:value-type="float">
            <text:p>1.3301599025726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4563136100769" calcext:value-type="float">
            <text:p>1.34563136100769</text:p>
          </table:table-cell>
          <table:table-cell office:value-type="float" office:value="1.43072390556335" calcext:value-type="float">
            <text:p>1.43072390556335</text:p>
          </table:table-cell>
          <table:table-cell office:value-type="float" office:value="1.34547400474548" calcext:value-type="float">
            <text:p>1.34547400474548</text:p>
          </table:table-cell>
          <table:table-cell office:value-type="float" office:value="1.41257607936859" calcext:value-type="float">
            <text:p>1.41257607936859</text:p>
          </table:table-cell>
          <table:table-cell office:value-type="float" office:value="1.4974867105484" calcext:value-type="float">
            <text:p>1.4974867105484</text:p>
          </table:table-cell>
          <table:table-cell office:value-type="float" office:value="1.40132534503937" calcext:value-type="float">
            <text:p>1.40132534503937</text:p>
          </table:table-cell>
          <table:table-cell office:value-type="float" office:value="1.45559906959534" calcext:value-type="float">
            <text:p>1.45559906959534</text:p>
          </table:table-cell>
          <table:table-cell office:value-type="float" office:value="1.38158392906189" calcext:value-type="float">
            <text:p>1.38158392906189</text:p>
          </table:table-cell>
          <table:table-cell office:value-type="float" office:value="1.42929244041443" calcext:value-type="float">
            <text:p>1.42929244041443</text:p>
          </table:table-cell>
          <table:table-cell office:value-type="float" office:value="1.31742119789124" calcext:value-type="float">
            <text:p>1.31742119789124</text:p>
          </table:table-cell>
          <table:table-cell office:value-type="float" office:value="1.38236808776855" calcext:value-type="float">
            <text:p>1.38236808776855</text:p>
          </table:table-cell>
          <table:table-cell office:value-type="float" office:value="1.46636557579041" calcext:value-type="float">
            <text:p>1.46636557579041</text:p>
          </table:table-cell>
          <table:table-cell office:value-type="float" office:value="1.35638153553009" calcext:value-type="float">
            <text:p>1.35638153553009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26925611495972" calcext:value-type="float">
            <text:p>1.26925611495972</text:p>
          </table:table-cell>
          <table:table-cell office:value-type="float" office:value="1.44856989383698" calcext:value-type="float">
            <text:p>1.44856989383698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0540897846222" calcext:value-type="float">
            <text:p>1.40540897846222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48424196243286" calcext:value-type="float">
            <text:p>1.48424196243286</text:p>
          </table:table-cell>
          <table:table-cell office:value-type="float" office:value="1.34363329410553" calcext:value-type="float">
            <text:p>1.34363329410553</text:p>
          </table:table-cell>
          <table:table-cell office:value-type="float" office:value="1.42554497718811" calcext:value-type="float">
            <text:p>1.42554497718811</text:p>
          </table:table-cell>
          <table:table-cell office:value-type="float" office:value="1.28075194358826" calcext:value-type="float">
            <text:p>1.28075194358826</text:p>
          </table:table-cell>
          <table:table-cell office:value-type="float" office:value="1.48955142498016" calcext:value-type="float">
            <text:p>1.48955142498016</text:p>
          </table:table-cell>
          <table:table-cell office:value-type="float" office:value="1.41135120391846" calcext:value-type="float">
            <text:p>1.41135120391846</text:p>
          </table:table-cell>
          <table:table-cell office:value-type="float" office:value="1.29133582115173" calcext:value-type="float">
            <text:p>1.29133582115173</text:p>
          </table:table-cell>
          <table:table-cell office:value-type="float" office:value="1.3205029964447" calcext:value-type="float">
            <text:p>1.3205029964447</text:p>
          </table:table-cell>
          <table:table-cell office:value-type="float" office:value="0.882954776287079" calcext:value-type="float">
            <text:p>0.882954776287079</text:p>
          </table:table-cell>
          <table:table-cell office:value-type="float" office:value="1.43140506744385" calcext:value-type="float">
            <text:p>1.4314050674438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05677497386932" calcext:value-type="float">
            <text:p>1.05677497386932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43287980556488" calcext:value-type="float">
            <text:p>1.43287980556488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6187171936035" calcext:value-type="float">
            <text:p>1.36187171936035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2618954181671" calcext:value-type="float">
            <text:p>1.4261895418167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1739094257355" calcext:value-type="float">
            <text:p>1.41739094257355</text:p>
          </table:table-cell>
          <table:table-cell office:value-type="float" office:value="1.32892978191376" calcext:value-type="float">
            <text:p>1.32892978191376</text:p>
          </table:table-cell>
          <table:table-cell office:value-type="float" office:value="1.19883799552917" calcext:value-type="float">
            <text:p>1.19883799552917</text:p>
          </table:table-cell>
          <table:table-cell office:value-type="float" office:value="1.32078862190247" calcext:value-type="float">
            <text:p>1.32078862190247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3815813064575" calcext:value-type="float">
            <text:p>1.33815813064575</text:p>
          </table:table-cell>
          <table:table-cell office:value-type="float" office:value="1.35274040699005" calcext:value-type="float">
            <text:p>1.35274040699005</text:p>
          </table:table-cell>
          <table:table-cell office:value-type="float" office:value="1.16053175926209" calcext:value-type="float">
            <text:p>1.16053175926209</text:p>
          </table:table-cell>
          <table:table-cell office:value-type="float" office:value="1.403853058815" calcext:value-type="float">
            <text:p>1.403853058815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42592930793762" calcext:value-type="float">
            <text:p>1.42592930793762</text:p>
          </table:table-cell>
          <table:table-cell office:value-type="float" office:value="1.26530206203461" calcext:value-type="float">
            <text:p>1.26530206203461</text:p>
          </table:table-cell>
          <table:table-cell office:value-type="float" office:value="1.40693426132202" calcext:value-type="float">
            <text:p>1.40693426132202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363670349121" calcext:value-type="float">
            <text:p>1.39363670349121</text:p>
          </table:table-cell>
          <table:table-cell office:value-type="float" office:value="1.36675381660461" calcext:value-type="float">
            <text:p>1.36675381660461</text:p>
          </table:table-cell>
          <table:table-cell office:value-type="float" office:value="1.35491275787354" calcext:value-type="float">
            <text:p>1.35491275787354</text:p>
          </table:table-cell>
          <table:table-cell office:value-type="float" office:value="1.40465021133423" calcext:value-type="float">
            <text:p>1.4046502113342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8838753700256" calcext:value-type="float">
            <text:p>1.28838753700256</text:p>
          </table:table-cell>
          <table:table-cell office:value-type="float" office:value="1.43174922466278" calcext:value-type="float">
            <text:p>1.43174922466278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47" calcext:value-type="float">
            <text:p>1.2847</text:p>
          </table:table-cell>
          <table:table-cell office:value-type="float" office:value="1.3357" calcext:value-type="float">
            <text:p>1.3357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0705442428589" calcext:value-type="float">
            <text:p>1.40705442428589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44301629066467" calcext:value-type="float">
            <text:p>1.44301629066467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33567905426025" calcext:value-type="float">
            <text:p>1.3356790542602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6394190788269" calcext:value-type="float">
            <text:p>1.36394190788269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3372876644135" calcext:value-type="float">
            <text:p>1.23372876644135</text:p>
          </table:table-cell>
          <table:table-cell office:value-type="float" office:value="1.33817958831787" calcext:value-type="float">
            <text:p>1.33817958831787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4694752693176" calcext:value-type="float">
            <text:p>1.24694752693176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18545341491699" calcext:value-type="float">
            <text:p>1.18545341491699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563136100769" calcext:value-type="float">
            <text:p>1.34563136100769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3015990257263" calcext:value-type="float">
            <text:p>1.33015990257263</text:p>
          </table:table-cell>
          <table:table-cell office:value-type="float" office:value="1.43072390556335" calcext:value-type="float">
            <text:p>1.43072390556335</text:p>
          </table:table-cell>
          <table:table-cell office:value-type="float" office:value="1.41257607936859" calcext:value-type="float">
            <text:p>1.41257607936859</text:p>
          </table:table-cell>
          <table:table-cell office:value-type="float" office:value="1.4974867105484" calcext:value-type="float">
            <text:p>1.4974867105484</text:p>
          </table:table-cell>
          <table:table-cell office:value-type="float" office:value="1.43855595588684" calcext:value-type="float">
            <text:p>1.43855595588684</text:p>
          </table:table-cell>
          <table:table-cell office:value-type="float" office:value="1.40132534503937" calcext:value-type="float">
            <text:p>1.40132534503937</text:p>
          </table:table-cell>
          <table:table-cell office:value-type="float" office:value="1.42361497879028" calcext:value-type="float">
            <text:p>1.42361497879028</text:p>
          </table:table-cell>
          <table:table-cell office:value-type="float" office:value="1.40802526473999" calcext:value-type="float">
            <text:p>1.40802526473999</text:p>
          </table:table-cell>
          <table:table-cell office:value-type="float" office:value="1.38158392906189" calcext:value-type="float">
            <text:p>1.38158392906189</text:p>
          </table:table-cell>
          <table:table-cell office:value-type="float" office:value="1.46636557579041" calcext:value-type="float">
            <text:p>1.46636557579041</text:p>
          </table:table-cell>
          <table:table-cell office:value-type="float" office:value="1.31742119789124" calcext:value-type="float">
            <text:p>1.31742119789124</text:p>
          </table:table-cell>
          <table:table-cell office:value-type="float" office:value="1.38236808776855" calcext:value-type="float">
            <text:p>1.38236808776855</text:p>
          </table:table-cell>
          <table:table-cell office:value-type="float" office:value="1.42929244041443" calcext:value-type="float">
            <text:p>1.42929244041443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8602831363678" calcext:value-type="float">
            <text:p>1.48602831363678</text:p>
          </table:table-cell>
          <table:table-cell office:value-type="float" office:value="1.26925611495972" calcext:value-type="float">
            <text:p>1.26925611495972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8424196243286" calcext:value-type="float">
            <text:p>1.48424196243286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47004127502" calcext:value-type="float">
            <text:p>1.42647004127502</text:p>
          </table:table-cell>
          <table:table-cell office:value-type="float" office:value="1.40540897846222" calcext:value-type="float">
            <text:p>1.40540897846222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403160572052" calcext:value-type="float">
            <text:p>1.3403160572052</text:p>
          </table:table-cell>
          <table:table-cell office:value-type="float" office:value="1.05677497386932" calcext:value-type="float">
            <text:p>1.05677497386932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6187171936035" calcext:value-type="float">
            <text:p>1.3618717193603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3287980556488" calcext:value-type="float">
            <text:p>1.43287980556488</text:p>
          </table:table-cell>
          <table:table-cell office:value-type="float" office:value="1.37493753433228" calcext:value-type="float">
            <text:p>1.37493753433228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739094257355" calcext:value-type="float">
            <text:p>1.417390942573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179442405701" calcext:value-type="float">
            <text:p>1.41179442405701</text:p>
          </table:table-cell>
          <table:table-cell office:value-type="float" office:value="1.42618954181671" calcext:value-type="float">
            <text:p>1.42618954181671</text:p>
          </table:table-cell>
          <table:table-cell office:value-type="float" office:value="1.33257973194122" calcext:value-type="float">
            <text:p>1.33257973194122</text:p>
          </table:table-cell>
          <table:table-cell office:value-type="float" office:value="1.38642716407776" calcext:value-type="float">
            <text:p>1.38642716407776</text:p>
          </table:table-cell>
          <table:table-cell office:value-type="float" office:value="1.3581827878952" calcext:value-type="float">
            <text:p>1.3581827878952</text:p>
          </table:table-cell>
          <table:table-cell office:value-type="float" office:value="1.34586989879608" calcext:value-type="float">
            <text:p>1.34586989879608</text:p>
          </table:table-cell>
          <table:table-cell office:value-type="float" office:value="1.39627873897553" calcext:value-type="float">
            <text:p>1.39627873897553</text:p>
          </table:table-cell>
          <table:table-cell office:value-type="float" office:value="1.35584354400635" calcext:value-type="float">
            <text:p>1.35584354400635</text:p>
          </table:table-cell>
          <table:table-cell office:value-type="float" office:value="0.97315776348114" calcext:value-type="float">
            <text:p>0.97315776348114</text:p>
          </table:table-cell>
          <table:table-cell office:value-type="float" office:value="1.19587206840515" calcext:value-type="float">
            <text:p>1.19587206840515</text:p>
          </table:table-cell>
          <table:table-cell office:value-type="float" office:value="1.20704960823059" calcext:value-type="float">
            <text:p>1.20704960823059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19883799552917" calcext:value-type="float">
            <text:p>1.19883799552917</text:p>
          </table:table-cell>
          <table:table-cell office:value-type="float" office:value="1.35274040699005" calcext:value-type="float">
            <text:p>1.35274040699005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3815813064575" calcext:value-type="float">
            <text:p>1.33815813064575</text:p>
          </table:table-cell>
          <table:table-cell office:value-type="float" office:value="1.32078862190247" calcext:value-type="float">
            <text:p>1.3207886219024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28349840641022" calcext:value-type="float">
            <text:p>1.28349840641022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42928886413574" calcext:value-type="float">
            <text:p>1.42928886413574</text:p>
          </table:table-cell>
          <table:table-cell office:value-type="float" office:value="1.38921546936035" calcext:value-type="float">
            <text:p>1.3892154693603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76815032959" calcext:value-type="float">
            <text:p>1.367681503295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7343513965607" calcext:value-type="float">
            <text:p>1.37343513965607</text:p>
          </table:table-cell>
          <table:table-cell office:value-type="float" office:value="1.39363670349121" calcext:value-type="float">
            <text:p>1.39363670349121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0693426132202" calcext:value-type="float">
            <text:p>1.40693426132202</text:p>
          </table:table-cell>
          <table:table-cell office:value-type="float" office:value="1.28838753700256" calcext:value-type="float">
            <text:p>1.28838753700256</text:p>
          </table:table-cell>
          <table:table-cell office:value-type="float" office:value="1.43174922466278" calcext:value-type="float">
            <text:p>1.43174922466278</text:p>
          </table:table-cell>
          <table:table-cell office:value-type="float" office:value="1.40465021133423" calcext:value-type="float">
            <text:p>1.4046502113342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36675381660461" calcext:value-type="float">
            <text:p>1.36675381660461</text:p>
          </table:table-cell>
          <table:table-cell office:value-type="float" office:value="1.35491275787354" calcext:value-type="float">
            <text:p>1.35491275787354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25874948501587" calcext:value-type="float">
            <text:p>1.25874948501587</text:p>
          </table:table-cell>
          <table:table-cell office:value-type="float" office:value="1.383345246315" calcext:value-type="float">
            <text:p>1.3833452463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436116695404" calcext:value-type="float">
            <text:p>1.36436116695404</text:p>
          </table:table-cell>
          <table:table-cell office:value-type="float" office:value="1.35826432704926" calcext:value-type="float">
            <text:p>1.3582643270492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5814187526703" calcext:value-type="float">
            <text:p>1.25814187526703</text:p>
          </table:table-cell>
          <table:table-cell office:value-type="float" office:value="1.34803426265717" calcext:value-type="float">
            <text:p>1.34803426265717</text:p>
          </table:table-cell>
          <table:table-cell office:value-type="float" office:value="1.36089837551117" calcext:value-type="float">
            <text:p>1.36089837551117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3185594081879" calcext:value-type="float">
            <text:p>1.03185594081879</text:p>
          </table:table-cell>
          <table:table-cell office:value-type="float" office:value="1.28757882118225" calcext:value-type="float">
            <text:p>1.28757882118225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4800658226013" calcext:value-type="float">
            <text:p>1.24800658226013</text:p>
          </table:table-cell>
          <table:table-cell office:value-type="float" office:value="1.30090594291687" calcext:value-type="float">
            <text:p>1.30090594291687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355871677399" calcext:value-type="float">
            <text:p>1.29355871677399</text:p>
          </table:table-cell>
          <table:table-cell office:value-type="float" office:value="1.31849193572998" calcext:value-type="float">
            <text:p>1.31849193572998</text:p>
          </table:table-cell>
          <table:table-cell office:value-type="float" office:value="1.27383756637573" calcext:value-type="float">
            <text:p>1.2738375663757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7124452590942" calcext:value-type="float">
            <text:p>1.27124452590942</text:p>
          </table:table-cell>
          <table:table-cell office:value-type="float" office:value="1.37946939468384" calcext:value-type="float">
            <text:p>1.37946939468384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41469740867615" calcext:value-type="float">
            <text:p>1.4146974086761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688035964966" calcext:value-type="float">
            <text:p>1.17688035964966</text:p>
          </table:table-cell>
          <table:table-cell office:value-type="float" office:value="1.35999870300293" calcext:value-type="float">
            <text:p>1.35999870300293</text:p>
          </table:table-cell>
          <table:table-cell office:value-type="float" office:value="1.38237285614014" calcext:value-type="float">
            <text:p>1.38237285614014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1638143062592" calcext:value-type="float">
            <text:p>1.21638143062592</text:p>
          </table:table-cell>
          <table:table-cell office:value-type="float" office:value="1.35172712802887" calcext:value-type="float">
            <text:p>1.3517271280288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36787462234497" calcext:value-type="float">
            <text:p>1.3678746223449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19909286499" calcext:value-type="float">
            <text:p>1.3619909286499</text:p>
          </table:table-cell>
          <table:table-cell office:value-type="float" office:value="1.3333238363266" calcext:value-type="float">
            <text:p>1.3333238363266</text:p>
          </table:table-cell>
          <table:table-cell office:value-type="float" office:value="1.33939170837402" calcext:value-type="float">
            <text:p>1.3393917083740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8794062137604" calcext:value-type="float">
            <text:p>1.28794062137604</text:p>
          </table:table-cell>
          <table:table-cell office:value-type="float" office:value="1.30003023147583" calcext:value-type="float">
            <text:p>1.30003023147583</text:p>
          </table:table-cell>
          <table:table-cell office:value-type="float" office:value="1.36213898658752" calcext:value-type="float">
            <text:p>1.36213898658752</text:p>
          </table:table-cell>
          <table:table-cell office:value-type="float" office:value="1.20821368694305" calcext:value-type="float">
            <text:p>1.20821368694305</text:p>
          </table:table-cell>
          <table:table-cell office:value-type="float" office:value="1.22193956375122" calcext:value-type="float">
            <text:p>1.22193956375122</text:p>
          </table:table-cell>
          <table:table-cell office:value-type="float" office:value="1.21031260490417" calcext:value-type="float">
            <text:p>1.21031260490417</text:p>
          </table:table-cell>
          <table:table-cell office:value-type="float" office:value="1.33474397659302" calcext:value-type="float">
            <text:p>1.33474397659302</text:p>
          </table:table-cell>
          <table:table-cell office:value-type="float" office:value="1.38918316364288" calcext:value-type="float">
            <text:p>1.38918316364288</text:p>
          </table:table-cell>
          <table:table-cell office:value-type="float" office:value="1.41329491138458" calcext:value-type="float">
            <text:p>1.41329491138458</text:p>
          </table:table-cell>
          <table:table-cell office:value-type="float" office:value="1.32064402103424" calcext:value-type="float">
            <text:p>1.32064402103424</text:p>
          </table:table-cell>
          <table:table-cell office:value-type="float" office:value="1.39681887626648" calcext:value-type="float">
            <text:p>1.39681887626648</text:p>
          </table:table-cell>
          <table:table-cell office:value-type="float" office:value="1.37922441959381" calcext:value-type="float">
            <text:p>1.37922441959381</text:p>
          </table:table-cell>
          <table:table-cell office:value-type="float" office:value="1.37804174423218" calcext:value-type="float">
            <text:p>1.37804174423218</text:p>
          </table:table-cell>
          <table:table-cell office:value-type="float" office:value="1.33412313461304" calcext:value-type="float">
            <text:p>1.33412313461304</text:p>
          </table:table-cell>
          <table:table-cell office:value-type="float" office:value="1.37559461593628" calcext:value-type="float">
            <text:p>1.37559461593628</text:p>
          </table:table-cell>
          <table:table-cell office:value-type="float" office:value="1.48086476325989" calcext:value-type="float">
            <text:p>1.48086476325989</text:p>
          </table:table-cell>
          <table:table-cell office:value-type="float" office:value="1.38953101634979" calcext:value-type="float">
            <text:p>1.38953101634979</text:p>
          </table:table-cell>
          <table:table-cell office:value-type="float" office:value="1.3146276473999" calcext:value-type="float">
            <text:p>1.3146276473999</text:p>
          </table:table-cell>
          <table:table-cell office:value-type="float" office:value="1.37722289562225" calcext:value-type="float">
            <text:p>1.3772228956222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0150640010834" calcext:value-type="float">
            <text:p>1.30150640010834</text:p>
          </table:table-cell>
          <table:table-cell office:value-type="float" office:value="1.35318660736084" calcext:value-type="float">
            <text:p>1.35318660736084</text:p>
          </table:table-cell>
          <table:table-cell office:value-type="float" office:value="1.1951185464859" calcext:value-type="float">
            <text:p>1.1951185464859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42002761363983" calcext:value-type="float">
            <text:p>1.42002761363983</text:p>
          </table:table-cell>
          <table:table-cell office:value-type="float" office:value="1.31738567352295" calcext:value-type="float">
            <text:p>1.31738567352295</text:p>
          </table:table-cell>
          <table:table-cell office:value-type="float" office:value="1.31886947154999" calcext:value-type="float">
            <text:p>1.31886947154999</text:p>
          </table:table-cell>
          <table:table-cell office:value-type="float" office:value="1.3827817440033" calcext:value-type="float">
            <text:p>1.3827817440033</text:p>
          </table:table-cell>
          <table:table-cell office:value-type="float" office:value="1.36341488361359" calcext:value-type="float">
            <text:p>1.36341488361359</text:p>
          </table:table-cell>
          <table:table-cell office:value-type="float" office:value="1.45533645153046" calcext:value-type="float">
            <text:p>1.45533645153046</text:p>
          </table:table-cell>
          <table:table-cell office:value-type="float" office:value="1.31102764606476" calcext:value-type="float">
            <text:p>1.31102764606476</text:p>
          </table:table-cell>
          <table:table-cell office:value-type="float" office:value="1.35384511947632" calcext:value-type="float">
            <text:p>1.35384511947632</text:p>
          </table:table-cell>
          <table:table-cell office:value-type="float" office:value="1.39934122562408" calcext:value-type="float">
            <text:p>1.39934122562408</text:p>
          </table:table-cell>
          <table:table-cell office:value-type="float" office:value="1.4801253080368" calcext:value-type="float">
            <text:p>1.4801253080368</text:p>
          </table:table-cell>
          <table:table-cell office:value-type="float" office:value="1.16012263298035" calcext:value-type="float">
            <text:p>1.16012263298035</text:p>
          </table:table-cell>
          <table:table-cell office:value-type="float" office:value="1.37146663665771" calcext:value-type="float">
            <text:p>1.37146663665771</text:p>
          </table:table-cell>
          <table:table-cell office:value-type="float" office:value="1.33537721633911" calcext:value-type="float">
            <text:p>1.33537721633911</text:p>
          </table:table-cell>
          <table:table-cell office:value-type="float" office:value="1.32153236865997" calcext:value-type="float">
            <text:p>1.32153236865997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9753973484039" calcext:value-type="float">
            <text:p>1.39753973484039</text:p>
          </table:table-cell>
          <table:table-cell office:value-type="float" office:value="1.38608431816101" calcext:value-type="float">
            <text:p>1.38608431816101</text:p>
          </table:table-cell>
          <table:table-cell office:value-type="float" office:value="1.4351989030838" calcext:value-type="float">
            <text:p>1.4351989030838</text:p>
          </table:table-cell>
          <table:table-cell office:value-type="float" office:value="1.45247292518616" calcext:value-type="float">
            <text:p>1.45247292518616</text:p>
          </table:table-cell>
          <table:table-cell office:value-type="float" office:value="1.38636064529419" calcext:value-type="float">
            <text:p>1.38636064529419</text:p>
          </table:table-cell>
          <table:table-cell office:value-type="float" office:value="1.36145377159119" calcext:value-type="float">
            <text:p>1.36145377159119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25874948501587" calcext:value-type="float">
            <text:p>1.25874948501587</text:p>
          </table:table-cell>
          <table:table-cell office:value-type="float" office:value="1.383345246315" calcext:value-type="float">
            <text:p>1.3833452463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436116695404" calcext:value-type="float">
            <text:p>1.36436116695404</text:p>
          </table:table-cell>
          <table:table-cell office:value-type="float" office:value="1.35826432704926" calcext:value-type="float">
            <text:p>1.3582643270492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5814187526703" calcext:value-type="float">
            <text:p>1.25814187526703</text:p>
          </table:table-cell>
          <table:table-cell office:value-type="float" office:value="1.34803426265717" calcext:value-type="float">
            <text:p>1.34803426265717</text:p>
          </table:table-cell>
          <table:table-cell office:value-type="float" office:value="1.36089837551117" calcext:value-type="float">
            <text:p>1.36089837551117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3185594081879" calcext:value-type="float">
            <text:p>1.03185594081879</text:p>
          </table:table-cell>
          <table:table-cell office:value-type="float" office:value="1.28757882118225" calcext:value-type="float">
            <text:p>1.28757882118225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4800658226013" calcext:value-type="float">
            <text:p>1.24800658226013</text:p>
          </table:table-cell>
          <table:table-cell office:value-type="float" office:value="1.30090594291687" calcext:value-type="float">
            <text:p>1.30090594291687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355871677399" calcext:value-type="float">
            <text:p>1.29355871677399</text:p>
          </table:table-cell>
          <table:table-cell office:value-type="float" office:value="1.31849193572998" calcext:value-type="float">
            <text:p>1.31849193572998</text:p>
          </table:table-cell>
          <table:table-cell office:value-type="float" office:value="1.27383756637573" calcext:value-type="float">
            <text:p>1.2738375663757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7124452590942" calcext:value-type="float">
            <text:p>1.27124452590942</text:p>
          </table:table-cell>
          <table:table-cell office:value-type="float" office:value="1.37946939468384" calcext:value-type="float">
            <text:p>1.37946939468384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41469740867615" calcext:value-type="float">
            <text:p>1.4146974086761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688035964966" calcext:value-type="float">
            <text:p>1.17688035964966</text:p>
          </table:table-cell>
          <table:table-cell office:value-type="float" office:value="1.35999870300293" calcext:value-type="float">
            <text:p>1.35999870300293</text:p>
          </table:table-cell>
          <table:table-cell office:value-type="float" office:value="1.38237285614014" calcext:value-type="float">
            <text:p>1.38237285614014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1638143062592" calcext:value-type="float">
            <text:p>1.21638143062592</text:p>
          </table:table-cell>
          <table:table-cell office:value-type="float" office:value="1.35172712802887" calcext:value-type="float">
            <text:p>1.3517271280288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36787462234497" calcext:value-type="float">
            <text:p>1.3678746223449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19909286499" calcext:value-type="float">
            <text:p>1.3619909286499</text:p>
          </table:table-cell>
          <table:table-cell office:value-type="float" office:value="1.3333238363266" calcext:value-type="float">
            <text:p>1.3333238363266</text:p>
          </table:table-cell>
          <table:table-cell office:value-type="float" office:value="1.33939170837402" calcext:value-type="float">
            <text:p>1.3393917083740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8794062137604" calcext:value-type="float">
            <text:p>1.28794062137604</text:p>
          </table:table-cell>
          <table:table-cell office:value-type="float" office:value="1.30003023147583" calcext:value-type="float">
            <text:p>1.30003023147583</text:p>
          </table:table-cell>
          <table:table-cell office:value-type="float" office:value="1.36213898658752" calcext:value-type="float">
            <text:p>1.36213898658752</text:p>
          </table:table-cell>
          <table:table-cell office:value-type="float" office:value="1.20821368694305" calcext:value-type="float">
            <text:p>1.20821368694305</text:p>
          </table:table-cell>
          <table:table-cell office:value-type="float" office:value="1.22193956375122" calcext:value-type="float">
            <text:p>1.22193956375122</text:p>
          </table:table-cell>
          <table:table-cell office:value-type="float" office:value="1.21031260490417" calcext:value-type="float">
            <text:p>1.21031260490417</text:p>
          </table:table-cell>
          <table:table-cell office:value-type="float" office:value="1.33474397659302" calcext:value-type="float">
            <text:p>1.33474397659302</text:p>
          </table:table-cell>
          <table:table-cell office:value-type="float" office:value="1.38918316364288" calcext:value-type="float">
            <text:p>1.38918316364288</text:p>
          </table:table-cell>
          <table:table-cell office:value-type="float" office:value="1.41329491138458" calcext:value-type="float">
            <text:p>1.41329491138458</text:p>
          </table:table-cell>
          <table:table-cell office:value-type="float" office:value="1.32064402103424" calcext:value-type="float">
            <text:p>1.32064402103424</text:p>
          </table:table-cell>
          <table:table-cell office:value-type="float" office:value="1.39681887626648" calcext:value-type="float">
            <text:p>1.39681887626648</text:p>
          </table:table-cell>
          <table:table-cell office:value-type="float" office:value="1.37922441959381" calcext:value-type="float">
            <text:p>1.37922441959381</text:p>
          </table:table-cell>
          <table:table-cell office:value-type="float" office:value="1.37804174423218" calcext:value-type="float">
            <text:p>1.37804174423218</text:p>
          </table:table-cell>
          <table:table-cell office:value-type="float" office:value="1.33412313461304" calcext:value-type="float">
            <text:p>1.33412313461304</text:p>
          </table:table-cell>
          <table:table-cell office:value-type="float" office:value="1.37559461593628" calcext:value-type="float">
            <text:p>1.37559461593628</text:p>
          </table:table-cell>
          <table:table-cell office:value-type="float" office:value="1.48086476325989" calcext:value-type="float">
            <text:p>1.48086476325989</text:p>
          </table:table-cell>
          <table:table-cell office:value-type="float" office:value="1.38953101634979" calcext:value-type="float">
            <text:p>1.38953101634979</text:p>
          </table:table-cell>
          <table:table-cell office:value-type="float" office:value="1.3146276473999" calcext:value-type="float">
            <text:p>1.3146276473999</text:p>
          </table:table-cell>
          <table:table-cell office:value-type="float" office:value="1.37722289562225" calcext:value-type="float">
            <text:p>1.3772228956222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0150640010834" calcext:value-type="float">
            <text:p>1.30150640010834</text:p>
          </table:table-cell>
          <table:table-cell office:value-type="float" office:value="1.35318660736084" calcext:value-type="float">
            <text:p>1.35318660736084</text:p>
          </table:table-cell>
          <table:table-cell office:value-type="float" office:value="1.1951185464859" calcext:value-type="float">
            <text:p>1.1951185464859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42002761363983" calcext:value-type="float">
            <text:p>1.42002761363983</text:p>
          </table:table-cell>
          <table:table-cell office:value-type="float" office:value="1.31738567352295" calcext:value-type="float">
            <text:p>1.31738567352295</text:p>
          </table:table-cell>
          <table:table-cell office:value-type="float" office:value="1.31886947154999" calcext:value-type="float">
            <text:p>1.31886947154999</text:p>
          </table:table-cell>
          <table:table-cell office:value-type="float" office:value="1.3827817440033" calcext:value-type="float">
            <text:p>1.3827817440033</text:p>
          </table:table-cell>
          <table:table-cell office:value-type="float" office:value="1.36341488361359" calcext:value-type="float">
            <text:p>1.36341488361359</text:p>
          </table:table-cell>
          <table:table-cell office:value-type="float" office:value="1.45533645153046" calcext:value-type="float">
            <text:p>1.45533645153046</text:p>
          </table:table-cell>
          <table:table-cell office:value-type="float" office:value="1.31102764606476" calcext:value-type="float">
            <text:p>1.31102764606476</text:p>
          </table:table-cell>
          <table:table-cell office:value-type="float" office:value="1.35384511947632" calcext:value-type="float">
            <text:p>1.35384511947632</text:p>
          </table:table-cell>
          <table:table-cell office:value-type="float" office:value="1.39934122562408" calcext:value-type="float">
            <text:p>1.39934122562408</text:p>
          </table:table-cell>
          <table:table-cell office:value-type="float" office:value="1.4801253080368" calcext:value-type="float">
            <text:p>1.4801253080368</text:p>
          </table:table-cell>
          <table:table-cell office:value-type="float" office:value="1.16012263298035" calcext:value-type="float">
            <text:p>1.16012263298035</text:p>
          </table:table-cell>
          <table:table-cell office:value-type="float" office:value="1.37146663665771" calcext:value-type="float">
            <text:p>1.37146663665771</text:p>
          </table:table-cell>
          <table:table-cell office:value-type="float" office:value="1.33537721633911" calcext:value-type="float">
            <text:p>1.33537721633911</text:p>
          </table:table-cell>
          <table:table-cell office:value-type="float" office:value="1.32153236865997" calcext:value-type="float">
            <text:p>1.32153236865997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9753973484039" calcext:value-type="float">
            <text:p>1.39753973484039</text:p>
          </table:table-cell>
          <table:table-cell office:value-type="float" office:value="1.38608431816101" calcext:value-type="float">
            <text:p>1.38608431816101</text:p>
          </table:table-cell>
          <table:table-cell office:value-type="float" office:value="1.4351989030838" calcext:value-type="float">
            <text:p>1.4351989030838</text:p>
          </table:table-cell>
          <table:table-cell office:value-type="float" office:value="1.45247292518616" calcext:value-type="float">
            <text:p>1.45247292518616</text:p>
          </table:table-cell>
          <table:table-cell office:value-type="float" office:value="1.38636064529419" calcext:value-type="float">
            <text:p>1.38636064529419</text:p>
          </table:table-cell>
          <table:table-cell office:value-type="float" office:value="1.36145377159119" calcext:value-type="float">
            <text:p>1.36145377159119</text:p>
          </table:table-cell>
          <table:table-cell table:number-columns-repeated="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092" calcext:value-type="float">
            <text:p>1.3092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8704335689545" calcext:value-type="float">
            <text:p>1.3870433568954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25874948501587" calcext:value-type="float">
            <text:p>1.25874948501587</text:p>
          </table:table-cell>
          <table:table-cell office:value-type="float" office:value="1.383345246315" calcext:value-type="float">
            <text:p>1.3833452463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436116695404" calcext:value-type="float">
            <text:p>1.3643611669540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5814187526703" calcext:value-type="float">
            <text:p>1.25814187526703</text:p>
          </table:table-cell>
          <table:table-cell office:value-type="float" office:value="1.34803426265717" calcext:value-type="float">
            <text:p>1.34803426265717</text:p>
          </table:table-cell>
          <table:table-cell office:value-type="float" office:value="1.36089837551117" calcext:value-type="float">
            <text:p>1.36089837551117</text:p>
          </table:table-cell>
          <table:table-cell office:value-type="float" office:value="1.34296369552612" calcext:value-type="float">
            <text:p>1.34296369552612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27422845363617" calcext:value-type="float">
            <text:p>1.27422845363617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3185594081879" calcext:value-type="float">
            <text:p>1.03185594081879</text:p>
          </table:table-cell>
          <table:table-cell office:value-type="float" office:value="1.28757882118225" calcext:value-type="float">
            <text:p>1.28757882118225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4800658226013" calcext:value-type="float">
            <text:p>1.2480065822601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355871677399" calcext:value-type="float">
            <text:p>1.29355871677399</text:p>
          </table:table-cell>
          <table:table-cell office:value-type="float" office:value="1.31849193572998" calcext:value-type="float">
            <text:p>1.31849193572998</text:p>
          </table:table-cell>
          <table:table-cell office:value-type="float" office:value="1.27383756637573" calcext:value-type="float">
            <text:p>1.27383756637573</text:p>
          </table:table-cell>
          <table:table-cell office:value-type="float" office:value="1.21761512756348" calcext:value-type="float">
            <text:p>1.21761512756348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1107153892517" calcext:value-type="float">
            <text:p>1.41107153892517</text:p>
          </table:table-cell>
          <table:table-cell office:value-type="float" office:value="1.43548858165741" calcext:value-type="float">
            <text:p>1.43548858165741</text:p>
          </table:table-cell>
          <table:table-cell office:value-type="float" office:value="1.20569825172424" calcext:value-type="float">
            <text:p>1.20569825172424</text:p>
          </table:table-cell>
          <table:table-cell office:value-type="float" office:value="1.4214301109314" calcext:value-type="float">
            <text:p>1.4214301109314</text:p>
          </table:table-cell>
          <table:table-cell office:value-type="float" office:value="1.21722984313965" calcext:value-type="float">
            <text:p>1.21722984313965</text:p>
          </table:table-cell>
          <table:table-cell office:value-type="float" office:value="1.38390064239502" calcext:value-type="float">
            <text:p>1.38390064239502</text:p>
          </table:table-cell>
          <table:table-cell office:value-type="float" office:value="1.362473487854" calcext:value-type="float">
            <text:p>1.362473487854</text:p>
          </table:table-cell>
          <table:table-cell office:value-type="float" office:value="1.31193947792053" calcext:value-type="float">
            <text:p>1.31193947792053</text:p>
          </table:table-cell>
          <table:table-cell office:value-type="float" office:value="1.41208708286285" calcext:value-type="float">
            <text:p>1.41208708286285</text:p>
          </table:table-cell>
          <table:table-cell office:value-type="float" office:value="1.30222225189209" calcext:value-type="float">
            <text:p>1.30222225189209</text:p>
          </table:table-cell>
          <table:table-cell office:value-type="float" office:value="1.35386598110199" calcext:value-type="float">
            <text:p>1.35386598110199</text:p>
          </table:table-cell>
          <table:table-cell office:value-type="float" office:value="1.32223916053772" calcext:value-type="float">
            <text:p>1.3222391605377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7124452590942" calcext:value-type="float">
            <text:p>1.27124452590942</text:p>
          </table:table-cell>
          <table:table-cell office:value-type="float" office:value="1.37946939468384" calcext:value-type="float">
            <text:p>1.37946939468384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7688035964966" calcext:value-type="float">
            <text:p>1.17688035964966</text:p>
          </table:table-cell>
          <table:table-cell office:value-type="float" office:value="1.35999870300293" calcext:value-type="float">
            <text:p>1.35999870300293</text:p>
          </table:table-cell>
          <table:table-cell office:value-type="float" office:value="1.38237285614014" calcext:value-type="float">
            <text:p>1.38237285614014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1638143062592" calcext:value-type="float">
            <text:p>1.21638143062592</text:p>
          </table:table-cell>
          <table:table-cell office:value-type="float" office:value="1.35172712802887" calcext:value-type="float">
            <text:p>1.3517271280288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619909286499" calcext:value-type="float">
            <text:p>1.3619909286499</text:p>
          </table:table-cell>
          <table:table-cell office:value-type="float" office:value="1.3333238363266" calcext:value-type="float">
            <text:p>1.3333238363266</text:p>
          </table:table-cell>
          <table:table-cell office:value-type="float" office:value="1.33939170837402" calcext:value-type="float">
            <text:p>1.33939170837402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8794062137604" calcext:value-type="float">
            <text:p>1.28794062137604</text:p>
          </table:table-cell>
          <table:table-cell office:value-type="float" office:value="1.30003023147583" calcext:value-type="float">
            <text:p>1.30003023147583</text:p>
          </table:table-cell>
          <table:table-cell office:value-type="float" office:value="1.36213898658752" calcext:value-type="float">
            <text:p>1.36213898658752</text:p>
          </table:table-cell>
          <table:table-cell office:value-type="float" office:value="1.22193956375122" calcext:value-type="float">
            <text:p>1.22193956375122</text:p>
          </table:table-cell>
          <table:table-cell office:value-type="float" office:value="1.21031260490417" calcext:value-type="float">
            <text:p>1.21031260490417</text:p>
          </table:table-cell>
          <table:table-cell office:value-type="float" office:value="1.33474397659302" calcext:value-type="float">
            <text:p>1.33474397659302</text:p>
          </table:table-cell>
          <table:table-cell office:value-type="float" office:value="1.38918316364288" calcext:value-type="float">
            <text:p>1.38918316364288</text:p>
          </table:table-cell>
          <table:table-cell office:value-type="float" office:value="1.26785218715668" calcext:value-type="float">
            <text:p>1.26785218715668</text:p>
          </table:table-cell>
          <table:table-cell office:value-type="float" office:value="1.41329491138458" calcext:value-type="float">
            <text:p>1.41329491138458</text:p>
          </table:table-cell>
          <table:table-cell office:value-type="float" office:value="1.32064402103424" calcext:value-type="float">
            <text:p>1.32064402103424</text:p>
          </table:table-cell>
          <table:table-cell office:value-type="float" office:value="1.39681887626648" calcext:value-type="float">
            <text:p>1.39681887626648</text:p>
          </table:table-cell>
          <table:table-cell office:value-type="float" office:value="1.37804174423218" calcext:value-type="float">
            <text:p>1.37804174423218</text:p>
          </table:table-cell>
          <table:table-cell office:value-type="float" office:value="1.33412313461304" calcext:value-type="float">
            <text:p>1.33412313461304</text:p>
          </table:table-cell>
          <table:table-cell office:value-type="float" office:value="1.37559461593628" calcext:value-type="float">
            <text:p>1.37559461593628</text:p>
          </table:table-cell>
          <table:table-cell office:value-type="float" office:value="1.48086476325989" calcext:value-type="float">
            <text:p>1.48086476325989</text:p>
          </table:table-cell>
          <table:table-cell office:value-type="float" office:value="1.41315495967865" calcext:value-type="float">
            <text:p>1.41315495967865</text:p>
          </table:table-cell>
          <table:table-cell office:value-type="float" office:value="1.38953101634979" calcext:value-type="float">
            <text:p>1.38953101634979</text:p>
          </table:table-cell>
          <table:table-cell office:value-type="float" office:value="1.3146276473999" calcext:value-type="float">
            <text:p>1.3146276473999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0150640010834" calcext:value-type="float">
            <text:p>1.30150640010834</text:p>
          </table:table-cell>
          <table:table-cell office:value-type="float" office:value="1.35318660736084" calcext:value-type="float">
            <text:p>1.35318660736084</text:p>
          </table:table-cell>
          <table:table-cell office:value-type="float" office:value="1.1951185464859" calcext:value-type="float">
            <text:p>1.1951185464859</text:p>
          </table:table-cell>
          <table:table-cell office:value-type="float" office:value="1.37951827049255" calcext:value-type="float">
            <text:p>1.37951827049255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31738567352295" calcext:value-type="float">
            <text:p>1.31738567352295</text:p>
          </table:table-cell>
          <table:table-cell office:value-type="float" office:value="1.31886947154999" calcext:value-type="float">
            <text:p>1.31886947154999</text:p>
          </table:table-cell>
          <table:table-cell office:value-type="float" office:value="1.3827817440033" calcext:value-type="float">
            <text:p>1.3827817440033</text:p>
          </table:table-cell>
          <table:table-cell office:value-type="float" office:value="1.36341488361359" calcext:value-type="float">
            <text:p>1.36341488361359</text:p>
          </table:table-cell>
          <table:table-cell office:value-type="float" office:value="1.38159358501434" calcext:value-type="float">
            <text:p>1.38159358501434</text:p>
          </table:table-cell>
          <table:table-cell office:value-type="float" office:value="1.45533645153046" calcext:value-type="float">
            <text:p>1.45533645153046</text:p>
          </table:table-cell>
          <table:table-cell office:value-type="float" office:value="1.37146663665771" calcext:value-type="float">
            <text:p>1.37146663665771</text:p>
          </table:table-cell>
          <table:table-cell office:value-type="float" office:value="1.33537721633911" calcext:value-type="float">
            <text:p>1.33537721633911</text:p>
          </table:table-cell>
          <table:table-cell office:value-type="float" office:value="1.32153236865997" calcext:value-type="float">
            <text:p>1.32153236865997</text:p>
          </table:table-cell>
          <table:table-cell office:value-type="float" office:value="1.16426551342011" calcext:value-type="float">
            <text:p>1.164265513420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9753973484039" calcext:value-type="float">
            <text:p>1.39753973484039</text:p>
          </table:table-cell>
          <table:table-cell office:value-type="float" office:value="1.38608431816101" calcext:value-type="float">
            <text:p>1.38608431816101</text:p>
          </table:table-cell>
          <table:table-cell office:value-type="float" office:value="1.22880733013153" calcext:value-type="float">
            <text:p>1.22880733013153</text:p>
          </table:table-cell>
          <table:table-cell office:value-type="float" office:value="1.4351989030838" calcext:value-type="float">
            <text:p>1.4351989030838</text:p>
          </table:table-cell>
          <table:table-cell office:value-type="float" office:value="1.45247292518616" calcext:value-type="float">
            <text:p>1.45247292518616</text:p>
          </table:table-cell>
          <table:table-cell office:value-type="float" office:value="1.38339126110077" calcext:value-type="float">
            <text:p>1.38339126110077</text:p>
          </table:table-cell>
          <table:table-cell office:value-type="float" office:value="1.38636064529419" calcext:value-type="float">
            <text:p>1.38636064529419</text:p>
          </table:table-cell>
          <table:table-cell office:value-type="float" office:value="1.36077618598938" calcext:value-type="float">
            <text:p>1.36077618598938</text:p>
          </table:table-cell>
          <table:table-cell office:value-type="float" office:value="1.36145377159119" calcext:value-type="float">
            <text:p>1.36145377159119</text:p>
          </table:table-cell>
          <table:table-cell office:value-type="float" office:value="1.35551655292511" calcext:value-type="float">
            <text:p>1.35551655292511</text:p>
          </table:table-cell>
          <table:table-cell table:number-columns-repeated="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8" calcext:value-type="float">
            <text:p>1.288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4734" calcext:value-type="float">
            <text:p>1.4734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8530421257019" calcext:value-type="float">
            <text:p>1.38530421257019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079082965851" calcext:value-type="float">
            <text:p>1.3807908296585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32408106327057" calcext:value-type="float">
            <text:p>1.32408106327057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960865974426" calcext:value-type="float">
            <text:p>1.3496086597442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2990503311157" calcext:value-type="float">
            <text:p>1.32990503311157</text:p>
          </table:table-cell>
          <table:table-cell office:value-type="float" office:value="1.37008905410767" calcext:value-type="float">
            <text:p>1.37008905410767</text:p>
          </table:table-cell>
          <table:table-cell office:value-type="float" office:value="1.36573600769043" calcext:value-type="float">
            <text:p>1.36573600769043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7341525554657" calcext:value-type="float">
            <text:p>1.47341525554657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4269232749939" calcext:value-type="float">
            <text:p>1.4269232749939</text:p>
          </table:table-cell>
          <table:table-cell office:value-type="float" office:value="1.391716837883" calcext:value-type="float">
            <text:p>1.39171683788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42429721355438" calcext:value-type="float">
            <text:p>1.42429721355438</text:p>
          </table:table-cell>
          <table:table-cell office:value-type="float" office:value="1.40161526203156" calcext:value-type="float">
            <text:p>1.4016152620315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45847570896149" calcext:value-type="float">
            <text:p>1.4584757089614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44114971160889" calcext:value-type="float">
            <text:p>1.44114971160889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6205544471741" calcext:value-type="float">
            <text:p>1.4620554447174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86490726471" calcext:value-type="float">
            <text:p>1.40486490726471</text:p>
          </table:table-cell>
          <table:table-cell office:value-type="float" office:value="1.34049236774445" calcext:value-type="float">
            <text:p>1.34049236774445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7847518920898" calcext:value-type="float">
            <text:p>1.37847518920898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2530426979065" calcext:value-type="float">
            <text:p>1.32530426979065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39004337787628" calcext:value-type="float">
            <text:p>1.39004337787628</text:p>
          </table:table-cell>
          <table:table-cell office:value-type="float" office:value="1.36033189296722" calcext:value-type="float">
            <text:p>1.36033189296722</text:p>
          </table:table-cell>
          <table:table-cell office:value-type="float" office:value="1.3650815486908" calcext:value-type="float">
            <text:p>1.3650815486908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29150032997131" calcext:value-type="float">
            <text:p>1.29150032997131</text:p>
          </table:table-cell>
          <table:table-cell office:value-type="float" office:value="1.24132704734802" calcext:value-type="float">
            <text:p>1.24132704734802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5626530647278" calcext:value-type="float">
            <text:p>1.35626530647278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34896278381348" calcext:value-type="float">
            <text:p>1.34896278381348</text:p>
          </table:table-cell>
          <table:table-cell office:value-type="float" office:value="1.40459978580475" calcext:value-type="float">
            <text:p>1.40459978580475</text:p>
          </table:table-cell>
          <table:table-cell office:value-type="float" office:value="1.39203941822052" calcext:value-type="float">
            <text:p>1.39203941822052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8192331790924" calcext:value-type="float">
            <text:p>1.38192331790924</text:p>
          </table:table-cell>
          <table:table-cell office:value-type="float" office:value="1.43061828613281" calcext:value-type="float">
            <text:p>1.43061828613281</text:p>
          </table:table-cell>
          <table:table-cell office:value-type="float" office:value="1.3660774230957" calcext:value-type="float">
            <text:p>1.3660774230957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9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493" calcext:value-type="float">
            <text:p>1.3493</text:p>
          </table:table-cell>
          <table:table-cell office:value-type="float" office:value="1.4873" calcext:value-type="float">
            <text:p>1.4873</text:p>
          </table:table-cell>
          <table:table-cell office:value-type="float" office:value="1.1138" calcext:value-type="float">
            <text:p>1.1138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1.20580637454987" calcext:value-type="float">
            <text:p>1.205806374549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8045201301575" calcext:value-type="float">
            <text:p>1.28045201301575</text:p>
          </table:table-cell>
          <table:table-cell office:value-type="float" office:value="1.35674810409546" calcext:value-type="float">
            <text:p>1.35674810409546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244338989258" calcext:value-type="float">
            <text:p>1.42244338989258</text:p>
          </table:table-cell>
          <table:table-cell office:value-type="float" office:value="1.42856752872467" calcext:value-type="float">
            <text:p>1.42856752872467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43845319747925" calcext:value-type="float">
            <text:p>1.43845319747925</text:p>
          </table:table-cell>
          <table:table-cell office:value-type="float" office:value="1.21548175811768" calcext:value-type="float">
            <text:p>1.21548175811768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43241989612579" calcext:value-type="float">
            <text:p>1.43241989612579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30887293815613" calcext:value-type="float">
            <text:p>1.30887293815613</text:p>
          </table:table-cell>
          <table:table-cell office:value-type="float" office:value="1.34030437469482" calcext:value-type="float">
            <text:p>1.34030437469482</text:p>
          </table:table-cell>
          <table:table-cell office:value-type="float" office:value="1.37434148788452" calcext:value-type="float">
            <text:p>1.37434148788452</text:p>
          </table:table-cell>
          <table:table-cell office:value-type="float" office:value="1.24545168876648" calcext:value-type="float">
            <text:p>1.24545168876648</text:p>
          </table:table-cell>
          <table:table-cell office:value-type="float" office:value="1.24903559684753" calcext:value-type="float">
            <text:p>1.24903559684753</text:p>
          </table:table-cell>
          <table:table-cell office:value-type="float" office:value="1.11668288707733" calcext:value-type="float">
            <text:p>1.11668288707733</text:p>
          </table:table-cell>
          <table:table-cell office:value-type="float" office:value="1.36863601207733" calcext:value-type="float">
            <text:p>1.36863601207733</text:p>
          </table:table-cell>
          <table:table-cell office:value-type="float" office:value="1.24067735671997" calcext:value-type="float">
            <text:p>1.24067735671997</text:p>
          </table:table-cell>
          <table:table-cell office:value-type="float" office:value="1.36677050590515" calcext:value-type="float">
            <text:p>1.36677050590515</text:p>
          </table:table-cell>
          <table:table-cell office:value-type="float" office:value="1.40330195426941" calcext:value-type="float">
            <text:p>1.40330195426941</text:p>
          </table:table-cell>
          <table:table-cell office:value-type="float" office:value="1.14379131793976" calcext:value-type="float">
            <text:p>1.14379131793976</text:p>
          </table:table-cell>
          <table:table-cell office:value-type="float" office:value="1.45468711853027" calcext:value-type="float">
            <text:p>1.45468711853027</text:p>
          </table:table-cell>
          <table:table-cell office:value-type="float" office:value="1.20418179035187" calcext:value-type="float">
            <text:p>1.20418179035187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36686229705811" calcext:value-type="float">
            <text:p>1.3668622970581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4530223608017" calcext:value-type="float">
            <text:p>1.4530223608017</text:p>
          </table:table-cell>
          <table:table-cell office:value-type="float" office:value="1.2278323173523" calcext:value-type="float">
            <text:p>1.2278323173523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40819823741913" calcext:value-type="float">
            <text:p>1.40819823741913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48731637001038" calcext:value-type="float">
            <text:p>1.48731637001038</text:p>
          </table:table-cell>
          <table:table-cell office:value-type="float" office:value="1.11375498771667" calcext:value-type="float">
            <text:p>1.11375498771667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38588047027588" calcext:value-type="float">
            <text:p>1.38588047027588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45766115188599" calcext:value-type="float">
            <text:p>1.45766115188599</text:p>
          </table:table-cell>
          <table:table-cell office:value-type="float" office:value="1.28321707248688" calcext:value-type="float">
            <text:p>1.28321707248688</text:p>
          </table:table-cell>
          <table:table-cell office:value-type="float" office:value="1.32489109039307" calcext:value-type="float">
            <text:p>1.32489109039307</text:p>
          </table:table-cell>
          <table:table-cell office:value-type="float" office:value="1.41599190235138" calcext:value-type="float">
            <text:p>1.41599190235138</text:p>
          </table:table-cell>
          <table:table-cell office:value-type="float" office:value="1.45467209815979" calcext:value-type="float">
            <text:p>1.45467209815979</text:p>
          </table:table-cell>
          <table:table-cell office:value-type="float" office:value="1.39872813224792" calcext:value-type="float">
            <text:p>1.39872813224792</text:p>
          </table:table-cell>
          <table:table-cell office:value-type="float" office:value="1.43411111831665" calcext:value-type="float">
            <text:p>1.43411111831665</text:p>
          </table:table-cell>
          <table:table-cell office:value-type="float" office:value="1.35197925567627" calcext:value-type="float">
            <text:p>1.35197925567627</text:p>
          </table:table-cell>
          <table:table-cell office:value-type="float" office:value="1.31805860996246" calcext:value-type="float">
            <text:p>1.31805860996246</text:p>
          </table:table-cell>
          <table:table-cell office:value-type="float" office:value="1.25909757614136" calcext:value-type="float">
            <text:p>1.2590975761413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5469174385071" calcext:value-type="float">
            <text:p>1.35469174385071</text:p>
          </table:table-cell>
          <table:table-cell office:value-type="float" office:value="1.36201333999634" calcext:value-type="float">
            <text:p>1.36201333999634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493" calcext:value-type="float">
            <text:p>1.3493</text:p>
          </table:table-cell>
          <table:table-cell office:value-type="float" office:value="1.4873" calcext:value-type="float">
            <text:p>1.4873</text:p>
          </table:table-cell>
          <table:table-cell office:value-type="float" office:value="1.1138" calcext:value-type="float">
            <text:p>1.1138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1.20580637454987" calcext:value-type="float">
            <text:p>1.205806374549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8045201301575" calcext:value-type="float">
            <text:p>1.28045201301575</text:p>
          </table:table-cell>
          <table:table-cell office:value-type="float" office:value="1.35674810409546" calcext:value-type="float">
            <text:p>1.35674810409546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244338989258" calcext:value-type="float">
            <text:p>1.42244338989258</text:p>
          </table:table-cell>
          <table:table-cell office:value-type="float" office:value="1.42856752872467" calcext:value-type="float">
            <text:p>1.42856752872467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43845319747925" calcext:value-type="float">
            <text:p>1.43845319747925</text:p>
          </table:table-cell>
          <table:table-cell office:value-type="float" office:value="1.21548175811768" calcext:value-type="float">
            <text:p>1.21548175811768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43241989612579" calcext:value-type="float">
            <text:p>1.43241989612579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30887293815613" calcext:value-type="float">
            <text:p>1.30887293815613</text:p>
          </table:table-cell>
          <table:table-cell office:value-type="float" office:value="1.34030437469482" calcext:value-type="float">
            <text:p>1.34030437469482</text:p>
          </table:table-cell>
          <table:table-cell office:value-type="float" office:value="1.37434148788452" calcext:value-type="float">
            <text:p>1.37434148788452</text:p>
          </table:table-cell>
          <table:table-cell office:value-type="float" office:value="1.24545168876648" calcext:value-type="float">
            <text:p>1.24545168876648</text:p>
          </table:table-cell>
          <table:table-cell office:value-type="float" office:value="1.24903559684753" calcext:value-type="float">
            <text:p>1.24903559684753</text:p>
          </table:table-cell>
          <table:table-cell office:value-type="float" office:value="1.11668288707733" calcext:value-type="float">
            <text:p>1.11668288707733</text:p>
          </table:table-cell>
          <table:table-cell office:value-type="float" office:value="1.36863601207733" calcext:value-type="float">
            <text:p>1.36863601207733</text:p>
          </table:table-cell>
          <table:table-cell office:value-type="float" office:value="1.24067735671997" calcext:value-type="float">
            <text:p>1.24067735671997</text:p>
          </table:table-cell>
          <table:table-cell office:value-type="float" office:value="1.36677050590515" calcext:value-type="float">
            <text:p>1.36677050590515</text:p>
          </table:table-cell>
          <table:table-cell office:value-type="float" office:value="1.40330195426941" calcext:value-type="float">
            <text:p>1.40330195426941</text:p>
          </table:table-cell>
          <table:table-cell office:value-type="float" office:value="1.14379131793976" calcext:value-type="float">
            <text:p>1.14379131793976</text:p>
          </table:table-cell>
          <table:table-cell office:value-type="float" office:value="1.45468711853027" calcext:value-type="float">
            <text:p>1.45468711853027</text:p>
          </table:table-cell>
          <table:table-cell office:value-type="float" office:value="1.20418179035187" calcext:value-type="float">
            <text:p>1.20418179035187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36686229705811" calcext:value-type="float">
            <text:p>1.3668622970581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4530223608017" calcext:value-type="float">
            <text:p>1.4530223608017</text:p>
          </table:table-cell>
          <table:table-cell office:value-type="float" office:value="1.2278323173523" calcext:value-type="float">
            <text:p>1.2278323173523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40819823741913" calcext:value-type="float">
            <text:p>1.40819823741913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48731637001038" calcext:value-type="float">
            <text:p>1.48731637001038</text:p>
          </table:table-cell>
          <table:table-cell office:value-type="float" office:value="1.11375498771667" calcext:value-type="float">
            <text:p>1.11375498771667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38588047027588" calcext:value-type="float">
            <text:p>1.38588047027588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45766115188599" calcext:value-type="float">
            <text:p>1.45766115188599</text:p>
          </table:table-cell>
          <table:table-cell office:value-type="float" office:value="1.28321707248688" calcext:value-type="float">
            <text:p>1.28321707248688</text:p>
          </table:table-cell>
          <table:table-cell office:value-type="float" office:value="1.32489109039307" calcext:value-type="float">
            <text:p>1.32489109039307</text:p>
          </table:table-cell>
          <table:table-cell office:value-type="float" office:value="1.41599190235138" calcext:value-type="float">
            <text:p>1.41599190235138</text:p>
          </table:table-cell>
          <table:table-cell office:value-type="float" office:value="1.45467209815979" calcext:value-type="float">
            <text:p>1.45467209815979</text:p>
          </table:table-cell>
          <table:table-cell office:value-type="float" office:value="1.39872813224792" calcext:value-type="float">
            <text:p>1.39872813224792</text:p>
          </table:table-cell>
          <table:table-cell office:value-type="float" office:value="1.43411111831665" calcext:value-type="float">
            <text:p>1.43411111831665</text:p>
          </table:table-cell>
          <table:table-cell office:value-type="float" office:value="1.35197925567627" calcext:value-type="float">
            <text:p>1.35197925567627</text:p>
          </table:table-cell>
          <table:table-cell office:value-type="float" office:value="1.31805860996246" calcext:value-type="float">
            <text:p>1.31805860996246</text:p>
          </table:table-cell>
          <table:table-cell office:value-type="float" office:value="1.25909757614136" calcext:value-type="float">
            <text:p>1.2590975761413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5469174385071" calcext:value-type="float">
            <text:p>1.35469174385071</text:p>
          </table:table-cell>
          <table:table-cell office:value-type="float" office:value="1.36201333999634" calcext:value-type="float">
            <text:p>1.36201333999634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293" calcext:value-type="float">
            <text:p>1.3293</text:p>
          </table:table-cell>
          <table:table-cell office:value-type="float" office:value="1.3532" calcext:value-type="float">
            <text:p>1.3532</text:p>
          </table:table-cell>
          <table:table-cell office:value-type="float" office:value="1.4809" calcext:value-type="float">
            <text:p>1.480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2193956375122" calcext:value-type="float">
            <text:p>1.22193956375122</text:p>
          </table:table-cell>
          <table:table-cell office:value-type="float" office:value="1.37804174423218" calcext:value-type="float">
            <text:p>1.3780417442321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1738567352295" calcext:value-type="float">
            <text:p>1.31738567352295</text:p>
          </table:table-cell>
          <table:table-cell office:value-type="float" office:value="1.31102764606476" calcext:value-type="float">
            <text:p>1.31102764606476</text:p>
          </table:table-cell>
          <table:table-cell office:value-type="float" office:value="1.37146663665771" calcext:value-type="float">
            <text:p>1.37146663665771</text:p>
          </table:table-cell>
          <table:table-cell office:value-type="float" office:value="1.33537721633911" calcext:value-type="float">
            <text:p>1.33537721633911</text:p>
          </table:table-cell>
          <table:table-cell office:value-type="float" office:value="1.32153236865997" calcext:value-type="float">
            <text:p>1.32153236865997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5874948501587" calcext:value-type="float">
            <text:p>1.25874948501587</text:p>
          </table:table-cell>
          <table:table-cell office:value-type="float" office:value="1.383345246315" calcext:value-type="float">
            <text:p>1.3833452463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436116695404" calcext:value-type="float">
            <text:p>1.36436116695404</text:p>
          </table:table-cell>
          <table:table-cell office:value-type="float" office:value="1.35826432704926" calcext:value-type="float">
            <text:p>1.35826432704926</text:p>
          </table:table-cell>
          <table:table-cell office:value-type="float" office:value="1.25814187526703" calcext:value-type="float">
            <text:p>1.25814187526703</text:p>
          </table:table-cell>
          <table:table-cell office:value-type="float" office:value="1.34803426265717" calcext:value-type="float">
            <text:p>1.34803426265717</text:p>
          </table:table-cell>
          <table:table-cell office:value-type="float" office:value="1.36089837551117" calcext:value-type="float">
            <text:p>1.36089837551117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1638143062592" calcext:value-type="float">
            <text:p>1.21638143062592</text:p>
          </table:table-cell>
          <table:table-cell office:value-type="float" office:value="1.35172712802887" calcext:value-type="float">
            <text:p>1.35172712802887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36787462234497" calcext:value-type="float">
            <text:p>1.36787462234497</text:p>
          </table:table-cell>
          <table:table-cell office:value-type="float" office:value="1.3619909286499" calcext:value-type="float">
            <text:p>1.3619909286499</text:p>
          </table:table-cell>
          <table:table-cell office:value-type="float" office:value="1.3333238363266" calcext:value-type="float">
            <text:p>1.3333238363266</text:p>
          </table:table-cell>
          <table:table-cell office:value-type="float" office:value="1.33939170837402" calcext:value-type="float">
            <text:p>1.3393917083740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25441002845764" calcext:value-type="float">
            <text:p>1.25441002845764</text:p>
          </table:table-cell>
          <table:table-cell office:value-type="float" office:value="1.44948959350586" calcext:value-type="float">
            <text:p>1.44948959350586</text:p>
          </table:table-cell>
          <table:table-cell office:value-type="float" office:value="1.34863269329071" calcext:value-type="float">
            <text:p>1.34863269329071</text:p>
          </table:table-cell>
          <table:table-cell office:value-type="float" office:value="1.41567945480347" calcext:value-type="float">
            <text:p>1.41567945480347</text:p>
          </table:table-cell>
          <table:table-cell office:value-type="float" office:value="1.33499181270599" calcext:value-type="float">
            <text:p>1.33499181270599</text:p>
          </table:table-cell>
          <table:table-cell office:value-type="float" office:value="1.36746025085449" calcext:value-type="float">
            <text:p>1.36746025085449</text:p>
          </table:table-cell>
          <table:table-cell office:value-type="float" office:value="1.44137251377106" calcext:value-type="float">
            <text:p>1.44137251377106</text:p>
          </table:table-cell>
          <table:table-cell office:value-type="float" office:value="1.38330519199371" calcext:value-type="float">
            <text:p>1.38330519199371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27124452590942" calcext:value-type="float">
            <text:p>1.27124452590942</text:p>
          </table:table-cell>
          <table:table-cell office:value-type="float" office:value="1.37946939468384" calcext:value-type="float">
            <text:p>1.37946939468384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41469740867615" calcext:value-type="float">
            <text:p>1.41469740867615</text:p>
          </table:table-cell>
          <table:table-cell office:value-type="float" office:value="1.17688035964966" calcext:value-type="float">
            <text:p>1.17688035964966</text:p>
          </table:table-cell>
          <table:table-cell office:value-type="float" office:value="1.35999870300293" calcext:value-type="float">
            <text:p>1.35999870300293</text:p>
          </table:table-cell>
          <table:table-cell office:value-type="float" office:value="1.38237285614014" calcext:value-type="float">
            <text:p>1.38237285614014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8794062137604" calcext:value-type="float">
            <text:p>1.28794062137604</text:p>
          </table:table-cell>
          <table:table-cell office:value-type="float" office:value="1.30003023147583" calcext:value-type="float">
            <text:p>1.30003023147583</text:p>
          </table:table-cell>
          <table:table-cell office:value-type="float" office:value="1.36213898658752" calcext:value-type="float">
            <text:p>1.36213898658752</text:p>
          </table:table-cell>
          <table:table-cell office:value-type="float" office:value="1.20821368694305" calcext:value-type="float">
            <text:p>1.20821368694305</text:p>
          </table:table-cell>
          <table:table-cell office:value-type="float" office:value="1.21031260490417" calcext:value-type="float">
            <text:p>1.21031260490417</text:p>
          </table:table-cell>
          <table:table-cell office:value-type="float" office:value="1.33474397659302" calcext:value-type="float">
            <text:p>1.33474397659302</text:p>
          </table:table-cell>
          <table:table-cell office:value-type="float" office:value="1.38918316364288" calcext:value-type="float">
            <text:p>1.38918316364288</text:p>
          </table:table-cell>
          <table:table-cell office:value-type="float" office:value="1.41329491138458" calcext:value-type="float">
            <text:p>1.41329491138458</text:p>
          </table:table-cell>
          <table:table-cell office:value-type="float" office:value="1.32064402103424" calcext:value-type="float">
            <text:p>1.32064402103424</text:p>
          </table:table-cell>
          <table:table-cell office:value-type="float" office:value="1.39681887626648" calcext:value-type="float">
            <text:p>1.39681887626648</text:p>
          </table:table-cell>
          <table:table-cell office:value-type="float" office:value="1.37922441959381" calcext:value-type="float">
            <text:p>1.37922441959381</text:p>
          </table:table-cell>
          <table:table-cell office:value-type="float" office:value="1.33412313461304" calcext:value-type="float">
            <text:p>1.33412313461304</text:p>
          </table:table-cell>
          <table:table-cell office:value-type="float" office:value="1.37559461593628" calcext:value-type="float">
            <text:p>1.37559461593628</text:p>
          </table:table-cell>
          <table:table-cell office:value-type="float" office:value="1.48086476325989" calcext:value-type="float">
            <text:p>1.48086476325989</text:p>
          </table:table-cell>
          <table:table-cell office:value-type="float" office:value="1.38953101634979" calcext:value-type="float">
            <text:p>1.38953101634979</text:p>
          </table:table-cell>
          <table:table-cell office:value-type="float" office:value="1.3146276473999" calcext:value-type="float">
            <text:p>1.3146276473999</text:p>
          </table:table-cell>
          <table:table-cell office:value-type="float" office:value="1.37722289562225" calcext:value-type="float">
            <text:p>1.37722289562225</text:p>
          </table:table-cell>
          <table:table-cell office:value-type="float" office:value="1.30150640010834" calcext:value-type="float">
            <text:p>1.30150640010834</text:p>
          </table:table-cell>
          <table:table-cell office:value-type="float" office:value="1.35318660736084" calcext:value-type="float">
            <text:p>1.35318660736084</text:p>
          </table:table-cell>
          <table:table-cell office:value-type="float" office:value="1.1951185464859" calcext:value-type="float">
            <text:p>1.1951185464859</text:p>
          </table:table-cell>
          <table:table-cell office:value-type="float" office:value="1.24123644828796" calcext:value-type="float">
            <text:p>1.24123644828796</text:p>
          </table:table-cell>
          <table:table-cell office:value-type="float" office:value="1.42002761363983" calcext:value-type="float">
            <text:p>1.42002761363983</text:p>
          </table:table-cell>
          <table:table-cell office:value-type="float" office:value="1.31886947154999" calcext:value-type="float">
            <text:p>1.31886947154999</text:p>
          </table:table-cell>
          <table:table-cell office:value-type="float" office:value="1.3827817440033" calcext:value-type="float">
            <text:p>1.3827817440033</text:p>
          </table:table-cell>
          <table:table-cell office:value-type="float" office:value="1.36341488361359" calcext:value-type="float">
            <text:p>1.36341488361359</text:p>
          </table:table-cell>
          <table:table-cell office:value-type="float" office:value="1.45533645153046" calcext:value-type="float">
            <text:p>1.45533645153046</text:p>
          </table:table-cell>
          <table:table-cell office:value-type="float" office:value="1.35384511947632" calcext:value-type="float">
            <text:p>1.35384511947632</text:p>
          </table:table-cell>
          <table:table-cell office:value-type="float" office:value="1.39934122562408" calcext:value-type="float">
            <text:p>1.39934122562408</text:p>
          </table:table-cell>
          <table:table-cell office:value-type="float" office:value="1.4801253080368" calcext:value-type="float">
            <text:p>1.4801253080368</text:p>
          </table:table-cell>
          <table:table-cell office:value-type="float" office:value="1.16012263298035" calcext:value-type="float">
            <text:p>1.16012263298035</text:p>
          </table:table-cell>
          <table:table-cell office:value-type="float" office:value="1.39753973484039" calcext:value-type="float">
            <text:p>1.39753973484039</text:p>
          </table:table-cell>
          <table:table-cell office:value-type="float" office:value="1.38608431816101" calcext:value-type="float">
            <text:p>1.38608431816101</text:p>
          </table:table-cell>
          <table:table-cell office:value-type="float" office:value="1.4351989030838" calcext:value-type="float">
            <text:p>1.4351989030838</text:p>
          </table:table-cell>
          <table:table-cell office:value-type="float" office:value="1.45247292518616" calcext:value-type="float">
            <text:p>1.45247292518616</text:p>
          </table:table-cell>
          <table:table-cell office:value-type="float" office:value="1.38636064529419" calcext:value-type="float">
            <text:p>1.38636064529419</text:p>
          </table:table-cell>
          <table:table-cell office:value-type="float" office:value="1.36145377159119" calcext:value-type="float">
            <text:p>1.36145377159119</text:p>
          </table:table-cell>
          <table:table-cell table:number-columns-repeated="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086268901825" calcext:value-type="float">
            <text:p>1.308626890182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3464584350586" calcext:value-type="float">
            <text:p>1.23464584350586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240289211273" calcext:value-type="float">
            <text:p>1.26240289211273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0154278278351" calcext:value-type="float">
            <text:p>1.40154278278351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40871787071228" calcext:value-type="float">
            <text:p>1.40871787071228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36057484149933" calcext:value-type="float">
            <text:p>1.36057484149933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0263042449951" calcext:value-type="float">
            <text:p>1.30263042449951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4174348115921" calcext:value-type="float">
            <text:p>1.4174348115921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4685873985291" calcext:value-type="float">
            <text:p>1.34685873985291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33758842945099" calcext:value-type="float">
            <text:p>1.33758842945099</text:p>
          </table:table-cell>
          <table:table-cell office:value-type="float" office:value="1.35158216953278" calcext:value-type="float">
            <text:p>1.35158216953278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6310172080994" calcext:value-type="float">
            <text:p>1.36310172080994</text:p>
          </table:table-cell>
          <table:table-cell office:value-type="float" office:value="1.05177009105682" calcext:value-type="float">
            <text:p>1.05177009105682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9122927188873" calcext:value-type="float">
            <text:p>1.39122927188873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7966916561127" calcext:value-type="float">
            <text:p>1.27966916561127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8183128833771" calcext:value-type="float">
            <text:p>1.38183128833771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6417996883392" calcext:value-type="float">
            <text:p>1.36417996883392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39016497135162" calcext:value-type="float">
            <text:p>1.39016497135162</text:p>
          </table:table-cell>
          <table:table-cell office:value-type="float" office:value="1.31896662712097" calcext:value-type="float">
            <text:p>1.31896662712097</text:p>
          </table:table-cell>
          <table:table-cell office:value-type="float" office:value="1.32963335514069" calcext:value-type="float">
            <text:p>1.32963335514069</text:p>
          </table:table-cell>
          <table:table-cell office:value-type="float" office:value="1.35947251319885" calcext:value-type="float">
            <text:p>1.35947251319885</text:p>
          </table:table-cell>
          <table:table-cell office:value-type="float" office:value="1.24629724025726" calcext:value-type="float">
            <text:p>1.24629724025726</text:p>
          </table:table-cell>
          <table:table-cell office:value-type="float" office:value="1.39335632324219" calcext:value-type="float">
            <text:p>1.39335632324219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2724606990814" calcext:value-type="float">
            <text:p>1.32724606990814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2312867641449" calcext:value-type="float">
            <text:p>1.22312867641449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16206586360931" calcext:value-type="float">
            <text:p>1.16206586360931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40909624099731" calcext:value-type="float">
            <text:p>1.40909624099731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31343340873718" calcext:value-type="float">
            <text:p>1.31343340873718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19" calcext:value-type="float">
            <text:p>1.3219</text:p>
          </table:table-cell>
          <table:table-cell office:value-type="float" office:value="1.3723" calcext:value-type="float">
            <text:p>1.3723</text:p>
          </table:table-cell>
          <table:table-cell office:value-type="float" office:value="1.5051" calcext:value-type="float">
            <text:p>1.5051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656919002533" calcext:value-type="float">
            <text:p>1.3656919002533</text:p>
          </table:table-cell>
          <table:table-cell office:value-type="float" office:value="1.30206298828125" calcext:value-type="float">
            <text:p>1.3020629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004020690918" calcext:value-type="float">
            <text:p>1.34004020690918</text:p>
          </table:table-cell>
          <table:table-cell office:value-type="float" office:value="1.39000821113586" calcext:value-type="float">
            <text:p>1.39000821113586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46244716644287" calcext:value-type="float">
            <text:p>1.46244716644287</text:p>
          </table:table-cell>
          <table:table-cell office:value-type="float" office:value="1.16460716724396" calcext:value-type="float">
            <text:p>1.1646071672439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90921163559" calcext:value-type="float">
            <text:p>1.3590921163559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0505094528198" calcext:value-type="float">
            <text:p>1.20505094528198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40382313728333" calcext:value-type="float">
            <text:p>1.40382313728333</text:p>
          </table:table-cell>
          <table:table-cell office:value-type="float" office:value="1.26827812194824" calcext:value-type="float">
            <text:p>1.26827812194824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44626522064209" calcext:value-type="float">
            <text:p>1.44626522064209</text:p>
          </table:table-cell>
          <table:table-cell office:value-type="float" office:value="1.4354168176651" calcext:value-type="float">
            <text:p>1.4354168176651</text:p>
          </table:table-cell>
          <table:table-cell office:value-type="float" office:value="1.37925100326538" calcext:value-type="float">
            <text:p>1.37925100326538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5437393188477" calcext:value-type="float">
            <text:p>1.35437393188477</text:p>
          </table:table-cell>
          <table:table-cell office:value-type="float" office:value="1.37105071544647" calcext:value-type="float">
            <text:p>1.37105071544647</text:p>
          </table:table-cell>
          <table:table-cell office:value-type="float" office:value="1.35142397880554" calcext:value-type="float">
            <text:p>1.35142397880554</text:p>
          </table:table-cell>
          <table:table-cell office:value-type="float" office:value="1.40445470809937" calcext:value-type="float">
            <text:p>1.40445470809937</text:p>
          </table:table-cell>
          <table:table-cell office:value-type="float" office:value="1.39217686653137" calcext:value-type="float">
            <text:p>1.39217686653137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981522083282" calcext:value-type="float">
            <text:p>1.37981522083282</text:p>
          </table:table-cell>
          <table:table-cell office:value-type="float" office:value="1.36198258399963" calcext:value-type="float">
            <text:p>1.36198258399963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9788973331451" calcext:value-type="float">
            <text:p>1.39788973331451</text:p>
          </table:table-cell>
          <table:table-cell office:value-type="float" office:value="1.20835149288178" calcext:value-type="float">
            <text:p>1.2083514928817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090815782547" calcext:value-type="float">
            <text:p>1.090815782547</text:p>
          </table:table-cell>
          <table:table-cell office:value-type="float" office:value="1.45148992538452" calcext:value-type="float">
            <text:p>1.45148992538452</text:p>
          </table:table-cell>
          <table:table-cell office:value-type="float" office:value="1.45362615585327" calcext:value-type="float">
            <text:p>1.45362615585327</text:p>
          </table:table-cell>
          <table:table-cell office:value-type="float" office:value="1.44548201560974" calcext:value-type="float">
            <text:p>1.44548201560974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44478464126587" calcext:value-type="float">
            <text:p>1.44478464126587</text:p>
          </table:table-cell>
          <table:table-cell office:value-type="float" office:value="1.48740696907043" calcext:value-type="float">
            <text:p>1.48740696907043</text:p>
          </table:table-cell>
          <table:table-cell office:value-type="float" office:value="1.44263625144959" calcext:value-type="float">
            <text:p>1.44263625144959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50514757633209" calcext:value-type="float">
            <text:p>1.50514757633209</text:p>
          </table:table-cell>
          <table:table-cell office:value-type="float" office:value="1.43069052696228" calcext:value-type="float">
            <text:p>1.43069052696228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1093003749847" calcext:value-type="float">
            <text:p>1.41093003749847</text:p>
          </table:table-cell>
          <table:table-cell office:value-type="float" office:value="1.22172284126282" calcext:value-type="float">
            <text:p>1.2217228412628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19" calcext:value-type="float">
            <text:p>1.3219</text:p>
          </table:table-cell>
          <table:table-cell office:value-type="float" office:value="1.3723" calcext:value-type="float">
            <text:p>1.3723</text:p>
          </table:table-cell>
          <table:table-cell office:value-type="float" office:value="1.5051" calcext:value-type="float">
            <text:p>1.5051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656919002533" calcext:value-type="float">
            <text:p>1.3656919002533</text:p>
          </table:table-cell>
          <table:table-cell office:value-type="float" office:value="1.30206298828125" calcext:value-type="float">
            <text:p>1.3020629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4004020690918" calcext:value-type="float">
            <text:p>1.34004020690918</text:p>
          </table:table-cell>
          <table:table-cell office:value-type="float" office:value="1.39000821113586" calcext:value-type="float">
            <text:p>1.39000821113586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46244716644287" calcext:value-type="float">
            <text:p>1.46244716644287</text:p>
          </table:table-cell>
          <table:table-cell office:value-type="float" office:value="1.16460716724396" calcext:value-type="float">
            <text:p>1.1646071672439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90921163559" calcext:value-type="float">
            <text:p>1.3590921163559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0505094528198" calcext:value-type="float">
            <text:p>1.20505094528198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40382313728333" calcext:value-type="float">
            <text:p>1.40382313728333</text:p>
          </table:table-cell>
          <table:table-cell office:value-type="float" office:value="1.26827812194824" calcext:value-type="float">
            <text:p>1.26827812194824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44626522064209" calcext:value-type="float">
            <text:p>1.44626522064209</text:p>
          </table:table-cell>
          <table:table-cell office:value-type="float" office:value="1.4354168176651" calcext:value-type="float">
            <text:p>1.4354168176651</text:p>
          </table:table-cell>
          <table:table-cell office:value-type="float" office:value="1.37925100326538" calcext:value-type="float">
            <text:p>1.37925100326538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5437393188477" calcext:value-type="float">
            <text:p>1.35437393188477</text:p>
          </table:table-cell>
          <table:table-cell office:value-type="float" office:value="1.37105071544647" calcext:value-type="float">
            <text:p>1.37105071544647</text:p>
          </table:table-cell>
          <table:table-cell office:value-type="float" office:value="1.35142397880554" calcext:value-type="float">
            <text:p>1.35142397880554</text:p>
          </table:table-cell>
          <table:table-cell office:value-type="float" office:value="1.40445470809937" calcext:value-type="float">
            <text:p>1.40445470809937</text:p>
          </table:table-cell>
          <table:table-cell office:value-type="float" office:value="1.39217686653137" calcext:value-type="float">
            <text:p>1.39217686653137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981522083282" calcext:value-type="float">
            <text:p>1.37981522083282</text:p>
          </table:table-cell>
          <table:table-cell office:value-type="float" office:value="1.36198258399963" calcext:value-type="float">
            <text:p>1.36198258399963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39788973331451" calcext:value-type="float">
            <text:p>1.39788973331451</text:p>
          </table:table-cell>
          <table:table-cell office:value-type="float" office:value="1.20835149288178" calcext:value-type="float">
            <text:p>1.2083514928817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090815782547" calcext:value-type="float">
            <text:p>1.090815782547</text:p>
          </table:table-cell>
          <table:table-cell office:value-type="float" office:value="1.45148992538452" calcext:value-type="float">
            <text:p>1.45148992538452</text:p>
          </table:table-cell>
          <table:table-cell office:value-type="float" office:value="1.45362615585327" calcext:value-type="float">
            <text:p>1.45362615585327</text:p>
          </table:table-cell>
          <table:table-cell office:value-type="float" office:value="1.44548201560974" calcext:value-type="float">
            <text:p>1.44548201560974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44478464126587" calcext:value-type="float">
            <text:p>1.44478464126587</text:p>
          </table:table-cell>
          <table:table-cell office:value-type="float" office:value="1.48740696907043" calcext:value-type="float">
            <text:p>1.48740696907043</text:p>
          </table:table-cell>
          <table:table-cell office:value-type="float" office:value="1.44263625144959" calcext:value-type="float">
            <text:p>1.44263625144959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50514757633209" calcext:value-type="float">
            <text:p>1.50514757633209</text:p>
          </table:table-cell>
          <table:table-cell office:value-type="float" office:value="1.43069052696228" calcext:value-type="float">
            <text:p>1.43069052696228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1093003749847" calcext:value-type="float">
            <text:p>1.41093003749847</text:p>
          </table:table-cell>
          <table:table-cell office:value-type="float" office:value="1.22172284126282" calcext:value-type="float">
            <text:p>1.22172284126282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775" calcext:value-type="float">
            <text:p>1.2775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966" calcext:value-type="float">
            <text:p>1.496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558696269989" calcext:value-type="float">
            <text:p>1.2558696269989</text:p>
          </table:table-cell>
          <table:table-cell office:value-type="float" office:value="1.35267663002014" calcext:value-type="float">
            <text:p>1.3526766300201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297942638397" calcext:value-type="float">
            <text:p>1.22297942638397</text:p>
          </table:table-cell>
          <table:table-cell office:value-type="float" office:value="1.37629175186157" calcext:value-type="float">
            <text:p>1.37629175186157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035933971405" calcext:value-type="float">
            <text:p>1.3035933971405</text:p>
          </table:table-cell>
          <table:table-cell office:value-type="float" office:value="1.32537984848022" calcext:value-type="float">
            <text:p>1.32537984848022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30690145492554" calcext:value-type="float">
            <text:p>1.30690145492554</text:p>
          </table:table-cell>
          <table:table-cell office:value-type="float" office:value="1.40556514263153" calcext:value-type="float">
            <text:p>1.40556514263153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9660086631775" calcext:value-type="float">
            <text:p>1.49660086631775</text:p>
          </table:table-cell>
          <table:table-cell office:value-type="float" office:value="1.39760172367096" calcext:value-type="float">
            <text:p>1.39760172367096</text:p>
          </table:table-cell>
          <table:table-cell office:value-type="float" office:value="1.42626941204071" calcext:value-type="float">
            <text:p>1.42626941204071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4785771369934" calcext:value-type="float">
            <text:p>1.34785771369934</text:p>
          </table:table-cell>
          <table:table-cell office:value-type="float" office:value="1.2302610874176" calcext:value-type="float">
            <text:p>1.2302610874176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373907566071" calcext:value-type="float">
            <text:p>1.42373907566071</text:p>
          </table:table-cell>
          <table:table-cell office:value-type="float" office:value="1.25906085968018" calcext:value-type="float">
            <text:p>1.25906085968018</text:p>
          </table:table-cell>
          <table:table-cell office:value-type="float" office:value="1.33163142204285" calcext:value-type="float">
            <text:p>1.33163142204285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25014424324036" calcext:value-type="float">
            <text:p>1.25014424324036</text:p>
          </table:table-cell>
          <table:table-cell office:value-type="float" office:value="1.20782160758972" calcext:value-type="float">
            <text:p>1.2078216075897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5216617584229" calcext:value-type="float">
            <text:p>1.35216617584229</text:p>
          </table:table-cell>
          <table:table-cell office:value-type="float" office:value="1.36879205703735" calcext:value-type="float">
            <text:p>1.3687920570373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7633295059204" calcext:value-type="float">
            <text:p>1.17633295059204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41882002353668" calcext:value-type="float">
            <text:p>1.41882002353668</text:p>
          </table:table-cell>
          <table:table-cell office:value-type="float" office:value="1.4205356836319" calcext:value-type="float">
            <text:p>1.4205356836319</text:p>
          </table:table-cell>
          <table:table-cell office:value-type="float" office:value="1.38487648963928" calcext:value-type="float">
            <text:p>1.38487648963928</text:p>
          </table:table-cell>
          <table:table-cell office:value-type="float" office:value="1.37326908111572" calcext:value-type="float">
            <text:p>1.37326908111572</text:p>
          </table:table-cell>
          <table:table-cell office:value-type="float" office:value="1.34626317024231" calcext:value-type="float">
            <text:p>1.3462631702423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2536458969116" calcext:value-type="float">
            <text:p>1.32536458969116</text:p>
          </table:table-cell>
          <table:table-cell office:value-type="float" office:value="1.33820784091949" calcext:value-type="float">
            <text:p>1.33820784091949</text:p>
          </table:table-cell>
          <table:table-cell office:value-type="float" office:value="1.28522133827209" calcext:value-type="float">
            <text:p>1.28522133827209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40698683261871" calcext:value-type="float">
            <text:p>1.40698683261871</text:p>
          </table:table-cell>
          <table:table-cell office:value-type="float" office:value="1.36943352222443" calcext:value-type="float">
            <text:p>1.36943352222443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18657612800598" calcext:value-type="float">
            <text:p>1.18657612800598</text:p>
          </table:table-cell>
          <table:table-cell office:value-type="float" office:value="1.19989478588104" calcext:value-type="float">
            <text:p>1.199894785881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8727030754089" calcext:value-type="float">
            <text:p>1.28727030754089</text:p>
          </table:table-cell>
          <table:table-cell office:value-type="float" office:value="1.18066000938416" calcext:value-type="float">
            <text:p>1.18066000938416</text:p>
          </table:table-cell>
          <table:table-cell office:value-type="float" office:value="1.16151881217957" calcext:value-type="float">
            <text:p>1.16151881217957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3402" calcext:value-type="float">
            <text:p>1.3402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8053500652313" calcext:value-type="float">
            <text:p>1.38053500652313</text:p>
          </table:table-cell>
          <table:table-cell office:value-type="float" office:value="1.31399297714233" calcext:value-type="float">
            <text:p>1.313992977142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270180225372" calcext:value-type="float">
            <text:p>1.33270180225372</text:p>
          </table:table-cell>
          <table:table-cell office:value-type="float" office:value="1.36571621894836" calcext:value-type="float">
            <text:p>1.36571621894836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0331647396088" calcext:value-type="float">
            <text:p>1.3033164739608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7167239189148" calcext:value-type="float">
            <text:p>1.37167239189148</text:p>
          </table:table-cell>
          <table:table-cell office:value-type="float" office:value="1.27313923835754" calcext:value-type="float">
            <text:p>1.2731392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7792930603" calcext:value-type="float">
            <text:p>1.3277792930603</text:p>
          </table:table-cell>
          <table:table-cell office:value-type="float" office:value="1.25818741321564" calcext:value-type="float">
            <text:p>1.25818741321564</text:p>
          </table:table-cell>
          <table:table-cell office:value-type="float" office:value="1.19463849067688" calcext:value-type="float">
            <text:p>1.19463849067688</text:p>
          </table:table-cell>
          <table:table-cell office:value-type="float" office:value="1.22751092910767" calcext:value-type="float">
            <text:p>1.227510929107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2175698280334" calcext:value-type="float">
            <text:p>1.42175698280334</text:p>
          </table:table-cell>
          <table:table-cell office:value-type="float" office:value="1.41159689426422" calcext:value-type="float">
            <text:p>1.41159689426422</text:p>
          </table:table-cell>
          <table:table-cell office:value-type="float" office:value="1.3473391532898" calcext:value-type="float">
            <text:p>1.3473391532898</text:p>
          </table:table-cell>
          <table:table-cell office:value-type="float" office:value="1.40665936470032" calcext:value-type="float">
            <text:p>1.40665936470032</text:p>
          </table:table-cell>
          <table:table-cell office:value-type="float" office:value="1.41996335983276" calcext:value-type="float">
            <text:p>1.41996335983276</text:p>
          </table:table-cell>
          <table:table-cell office:value-type="float" office:value="1.36263203620911" calcext:value-type="float">
            <text:p>1.36263203620911</text:p>
          </table:table-cell>
          <table:table-cell office:value-type="float" office:value="1.37133860588074" calcext:value-type="float">
            <text:p>1.37133860588074</text:p>
          </table:table-cell>
          <table:table-cell office:value-type="float" office:value="1.16418349742889" calcext:value-type="float">
            <text:p>1.16418349742889</text:p>
          </table:table-cell>
          <table:table-cell office:value-type="float" office:value="1.47893142700195" calcext:value-type="float">
            <text:p>1.47893142700195</text:p>
          </table:table-cell>
          <table:table-cell office:value-type="float" office:value="1.38398289680481" calcext:value-type="float">
            <text:p>1.38398289680481</text:p>
          </table:table-cell>
          <table:table-cell office:value-type="float" office:value="1.28597795963287" calcext:value-type="float">
            <text:p>1.28597795963287</text:p>
          </table:table-cell>
          <table:table-cell office:value-type="float" office:value="1.39926254749298" calcext:value-type="float">
            <text:p>1.39926254749298</text:p>
          </table:table-cell>
          <table:table-cell office:value-type="float" office:value="1.25105261802673" calcext:value-type="float">
            <text:p>1.25105261802673</text:p>
          </table:table-cell>
          <table:table-cell office:value-type="float" office:value="1.33985352516174" calcext:value-type="float">
            <text:p>1.33985352516174</text:p>
          </table:table-cell>
          <table:table-cell office:value-type="float" office:value="1.34058594703674" calcext:value-type="float">
            <text:p>1.34058594703674</text:p>
          </table:table-cell>
          <table:table-cell office:value-type="float" office:value="1.45683920383453" calcext:value-type="float">
            <text:p>1.45683920383453</text:p>
          </table:table-cell>
          <table:table-cell office:value-type="float" office:value="1.37691628932953" calcext:value-type="float">
            <text:p>1.37691628932953</text:p>
          </table:table-cell>
          <table:table-cell office:value-type="float" office:value="1.36902582645416" calcext:value-type="float">
            <text:p>1.36902582645416</text:p>
          </table:table-cell>
          <table:table-cell office:value-type="float" office:value="1.44739532470703" calcext:value-type="float">
            <text:p>1.44739532470703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3251094818115" calcext:value-type="float">
            <text:p>1.3325109481811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55402803421" calcext:value-type="float">
            <text:p>1.4755402803421</text:p>
          </table:table-cell>
          <table:table-cell office:value-type="float" office:value="1.28756582736969" calcext:value-type="float">
            <text:p>1.28756582736969</text:p>
          </table:table-cell>
          <table:table-cell office:value-type="float" office:value="1.16748428344727" calcext:value-type="float">
            <text:p>1.16748428344727</text:p>
          </table:table-cell>
          <table:table-cell office:value-type="float" office:value="1.42981112003326" calcext:value-type="float">
            <text:p>1.42981112003326</text:p>
          </table:table-cell>
          <table:table-cell office:value-type="float" office:value="1.37703883647919" calcext:value-type="float">
            <text:p>1.37703883647919</text:p>
          </table:table-cell>
          <table:table-cell office:value-type="float" office:value="1.39516162872314" calcext:value-type="float">
            <text:p>1.39516162872314</text:p>
          </table:table-cell>
          <table:table-cell office:value-type="float" office:value="1.44200265407562" calcext:value-type="float">
            <text:p>1.44200265407562</text:p>
          </table:table-cell>
          <table:table-cell office:value-type="float" office:value="1.46602833271027" calcext:value-type="float">
            <text:p>1.46602833271027</text:p>
          </table:table-cell>
          <table:table-cell office:value-type="float" office:value="1.30638742446899" calcext:value-type="float">
            <text:p>1.30638742446899</text:p>
          </table:table-cell>
          <table:table-cell office:value-type="float" office:value="1.27971494197845" calcext:value-type="float">
            <text:p>1.27971494197845</text:p>
          </table:table-cell>
          <table:table-cell office:value-type="float" office:value="1.39050769805908" calcext:value-type="float">
            <text:p>1.39050769805908</text:p>
          </table:table-cell>
          <table:table-cell office:value-type="float" office:value="1.23169362545013" calcext:value-type="float">
            <text:p>1.23169362545013</text:p>
          </table:table-cell>
          <table:table-cell office:value-type="float" office:value="1.2746878862381" calcext:value-type="float">
            <text:p>1.2746878862381</text:p>
          </table:table-cell>
          <table:table-cell office:value-type="float" office:value="1.43627178668976" calcext:value-type="float">
            <text:p>1.43627178668976</text:p>
          </table:table-cell>
          <table:table-cell office:value-type="float" office:value="1.39575684070587" calcext:value-type="float">
            <text:p>1.39575684070587</text:p>
          </table:table-cell>
          <table:table-cell office:value-type="float" office:value="1.33793437480927" calcext:value-type="float">
            <text:p>1.33793437480927</text:p>
          </table:table-cell>
          <table:table-cell office:value-type="float" office:value="1.34152114391327" calcext:value-type="float">
            <text:p>1.34152114391327</text:p>
          </table:table-cell>
          <table:table-cell office:value-type="float" office:value="1.34363126754761" calcext:value-type="float">
            <text:p>1.34363126754761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3402" calcext:value-type="float">
            <text:p>1.3402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8053500652313" calcext:value-type="float">
            <text:p>1.38053500652313</text:p>
          </table:table-cell>
          <table:table-cell office:value-type="float" office:value="1.31399297714233" calcext:value-type="float">
            <text:p>1.313992977142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270180225372" calcext:value-type="float">
            <text:p>1.33270180225372</text:p>
          </table:table-cell>
          <table:table-cell office:value-type="float" office:value="1.36571621894836" calcext:value-type="float">
            <text:p>1.36571621894836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0331647396088" calcext:value-type="float">
            <text:p>1.3033164739608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7167239189148" calcext:value-type="float">
            <text:p>1.37167239189148</text:p>
          </table:table-cell>
          <table:table-cell office:value-type="float" office:value="1.27313923835754" calcext:value-type="float">
            <text:p>1.2731392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7792930603" calcext:value-type="float">
            <text:p>1.3277792930603</text:p>
          </table:table-cell>
          <table:table-cell office:value-type="float" office:value="1.25818741321564" calcext:value-type="float">
            <text:p>1.25818741321564</text:p>
          </table:table-cell>
          <table:table-cell office:value-type="float" office:value="1.19463849067688" calcext:value-type="float">
            <text:p>1.19463849067688</text:p>
          </table:table-cell>
          <table:table-cell office:value-type="float" office:value="1.22751092910767" calcext:value-type="float">
            <text:p>1.227510929107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2175698280334" calcext:value-type="float">
            <text:p>1.42175698280334</text:p>
          </table:table-cell>
          <table:table-cell office:value-type="float" office:value="1.41159689426422" calcext:value-type="float">
            <text:p>1.41159689426422</text:p>
          </table:table-cell>
          <table:table-cell office:value-type="float" office:value="1.3473391532898" calcext:value-type="float">
            <text:p>1.3473391532898</text:p>
          </table:table-cell>
          <table:table-cell office:value-type="float" office:value="1.40665936470032" calcext:value-type="float">
            <text:p>1.40665936470032</text:p>
          </table:table-cell>
          <table:table-cell office:value-type="float" office:value="1.41996335983276" calcext:value-type="float">
            <text:p>1.41996335983276</text:p>
          </table:table-cell>
          <table:table-cell office:value-type="float" office:value="1.36263203620911" calcext:value-type="float">
            <text:p>1.36263203620911</text:p>
          </table:table-cell>
          <table:table-cell office:value-type="float" office:value="1.37133860588074" calcext:value-type="float">
            <text:p>1.37133860588074</text:p>
          </table:table-cell>
          <table:table-cell office:value-type="float" office:value="1.16418349742889" calcext:value-type="float">
            <text:p>1.16418349742889</text:p>
          </table:table-cell>
          <table:table-cell office:value-type="float" office:value="1.47893142700195" calcext:value-type="float">
            <text:p>1.47893142700195</text:p>
          </table:table-cell>
          <table:table-cell office:value-type="float" office:value="1.38398289680481" calcext:value-type="float">
            <text:p>1.38398289680481</text:p>
          </table:table-cell>
          <table:table-cell office:value-type="float" office:value="1.28597795963287" calcext:value-type="float">
            <text:p>1.28597795963287</text:p>
          </table:table-cell>
          <table:table-cell office:value-type="float" office:value="1.39926254749298" calcext:value-type="float">
            <text:p>1.39926254749298</text:p>
          </table:table-cell>
          <table:table-cell office:value-type="float" office:value="1.25105261802673" calcext:value-type="float">
            <text:p>1.25105261802673</text:p>
          </table:table-cell>
          <table:table-cell office:value-type="float" office:value="1.33985352516174" calcext:value-type="float">
            <text:p>1.33985352516174</text:p>
          </table:table-cell>
          <table:table-cell office:value-type="float" office:value="1.34058594703674" calcext:value-type="float">
            <text:p>1.34058594703674</text:p>
          </table:table-cell>
          <table:table-cell office:value-type="float" office:value="1.45683920383453" calcext:value-type="float">
            <text:p>1.45683920383453</text:p>
          </table:table-cell>
          <table:table-cell office:value-type="float" office:value="1.37691628932953" calcext:value-type="float">
            <text:p>1.37691628932953</text:p>
          </table:table-cell>
          <table:table-cell office:value-type="float" office:value="1.36902582645416" calcext:value-type="float">
            <text:p>1.36902582645416</text:p>
          </table:table-cell>
          <table:table-cell office:value-type="float" office:value="1.44739532470703" calcext:value-type="float">
            <text:p>1.44739532470703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3251094818115" calcext:value-type="float">
            <text:p>1.3325109481811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55402803421" calcext:value-type="float">
            <text:p>1.4755402803421</text:p>
          </table:table-cell>
          <table:table-cell office:value-type="float" office:value="1.28756582736969" calcext:value-type="float">
            <text:p>1.28756582736969</text:p>
          </table:table-cell>
          <table:table-cell office:value-type="float" office:value="1.16748428344727" calcext:value-type="float">
            <text:p>1.16748428344727</text:p>
          </table:table-cell>
          <table:table-cell office:value-type="float" office:value="1.42981112003326" calcext:value-type="float">
            <text:p>1.42981112003326</text:p>
          </table:table-cell>
          <table:table-cell office:value-type="float" office:value="1.37703883647919" calcext:value-type="float">
            <text:p>1.37703883647919</text:p>
          </table:table-cell>
          <table:table-cell office:value-type="float" office:value="1.39516162872314" calcext:value-type="float">
            <text:p>1.39516162872314</text:p>
          </table:table-cell>
          <table:table-cell office:value-type="float" office:value="1.44200265407562" calcext:value-type="float">
            <text:p>1.44200265407562</text:p>
          </table:table-cell>
          <table:table-cell office:value-type="float" office:value="1.46602833271027" calcext:value-type="float">
            <text:p>1.46602833271027</text:p>
          </table:table-cell>
          <table:table-cell office:value-type="float" office:value="1.30638742446899" calcext:value-type="float">
            <text:p>1.30638742446899</text:p>
          </table:table-cell>
          <table:table-cell office:value-type="float" office:value="1.27971494197845" calcext:value-type="float">
            <text:p>1.27971494197845</text:p>
          </table:table-cell>
          <table:table-cell office:value-type="float" office:value="1.39050769805908" calcext:value-type="float">
            <text:p>1.39050769805908</text:p>
          </table:table-cell>
          <table:table-cell office:value-type="float" office:value="1.23169362545013" calcext:value-type="float">
            <text:p>1.23169362545013</text:p>
          </table:table-cell>
          <table:table-cell office:value-type="float" office:value="1.2746878862381" calcext:value-type="float">
            <text:p>1.2746878862381</text:p>
          </table:table-cell>
          <table:table-cell office:value-type="float" office:value="1.43627178668976" calcext:value-type="float">
            <text:p>1.43627178668976</text:p>
          </table:table-cell>
          <table:table-cell office:value-type="float" office:value="1.39575684070587" calcext:value-type="float">
            <text:p>1.39575684070587</text:p>
          </table:table-cell>
          <table:table-cell office:value-type="float" office:value="1.33793437480927" calcext:value-type="float">
            <text:p>1.33793437480927</text:p>
          </table:table-cell>
          <table:table-cell office:value-type="float" office:value="1.34152114391327" calcext:value-type="float">
            <text:p>1.34152114391327</text:p>
          </table:table-cell>
          <table:table-cell office:value-type="float" office:value="1.34363126754761" calcext:value-type="float">
            <text:p>1.34363126754761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3402" calcext:value-type="float">
            <text:p>1.3402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8053500652313" calcext:value-type="float">
            <text:p>1.38053500652313</text:p>
          </table:table-cell>
          <table:table-cell office:value-type="float" office:value="1.31399297714233" calcext:value-type="float">
            <text:p>1.313992977142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270180225372" calcext:value-type="float">
            <text:p>1.33270180225372</text:p>
          </table:table-cell>
          <table:table-cell office:value-type="float" office:value="1.36571621894836" calcext:value-type="float">
            <text:p>1.36571621894836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0331647396088" calcext:value-type="float">
            <text:p>1.3033164739608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7167239189148" calcext:value-type="float">
            <text:p>1.37167239189148</text:p>
          </table:table-cell>
          <table:table-cell office:value-type="float" office:value="1.27313923835754" calcext:value-type="float">
            <text:p>1.2731392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7792930603" calcext:value-type="float">
            <text:p>1.3277792930603</text:p>
          </table:table-cell>
          <table:table-cell office:value-type="float" office:value="1.25818741321564" calcext:value-type="float">
            <text:p>1.25818741321564</text:p>
          </table:table-cell>
          <table:table-cell office:value-type="float" office:value="1.19463849067688" calcext:value-type="float">
            <text:p>1.19463849067688</text:p>
          </table:table-cell>
          <table:table-cell office:value-type="float" office:value="1.22751092910767" calcext:value-type="float">
            <text:p>1.227510929107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2175698280334" calcext:value-type="float">
            <text:p>1.42175698280334</text:p>
          </table:table-cell>
          <table:table-cell office:value-type="float" office:value="1.41159689426422" calcext:value-type="float">
            <text:p>1.41159689426422</text:p>
          </table:table-cell>
          <table:table-cell office:value-type="float" office:value="1.3473391532898" calcext:value-type="float">
            <text:p>1.3473391532898</text:p>
          </table:table-cell>
          <table:table-cell office:value-type="float" office:value="1.40665936470032" calcext:value-type="float">
            <text:p>1.40665936470032</text:p>
          </table:table-cell>
          <table:table-cell office:value-type="float" office:value="1.41996335983276" calcext:value-type="float">
            <text:p>1.41996335983276</text:p>
          </table:table-cell>
          <table:table-cell office:value-type="float" office:value="1.36263203620911" calcext:value-type="float">
            <text:p>1.36263203620911</text:p>
          </table:table-cell>
          <table:table-cell office:value-type="float" office:value="1.37133860588074" calcext:value-type="float">
            <text:p>1.37133860588074</text:p>
          </table:table-cell>
          <table:table-cell office:value-type="float" office:value="1.16418349742889" calcext:value-type="float">
            <text:p>1.16418349742889</text:p>
          </table:table-cell>
          <table:table-cell office:value-type="float" office:value="1.47893142700195" calcext:value-type="float">
            <text:p>1.47893142700195</text:p>
          </table:table-cell>
          <table:table-cell office:value-type="float" office:value="1.38398289680481" calcext:value-type="float">
            <text:p>1.38398289680481</text:p>
          </table:table-cell>
          <table:table-cell office:value-type="float" office:value="1.28597795963287" calcext:value-type="float">
            <text:p>1.28597795963287</text:p>
          </table:table-cell>
          <table:table-cell office:value-type="float" office:value="1.39926254749298" calcext:value-type="float">
            <text:p>1.39926254749298</text:p>
          </table:table-cell>
          <table:table-cell office:value-type="float" office:value="1.25105261802673" calcext:value-type="float">
            <text:p>1.25105261802673</text:p>
          </table:table-cell>
          <table:table-cell office:value-type="float" office:value="1.33985352516174" calcext:value-type="float">
            <text:p>1.33985352516174</text:p>
          </table:table-cell>
          <table:table-cell office:value-type="float" office:value="1.34058594703674" calcext:value-type="float">
            <text:p>1.34058594703674</text:p>
          </table:table-cell>
          <table:table-cell office:value-type="float" office:value="1.45683920383453" calcext:value-type="float">
            <text:p>1.45683920383453</text:p>
          </table:table-cell>
          <table:table-cell office:value-type="float" office:value="1.37691628932953" calcext:value-type="float">
            <text:p>1.37691628932953</text:p>
          </table:table-cell>
          <table:table-cell office:value-type="float" office:value="1.36902582645416" calcext:value-type="float">
            <text:p>1.36902582645416</text:p>
          </table:table-cell>
          <table:table-cell office:value-type="float" office:value="1.44739532470703" calcext:value-type="float">
            <text:p>1.44739532470703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3251094818115" calcext:value-type="float">
            <text:p>1.3325109481811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55402803421" calcext:value-type="float">
            <text:p>1.4755402803421</text:p>
          </table:table-cell>
          <table:table-cell office:value-type="float" office:value="1.28756582736969" calcext:value-type="float">
            <text:p>1.28756582736969</text:p>
          </table:table-cell>
          <table:table-cell office:value-type="float" office:value="1.16748428344727" calcext:value-type="float">
            <text:p>1.16748428344727</text:p>
          </table:table-cell>
          <table:table-cell office:value-type="float" office:value="1.42981112003326" calcext:value-type="float">
            <text:p>1.42981112003326</text:p>
          </table:table-cell>
          <table:table-cell office:value-type="float" office:value="1.37703883647919" calcext:value-type="float">
            <text:p>1.37703883647919</text:p>
          </table:table-cell>
          <table:table-cell office:value-type="float" office:value="1.39516162872314" calcext:value-type="float">
            <text:p>1.39516162872314</text:p>
          </table:table-cell>
          <table:table-cell office:value-type="float" office:value="1.44200265407562" calcext:value-type="float">
            <text:p>1.44200265407562</text:p>
          </table:table-cell>
          <table:table-cell office:value-type="float" office:value="1.46602833271027" calcext:value-type="float">
            <text:p>1.46602833271027</text:p>
          </table:table-cell>
          <table:table-cell office:value-type="float" office:value="1.30638742446899" calcext:value-type="float">
            <text:p>1.30638742446899</text:p>
          </table:table-cell>
          <table:table-cell office:value-type="float" office:value="1.27971494197845" calcext:value-type="float">
            <text:p>1.27971494197845</text:p>
          </table:table-cell>
          <table:table-cell office:value-type="float" office:value="1.39050769805908" calcext:value-type="float">
            <text:p>1.39050769805908</text:p>
          </table:table-cell>
          <table:table-cell office:value-type="float" office:value="1.23169362545013" calcext:value-type="float">
            <text:p>1.23169362545013</text:p>
          </table:table-cell>
          <table:table-cell office:value-type="float" office:value="1.2746878862381" calcext:value-type="float">
            <text:p>1.2746878862381</text:p>
          </table:table-cell>
          <table:table-cell office:value-type="float" office:value="1.43627178668976" calcext:value-type="float">
            <text:p>1.43627178668976</text:p>
          </table:table-cell>
          <table:table-cell office:value-type="float" office:value="1.39575684070587" calcext:value-type="float">
            <text:p>1.39575684070587</text:p>
          </table:table-cell>
          <table:table-cell office:value-type="float" office:value="1.33793437480927" calcext:value-type="float">
            <text:p>1.33793437480927</text:p>
          </table:table-cell>
          <table:table-cell office:value-type="float" office:value="1.34152114391327" calcext:value-type="float">
            <text:p>1.34152114391327</text:p>
          </table:table-cell>
          <table:table-cell office:value-type="float" office:value="1.34363126754761" calcext:value-type="float">
            <text:p>1.34363126754761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34" calcext:value-type="float">
            <text:p>1.3134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923" calcext:value-type="float">
            <text:p>0.92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250047683716" calcext:value-type="float">
            <text:p>1.31250047683716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4756418466568" calcext:value-type="float">
            <text:p>1.4756418466568</text:p>
          </table:table-cell>
          <table:table-cell office:value-type="float" office:value="0.973582684993744" calcext:value-type="float">
            <text:p>0.973582684993744</text:p>
          </table:table-cell>
          <table:table-cell office:value-type="float" office:value="1.34881198406219" calcext:value-type="float">
            <text:p>1.34881198406219</text:p>
          </table:table-cell>
          <table:table-cell office:value-type="float" office:value="1.23139190673828" calcext:value-type="float">
            <text:p>1.23139190673828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43812572956085" calcext:value-type="float">
            <text:p>1.43812572956085</text:p>
          </table:table-cell>
          <table:table-cell office:value-type="float" office:value="1.35487306118011" calcext:value-type="float">
            <text:p>1.3548730611801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4168449640274" calcext:value-type="float">
            <text:p>1.4168449640274</text:p>
          </table:table-cell>
          <table:table-cell office:value-type="float" office:value="1.41674888134003" calcext:value-type="float">
            <text:p>1.41674888134003</text:p>
          </table:table-cell>
          <table:table-cell office:value-type="float" office:value="1.18061780929565" calcext:value-type="float">
            <text:p>1.18061780929565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5229575634003" calcext:value-type="float">
            <text:p>1.35229575634003</text:p>
          </table:table-cell>
          <table:table-cell office:value-type="float" office:value="1.26876246929169" calcext:value-type="float">
            <text:p>1.26876246929169</text:p>
          </table:table-cell>
          <table:table-cell office:value-type="float" office:value="1.42041265964508" calcext:value-type="float">
            <text:p>1.42041265964508</text:p>
          </table:table-cell>
          <table:table-cell office:value-type="float" office:value="1.27496004104614" calcext:value-type="float">
            <text:p>1.27496004104614</text:p>
          </table:table-cell>
          <table:table-cell office:value-type="float" office:value="1.40321123600006" calcext:value-type="float">
            <text:p>1.40321123600006</text:p>
          </table:table-cell>
          <table:table-cell office:value-type="float" office:value="1.22809314727783" calcext:value-type="float">
            <text:p>1.22809314727783</text:p>
          </table:table-cell>
          <table:table-cell office:value-type="float" office:value="1.34425711631775" calcext:value-type="float">
            <text:p>1.34425711631775</text:p>
          </table:table-cell>
          <table:table-cell office:value-type="float" office:value="1.34610176086426" calcext:value-type="float">
            <text:p>1.34610176086426</text:p>
          </table:table-cell>
          <table:table-cell office:value-type="float" office:value="1.23982214927673" calcext:value-type="float">
            <text:p>1.23982214927673</text:p>
          </table:table-cell>
          <table:table-cell office:value-type="float" office:value="1.32826519012451" calcext:value-type="float">
            <text:p>1.32826519012451</text:p>
          </table:table-cell>
          <table:table-cell office:value-type="float" office:value="1.26793992519379" calcext:value-type="float">
            <text:p>1.26793992519379</text:p>
          </table:table-cell>
          <table:table-cell office:value-type="float" office:value="1.2913761138916" calcext:value-type="float">
            <text:p>1.2913761138916</text:p>
          </table:table-cell>
          <table:table-cell office:value-type="float" office:value="1.18333077430725" calcext:value-type="float">
            <text:p>1.18333077430725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26954269409" calcext:value-type="float">
            <text:p>1.31426954269409</text:p>
          </table:table-cell>
          <table:table-cell office:value-type="float" office:value="1.29382514953613" calcext:value-type="float">
            <text:p>1.29382514953613</text:p>
          </table:table-cell>
          <table:table-cell office:value-type="float" office:value="1.28371894359589" calcext:value-type="float">
            <text:p>1.28371894359589</text:p>
          </table:table-cell>
          <table:table-cell office:value-type="float" office:value="1.30289912223816" calcext:value-type="float">
            <text:p>1.30289912223816</text:p>
          </table:table-cell>
          <table:table-cell office:value-type="float" office:value="1.43060624599457" calcext:value-type="float">
            <text:p>1.43060624599457</text:p>
          </table:table-cell>
          <table:table-cell office:value-type="float" office:value="1.39619958400726" calcext:value-type="float">
            <text:p>1.39619958400726</text:p>
          </table:table-cell>
          <table:table-cell office:value-type="float" office:value="1.27883005142212" calcext:value-type="float">
            <text:p>1.27883005142212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34109711647034" calcext:value-type="float">
            <text:p>1.34109711647034</text:p>
          </table:table-cell>
          <table:table-cell office:value-type="float" office:value="1.37660229206085" calcext:value-type="float">
            <text:p>1.37660229206085</text:p>
          </table:table-cell>
          <table:table-cell office:value-type="float" office:value="1.35967564582825" calcext:value-type="float">
            <text:p>1.35967564582825</text:p>
          </table:table-cell>
          <table:table-cell office:value-type="float" office:value="1.39088201522827" calcext:value-type="float">
            <text:p>1.39088201522827</text:p>
          </table:table-cell>
          <table:table-cell office:value-type="float" office:value="1.36127722263336" calcext:value-type="float">
            <text:p>1.36127722263336</text:p>
          </table:table-cell>
          <table:table-cell office:value-type="float" office:value="1.41858780384064" calcext:value-type="float">
            <text:p>1.41858780384064</text:p>
          </table:table-cell>
          <table:table-cell office:value-type="float" office:value="1.25876879692078" calcext:value-type="float">
            <text:p>1.25876879692078</text:p>
          </table:table-cell>
          <table:table-cell office:value-type="float" office:value="1.28497266769409" calcext:value-type="float">
            <text:p>1.28497266769409</text:p>
          </table:table-cell>
          <table:table-cell office:value-type="float" office:value="1.17579460144043" calcext:value-type="float">
            <text:p>1.17579460144043</text:p>
          </table:table-cell>
          <table:table-cell office:value-type="float" office:value="1.07504081726074" calcext:value-type="float">
            <text:p>1.07504081726074</text:p>
          </table:table-cell>
          <table:table-cell office:value-type="float" office:value="1.42128431797028" calcext:value-type="float">
            <text:p>1.42128431797028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34" calcext:value-type="float">
            <text:p>1.3134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923" calcext:value-type="float">
            <text:p>0.92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250047683716" calcext:value-type="float">
            <text:p>1.31250047683716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4756418466568" calcext:value-type="float">
            <text:p>1.4756418466568</text:p>
          </table:table-cell>
          <table:table-cell office:value-type="float" office:value="0.973582684993744" calcext:value-type="float">
            <text:p>0.973582684993744</text:p>
          </table:table-cell>
          <table:table-cell office:value-type="float" office:value="1.34881198406219" calcext:value-type="float">
            <text:p>1.34881198406219</text:p>
          </table:table-cell>
          <table:table-cell office:value-type="float" office:value="1.23139190673828" calcext:value-type="float">
            <text:p>1.23139190673828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43812572956085" calcext:value-type="float">
            <text:p>1.43812572956085</text:p>
          </table:table-cell>
          <table:table-cell office:value-type="float" office:value="1.35487306118011" calcext:value-type="float">
            <text:p>1.3548730611801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4168449640274" calcext:value-type="float">
            <text:p>1.4168449640274</text:p>
          </table:table-cell>
          <table:table-cell office:value-type="float" office:value="1.41674888134003" calcext:value-type="float">
            <text:p>1.41674888134003</text:p>
          </table:table-cell>
          <table:table-cell office:value-type="float" office:value="1.18061780929565" calcext:value-type="float">
            <text:p>1.18061780929565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5229575634003" calcext:value-type="float">
            <text:p>1.35229575634003</text:p>
          </table:table-cell>
          <table:table-cell office:value-type="float" office:value="1.26876246929169" calcext:value-type="float">
            <text:p>1.26876246929169</text:p>
          </table:table-cell>
          <table:table-cell office:value-type="float" office:value="1.42041265964508" calcext:value-type="float">
            <text:p>1.42041265964508</text:p>
          </table:table-cell>
          <table:table-cell office:value-type="float" office:value="1.27496004104614" calcext:value-type="float">
            <text:p>1.27496004104614</text:p>
          </table:table-cell>
          <table:table-cell office:value-type="float" office:value="1.40321123600006" calcext:value-type="float">
            <text:p>1.40321123600006</text:p>
          </table:table-cell>
          <table:table-cell office:value-type="float" office:value="1.22809314727783" calcext:value-type="float">
            <text:p>1.22809314727783</text:p>
          </table:table-cell>
          <table:table-cell office:value-type="float" office:value="1.34425711631775" calcext:value-type="float">
            <text:p>1.34425711631775</text:p>
          </table:table-cell>
          <table:table-cell office:value-type="float" office:value="1.34610176086426" calcext:value-type="float">
            <text:p>1.34610176086426</text:p>
          </table:table-cell>
          <table:table-cell office:value-type="float" office:value="1.23982214927673" calcext:value-type="float">
            <text:p>1.23982214927673</text:p>
          </table:table-cell>
          <table:table-cell office:value-type="float" office:value="1.32826519012451" calcext:value-type="float">
            <text:p>1.32826519012451</text:p>
          </table:table-cell>
          <table:table-cell office:value-type="float" office:value="1.26793992519379" calcext:value-type="float">
            <text:p>1.26793992519379</text:p>
          </table:table-cell>
          <table:table-cell office:value-type="float" office:value="1.2913761138916" calcext:value-type="float">
            <text:p>1.2913761138916</text:p>
          </table:table-cell>
          <table:table-cell office:value-type="float" office:value="1.18333077430725" calcext:value-type="float">
            <text:p>1.18333077430725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26954269409" calcext:value-type="float">
            <text:p>1.31426954269409</text:p>
          </table:table-cell>
          <table:table-cell office:value-type="float" office:value="1.29382514953613" calcext:value-type="float">
            <text:p>1.29382514953613</text:p>
          </table:table-cell>
          <table:table-cell office:value-type="float" office:value="1.28371894359589" calcext:value-type="float">
            <text:p>1.28371894359589</text:p>
          </table:table-cell>
          <table:table-cell office:value-type="float" office:value="1.30289912223816" calcext:value-type="float">
            <text:p>1.30289912223816</text:p>
          </table:table-cell>
          <table:table-cell office:value-type="float" office:value="1.43060624599457" calcext:value-type="float">
            <text:p>1.43060624599457</text:p>
          </table:table-cell>
          <table:table-cell office:value-type="float" office:value="1.39619958400726" calcext:value-type="float">
            <text:p>1.39619958400726</text:p>
          </table:table-cell>
          <table:table-cell office:value-type="float" office:value="1.27883005142212" calcext:value-type="float">
            <text:p>1.27883005142212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34109711647034" calcext:value-type="float">
            <text:p>1.34109711647034</text:p>
          </table:table-cell>
          <table:table-cell office:value-type="float" office:value="1.37660229206085" calcext:value-type="float">
            <text:p>1.37660229206085</text:p>
          </table:table-cell>
          <table:table-cell office:value-type="float" office:value="1.35967564582825" calcext:value-type="float">
            <text:p>1.35967564582825</text:p>
          </table:table-cell>
          <table:table-cell office:value-type="float" office:value="1.39088201522827" calcext:value-type="float">
            <text:p>1.39088201522827</text:p>
          </table:table-cell>
          <table:table-cell office:value-type="float" office:value="1.36127722263336" calcext:value-type="float">
            <text:p>1.36127722263336</text:p>
          </table:table-cell>
          <table:table-cell office:value-type="float" office:value="1.41858780384064" calcext:value-type="float">
            <text:p>1.41858780384064</text:p>
          </table:table-cell>
          <table:table-cell office:value-type="float" office:value="1.25876879692078" calcext:value-type="float">
            <text:p>1.25876879692078</text:p>
          </table:table-cell>
          <table:table-cell office:value-type="float" office:value="1.28497266769409" calcext:value-type="float">
            <text:p>1.28497266769409</text:p>
          </table:table-cell>
          <table:table-cell office:value-type="float" office:value="1.17579460144043" calcext:value-type="float">
            <text:p>1.17579460144043</text:p>
          </table:table-cell>
          <table:table-cell office:value-type="float" office:value="1.07504081726074" calcext:value-type="float">
            <text:p>1.07504081726074</text:p>
          </table:table-cell>
          <table:table-cell office:value-type="float" office:value="1.42128431797028" calcext:value-type="float">
            <text:p>1.42128431797028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34" calcext:value-type="float">
            <text:p>1.3134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923" calcext:value-type="float">
            <text:p>0.92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250047683716" calcext:value-type="float">
            <text:p>1.31250047683716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4756418466568" calcext:value-type="float">
            <text:p>1.4756418466568</text:p>
          </table:table-cell>
          <table:table-cell office:value-type="float" office:value="0.973582684993744" calcext:value-type="float">
            <text:p>0.973582684993744</text:p>
          </table:table-cell>
          <table:table-cell office:value-type="float" office:value="1.34881198406219" calcext:value-type="float">
            <text:p>1.34881198406219</text:p>
          </table:table-cell>
          <table:table-cell office:value-type="float" office:value="1.23139190673828" calcext:value-type="float">
            <text:p>1.23139190673828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43812572956085" calcext:value-type="float">
            <text:p>1.43812572956085</text:p>
          </table:table-cell>
          <table:table-cell office:value-type="float" office:value="1.35487306118011" calcext:value-type="float">
            <text:p>1.3548730611801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4168449640274" calcext:value-type="float">
            <text:p>1.4168449640274</text:p>
          </table:table-cell>
          <table:table-cell office:value-type="float" office:value="1.41674888134003" calcext:value-type="float">
            <text:p>1.41674888134003</text:p>
          </table:table-cell>
          <table:table-cell office:value-type="float" office:value="1.18061780929565" calcext:value-type="float">
            <text:p>1.18061780929565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5229575634003" calcext:value-type="float">
            <text:p>1.35229575634003</text:p>
          </table:table-cell>
          <table:table-cell office:value-type="float" office:value="1.26876246929169" calcext:value-type="float">
            <text:p>1.26876246929169</text:p>
          </table:table-cell>
          <table:table-cell office:value-type="float" office:value="1.42041265964508" calcext:value-type="float">
            <text:p>1.42041265964508</text:p>
          </table:table-cell>
          <table:table-cell office:value-type="float" office:value="1.27496004104614" calcext:value-type="float">
            <text:p>1.27496004104614</text:p>
          </table:table-cell>
          <table:table-cell office:value-type="float" office:value="1.40321123600006" calcext:value-type="float">
            <text:p>1.40321123600006</text:p>
          </table:table-cell>
          <table:table-cell office:value-type="float" office:value="1.22809314727783" calcext:value-type="float">
            <text:p>1.22809314727783</text:p>
          </table:table-cell>
          <table:table-cell office:value-type="float" office:value="1.34425711631775" calcext:value-type="float">
            <text:p>1.34425711631775</text:p>
          </table:table-cell>
          <table:table-cell office:value-type="float" office:value="1.34610176086426" calcext:value-type="float">
            <text:p>1.34610176086426</text:p>
          </table:table-cell>
          <table:table-cell office:value-type="float" office:value="1.23982214927673" calcext:value-type="float">
            <text:p>1.23982214927673</text:p>
          </table:table-cell>
          <table:table-cell office:value-type="float" office:value="1.32826519012451" calcext:value-type="float">
            <text:p>1.32826519012451</text:p>
          </table:table-cell>
          <table:table-cell office:value-type="float" office:value="1.26793992519379" calcext:value-type="float">
            <text:p>1.26793992519379</text:p>
          </table:table-cell>
          <table:table-cell office:value-type="float" office:value="1.2913761138916" calcext:value-type="float">
            <text:p>1.2913761138916</text:p>
          </table:table-cell>
          <table:table-cell office:value-type="float" office:value="1.18333077430725" calcext:value-type="float">
            <text:p>1.18333077430725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26954269409" calcext:value-type="float">
            <text:p>1.31426954269409</text:p>
          </table:table-cell>
          <table:table-cell office:value-type="float" office:value="1.29382514953613" calcext:value-type="float">
            <text:p>1.29382514953613</text:p>
          </table:table-cell>
          <table:table-cell office:value-type="float" office:value="1.28371894359589" calcext:value-type="float">
            <text:p>1.28371894359589</text:p>
          </table:table-cell>
          <table:table-cell office:value-type="float" office:value="1.30289912223816" calcext:value-type="float">
            <text:p>1.30289912223816</text:p>
          </table:table-cell>
          <table:table-cell office:value-type="float" office:value="1.43060624599457" calcext:value-type="float">
            <text:p>1.43060624599457</text:p>
          </table:table-cell>
          <table:table-cell office:value-type="float" office:value="1.39619958400726" calcext:value-type="float">
            <text:p>1.39619958400726</text:p>
          </table:table-cell>
          <table:table-cell office:value-type="float" office:value="1.27883005142212" calcext:value-type="float">
            <text:p>1.27883005142212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34109711647034" calcext:value-type="float">
            <text:p>1.34109711647034</text:p>
          </table:table-cell>
          <table:table-cell office:value-type="float" office:value="1.37660229206085" calcext:value-type="float">
            <text:p>1.37660229206085</text:p>
          </table:table-cell>
          <table:table-cell office:value-type="float" office:value="1.35967564582825" calcext:value-type="float">
            <text:p>1.35967564582825</text:p>
          </table:table-cell>
          <table:table-cell office:value-type="float" office:value="1.39088201522827" calcext:value-type="float">
            <text:p>1.39088201522827</text:p>
          </table:table-cell>
          <table:table-cell office:value-type="float" office:value="1.36127722263336" calcext:value-type="float">
            <text:p>1.36127722263336</text:p>
          </table:table-cell>
          <table:table-cell office:value-type="float" office:value="1.41858780384064" calcext:value-type="float">
            <text:p>1.41858780384064</text:p>
          </table:table-cell>
          <table:table-cell office:value-type="float" office:value="1.25876879692078" calcext:value-type="float">
            <text:p>1.25876879692078</text:p>
          </table:table-cell>
          <table:table-cell office:value-type="float" office:value="1.28497266769409" calcext:value-type="float">
            <text:p>1.28497266769409</text:p>
          </table:table-cell>
          <table:table-cell office:value-type="float" office:value="1.17579460144043" calcext:value-type="float">
            <text:p>1.17579460144043</text:p>
          </table:table-cell>
          <table:table-cell office:value-type="float" office:value="1.07504081726074" calcext:value-type="float">
            <text:p>1.07504081726074</text:p>
          </table:table-cell>
          <table:table-cell office:value-type="float" office:value="1.42128431797028" calcext:value-type="float">
            <text:p>1.42128431797028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34" calcext:value-type="float">
            <text:p>1.3134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923" calcext:value-type="float">
            <text:p>0.92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1250047683716" calcext:value-type="float">
            <text:p>1.31250047683716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4756418466568" calcext:value-type="float">
            <text:p>1.4756418466568</text:p>
          </table:table-cell>
          <table:table-cell office:value-type="float" office:value="0.973582684993744" calcext:value-type="float">
            <text:p>0.973582684993744</text:p>
          </table:table-cell>
          <table:table-cell office:value-type="float" office:value="1.34881198406219" calcext:value-type="float">
            <text:p>1.34881198406219</text:p>
          </table:table-cell>
          <table:table-cell office:value-type="float" office:value="1.23139190673828" calcext:value-type="float">
            <text:p>1.23139190673828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43812572956085" calcext:value-type="float">
            <text:p>1.43812572956085</text:p>
          </table:table-cell>
          <table:table-cell office:value-type="float" office:value="1.35487306118011" calcext:value-type="float">
            <text:p>1.3548730611801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4168449640274" calcext:value-type="float">
            <text:p>1.4168449640274</text:p>
          </table:table-cell>
          <table:table-cell office:value-type="float" office:value="1.41674888134003" calcext:value-type="float">
            <text:p>1.41674888134003</text:p>
          </table:table-cell>
          <table:table-cell office:value-type="float" office:value="1.18061780929565" calcext:value-type="float">
            <text:p>1.18061780929565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5229575634003" calcext:value-type="float">
            <text:p>1.35229575634003</text:p>
          </table:table-cell>
          <table:table-cell office:value-type="float" office:value="1.26876246929169" calcext:value-type="float">
            <text:p>1.26876246929169</text:p>
          </table:table-cell>
          <table:table-cell office:value-type="float" office:value="1.42041265964508" calcext:value-type="float">
            <text:p>1.42041265964508</text:p>
          </table:table-cell>
          <table:table-cell office:value-type="float" office:value="1.27496004104614" calcext:value-type="float">
            <text:p>1.27496004104614</text:p>
          </table:table-cell>
          <table:table-cell office:value-type="float" office:value="1.40321123600006" calcext:value-type="float">
            <text:p>1.40321123600006</text:p>
          </table:table-cell>
          <table:table-cell office:value-type="float" office:value="1.22809314727783" calcext:value-type="float">
            <text:p>1.22809314727783</text:p>
          </table:table-cell>
          <table:table-cell office:value-type="float" office:value="1.34425711631775" calcext:value-type="float">
            <text:p>1.34425711631775</text:p>
          </table:table-cell>
          <table:table-cell office:value-type="float" office:value="1.34610176086426" calcext:value-type="float">
            <text:p>1.34610176086426</text:p>
          </table:table-cell>
          <table:table-cell office:value-type="float" office:value="1.23982214927673" calcext:value-type="float">
            <text:p>1.23982214927673</text:p>
          </table:table-cell>
          <table:table-cell office:value-type="float" office:value="1.32826519012451" calcext:value-type="float">
            <text:p>1.32826519012451</text:p>
          </table:table-cell>
          <table:table-cell office:value-type="float" office:value="1.26793992519379" calcext:value-type="float">
            <text:p>1.26793992519379</text:p>
          </table:table-cell>
          <table:table-cell office:value-type="float" office:value="1.2913761138916" calcext:value-type="float">
            <text:p>1.2913761138916</text:p>
          </table:table-cell>
          <table:table-cell office:value-type="float" office:value="1.18333077430725" calcext:value-type="float">
            <text:p>1.18333077430725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26954269409" calcext:value-type="float">
            <text:p>1.31426954269409</text:p>
          </table:table-cell>
          <table:table-cell office:value-type="float" office:value="1.29382514953613" calcext:value-type="float">
            <text:p>1.29382514953613</text:p>
          </table:table-cell>
          <table:table-cell office:value-type="float" office:value="1.28371894359589" calcext:value-type="float">
            <text:p>1.28371894359589</text:p>
          </table:table-cell>
          <table:table-cell office:value-type="float" office:value="1.30289912223816" calcext:value-type="float">
            <text:p>1.30289912223816</text:p>
          </table:table-cell>
          <table:table-cell office:value-type="float" office:value="1.43060624599457" calcext:value-type="float">
            <text:p>1.43060624599457</text:p>
          </table:table-cell>
          <table:table-cell office:value-type="float" office:value="1.39619958400726" calcext:value-type="float">
            <text:p>1.39619958400726</text:p>
          </table:table-cell>
          <table:table-cell office:value-type="float" office:value="1.27883005142212" calcext:value-type="float">
            <text:p>1.27883005142212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34109711647034" calcext:value-type="float">
            <text:p>1.34109711647034</text:p>
          </table:table-cell>
          <table:table-cell office:value-type="float" office:value="1.37660229206085" calcext:value-type="float">
            <text:p>1.37660229206085</text:p>
          </table:table-cell>
          <table:table-cell office:value-type="float" office:value="1.35967564582825" calcext:value-type="float">
            <text:p>1.35967564582825</text:p>
          </table:table-cell>
          <table:table-cell office:value-type="float" office:value="1.39088201522827" calcext:value-type="float">
            <text:p>1.39088201522827</text:p>
          </table:table-cell>
          <table:table-cell office:value-type="float" office:value="1.36127722263336" calcext:value-type="float">
            <text:p>1.36127722263336</text:p>
          </table:table-cell>
          <table:table-cell office:value-type="float" office:value="1.41858780384064" calcext:value-type="float">
            <text:p>1.41858780384064</text:p>
          </table:table-cell>
          <table:table-cell office:value-type="float" office:value="1.25876879692078" calcext:value-type="float">
            <text:p>1.25876879692078</text:p>
          </table:table-cell>
          <table:table-cell office:value-type="float" office:value="1.28497266769409" calcext:value-type="float">
            <text:p>1.28497266769409</text:p>
          </table:table-cell>
          <table:table-cell office:value-type="float" office:value="1.17579460144043" calcext:value-type="float">
            <text:p>1.17579460144043</text:p>
          </table:table-cell>
          <table:table-cell office:value-type="float" office:value="1.07504081726074" calcext:value-type="float">
            <text:p>1.07504081726074</text:p>
          </table:table-cell>
          <table:table-cell office:value-type="float" office:value="1.42128431797028" calcext:value-type="float">
            <text:p>1.42128431797028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table:number-columns-repeated="1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166" calcext:value-type="float">
            <text:p>1.3166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675" calcext:value-type="float">
            <text:p>1.4675</text:p>
          </table:table-cell>
          <table:table-cell office:value-type="float" office:value="0.8486" calcext:value-type="float">
            <text:p>0.8486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3469740152359" calcext:value-type="float">
            <text:p>1.346974015235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30845320224762" calcext:value-type="float">
            <text:p>1.30845320224762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066979885101" calcext:value-type="float">
            <text:p>1.29066979885101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41786372661591" calcext:value-type="float">
            <text:p>1.41786372661591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20401084423065" calcext:value-type="float">
            <text:p>1.20401084423065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35130870342255" calcext:value-type="float">
            <text:p>1.35130870342255</text:p>
          </table:table-cell>
          <table:table-cell office:value-type="float" office:value="1.29455184936523" calcext:value-type="float">
            <text:p>1.29455184936523</text:p>
          </table:table-cell>
          <table:table-cell office:value-type="float" office:value="1.26289069652557" calcext:value-type="float">
            <text:p>1.26289069652557</text:p>
          </table:table-cell>
          <table:table-cell office:value-type="float" office:value="1.44214498996735" calcext:value-type="float">
            <text:p>1.44214498996735</text:p>
          </table:table-cell>
          <table:table-cell office:value-type="float" office:value="1.17718887329102" calcext:value-type="float">
            <text:p>1.17718887329102</text:p>
          </table:table-cell>
          <table:table-cell office:value-type="float" office:value="1.38867461681366" calcext:value-type="float">
            <text:p>1.38867461681366</text:p>
          </table:table-cell>
          <table:table-cell office:value-type="float" office:value="1.39982879161835" calcext:value-type="float">
            <text:p>1.39982879161835</text:p>
          </table:table-cell>
          <table:table-cell office:value-type="float" office:value="1.37149035930634" calcext:value-type="float">
            <text:p>1.37149035930634</text:p>
          </table:table-cell>
          <table:table-cell office:value-type="float" office:value="1.34216356277466" calcext:value-type="float">
            <text:p>1.34216356277466</text:p>
          </table:table-cell>
          <table:table-cell office:value-type="float" office:value="1.32848703861237" calcext:value-type="float">
            <text:p>1.32848703861237</text:p>
          </table:table-cell>
          <table:table-cell office:value-type="float" office:value="1.32125103473663" calcext:value-type="float">
            <text:p>1.32125103473663</text:p>
          </table:table-cell>
          <table:table-cell office:value-type="float" office:value="1.22013795375824" calcext:value-type="float">
            <text:p>1.22013795375824</text:p>
          </table:table-cell>
          <table:table-cell office:value-type="float" office:value="1.36129927635193" calcext:value-type="float">
            <text:p>1.36129927635193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086856842041" calcext:value-type="float">
            <text:p>1.408685684204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3486270904541" calcext:value-type="float">
            <text:p>1.3486270904541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33729779720306" calcext:value-type="float">
            <text:p>1.33729779720306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1611967086792" calcext:value-type="float">
            <text:p>1.31611967086792</text:p>
          </table:table-cell>
          <table:table-cell office:value-type="float" office:value="0.848616540431976" calcext:value-type="float">
            <text:p>0.848616540431976</text:p>
          </table:table-cell>
          <table:table-cell office:value-type="float" office:value="1.40272510051727" calcext:value-type="float">
            <text:p>1.40272510051727</text:p>
          </table:table-cell>
          <table:table-cell office:value-type="float" office:value="1.38599991798401" calcext:value-type="float">
            <text:p>1.38599991798401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28995656967163" calcext:value-type="float">
            <text:p>1.28995656967163</text:p>
          </table:table-cell>
          <table:table-cell office:value-type="float" office:value="1.31239414215088" calcext:value-type="float">
            <text:p>1.31239414215088</text:p>
          </table:table-cell>
          <table:table-cell office:value-type="float" office:value="1.41950845718384" calcext:value-type="float">
            <text:p>1.41950845718384</text:p>
          </table:table-cell>
          <table:table-cell office:value-type="float" office:value="1.37013006210327" calcext:value-type="float">
            <text:p>1.37013006210327</text:p>
          </table:table-cell>
          <table:table-cell office:value-type="float" office:value="1.36335873603821" calcext:value-type="float">
            <text:p>1.36335873603821</text:p>
          </table:table-cell>
          <table:table-cell office:value-type="float" office:value="1.38983035087585" calcext:value-type="float">
            <text:p>1.38983035087585</text:p>
          </table:table-cell>
          <table:table-cell office:value-type="float" office:value="1.37684011459351" calcext:value-type="float">
            <text:p>1.37684011459351</text:p>
          </table:table-cell>
          <table:table-cell office:value-type="float" office:value="1.21094131469727" calcext:value-type="float">
            <text:p>1.21094131469727</text:p>
          </table:table-cell>
          <table:table-cell office:value-type="float" office:value="1.38397407531738" calcext:value-type="float">
            <text:p>1.38397407531738</text:p>
          </table:table-cell>
          <table:table-cell office:value-type="float" office:value="1.40183305740356" calcext:value-type="float">
            <text:p>1.40183305740356</text:p>
          </table:table-cell>
          <table:table-cell office:value-type="float" office:value="1.33858966827393" calcext:value-type="float">
            <text:p>1.33858966827393</text:p>
          </table:table-cell>
          <table:table-cell office:value-type="float" office:value="1.05945014953613" calcext:value-type="float">
            <text:p>1.05945014953613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8641595840454" calcext:value-type="float">
            <text:p>1.38641595840454</text:p>
          </table:table-cell>
          <table:table-cell office:value-type="float" office:value="1.42197597026825" calcext:value-type="float">
            <text:p>1.42197597026825</text:p>
          </table:table-cell>
          <table:table-cell office:value-type="float" office:value="1.30241286754608" calcext:value-type="float">
            <text:p>1.30241286754608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40167558193207" calcext:value-type="float">
            <text:p>1.40167558193207</text:p>
          </table:table-cell>
          <table:table-cell office:value-type="float" office:value="1.32046568393707" calcext:value-type="float">
            <text:p>1.32046568393707</text:p>
          </table:table-cell>
          <table:table-cell office:value-type="float" office:value="1.33074474334717" calcext:value-type="float">
            <text:p>1.33074474334717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1991195678711" calcext:value-type="float">
            <text:p>1.31991195678711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41547834873199" calcext:value-type="float">
            <text:p>1.41547834873199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166" calcext:value-type="float">
            <text:p>1.3166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675" calcext:value-type="float">
            <text:p>1.4675</text:p>
          </table:table-cell>
          <table:table-cell office:value-type="float" office:value="0.8486" calcext:value-type="float">
            <text:p>0.8486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3469740152359" calcext:value-type="float">
            <text:p>1.346974015235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30845320224762" calcext:value-type="float">
            <text:p>1.30845320224762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066979885101" calcext:value-type="float">
            <text:p>1.29066979885101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41786372661591" calcext:value-type="float">
            <text:p>1.41786372661591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20401084423065" calcext:value-type="float">
            <text:p>1.20401084423065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35130870342255" calcext:value-type="float">
            <text:p>1.35130870342255</text:p>
          </table:table-cell>
          <table:table-cell office:value-type="float" office:value="1.29455184936523" calcext:value-type="float">
            <text:p>1.29455184936523</text:p>
          </table:table-cell>
          <table:table-cell office:value-type="float" office:value="1.26289069652557" calcext:value-type="float">
            <text:p>1.26289069652557</text:p>
          </table:table-cell>
          <table:table-cell office:value-type="float" office:value="1.44214498996735" calcext:value-type="float">
            <text:p>1.44214498996735</text:p>
          </table:table-cell>
          <table:table-cell office:value-type="float" office:value="1.17718887329102" calcext:value-type="float">
            <text:p>1.17718887329102</text:p>
          </table:table-cell>
          <table:table-cell office:value-type="float" office:value="1.38867461681366" calcext:value-type="float">
            <text:p>1.38867461681366</text:p>
          </table:table-cell>
          <table:table-cell office:value-type="float" office:value="1.39982879161835" calcext:value-type="float">
            <text:p>1.39982879161835</text:p>
          </table:table-cell>
          <table:table-cell office:value-type="float" office:value="1.37149035930634" calcext:value-type="float">
            <text:p>1.37149035930634</text:p>
          </table:table-cell>
          <table:table-cell office:value-type="float" office:value="1.34216356277466" calcext:value-type="float">
            <text:p>1.34216356277466</text:p>
          </table:table-cell>
          <table:table-cell office:value-type="float" office:value="1.32848703861237" calcext:value-type="float">
            <text:p>1.32848703861237</text:p>
          </table:table-cell>
          <table:table-cell office:value-type="float" office:value="1.32125103473663" calcext:value-type="float">
            <text:p>1.32125103473663</text:p>
          </table:table-cell>
          <table:table-cell office:value-type="float" office:value="1.22013795375824" calcext:value-type="float">
            <text:p>1.22013795375824</text:p>
          </table:table-cell>
          <table:table-cell office:value-type="float" office:value="1.36129927635193" calcext:value-type="float">
            <text:p>1.36129927635193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086856842041" calcext:value-type="float">
            <text:p>1.408685684204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3486270904541" calcext:value-type="float">
            <text:p>1.3486270904541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33729779720306" calcext:value-type="float">
            <text:p>1.33729779720306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1611967086792" calcext:value-type="float">
            <text:p>1.31611967086792</text:p>
          </table:table-cell>
          <table:table-cell office:value-type="float" office:value="0.848616540431976" calcext:value-type="float">
            <text:p>0.848616540431976</text:p>
          </table:table-cell>
          <table:table-cell office:value-type="float" office:value="1.40272510051727" calcext:value-type="float">
            <text:p>1.40272510051727</text:p>
          </table:table-cell>
          <table:table-cell office:value-type="float" office:value="1.38599991798401" calcext:value-type="float">
            <text:p>1.38599991798401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28995656967163" calcext:value-type="float">
            <text:p>1.28995656967163</text:p>
          </table:table-cell>
          <table:table-cell office:value-type="float" office:value="1.31239414215088" calcext:value-type="float">
            <text:p>1.31239414215088</text:p>
          </table:table-cell>
          <table:table-cell office:value-type="float" office:value="1.41950845718384" calcext:value-type="float">
            <text:p>1.41950845718384</text:p>
          </table:table-cell>
          <table:table-cell office:value-type="float" office:value="1.37013006210327" calcext:value-type="float">
            <text:p>1.37013006210327</text:p>
          </table:table-cell>
          <table:table-cell office:value-type="float" office:value="1.36335873603821" calcext:value-type="float">
            <text:p>1.36335873603821</text:p>
          </table:table-cell>
          <table:table-cell office:value-type="float" office:value="1.38983035087585" calcext:value-type="float">
            <text:p>1.38983035087585</text:p>
          </table:table-cell>
          <table:table-cell office:value-type="float" office:value="1.37684011459351" calcext:value-type="float">
            <text:p>1.37684011459351</text:p>
          </table:table-cell>
          <table:table-cell office:value-type="float" office:value="1.21094131469727" calcext:value-type="float">
            <text:p>1.21094131469727</text:p>
          </table:table-cell>
          <table:table-cell office:value-type="float" office:value="1.38397407531738" calcext:value-type="float">
            <text:p>1.38397407531738</text:p>
          </table:table-cell>
          <table:table-cell office:value-type="float" office:value="1.40183305740356" calcext:value-type="float">
            <text:p>1.40183305740356</text:p>
          </table:table-cell>
          <table:table-cell office:value-type="float" office:value="1.33858966827393" calcext:value-type="float">
            <text:p>1.33858966827393</text:p>
          </table:table-cell>
          <table:table-cell office:value-type="float" office:value="1.05945014953613" calcext:value-type="float">
            <text:p>1.05945014953613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8641595840454" calcext:value-type="float">
            <text:p>1.38641595840454</text:p>
          </table:table-cell>
          <table:table-cell office:value-type="float" office:value="1.42197597026825" calcext:value-type="float">
            <text:p>1.42197597026825</text:p>
          </table:table-cell>
          <table:table-cell office:value-type="float" office:value="1.30241286754608" calcext:value-type="float">
            <text:p>1.30241286754608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40167558193207" calcext:value-type="float">
            <text:p>1.40167558193207</text:p>
          </table:table-cell>
          <table:table-cell office:value-type="float" office:value="1.32046568393707" calcext:value-type="float">
            <text:p>1.32046568393707</text:p>
          </table:table-cell>
          <table:table-cell office:value-type="float" office:value="1.33074474334717" calcext:value-type="float">
            <text:p>1.33074474334717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1991195678711" calcext:value-type="float">
            <text:p>1.31991195678711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41547834873199" calcext:value-type="float">
            <text:p>1.41547834873199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082" calcext:value-type="float">
            <text:p>1.3082</text:p>
          </table:table-cell>
          <table:table-cell office:value-type="float" office:value="1.3452" calcext:value-type="float">
            <text:p>1.3452</text:p>
          </table:table-cell>
          <table:table-cell office:value-type="float" office:value="1.4673" calcext:value-type="float">
            <text:p>1.467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5096538066864" calcext:value-type="float">
            <text:p>1.35096538066864</text:p>
          </table:table-cell>
          <table:table-cell office:value-type="float" office:value="1.35293447971344" calcext:value-type="float">
            <text:p>1.35293447971344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176492691" calcext:value-type="float">
            <text:p>1.400917649269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1.43955862522125" calcext:value-type="float">
            <text:p>1.43955862522125</text:p>
          </table:table-cell>
          <table:table-cell office:value-type="float" office:value="1.27708148956299" calcext:value-type="float">
            <text:p>1.27708148956299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1447396278381" calcext:value-type="float">
            <text:p>1.21447396278381</text:p>
          </table:table-cell>
          <table:table-cell office:value-type="float" office:value="1.43832516670227" calcext:value-type="float">
            <text:p>1.43832516670227</text:p>
          </table:table-cell>
          <table:table-cell office:value-type="float" office:value="1.36557936668396" calcext:value-type="float">
            <text:p>1.36557936668396</text:p>
          </table:table-cell>
          <table:table-cell office:value-type="float" office:value="1.31492388248444" calcext:value-type="float">
            <text:p>1.31492388248444</text:p>
          </table:table-cell>
          <table:table-cell office:value-type="float" office:value="1.36845517158508" calcext:value-type="float">
            <text:p>1.36845517158508</text:p>
          </table:table-cell>
          <table:table-cell office:value-type="float" office:value="0.972085952758789" calcext:value-type="float">
            <text:p>0.972085952758789</text:p>
          </table:table-cell>
          <table:table-cell office:value-type="float" office:value="1.37001371383667" calcext:value-type="float">
            <text:p>1.37001371383667</text:p>
          </table:table-cell>
          <table:table-cell office:value-type="float" office:value="1.35882341861725" calcext:value-type="float">
            <text:p>1.35882341861725</text:p>
          </table:table-cell>
          <table:table-cell office:value-type="float" office:value="1.34592413902283" calcext:value-type="float">
            <text:p>1.34592413902283</text:p>
          </table:table-cell>
          <table:table-cell office:value-type="float" office:value="1.36454176902771" calcext:value-type="float">
            <text:p>1.36454176902771</text:p>
          </table:table-cell>
          <table:table-cell office:value-type="float" office:value="1.33251130580902" calcext:value-type="float">
            <text:p>1.33251130580902</text:p>
          </table:table-cell>
          <table:table-cell office:value-type="float" office:value="1.41978526115417" calcext:value-type="float">
            <text:p>1.41978526115417</text:p>
          </table:table-cell>
          <table:table-cell office:value-type="float" office:value="1.44108271598816" calcext:value-type="float">
            <text:p>1.44108271598816</text:p>
          </table:table-cell>
          <table:table-cell office:value-type="float" office:value="1.30901598930359" calcext:value-type="float">
            <text:p>1.3090159893035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40087819099426" calcext:value-type="float">
            <text:p>1.40087819099426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6733915805817" calcext:value-type="float">
            <text:p>1.46733915805817</text:p>
          </table:table-cell>
          <table:table-cell office:value-type="float" office:value="1.36901617050171" calcext:value-type="float">
            <text:p>1.3690161705017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635439872742" calcext:value-type="float">
            <text:p>1.43635439872742</text:p>
          </table:table-cell>
          <table:table-cell office:value-type="float" office:value="1.4048787355423" calcext:value-type="float">
            <text:p>1.404878735542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252449989319" calcext:value-type="float">
            <text:p>1.37252449989319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4171960353851" calcext:value-type="float">
            <text:p>1.24171960353851</text:p>
          </table:table-cell>
          <table:table-cell office:value-type="float" office:value="1.43618738651276" calcext:value-type="float">
            <text:p>1.43618738651276</text:p>
          </table:table-cell>
          <table:table-cell office:value-type="float" office:value="1.17059946060181" calcext:value-type="float">
            <text:p>1.17059946060181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31387901306152" calcext:value-type="float">
            <text:p>1.31387901306152</text:p>
          </table:table-cell>
          <table:table-cell office:value-type="float" office:value="1.4185596704483" calcext:value-type="float">
            <text:p>1.4185596704483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33847415447235" calcext:value-type="float">
            <text:p>1.33847415447235</text:p>
          </table:table-cell>
          <table:table-cell office:value-type="float" office:value="1.22301268577576" calcext:value-type="float">
            <text:p>1.22301268577576</text:p>
          </table:table-cell>
          <table:table-cell office:value-type="float" office:value="1.24954748153687" calcext:value-type="float">
            <text:p>1.24954748153687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436750411987" calcext:value-type="float">
            <text:p>1.34436750411987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2965281009674" calcext:value-type="float">
            <text:p>1.42965281009674</text:p>
          </table:table-cell>
          <table:table-cell office:value-type="float" office:value="1.35720372200012" calcext:value-type="float">
            <text:p>1.357203722000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6229906082153" calcext:value-type="float">
            <text:p>1.26229906082153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28137111663818" calcext:value-type="float">
            <text:p>1.28137111663818</text:p>
          </table:table-cell>
          <table:table-cell office:value-type="float" office:value="1.29746603965759" calcext:value-type="float">
            <text:p>1.29746603965759</text:p>
          </table:table-cell>
          <table:table-cell office:value-type="float" office:value="1.37740254402161" calcext:value-type="float">
            <text:p>1.37740254402161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34459578990936" calcext:value-type="float">
            <text:p>1.34459578990936</text:p>
          </table:table-cell>
          <table:table-cell office:value-type="float" office:value="1.3659006357193" calcext:value-type="float">
            <text:p>1.3659006357193</text:p>
          </table:table-cell>
          <table:table-cell office:value-type="float" office:value="1.24070906639099" calcext:value-type="float">
            <text:p>1.24070906639099</text:p>
          </table:table-cell>
          <table:table-cell office:value-type="float" office:value="1.38698315620422" calcext:value-type="float">
            <text:p>1.38698315620422</text:p>
          </table:table-cell>
          <table:table-cell office:value-type="float" office:value="1.30606937408447" calcext:value-type="float">
            <text:p>1.30606937408447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1898906230927" calcext:value-type="float">
            <text:p>1.41898906230927</text:p>
          </table:table-cell>
          <table:table-cell office:value-type="float" office:value="1.26202011108398" calcext:value-type="float">
            <text:p>1.26202011108398</text:p>
          </table:table-cell>
          <table:table-cell office:value-type="float" office:value="1.32327389717102" calcext:value-type="float">
            <text:p>1.32327389717102</text:p>
          </table:table-cell>
          <table:table-cell table:number-columns-repeated="9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31" calcext:value-type="float">
            <text:p>1.3231</text:p>
          </table:table-cell>
          <table:table-cell office:value-type="float" office:value="1.3406" calcext:value-type="float">
            <text:p>1.3406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061002731323" calcext:value-type="float">
            <text:p>1.34061002731323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285524368286" calcext:value-type="float">
            <text:p>1.31285524368286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7342250347137" calcext:value-type="float">
            <text:p>1.37342250347137</text:p>
          </table:table-cell>
          <table:table-cell office:value-type="float" office:value="1.28360533714294" calcext:value-type="float">
            <text:p>1.28360533714294</text:p>
          </table:table-cell>
          <table:table-cell office:value-type="float" office:value="1.39787495136261" calcext:value-type="float">
            <text:p>1.39787495136261</text:p>
          </table:table-cell>
          <table:table-cell office:value-type="float" office:value="1.31664347648621" calcext:value-type="float">
            <text:p>1.31664347648621</text:p>
          </table:table-cell>
          <table:table-cell office:value-type="float" office:value="1.27802538871765" calcext:value-type="float">
            <text:p>1.27802538871765</text:p>
          </table:table-cell>
          <table:table-cell office:value-type="float" office:value="1.3681628704071" calcext:value-type="float">
            <text:p>1.3681628704071</text:p>
          </table:table-cell>
          <table:table-cell office:value-type="float" office:value="1.29517984390259" calcext:value-type="float">
            <text:p>1.29517984390259</text:p>
          </table:table-cell>
          <table:table-cell office:value-type="float" office:value="1.26718556880951" calcext:value-type="float">
            <text:p>1.26718556880951</text:p>
          </table:table-cell>
          <table:table-cell office:value-type="float" office:value="1.39269590377808" calcext:value-type="float">
            <text:p>1.39269590377808</text:p>
          </table:table-cell>
          <table:table-cell office:value-type="float" office:value="1.41003584861755" calcext:value-type="float">
            <text:p>1.41003584861755</text:p>
          </table:table-cell>
          <table:table-cell office:value-type="float" office:value="1.36887812614441" calcext:value-type="float">
            <text:p>1.36887812614441</text:p>
          </table:table-cell>
          <table:table-cell office:value-type="float" office:value="1.34332919120789" calcext:value-type="float">
            <text:p>1.34332919120789</text:p>
          </table:table-cell>
          <table:table-cell office:value-type="float" office:value="1.26907813549042" calcext:value-type="float">
            <text:p>1.2690781354904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41501748561859" calcext:value-type="float">
            <text:p>1.41501748561859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35622775554657" calcext:value-type="float">
            <text:p>1.35622775554657</text:p>
          </table:table-cell>
          <table:table-cell office:value-type="float" office:value="1.29295146465302" calcext:value-type="float">
            <text:p>1.29295146465302</text:p>
          </table:table-cell>
          <table:table-cell office:value-type="float" office:value="1.27219343185425" calcext:value-type="float">
            <text:p>1.27219343185425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4627962112427" calcext:value-type="float">
            <text:p>1.34627962112427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3401012420654" calcext:value-type="float">
            <text:p>1.33401012420654</text:p>
          </table:table-cell>
          <table:table-cell office:value-type="float" office:value="1.2782199382782" calcext:value-type="float">
            <text:p>1.2782199382782</text:p>
          </table:table-cell>
          <table:table-cell office:value-type="float" office:value="1.30845034122467" calcext:value-type="float">
            <text:p>1.30845034122467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1.25150537490845" calcext:value-type="float">
            <text:p>1.2515053749084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751777172089" calcext:value-type="float">
            <text:p>1.42751777172089</text:p>
          </table:table-cell>
          <table:table-cell office:value-type="float" office:value="1.45375394821167" calcext:value-type="float">
            <text:p>1.45375394821167</text:p>
          </table:table-cell>
          <table:table-cell office:value-type="float" office:value="1.42198348045349" calcext:value-type="float">
            <text:p>1.42198348045349</text:p>
          </table:table-cell>
          <table:table-cell office:value-type="float" office:value="1.14566826820374" calcext:value-type="float">
            <text:p>1.14566826820374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26359820365906" calcext:value-type="float">
            <text:p>1.26359820365906</text:p>
          </table:table-cell>
          <table:table-cell office:value-type="float" office:value="1.20606434345245" calcext:value-type="float">
            <text:p>1.20606434345245</text:p>
          </table:table-cell>
          <table:table-cell office:value-type="float" office:value="1.41457283496857" calcext:value-type="float">
            <text:p>1.41457283496857</text:p>
          </table:table-cell>
          <table:table-cell office:value-type="float" office:value="1.34468853473663" calcext:value-type="float">
            <text:p>1.34468853473663</text:p>
          </table:table-cell>
          <table:table-cell office:value-type="float" office:value="1.40224230289459" calcext:value-type="float">
            <text:p>1.40224230289459</text:p>
          </table:table-cell>
          <table:table-cell office:value-type="float" office:value="1.33188688755035" calcext:value-type="float">
            <text:p>1.33188688755035</text:p>
          </table:table-cell>
          <table:table-cell office:value-type="float" office:value="1.45581448078156" calcext:value-type="float">
            <text:p>1.45581448078156</text:p>
          </table:table-cell>
          <table:table-cell office:value-type="float" office:value="1.1813600063324" calcext:value-type="float">
            <text:p>1.1813600063324</text:p>
          </table:table-cell>
          <table:table-cell office:value-type="float" office:value="1.33435535430908" calcext:value-type="float">
            <text:p>1.33435535430908</text:p>
          </table:table-cell>
          <table:table-cell office:value-type="float" office:value="1.4475839138031" calcext:value-type="float">
            <text:p>1.4475839138031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32799410820007" calcext:value-type="float">
            <text:p>1.32799410820007</text:p>
          </table:table-cell>
          <table:table-cell office:value-type="float" office:value="1.37530887126923" calcext:value-type="float">
            <text:p>1.37530887126923</text:p>
          </table:table-cell>
          <table:table-cell office:value-type="float" office:value="1.38679504394531" calcext:value-type="float">
            <text:p>1.38679504394531</text:p>
          </table:table-cell>
          <table:table-cell office:value-type="float" office:value="1.29524803161621" calcext:value-type="float">
            <text:p>1.29524803161621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37158441543579" calcext:value-type="float">
            <text:p>1.37158441543579</text:p>
          </table:table-cell>
          <table:table-cell office:value-type="float" office:value="1.36116862297058" calcext:value-type="float">
            <text:p>1.36116862297058</text:p>
          </table:table-cell>
          <table:table-cell office:value-type="float" office:value="1.14121437072754" calcext:value-type="float">
            <text:p>1.14121437072754</text:p>
          </table:table-cell>
          <table:table-cell office:value-type="float" office:value="1.28956949710846" calcext:value-type="float">
            <text:p>1.28956949710846</text:p>
          </table:table-cell>
          <table:table-cell office:value-type="float" office:value="1.1299192905426" calcext:value-type="float">
            <text:p>1.1299192905426</text:p>
          </table:table-cell>
          <table:table-cell office:value-type="float" office:value="1.26480734348297" calcext:value-type="float">
            <text:p>1.26480734348297</text:p>
          </table:table-cell>
          <table:table-cell office:value-type="float" office:value="1.38747334480286" calcext:value-type="float">
            <text:p>1.38747334480286</text:p>
          </table:table-cell>
          <table:table-cell office:value-type="float" office:value="1.34551799297333" calcext:value-type="float">
            <text:p>1.34551799297333</text:p>
          </table:table-cell>
          <table:table-cell office:value-type="float" office:value="1.38680696487427" calcext:value-type="float">
            <text:p>1.38680696487427</text:p>
          </table:table-cell>
          <table:table-cell office:value-type="float" office:value="1.41940081119537" calcext:value-type="float">
            <text:p>1.41940081119537</text:p>
          </table:table-cell>
          <table:table-cell office:value-type="float" office:value="1.35606145858765" calcext:value-type="float">
            <text:p>1.35606145858765</text:p>
          </table:table-cell>
          <table:table-cell office:value-type="float" office:value="1.23485517501831" calcext:value-type="float">
            <text:p>1.23485517501831</text:p>
          </table:table-cell>
          <table:table-cell office:value-type="float" office:value="1.30976223945618" calcext:value-type="float">
            <text:p>1.30976223945618</text:p>
          </table:table-cell>
          <table:table-cell office:value-type="float" office:value="1.2288533449173" calcext:value-type="float">
            <text:p>1.2288533449173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39688014984131" calcext:value-type="float">
            <text:p>1.39688014984131</text:p>
          </table:table-cell>
          <table:table-cell office:value-type="float" office:value="1.43986105918884" calcext:value-type="float">
            <text:p>1.43986105918884</text:p>
          </table:table-cell>
          <table:table-cell office:value-type="float" office:value="1.27277731895447" calcext:value-type="float">
            <text:p>1.27277731895447</text:p>
          </table:table-cell>
          <table:table-cell office:value-type="float" office:value="1.41527569293976" calcext:value-type="float">
            <text:p>1.41527569293976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22086119651794" calcext:value-type="float">
            <text:p>1.22086119651794</text:p>
          </table:table-cell>
          <table:table-cell office:value-type="float" office:value="1.37731075286865" calcext:value-type="float">
            <text:p>1.37731075286865</text:p>
          </table:table-cell>
          <table:table-cell table:number-columns-repeated="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888" calcext:value-type="float">
            <text:p>1.2888</text:p>
          </table:table-cell>
          <table:table-cell office:value-type="float" office:value="1.3411" calcext:value-type="float">
            <text:p>1.3411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40067660808563" calcext:value-type="float">
            <text:p>1.40067660808563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39474499225616" calcext:value-type="float">
            <text:p>1.3947449922561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34711313247681" calcext:value-type="float">
            <text:p>1.34711313247681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1.3626401424408" calcext:value-type="float">
            <text:p>1.362640142440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9911246299744" calcext:value-type="float">
            <text:p>1.39911246299744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105081319809" calcext:value-type="float">
            <text:p>1.3105081319809</text:p>
          </table:table-cell>
          <table:table-cell office:value-type="float" office:value="1.32880508899689" calcext:value-type="float">
            <text:p>1.32880508899689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40890192985535" calcext:value-type="float">
            <text:p>1.40890192985535</text:p>
          </table:table-cell>
          <table:table-cell office:value-type="float" office:value="1.39310693740845" calcext:value-type="float">
            <text:p>1.39310693740845</text:p>
          </table:table-cell>
          <table:table-cell office:value-type="float" office:value="1.38215315341949" calcext:value-type="float">
            <text:p>1.38215315341949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35031080245972" calcext:value-type="float">
            <text:p>1.35031080245972</text:p>
          </table:table-cell>
          <table:table-cell office:value-type="float" office:value="1.42624402046204" calcext:value-type="float">
            <text:p>1.42624402046204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43379807472229" calcext:value-type="float">
            <text:p>1.43379807472229</text:p>
          </table:table-cell>
          <table:table-cell office:value-type="float" office:value="1.34830713272095" calcext:value-type="float">
            <text:p>1.34830713272095</text:p>
          </table:table-cell>
          <table:table-cell office:value-type="float" office:value="1.00126135349274" calcext:value-type="float">
            <text:p>1.0012613534927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0.724255502223969" calcext:value-type="float">
            <text:p>0.724255502223969</text:p>
          </table:table-cell>
          <table:table-cell office:value-type="float" office:value="1.44733345508575" calcext:value-type="float">
            <text:p>1.44733345508575</text:p>
          </table:table-cell>
          <table:table-cell office:value-type="float" office:value="1.34698855876923" calcext:value-type="float">
            <text:p>1.34698855876923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1.34838616847992" calcext:value-type="float">
            <text:p>1.34838616847992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33991348743439" calcext:value-type="float">
            <text:p>1.33991348743439</text:p>
          </table:table-cell>
          <table:table-cell office:value-type="float" office:value="1.38923931121826" calcext:value-type="float">
            <text:p>1.38923931121826</text:p>
          </table:table-cell>
          <table:table-cell table:number-columns-repeated="1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5097" calcext:value-type="float">
            <text:p>1.509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41050159931183" calcext:value-type="float">
            <text:p>1.41050159931183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2941439151764" calcext:value-type="float">
            <text:p>1.42941439151764</text:p>
          </table:table-cell>
          <table:table-cell office:value-type="float" office:value="1.42916250228882" calcext:value-type="float">
            <text:p>1.42916250228882</text:p>
          </table:table-cell>
          <table:table-cell office:value-type="float" office:value="1.40696251392365" calcext:value-type="float">
            <text:p>1.4069625139236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096947193146" calcext:value-type="float">
            <text:p>1.31096947193146</text:p>
          </table:table-cell>
          <table:table-cell office:value-type="float" office:value="1.30450594425201" calcext:value-type="float">
            <text:p>1.30450594425201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5141789913178" calcext:value-type="float">
            <text:p>1.35141789913178</text:p>
          </table:table-cell>
          <table:table-cell office:value-type="float" office:value="1.32844841480255" calcext:value-type="float">
            <text:p>1.32844841480255</text:p>
          </table:table-cell>
          <table:table-cell office:value-type="float" office:value="1.3227766752243" calcext:value-type="float">
            <text:p>1.322776675224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16785717011" calcext:value-type="float">
            <text:p>1.31416785717011</text:p>
          </table:table-cell>
          <table:table-cell office:value-type="float" office:value="1.41519713401794" calcext:value-type="float">
            <text:p>1.41519713401794</text:p>
          </table:table-cell>
          <table:table-cell office:value-type="float" office:value="1.34385097026825" calcext:value-type="float">
            <text:p>1.34385097026825</text:p>
          </table:table-cell>
          <table:table-cell office:value-type="float" office:value="1.35860776901245" calcext:value-type="float">
            <text:p>1.35860776901245</text:p>
          </table:table-cell>
          <table:table-cell office:value-type="float" office:value="1.34889674186707" calcext:value-type="float">
            <text:p>1.34889674186707</text:p>
          </table:table-cell>
          <table:table-cell office:value-type="float" office:value="1.10422992706299" calcext:value-type="float">
            <text:p>1.10422992706299</text:p>
          </table:table-cell>
          <table:table-cell office:value-type="float" office:value="1.43544566631317" calcext:value-type="float">
            <text:p>1.43544566631317</text:p>
          </table:table-cell>
          <table:table-cell office:value-type="float" office:value="1.34634757041931" calcext:value-type="float">
            <text:p>1.34634757041931</text:p>
          </table:table-cell>
          <table:table-cell office:value-type="float" office:value="1.28140079975128" calcext:value-type="float">
            <text:p>1.28140079975128</text:p>
          </table:table-cell>
          <table:table-cell office:value-type="float" office:value="1.2908878326416" calcext:value-type="float">
            <text:p>1.2908878326416</text:p>
          </table:table-cell>
          <table:table-cell office:value-type="float" office:value="1.38186454772949" calcext:value-type="float">
            <text:p>1.38186454772949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3656847476959" calcext:value-type="float">
            <text:p>1.33656847476959</text:p>
          </table:table-cell>
          <table:table-cell office:value-type="float" office:value="1.39750969409943" calcext:value-type="float">
            <text:p>1.39750969409943</text:p>
          </table:table-cell>
          <table:table-cell office:value-type="float" office:value="1.29705095291138" calcext:value-type="float">
            <text:p>1.29705095291138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34709775447845" calcext:value-type="float">
            <text:p>1.3470977544784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5393965244293" calcext:value-type="float">
            <text:p>1.35393965244293</text:p>
          </table:table-cell>
          <table:table-cell office:value-type="float" office:value="1.42600548267365" calcext:value-type="float">
            <text:p>1.42600548267365</text:p>
          </table:table-cell>
          <table:table-cell office:value-type="float" office:value="1.38898241519928" calcext:value-type="float">
            <text:p>1.38898241519928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813202381134" calcext:value-type="float">
            <text:p>1.3813202381134</text:p>
          </table:table-cell>
          <table:table-cell office:value-type="float" office:value="1.37810945510864" calcext:value-type="float">
            <text:p>1.37810945510864</text:p>
          </table:table-cell>
          <table:table-cell office:value-type="float" office:value="1.36357259750366" calcext:value-type="float">
            <text:p>1.36357259750366</text:p>
          </table:table-cell>
          <table:table-cell office:value-type="float" office:value="1.41970694065094" calcext:value-type="float">
            <text:p>1.41970694065094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55341339111" calcext:value-type="float">
            <text:p>1.40455341339111</text:p>
          </table:table-cell>
          <table:table-cell office:value-type="float" office:value="1.3617856502533" calcext:value-type="float">
            <text:p>1.3617856502533</text:p>
          </table:table-cell>
          <table:table-cell office:value-type="float" office:value="1.18405616283417" calcext:value-type="float">
            <text:p>1.18405616283417</text:p>
          </table:table-cell>
          <table:table-cell office:value-type="float" office:value="1.32893311977386" calcext:value-type="float">
            <text:p>1.32893311977386</text:p>
          </table:table-cell>
          <table:table-cell office:value-type="float" office:value="1.38597512245178" calcext:value-type="float">
            <text:p>1.38597512245178</text:p>
          </table:table-cell>
          <table:table-cell office:value-type="float" office:value="1.50967574119568" calcext:value-type="float">
            <text:p>1.50967574119568</text:p>
          </table:table-cell>
          <table:table-cell office:value-type="float" office:value="1.42082619667053" calcext:value-type="float">
            <text:p>1.42082619667053</text:p>
          </table:table-cell>
          <table:table-cell office:value-type="float" office:value="1.2880744934082" calcext:value-type="float">
            <text:p>1.2880744934082</text:p>
          </table:table-cell>
          <table:table-cell office:value-type="float" office:value="1.36408948898315" calcext:value-type="float">
            <text:p>1.36408948898315</text:p>
          </table:table-cell>
          <table:table-cell office:value-type="float" office:value="1.41309952735901" calcext:value-type="float">
            <text:p>1.41309952735901</text:p>
          </table:table-cell>
          <table:table-cell office:value-type="float" office:value="1.36823391914368" calcext:value-type="float">
            <text:p>1.36823391914368</text:p>
          </table:table-cell>
          <table:table-cell office:value-type="float" office:value="1.34883737564087" calcext:value-type="float">
            <text:p>1.34883737564087</text:p>
          </table:table-cell>
          <table:table-cell office:value-type="float" office:value="1.368497133255" calcext:value-type="float">
            <text:p>1.3684971332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3916389942169" calcext:value-type="float">
            <text:p>1.33916389942169</text:p>
          </table:table-cell>
          <table:table-cell office:value-type="float" office:value="1.26065218448639" calcext:value-type="float">
            <text:p>1.26065218448639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7" calcext:value-type="float">
            <text:p>1.297</text:p>
          </table:table-cell>
          <table:table-cell office:value-type="float" office:value="1.3257" calcext:value-type="float">
            <text:p>1.3257</text:p>
          </table:table-cell>
          <table:table-cell office:value-type="float" office:value="1.5016" calcext:value-type="float">
            <text:p>1.501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3254792690277" calcext:value-type="float">
            <text:p>1.43254792690277</text:p>
          </table:table-cell>
          <table:table-cell office:value-type="float" office:value="1.4748307466507" calcext:value-type="float">
            <text:p>1.4748307466507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4801244735718" calcext:value-type="float">
            <text:p>1.34801244735718</text:p>
          </table:table-cell>
          <table:table-cell office:value-type="float" office:value="1.38754320144653" calcext:value-type="float">
            <text:p>1.38754320144653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9077124595642" calcext:value-type="float">
            <text:p>1.29077124595642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2768428325653" calcext:value-type="float">
            <text:p>1.32768428325653</text:p>
          </table:table-cell>
          <table:table-cell office:value-type="float" office:value="1.32406675815582" calcext:value-type="float">
            <text:p>1.32406675815582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33268737792969" calcext:value-type="float">
            <text:p>1.33268737792969</text:p>
          </table:table-cell>
          <table:table-cell office:value-type="float" office:value="1.09607100486755" calcext:value-type="float">
            <text:p>1.09607100486755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21545791626" calcext:value-type="float">
            <text:p>1.2621545791626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18848848342896" calcext:value-type="float">
            <text:p>1.18848848342896</text:p>
          </table:table-cell>
          <table:table-cell office:value-type="float" office:value="1.38444530963898" calcext:value-type="float">
            <text:p>1.38444530963898</text:p>
          </table:table-cell>
          <table:table-cell office:value-type="float" office:value="1.30794239044189" calcext:value-type="float">
            <text:p>1.30794239044189</text:p>
          </table:table-cell>
          <table:table-cell office:value-type="float" office:value="1.40916454792023" calcext:value-type="float">
            <text:p>1.40916454792023</text:p>
          </table:table-cell>
          <table:table-cell office:value-type="float" office:value="1.41992795467377" calcext:value-type="float">
            <text:p>1.41992795467377</text:p>
          </table:table-cell>
          <table:table-cell office:value-type="float" office:value="1.23704314231873" calcext:value-type="float">
            <text:p>1.23704314231873</text:p>
          </table:table-cell>
          <table:table-cell office:value-type="float" office:value="1.46790719032288" calcext:value-type="float">
            <text:p>1.46790719032288</text:p>
          </table:table-cell>
          <table:table-cell office:value-type="float" office:value="1.43293988704681" calcext:value-type="float">
            <text:p>1.43293988704681</text:p>
          </table:table-cell>
          <table:table-cell office:value-type="float" office:value="1.2909848690033" calcext:value-type="float">
            <text:p>1.2909848690033</text:p>
          </table:table-cell>
          <table:table-cell office:value-type="float" office:value="1.34983694553375" calcext:value-type="float">
            <text:p>1.34983694553375</text:p>
          </table:table-cell>
          <table:table-cell office:value-type="float" office:value="1.44373095035553" calcext:value-type="float">
            <text:p>1.44373095035553</text:p>
          </table:table-cell>
          <table:table-cell office:value-type="float" office:value="1.37494850158691" calcext:value-type="float">
            <text:p>1.37494850158691</text:p>
          </table:table-cell>
          <table:table-cell office:value-type="float" office:value="1.3415287733078" calcext:value-type="float">
            <text:p>1.3415287733078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50158512592316" calcext:value-type="float">
            <text:p>1.50158512592316</text:p>
          </table:table-cell>
          <table:table-cell office:value-type="float" office:value="1.37457489967346" calcext:value-type="float">
            <text:p>1.37457489967346</text:p>
          </table:table-cell>
          <table:table-cell office:value-type="float" office:value="1.40160715579987" calcext:value-type="float">
            <text:p>1.40160715579987</text:p>
          </table:table-cell>
          <table:table-cell office:value-type="float" office:value="1.39257502555847" calcext:value-type="float">
            <text:p>1.39257502555847</text:p>
          </table:table-cell>
          <table:table-cell office:value-type="float" office:value="1.28877019882202" calcext:value-type="float">
            <text:p>1.28877019882202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0994343757629" calcext:value-type="float">
            <text:p>1.30994343757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6416862010956" calcext:value-type="float">
            <text:p>1.26416862010956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48595941066742" calcext:value-type="float">
            <text:p>1.48595941066742</text:p>
          </table:table-cell>
          <table:table-cell office:value-type="float" office:value="1.38523423671722" calcext:value-type="float">
            <text:p>1.38523423671722</text:p>
          </table:table-cell>
          <table:table-cell office:value-type="float" office:value="1.41929030418396" calcext:value-type="float">
            <text:p>1.41929030418396</text:p>
          </table:table-cell>
          <table:table-cell office:value-type="float" office:value="1.34022450447083" calcext:value-type="float">
            <text:p>1.34022450447083</text:p>
          </table:table-cell>
          <table:table-cell office:value-type="float" office:value="1.40454566478729" calcext:value-type="float">
            <text:p>1.40454566478729</text:p>
          </table:table-cell>
          <table:table-cell office:value-type="float" office:value="1.30843698978424" calcext:value-type="float">
            <text:p>1.30843698978424</text:p>
          </table:table-cell>
          <table:table-cell office:value-type="float" office:value="1.3043839931488" calcext:value-type="float">
            <text:p>1.3043839931488</text:p>
          </table:table-cell>
          <table:table-cell office:value-type="float" office:value="1.22258901596069" calcext:value-type="float">
            <text:p>1.22258901596069</text:p>
          </table:table-cell>
          <table:table-cell office:value-type="float" office:value="1.27057933807373" calcext:value-type="float">
            <text:p>1.27057933807373</text:p>
          </table:table-cell>
          <table:table-cell office:value-type="float" office:value="1.390740275383" calcext:value-type="float">
            <text:p>1.390740275383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9066565036774" calcext:value-type="float">
            <text:p>1.39066565036774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21924304962158" calcext:value-type="float">
            <text:p>1.21924304962158</text:p>
          </table:table-cell>
          <table:table-cell office:value-type="float" office:value="1.31129598617554" calcext:value-type="float">
            <text:p>1.3112959861755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24707865715027" calcext:value-type="float">
            <text:p>1.24707865715027</text:p>
          </table:table-cell>
          <table:table-cell office:value-type="float" office:value="1.40697383880615" calcext:value-type="float">
            <text:p>1.40697383880615</text:p>
          </table:table-cell>
          <table:table-cell office:value-type="float" office:value="1.22220182418823" calcext:value-type="float">
            <text:p>1.22220182418823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143" calcext:value-type="float">
            <text:p>1.3143</text:p>
          </table:table-cell>
          <table:table-cell office:value-type="float" office:value="1.3516" calcext:value-type="float">
            <text:p>1.3516</text:p>
          </table:table-cell>
          <table:table-cell office:value-type="float" office:value="1.487" calcext:value-type="float">
            <text:p>1.487</text:p>
          </table:table-cell>
          <table:table-cell office:value-type="float" office:value="0.5303" calcext:value-type="float">
            <text:p>0.530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2474570274353" calcext:value-type="float">
            <text:p>1.2474570274353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19006419181824" calcext:value-type="float">
            <text:p>1.1900641918182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48703742027283" calcext:value-type="float">
            <text:p>1.48703742027283</text:p>
          </table:table-cell>
          <table:table-cell office:value-type="float" office:value="1.4224865436554" calcext:value-type="float">
            <text:p>1.4224865436554</text:p>
          </table:table-cell>
          <table:table-cell office:value-type="float" office:value="1.38563358783722" calcext:value-type="float">
            <text:p>1.38563358783722</text:p>
          </table:table-cell>
          <table:table-cell office:value-type="float" office:value="1.42155241966248" calcext:value-type="float">
            <text:p>1.42155241966248</text:p>
          </table:table-cell>
          <table:table-cell office:value-type="float" office:value="0.530282258987427" calcext:value-type="float">
            <text:p>0.530282258987427</text:p>
          </table:table-cell>
          <table:table-cell office:value-type="float" office:value="1.40904986858368" calcext:value-type="float">
            <text:p>1.40904986858368</text:p>
          </table:table-cell>
          <table:table-cell office:value-type="float" office:value="1.4350928068161" calcext:value-type="float">
            <text:p>1.4350928068161</text:p>
          </table:table-cell>
          <table:table-cell office:value-type="float" office:value="1.19283330440521" calcext:value-type="float">
            <text:p>1.19283330440521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43431043624878" calcext:value-type="float">
            <text:p>1.43431043624878</text:p>
          </table:table-cell>
          <table:table-cell office:value-type="float" office:value="1.44697999954224" calcext:value-type="float">
            <text:p>1.44697999954224</text:p>
          </table:table-cell>
          <table:table-cell office:value-type="float" office:value="1.41547453403473" calcext:value-type="float">
            <text:p>1.41547453403473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43234062194824" calcext:value-type="float">
            <text:p>1.43234062194824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43085134029388" calcext:value-type="float">
            <text:p>1.43085134029388</text:p>
          </table:table-cell>
          <table:table-cell office:value-type="float" office:value="1.3192902803421" calcext:value-type="float">
            <text:p>1.319290280342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1081237792969" calcext:value-type="float">
            <text:p>1.41081237792969</text:p>
          </table:table-cell>
          <table:table-cell office:value-type="float" office:value="1.33535039424896" calcext:value-type="float">
            <text:p>1.33535039424896</text:p>
          </table:table-cell>
          <table:table-cell office:value-type="float" office:value="1.41992056369782" calcext:value-type="float">
            <text:p>1.41992056369782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4713995456696" calcext:value-type="float">
            <text:p>1.34713995456696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40400588512421" calcext:value-type="float">
            <text:p>1.40400588512421</text:p>
          </table:table-cell>
          <table:table-cell office:value-type="float" office:value="1.4041805267334" calcext:value-type="float">
            <text:p>1.4041805267334</text:p>
          </table:table-cell>
          <table:table-cell office:value-type="float" office:value="1.42022168636322" calcext:value-type="float">
            <text:p>1.42022168636322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23642182350159" calcext:value-type="float">
            <text:p>1.23642182350159</text:p>
          </table:table-cell>
          <table:table-cell office:value-type="float" office:value="1.13580441474915" calcext:value-type="float">
            <text:p>1.13580441474915</text:p>
          </table:table-cell>
          <table:table-cell office:value-type="float" office:value="1.23951125144959" calcext:value-type="float">
            <text:p>1.23951125144959</text:p>
          </table:table-cell>
          <table:table-cell office:value-type="float" office:value="1.40360057353973" calcext:value-type="float">
            <text:p>1.40360057353973</text:p>
          </table:table-cell>
          <table:table-cell office:value-type="float" office:value="1.30815541744232" calcext:value-type="float">
            <text:p>1.30815541744232</text:p>
          </table:table-cell>
          <table:table-cell office:value-type="float" office:value="1.33181202411652" calcext:value-type="float">
            <text:p>1.33181202411652</text:p>
          </table:table-cell>
          <table:table-cell office:value-type="float" office:value="1.40864443778992" calcext:value-type="float">
            <text:p>1.40864443778992</text:p>
          </table:table-cell>
          <table:table-cell office:value-type="float" office:value="1.42980659008026" calcext:value-type="float">
            <text:p>1.42980659008026</text:p>
          </table:table-cell>
          <table:table-cell office:value-type="float" office:value="1.21876919269562" calcext:value-type="float">
            <text:p>1.21876919269562</text:p>
          </table:table-cell>
          <table:table-cell office:value-type="float" office:value="1.26381504535675" calcext:value-type="float">
            <text:p>1.26381504535675</text:p>
          </table:table-cell>
          <table:table-cell office:value-type="float" office:value="1.44927740097046" calcext:value-type="float">
            <text:p>1.44927740097046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239426136017" calcext:value-type="float">
            <text:p>1.31239426136017</text:p>
          </table:table-cell>
          <table:table-cell office:value-type="float" office:value="1.3560791015625" calcext:value-type="float">
            <text:p>1.3560791015625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88" calcext:value-type="float">
            <text:p>1.2988</text:p>
          </table:table-cell>
          <table:table-cell office:value-type="float" office:value="1.338" calcext:value-type="float">
            <text:p>1.338</text:p>
          </table:table-cell>
          <table:table-cell office:value-type="float" office:value="1.487" calcext:value-type="float">
            <text:p>1.487</text:p>
          </table:table-cell>
          <table:table-cell office:value-type="float" office:value="0.5303" calcext:value-type="float">
            <text:p>0.530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30845320224762" calcext:value-type="float">
            <text:p>1.30845320224762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19006419181824" calcext:value-type="float">
            <text:p>1.1900641918182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48703742027283" calcext:value-type="float">
            <text:p>1.48703742027283</text:p>
          </table:table-cell>
          <table:table-cell office:value-type="float" office:value="1.19283330440521" calcext:value-type="float">
            <text:p>1.19283330440521</text:p>
          </table:table-cell>
          <table:table-cell office:value-type="float" office:value="1.37803566455841" calcext:value-type="float">
            <text:p>1.37803566455841</text:p>
          </table:table-cell>
          <table:table-cell office:value-type="float" office:value="0.530282258987427" calcext:value-type="float">
            <text:p>0.530282258987427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40904986858368" calcext:value-type="float">
            <text:p>1.40904986858368</text:p>
          </table:table-cell>
          <table:table-cell office:value-type="float" office:value="1.41767919063568" calcext:value-type="float">
            <text:p>1.41767919063568</text:p>
          </table:table-cell>
          <table:table-cell office:value-type="float" office:value="1.39633667469025" calcext:value-type="float">
            <text:p>1.39633667469025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41786372661591" calcext:value-type="float">
            <text:p>1.41786372661591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20401084423065" calcext:value-type="float">
            <text:p>1.20401084423065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35130870342255" calcext:value-type="float">
            <text:p>1.35130870342255</text:p>
          </table:table-cell>
          <table:table-cell office:value-type="float" office:value="1.29455184936523" calcext:value-type="float">
            <text:p>1.29455184936523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086856842041" calcext:value-type="float">
            <text:p>1.408685684204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3486270904541" calcext:value-type="float">
            <text:p>1.3486270904541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33729779720306" calcext:value-type="float">
            <text:p>1.33729779720306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1611967086792" calcext:value-type="float">
            <text:p>1.31611967086792</text:p>
          </table:table-cell>
          <table:table-cell office:value-type="float" office:value="0.848616540431976" calcext:value-type="float">
            <text:p>0.848616540431976</text:p>
          </table:table-cell>
          <table:table-cell office:value-type="float" office:value="1.38599991798401" calcext:value-type="float">
            <text:p>1.38599991798401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28995656967163" calcext:value-type="float">
            <text:p>1.28995656967163</text:p>
          </table:table-cell>
          <table:table-cell office:value-type="float" office:value="1.31239414215088" calcext:value-type="float">
            <text:p>1.31239414215088</text:p>
          </table:table-cell>
          <table:table-cell office:value-type="float" office:value="1.41950845718384" calcext:value-type="float">
            <text:p>1.41950845718384</text:p>
          </table:table-cell>
          <table:table-cell office:value-type="float" office:value="1.37013006210327" calcext:value-type="float">
            <text:p>1.37013006210327</text:p>
          </table:table-cell>
          <table:table-cell office:value-type="float" office:value="1.38983035087585" calcext:value-type="float">
            <text:p>1.38983035087585</text:p>
          </table:table-cell>
          <table:table-cell office:value-type="float" office:value="1.37684011459351" calcext:value-type="float">
            <text:p>1.37684011459351</text:p>
          </table:table-cell>
          <table:table-cell office:value-type="float" office:value="1.21094131469727" calcext:value-type="float">
            <text:p>1.21094131469727</text:p>
          </table:table-cell>
          <table:table-cell office:value-type="float" office:value="1.38397407531738" calcext:value-type="float">
            <text:p>1.38397407531738</text:p>
          </table:table-cell>
          <table:table-cell office:value-type="float" office:value="1.40183305740356" calcext:value-type="float">
            <text:p>1.40183305740356</text:p>
          </table:table-cell>
          <table:table-cell office:value-type="float" office:value="1.05945014953613" calcext:value-type="float">
            <text:p>1.05945014953613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8641595840454" calcext:value-type="float">
            <text:p>1.38641595840454</text:p>
          </table:table-cell>
          <table:table-cell office:value-type="float" office:value="1.42197597026825" calcext:value-type="float">
            <text:p>1.42197597026825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40167558193207" calcext:value-type="float">
            <text:p>1.40167558193207</text:p>
          </table:table-cell>
          <table:table-cell office:value-type="float" office:value="1.32046568393707" calcext:value-type="float">
            <text:p>1.32046568393707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31991195678711" calcext:value-type="float">
            <text:p>1.31991195678711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88" calcext:value-type="float">
            <text:p>1.2988</text:p>
          </table:table-cell>
          <table:table-cell office:value-type="float" office:value="1.338" calcext:value-type="float">
            <text:p>1.338</text:p>
          </table:table-cell>
          <table:table-cell office:value-type="float" office:value="1.487" calcext:value-type="float">
            <text:p>1.487</text:p>
          </table:table-cell>
          <table:table-cell office:value-type="float" office:value="0.5303" calcext:value-type="float">
            <text:p>0.530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30845320224762" calcext:value-type="float">
            <text:p>1.30845320224762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19006419181824" calcext:value-type="float">
            <text:p>1.1900641918182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48703742027283" calcext:value-type="float">
            <text:p>1.48703742027283</text:p>
          </table:table-cell>
          <table:table-cell office:value-type="float" office:value="1.19283330440521" calcext:value-type="float">
            <text:p>1.19283330440521</text:p>
          </table:table-cell>
          <table:table-cell office:value-type="float" office:value="1.37803566455841" calcext:value-type="float">
            <text:p>1.37803566455841</text:p>
          </table:table-cell>
          <table:table-cell office:value-type="float" office:value="0.530282258987427" calcext:value-type="float">
            <text:p>0.530282258987427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40904986858368" calcext:value-type="float">
            <text:p>1.40904986858368</text:p>
          </table:table-cell>
          <table:table-cell office:value-type="float" office:value="1.41767919063568" calcext:value-type="float">
            <text:p>1.41767919063568</text:p>
          </table:table-cell>
          <table:table-cell office:value-type="float" office:value="1.39633667469025" calcext:value-type="float">
            <text:p>1.39633667469025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41786372661591" calcext:value-type="float">
            <text:p>1.41786372661591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20401084423065" calcext:value-type="float">
            <text:p>1.20401084423065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35130870342255" calcext:value-type="float">
            <text:p>1.35130870342255</text:p>
          </table:table-cell>
          <table:table-cell office:value-type="float" office:value="1.29455184936523" calcext:value-type="float">
            <text:p>1.29455184936523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086856842041" calcext:value-type="float">
            <text:p>1.408685684204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3486270904541" calcext:value-type="float">
            <text:p>1.3486270904541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33729779720306" calcext:value-type="float">
            <text:p>1.33729779720306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1611967086792" calcext:value-type="float">
            <text:p>1.31611967086792</text:p>
          </table:table-cell>
          <table:table-cell office:value-type="float" office:value="0.848616540431976" calcext:value-type="float">
            <text:p>0.848616540431976</text:p>
          </table:table-cell>
          <table:table-cell office:value-type="float" office:value="1.38599991798401" calcext:value-type="float">
            <text:p>1.38599991798401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28995656967163" calcext:value-type="float">
            <text:p>1.28995656967163</text:p>
          </table:table-cell>
          <table:table-cell office:value-type="float" office:value="1.31239414215088" calcext:value-type="float">
            <text:p>1.31239414215088</text:p>
          </table:table-cell>
          <table:table-cell office:value-type="float" office:value="1.41950845718384" calcext:value-type="float">
            <text:p>1.41950845718384</text:p>
          </table:table-cell>
          <table:table-cell office:value-type="float" office:value="1.37013006210327" calcext:value-type="float">
            <text:p>1.37013006210327</text:p>
          </table:table-cell>
          <table:table-cell office:value-type="float" office:value="1.38983035087585" calcext:value-type="float">
            <text:p>1.38983035087585</text:p>
          </table:table-cell>
          <table:table-cell office:value-type="float" office:value="1.37684011459351" calcext:value-type="float">
            <text:p>1.37684011459351</text:p>
          </table:table-cell>
          <table:table-cell office:value-type="float" office:value="1.21094131469727" calcext:value-type="float">
            <text:p>1.21094131469727</text:p>
          </table:table-cell>
          <table:table-cell office:value-type="float" office:value="1.38397407531738" calcext:value-type="float">
            <text:p>1.38397407531738</text:p>
          </table:table-cell>
          <table:table-cell office:value-type="float" office:value="1.40183305740356" calcext:value-type="float">
            <text:p>1.40183305740356</text:p>
          </table:table-cell>
          <table:table-cell office:value-type="float" office:value="1.05945014953613" calcext:value-type="float">
            <text:p>1.05945014953613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8641595840454" calcext:value-type="float">
            <text:p>1.38641595840454</text:p>
          </table:table-cell>
          <table:table-cell office:value-type="float" office:value="1.42197597026825" calcext:value-type="float">
            <text:p>1.42197597026825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40167558193207" calcext:value-type="float">
            <text:p>1.40167558193207</text:p>
          </table:table-cell>
          <table:table-cell office:value-type="float" office:value="1.32046568393707" calcext:value-type="float">
            <text:p>1.32046568393707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31991195678711" calcext:value-type="float">
            <text:p>1.31991195678711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88" calcext:value-type="float">
            <text:p>1.2988</text:p>
          </table:table-cell>
          <table:table-cell office:value-type="float" office:value="1.338" calcext:value-type="float">
            <text:p>1.338</text:p>
          </table:table-cell>
          <table:table-cell office:value-type="float" office:value="1.487" calcext:value-type="float">
            <text:p>1.487</text:p>
          </table:table-cell>
          <table:table-cell office:value-type="float" office:value="0.5303" calcext:value-type="float">
            <text:p>0.530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9476010799408" calcext:value-type="float">
            <text:p>1.2947601079940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0380487442017" calcext:value-type="float">
            <text:p>1.30380487442017</text:p>
          </table:table-cell>
          <table:table-cell office:value-type="float" office:value="1.39153301715851" calcext:value-type="float">
            <text:p>1.39153301715851</text:p>
          </table:table-cell>
          <table:table-cell office:value-type="float" office:value="1.30845320224762" calcext:value-type="float">
            <text:p>1.30845320224762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19006419181824" calcext:value-type="float">
            <text:p>1.1900641918182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48703742027283" calcext:value-type="float">
            <text:p>1.48703742027283</text:p>
          </table:table-cell>
          <table:table-cell office:value-type="float" office:value="1.19283330440521" calcext:value-type="float">
            <text:p>1.19283330440521</text:p>
          </table:table-cell>
          <table:table-cell office:value-type="float" office:value="1.37803566455841" calcext:value-type="float">
            <text:p>1.37803566455841</text:p>
          </table:table-cell>
          <table:table-cell office:value-type="float" office:value="0.530282258987427" calcext:value-type="float">
            <text:p>0.530282258987427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40904986858368" calcext:value-type="float">
            <text:p>1.40904986858368</text:p>
          </table:table-cell>
          <table:table-cell office:value-type="float" office:value="1.41767919063568" calcext:value-type="float">
            <text:p>1.41767919063568</text:p>
          </table:table-cell>
          <table:table-cell office:value-type="float" office:value="1.39633667469025" calcext:value-type="float">
            <text:p>1.39633667469025</text:p>
          </table:table-cell>
          <table:table-cell office:value-type="float" office:value="1.39579737186432" calcext:value-type="float">
            <text:p>1.39579737186432</text:p>
          </table:table-cell>
          <table:table-cell office:value-type="float" office:value="1.29114353656769" calcext:value-type="float">
            <text:p>1.29114353656769</text:p>
          </table:table-cell>
          <table:table-cell office:value-type="float" office:value="1.37126040458679" calcext:value-type="float">
            <text:p>1.37126040458679</text:p>
          </table:table-cell>
          <table:table-cell office:value-type="float" office:value="1.41786372661591" calcext:value-type="float">
            <text:p>1.41786372661591</text:p>
          </table:table-cell>
          <table:table-cell office:value-type="float" office:value="1.15792918205261" calcext:value-type="float">
            <text:p>1.15792918205261</text:p>
          </table:table-cell>
          <table:table-cell office:value-type="float" office:value="1.20401084423065" calcext:value-type="float">
            <text:p>1.20401084423065</text:p>
          </table:table-cell>
          <table:table-cell office:value-type="float" office:value="1.32091391086578" calcext:value-type="float">
            <text:p>1.32091391086578</text:p>
          </table:table-cell>
          <table:table-cell office:value-type="float" office:value="1.35130870342255" calcext:value-type="float">
            <text:p>1.35130870342255</text:p>
          </table:table-cell>
          <table:table-cell office:value-type="float" office:value="1.29455184936523" calcext:value-type="float">
            <text:p>1.29455184936523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9390408992767" calcext:value-type="float">
            <text:p>1.39390408992767</text:p>
          </table:table-cell>
          <table:table-cell office:value-type="float" office:value="1.4086856842041" calcext:value-type="float">
            <text:p>1.408685684204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42626571655273" calcext:value-type="float">
            <text:p>1.42626571655273</text:p>
          </table:table-cell>
          <table:table-cell office:value-type="float" office:value="1.3486270904541" calcext:value-type="float">
            <text:p>1.3486270904541</text:p>
          </table:table-cell>
          <table:table-cell office:value-type="float" office:value="1.4675110578537" calcext:value-type="float">
            <text:p>1.4675110578537</text:p>
          </table:table-cell>
          <table:table-cell office:value-type="float" office:value="1.33729779720306" calcext:value-type="float">
            <text:p>1.33729779720306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1611967086792" calcext:value-type="float">
            <text:p>1.31611967086792</text:p>
          </table:table-cell>
          <table:table-cell office:value-type="float" office:value="0.848616540431976" calcext:value-type="float">
            <text:p>0.848616540431976</text:p>
          </table:table-cell>
          <table:table-cell office:value-type="float" office:value="1.38599991798401" calcext:value-type="float">
            <text:p>1.38599991798401</text:p>
          </table:table-cell>
          <table:table-cell office:value-type="float" office:value="1.18782532215118" calcext:value-type="float">
            <text:p>1.18782532215118</text:p>
          </table:table-cell>
          <table:table-cell office:value-type="float" office:value="1.28995656967163" calcext:value-type="float">
            <text:p>1.28995656967163</text:p>
          </table:table-cell>
          <table:table-cell office:value-type="float" office:value="1.31239414215088" calcext:value-type="float">
            <text:p>1.31239414215088</text:p>
          </table:table-cell>
          <table:table-cell office:value-type="float" office:value="1.41950845718384" calcext:value-type="float">
            <text:p>1.41950845718384</text:p>
          </table:table-cell>
          <table:table-cell office:value-type="float" office:value="1.37013006210327" calcext:value-type="float">
            <text:p>1.37013006210327</text:p>
          </table:table-cell>
          <table:table-cell office:value-type="float" office:value="1.38983035087585" calcext:value-type="float">
            <text:p>1.38983035087585</text:p>
          </table:table-cell>
          <table:table-cell office:value-type="float" office:value="1.37684011459351" calcext:value-type="float">
            <text:p>1.37684011459351</text:p>
          </table:table-cell>
          <table:table-cell office:value-type="float" office:value="1.21094131469727" calcext:value-type="float">
            <text:p>1.21094131469727</text:p>
          </table:table-cell>
          <table:table-cell office:value-type="float" office:value="1.38397407531738" calcext:value-type="float">
            <text:p>1.38397407531738</text:p>
          </table:table-cell>
          <table:table-cell office:value-type="float" office:value="1.40183305740356" calcext:value-type="float">
            <text:p>1.40183305740356</text:p>
          </table:table-cell>
          <table:table-cell office:value-type="float" office:value="1.05945014953613" calcext:value-type="float">
            <text:p>1.05945014953613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8641595840454" calcext:value-type="float">
            <text:p>1.38641595840454</text:p>
          </table:table-cell>
          <table:table-cell office:value-type="float" office:value="1.42197597026825" calcext:value-type="float">
            <text:p>1.42197597026825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40167558193207" calcext:value-type="float">
            <text:p>1.40167558193207</text:p>
          </table:table-cell>
          <table:table-cell office:value-type="float" office:value="1.32046568393707" calcext:value-type="float">
            <text:p>1.32046568393707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31991195678711" calcext:value-type="float">
            <text:p>1.31991195678711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203" calcext:value-type="float">
            <text:p>1.3203</text:p>
          </table:table-cell>
          <table:table-cell office:value-type="float" office:value="1.3436" calcext:value-type="float">
            <text:p>1.3436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8053500652313" calcext:value-type="float">
            <text:p>1.380535006523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270180225372" calcext:value-type="float">
            <text:p>1.33270180225372</text:p>
          </table:table-cell>
          <table:table-cell office:value-type="float" office:value="1.36571621894836" calcext:value-type="float">
            <text:p>1.36571621894836</text:p>
          </table:table-cell>
          <table:table-cell office:value-type="float" office:value="1.30331647396088" calcext:value-type="float">
            <text:p>1.3033164739608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4528040885925" calcext:value-type="float">
            <text:p>1.3452804088592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7167239189148" calcext:value-type="float">
            <text:p>1.37167239189148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7792930603" calcext:value-type="float">
            <text:p>1.3277792930603</text:p>
          </table:table-cell>
          <table:table-cell office:value-type="float" office:value="1.25818741321564" calcext:value-type="float">
            <text:p>1.25818741321564</text:p>
          </table:table-cell>
          <table:table-cell office:value-type="float" office:value="1.22751092910767" calcext:value-type="float">
            <text:p>1.227510929107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7890360355377" calcext:value-type="float">
            <text:p>1.27890360355377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1159689426422" calcext:value-type="float">
            <text:p>1.41159689426422</text:p>
          </table:table-cell>
          <table:table-cell office:value-type="float" office:value="1.3473391532898" calcext:value-type="float">
            <text:p>1.3473391532898</text:p>
          </table:table-cell>
          <table:table-cell office:value-type="float" office:value="1.40665936470032" calcext:value-type="float">
            <text:p>1.40665936470032</text:p>
          </table:table-cell>
          <table:table-cell office:value-type="float" office:value="1.36263203620911" calcext:value-type="float">
            <text:p>1.36263203620911</text:p>
          </table:table-cell>
          <table:table-cell office:value-type="float" office:value="1.37133860588074" calcext:value-type="float">
            <text:p>1.37133860588074</text:p>
          </table:table-cell>
          <table:table-cell office:value-type="float" office:value="1.16418349742889" calcext:value-type="float">
            <text:p>1.16418349742889</text:p>
          </table:table-cell>
          <table:table-cell office:value-type="float" office:value="1.39435768127441" calcext:value-type="float">
            <text:p>1.39435768127441</text:p>
          </table:table-cell>
          <table:table-cell office:value-type="float" office:value="1.47893142700195" calcext:value-type="float">
            <text:p>1.47893142700195</text:p>
          </table:table-cell>
          <table:table-cell office:value-type="float" office:value="1.36902582645416" calcext:value-type="float">
            <text:p>1.36902582645416</text:p>
          </table:table-cell>
          <table:table-cell office:value-type="float" office:value="1.44739532470703" calcext:value-type="float">
            <text:p>1.44739532470703</text:p>
          </table:table-cell>
          <table:table-cell office:value-type="float" office:value="1.33251094818115" calcext:value-type="float">
            <text:p>1.3325109481811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636979579926" calcext:value-type="float">
            <text:p>1.4163697957992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55402803421" calcext:value-type="float">
            <text:p>1.4755402803421</text:p>
          </table:table-cell>
          <table:table-cell office:value-type="float" office:value="1.16748428344727" calcext:value-type="float">
            <text:p>1.16748428344727</text:p>
          </table:table-cell>
          <table:table-cell office:value-type="float" office:value="1.42981112003326" calcext:value-type="float">
            <text:p>1.42981112003326</text:p>
          </table:table-cell>
          <table:table-cell office:value-type="float" office:value="1.37703883647919" calcext:value-type="float">
            <text:p>1.37703883647919</text:p>
          </table:table-cell>
          <table:table-cell office:value-type="float" office:value="1.38869178295136" calcext:value-type="float">
            <text:p>1.38869178295136</text:p>
          </table:table-cell>
          <table:table-cell office:value-type="float" office:value="1.39516162872314" calcext:value-type="float">
            <text:p>1.39516162872314</text:p>
          </table:table-cell>
          <table:table-cell office:value-type="float" office:value="1.46602833271027" calcext:value-type="float">
            <text:p>1.46602833271027</text:p>
          </table:table-cell>
          <table:table-cell office:value-type="float" office:value="1.30638742446899" calcext:value-type="float">
            <text:p>1.30638742446899</text:p>
          </table:table-cell>
          <table:table-cell office:value-type="float" office:value="1.27971494197845" calcext:value-type="float">
            <text:p>1.27971494197845</text:p>
          </table:table-cell>
          <table:table-cell office:value-type="float" office:value="1.38335931301117" calcext:value-type="float">
            <text:p>1.38335931301117</text:p>
          </table:table-cell>
          <table:table-cell office:value-type="float" office:value="1.39050769805908" calcext:value-type="float">
            <text:p>1.39050769805908</text:p>
          </table:table-cell>
          <table:table-cell office:value-type="float" office:value="1.33793437480927" calcext:value-type="float">
            <text:p>1.33793437480927</text:p>
          </table:table-cell>
          <table:table-cell office:value-type="float" office:value="1.34152114391327" calcext:value-type="float">
            <text:p>1.34152114391327</text:p>
          </table:table-cell>
          <table:table-cell office:value-type="float" office:value="1.32839202880859" calcext:value-type="float">
            <text:p>1.32839202880859</text:p>
          </table:table-cell>
          <table:table-cell office:value-type="float" office:value="1.34363126754761" calcext:value-type="float">
            <text:p>1.34363126754761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40852892398834" calcext:value-type="float">
            <text:p>1.40852892398834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2265543937683" calcext:value-type="float">
            <text:p>1.32265543937683</text:p>
          </table:table-cell>
          <table:table-cell office:value-type="float" office:value="1.34743654727936" calcext:value-type="float">
            <text:p>1.34743654727936</text:p>
          </table:table-cell>
          <table:table-cell office:value-type="float" office:value="1.12831914424896" calcext:value-type="float">
            <text:p>1.12831914424896</text:p>
          </table:table-cell>
          <table:table-cell table:number-columns-repeated="1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371" calcext:value-type="float">
            <text:p>1.3371</text:p>
          </table:table-cell>
          <table:table-cell office:value-type="float" office:value="1.3572" calcext:value-type="float">
            <text:p>1.3572</text:p>
          </table:table-cell>
          <table:table-cell office:value-type="float" office:value="1.476" calcext:value-type="float">
            <text:p>1.476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36983871459961" calcext:value-type="float">
            <text:p>1.36983871459961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35367751121521" calcext:value-type="float">
            <text:p>1.35367751121521</text:p>
          </table:table-cell>
          <table:table-cell office:value-type="float" office:value="1.35630416870117" calcext:value-type="float">
            <text:p>1.35630416870117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45445704460144" calcext:value-type="float">
            <text:p>1.45445704460144</text:p>
          </table:table-cell>
          <table:table-cell office:value-type="float" office:value="1.31540894508362" calcext:value-type="float">
            <text:p>1.31540894508362</text:p>
          </table:table-cell>
          <table:table-cell office:value-type="float" office:value="1.36263239383698" calcext:value-type="float">
            <text:p>1.36263239383698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3743714094162" calcext:value-type="float">
            <text:p>1.3743714094162</text:p>
          </table:table-cell>
          <table:table-cell office:value-type="float" office:value="1.38212978839874" calcext:value-type="float">
            <text:p>1.38212978839874</text:p>
          </table:table-cell>
          <table:table-cell office:value-type="float" office:value="1.36228764057159" calcext:value-type="float">
            <text:p>1.36228764057159</text:p>
          </table:table-cell>
          <table:table-cell office:value-type="float" office:value="1.45710074901581" calcext:value-type="float">
            <text:p>1.45710074901581</text:p>
          </table:table-cell>
          <table:table-cell office:value-type="float" office:value="1.30299925804138" calcext:value-type="float">
            <text:p>1.30299925804138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3891475200653" calcext:value-type="float">
            <text:p>1.33891475200653</text:p>
          </table:table-cell>
          <table:table-cell office:value-type="float" office:value="1.40556454658508" calcext:value-type="float">
            <text:p>1.40556454658508</text:p>
          </table:table-cell>
          <table:table-cell office:value-type="float" office:value="1.27436685562134" calcext:value-type="float">
            <text:p>1.27436685562134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43151235580444" calcext:value-type="float">
            <text:p>1.43151235580444</text:p>
          </table:table-cell>
          <table:table-cell office:value-type="float" office:value="1.39825260639191" calcext:value-type="float">
            <text:p>1.39825260639191</text:p>
          </table:table-cell>
          <table:table-cell office:value-type="float" office:value="1.34998953342438" calcext:value-type="float">
            <text:p>1.34998953342438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33110046386719" calcext:value-type="float">
            <text:p>1.33110046386719</text:p>
          </table:table-cell>
          <table:table-cell office:value-type="float" office:value="1.47600734233856" calcext:value-type="float">
            <text:p>1.47600734233856</text:p>
          </table:table-cell>
          <table:table-cell office:value-type="float" office:value="1.38416385650635" calcext:value-type="float">
            <text:p>1.38416385650635</text:p>
          </table:table-cell>
          <table:table-cell office:value-type="float" office:value="1.30456280708313" calcext:value-type="float">
            <text:p>1.30456280708313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949681282043" calcext:value-type="float">
            <text:p>1.37949681282043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1832945346832" calcext:value-type="float">
            <text:p>1.31832945346832</text:p>
          </table:table-cell>
          <table:table-cell office:value-type="float" office:value="1.28182351589203" calcext:value-type="float">
            <text:p>1.28182351589203</text:p>
          </table:table-cell>
          <table:table-cell office:value-type="float" office:value="1.40885877609253" calcext:value-type="float">
            <text:p>1.40885877609253</text:p>
          </table:table-cell>
          <table:table-cell office:value-type="float" office:value="1.45809829235077" calcext:value-type="float">
            <text:p>1.45809829235077</text:p>
          </table:table-cell>
          <table:table-cell office:value-type="float" office:value="1.40759575366974" calcext:value-type="float">
            <text:p>1.40759575366974</text:p>
          </table:table-cell>
          <table:table-cell office:value-type="float" office:value="1.33357548713684" calcext:value-type="float">
            <text:p>1.33357548713684</text:p>
          </table:table-cell>
          <table:table-cell office:value-type="float" office:value="0.98882532119751" calcext:value-type="float">
            <text:p>0.98882532119751</text:p>
          </table:table-cell>
          <table:table-cell office:value-type="float" office:value="1.38225769996643" calcext:value-type="float">
            <text:p>1.38225769996643</text:p>
          </table:table-cell>
          <table:table-cell office:value-type="float" office:value="1.20953726768494" calcext:value-type="float">
            <text:p>1.20953726768494</text:p>
          </table:table-cell>
          <table:table-cell office:value-type="float" office:value="1.38288450241089" calcext:value-type="float">
            <text:p>1.38288450241089</text:p>
          </table:table-cell>
          <table:table-cell office:value-type="float" office:value="1.36522376537323" calcext:value-type="float">
            <text:p>1.36522376537323</text:p>
          </table:table-cell>
          <table:table-cell office:value-type="float" office:value="1.38108825683594" calcext:value-type="float">
            <text:p>1.38108825683594</text:p>
          </table:table-cell>
          <table:table-cell office:value-type="float" office:value="1.33946800231934" calcext:value-type="float">
            <text:p>1.33946800231934</text:p>
          </table:table-cell>
          <table:table-cell office:value-type="float" office:value="1.24151825904846" calcext:value-type="float">
            <text:p>1.24151825904846</text:p>
          </table:table-cell>
          <table:table-cell office:value-type="float" office:value="1.39880537986755" calcext:value-type="float">
            <text:p>1.39880537986755</text:p>
          </table:table-cell>
          <table:table-cell office:value-type="float" office:value="1.29316806793213" calcext:value-type="float">
            <text:p>1.29316806793213</text:p>
          </table:table-cell>
          <table:table-cell office:value-type="float" office:value="1.25937235355377" calcext:value-type="float">
            <text:p>1.25937235355377</text:p>
          </table:table-cell>
          <table:table-cell office:value-type="float" office:value="1.3093169927597" calcext:value-type="float">
            <text:p>1.3093169927597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3684458732605" calcext:value-type="float">
            <text:p>1.3684458732605</text:p>
          </table:table-cell>
          <table:table-cell office:value-type="float" office:value="1.28743958473206" calcext:value-type="float">
            <text:p>1.287439584732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37677550315857" calcext:value-type="float">
            <text:p>1.37677550315857</text:p>
          </table:table-cell>
          <table:table-cell office:value-type="float" office:value="1.37134718894959" calcext:value-type="float">
            <text:p>1.37134718894959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3202435970306" calcext:value-type="float">
            <text:p>1.43202435970306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40042185783386" calcext:value-type="float">
            <text:p>1.4004218578338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1991195678711" calcext:value-type="float">
            <text:p>1.31991195678711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371" calcext:value-type="float">
            <text:p>1.3371</text:p>
          </table:table-cell>
          <table:table-cell office:value-type="float" office:value="1.3572" calcext:value-type="float">
            <text:p>1.3572</text:p>
          </table:table-cell>
          <table:table-cell office:value-type="float" office:value="1.476" calcext:value-type="float">
            <text:p>1.476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36983871459961" calcext:value-type="float">
            <text:p>1.36983871459961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35367751121521" calcext:value-type="float">
            <text:p>1.35367751121521</text:p>
          </table:table-cell>
          <table:table-cell office:value-type="float" office:value="1.35630416870117" calcext:value-type="float">
            <text:p>1.35630416870117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45445704460144" calcext:value-type="float">
            <text:p>1.45445704460144</text:p>
          </table:table-cell>
          <table:table-cell office:value-type="float" office:value="1.31540894508362" calcext:value-type="float">
            <text:p>1.31540894508362</text:p>
          </table:table-cell>
          <table:table-cell office:value-type="float" office:value="1.36263239383698" calcext:value-type="float">
            <text:p>1.36263239383698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3743714094162" calcext:value-type="float">
            <text:p>1.3743714094162</text:p>
          </table:table-cell>
          <table:table-cell office:value-type="float" office:value="1.38212978839874" calcext:value-type="float">
            <text:p>1.38212978839874</text:p>
          </table:table-cell>
          <table:table-cell office:value-type="float" office:value="1.36228764057159" calcext:value-type="float">
            <text:p>1.36228764057159</text:p>
          </table:table-cell>
          <table:table-cell office:value-type="float" office:value="1.45710074901581" calcext:value-type="float">
            <text:p>1.45710074901581</text:p>
          </table:table-cell>
          <table:table-cell office:value-type="float" office:value="1.30299925804138" calcext:value-type="float">
            <text:p>1.30299925804138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3891475200653" calcext:value-type="float">
            <text:p>1.33891475200653</text:p>
          </table:table-cell>
          <table:table-cell office:value-type="float" office:value="1.40556454658508" calcext:value-type="float">
            <text:p>1.40556454658508</text:p>
          </table:table-cell>
          <table:table-cell office:value-type="float" office:value="1.27436685562134" calcext:value-type="float">
            <text:p>1.27436685562134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43151235580444" calcext:value-type="float">
            <text:p>1.43151235580444</text:p>
          </table:table-cell>
          <table:table-cell office:value-type="float" office:value="1.39825260639191" calcext:value-type="float">
            <text:p>1.39825260639191</text:p>
          </table:table-cell>
          <table:table-cell office:value-type="float" office:value="1.34998953342438" calcext:value-type="float">
            <text:p>1.34998953342438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33110046386719" calcext:value-type="float">
            <text:p>1.33110046386719</text:p>
          </table:table-cell>
          <table:table-cell office:value-type="float" office:value="1.47600734233856" calcext:value-type="float">
            <text:p>1.47600734233856</text:p>
          </table:table-cell>
          <table:table-cell office:value-type="float" office:value="1.38416385650635" calcext:value-type="float">
            <text:p>1.38416385650635</text:p>
          </table:table-cell>
          <table:table-cell office:value-type="float" office:value="1.30456280708313" calcext:value-type="float">
            <text:p>1.30456280708313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949681282043" calcext:value-type="float">
            <text:p>1.37949681282043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1832945346832" calcext:value-type="float">
            <text:p>1.31832945346832</text:p>
          </table:table-cell>
          <table:table-cell office:value-type="float" office:value="1.28182351589203" calcext:value-type="float">
            <text:p>1.28182351589203</text:p>
          </table:table-cell>
          <table:table-cell office:value-type="float" office:value="1.40885877609253" calcext:value-type="float">
            <text:p>1.40885877609253</text:p>
          </table:table-cell>
          <table:table-cell office:value-type="float" office:value="1.45809829235077" calcext:value-type="float">
            <text:p>1.45809829235077</text:p>
          </table:table-cell>
          <table:table-cell office:value-type="float" office:value="1.40759575366974" calcext:value-type="float">
            <text:p>1.40759575366974</text:p>
          </table:table-cell>
          <table:table-cell office:value-type="float" office:value="1.33357548713684" calcext:value-type="float">
            <text:p>1.33357548713684</text:p>
          </table:table-cell>
          <table:table-cell office:value-type="float" office:value="0.98882532119751" calcext:value-type="float">
            <text:p>0.98882532119751</text:p>
          </table:table-cell>
          <table:table-cell office:value-type="float" office:value="1.38225769996643" calcext:value-type="float">
            <text:p>1.38225769996643</text:p>
          </table:table-cell>
          <table:table-cell office:value-type="float" office:value="1.20953726768494" calcext:value-type="float">
            <text:p>1.20953726768494</text:p>
          </table:table-cell>
          <table:table-cell office:value-type="float" office:value="1.38288450241089" calcext:value-type="float">
            <text:p>1.38288450241089</text:p>
          </table:table-cell>
          <table:table-cell office:value-type="float" office:value="1.36522376537323" calcext:value-type="float">
            <text:p>1.36522376537323</text:p>
          </table:table-cell>
          <table:table-cell office:value-type="float" office:value="1.38108825683594" calcext:value-type="float">
            <text:p>1.38108825683594</text:p>
          </table:table-cell>
          <table:table-cell office:value-type="float" office:value="1.33946800231934" calcext:value-type="float">
            <text:p>1.33946800231934</text:p>
          </table:table-cell>
          <table:table-cell office:value-type="float" office:value="1.24151825904846" calcext:value-type="float">
            <text:p>1.24151825904846</text:p>
          </table:table-cell>
          <table:table-cell office:value-type="float" office:value="1.39880537986755" calcext:value-type="float">
            <text:p>1.39880537986755</text:p>
          </table:table-cell>
          <table:table-cell office:value-type="float" office:value="1.29316806793213" calcext:value-type="float">
            <text:p>1.29316806793213</text:p>
          </table:table-cell>
          <table:table-cell office:value-type="float" office:value="1.25937235355377" calcext:value-type="float">
            <text:p>1.25937235355377</text:p>
          </table:table-cell>
          <table:table-cell office:value-type="float" office:value="1.3093169927597" calcext:value-type="float">
            <text:p>1.3093169927597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3684458732605" calcext:value-type="float">
            <text:p>1.3684458732605</text:p>
          </table:table-cell>
          <table:table-cell office:value-type="float" office:value="1.28743958473206" calcext:value-type="float">
            <text:p>1.287439584732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37677550315857" calcext:value-type="float">
            <text:p>1.37677550315857</text:p>
          </table:table-cell>
          <table:table-cell office:value-type="float" office:value="1.37134718894959" calcext:value-type="float">
            <text:p>1.37134718894959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3202435970306" calcext:value-type="float">
            <text:p>1.43202435970306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40042185783386" calcext:value-type="float">
            <text:p>1.4004218578338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1991195678711" calcext:value-type="float">
            <text:p>1.31991195678711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4673" calcext:value-type="float">
            <text:p>1.467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5096538066864" calcext:value-type="float">
            <text:p>1.35096538066864</text:p>
          </table:table-cell>
          <table:table-cell office:value-type="float" office:value="1.35293447971344" calcext:value-type="float">
            <text:p>1.35293447971344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176492691" calcext:value-type="float">
            <text:p>1.400917649269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1.43955862522125" calcext:value-type="float">
            <text:p>1.43955862522125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1447396278381" calcext:value-type="float">
            <text:p>1.21447396278381</text:p>
          </table:table-cell>
          <table:table-cell office:value-type="float" office:value="1.43832516670227" calcext:value-type="float">
            <text:p>1.43832516670227</text:p>
          </table:table-cell>
          <table:table-cell office:value-type="float" office:value="1.36557936668396" calcext:value-type="float">
            <text:p>1.36557936668396</text:p>
          </table:table-cell>
          <table:table-cell office:value-type="float" office:value="1.31492388248444" calcext:value-type="float">
            <text:p>1.31492388248444</text:p>
          </table:table-cell>
          <table:table-cell office:value-type="float" office:value="1.36845517158508" calcext:value-type="float">
            <text:p>1.36845517158508</text:p>
          </table:table-cell>
          <table:table-cell office:value-type="float" office:value="0.972085952758789" calcext:value-type="float">
            <text:p>0.972085952758789</text:p>
          </table:table-cell>
          <table:table-cell office:value-type="float" office:value="1.37001371383667" calcext:value-type="float">
            <text:p>1.37001371383667</text:p>
          </table:table-cell>
          <table:table-cell office:value-type="float" office:value="1.35882341861725" calcext:value-type="float">
            <text:p>1.35882341861725</text:p>
          </table:table-cell>
          <table:table-cell office:value-type="float" office:value="1.34592413902283" calcext:value-type="float">
            <text:p>1.34592413902283</text:p>
          </table:table-cell>
          <table:table-cell office:value-type="float" office:value="1.33251130580902" calcext:value-type="float">
            <text:p>1.33251130580902</text:p>
          </table:table-cell>
          <table:table-cell office:value-type="float" office:value="1.41978526115417" calcext:value-type="float">
            <text:p>1.41978526115417</text:p>
          </table:table-cell>
          <table:table-cell office:value-type="float" office:value="1.44108271598816" calcext:value-type="float">
            <text:p>1.44108271598816</text:p>
          </table:table-cell>
          <table:table-cell office:value-type="float" office:value="1.30901598930359" calcext:value-type="float">
            <text:p>1.3090159893035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6733915805817" calcext:value-type="float">
            <text:p>1.46733915805817</text:p>
          </table:table-cell>
          <table:table-cell office:value-type="float" office:value="1.36901617050171" calcext:value-type="float">
            <text:p>1.3690161705017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635439872742" calcext:value-type="float">
            <text:p>1.43635439872742</text:p>
          </table:table-cell>
          <table:table-cell office:value-type="float" office:value="1.4048787355423" calcext:value-type="float">
            <text:p>1.404878735542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252449989319" calcext:value-type="float">
            <text:p>1.37252449989319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4171960353851" calcext:value-type="float">
            <text:p>1.24171960353851</text:p>
          </table:table-cell>
          <table:table-cell office:value-type="float" office:value="1.43618738651276" calcext:value-type="float">
            <text:p>1.43618738651276</text:p>
          </table:table-cell>
          <table:table-cell office:value-type="float" office:value="1.17059946060181" calcext:value-type="float">
            <text:p>1.17059946060181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31387901306152" calcext:value-type="float">
            <text:p>1.31387901306152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33847415447235" calcext:value-type="float">
            <text:p>1.33847415447235</text:p>
          </table:table-cell>
          <table:table-cell office:value-type="float" office:value="1.22301268577576" calcext:value-type="float">
            <text:p>1.22301268577576</text:p>
          </table:table-cell>
          <table:table-cell office:value-type="float" office:value="1.24954748153687" calcext:value-type="float">
            <text:p>1.24954748153687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2965281009674" calcext:value-type="float">
            <text:p>1.42965281009674</text:p>
          </table:table-cell>
          <table:table-cell office:value-type="float" office:value="1.35720372200012" calcext:value-type="float">
            <text:p>1.357203722000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28137111663818" calcext:value-type="float">
            <text:p>1.28137111663818</text:p>
          </table:table-cell>
          <table:table-cell office:value-type="float" office:value="1.29746603965759" calcext:value-type="float">
            <text:p>1.29746603965759</text:p>
          </table:table-cell>
          <table:table-cell office:value-type="float" office:value="1.37740254402161" calcext:value-type="float">
            <text:p>1.37740254402161</text:p>
          </table:table-cell>
          <table:table-cell office:value-type="float" office:value="1.38698315620422" calcext:value-type="float">
            <text:p>1.38698315620422</text:p>
          </table:table-cell>
          <table:table-cell office:value-type="float" office:value="1.30606937408447" calcext:value-type="float">
            <text:p>1.30606937408447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1898906230927" calcext:value-type="float">
            <text:p>1.41898906230927</text:p>
          </table:table-cell>
          <table:table-cell office:value-type="float" office:value="1.26202011108398" calcext:value-type="float">
            <text:p>1.26202011108398</text:p>
          </table:table-cell>
          <table:table-cell office:value-type="float" office:value="1.32327389717102" calcext:value-type="float">
            <text:p>1.32327389717102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4673" calcext:value-type="float">
            <text:p>1.467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5096538066864" calcext:value-type="float">
            <text:p>1.35096538066864</text:p>
          </table:table-cell>
          <table:table-cell office:value-type="float" office:value="1.35293447971344" calcext:value-type="float">
            <text:p>1.35293447971344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176492691" calcext:value-type="float">
            <text:p>1.400917649269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1.43955862522125" calcext:value-type="float">
            <text:p>1.43955862522125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1447396278381" calcext:value-type="float">
            <text:p>1.21447396278381</text:p>
          </table:table-cell>
          <table:table-cell office:value-type="float" office:value="1.43832516670227" calcext:value-type="float">
            <text:p>1.43832516670227</text:p>
          </table:table-cell>
          <table:table-cell office:value-type="float" office:value="1.36557936668396" calcext:value-type="float">
            <text:p>1.36557936668396</text:p>
          </table:table-cell>
          <table:table-cell office:value-type="float" office:value="1.31492388248444" calcext:value-type="float">
            <text:p>1.31492388248444</text:p>
          </table:table-cell>
          <table:table-cell office:value-type="float" office:value="1.36845517158508" calcext:value-type="float">
            <text:p>1.36845517158508</text:p>
          </table:table-cell>
          <table:table-cell office:value-type="float" office:value="0.972085952758789" calcext:value-type="float">
            <text:p>0.972085952758789</text:p>
          </table:table-cell>
          <table:table-cell office:value-type="float" office:value="1.37001371383667" calcext:value-type="float">
            <text:p>1.37001371383667</text:p>
          </table:table-cell>
          <table:table-cell office:value-type="float" office:value="1.35882341861725" calcext:value-type="float">
            <text:p>1.35882341861725</text:p>
          </table:table-cell>
          <table:table-cell office:value-type="float" office:value="1.34592413902283" calcext:value-type="float">
            <text:p>1.34592413902283</text:p>
          </table:table-cell>
          <table:table-cell office:value-type="float" office:value="1.33251130580902" calcext:value-type="float">
            <text:p>1.33251130580902</text:p>
          </table:table-cell>
          <table:table-cell office:value-type="float" office:value="1.41978526115417" calcext:value-type="float">
            <text:p>1.41978526115417</text:p>
          </table:table-cell>
          <table:table-cell office:value-type="float" office:value="1.44108271598816" calcext:value-type="float">
            <text:p>1.44108271598816</text:p>
          </table:table-cell>
          <table:table-cell office:value-type="float" office:value="1.30901598930359" calcext:value-type="float">
            <text:p>1.3090159893035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6733915805817" calcext:value-type="float">
            <text:p>1.46733915805817</text:p>
          </table:table-cell>
          <table:table-cell office:value-type="float" office:value="1.36901617050171" calcext:value-type="float">
            <text:p>1.3690161705017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635439872742" calcext:value-type="float">
            <text:p>1.43635439872742</text:p>
          </table:table-cell>
          <table:table-cell office:value-type="float" office:value="1.4048787355423" calcext:value-type="float">
            <text:p>1.404878735542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252449989319" calcext:value-type="float">
            <text:p>1.37252449989319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4171960353851" calcext:value-type="float">
            <text:p>1.24171960353851</text:p>
          </table:table-cell>
          <table:table-cell office:value-type="float" office:value="1.43618738651276" calcext:value-type="float">
            <text:p>1.43618738651276</text:p>
          </table:table-cell>
          <table:table-cell office:value-type="float" office:value="1.17059946060181" calcext:value-type="float">
            <text:p>1.17059946060181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31387901306152" calcext:value-type="float">
            <text:p>1.31387901306152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33847415447235" calcext:value-type="float">
            <text:p>1.33847415447235</text:p>
          </table:table-cell>
          <table:table-cell office:value-type="float" office:value="1.22301268577576" calcext:value-type="float">
            <text:p>1.22301268577576</text:p>
          </table:table-cell>
          <table:table-cell office:value-type="float" office:value="1.24954748153687" calcext:value-type="float">
            <text:p>1.24954748153687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2965281009674" calcext:value-type="float">
            <text:p>1.42965281009674</text:p>
          </table:table-cell>
          <table:table-cell office:value-type="float" office:value="1.35720372200012" calcext:value-type="float">
            <text:p>1.357203722000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28137111663818" calcext:value-type="float">
            <text:p>1.28137111663818</text:p>
          </table:table-cell>
          <table:table-cell office:value-type="float" office:value="1.29746603965759" calcext:value-type="float">
            <text:p>1.29746603965759</text:p>
          </table:table-cell>
          <table:table-cell office:value-type="float" office:value="1.37740254402161" calcext:value-type="float">
            <text:p>1.37740254402161</text:p>
          </table:table-cell>
          <table:table-cell office:value-type="float" office:value="1.38698315620422" calcext:value-type="float">
            <text:p>1.38698315620422</text:p>
          </table:table-cell>
          <table:table-cell office:value-type="float" office:value="1.30606937408447" calcext:value-type="float">
            <text:p>1.30606937408447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1898906230927" calcext:value-type="float">
            <text:p>1.41898906230927</text:p>
          </table:table-cell>
          <table:table-cell office:value-type="float" office:value="1.26202011108398" calcext:value-type="float">
            <text:p>1.26202011108398</text:p>
          </table:table-cell>
          <table:table-cell office:value-type="float" office:value="1.32327389717102" calcext:value-type="float">
            <text:p>1.32327389717102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4673" calcext:value-type="float">
            <text:p>1.467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5096538066864" calcext:value-type="float">
            <text:p>1.35096538066864</text:p>
          </table:table-cell>
          <table:table-cell office:value-type="float" office:value="1.35293447971344" calcext:value-type="float">
            <text:p>1.35293447971344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176492691" calcext:value-type="float">
            <text:p>1.400917649269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1.43955862522125" calcext:value-type="float">
            <text:p>1.43955862522125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1447396278381" calcext:value-type="float">
            <text:p>1.21447396278381</text:p>
          </table:table-cell>
          <table:table-cell office:value-type="float" office:value="1.43832516670227" calcext:value-type="float">
            <text:p>1.43832516670227</text:p>
          </table:table-cell>
          <table:table-cell office:value-type="float" office:value="1.36557936668396" calcext:value-type="float">
            <text:p>1.36557936668396</text:p>
          </table:table-cell>
          <table:table-cell office:value-type="float" office:value="1.31492388248444" calcext:value-type="float">
            <text:p>1.31492388248444</text:p>
          </table:table-cell>
          <table:table-cell office:value-type="float" office:value="1.36845517158508" calcext:value-type="float">
            <text:p>1.36845517158508</text:p>
          </table:table-cell>
          <table:table-cell office:value-type="float" office:value="0.972085952758789" calcext:value-type="float">
            <text:p>0.972085952758789</text:p>
          </table:table-cell>
          <table:table-cell office:value-type="float" office:value="1.37001371383667" calcext:value-type="float">
            <text:p>1.37001371383667</text:p>
          </table:table-cell>
          <table:table-cell office:value-type="float" office:value="1.35882341861725" calcext:value-type="float">
            <text:p>1.35882341861725</text:p>
          </table:table-cell>
          <table:table-cell office:value-type="float" office:value="1.34592413902283" calcext:value-type="float">
            <text:p>1.34592413902283</text:p>
          </table:table-cell>
          <table:table-cell office:value-type="float" office:value="1.33251130580902" calcext:value-type="float">
            <text:p>1.33251130580902</text:p>
          </table:table-cell>
          <table:table-cell office:value-type="float" office:value="1.41978526115417" calcext:value-type="float">
            <text:p>1.41978526115417</text:p>
          </table:table-cell>
          <table:table-cell office:value-type="float" office:value="1.44108271598816" calcext:value-type="float">
            <text:p>1.44108271598816</text:p>
          </table:table-cell>
          <table:table-cell office:value-type="float" office:value="1.30901598930359" calcext:value-type="float">
            <text:p>1.3090159893035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6733915805817" calcext:value-type="float">
            <text:p>1.46733915805817</text:p>
          </table:table-cell>
          <table:table-cell office:value-type="float" office:value="1.36901617050171" calcext:value-type="float">
            <text:p>1.3690161705017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635439872742" calcext:value-type="float">
            <text:p>1.43635439872742</text:p>
          </table:table-cell>
          <table:table-cell office:value-type="float" office:value="1.4048787355423" calcext:value-type="float">
            <text:p>1.404878735542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252449989319" calcext:value-type="float">
            <text:p>1.37252449989319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4171960353851" calcext:value-type="float">
            <text:p>1.24171960353851</text:p>
          </table:table-cell>
          <table:table-cell office:value-type="float" office:value="1.43618738651276" calcext:value-type="float">
            <text:p>1.43618738651276</text:p>
          </table:table-cell>
          <table:table-cell office:value-type="float" office:value="1.17059946060181" calcext:value-type="float">
            <text:p>1.17059946060181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31387901306152" calcext:value-type="float">
            <text:p>1.31387901306152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33847415447235" calcext:value-type="float">
            <text:p>1.33847415447235</text:p>
          </table:table-cell>
          <table:table-cell office:value-type="float" office:value="1.22301268577576" calcext:value-type="float">
            <text:p>1.22301268577576</text:p>
          </table:table-cell>
          <table:table-cell office:value-type="float" office:value="1.24954748153687" calcext:value-type="float">
            <text:p>1.24954748153687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2965281009674" calcext:value-type="float">
            <text:p>1.42965281009674</text:p>
          </table:table-cell>
          <table:table-cell office:value-type="float" office:value="1.35720372200012" calcext:value-type="float">
            <text:p>1.357203722000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28137111663818" calcext:value-type="float">
            <text:p>1.28137111663818</text:p>
          </table:table-cell>
          <table:table-cell office:value-type="float" office:value="1.29746603965759" calcext:value-type="float">
            <text:p>1.29746603965759</text:p>
          </table:table-cell>
          <table:table-cell office:value-type="float" office:value="1.37740254402161" calcext:value-type="float">
            <text:p>1.37740254402161</text:p>
          </table:table-cell>
          <table:table-cell office:value-type="float" office:value="1.38698315620422" calcext:value-type="float">
            <text:p>1.38698315620422</text:p>
          </table:table-cell>
          <table:table-cell office:value-type="float" office:value="1.30606937408447" calcext:value-type="float">
            <text:p>1.30606937408447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1898906230927" calcext:value-type="float">
            <text:p>1.41898906230927</text:p>
          </table:table-cell>
          <table:table-cell office:value-type="float" office:value="1.26202011108398" calcext:value-type="float">
            <text:p>1.26202011108398</text:p>
          </table:table-cell>
          <table:table-cell office:value-type="float" office:value="1.32327389717102" calcext:value-type="float">
            <text:p>1.32327389717102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4673" calcext:value-type="float">
            <text:p>1.467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5096538066864" calcext:value-type="float">
            <text:p>1.35096538066864</text:p>
          </table:table-cell>
          <table:table-cell office:value-type="float" office:value="1.35293447971344" calcext:value-type="float">
            <text:p>1.35293447971344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176492691" calcext:value-type="float">
            <text:p>1.400917649269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1.43955862522125" calcext:value-type="float">
            <text:p>1.43955862522125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1447396278381" calcext:value-type="float">
            <text:p>1.21447396278381</text:p>
          </table:table-cell>
          <table:table-cell office:value-type="float" office:value="1.43832516670227" calcext:value-type="float">
            <text:p>1.43832516670227</text:p>
          </table:table-cell>
          <table:table-cell office:value-type="float" office:value="1.36557936668396" calcext:value-type="float">
            <text:p>1.36557936668396</text:p>
          </table:table-cell>
          <table:table-cell office:value-type="float" office:value="1.31492388248444" calcext:value-type="float">
            <text:p>1.31492388248444</text:p>
          </table:table-cell>
          <table:table-cell office:value-type="float" office:value="1.36845517158508" calcext:value-type="float">
            <text:p>1.36845517158508</text:p>
          </table:table-cell>
          <table:table-cell office:value-type="float" office:value="0.972085952758789" calcext:value-type="float">
            <text:p>0.972085952758789</text:p>
          </table:table-cell>
          <table:table-cell office:value-type="float" office:value="1.37001371383667" calcext:value-type="float">
            <text:p>1.37001371383667</text:p>
          </table:table-cell>
          <table:table-cell office:value-type="float" office:value="1.35882341861725" calcext:value-type="float">
            <text:p>1.35882341861725</text:p>
          </table:table-cell>
          <table:table-cell office:value-type="float" office:value="1.34592413902283" calcext:value-type="float">
            <text:p>1.34592413902283</text:p>
          </table:table-cell>
          <table:table-cell office:value-type="float" office:value="1.33251130580902" calcext:value-type="float">
            <text:p>1.33251130580902</text:p>
          </table:table-cell>
          <table:table-cell office:value-type="float" office:value="1.41978526115417" calcext:value-type="float">
            <text:p>1.41978526115417</text:p>
          </table:table-cell>
          <table:table-cell office:value-type="float" office:value="1.44108271598816" calcext:value-type="float">
            <text:p>1.44108271598816</text:p>
          </table:table-cell>
          <table:table-cell office:value-type="float" office:value="1.30901598930359" calcext:value-type="float">
            <text:p>1.3090159893035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753970623016" calcext:value-type="float">
            <text:p>1.42753970623016</text:p>
          </table:table-cell>
          <table:table-cell office:value-type="float" office:value="1.21173346042633" calcext:value-type="float">
            <text:p>1.2117334604263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6733915805817" calcext:value-type="float">
            <text:p>1.46733915805817</text:p>
          </table:table-cell>
          <table:table-cell office:value-type="float" office:value="1.36901617050171" calcext:value-type="float">
            <text:p>1.36901617050171</text:p>
          </table:table-cell>
          <table:table-cell office:value-type="float" office:value="1.37891936302185" calcext:value-type="float">
            <text:p>1.3789193630218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635439872742" calcext:value-type="float">
            <text:p>1.43635439872742</text:p>
          </table:table-cell>
          <table:table-cell office:value-type="float" office:value="1.4048787355423" calcext:value-type="float">
            <text:p>1.404878735542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252449989319" calcext:value-type="float">
            <text:p>1.37252449989319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4171960353851" calcext:value-type="float">
            <text:p>1.24171960353851</text:p>
          </table:table-cell>
          <table:table-cell office:value-type="float" office:value="1.43618738651276" calcext:value-type="float">
            <text:p>1.43618738651276</text:p>
          </table:table-cell>
          <table:table-cell office:value-type="float" office:value="1.17059946060181" calcext:value-type="float">
            <text:p>1.17059946060181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31387901306152" calcext:value-type="float">
            <text:p>1.31387901306152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33847415447235" calcext:value-type="float">
            <text:p>1.33847415447235</text:p>
          </table:table-cell>
          <table:table-cell office:value-type="float" office:value="1.22301268577576" calcext:value-type="float">
            <text:p>1.22301268577576</text:p>
          </table:table-cell>
          <table:table-cell office:value-type="float" office:value="1.24954748153687" calcext:value-type="float">
            <text:p>1.24954748153687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2965281009674" calcext:value-type="float">
            <text:p>1.42965281009674</text:p>
          </table:table-cell>
          <table:table-cell office:value-type="float" office:value="1.35720372200012" calcext:value-type="float">
            <text:p>1.3572037220001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28137111663818" calcext:value-type="float">
            <text:p>1.28137111663818</text:p>
          </table:table-cell>
          <table:table-cell office:value-type="float" office:value="1.29746603965759" calcext:value-type="float">
            <text:p>1.29746603965759</text:p>
          </table:table-cell>
          <table:table-cell office:value-type="float" office:value="1.37740254402161" calcext:value-type="float">
            <text:p>1.37740254402161</text:p>
          </table:table-cell>
          <table:table-cell office:value-type="float" office:value="1.38698315620422" calcext:value-type="float">
            <text:p>1.38698315620422</text:p>
          </table:table-cell>
          <table:table-cell office:value-type="float" office:value="1.30606937408447" calcext:value-type="float">
            <text:p>1.30606937408447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1898906230927" calcext:value-type="float">
            <text:p>1.41898906230927</text:p>
          </table:table-cell>
          <table:table-cell office:value-type="float" office:value="1.26202011108398" calcext:value-type="float">
            <text:p>1.26202011108398</text:p>
          </table:table-cell>
          <table:table-cell office:value-type="float" office:value="1.32327389717102" calcext:value-type="float">
            <text:p>1.32327389717102</text:p>
          </table:table-cell>
          <table:table-cell table:number-columns-repeated="1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8215315341949" calcext:value-type="float">
            <text:p>1.38215315341949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9955341815948" calcext:value-type="float">
            <text:p>1.39955341815948</text:p>
          </table:table-cell>
          <table:table-cell office:value-type="float" office:value="0.724255502223969" calcext:value-type="float">
            <text:p>0.724255502223969</text:p>
          </table:table-cell>
          <table:table-cell office:value-type="float" office:value="1.44733345508575" calcext:value-type="float">
            <text:p>1.44733345508575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8215315341949" calcext:value-type="float">
            <text:p>1.38215315341949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9955341815948" calcext:value-type="float">
            <text:p>1.39955341815948</text:p>
          </table:table-cell>
          <table:table-cell office:value-type="float" office:value="0.724255502223969" calcext:value-type="float">
            <text:p>0.724255502223969</text:p>
          </table:table-cell>
          <table:table-cell office:value-type="float" office:value="1.44733345508575" calcext:value-type="float">
            <text:p>1.44733345508575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8215315341949" calcext:value-type="float">
            <text:p>1.38215315341949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9955341815948" calcext:value-type="float">
            <text:p>1.39955341815948</text:p>
          </table:table-cell>
          <table:table-cell office:value-type="float" office:value="0.724255502223969" calcext:value-type="float">
            <text:p>0.724255502223969</text:p>
          </table:table-cell>
          <table:table-cell office:value-type="float" office:value="1.44733345508575" calcext:value-type="float">
            <text:p>1.44733345508575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473" calcext:value-type="float">
            <text:p>1.4473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8215315341949" calcext:value-type="float">
            <text:p>1.38215315341949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9955341815948" calcext:value-type="float">
            <text:p>1.39955341815948</text:p>
          </table:table-cell>
          <table:table-cell office:value-type="float" office:value="0.724255502223969" calcext:value-type="float">
            <text:p>0.724255502223969</text:p>
          </table:table-cell>
          <table:table-cell office:value-type="float" office:value="1.44733345508575" calcext:value-type="float">
            <text:p>1.44733345508575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8" calcext:value-type="float">
            <text:p>1.318</text:p>
          </table:table-cell>
          <table:table-cell office:value-type="float" office:value="1.338" calcext:value-type="float">
            <text:p>1.338</text:p>
          </table:table-cell>
          <table:table-cell office:value-type="float" office:value="1.5209" calcext:value-type="float">
            <text:p>1.52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148114681244" calcext:value-type="float">
            <text:p>1.2814811468124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2473158836365" calcext:value-type="float">
            <text:p>1.3247315883636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0691158771515" calcext:value-type="float">
            <text:p>1.30691158771515</text:p>
          </table:table-cell>
          <table:table-cell office:value-type="float" office:value="1.37401401996613" calcext:value-type="float">
            <text:p>1.37401401996613</text:p>
          </table:table-cell>
          <table:table-cell office:value-type="float" office:value="1.43795251846313" calcext:value-type="float">
            <text:p>1.43795251846313</text:p>
          </table:table-cell>
          <table:table-cell office:value-type="float" office:value="1.29400277137756" calcext:value-type="float">
            <text:p>1.29400277137756</text:p>
          </table:table-cell>
          <table:table-cell office:value-type="float" office:value="1.35163855552673" calcext:value-type="float">
            <text:p>1.35163855552673</text:p>
          </table:table-cell>
          <table:table-cell office:value-type="float" office:value="1.42747914791107" calcext:value-type="float">
            <text:p>1.42747914791107</text:p>
          </table:table-cell>
          <table:table-cell office:value-type="float" office:value="1.3331104516983" calcext:value-type="float">
            <text:p>1.3331104516983</text:p>
          </table:table-cell>
          <table:table-cell office:value-type="float" office:value="1.11480951309204" calcext:value-type="float">
            <text:p>1.11480951309204</text:p>
          </table:table-cell>
          <table:table-cell office:value-type="float" office:value="1.19180989265442" calcext:value-type="float">
            <text:p>1.19180989265442</text:p>
          </table:table-cell>
          <table:table-cell office:value-type="float" office:value="1.26077437400818" calcext:value-type="float">
            <text:p>1.26077437400818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37167882919312" calcext:value-type="float">
            <text:p>1.37167882919312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6956560611725" calcext:value-type="float">
            <text:p>1.36956560611725</text:p>
          </table:table-cell>
          <table:table-cell office:value-type="float" office:value="1.24002683162689" calcext:value-type="float">
            <text:p>1.2400268316268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7378656864166" calcext:value-type="float">
            <text:p>1.37378656864166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41188716888428" calcext:value-type="float">
            <text:p>1.41188716888428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37464547157288" calcext:value-type="float">
            <text:p>1.37464547157288</text:p>
          </table:table-cell>
          <table:table-cell office:value-type="float" office:value="1.52089321613312" calcext:value-type="float">
            <text:p>1.52089321613312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47866940498352" calcext:value-type="float">
            <text:p>1.47866940498352</text:p>
          </table:table-cell>
          <table:table-cell office:value-type="float" office:value="1.26828229427338" calcext:value-type="float">
            <text:p>1.26828229427338</text:p>
          </table:table-cell>
          <table:table-cell office:value-type="float" office:value="1.25746250152588" calcext:value-type="float">
            <text:p>1.25746250152588</text:p>
          </table:table-cell>
          <table:table-cell office:value-type="float" office:value="1.37667083740234" calcext:value-type="float">
            <text:p>1.37667083740234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0796287059784" calcext:value-type="float">
            <text:p>1.20796287059784</text:p>
          </table:table-cell>
          <table:table-cell office:value-type="float" office:value="1.42355120182037" calcext:value-type="float">
            <text:p>1.4235512018203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8" calcext:value-type="float">
            <text:p>1.318</text:p>
          </table:table-cell>
          <table:table-cell office:value-type="float" office:value="1.338" calcext:value-type="float">
            <text:p>1.338</text:p>
          </table:table-cell>
          <table:table-cell office:value-type="float" office:value="1.5209" calcext:value-type="float">
            <text:p>1.52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148114681244" calcext:value-type="float">
            <text:p>1.2814811468124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2473158836365" calcext:value-type="float">
            <text:p>1.3247315883636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0691158771515" calcext:value-type="float">
            <text:p>1.30691158771515</text:p>
          </table:table-cell>
          <table:table-cell office:value-type="float" office:value="1.37401401996613" calcext:value-type="float">
            <text:p>1.37401401996613</text:p>
          </table:table-cell>
          <table:table-cell office:value-type="float" office:value="1.43795251846313" calcext:value-type="float">
            <text:p>1.43795251846313</text:p>
          </table:table-cell>
          <table:table-cell office:value-type="float" office:value="1.29400277137756" calcext:value-type="float">
            <text:p>1.29400277137756</text:p>
          </table:table-cell>
          <table:table-cell office:value-type="float" office:value="1.35163855552673" calcext:value-type="float">
            <text:p>1.35163855552673</text:p>
          </table:table-cell>
          <table:table-cell office:value-type="float" office:value="1.42747914791107" calcext:value-type="float">
            <text:p>1.42747914791107</text:p>
          </table:table-cell>
          <table:table-cell office:value-type="float" office:value="1.3331104516983" calcext:value-type="float">
            <text:p>1.3331104516983</text:p>
          </table:table-cell>
          <table:table-cell office:value-type="float" office:value="1.11480951309204" calcext:value-type="float">
            <text:p>1.11480951309204</text:p>
          </table:table-cell>
          <table:table-cell office:value-type="float" office:value="1.19180989265442" calcext:value-type="float">
            <text:p>1.19180989265442</text:p>
          </table:table-cell>
          <table:table-cell office:value-type="float" office:value="1.26077437400818" calcext:value-type="float">
            <text:p>1.26077437400818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37167882919312" calcext:value-type="float">
            <text:p>1.37167882919312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6956560611725" calcext:value-type="float">
            <text:p>1.36956560611725</text:p>
          </table:table-cell>
          <table:table-cell office:value-type="float" office:value="1.24002683162689" calcext:value-type="float">
            <text:p>1.2400268316268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7378656864166" calcext:value-type="float">
            <text:p>1.37378656864166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41188716888428" calcext:value-type="float">
            <text:p>1.41188716888428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37464547157288" calcext:value-type="float">
            <text:p>1.37464547157288</text:p>
          </table:table-cell>
          <table:table-cell office:value-type="float" office:value="1.52089321613312" calcext:value-type="float">
            <text:p>1.52089321613312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47866940498352" calcext:value-type="float">
            <text:p>1.47866940498352</text:p>
          </table:table-cell>
          <table:table-cell office:value-type="float" office:value="1.26828229427338" calcext:value-type="float">
            <text:p>1.26828229427338</text:p>
          </table:table-cell>
          <table:table-cell office:value-type="float" office:value="1.25746250152588" calcext:value-type="float">
            <text:p>1.25746250152588</text:p>
          </table:table-cell>
          <table:table-cell office:value-type="float" office:value="1.37667083740234" calcext:value-type="float">
            <text:p>1.37667083740234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0796287059784" calcext:value-type="float">
            <text:p>1.20796287059784</text:p>
          </table:table-cell>
          <table:table-cell office:value-type="float" office:value="1.42355120182037" calcext:value-type="float">
            <text:p>1.4235512018203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8" calcext:value-type="float">
            <text:p>1.318</text:p>
          </table:table-cell>
          <table:table-cell office:value-type="float" office:value="1.338" calcext:value-type="float">
            <text:p>1.338</text:p>
          </table:table-cell>
          <table:table-cell office:value-type="float" office:value="1.5209" calcext:value-type="float">
            <text:p>1.52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148114681244" calcext:value-type="float">
            <text:p>1.2814811468124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2473158836365" calcext:value-type="float">
            <text:p>1.3247315883636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0691158771515" calcext:value-type="float">
            <text:p>1.30691158771515</text:p>
          </table:table-cell>
          <table:table-cell office:value-type="float" office:value="1.37401401996613" calcext:value-type="float">
            <text:p>1.37401401996613</text:p>
          </table:table-cell>
          <table:table-cell office:value-type="float" office:value="1.43795251846313" calcext:value-type="float">
            <text:p>1.43795251846313</text:p>
          </table:table-cell>
          <table:table-cell office:value-type="float" office:value="1.29400277137756" calcext:value-type="float">
            <text:p>1.29400277137756</text:p>
          </table:table-cell>
          <table:table-cell office:value-type="float" office:value="1.35163855552673" calcext:value-type="float">
            <text:p>1.35163855552673</text:p>
          </table:table-cell>
          <table:table-cell office:value-type="float" office:value="1.42747914791107" calcext:value-type="float">
            <text:p>1.42747914791107</text:p>
          </table:table-cell>
          <table:table-cell office:value-type="float" office:value="1.3331104516983" calcext:value-type="float">
            <text:p>1.3331104516983</text:p>
          </table:table-cell>
          <table:table-cell office:value-type="float" office:value="1.11480951309204" calcext:value-type="float">
            <text:p>1.11480951309204</text:p>
          </table:table-cell>
          <table:table-cell office:value-type="float" office:value="1.19180989265442" calcext:value-type="float">
            <text:p>1.19180989265442</text:p>
          </table:table-cell>
          <table:table-cell office:value-type="float" office:value="1.26077437400818" calcext:value-type="float">
            <text:p>1.26077437400818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37167882919312" calcext:value-type="float">
            <text:p>1.37167882919312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6956560611725" calcext:value-type="float">
            <text:p>1.36956560611725</text:p>
          </table:table-cell>
          <table:table-cell office:value-type="float" office:value="1.24002683162689" calcext:value-type="float">
            <text:p>1.2400268316268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7378656864166" calcext:value-type="float">
            <text:p>1.37378656864166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41188716888428" calcext:value-type="float">
            <text:p>1.41188716888428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37464547157288" calcext:value-type="float">
            <text:p>1.37464547157288</text:p>
          </table:table-cell>
          <table:table-cell office:value-type="float" office:value="1.52089321613312" calcext:value-type="float">
            <text:p>1.52089321613312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47866940498352" calcext:value-type="float">
            <text:p>1.47866940498352</text:p>
          </table:table-cell>
          <table:table-cell office:value-type="float" office:value="1.26828229427338" calcext:value-type="float">
            <text:p>1.26828229427338</text:p>
          </table:table-cell>
          <table:table-cell office:value-type="float" office:value="1.25746250152588" calcext:value-type="float">
            <text:p>1.25746250152588</text:p>
          </table:table-cell>
          <table:table-cell office:value-type="float" office:value="1.37667083740234" calcext:value-type="float">
            <text:p>1.37667083740234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0796287059784" calcext:value-type="float">
            <text:p>1.20796287059784</text:p>
          </table:table-cell>
          <table:table-cell office:value-type="float" office:value="1.42355120182037" calcext:value-type="float">
            <text:p>1.42355120182037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24" calcext:value-type="float">
            <text:p>1.32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0036809444428" calcext:value-type="float">
            <text:p>1.40036809444428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1413805484772" calcext:value-type="float">
            <text:p>1.31413805484772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46057105064392" calcext:value-type="float">
            <text:p>1.46057105064392</text:p>
          </table:table-cell>
          <table:table-cell office:value-type="float" office:value="1.43114471435547" calcext:value-type="float">
            <text:p>1.4311447143554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8290033340454" calcext:value-type="float">
            <text:p>1.28290033340454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3246183395386" calcext:value-type="float">
            <text:p>1.33246183395386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38276338577271" calcext:value-type="float">
            <text:p>1.38276338577271</text:p>
          </table:table-cell>
          <table:table-cell office:value-type="float" office:value="1.41006112098694" calcext:value-type="float">
            <text:p>1.41006112098694</text:p>
          </table:table-cell>
          <table:table-cell office:value-type="float" office:value="1.43109309673309" calcext:value-type="float">
            <text:p>1.43109309673309</text:p>
          </table:table-cell>
          <table:table-cell office:value-type="float" office:value="1.33336532115936" calcext:value-type="float">
            <text:p>1.33336532115936</text:p>
          </table:table-cell>
          <table:table-cell office:value-type="float" office:value="1.284987449646" calcext:value-type="float">
            <text:p>1.284987449646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12228524684906" calcext:value-type="float">
            <text:p>1.12228524684906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5914707183838" calcext:value-type="float">
            <text:p>1.35914707183838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39016032218933" calcext:value-type="float">
            <text:p>1.39016032218933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28756439685822" calcext:value-type="float">
            <text:p>1.28756439685822</text:p>
          </table:table-cell>
          <table:table-cell office:value-type="float" office:value="1.23962152004242" calcext:value-type="float">
            <text:p>1.23962152004242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40075790882111" calcext:value-type="float">
            <text:p>1.40075790882111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27393794059753" calcext:value-type="float">
            <text:p>1.27393794059753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17778313159943" calcext:value-type="float">
            <text:p>1.17778313159943</text:p>
          </table:table-cell>
          <table:table-cell office:value-type="float" office:value="1.23793649673462" calcext:value-type="float">
            <text:p>1.23793649673462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24" calcext:value-type="float">
            <text:p>1.32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0036809444428" calcext:value-type="float">
            <text:p>1.40036809444428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1413805484772" calcext:value-type="float">
            <text:p>1.31413805484772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46057105064392" calcext:value-type="float">
            <text:p>1.46057105064392</text:p>
          </table:table-cell>
          <table:table-cell office:value-type="float" office:value="1.43114471435547" calcext:value-type="float">
            <text:p>1.4311447143554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8290033340454" calcext:value-type="float">
            <text:p>1.28290033340454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3246183395386" calcext:value-type="float">
            <text:p>1.33246183395386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38276338577271" calcext:value-type="float">
            <text:p>1.38276338577271</text:p>
          </table:table-cell>
          <table:table-cell office:value-type="float" office:value="1.41006112098694" calcext:value-type="float">
            <text:p>1.41006112098694</text:p>
          </table:table-cell>
          <table:table-cell office:value-type="float" office:value="1.43109309673309" calcext:value-type="float">
            <text:p>1.43109309673309</text:p>
          </table:table-cell>
          <table:table-cell office:value-type="float" office:value="1.33336532115936" calcext:value-type="float">
            <text:p>1.33336532115936</text:p>
          </table:table-cell>
          <table:table-cell office:value-type="float" office:value="1.284987449646" calcext:value-type="float">
            <text:p>1.284987449646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12228524684906" calcext:value-type="float">
            <text:p>1.12228524684906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5914707183838" calcext:value-type="float">
            <text:p>1.35914707183838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39016032218933" calcext:value-type="float">
            <text:p>1.39016032218933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28756439685822" calcext:value-type="float">
            <text:p>1.28756439685822</text:p>
          </table:table-cell>
          <table:table-cell office:value-type="float" office:value="1.23962152004242" calcext:value-type="float">
            <text:p>1.23962152004242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40075790882111" calcext:value-type="float">
            <text:p>1.40075790882111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27393794059753" calcext:value-type="float">
            <text:p>1.27393794059753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17778313159943" calcext:value-type="float">
            <text:p>1.17778313159943</text:p>
          </table:table-cell>
          <table:table-cell office:value-type="float" office:value="1.23793649673462" calcext:value-type="float">
            <text:p>1.23793649673462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086268901825" calcext:value-type="float">
            <text:p>1.308626890182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31116914749146" calcext:value-type="float">
            <text:p>1.31116914749146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1413805484772" calcext:value-type="float">
            <text:p>1.31413805484772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28290033340454" calcext:value-type="float">
            <text:p>1.2829003334045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23962152004242" calcext:value-type="float">
            <text:p>1.23962152004242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39016032218933" calcext:value-type="float">
            <text:p>1.3901603221893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086268901825" calcext:value-type="float">
            <text:p>1.308626890182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31116914749146" calcext:value-type="float">
            <text:p>1.31116914749146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1413805484772" calcext:value-type="float">
            <text:p>1.31413805484772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28290033340454" calcext:value-type="float">
            <text:p>1.2829003334045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23962152004242" calcext:value-type="float">
            <text:p>1.23962152004242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39016032218933" calcext:value-type="float">
            <text:p>1.3901603221893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5085" calcext:value-type="float">
            <text:p>1.508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3086268901825" calcext:value-type="float">
            <text:p>1.308626890182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31116914749146" calcext:value-type="float">
            <text:p>1.31116914749146</text:p>
          </table:table-cell>
          <table:table-cell office:value-type="float" office:value="1.2816469669342" calcext:value-type="float">
            <text:p>1.2816469669342</text:p>
          </table:table-cell>
          <table:table-cell office:value-type="float" office:value="1.48438036441803" calcext:value-type="float">
            <text:p>1.48438036441803</text:p>
          </table:table-cell>
          <table:table-cell office:value-type="float" office:value="1.17584204673767" calcext:value-type="float">
            <text:p>1.17584204673767</text:p>
          </table:table-cell>
          <table:table-cell office:value-type="float" office:value="1.37635827064514" calcext:value-type="float">
            <text:p>1.37635827064514</text:p>
          </table:table-cell>
          <table:table-cell office:value-type="float" office:value="1.37130010128021" calcext:value-type="float">
            <text:p>1.37130010128021</text:p>
          </table:table-cell>
          <table:table-cell office:value-type="float" office:value="1.25153291225433" calcext:value-type="float">
            <text:p>1.25153291225433</text:p>
          </table:table-cell>
          <table:table-cell office:value-type="float" office:value="1.40384662151337" calcext:value-type="float">
            <text:p>1.40384662151337</text:p>
          </table:table-cell>
          <table:table-cell office:value-type="float" office:value="1.5085312128067" calcext:value-type="float">
            <text:p>1.5085312128067</text:p>
          </table:table-cell>
          <table:table-cell office:value-type="float" office:value="1.31413805484772" calcext:value-type="float">
            <text:p>1.31413805484772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1347765922546" calcext:value-type="float">
            <text:p>1.41347765922546</text:p>
          </table:table-cell>
          <table:table-cell office:value-type="float" office:value="1.35646045207977" calcext:value-type="float">
            <text:p>1.35646045207977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3417391777039" calcext:value-type="float">
            <text:p>1.33417391777039</text:p>
          </table:table-cell>
          <table:table-cell office:value-type="float" office:value="1.32430601119995" calcext:value-type="float">
            <text:p>1.32430601119995</text:p>
          </table:table-cell>
          <table:table-cell office:value-type="float" office:value="1.34715342521667" calcext:value-type="float">
            <text:p>1.34715342521667</text:p>
          </table:table-cell>
          <table:table-cell office:value-type="float" office:value="1.28290033340454" calcext:value-type="float">
            <text:p>1.2829003334045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9637684822083" calcext:value-type="float">
            <text:p>1.39637684822083</text:p>
          </table:table-cell>
          <table:table-cell office:value-type="float" office:value="1.39157569408417" calcext:value-type="float">
            <text:p>1.39157569408417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23962152004242" calcext:value-type="float">
            <text:p>1.23962152004242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10777759552" calcext:value-type="float">
            <text:p>1.210777759552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21068441867828" calcext:value-type="float">
            <text:p>1.21068441867828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23916733264923" calcext:value-type="float">
            <text:p>1.23916733264923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39016032218933" calcext:value-type="float">
            <text:p>1.3901603221893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708" calcext:value-type="float">
            <text:p>1.3708</text:p>
          </table:table-cell>
          <table:table-cell office:value-type="float" office:value="1.3899" calcext:value-type="float">
            <text:p>1.3899</text:p>
          </table:table-cell>
          <table:table-cell office:value-type="float" office:value="1.4953" calcext:value-type="float">
            <text:p>1.4953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42503845691681" calcext:value-type="float">
            <text:p>1.42503845691681</text:p>
          </table:table-cell>
          <table:table-cell office:value-type="float" office:value="1.37953758239746" calcext:value-type="float">
            <text:p>1.37953758239746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39208734035492" calcext:value-type="float">
            <text:p>1.3920873403549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2972111701965" calcext:value-type="float">
            <text:p>1.42972111701965</text:p>
          </table:table-cell>
          <table:table-cell office:value-type="float" office:value="1.47620141506195" calcext:value-type="float">
            <text:p>1.47620141506195</text:p>
          </table:table-cell>
          <table:table-cell office:value-type="float" office:value="1.29800987243652" calcext:value-type="float">
            <text:p>1.29800987243652</text:p>
          </table:table-cell>
          <table:table-cell office:value-type="float" office:value="1.413409948349" calcext:value-type="float">
            <text:p>1.413409948349</text:p>
          </table:table-cell>
          <table:table-cell office:value-type="float" office:value="1.35708570480347" calcext:value-type="float">
            <text:p>1.35708570480347</text:p>
          </table:table-cell>
          <table:table-cell office:value-type="float" office:value="1.33181190490723" calcext:value-type="float">
            <text:p>1.33181190490723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3891475200653" calcext:value-type="float">
            <text:p>1.33891475200653</text:p>
          </table:table-cell>
          <table:table-cell office:value-type="float" office:value="1.41052389144897" calcext:value-type="float">
            <text:p>1.41052389144897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6070084571838" calcext:value-type="float">
            <text:p>1.36070084571838</text:p>
          </table:table-cell>
          <table:table-cell office:value-type="float" office:value="1.32896101474762" calcext:value-type="float">
            <text:p>1.32896101474762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43619346618652" calcext:value-type="float">
            <text:p>1.43619346618652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6180233955383" calcext:value-type="float">
            <text:p>1.36180233955383</text:p>
          </table:table-cell>
          <table:table-cell office:value-type="float" office:value="1.29746675491333" calcext:value-type="float">
            <text:p>1.29746675491333</text:p>
          </table:table-cell>
          <table:table-cell office:value-type="float" office:value="1.38958823680878" calcext:value-type="float">
            <text:p>1.38958823680878</text:p>
          </table:table-cell>
          <table:table-cell office:value-type="float" office:value="1.39364242553711" calcext:value-type="float">
            <text:p>1.39364242553711</text:p>
          </table:table-cell>
          <table:table-cell office:value-type="float" office:value="1.43426585197449" calcext:value-type="float">
            <text:p>1.43426585197449</text:p>
          </table:table-cell>
          <table:table-cell office:value-type="float" office:value="1.47600734233856" calcext:value-type="float">
            <text:p>1.47600734233856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4310075044632" calcext:value-type="float">
            <text:p>1.4310075044632</text:p>
          </table:table-cell>
          <table:table-cell office:value-type="float" office:value="1.34831011295319" calcext:value-type="float">
            <text:p>1.34831011295319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942619562149" calcext:value-type="float">
            <text:p>1.3942619562149</text:p>
          </table:table-cell>
          <table:table-cell office:value-type="float" office:value="1.4168473482132" calcext:value-type="float">
            <text:p>1.4168473482132</text:p>
          </table:table-cell>
          <table:table-cell office:value-type="float" office:value="1.40885877609253" calcext:value-type="float">
            <text:p>1.40885877609253</text:p>
          </table:table-cell>
          <table:table-cell office:value-type="float" office:value="1.42334985733032" calcext:value-type="float">
            <text:p>1.42334985733032</text:p>
          </table:table-cell>
          <table:table-cell office:value-type="float" office:value="1.3535852432251" calcext:value-type="float">
            <text:p>1.3535852432251</text:p>
          </table:table-cell>
          <table:table-cell office:value-type="float" office:value="1.45445704460144" calcext:value-type="float">
            <text:p>1.45445704460144</text:p>
          </table:table-cell>
          <table:table-cell office:value-type="float" office:value="0.98882532119751" calcext:value-type="float">
            <text:p>0.98882532119751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44957399368286" calcext:value-type="float">
            <text:p>1.44957399368286</text:p>
          </table:table-cell>
          <table:table-cell office:value-type="float" office:value="1.19837367534637" calcext:value-type="float">
            <text:p>1.19837367534637</text:p>
          </table:table-cell>
          <table:table-cell office:value-type="float" office:value="1.38273692131042" calcext:value-type="float">
            <text:p>1.38273692131042</text:p>
          </table:table-cell>
          <table:table-cell office:value-type="float" office:value="1.34571003913879" calcext:value-type="float">
            <text:p>1.34571003913879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46242427825928" calcext:value-type="float">
            <text:p>1.46242427825928</text:p>
          </table:table-cell>
          <table:table-cell office:value-type="float" office:value="1.45951318740845" calcext:value-type="float">
            <text:p>1.45951318740845</text:p>
          </table:table-cell>
          <table:table-cell office:value-type="float" office:value="1.44591701030731" calcext:value-type="float">
            <text:p>1.44591701030731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1927943229675" calcext:value-type="float">
            <text:p>1.31927943229675</text:p>
          </table:table-cell>
          <table:table-cell office:value-type="float" office:value="1.42546367645264" calcext:value-type="float">
            <text:p>1.42546367645264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9531638622284" calcext:value-type="float">
            <text:p>1.49531638622284</text:p>
          </table:table-cell>
          <table:table-cell office:value-type="float" office:value="1.39105761051178" calcext:value-type="float">
            <text:p>1.39105761051178</text:p>
          </table:table-cell>
          <table:table-cell office:value-type="float" office:value="1.34102058410645" calcext:value-type="float">
            <text:p>1.34102058410645</text:p>
          </table:table-cell>
          <table:table-cell office:value-type="float" office:value="1.29417514801025" calcext:value-type="float">
            <text:p>1.29417514801025</text:p>
          </table:table-cell>
          <table:table-cell office:value-type="float" office:value="1.38335227966309" calcext:value-type="float">
            <text:p>1.38335227966309</text:p>
          </table:table-cell>
          <table:table-cell office:value-type="float" office:value="1.45710074901581" calcext:value-type="float">
            <text:p>1.45710074901581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708" calcext:value-type="float">
            <text:p>1.3708</text:p>
          </table:table-cell>
          <table:table-cell office:value-type="float" office:value="1.3899" calcext:value-type="float">
            <text:p>1.3899</text:p>
          </table:table-cell>
          <table:table-cell office:value-type="float" office:value="1.4953" calcext:value-type="float">
            <text:p>1.4953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42503845691681" calcext:value-type="float">
            <text:p>1.42503845691681</text:p>
          </table:table-cell>
          <table:table-cell office:value-type="float" office:value="1.37953758239746" calcext:value-type="float">
            <text:p>1.37953758239746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39208734035492" calcext:value-type="float">
            <text:p>1.3920873403549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2972111701965" calcext:value-type="float">
            <text:p>1.42972111701965</text:p>
          </table:table-cell>
          <table:table-cell office:value-type="float" office:value="1.47620141506195" calcext:value-type="float">
            <text:p>1.47620141506195</text:p>
          </table:table-cell>
          <table:table-cell office:value-type="float" office:value="1.29800987243652" calcext:value-type="float">
            <text:p>1.29800987243652</text:p>
          </table:table-cell>
          <table:table-cell office:value-type="float" office:value="1.413409948349" calcext:value-type="float">
            <text:p>1.413409948349</text:p>
          </table:table-cell>
          <table:table-cell office:value-type="float" office:value="1.35708570480347" calcext:value-type="float">
            <text:p>1.35708570480347</text:p>
          </table:table-cell>
          <table:table-cell office:value-type="float" office:value="1.33181190490723" calcext:value-type="float">
            <text:p>1.33181190490723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3891475200653" calcext:value-type="float">
            <text:p>1.33891475200653</text:p>
          </table:table-cell>
          <table:table-cell office:value-type="float" office:value="1.41052389144897" calcext:value-type="float">
            <text:p>1.41052389144897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6070084571838" calcext:value-type="float">
            <text:p>1.36070084571838</text:p>
          </table:table-cell>
          <table:table-cell office:value-type="float" office:value="1.32896101474762" calcext:value-type="float">
            <text:p>1.32896101474762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43619346618652" calcext:value-type="float">
            <text:p>1.43619346618652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6180233955383" calcext:value-type="float">
            <text:p>1.36180233955383</text:p>
          </table:table-cell>
          <table:table-cell office:value-type="float" office:value="1.29746675491333" calcext:value-type="float">
            <text:p>1.29746675491333</text:p>
          </table:table-cell>
          <table:table-cell office:value-type="float" office:value="1.38958823680878" calcext:value-type="float">
            <text:p>1.38958823680878</text:p>
          </table:table-cell>
          <table:table-cell office:value-type="float" office:value="1.39364242553711" calcext:value-type="float">
            <text:p>1.39364242553711</text:p>
          </table:table-cell>
          <table:table-cell office:value-type="float" office:value="1.43426585197449" calcext:value-type="float">
            <text:p>1.43426585197449</text:p>
          </table:table-cell>
          <table:table-cell office:value-type="float" office:value="1.47600734233856" calcext:value-type="float">
            <text:p>1.47600734233856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4310075044632" calcext:value-type="float">
            <text:p>1.4310075044632</text:p>
          </table:table-cell>
          <table:table-cell office:value-type="float" office:value="1.34831011295319" calcext:value-type="float">
            <text:p>1.34831011295319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942619562149" calcext:value-type="float">
            <text:p>1.3942619562149</text:p>
          </table:table-cell>
          <table:table-cell office:value-type="float" office:value="1.4168473482132" calcext:value-type="float">
            <text:p>1.4168473482132</text:p>
          </table:table-cell>
          <table:table-cell office:value-type="float" office:value="1.40885877609253" calcext:value-type="float">
            <text:p>1.40885877609253</text:p>
          </table:table-cell>
          <table:table-cell office:value-type="float" office:value="1.42334985733032" calcext:value-type="float">
            <text:p>1.42334985733032</text:p>
          </table:table-cell>
          <table:table-cell office:value-type="float" office:value="1.3535852432251" calcext:value-type="float">
            <text:p>1.3535852432251</text:p>
          </table:table-cell>
          <table:table-cell office:value-type="float" office:value="1.45445704460144" calcext:value-type="float">
            <text:p>1.45445704460144</text:p>
          </table:table-cell>
          <table:table-cell office:value-type="float" office:value="0.98882532119751" calcext:value-type="float">
            <text:p>0.98882532119751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44957399368286" calcext:value-type="float">
            <text:p>1.44957399368286</text:p>
          </table:table-cell>
          <table:table-cell office:value-type="float" office:value="1.19837367534637" calcext:value-type="float">
            <text:p>1.19837367534637</text:p>
          </table:table-cell>
          <table:table-cell office:value-type="float" office:value="1.38273692131042" calcext:value-type="float">
            <text:p>1.38273692131042</text:p>
          </table:table-cell>
          <table:table-cell office:value-type="float" office:value="1.34571003913879" calcext:value-type="float">
            <text:p>1.34571003913879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46242427825928" calcext:value-type="float">
            <text:p>1.46242427825928</text:p>
          </table:table-cell>
          <table:table-cell office:value-type="float" office:value="1.45951318740845" calcext:value-type="float">
            <text:p>1.45951318740845</text:p>
          </table:table-cell>
          <table:table-cell office:value-type="float" office:value="1.44591701030731" calcext:value-type="float">
            <text:p>1.44591701030731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1927943229675" calcext:value-type="float">
            <text:p>1.31927943229675</text:p>
          </table:table-cell>
          <table:table-cell office:value-type="float" office:value="1.42546367645264" calcext:value-type="float">
            <text:p>1.42546367645264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9531638622284" calcext:value-type="float">
            <text:p>1.49531638622284</text:p>
          </table:table-cell>
          <table:table-cell office:value-type="float" office:value="1.39105761051178" calcext:value-type="float">
            <text:p>1.39105761051178</text:p>
          </table:table-cell>
          <table:table-cell office:value-type="float" office:value="1.34102058410645" calcext:value-type="float">
            <text:p>1.34102058410645</text:p>
          </table:table-cell>
          <table:table-cell office:value-type="float" office:value="1.29417514801025" calcext:value-type="float">
            <text:p>1.29417514801025</text:p>
          </table:table-cell>
          <table:table-cell office:value-type="float" office:value="1.38335227966309" calcext:value-type="float">
            <text:p>1.38335227966309</text:p>
          </table:table-cell>
          <table:table-cell office:value-type="float" office:value="1.45710074901581" calcext:value-type="float">
            <text:p>1.45710074901581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28" calcext:value-type="float">
            <text:p>1.3128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4947" calcext:value-type="float">
            <text:p>1.494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8617706298828" calcext:value-type="float">
            <text:p>1.38617706298828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20580637454987" calcext:value-type="float">
            <text:p>1.205806374549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4188027381897" calcext:value-type="float">
            <text:p>1.4188027381897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616767168045" calcext:value-type="float">
            <text:p>1.4616767168045</text:p>
          </table:table-cell>
          <table:table-cell office:value-type="float" office:value="1.31988179683685" calcext:value-type="float">
            <text:p>1.31988179683685</text:p>
          </table:table-cell>
          <table:table-cell office:value-type="float" office:value="1.40032839775085" calcext:value-type="float">
            <text:p>1.40032839775085</text:p>
          </table:table-cell>
          <table:table-cell office:value-type="float" office:value="1.41354441642761" calcext:value-type="float">
            <text:p>1.41354441642761</text:p>
          </table:table-cell>
          <table:table-cell office:value-type="float" office:value="1.49105215072632" calcext:value-type="float">
            <text:p>1.49105215072632</text:p>
          </table:table-cell>
          <table:table-cell office:value-type="float" office:value="1.39802742004395" calcext:value-type="float">
            <text:p>1.39802742004395</text:p>
          </table:table-cell>
          <table:table-cell office:value-type="float" office:value="1.3588650226593" calcext:value-type="float">
            <text:p>1.3588650226593</text:p>
          </table:table-cell>
          <table:table-cell office:value-type="float" office:value="1.36386334896088" calcext:value-type="float">
            <text:p>1.36386334896088</text:p>
          </table:table-cell>
          <table:table-cell office:value-type="float" office:value="1.35884714126587" calcext:value-type="float">
            <text:p>1.35884714126587</text:p>
          </table:table-cell>
          <table:table-cell office:value-type="float" office:value="1.3009889125824" calcext:value-type="float">
            <text:p>1.3009889125824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8266358375549" calcext:value-type="float">
            <text:p>1.28266358375549</text:p>
          </table:table-cell>
          <table:table-cell office:value-type="float" office:value="1.30259037017822" calcext:value-type="float">
            <text:p>1.30259037017822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08180236816406" calcext:value-type="float">
            <text:p>1.08180236816406</text:p>
          </table:table-cell>
          <table:table-cell office:value-type="float" office:value="1.30790281295776" calcext:value-type="float">
            <text:p>1.30790281295776</text:p>
          </table:table-cell>
          <table:table-cell office:value-type="float" office:value="1.22982847690582" calcext:value-type="float">
            <text:p>1.22982847690582</text:p>
          </table:table-cell>
          <table:table-cell office:value-type="float" office:value="1.33064615726471" calcext:value-type="float">
            <text:p>1.33064615726471</text:p>
          </table:table-cell>
          <table:table-cell office:value-type="float" office:value="1.34333682060242" calcext:value-type="float">
            <text:p>1.34333682060242</text:p>
          </table:table-cell>
          <table:table-cell office:value-type="float" office:value="1.11668288707733" calcext:value-type="float">
            <text:p>1.1166828870773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0349752902985" calcext:value-type="float">
            <text:p>1.20349752902985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9923322200775" calcext:value-type="float">
            <text:p>1.39923322200775</text:p>
          </table:table-cell>
          <table:table-cell office:value-type="float" office:value="1.41000914573669" calcext:value-type="float">
            <text:p>1.41000914573669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24650692939758" calcext:value-type="float">
            <text:p>1.2465069293975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495001316071" calcext:value-type="float">
            <text:p>1.41495001316071</text:p>
          </table:table-cell>
          <table:table-cell office:value-type="float" office:value="1.45010018348694" calcext:value-type="float">
            <text:p>1.45010018348694</text:p>
          </table:table-cell>
          <table:table-cell office:value-type="float" office:value="1.26362097263336" calcext:value-type="float">
            <text:p>1.26362097263336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47031831741333" calcext:value-type="float">
            <text:p>1.47031831741333</text:p>
          </table:table-cell>
          <table:table-cell office:value-type="float" office:value="1.41464388370514" calcext:value-type="float">
            <text:p>1.41464388370514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37950968742371" calcext:value-type="float">
            <text:p>1.37950968742371</text:p>
          </table:table-cell>
          <table:table-cell office:value-type="float" office:value="1.22389721870422" calcext:value-type="float">
            <text:p>1.22389721870422</text:p>
          </table:table-cell>
          <table:table-cell office:value-type="float" office:value="1.34933865070343" calcext:value-type="float">
            <text:p>1.34933865070343</text:p>
          </table:table-cell>
          <table:table-cell office:value-type="float" office:value="1.33341693878174" calcext:value-type="float">
            <text:p>1.33341693878174</text:p>
          </table:table-cell>
          <table:table-cell office:value-type="float" office:value="1.35641515254974" calcext:value-type="float">
            <text:p>1.3564151525497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28" calcext:value-type="float">
            <text:p>1.3128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4947" calcext:value-type="float">
            <text:p>1.494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8617706298828" calcext:value-type="float">
            <text:p>1.38617706298828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20580637454987" calcext:value-type="float">
            <text:p>1.205806374549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4188027381897" calcext:value-type="float">
            <text:p>1.4188027381897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616767168045" calcext:value-type="float">
            <text:p>1.4616767168045</text:p>
          </table:table-cell>
          <table:table-cell office:value-type="float" office:value="1.31988179683685" calcext:value-type="float">
            <text:p>1.31988179683685</text:p>
          </table:table-cell>
          <table:table-cell office:value-type="float" office:value="1.40032839775085" calcext:value-type="float">
            <text:p>1.40032839775085</text:p>
          </table:table-cell>
          <table:table-cell office:value-type="float" office:value="1.41354441642761" calcext:value-type="float">
            <text:p>1.41354441642761</text:p>
          </table:table-cell>
          <table:table-cell office:value-type="float" office:value="1.49105215072632" calcext:value-type="float">
            <text:p>1.49105215072632</text:p>
          </table:table-cell>
          <table:table-cell office:value-type="float" office:value="1.39802742004395" calcext:value-type="float">
            <text:p>1.39802742004395</text:p>
          </table:table-cell>
          <table:table-cell office:value-type="float" office:value="1.3588650226593" calcext:value-type="float">
            <text:p>1.3588650226593</text:p>
          </table:table-cell>
          <table:table-cell office:value-type="float" office:value="1.36386334896088" calcext:value-type="float">
            <text:p>1.36386334896088</text:p>
          </table:table-cell>
          <table:table-cell office:value-type="float" office:value="1.35884714126587" calcext:value-type="float">
            <text:p>1.35884714126587</text:p>
          </table:table-cell>
          <table:table-cell office:value-type="float" office:value="1.3009889125824" calcext:value-type="float">
            <text:p>1.3009889125824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8266358375549" calcext:value-type="float">
            <text:p>1.28266358375549</text:p>
          </table:table-cell>
          <table:table-cell office:value-type="float" office:value="1.30259037017822" calcext:value-type="float">
            <text:p>1.30259037017822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08180236816406" calcext:value-type="float">
            <text:p>1.08180236816406</text:p>
          </table:table-cell>
          <table:table-cell office:value-type="float" office:value="1.30790281295776" calcext:value-type="float">
            <text:p>1.30790281295776</text:p>
          </table:table-cell>
          <table:table-cell office:value-type="float" office:value="1.22982847690582" calcext:value-type="float">
            <text:p>1.22982847690582</text:p>
          </table:table-cell>
          <table:table-cell office:value-type="float" office:value="1.33064615726471" calcext:value-type="float">
            <text:p>1.33064615726471</text:p>
          </table:table-cell>
          <table:table-cell office:value-type="float" office:value="1.34333682060242" calcext:value-type="float">
            <text:p>1.34333682060242</text:p>
          </table:table-cell>
          <table:table-cell office:value-type="float" office:value="1.11668288707733" calcext:value-type="float">
            <text:p>1.1166828870773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0349752902985" calcext:value-type="float">
            <text:p>1.20349752902985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9923322200775" calcext:value-type="float">
            <text:p>1.39923322200775</text:p>
          </table:table-cell>
          <table:table-cell office:value-type="float" office:value="1.41000914573669" calcext:value-type="float">
            <text:p>1.41000914573669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24650692939758" calcext:value-type="float">
            <text:p>1.2465069293975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495001316071" calcext:value-type="float">
            <text:p>1.41495001316071</text:p>
          </table:table-cell>
          <table:table-cell office:value-type="float" office:value="1.45010018348694" calcext:value-type="float">
            <text:p>1.45010018348694</text:p>
          </table:table-cell>
          <table:table-cell office:value-type="float" office:value="1.26362097263336" calcext:value-type="float">
            <text:p>1.26362097263336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47031831741333" calcext:value-type="float">
            <text:p>1.47031831741333</text:p>
          </table:table-cell>
          <table:table-cell office:value-type="float" office:value="1.41464388370514" calcext:value-type="float">
            <text:p>1.41464388370514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37950968742371" calcext:value-type="float">
            <text:p>1.37950968742371</text:p>
          </table:table-cell>
          <table:table-cell office:value-type="float" office:value="1.22389721870422" calcext:value-type="float">
            <text:p>1.22389721870422</text:p>
          </table:table-cell>
          <table:table-cell office:value-type="float" office:value="1.34933865070343" calcext:value-type="float">
            <text:p>1.34933865070343</text:p>
          </table:table-cell>
          <table:table-cell office:value-type="float" office:value="1.33341693878174" calcext:value-type="float">
            <text:p>1.33341693878174</text:p>
          </table:table-cell>
          <table:table-cell office:value-type="float" office:value="1.35641515254974" calcext:value-type="float">
            <text:p>1.3564151525497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64" calcext:value-type="float">
            <text:p>1.3264</text:p>
          </table:table-cell>
          <table:table-cell office:value-type="float" office:value="1.3677" calcext:value-type="float">
            <text:p>1.3677</text:p>
          </table:table-cell>
          <table:table-cell office:value-type="float" office:value="1.4787" calcext:value-type="float">
            <text:p>1.4787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148114681244" calcext:value-type="float">
            <text:p>1.2814811468124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30862200260162" calcext:value-type="float">
            <text:p>1.30862200260162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0691158771515" calcext:value-type="float">
            <text:p>1.3069115877151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7401401996613" calcext:value-type="float">
            <text:p>1.37401401996613</text:p>
          </table:table-cell>
          <table:table-cell office:value-type="float" office:value="1.43795251846313" calcext:value-type="float">
            <text:p>1.43795251846313</text:p>
          </table:table-cell>
          <table:table-cell office:value-type="float" office:value="1.35163855552673" calcext:value-type="float">
            <text:p>1.35163855552673</text:p>
          </table:table-cell>
          <table:table-cell office:value-type="float" office:value="1.15112435817719" calcext:value-type="float">
            <text:p>1.15112435817719</text:p>
          </table:table-cell>
          <table:table-cell office:value-type="float" office:value="1.41731429100037" calcext:value-type="float">
            <text:p>1.41731429100037</text:p>
          </table:table-cell>
          <table:table-cell office:value-type="float" office:value="1.42747914791107" calcext:value-type="float">
            <text:p>1.42747914791107</text:p>
          </table:table-cell>
          <table:table-cell office:value-type="float" office:value="1.26077437400818" calcext:value-type="float">
            <text:p>1.26077437400818</text:p>
          </table:table-cell>
          <table:table-cell office:value-type="float" office:value="1.19180989265442" calcext:value-type="float">
            <text:p>1.19180989265442</text:p>
          </table:table-cell>
          <table:table-cell office:value-type="float" office:value="1.29400277137756" calcext:value-type="float">
            <text:p>1.29400277137756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7645518779755" calcext:value-type="float">
            <text:p>1.37645518779755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7167882919312" calcext:value-type="float">
            <text:p>1.37167882919312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32734060287476" calcext:value-type="float">
            <text:p>1.32734060287476</text:p>
          </table:table-cell>
          <table:table-cell office:value-type="float" office:value="1.43715333938599" calcext:value-type="float">
            <text:p>1.43715333938599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6956560611725" calcext:value-type="float">
            <text:p>1.36956560611725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43321621417999" calcext:value-type="float">
            <text:p>1.43321621417999</text:p>
          </table:table-cell>
          <table:table-cell office:value-type="float" office:value="1.38433468341827" calcext:value-type="float">
            <text:p>1.38433468341827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37464547157288" calcext:value-type="float">
            <text:p>1.37464547157288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40534090995789" calcext:value-type="float">
            <text:p>1.40534090995789</text:p>
          </table:table-cell>
          <table:table-cell office:value-type="float" office:value="1.40006101131439" calcext:value-type="float">
            <text:p>1.40006101131439</text:p>
          </table:table-cell>
          <table:table-cell office:value-type="float" office:value="1.20693373680115" calcext:value-type="float">
            <text:p>1.20693373680115</text:p>
          </table:table-cell>
          <table:table-cell office:value-type="float" office:value="1.36769354343414" calcext:value-type="float">
            <text:p>1.36769354343414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38420140743256" calcext:value-type="float">
            <text:p>1.38420140743256</text:p>
          </table:table-cell>
          <table:table-cell office:value-type="float" office:value="1.45588767528534" calcext:value-type="float">
            <text:p>1.45588767528534</text:p>
          </table:table-cell>
          <table:table-cell office:value-type="float" office:value="1.38459539413452" calcext:value-type="float">
            <text:p>1.38459539413452</text:p>
          </table:table-cell>
          <table:table-cell office:value-type="float" office:value="1.37232172489166" calcext:value-type="float">
            <text:p>1.37232172489166</text:p>
          </table:table-cell>
          <table:table-cell office:value-type="float" office:value="1.47866940498352" calcext:value-type="float">
            <text:p>1.47866940498352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42355120182037" calcext:value-type="float">
            <text:p>1.42355120182037</text:p>
          </table:table-cell>
          <table:table-cell office:value-type="float" office:value="1.37378656864166" calcext:value-type="float">
            <text:p>1.37378656864166</text:p>
          </table:table-cell>
          <table:table-cell office:value-type="float" office:value="1.33863520622253" calcext:value-type="float">
            <text:p>1.3386352062225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362" calcext:value-type="float">
            <text:p>1.3362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4785" calcext:value-type="float">
            <text:p>1.4785</text:p>
          </table:table-cell>
          <table:table-cell office:value-type="float" office:value="1.0684" calcext:value-type="float">
            <text:p>1.0684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47851884365082" calcext:value-type="float">
            <text:p>1.47851884365082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390416264534" calcext:value-type="float">
            <text:p>1.390416264534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7336945533752" calcext:value-type="float">
            <text:p>1.37336945533752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0861473083496" calcext:value-type="float">
            <text:p>1.30861473083496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45544040203094" calcext:value-type="float">
            <text:p>1.45544040203094</text:p>
          </table:table-cell>
          <table:table-cell office:value-type="float" office:value="1.41619825363159" calcext:value-type="float">
            <text:p>1.41619825363159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44785785675" calcext:value-type="float">
            <text:p>1.3744785785675</text:p>
          </table:table-cell>
          <table:table-cell office:value-type="float" office:value="1.2302610874176" calcext:value-type="float">
            <text:p>1.2302610874176</text:p>
          </table:table-cell>
          <table:table-cell office:value-type="float" office:value="1.366823554039" calcext:value-type="float">
            <text:p>1.36682355403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20782160758972" calcext:value-type="float">
            <text:p>1.2078216075897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8082146644592" calcext:value-type="float">
            <text:p>1.38082146644592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069953918457" calcext:value-type="float">
            <text:p>1.3069953918457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19989478588104" calcext:value-type="float">
            <text:p>1.199894785881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7271976470947" calcext:value-type="float">
            <text:p>1.37271976470947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962162733078" calcext:value-type="float">
            <text:p>1.3962162733078</text:p>
          </table:table-cell>
          <table:table-cell office:value-type="float" office:value="1.36879205703735" calcext:value-type="float">
            <text:p>1.36879205703735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34" calcext:value-type="float">
            <text:p>1.2834</text:p>
          </table:table-cell>
          <table:table-cell office:value-type="float" office:value="1.3022" calcext:value-type="float">
            <text:p>1.3022</text:p>
          </table:table-cell>
          <table:table-cell office:value-type="float" office:value="1.463" calcext:value-type="float">
            <text:p>1.463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2913491725922" calcext:value-type="float">
            <text:p>1.22913491725922</text:p>
          </table:table-cell>
          <table:table-cell office:value-type="float" office:value="1.46297466754913" calcext:value-type="float">
            <text:p>1.46297466754913</text:p>
          </table:table-cell>
          <table:table-cell office:value-type="float" office:value="1.20162808895111" calcext:value-type="float">
            <text:p>1.20162808895111</text:p>
          </table:table-cell>
          <table:table-cell office:value-type="float" office:value="1.41091978549957" calcext:value-type="float">
            <text:p>1.41091978549957</text:p>
          </table:table-cell>
          <table:table-cell office:value-type="float" office:value="1.17740249633789" calcext:value-type="float">
            <text:p>1.17740249633789</text:p>
          </table:table-cell>
          <table:table-cell office:value-type="float" office:value="1.38858652114868" calcext:value-type="float">
            <text:p>1.38858652114868</text:p>
          </table:table-cell>
          <table:table-cell office:value-type="float" office:value="1.27650284767151" calcext:value-type="float">
            <text:p>1.27650284767151</text:p>
          </table:table-cell>
          <table:table-cell office:value-type="float" office:value="1.28425979614258" calcext:value-type="float">
            <text:p>1.28425979614258</text:p>
          </table:table-cell>
          <table:table-cell office:value-type="float" office:value="1.33277833461761" calcext:value-type="float">
            <text:p>1.33277833461761</text:p>
          </table:table-cell>
          <table:table-cell office:value-type="float" office:value="1.25408554077148" calcext:value-type="float">
            <text:p>1.25408554077148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64225101471" calcext:value-type="float">
            <text:p>1.35164225101471</text:p>
          </table:table-cell>
          <table:table-cell office:value-type="float" office:value="1.26930570602417" calcext:value-type="float">
            <text:p>1.26930570602417</text:p>
          </table:table-cell>
          <table:table-cell office:value-type="float" office:value="1.33334100246429" calcext:value-type="float">
            <text:p>1.33334100246429</text:p>
          </table:table-cell>
          <table:table-cell office:value-type="float" office:value="1.39876365661621" calcext:value-type="float">
            <text:p>1.39876365661621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18424534797668" calcext:value-type="float">
            <text:p>1.18424534797668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8793230056763" calcext:value-type="float">
            <text:p>1.38793230056763</text:p>
          </table:table-cell>
          <table:table-cell office:value-type="float" office:value="1.09292125701904" calcext:value-type="float">
            <text:p>1.09292125701904</text:p>
          </table:table-cell>
          <table:table-cell office:value-type="float" office:value="1.28535866737366" calcext:value-type="float">
            <text:p>1.28535866737366</text:p>
          </table:table-cell>
          <table:table-cell office:value-type="float" office:value="1.19131779670715" calcext:value-type="float">
            <text:p>1.19131779670715</text:p>
          </table:table-cell>
          <table:table-cell office:value-type="float" office:value="1.24579358100891" calcext:value-type="float">
            <text:p>1.24579358100891</text:p>
          </table:table-cell>
          <table:table-cell office:value-type="float" office:value="1.24121797084808" calcext:value-type="float">
            <text:p>1.24121797084808</text:p>
          </table:table-cell>
          <table:table-cell office:value-type="float" office:value="1.21103847026825" calcext:value-type="float">
            <text:p>1.21103847026825</text:p>
          </table:table-cell>
          <table:table-cell office:value-type="float" office:value="1.38117289543152" calcext:value-type="float">
            <text:p>1.38117289543152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31436276435852" calcext:value-type="float">
            <text:p>1.31436276435852</text:p>
          </table:table-cell>
          <table:table-cell office:value-type="float" office:value="1.27899527549744" calcext:value-type="float">
            <text:p>1.27899527549744</text:p>
          </table:table-cell>
          <table:table-cell office:value-type="float" office:value="1.33485877513886" calcext:value-type="float">
            <text:p>1.33485877513886</text:p>
          </table:table-cell>
          <table:table-cell office:value-type="float" office:value="1.18974089622498" calcext:value-type="float">
            <text:p>1.18974089622498</text:p>
          </table:table-cell>
          <table:table-cell office:value-type="float" office:value="1.14375233650208" calcext:value-type="float">
            <text:p>1.14375233650208</text:p>
          </table:table-cell>
          <table:table-cell office:value-type="float" office:value="1.25329208374023" calcext:value-type="float">
            <text:p>1.25329208374023</text:p>
          </table:table-cell>
          <table:table-cell office:value-type="float" office:value="1.1958646774292" calcext:value-type="float">
            <text:p>1.1958646774292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1519985198975" calcext:value-type="float">
            <text:p>1.31519985198975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471" calcext:value-type="float">
            <text:p>1.3471</text:p>
          </table:table-cell>
          <table:table-cell office:value-type="float" office:value="1.3586" calcext:value-type="float">
            <text:p>1.3586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28360533714294" calcext:value-type="float">
            <text:p>1.28360533714294</text:p>
          </table:table-cell>
          <table:table-cell office:value-type="float" office:value="1.39787495136261" calcext:value-type="float">
            <text:p>1.39787495136261</text:p>
          </table:table-cell>
          <table:table-cell office:value-type="float" office:value="1.31664347648621" calcext:value-type="float">
            <text:p>1.31664347648621</text:p>
          </table:table-cell>
          <table:table-cell office:value-type="float" office:value="1.27802538871765" calcext:value-type="float">
            <text:p>1.27802538871765</text:p>
          </table:table-cell>
          <table:table-cell office:value-type="float" office:value="1.3681628704071" calcext:value-type="float">
            <text:p>1.3681628704071</text:p>
          </table:table-cell>
          <table:table-cell office:value-type="float" office:value="1.26718556880951" calcext:value-type="float">
            <text:p>1.26718556880951</text:p>
          </table:table-cell>
          <table:table-cell office:value-type="float" office:value="1.39269590377808" calcext:value-type="float">
            <text:p>1.39269590377808</text:p>
          </table:table-cell>
          <table:table-cell office:value-type="float" office:value="1.41003584861755" calcext:value-type="float">
            <text:p>1.41003584861755</text:p>
          </table:table-cell>
          <table:table-cell office:value-type="float" office:value="1.44356751441956" calcext:value-type="float">
            <text:p>1.44356751441956</text:p>
          </table:table-cell>
          <table:table-cell office:value-type="float" office:value="1.42512655258179" calcext:value-type="float">
            <text:p>1.42512655258179</text:p>
          </table:table-cell>
          <table:table-cell office:value-type="float" office:value="1.36887812614441" calcext:value-type="float">
            <text:p>1.3688781261444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41501748561859" calcext:value-type="float">
            <text:p>1.41501748561859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35622775554657" calcext:value-type="float">
            <text:p>1.35622775554657</text:p>
          </table:table-cell>
          <table:table-cell office:value-type="float" office:value="1.27219343185425" calcext:value-type="float">
            <text:p>1.27219343185425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4627962112427" calcext:value-type="float">
            <text:p>1.34627962112427</text:p>
          </table:table-cell>
          <table:table-cell office:value-type="float" office:value="1.40464329719543" calcext:value-type="float">
            <text:p>1.40464329719543</text:p>
          </table:table-cell>
          <table:table-cell office:value-type="float" office:value="1.39902365207672" calcext:value-type="float">
            <text:p>1.39902365207672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0845034122467" calcext:value-type="float">
            <text:p>1.30845034122467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25150537490845" calcext:value-type="float">
            <text:p>1.2515053749084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26362097263336" calcext:value-type="float">
            <text:p>1.263620972633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5375394821167" calcext:value-type="float">
            <text:p>1.45375394821167</text:p>
          </table:table-cell>
          <table:table-cell office:value-type="float" office:value="1.42198348045349" calcext:value-type="float">
            <text:p>1.42198348045349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26359820365906" calcext:value-type="float">
            <text:p>1.26359820365906</text:p>
          </table:table-cell>
          <table:table-cell office:value-type="float" office:value="1.20606434345245" calcext:value-type="float">
            <text:p>1.20606434345245</text:p>
          </table:table-cell>
          <table:table-cell office:value-type="float" office:value="1.36097073554993" calcext:value-type="float">
            <text:p>1.36097073554993</text:p>
          </table:table-cell>
          <table:table-cell office:value-type="float" office:value="1.37524676322937" calcext:value-type="float">
            <text:p>1.37524676322937</text:p>
          </table:table-cell>
          <table:table-cell office:value-type="float" office:value="1.41457283496857" calcext:value-type="float">
            <text:p>1.41457283496857</text:p>
          </table:table-cell>
          <table:table-cell office:value-type="float" office:value="1.33188688755035" calcext:value-type="float">
            <text:p>1.33188688755035</text:p>
          </table:table-cell>
          <table:table-cell office:value-type="float" office:value="1.1813600063324" calcext:value-type="float">
            <text:p>1.1813600063324</text:p>
          </table:table-cell>
          <table:table-cell office:value-type="float" office:value="1.33435535430908" calcext:value-type="float">
            <text:p>1.33435535430908</text:p>
          </table:table-cell>
          <table:table-cell office:value-type="float" office:value="1.4475839138031" calcext:value-type="float">
            <text:p>1.4475839138031</text:p>
          </table:table-cell>
          <table:table-cell office:value-type="float" office:value="1.35187387466431" calcext:value-type="float">
            <text:p>1.35187387466431</text:p>
          </table:table-cell>
          <table:table-cell office:value-type="float" office:value="1.37413001060486" calcext:value-type="float">
            <text:p>1.37413001060486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29524803161621" calcext:value-type="float">
            <text:p>1.29524803161621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41495418548584" calcext:value-type="float">
            <text:p>1.41495418548584</text:p>
          </table:table-cell>
          <table:table-cell office:value-type="float" office:value="1.44538998603821" calcext:value-type="float">
            <text:p>1.44538998603821</text:p>
          </table:table-cell>
          <table:table-cell office:value-type="float" office:value="1.37158441543579" calcext:value-type="float">
            <text:p>1.37158441543579</text:p>
          </table:table-cell>
          <table:table-cell office:value-type="float" office:value="1.41940081119537" calcext:value-type="float">
            <text:p>1.41940081119537</text:p>
          </table:table-cell>
          <table:table-cell office:value-type="float" office:value="1.35606145858765" calcext:value-type="float">
            <text:p>1.35606145858765</text:p>
          </table:table-cell>
          <table:table-cell office:value-type="float" office:value="1.23047852516174" calcext:value-type="float">
            <text:p>1.23047852516174</text:p>
          </table:table-cell>
          <table:table-cell office:value-type="float" office:value="1.39245522022247" calcext:value-type="float">
            <text:p>1.39245522022247</text:p>
          </table:table-cell>
          <table:table-cell office:value-type="float" office:value="1.23485517501831" calcext:value-type="float">
            <text:p>1.23485517501831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22389721870422" calcext:value-type="float">
            <text:p>1.22389721870422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42800891399384" calcext:value-type="float">
            <text:p>1.42800891399384</text:p>
          </table:table-cell>
          <table:table-cell office:value-type="float" office:value="1.31226754188538" calcext:value-type="float">
            <text:p>1.31226754188538</text:p>
          </table:table-cell>
          <table:table-cell office:value-type="float" office:value="1.43986105918884" calcext:value-type="float">
            <text:p>1.43986105918884</text:p>
          </table:table-cell>
          <table:table-cell office:value-type="float" office:value="1.34717762470245" calcext:value-type="float">
            <text:p>1.34717762470245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36201333999634" calcext:value-type="float">
            <text:p>1.36201333999634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3632" calcext:value-type="float">
            <text:p>1.3632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40903544425964" calcext:value-type="float">
            <text:p>1.40903544425964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4143248796463" calcext:value-type="float">
            <text:p>1.4143248796463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42764639854431" calcext:value-type="float">
            <text:p>1.42764639854431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422242641449" calcext:value-type="float">
            <text:p>1.4422242641449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079966545105" calcext:value-type="float">
            <text:p>1.4079966545105</text:p>
          </table:table-cell>
          <table:table-cell office:value-type="float" office:value="1.45499324798584" calcext:value-type="float">
            <text:p>1.45499324798584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41090106964111" calcext:value-type="float">
            <text:p>1.4109010696411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27" calcext:value-type="float">
            <text:p>1.3227</text:p>
          </table:table-cell>
          <table:table-cell office:value-type="float" office:value="1.3465" calcext:value-type="float">
            <text:p>1.3465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063756465912" calcext:value-type="float">
            <text:p>1.34063756465912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32221186161041" calcext:value-type="float">
            <text:p>1.3222118616104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27" calcext:value-type="float">
            <text:p>1.3227</text:p>
          </table:table-cell>
          <table:table-cell office:value-type="float" office:value="1.3465" calcext:value-type="float">
            <text:p>1.3465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063756465912" calcext:value-type="float">
            <text:p>1.34063756465912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32221186161041" calcext:value-type="float">
            <text:p>1.3222118616104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27" calcext:value-type="float">
            <text:p>1.3227</text:p>
          </table:table-cell>
          <table:table-cell office:value-type="float" office:value="1.3465" calcext:value-type="float">
            <text:p>1.3465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063756465912" calcext:value-type="float">
            <text:p>1.34063756465912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32221186161041" calcext:value-type="float">
            <text:p>1.3222118616104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27" calcext:value-type="float">
            <text:p>1.3227</text:p>
          </table:table-cell>
          <table:table-cell office:value-type="float" office:value="1.3465" calcext:value-type="float">
            <text:p>1.3465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32221186161041" calcext:value-type="float">
            <text:p>1.32221186161041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4063756465912" calcext:value-type="float">
            <text:p>1.34063756465912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27" calcext:value-type="float">
            <text:p>1.3227</text:p>
          </table:table-cell>
          <table:table-cell office:value-type="float" office:value="1.3465" calcext:value-type="float">
            <text:p>1.3465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063756465912" calcext:value-type="float">
            <text:p>1.34063756465912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6323714256287" calcext:value-type="float">
            <text:p>1.3632371425628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29531383514" calcext:value-type="float">
            <text:p>1.3912953138351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1827554702759" calcext:value-type="float">
            <text:p>1.21827554702759</text:p>
          </table:table-cell>
          <table:table-cell office:value-type="float" office:value="1.37594819068909" calcext:value-type="float">
            <text:p>1.37594819068909</text:p>
          </table:table-cell>
          <table:table-cell office:value-type="float" office:value="1.21894955635071" calcext:value-type="float">
            <text:p>1.21894955635071</text:p>
          </table:table-cell>
          <table:table-cell office:value-type="float" office:value="1.29482483863831" calcext:value-type="float">
            <text:p>1.29482483863831</text:p>
          </table:table-cell>
          <table:table-cell office:value-type="float" office:value="1.36289095878601" calcext:value-type="float">
            <text:p>1.36289095878601</text:p>
          </table:table-cell>
          <table:table-cell office:value-type="float" office:value="1.3715728521347" calcext:value-type="float">
            <text:p>1.3715728521347</text:p>
          </table:table-cell>
          <table:table-cell office:value-type="float" office:value="1.3001720905304" calcext:value-type="float">
            <text:p>1.3001720905304</text:p>
          </table:table-cell>
          <table:table-cell office:value-type="float" office:value="1.33678126335144" calcext:value-type="float">
            <text:p>1.33678126335144</text:p>
          </table:table-cell>
          <table:table-cell office:value-type="float" office:value="1.36222398281097" calcext:value-type="float">
            <text:p>1.36222398281097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32221186161041" calcext:value-type="float">
            <text:p>1.32221186161041</text:p>
          </table:table-cell>
          <table:table-cell office:value-type="float" office:value="1.38420724868774" calcext:value-type="float">
            <text:p>1.38420724868774</text:p>
          </table:table-cell>
          <table:table-cell office:value-type="float" office:value="1.42542850971222" calcext:value-type="float">
            <text:p>1.42542850971222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19755363464355" calcext:value-type="float">
            <text:p>1.19755363464355</text:p>
          </table:table-cell>
          <table:table-cell office:value-type="float" office:value="1.37373411655426" calcext:value-type="float">
            <text:p>1.37373411655426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9156198501587" calcext:value-type="float">
            <text:p>1.39156198501587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73162078857" calcext:value-type="float">
            <text:p>1.3407316207885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27481138706207" calcext:value-type="float">
            <text:p>1.27481138706207</text:p>
          </table:table-cell>
          <table:table-cell office:value-type="float" office:value="1.20008981227875" calcext:value-type="float">
            <text:p>1.20008981227875</text:p>
          </table:table-cell>
          <table:table-cell office:value-type="float" office:value="1.38628900051117" calcext:value-type="float">
            <text:p>1.38628900051117</text:p>
          </table:table-cell>
          <table:table-cell office:value-type="float" office:value="1.28542852401733" calcext:value-type="float">
            <text:p>1.28542852401733</text:p>
          </table:table-cell>
          <table:table-cell office:value-type="float" office:value="1.32596075534821" calcext:value-type="float">
            <text:p>1.32596075534821</text:p>
          </table:table-cell>
          <table:table-cell office:value-type="float" office:value="1.44430375099182" calcext:value-type="float">
            <text:p>1.44430375099182</text:p>
          </table:table-cell>
          <table:table-cell office:value-type="float" office:value="1.35535287857056" calcext:value-type="float">
            <text:p>1.35535287857056</text:p>
          </table:table-cell>
          <table:table-cell office:value-type="float" office:value="1.38749933242798" calcext:value-type="float">
            <text:p>1.38749933242798</text:p>
          </table:table-cell>
          <table:table-cell office:value-type="float" office:value="1.28913056850433" calcext:value-type="float">
            <text:p>1.28913056850433</text:p>
          </table:table-cell>
          <table:table-cell office:value-type="float" office:value="1.4338995218277" calcext:value-type="float">
            <text:p>1.4338995218277</text:p>
          </table:table-cell>
          <table:table-cell office:value-type="float" office:value="1.31912267208099" calcext:value-type="float">
            <text:p>1.31912267208099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6456644535065" calcext:value-type="float">
            <text:p>1.36456644535065</text:p>
          </table:table-cell>
          <table:table-cell office:value-type="float" office:value="1.36361193656921" calcext:value-type="float">
            <text:p>1.36361193656921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464617729187" calcext:value-type="float">
            <text:p>1.346461772918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090106964111" calcext:value-type="float">
            <text:p>1.41090106964111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42592716217041" calcext:value-type="float">
            <text:p>1.4259271621704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11" calcext:value-type="float">
            <text:p>1.2911</text:p>
          </table:table-cell>
          <table:table-cell office:value-type="float" office:value="1.3042" calcext:value-type="float">
            <text:p>1.3042</text:p>
          </table:table-cell>
          <table:table-cell office:value-type="float" office:value="1.4604" calcext:value-type="float">
            <text:p>1.4604</text:p>
          </table:table-cell>
          <table:table-cell office:value-type="float" office:value="0.923" calcext:value-type="float">
            <text:p>0.923</text:p>
          </table:table-cell>
          <table:table-cell office:value-type="float" office:value="1.30238914489746" calcext:value-type="float">
            <text:p>1.30238914489746</text:p>
          </table:table-cell>
          <table:table-cell office:value-type="float" office:value="1.36261057853699" calcext:value-type="float">
            <text:p>1.36261057853699</text:p>
          </table:table-cell>
          <table:table-cell office:value-type="float" office:value="0.952428460121155" calcext:value-type="float">
            <text:p>0.952428460121155</text:p>
          </table:table-cell>
          <table:table-cell office:value-type="float" office:value="1.27243757247925" calcext:value-type="float">
            <text:p>1.27243757247925</text:p>
          </table:table-cell>
          <table:table-cell office:value-type="float" office:value="1.40201389789581" calcext:value-type="float">
            <text:p>1.40201389789581</text:p>
          </table:table-cell>
          <table:table-cell office:value-type="float" office:value="1.35867536067963" calcext:value-type="float">
            <text:p>1.35867536067963</text:p>
          </table:table-cell>
          <table:table-cell office:value-type="float" office:value="1.38341796398163" calcext:value-type="float">
            <text:p>1.38341796398163</text:p>
          </table:table-cell>
          <table:table-cell office:value-type="float" office:value="1.27319145202637" calcext:value-type="float">
            <text:p>1.27319145202637</text:p>
          </table:table-cell>
          <table:table-cell office:value-type="float" office:value="1.30924546718597" calcext:value-type="float">
            <text:p>1.30924546718597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46038949489594" calcext:value-type="float">
            <text:p>1.46038949489594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3172762393951" calcext:value-type="float">
            <text:p>1.33172762393951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40311574935913" calcext:value-type="float">
            <text:p>1.40311574935913</text:p>
          </table:table-cell>
          <table:table-cell office:value-type="float" office:value="1.35840106010437" calcext:value-type="float">
            <text:p>1.35840106010437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44089365005493" calcext:value-type="float">
            <text:p>1.44089365005493</text:p>
          </table:table-cell>
          <table:table-cell table:number-columns-repeated="1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11" calcext:value-type="float">
            <text:p>1.2911</text:p>
          </table:table-cell>
          <table:table-cell office:value-type="float" office:value="1.3042" calcext:value-type="float">
            <text:p>1.3042</text:p>
          </table:table-cell>
          <table:table-cell office:value-type="float" office:value="1.4604" calcext:value-type="float">
            <text:p>1.4604</text:p>
          </table:table-cell>
          <table:table-cell office:value-type="float" office:value="0.923" calcext:value-type="float">
            <text:p>0.923</text:p>
          </table:table-cell>
          <table:table-cell office:value-type="float" office:value="1.30238914489746" calcext:value-type="float">
            <text:p>1.30238914489746</text:p>
          </table:table-cell>
          <table:table-cell office:value-type="float" office:value="1.36261057853699" calcext:value-type="float">
            <text:p>1.36261057853699</text:p>
          </table:table-cell>
          <table:table-cell office:value-type="float" office:value="0.952428460121155" calcext:value-type="float">
            <text:p>0.952428460121155</text:p>
          </table:table-cell>
          <table:table-cell office:value-type="float" office:value="1.27243757247925" calcext:value-type="float">
            <text:p>1.27243757247925</text:p>
          </table:table-cell>
          <table:table-cell office:value-type="float" office:value="1.40201389789581" calcext:value-type="float">
            <text:p>1.40201389789581</text:p>
          </table:table-cell>
          <table:table-cell office:value-type="float" office:value="1.35867536067963" calcext:value-type="float">
            <text:p>1.35867536067963</text:p>
          </table:table-cell>
          <table:table-cell office:value-type="float" office:value="1.38341796398163" calcext:value-type="float">
            <text:p>1.38341796398163</text:p>
          </table:table-cell>
          <table:table-cell office:value-type="float" office:value="1.27319145202637" calcext:value-type="float">
            <text:p>1.27319145202637</text:p>
          </table:table-cell>
          <table:table-cell office:value-type="float" office:value="1.30924546718597" calcext:value-type="float">
            <text:p>1.30924546718597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46038949489594" calcext:value-type="float">
            <text:p>1.46038949489594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3172762393951" calcext:value-type="float">
            <text:p>1.33172762393951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40311574935913" calcext:value-type="float">
            <text:p>1.40311574935913</text:p>
          </table:table-cell>
          <table:table-cell office:value-type="float" office:value="1.35840106010437" calcext:value-type="float">
            <text:p>1.35840106010437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44089365005493" calcext:value-type="float">
            <text:p>1.44089365005493</text:p>
          </table:table-cell>
          <table:table-cell table:number-columns-repeated="1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601" calcext:value-type="float">
            <text:p>1.2601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4595" calcext:value-type="float">
            <text:p>1.4595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7768268585205" calcext:value-type="float">
            <text:p>1.37768268585205</text:p>
          </table:table-cell>
          <table:table-cell office:value-type="float" office:value="1.32893896102905" calcext:value-type="float">
            <text:p>1.32893896102905</text:p>
          </table:table-cell>
          <table:table-cell office:value-type="float" office:value="1.30160975456238" calcext:value-type="float">
            <text:p>1.30160975456238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0327272415161" calcext:value-type="float">
            <text:p>1.30327272415161</text:p>
          </table:table-cell>
          <table:table-cell office:value-type="float" office:value="1.26924359798431" calcext:value-type="float">
            <text:p>1.26924359798431</text:p>
          </table:table-cell>
          <table:table-cell office:value-type="float" office:value="1.31116914749146" calcext:value-type="float">
            <text:p>1.31116914749146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7050805091858" calcext:value-type="float">
            <text:p>1.27050805091858</text:p>
          </table:table-cell>
          <table:table-cell office:value-type="float" office:value="1.45951056480408" calcext:value-type="float">
            <text:p>1.45951056480408</text:p>
          </table:table-cell>
          <table:table-cell office:value-type="float" office:value="1.04030644893646" calcext:value-type="float">
            <text:p>1.04030644893646</text:p>
          </table:table-cell>
          <table:table-cell office:value-type="float" office:value="1.26639652252197" calcext:value-type="float">
            <text:p>1.26639652252197</text:p>
          </table:table-cell>
          <table:table-cell office:value-type="float" office:value="1.25721001625061" calcext:value-type="float">
            <text:p>1.25721001625061</text:p>
          </table:table-cell>
          <table:table-cell office:value-type="float" office:value="1.37935364246368" calcext:value-type="float">
            <text:p>1.37935364246368</text:p>
          </table:table-cell>
          <table:table-cell office:value-type="float" office:value="1.31557750701904" calcext:value-type="float">
            <text:p>1.3155775070190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4113051891327" calcext:value-type="float">
            <text:p>1.44113051891327</text:p>
          </table:table-cell>
          <table:table-cell office:value-type="float" office:value="1.32750999927521" calcext:value-type="float">
            <text:p>1.32750999927521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9663434028625" calcext:value-type="float">
            <text:p>1.39663434028625</text:p>
          </table:table-cell>
          <table:table-cell office:value-type="float" office:value="1.30469131469727" calcext:value-type="float">
            <text:p>1.30469131469727</text:p>
          </table:table-cell>
          <table:table-cell office:value-type="float" office:value="1.25722086429596" calcext:value-type="float">
            <text:p>1.25722086429596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41363883018494" calcext:value-type="float">
            <text:p>1.41363883018494</text:p>
          </table:table-cell>
          <table:table-cell office:value-type="float" office:value="1.39156746864319" calcext:value-type="float">
            <text:p>1.39156746864319</text:p>
          </table:table-cell>
          <table:table-cell office:value-type="float" office:value="1.44235038757324" calcext:value-type="float">
            <text:p>1.442350387573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1654605865479" calcext:value-type="float">
            <text:p>1.21654605865479</text:p>
          </table:table-cell>
          <table:table-cell office:value-type="float" office:value="1.25169479846954" calcext:value-type="float">
            <text:p>1.25169479846954</text:p>
          </table:table-cell>
          <table:table-cell office:value-type="float" office:value="1.36453795433044" calcext:value-type="float">
            <text:p>1.36453795433044</text:p>
          </table:table-cell>
          <table:table-cell office:value-type="float" office:value="1.30980658531189" calcext:value-type="float">
            <text:p>1.30980658531189</text:p>
          </table:table-cell>
          <table:table-cell office:value-type="float" office:value="1.24934434890747" calcext:value-type="float">
            <text:p>1.24934434890747</text:p>
          </table:table-cell>
          <table:table-cell office:value-type="float" office:value="1.4062579870224" calcext:value-type="float">
            <text:p>1.4062579870224</text:p>
          </table:table-cell>
          <table:table-cell office:value-type="float" office:value="1.35716676712036" calcext:value-type="float">
            <text:p>1.35716676712036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55" calcext:value-type="float">
            <text:p>1.4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23636078834534" calcext:value-type="float">
            <text:p>1.23636078834534</text:p>
          </table:table-cell>
          <table:table-cell office:value-type="float" office:value="1.11561942100525" calcext:value-type="float">
            <text:p>1.11561942100525</text:p>
          </table:table-cell>
          <table:table-cell office:value-type="float" office:value="1.3744775056839" calcext:value-type="float">
            <text:p>1.3744775056839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35653591156006" calcext:value-type="float">
            <text:p>1.35653591156006</text:p>
          </table:table-cell>
          <table:table-cell office:value-type="float" office:value="1.40275621414185" calcext:value-type="float">
            <text:p>1.40275621414185</text:p>
          </table:table-cell>
          <table:table-cell office:value-type="float" office:value="1.2979793548584" calcext:value-type="float">
            <text:p>1.2979793548584</text:p>
          </table:table-cell>
          <table:table-cell office:value-type="float" office:value="1.4133608341217" calcext:value-type="float">
            <text:p>1.413360834121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947852611542" calcext:value-type="float">
            <text:p>1.429478526115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3917328119278" calcext:value-type="float">
            <text:p>1.3917328119278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31331634521484" calcext:value-type="float">
            <text:p>1.31331634521484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36518287658691" calcext:value-type="float">
            <text:p>1.36518287658691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052736759186" calcext:value-type="float">
            <text:p>1.39052736759186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39076817035675" calcext:value-type="float">
            <text:p>1.39076817035675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33326458930969" calcext:value-type="float">
            <text:p>1.33326458930969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55" calcext:value-type="float">
            <text:p>1.4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23636078834534" calcext:value-type="float">
            <text:p>1.23636078834534</text:p>
          </table:table-cell>
          <table:table-cell office:value-type="float" office:value="1.11561942100525" calcext:value-type="float">
            <text:p>1.11561942100525</text:p>
          </table:table-cell>
          <table:table-cell office:value-type="float" office:value="1.3744775056839" calcext:value-type="float">
            <text:p>1.3744775056839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35653591156006" calcext:value-type="float">
            <text:p>1.35653591156006</text:p>
          </table:table-cell>
          <table:table-cell office:value-type="float" office:value="1.40275621414185" calcext:value-type="float">
            <text:p>1.40275621414185</text:p>
          </table:table-cell>
          <table:table-cell office:value-type="float" office:value="1.2979793548584" calcext:value-type="float">
            <text:p>1.2979793548584</text:p>
          </table:table-cell>
          <table:table-cell office:value-type="float" office:value="1.4133608341217" calcext:value-type="float">
            <text:p>1.413360834121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947852611542" calcext:value-type="float">
            <text:p>1.429478526115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3917328119278" calcext:value-type="float">
            <text:p>1.3917328119278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31331634521484" calcext:value-type="float">
            <text:p>1.31331634521484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36518287658691" calcext:value-type="float">
            <text:p>1.36518287658691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052736759186" calcext:value-type="float">
            <text:p>1.39052736759186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39076817035675" calcext:value-type="float">
            <text:p>1.39076817035675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33326458930969" calcext:value-type="float">
            <text:p>1.33326458930969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55" calcext:value-type="float">
            <text:p>1.4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23636078834534" calcext:value-type="float">
            <text:p>1.23636078834534</text:p>
          </table:table-cell>
          <table:table-cell office:value-type="float" office:value="1.11561942100525" calcext:value-type="float">
            <text:p>1.11561942100525</text:p>
          </table:table-cell>
          <table:table-cell office:value-type="float" office:value="1.3744775056839" calcext:value-type="float">
            <text:p>1.3744775056839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35653591156006" calcext:value-type="float">
            <text:p>1.35653591156006</text:p>
          </table:table-cell>
          <table:table-cell office:value-type="float" office:value="1.40275621414185" calcext:value-type="float">
            <text:p>1.40275621414185</text:p>
          </table:table-cell>
          <table:table-cell office:value-type="float" office:value="1.2979793548584" calcext:value-type="float">
            <text:p>1.2979793548584</text:p>
          </table:table-cell>
          <table:table-cell office:value-type="float" office:value="1.4133608341217" calcext:value-type="float">
            <text:p>1.413360834121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947852611542" calcext:value-type="float">
            <text:p>1.429478526115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3917328119278" calcext:value-type="float">
            <text:p>1.3917328119278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31331634521484" calcext:value-type="float">
            <text:p>1.31331634521484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36518287658691" calcext:value-type="float">
            <text:p>1.36518287658691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052736759186" calcext:value-type="float">
            <text:p>1.39052736759186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39076817035675" calcext:value-type="float">
            <text:p>1.39076817035675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33326458930969" calcext:value-type="float">
            <text:p>1.33326458930969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55" calcext:value-type="float">
            <text:p>1.4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3746409416199" calcext:value-type="float">
            <text:p>1.3374640941619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23636078834534" calcext:value-type="float">
            <text:p>1.23636078834534</text:p>
          </table:table-cell>
          <table:table-cell office:value-type="float" office:value="1.11561942100525" calcext:value-type="float">
            <text:p>1.11561942100525</text:p>
          </table:table-cell>
          <table:table-cell office:value-type="float" office:value="1.3744775056839" calcext:value-type="float">
            <text:p>1.3744775056839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35653591156006" calcext:value-type="float">
            <text:p>1.35653591156006</text:p>
          </table:table-cell>
          <table:table-cell office:value-type="float" office:value="1.40275621414185" calcext:value-type="float">
            <text:p>1.40275621414185</text:p>
          </table:table-cell>
          <table:table-cell office:value-type="float" office:value="1.2979793548584" calcext:value-type="float">
            <text:p>1.2979793548584</text:p>
          </table:table-cell>
          <table:table-cell office:value-type="float" office:value="1.4133608341217" calcext:value-type="float">
            <text:p>1.413360834121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2947852611542" calcext:value-type="float">
            <text:p>1.429478526115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3917328119278" calcext:value-type="float">
            <text:p>1.3917328119278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31331634521484" calcext:value-type="float">
            <text:p>1.31331634521484</text:p>
          </table:table-cell>
          <table:table-cell office:value-type="float" office:value="1.36458921432495" calcext:value-type="float">
            <text:p>1.36458921432495</text:p>
          </table:table-cell>
          <table:table-cell office:value-type="float" office:value="1.39638781547546" calcext:value-type="float">
            <text:p>1.39638781547546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36518287658691" calcext:value-type="float">
            <text:p>1.36518287658691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112948417664" calcext:value-type="float">
            <text:p>1.40112948417664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052736759186" calcext:value-type="float">
            <text:p>1.39052736759186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29374694824219" calcext:value-type="float">
            <text:p>1.29374694824219</text:p>
          </table:table-cell>
          <table:table-cell office:value-type="float" office:value="1.39076817035675" calcext:value-type="float">
            <text:p>1.39076817035675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40867042541504" calcext:value-type="float">
            <text:p>1.40867042541504</text:p>
          </table:table-cell>
          <table:table-cell office:value-type="float" office:value="1.28941226005554" calcext:value-type="float">
            <text:p>1.28941226005554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17250454425812" calcext:value-type="float">
            <text:p>1.17250454425812</text:p>
          </table:table-cell>
          <table:table-cell office:value-type="float" office:value="1.33326458930969" calcext:value-type="float">
            <text:p>1.33326458930969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39903998374939" calcext:value-type="float">
            <text:p>1.39903998374939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9849519729614" calcext:value-type="float">
            <text:p>1.39849519729614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518" calcext:value-type="float">
            <text:p>1.4518</text:p>
          </table:table-cell>
          <table:table-cell office:value-type="float" office:value="0.9758" calcext:value-type="float">
            <text:p>0.9758</text:p>
          </table:table-cell>
          <table:table-cell office:value-type="float" office:value="1.38087177276611" calcext:value-type="float">
            <text:p>1.38087177276611</text:p>
          </table:table-cell>
          <table:table-cell office:value-type="float" office:value="1.40919840335846" calcext:value-type="float">
            <text:p>1.40919840335846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28955280780792" calcext:value-type="float">
            <text:p>1.28955280780792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6832988262177" calcext:value-type="float">
            <text:p>1.36832988262177</text:p>
          </table:table-cell>
          <table:table-cell office:value-type="float" office:value="1.32715058326721" calcext:value-type="float">
            <text:p>1.327150583267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31080389022827" calcext:value-type="float">
            <text:p>1.31080389022827</text:p>
          </table:table-cell>
          <table:table-cell office:value-type="float" office:value="0.975819766521454" calcext:value-type="float">
            <text:p>0.975819766521454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583756446838" calcext:value-type="float">
            <text:p>1.37583756446838</text:p>
          </table:table-cell>
          <table:table-cell office:value-type="float" office:value="1.3938854932785" calcext:value-type="float">
            <text:p>1.393885493278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231451034546" calcext:value-type="float">
            <text:p>1.31231451034546</text:p>
          </table:table-cell>
          <table:table-cell office:value-type="float" office:value="1.33320152759552" calcext:value-type="float">
            <text:p>1.3332015275955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45013797283173" calcext:value-type="float">
            <text:p>1.4501379728317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0498838424683" calcext:value-type="float">
            <text:p>1.30498838424683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35575425624847" calcext:value-type="float">
            <text:p>1.35575425624847</text:p>
          </table:table-cell>
          <table:table-cell office:value-type="float" office:value="1.25653266906738" calcext:value-type="float">
            <text:p>1.25653266906738</text:p>
          </table:table-cell>
          <table:table-cell office:value-type="float" office:value="1.03559720516205" calcext:value-type="float">
            <text:p>1.03559720516205</text:p>
          </table:table-cell>
          <table:table-cell office:value-type="float" office:value="1.3452433347702" calcext:value-type="float">
            <text:p>1.3452433347702</text:p>
          </table:table-cell>
          <table:table-cell office:value-type="float" office:value="1.28135240077972" calcext:value-type="float">
            <text:p>1.28135240077972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518" calcext:value-type="float">
            <text:p>1.4518</text:p>
          </table:table-cell>
          <table:table-cell office:value-type="float" office:value="0.9758" calcext:value-type="float">
            <text:p>0.9758</text:p>
          </table:table-cell>
          <table:table-cell office:value-type="float" office:value="1.38087177276611" calcext:value-type="float">
            <text:p>1.38087177276611</text:p>
          </table:table-cell>
          <table:table-cell office:value-type="float" office:value="1.40919840335846" calcext:value-type="float">
            <text:p>1.40919840335846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28955280780792" calcext:value-type="float">
            <text:p>1.28955280780792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6832988262177" calcext:value-type="float">
            <text:p>1.36832988262177</text:p>
          </table:table-cell>
          <table:table-cell office:value-type="float" office:value="1.32715058326721" calcext:value-type="float">
            <text:p>1.327150583267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31080389022827" calcext:value-type="float">
            <text:p>1.31080389022827</text:p>
          </table:table-cell>
          <table:table-cell office:value-type="float" office:value="0.975819766521454" calcext:value-type="float">
            <text:p>0.975819766521454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583756446838" calcext:value-type="float">
            <text:p>1.37583756446838</text:p>
          </table:table-cell>
          <table:table-cell office:value-type="float" office:value="1.3938854932785" calcext:value-type="float">
            <text:p>1.393885493278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231451034546" calcext:value-type="float">
            <text:p>1.31231451034546</text:p>
          </table:table-cell>
          <table:table-cell office:value-type="float" office:value="1.33320152759552" calcext:value-type="float">
            <text:p>1.3332015275955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45013797283173" calcext:value-type="float">
            <text:p>1.4501379728317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0498838424683" calcext:value-type="float">
            <text:p>1.30498838424683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35575425624847" calcext:value-type="float">
            <text:p>1.35575425624847</text:p>
          </table:table-cell>
          <table:table-cell office:value-type="float" office:value="1.25653266906738" calcext:value-type="float">
            <text:p>1.25653266906738</text:p>
          </table:table-cell>
          <table:table-cell office:value-type="float" office:value="1.03559720516205" calcext:value-type="float">
            <text:p>1.03559720516205</text:p>
          </table:table-cell>
          <table:table-cell office:value-type="float" office:value="1.3452433347702" calcext:value-type="float">
            <text:p>1.3452433347702</text:p>
          </table:table-cell>
          <table:table-cell office:value-type="float" office:value="1.28135240077972" calcext:value-type="float">
            <text:p>1.28135240077972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518" calcext:value-type="float">
            <text:p>1.4518</text:p>
          </table:table-cell>
          <table:table-cell office:value-type="float" office:value="0.9758" calcext:value-type="float">
            <text:p>0.9758</text:p>
          </table:table-cell>
          <table:table-cell office:value-type="float" office:value="1.38087177276611" calcext:value-type="float">
            <text:p>1.38087177276611</text:p>
          </table:table-cell>
          <table:table-cell office:value-type="float" office:value="1.40919840335846" calcext:value-type="float">
            <text:p>1.40919840335846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28955280780792" calcext:value-type="float">
            <text:p>1.28955280780792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6832988262177" calcext:value-type="float">
            <text:p>1.36832988262177</text:p>
          </table:table-cell>
          <table:table-cell office:value-type="float" office:value="1.32715058326721" calcext:value-type="float">
            <text:p>1.327150583267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31080389022827" calcext:value-type="float">
            <text:p>1.31080389022827</text:p>
          </table:table-cell>
          <table:table-cell office:value-type="float" office:value="0.975819766521454" calcext:value-type="float">
            <text:p>0.975819766521454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583756446838" calcext:value-type="float">
            <text:p>1.37583756446838</text:p>
          </table:table-cell>
          <table:table-cell office:value-type="float" office:value="1.3938854932785" calcext:value-type="float">
            <text:p>1.393885493278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231451034546" calcext:value-type="float">
            <text:p>1.31231451034546</text:p>
          </table:table-cell>
          <table:table-cell office:value-type="float" office:value="1.33320152759552" calcext:value-type="float">
            <text:p>1.3332015275955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45013797283173" calcext:value-type="float">
            <text:p>1.4501379728317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0498838424683" calcext:value-type="float">
            <text:p>1.30498838424683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35575425624847" calcext:value-type="float">
            <text:p>1.35575425624847</text:p>
          </table:table-cell>
          <table:table-cell office:value-type="float" office:value="1.25653266906738" calcext:value-type="float">
            <text:p>1.25653266906738</text:p>
          </table:table-cell>
          <table:table-cell office:value-type="float" office:value="1.03559720516205" calcext:value-type="float">
            <text:p>1.03559720516205</text:p>
          </table:table-cell>
          <table:table-cell office:value-type="float" office:value="1.3452433347702" calcext:value-type="float">
            <text:p>1.3452433347702</text:p>
          </table:table-cell>
          <table:table-cell office:value-type="float" office:value="1.28135240077972" calcext:value-type="float">
            <text:p>1.28135240077972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518" calcext:value-type="float">
            <text:p>1.4518</text:p>
          </table:table-cell>
          <table:table-cell office:value-type="float" office:value="0.9758" calcext:value-type="float">
            <text:p>0.9758</text:p>
          </table:table-cell>
          <table:table-cell office:value-type="float" office:value="1.38087177276611" calcext:value-type="float">
            <text:p>1.38087177276611</text:p>
          </table:table-cell>
          <table:table-cell office:value-type="float" office:value="1.40919840335846" calcext:value-type="float">
            <text:p>1.40919840335846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28955280780792" calcext:value-type="float">
            <text:p>1.28955280780792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6832988262177" calcext:value-type="float">
            <text:p>1.36832988262177</text:p>
          </table:table-cell>
          <table:table-cell office:value-type="float" office:value="1.32715058326721" calcext:value-type="float">
            <text:p>1.3271505832672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631760597229" calcext:value-type="float">
            <text:p>1.26631760597229</text:p>
          </table:table-cell>
          <table:table-cell office:value-type="float" office:value="1.31080389022827" calcext:value-type="float">
            <text:p>1.31080389022827</text:p>
          </table:table-cell>
          <table:table-cell office:value-type="float" office:value="0.975819766521454" calcext:value-type="float">
            <text:p>0.975819766521454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583756446838" calcext:value-type="float">
            <text:p>1.37583756446838</text:p>
          </table:table-cell>
          <table:table-cell office:value-type="float" office:value="1.3938854932785" calcext:value-type="float">
            <text:p>1.393885493278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231451034546" calcext:value-type="float">
            <text:p>1.31231451034546</text:p>
          </table:table-cell>
          <table:table-cell office:value-type="float" office:value="1.33320152759552" calcext:value-type="float">
            <text:p>1.3332015275955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45013797283173" calcext:value-type="float">
            <text:p>1.45013797283173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0498838424683" calcext:value-type="float">
            <text:p>1.30498838424683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35575425624847" calcext:value-type="float">
            <text:p>1.35575425624847</text:p>
          </table:table-cell>
          <table:table-cell office:value-type="float" office:value="1.25653266906738" calcext:value-type="float">
            <text:p>1.25653266906738</text:p>
          </table:table-cell>
          <table:table-cell office:value-type="float" office:value="1.03559720516205" calcext:value-type="float">
            <text:p>1.03559720516205</text:p>
          </table:table-cell>
          <table:table-cell office:value-type="float" office:value="1.3452433347702" calcext:value-type="float">
            <text:p>1.3452433347702</text:p>
          </table:table-cell>
          <table:table-cell office:value-type="float" office:value="1.28135240077972" calcext:value-type="float">
            <text:p>1.28135240077972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31" calcext:value-type="float">
            <text:p>1.3231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12461566925" calcext:value-type="float">
            <text:p>1.3112461566925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421750068665" calcext:value-type="float">
            <text:p>1.3842175006866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7830519676209" calcext:value-type="float">
            <text:p>1.37830519676209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391015052795" calcext:value-type="float">
            <text:p>1.41391015052795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42267382144928" calcext:value-type="float">
            <text:p>1.42267382144928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3687617778778" calcext:value-type="float">
            <text:p>1.43687617778778</text:p>
          </table:table-cell>
          <table:table-cell office:value-type="float" office:value="1.33456861972809" calcext:value-type="float">
            <text:p>1.33456861972809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23737108707428" calcext:value-type="float">
            <text:p>1.23737108707428</text:p>
          </table:table-cell>
          <table:table-cell office:value-type="float" office:value="1.43500089645386" calcext:value-type="float">
            <text:p>1.43500089645386</text:p>
          </table:table-cell>
          <table:table-cell office:value-type="float" office:value="1.38406801223755" calcext:value-type="float">
            <text:p>1.38406801223755</text:p>
          </table:table-cell>
          <table:table-cell office:value-type="float" office:value="1.27267801761627" calcext:value-type="float">
            <text:p>1.27267801761627</text:p>
          </table:table-cell>
          <table:table-cell office:value-type="float" office:value="1.22507321834564" calcext:value-type="float">
            <text:p>1.22507321834564</text:p>
          </table:table-cell>
          <table:table-cell office:value-type="float" office:value="1.28970527648926" calcext:value-type="float">
            <text:p>1.28970527648926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0689289569855" calcext:value-type="float">
            <text:p>1.40689289569855</text:p>
          </table:table-cell>
          <table:table-cell office:value-type="float" office:value="1.43144690990448" calcext:value-type="float">
            <text:p>1.43144690990448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1588032245636" calcext:value-type="float">
            <text:p>1.41588032245636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7412750720978" calcext:value-type="float">
            <text:p>1.37412750720978</text:p>
          </table:table-cell>
          <table:table-cell office:value-type="float" office:value="1.38627803325653" calcext:value-type="float">
            <text:p>1.38627803325653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10498213768005" calcext:value-type="float">
            <text:p>1.10498213768005</text:p>
          </table:table-cell>
          <table:table-cell office:value-type="float" office:value="1.30871522426605" calcext:value-type="float">
            <text:p>1.30871522426605</text:p>
          </table:table-cell>
          <table:table-cell office:value-type="float" office:value="1.39271891117096" calcext:value-type="float">
            <text:p>1.3927189111709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5114076137543" calcext:value-type="float">
            <text:p>1.4511407613754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768743515015" calcext:value-type="float">
            <text:p>1.14768743515015</text:p>
          </table:table-cell>
          <table:table-cell office:value-type="float" office:value="1.41569173336029" calcext:value-type="float">
            <text:p>1.41569173336029</text:p>
          </table:table-cell>
          <table:table-cell office:value-type="float" office:value="1.30459213256836" calcext:value-type="float">
            <text:p>1.30459213256836</text:p>
          </table:table-cell>
          <table:table-cell office:value-type="float" office:value="1.2449688911438" calcext:value-type="float">
            <text:p>1.2449688911438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38165557384491" calcext:value-type="float">
            <text:p>1.38165557384491</text:p>
          </table:table-cell>
          <table:table-cell office:value-type="float" office:value="1.31378555297852" calcext:value-type="float">
            <text:p>1.31378555297852</text:p>
          </table:table-cell>
          <table:table-cell office:value-type="float" office:value="1.43660318851471" calcext:value-type="float">
            <text:p>1.43660318851471</text:p>
          </table:table-cell>
          <table:table-cell office:value-type="float" office:value="1.34579372406006" calcext:value-type="float">
            <text:p>1.34579372406006</text:p>
          </table:table-cell>
          <table:table-cell office:value-type="float" office:value="1.3156681060791" calcext:value-type="float">
            <text:p>1.3156681060791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48" calcext:value-type="float">
            <text:p>1.2948</text:p>
          </table:table-cell>
          <table:table-cell office:value-type="float" office:value="1.3399" calcext:value-type="float">
            <text:p>1.3399</text:p>
          </table:table-cell>
          <table:table-cell office:value-type="float" office:value="1.449" calcext:value-type="float">
            <text:p>1.44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6207637786865" calcext:value-type="float">
            <text:p>1.26207637786865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5031080245972" calcext:value-type="float">
            <text:p>1.3503108024597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29015743732452" calcext:value-type="float">
            <text:p>1.29015743732452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9474499225616" calcext:value-type="float">
            <text:p>1.3947449922561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1045913696289" calcext:value-type="float">
            <text:p>1.31045913696289</text:p>
          </table:table-cell>
          <table:table-cell office:value-type="float" office:value="1.28523015975952" calcext:value-type="float">
            <text:p>1.28523015975952</text:p>
          </table:table-cell>
          <table:table-cell office:value-type="float" office:value="1.34149825572968" calcext:value-type="float">
            <text:p>1.34149825572968</text:p>
          </table:table-cell>
          <table:table-cell office:value-type="float" office:value="1.39595711231232" calcext:value-type="float">
            <text:p>1.3959571123123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9359724521637" calcext:value-type="float">
            <text:p>1.39359724521637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2526888847351" calcext:value-type="float">
            <text:p>1.42526888847351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890192985535" calcext:value-type="float">
            <text:p>1.40890192985535</text:p>
          </table:table-cell>
          <table:table-cell office:value-type="float" office:value="1.39030110836029" calcext:value-type="float">
            <text:p>1.39030110836029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991348743439" calcext:value-type="float">
            <text:p>1.33991348743439</text:p>
          </table:table-cell>
          <table:table-cell office:value-type="float" office:value="1.44897556304932" calcext:value-type="float">
            <text:p>1.44897556304932</text:p>
          </table:table-cell>
          <table:table-cell office:value-type="float" office:value="1.41113615036011" calcext:value-type="float">
            <text:p>1.41113615036011</text:p>
          </table:table-cell>
          <table:table-cell office:value-type="float" office:value="1.27802205085754" calcext:value-type="float">
            <text:p>1.27802205085754</text:p>
          </table:table-cell>
          <table:table-cell office:value-type="float" office:value="1.25609612464905" calcext:value-type="float">
            <text:p>1.25609612464905</text:p>
          </table:table-cell>
          <table:table-cell office:value-type="float" office:value="1.44225096702576" calcext:value-type="float">
            <text:p>1.4422509670257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1.3105081319809" calcext:value-type="float">
            <text:p>1.3105081319809</text:p>
          </table:table-cell>
          <table:table-cell office:value-type="float" office:value="1.38923931121826" calcext:value-type="float">
            <text:p>1.38923931121826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0.987135887145996" calcext:value-type="float">
            <text:p>0.9871358871459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4838616847992" calcext:value-type="float">
            <text:p>1.34838616847992</text:p>
          </table:table-cell>
          <table:table-cell office:value-type="float" office:value="1.32880508899689" calcext:value-type="float">
            <text:p>1.32880508899689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948" calcext:value-type="float">
            <text:p>1.2948</text:p>
          </table:table-cell>
          <table:table-cell office:value-type="float" office:value="1.3399" calcext:value-type="float">
            <text:p>1.3399</text:p>
          </table:table-cell>
          <table:table-cell office:value-type="float" office:value="1.449" calcext:value-type="float">
            <text:p>1.44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3230072259903" calcext:value-type="float">
            <text:p>1.3230072259903</text:p>
          </table:table-cell>
          <table:table-cell office:value-type="float" office:value="1.34106659889221" calcext:value-type="float">
            <text:p>1.34106659889221</text:p>
          </table:table-cell>
          <table:table-cell office:value-type="float" office:value="1.26207637786865" calcext:value-type="float">
            <text:p>1.26207637786865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5031080245972" calcext:value-type="float">
            <text:p>1.3503108024597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451636791229" calcext:value-type="float">
            <text:p>1.37451636791229</text:p>
          </table:table-cell>
          <table:table-cell office:value-type="float" office:value="1.29015743732452" calcext:value-type="float">
            <text:p>1.29015743732452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9474499225616" calcext:value-type="float">
            <text:p>1.3947449922561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1045913696289" calcext:value-type="float">
            <text:p>1.31045913696289</text:p>
          </table:table-cell>
          <table:table-cell office:value-type="float" office:value="1.28523015975952" calcext:value-type="float">
            <text:p>1.28523015975952</text:p>
          </table:table-cell>
          <table:table-cell office:value-type="float" office:value="1.34149825572968" calcext:value-type="float">
            <text:p>1.34149825572968</text:p>
          </table:table-cell>
          <table:table-cell office:value-type="float" office:value="1.39595711231232" calcext:value-type="float">
            <text:p>1.3959571123123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9359724521637" calcext:value-type="float">
            <text:p>1.39359724521637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2526888847351" calcext:value-type="float">
            <text:p>1.42526888847351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890192985535" calcext:value-type="float">
            <text:p>1.40890192985535</text:p>
          </table:table-cell>
          <table:table-cell office:value-type="float" office:value="1.39030110836029" calcext:value-type="float">
            <text:p>1.39030110836029</text:p>
          </table:table-cell>
          <table:table-cell office:value-type="float" office:value="1.43178081512451" calcext:value-type="float">
            <text:p>1.43178081512451</text:p>
          </table:table-cell>
          <table:table-cell office:value-type="float" office:value="1.42368829250336" calcext:value-type="float">
            <text:p>1.42368829250336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991348743439" calcext:value-type="float">
            <text:p>1.33991348743439</text:p>
          </table:table-cell>
          <table:table-cell office:value-type="float" office:value="1.44897556304932" calcext:value-type="float">
            <text:p>1.44897556304932</text:p>
          </table:table-cell>
          <table:table-cell office:value-type="float" office:value="1.41113615036011" calcext:value-type="float">
            <text:p>1.41113615036011</text:p>
          </table:table-cell>
          <table:table-cell office:value-type="float" office:value="1.27802205085754" calcext:value-type="float">
            <text:p>1.27802205085754</text:p>
          </table:table-cell>
          <table:table-cell office:value-type="float" office:value="1.25609612464905" calcext:value-type="float">
            <text:p>1.25609612464905</text:p>
          </table:table-cell>
          <table:table-cell office:value-type="float" office:value="1.44225096702576" calcext:value-type="float">
            <text:p>1.44225096702576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1.3105081319809" calcext:value-type="float">
            <text:p>1.3105081319809</text:p>
          </table:table-cell>
          <table:table-cell office:value-type="float" office:value="1.38923931121826" calcext:value-type="float">
            <text:p>1.38923931121826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0.987135887145996" calcext:value-type="float">
            <text:p>0.9871358871459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4838616847992" calcext:value-type="float">
            <text:p>1.34838616847992</text:p>
          </table:table-cell>
          <table:table-cell office:value-type="float" office:value="1.32880508899689" calcext:value-type="float">
            <text:p>1.32880508899689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809" calcext:value-type="float">
            <text:p>1.2809</text:p>
          </table:table-cell>
          <table:table-cell office:value-type="float" office:value="1.4466" calcext:value-type="float">
            <text:p>1.446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3019721508026" calcext:value-type="float">
            <text:p>1.33019721508026</text:p>
          </table:table-cell>
          <table:table-cell office:value-type="float" office:value="1.39254677295685" calcext:value-type="float">
            <text:p>1.39254677295685</text:p>
          </table:table-cell>
          <table:table-cell office:value-type="float" office:value="1.42749047279358" calcext:value-type="float">
            <text:p>1.42749047279358</text:p>
          </table:table-cell>
          <table:table-cell office:value-type="float" office:value="1.41858780384064" calcext:value-type="float">
            <text:p>1.41858780384064</text:p>
          </table:table-cell>
          <table:table-cell office:value-type="float" office:value="1.24776077270508" calcext:value-type="float">
            <text:p>1.24776077270508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8003873825073" calcext:value-type="float">
            <text:p>1.38003873825073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1.22523331642151" calcext:value-type="float">
            <text:p>1.22523331642151</text:p>
          </table:table-cell>
          <table:table-cell office:value-type="float" office:value="1.13938903808594" calcext:value-type="float">
            <text:p>1.13938903808594</text:p>
          </table:table-cell>
          <table:table-cell office:value-type="float" office:value="1.39196288585663" calcext:value-type="float">
            <text:p>1.39196288585663</text:p>
          </table:table-cell>
          <table:table-cell office:value-type="float" office:value="1.27054715156555" calcext:value-type="float">
            <text:p>1.27054715156555</text:p>
          </table:table-cell>
          <table:table-cell office:value-type="float" office:value="1.36805880069733" calcext:value-type="float">
            <text:p>1.36805880069733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18572437763214" calcext:value-type="float">
            <text:p>1.18572437763214</text:p>
          </table:table-cell>
          <table:table-cell office:value-type="float" office:value="1.28292679786682" calcext:value-type="float">
            <text:p>1.28292679786682</text:p>
          </table:table-cell>
          <table:table-cell office:value-type="float" office:value="1.19805669784546" calcext:value-type="float">
            <text:p>1.19805669784546</text:p>
          </table:table-cell>
          <table:table-cell office:value-type="float" office:value="1.26991248130798" calcext:value-type="float">
            <text:p>1.26991248130798</text:p>
          </table:table-cell>
          <table:table-cell office:value-type="float" office:value="1.28093278408051" calcext:value-type="float">
            <text:p>1.28093278408051</text:p>
          </table:table-cell>
          <table:table-cell office:value-type="float" office:value="1.35568964481354" calcext:value-type="float">
            <text:p>1.35568964481354</text:p>
          </table:table-cell>
          <table:table-cell office:value-type="float" office:value="1.23838698863983" calcext:value-type="float">
            <text:p>1.23838698863983</text:p>
          </table:table-cell>
          <table:table-cell office:value-type="float" office:value="1.32737588882446" calcext:value-type="float">
            <text:p>1.32737588882446</text:p>
          </table:table-cell>
          <table:table-cell office:value-type="float" office:value="1.31237578392029" calcext:value-type="float">
            <text:p>1.31237578392029</text:p>
          </table:table-cell>
          <table:table-cell office:value-type="float" office:value="1.27308917045593" calcext:value-type="float">
            <text:p>1.27308917045593</text:p>
          </table:table-cell>
          <table:table-cell office:value-type="float" office:value="1.12897300720215" calcext:value-type="float">
            <text:p>1.12897300720215</text:p>
          </table:table-cell>
          <table:table-cell office:value-type="float" office:value="1.35630738735199" calcext:value-type="float">
            <text:p>1.35630738735199</text:p>
          </table:table-cell>
          <table:table-cell office:value-type="float" office:value="1.21638143062592" calcext:value-type="float">
            <text:p>1.21638143062592</text:p>
          </table:table-cell>
          <table:table-cell office:value-type="float" office:value="1.11520552635193" calcext:value-type="float">
            <text:p>1.11520552635193</text:p>
          </table:table-cell>
          <table:table-cell office:value-type="float" office:value="1.03474187850952" calcext:value-type="float">
            <text:p>1.03474187850952</text:p>
          </table:table-cell>
          <table:table-cell office:value-type="float" office:value="1.43741130828857" calcext:value-type="float">
            <text:p>1.43741130828857</text:p>
          </table:table-cell>
          <table:table-cell office:value-type="float" office:value="1.37660229206085" calcext:value-type="float">
            <text:p>1.37660229206085</text:p>
          </table:table-cell>
          <table:table-cell office:value-type="float" office:value="1.44658839702606" calcext:value-type="float">
            <text:p>1.44658839702606</text:p>
          </table:table-cell>
          <table:table-cell office:value-type="float" office:value="1.39088201522827" calcext:value-type="float">
            <text:p>1.39088201522827</text:p>
          </table:table-cell>
          <table:table-cell office:value-type="float" office:value="1.36127722263336" calcext:value-type="float">
            <text:p>1.36127722263336</text:p>
          </table:table-cell>
          <table:table-cell office:value-type="float" office:value="1.35967564582825" calcext:value-type="float">
            <text:p>1.35967564582825</text:p>
          </table:table-cell>
          <table:table-cell office:value-type="float" office:value="1.38746905326843" calcext:value-type="float">
            <text:p>1.38746905326843</text:p>
          </table:table-cell>
          <table:table-cell office:value-type="float" office:value="1.20916092395782" calcext:value-type="float">
            <text:p>1.20916092395782</text:p>
          </table:table-cell>
          <table:table-cell office:value-type="float" office:value="1.21326613426209" calcext:value-type="float">
            <text:p>1.21326613426209</text:p>
          </table:table-cell>
          <table:table-cell office:value-type="float" office:value="1.236741065979" calcext:value-type="float">
            <text:p>1.236741065979</text:p>
          </table:table-cell>
          <table:table-cell office:value-type="float" office:value="1.33593142032623" calcext:value-type="float">
            <text:p>1.33593142032623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40042185783386" calcext:value-type="float">
            <text:p>1.4004218578338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80226135" calcext:value-type="float">
            <text:p>1.24191880226135</text:p>
          </table:table-cell>
          <table:table-cell table:number-columns-repeated="1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59" calcext:value-type="float">
            <text:p>1.2859</text:p>
          </table:table-cell>
          <table:table-cell office:value-type="float" office:value="1.3114" calcext:value-type="float">
            <text:p>1.3114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8122773170471" calcext:value-type="float">
            <text:p>1.38122773170471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1933610439301" calcext:value-type="float">
            <text:p>1.0193361043930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35751616954803" calcext:value-type="float">
            <text:p>1.35751616954803</text:p>
          </table:table-cell>
          <table:table-cell office:value-type="float" office:value="1.2898154258728" calcext:value-type="float">
            <text:p>1.2898154258728</text:p>
          </table:table-cell>
          <table:table-cell office:value-type="float" office:value="1.36590087413788" calcext:value-type="float">
            <text:p>1.36590087413788</text:p>
          </table:table-cell>
          <table:table-cell office:value-type="float" office:value="1.39146399497986" calcext:value-type="float">
            <text:p>1.39146399497986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23533630371094" calcext:value-type="float">
            <text:p>1.23533630371094</text:p>
          </table:table-cell>
          <table:table-cell office:value-type="float" office:value="1.30130553245544" calcext:value-type="float">
            <text:p>1.30130553245544</text:p>
          </table:table-cell>
          <table:table-cell office:value-type="float" office:value="1.27701330184937" calcext:value-type="float">
            <text:p>1.27701330184937</text:p>
          </table:table-cell>
          <table:table-cell office:value-type="float" office:value="1.35637593269348" calcext:value-type="float">
            <text:p>1.35637593269348</text:p>
          </table:table-cell>
          <table:table-cell office:value-type="float" office:value="1.34095644950867" calcext:value-type="float">
            <text:p>1.34095644950867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0153455734253" calcext:value-type="float">
            <text:p>1.40153455734253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680401802063" calcext:value-type="float">
            <text:p>1.2680401802063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44785785675" calcext:value-type="float">
            <text:p>1.3744785785675</text:p>
          </table:table-cell>
          <table:table-cell office:value-type="float" office:value="1.43253254890442" calcext:value-type="float">
            <text:p>1.43253254890442</text:p>
          </table:table-cell>
          <table:table-cell office:value-type="float" office:value="1.4408540725708" calcext:value-type="float">
            <text:p>1.4408540725708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348639011383" calcext:value-type="float">
            <text:p>1.38348639011383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050336360931" calcext:value-type="float">
            <text:p>1.06050336360931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97015857697" calcext:value-type="float">
            <text:p>1.34097015857697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40452837944031" calcext:value-type="float">
            <text:p>1.40452837944031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20014607906342" calcext:value-type="float">
            <text:p>1.2001460790634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26362097263336" calcext:value-type="float">
            <text:p>1.26362097263336</text:p>
          </table:table-cell>
          <table:table-cell office:value-type="float" office:value="1.29133343696594" calcext:value-type="float">
            <text:p>1.29133343696594</text:p>
          </table:table-cell>
          <table:table-cell office:value-type="float" office:value="1.27727615833282" calcext:value-type="float">
            <text:p>1.27727615833282</text:p>
          </table:table-cell>
          <table:table-cell office:value-type="float" office:value="1.36820209026337" calcext:value-type="float">
            <text:p>1.36820209026337</text:p>
          </table:table-cell>
          <table:table-cell office:value-type="float" office:value="1.35521197319031" calcext:value-type="float">
            <text:p>1.35521197319031</text:p>
          </table:table-cell>
          <table:table-cell office:value-type="float" office:value="1.41873550415039" calcext:value-type="float">
            <text:p>1.41873550415039</text:p>
          </table:table-cell>
          <table:table-cell office:value-type="float" office:value="1.41982328891754" calcext:value-type="float">
            <text:p>1.41982328891754</text:p>
          </table:table-cell>
          <table:table-cell office:value-type="float" office:value="1.22213053703308" calcext:value-type="float">
            <text:p>1.2221305370330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26722753047943" calcext:value-type="float">
            <text:p>1.26722753047943</text:p>
          </table:table-cell>
          <table:table-cell office:value-type="float" office:value="1.06865835189819" calcext:value-type="float">
            <text:p>1.06865835189819</text:p>
          </table:table-cell>
          <table:table-cell office:value-type="float" office:value="1.26287591457367" calcext:value-type="float">
            <text:p>1.26287591457367</text:p>
          </table:table-cell>
          <table:table-cell office:value-type="float" office:value="1.19619381427765" calcext:value-type="float">
            <text:p>1.19619381427765</text:p>
          </table:table-cell>
          <table:table-cell office:value-type="float" office:value="1.15376222133636" calcext:value-type="float">
            <text:p>1.15376222133636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22389721870422" calcext:value-type="float">
            <text:p>1.22389721870422</text:p>
          </table:table-cell>
          <table:table-cell office:value-type="float" office:value="1.29300653934479" calcext:value-type="float">
            <text:p>1.29300653934479</text:p>
          </table:table-cell>
          <table:table-cell office:value-type="float" office:value="1.36842238903046" calcext:value-type="float">
            <text:p>1.36842238903046</text:p>
          </table:table-cell>
          <table:table-cell office:value-type="float" office:value="1.31226754188538" calcext:value-type="float">
            <text:p>1.31226754188538</text:p>
          </table:table-cell>
          <table:table-cell table:number-columns-repeated="1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859" calcext:value-type="float">
            <text:p>1.2859</text:p>
          </table:table-cell>
          <table:table-cell office:value-type="float" office:value="1.3114" calcext:value-type="float">
            <text:p>1.3114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8122773170471" calcext:value-type="float">
            <text:p>1.38122773170471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1933610439301" calcext:value-type="float">
            <text:p>1.0193361043930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5897898674011" calcext:value-type="float">
            <text:p>1.35897898674011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35751616954803" calcext:value-type="float">
            <text:p>1.35751616954803</text:p>
          </table:table-cell>
          <table:table-cell office:value-type="float" office:value="1.2898154258728" calcext:value-type="float">
            <text:p>1.2898154258728</text:p>
          </table:table-cell>
          <table:table-cell office:value-type="float" office:value="1.36590087413788" calcext:value-type="float">
            <text:p>1.36590087413788</text:p>
          </table:table-cell>
          <table:table-cell office:value-type="float" office:value="1.39146399497986" calcext:value-type="float">
            <text:p>1.39146399497986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23533630371094" calcext:value-type="float">
            <text:p>1.23533630371094</text:p>
          </table:table-cell>
          <table:table-cell office:value-type="float" office:value="1.30130553245544" calcext:value-type="float">
            <text:p>1.30130553245544</text:p>
          </table:table-cell>
          <table:table-cell office:value-type="float" office:value="1.27701330184937" calcext:value-type="float">
            <text:p>1.27701330184937</text:p>
          </table:table-cell>
          <table:table-cell office:value-type="float" office:value="1.35637593269348" calcext:value-type="float">
            <text:p>1.35637593269348</text:p>
          </table:table-cell>
          <table:table-cell office:value-type="float" office:value="1.34095644950867" calcext:value-type="float">
            <text:p>1.34095644950867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0153455734253" calcext:value-type="float">
            <text:p>1.40153455734253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680401802063" calcext:value-type="float">
            <text:p>1.2680401802063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44785785675" calcext:value-type="float">
            <text:p>1.3744785785675</text:p>
          </table:table-cell>
          <table:table-cell office:value-type="float" office:value="1.43253254890442" calcext:value-type="float">
            <text:p>1.43253254890442</text:p>
          </table:table-cell>
          <table:table-cell office:value-type="float" office:value="1.4408540725708" calcext:value-type="float">
            <text:p>1.4408540725708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348639011383" calcext:value-type="float">
            <text:p>1.38348639011383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050336360931" calcext:value-type="float">
            <text:p>1.06050336360931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4097015857697" calcext:value-type="float">
            <text:p>1.34097015857697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40452837944031" calcext:value-type="float">
            <text:p>1.40452837944031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20014607906342" calcext:value-type="float">
            <text:p>1.2001460790634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26362097263336" calcext:value-type="float">
            <text:p>1.26362097263336</text:p>
          </table:table-cell>
          <table:table-cell office:value-type="float" office:value="1.29133343696594" calcext:value-type="float">
            <text:p>1.29133343696594</text:p>
          </table:table-cell>
          <table:table-cell office:value-type="float" office:value="1.27727615833282" calcext:value-type="float">
            <text:p>1.27727615833282</text:p>
          </table:table-cell>
          <table:table-cell office:value-type="float" office:value="1.36820209026337" calcext:value-type="float">
            <text:p>1.36820209026337</text:p>
          </table:table-cell>
          <table:table-cell office:value-type="float" office:value="1.35521197319031" calcext:value-type="float">
            <text:p>1.35521197319031</text:p>
          </table:table-cell>
          <table:table-cell office:value-type="float" office:value="1.41873550415039" calcext:value-type="float">
            <text:p>1.41873550415039</text:p>
          </table:table-cell>
          <table:table-cell office:value-type="float" office:value="1.41982328891754" calcext:value-type="float">
            <text:p>1.41982328891754</text:p>
          </table:table-cell>
          <table:table-cell office:value-type="float" office:value="1.22213053703308" calcext:value-type="float">
            <text:p>1.2221305370330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26722753047943" calcext:value-type="float">
            <text:p>1.26722753047943</text:p>
          </table:table-cell>
          <table:table-cell office:value-type="float" office:value="1.06865835189819" calcext:value-type="float">
            <text:p>1.06865835189819</text:p>
          </table:table-cell>
          <table:table-cell office:value-type="float" office:value="1.26287591457367" calcext:value-type="float">
            <text:p>1.26287591457367</text:p>
          </table:table-cell>
          <table:table-cell office:value-type="float" office:value="1.19619381427765" calcext:value-type="float">
            <text:p>1.19619381427765</text:p>
          </table:table-cell>
          <table:table-cell office:value-type="float" office:value="1.15376222133636" calcext:value-type="float">
            <text:p>1.15376222133636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22389721870422" calcext:value-type="float">
            <text:p>1.22389721870422</text:p>
          </table:table-cell>
          <table:table-cell office:value-type="float" office:value="1.29300653934479" calcext:value-type="float">
            <text:p>1.29300653934479</text:p>
          </table:table-cell>
          <table:table-cell office:value-type="float" office:value="1.36842238903046" calcext:value-type="float">
            <text:p>1.36842238903046</text:p>
          </table:table-cell>
          <table:table-cell office:value-type="float" office:value="1.31226754188538" calcext:value-type="float">
            <text:p>1.31226754188538</text:p>
          </table:table-cell>
          <table:table-cell table:number-columns-repeated="1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37" calcext:value-type="float">
            <text:p>1.3437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455166339874" calcext:value-type="float">
            <text:p>1.36455166339874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530195236206" calcext:value-type="float">
            <text:p>1.25530195236206</text:p>
          </table:table-cell>
          <table:table-cell office:value-type="float" office:value="1.38103699684143" calcext:value-type="float">
            <text:p>1.38103699684143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34711313247681" calcext:value-type="float">
            <text:p>1.3471131324768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42145764827728" calcext:value-type="float">
            <text:p>1.42145764827728</text:p>
          </table:table-cell>
          <table:table-cell office:value-type="float" office:value="1.34266817569733" calcext:value-type="float">
            <text:p>1.34266817569733</text:p>
          </table:table-cell>
          <table:table-cell office:value-type="float" office:value="1.35310888290405" calcext:value-type="float">
            <text:p>1.35310888290405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3691520690918" calcext:value-type="float">
            <text:p>1.3691520690918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863860607147" calcext:value-type="float">
            <text:p>1.39863860607147</text:p>
          </table:table-cell>
          <table:table-cell office:value-type="float" office:value="1.48823475837708" calcext:value-type="float">
            <text:p>1.48823475837708</text:p>
          </table:table-cell>
          <table:table-cell office:value-type="float" office:value="1.43597483634949" calcext:value-type="float">
            <text:p>1.43597483634949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53337836265564" calcext:value-type="float">
            <text:p>1.53337836265564</text:p>
          </table:table-cell>
          <table:table-cell office:value-type="float" office:value="1.46296501159668" calcext:value-type="float">
            <text:p>1.46296501159668</text:p>
          </table:table-cell>
          <table:table-cell office:value-type="float" office:value="1.42195641994476" calcext:value-type="float">
            <text:p>1.42195641994476</text:p>
          </table:table-cell>
          <table:table-cell office:value-type="float" office:value="1.39751029014587" calcext:value-type="float">
            <text:p>1.39751029014587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0368852615356" calcext:value-type="float">
            <text:p>1.3036885261535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37" calcext:value-type="float">
            <text:p>1.3437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455166339874" calcext:value-type="float">
            <text:p>1.36455166339874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530195236206" calcext:value-type="float">
            <text:p>1.25530195236206</text:p>
          </table:table-cell>
          <table:table-cell office:value-type="float" office:value="1.38103699684143" calcext:value-type="float">
            <text:p>1.38103699684143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34711313247681" calcext:value-type="float">
            <text:p>1.3471131324768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42145764827728" calcext:value-type="float">
            <text:p>1.42145764827728</text:p>
          </table:table-cell>
          <table:table-cell office:value-type="float" office:value="1.34266817569733" calcext:value-type="float">
            <text:p>1.34266817569733</text:p>
          </table:table-cell>
          <table:table-cell office:value-type="float" office:value="1.35310888290405" calcext:value-type="float">
            <text:p>1.35310888290405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3691520690918" calcext:value-type="float">
            <text:p>1.3691520690918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863860607147" calcext:value-type="float">
            <text:p>1.39863860607147</text:p>
          </table:table-cell>
          <table:table-cell office:value-type="float" office:value="1.48823475837708" calcext:value-type="float">
            <text:p>1.48823475837708</text:p>
          </table:table-cell>
          <table:table-cell office:value-type="float" office:value="1.43597483634949" calcext:value-type="float">
            <text:p>1.43597483634949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53337836265564" calcext:value-type="float">
            <text:p>1.53337836265564</text:p>
          </table:table-cell>
          <table:table-cell office:value-type="float" office:value="1.46296501159668" calcext:value-type="float">
            <text:p>1.46296501159668</text:p>
          </table:table-cell>
          <table:table-cell office:value-type="float" office:value="1.42195641994476" calcext:value-type="float">
            <text:p>1.42195641994476</text:p>
          </table:table-cell>
          <table:table-cell office:value-type="float" office:value="1.39751029014587" calcext:value-type="float">
            <text:p>1.39751029014587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0368852615356" calcext:value-type="float">
            <text:p>1.3036885261535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37" calcext:value-type="float">
            <text:p>1.3437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455166339874" calcext:value-type="float">
            <text:p>1.36455166339874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530195236206" calcext:value-type="float">
            <text:p>1.25530195236206</text:p>
          </table:table-cell>
          <table:table-cell office:value-type="float" office:value="1.38103699684143" calcext:value-type="float">
            <text:p>1.38103699684143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34711313247681" calcext:value-type="float">
            <text:p>1.3471131324768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42145764827728" calcext:value-type="float">
            <text:p>1.42145764827728</text:p>
          </table:table-cell>
          <table:table-cell office:value-type="float" office:value="1.34266817569733" calcext:value-type="float">
            <text:p>1.34266817569733</text:p>
          </table:table-cell>
          <table:table-cell office:value-type="float" office:value="1.35310888290405" calcext:value-type="float">
            <text:p>1.35310888290405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3691520690918" calcext:value-type="float">
            <text:p>1.3691520690918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863860607147" calcext:value-type="float">
            <text:p>1.39863860607147</text:p>
          </table:table-cell>
          <table:table-cell office:value-type="float" office:value="1.48823475837708" calcext:value-type="float">
            <text:p>1.48823475837708</text:p>
          </table:table-cell>
          <table:table-cell office:value-type="float" office:value="1.43597483634949" calcext:value-type="float">
            <text:p>1.43597483634949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53337836265564" calcext:value-type="float">
            <text:p>1.53337836265564</text:p>
          </table:table-cell>
          <table:table-cell office:value-type="float" office:value="1.46296501159668" calcext:value-type="float">
            <text:p>1.46296501159668</text:p>
          </table:table-cell>
          <table:table-cell office:value-type="float" office:value="1.42195641994476" calcext:value-type="float">
            <text:p>1.42195641994476</text:p>
          </table:table-cell>
          <table:table-cell office:value-type="float" office:value="1.39751029014587" calcext:value-type="float">
            <text:p>1.39751029014587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0368852615356" calcext:value-type="float">
            <text:p>1.3036885261535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37" calcext:value-type="float">
            <text:p>1.3437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455166339874" calcext:value-type="float">
            <text:p>1.36455166339874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530195236206" calcext:value-type="float">
            <text:p>1.25530195236206</text:p>
          </table:table-cell>
          <table:table-cell office:value-type="float" office:value="1.38103699684143" calcext:value-type="float">
            <text:p>1.38103699684143</text:p>
          </table:table-cell>
          <table:table-cell office:value-type="float" office:value="1.25825357437134" calcext:value-type="float">
            <text:p>1.25825357437134</text:p>
          </table:table-cell>
          <table:table-cell office:value-type="float" office:value="1.34711313247681" calcext:value-type="float">
            <text:p>1.3471131324768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2743239402771" calcext:value-type="float">
            <text:p>1.32743239402771</text:p>
          </table:table-cell>
          <table:table-cell office:value-type="float" office:value="1.42145764827728" calcext:value-type="float">
            <text:p>1.42145764827728</text:p>
          </table:table-cell>
          <table:table-cell office:value-type="float" office:value="1.34266817569733" calcext:value-type="float">
            <text:p>1.34266817569733</text:p>
          </table:table-cell>
          <table:table-cell office:value-type="float" office:value="1.35310888290405" calcext:value-type="float">
            <text:p>1.35310888290405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3691520690918" calcext:value-type="float">
            <text:p>1.3691520690918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863860607147" calcext:value-type="float">
            <text:p>1.39863860607147</text:p>
          </table:table-cell>
          <table:table-cell office:value-type="float" office:value="1.48823475837708" calcext:value-type="float">
            <text:p>1.48823475837708</text:p>
          </table:table-cell>
          <table:table-cell office:value-type="float" office:value="1.43597483634949" calcext:value-type="float">
            <text:p>1.43597483634949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53337836265564" calcext:value-type="float">
            <text:p>1.53337836265564</text:p>
          </table:table-cell>
          <table:table-cell office:value-type="float" office:value="1.46296501159668" calcext:value-type="float">
            <text:p>1.46296501159668</text:p>
          </table:table-cell>
          <table:table-cell office:value-type="float" office:value="1.42195641994476" calcext:value-type="float">
            <text:p>1.42195641994476</text:p>
          </table:table-cell>
          <table:table-cell office:value-type="float" office:value="1.39751029014587" calcext:value-type="float">
            <text:p>1.39751029014587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0368852615356" calcext:value-type="float">
            <text:p>1.3036885261535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54" calcext:value-type="float">
            <text:p>1.3154</text:p>
          </table:table-cell>
          <table:table-cell office:value-type="float" office:value="1.3291" calcext:value-type="float">
            <text:p>1.3291</text:p>
          </table:table-cell>
          <table:table-cell office:value-type="float" office:value="1.5016" calcext:value-type="float">
            <text:p>1.5016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748307466507" calcext:value-type="float">
            <text:p>1.4748307466507</text:p>
          </table:table-cell>
          <table:table-cell office:value-type="float" office:value="1.34801244735718" calcext:value-type="float">
            <text:p>1.34801244735718</text:p>
          </table:table-cell>
          <table:table-cell office:value-type="float" office:value="1.38754320144653" calcext:value-type="float">
            <text:p>1.38754320144653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9077124595642" calcext:value-type="float">
            <text:p>1.29077124595642</text:p>
          </table:table-cell>
          <table:table-cell office:value-type="float" office:value="1.32768428325653" calcext:value-type="float">
            <text:p>1.32768428325653</text:p>
          </table:table-cell>
          <table:table-cell office:value-type="float" office:value="1.46792435646057" calcext:value-type="float">
            <text:p>1.46792435646057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3268737792969" calcext:value-type="float">
            <text:p>1.33268737792969</text:p>
          </table:table-cell>
          <table:table-cell office:value-type="float" office:value="1.09607100486755" calcext:value-type="float">
            <text:p>1.09607100486755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21545791626" calcext:value-type="float">
            <text:p>1.2621545791626</text:p>
          </table:table-cell>
          <table:table-cell office:value-type="float" office:value="1.18848848342896" calcext:value-type="float">
            <text:p>1.18848848342896</text:p>
          </table:table-cell>
          <table:table-cell office:value-type="float" office:value="1.36282587051392" calcext:value-type="float">
            <text:p>1.36282587051392</text:p>
          </table:table-cell>
          <table:table-cell office:value-type="float" office:value="1.37494850158691" calcext:value-type="float">
            <text:p>1.37494850158691</text:p>
          </table:table-cell>
          <table:table-cell office:value-type="float" office:value="1.3415287733078" calcext:value-type="float">
            <text:p>1.3415287733078</text:p>
          </table:table-cell>
          <table:table-cell office:value-type="float" office:value="1.31559824943542" calcext:value-type="float">
            <text:p>1.31559824943542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50158512592316" calcext:value-type="float">
            <text:p>1.50158512592316</text:p>
          </table:table-cell>
          <table:table-cell office:value-type="float" office:value="1.40160715579987" calcext:value-type="float">
            <text:p>1.40160715579987</text:p>
          </table:table-cell>
          <table:table-cell office:value-type="float" office:value="0.900187849998474" calcext:value-type="float">
            <text:p>0.900187849998474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0825865268707" calcext:value-type="float">
            <text:p>1.30825865268707</text:p>
          </table:table-cell>
          <table:table-cell office:value-type="float" office:value="1.48595941066742" calcext:value-type="float">
            <text:p>1.48595941066742</text:p>
          </table:table-cell>
          <table:table-cell office:value-type="float" office:value="1.38523423671722" calcext:value-type="float">
            <text:p>1.38523423671722</text:p>
          </table:table-cell>
          <table:table-cell office:value-type="float" office:value="1.41929030418396" calcext:value-type="float">
            <text:p>1.41929030418396</text:p>
          </table:table-cell>
          <table:table-cell office:value-type="float" office:value="1.40454566478729" calcext:value-type="float">
            <text:p>1.40454566478729</text:p>
          </table:table-cell>
          <table:table-cell office:value-type="float" office:value="1.30793976783752" calcext:value-type="float">
            <text:p>1.30793976783752</text:p>
          </table:table-cell>
          <table:table-cell office:value-type="float" office:value="1.25929355621338" calcext:value-type="float">
            <text:p>1.25929355621338</text:p>
          </table:table-cell>
          <table:table-cell office:value-type="float" office:value="1.30843698978424" calcext:value-type="float">
            <text:p>1.30843698978424</text:p>
          </table:table-cell>
          <table:table-cell office:value-type="float" office:value="1.3043839931488" calcext:value-type="float">
            <text:p>1.3043839931488</text:p>
          </table:table-cell>
          <table:table-cell office:value-type="float" office:value="1.22258901596069" calcext:value-type="float">
            <text:p>1.22258901596069</text:p>
          </table:table-cell>
          <table:table-cell office:value-type="float" office:value="1.390740275383" calcext:value-type="float">
            <text:p>1.390740275383</text:p>
          </table:table-cell>
          <table:table-cell office:value-type="float" office:value="1.45750296115875" calcext:value-type="float">
            <text:p>1.45750296115875</text:p>
          </table:table-cell>
          <table:table-cell office:value-type="float" office:value="1.18910789489746" calcext:value-type="float">
            <text:p>1.18910789489746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25658845901489" calcext:value-type="float">
            <text:p>1.25658845901489</text:p>
          </table:table-cell>
          <table:table-cell office:value-type="float" office:value="1.25418853759766" calcext:value-type="float">
            <text:p>1.25418853759766</text:p>
          </table:table-cell>
          <table:table-cell office:value-type="float" office:value="1.33183252811432" calcext:value-type="float">
            <text:p>1.33183252811432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9066565036774" calcext:value-type="float">
            <text:p>1.39066565036774</text:p>
          </table:table-cell>
          <table:table-cell office:value-type="float" office:value="1.21924304962158" calcext:value-type="float">
            <text:p>1.21924304962158</text:p>
          </table:table-cell>
          <table:table-cell office:value-type="float" office:value="1.45938396453857" calcext:value-type="float">
            <text:p>1.45938396453857</text:p>
          </table:table-cell>
          <table:table-cell office:value-type="float" office:value="1.31129598617554" calcext:value-type="float">
            <text:p>1.31129598617554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724992275238" calcext:value-type="float">
            <text:p>1.3724992275238</text:p>
          </table:table-cell>
          <table:table-cell office:value-type="float" office:value="1.40697383880615" calcext:value-type="float">
            <text:p>1.40697383880615</text:p>
          </table:table-cell>
          <table:table-cell office:value-type="float" office:value="1.46946012973785" calcext:value-type="float">
            <text:p>1.46946012973785</text:p>
          </table:table-cell>
          <table:table-cell office:value-type="float" office:value="1.43371796607971" calcext:value-type="float">
            <text:p>1.4337179660797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54" calcext:value-type="float">
            <text:p>1.3154</text:p>
          </table:table-cell>
          <table:table-cell office:value-type="float" office:value="1.3291" calcext:value-type="float">
            <text:p>1.3291</text:p>
          </table:table-cell>
          <table:table-cell office:value-type="float" office:value="1.5016" calcext:value-type="float">
            <text:p>1.5016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25108826160431" calcext:value-type="float">
            <text:p>1.25108826160431</text:p>
          </table:table-cell>
          <table:table-cell office:value-type="float" office:value="1.4748307466507" calcext:value-type="float">
            <text:p>1.4748307466507</text:p>
          </table:table-cell>
          <table:table-cell office:value-type="float" office:value="1.34801244735718" calcext:value-type="float">
            <text:p>1.34801244735718</text:p>
          </table:table-cell>
          <table:table-cell office:value-type="float" office:value="1.38754320144653" calcext:value-type="float">
            <text:p>1.38754320144653</text:p>
          </table:table-cell>
          <table:table-cell office:value-type="float" office:value="1.24690532684326" calcext:value-type="float">
            <text:p>1.24690532684326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29077124595642" calcext:value-type="float">
            <text:p>1.29077124595642</text:p>
          </table:table-cell>
          <table:table-cell office:value-type="float" office:value="1.32768428325653" calcext:value-type="float">
            <text:p>1.32768428325653</text:p>
          </table:table-cell>
          <table:table-cell office:value-type="float" office:value="1.46792435646057" calcext:value-type="float">
            <text:p>1.46792435646057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3268737792969" calcext:value-type="float">
            <text:p>1.33268737792969</text:p>
          </table:table-cell>
          <table:table-cell office:value-type="float" office:value="1.09607100486755" calcext:value-type="float">
            <text:p>1.09607100486755</text:p>
          </table:table-cell>
          <table:table-cell office:value-type="float" office:value="1.11931526660919" calcext:value-type="float">
            <text:p>1.11931526660919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621545791626" calcext:value-type="float">
            <text:p>1.2621545791626</text:p>
          </table:table-cell>
          <table:table-cell office:value-type="float" office:value="1.18848848342896" calcext:value-type="float">
            <text:p>1.18848848342896</text:p>
          </table:table-cell>
          <table:table-cell office:value-type="float" office:value="1.36282587051392" calcext:value-type="float">
            <text:p>1.36282587051392</text:p>
          </table:table-cell>
          <table:table-cell office:value-type="float" office:value="1.37494850158691" calcext:value-type="float">
            <text:p>1.37494850158691</text:p>
          </table:table-cell>
          <table:table-cell office:value-type="float" office:value="1.3415287733078" calcext:value-type="float">
            <text:p>1.3415287733078</text:p>
          </table:table-cell>
          <table:table-cell office:value-type="float" office:value="1.31559824943542" calcext:value-type="float">
            <text:p>1.31559824943542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50158512592316" calcext:value-type="float">
            <text:p>1.50158512592316</text:p>
          </table:table-cell>
          <table:table-cell office:value-type="float" office:value="1.40160715579987" calcext:value-type="float">
            <text:p>1.40160715579987</text:p>
          </table:table-cell>
          <table:table-cell office:value-type="float" office:value="0.900187849998474" calcext:value-type="float">
            <text:p>0.900187849998474</text:p>
          </table:table-cell>
          <table:table-cell office:value-type="float" office:value="1.45018172264099" calcext:value-type="float">
            <text:p>1.45018172264099</text:p>
          </table:table-cell>
          <table:table-cell office:value-type="float" office:value="1.30825865268707" calcext:value-type="float">
            <text:p>1.30825865268707</text:p>
          </table:table-cell>
          <table:table-cell office:value-type="float" office:value="1.48595941066742" calcext:value-type="float">
            <text:p>1.48595941066742</text:p>
          </table:table-cell>
          <table:table-cell office:value-type="float" office:value="1.38523423671722" calcext:value-type="float">
            <text:p>1.38523423671722</text:p>
          </table:table-cell>
          <table:table-cell office:value-type="float" office:value="1.41929030418396" calcext:value-type="float">
            <text:p>1.41929030418396</text:p>
          </table:table-cell>
          <table:table-cell office:value-type="float" office:value="1.40454566478729" calcext:value-type="float">
            <text:p>1.40454566478729</text:p>
          </table:table-cell>
          <table:table-cell office:value-type="float" office:value="1.30793976783752" calcext:value-type="float">
            <text:p>1.30793976783752</text:p>
          </table:table-cell>
          <table:table-cell office:value-type="float" office:value="1.25929355621338" calcext:value-type="float">
            <text:p>1.25929355621338</text:p>
          </table:table-cell>
          <table:table-cell office:value-type="float" office:value="1.30843698978424" calcext:value-type="float">
            <text:p>1.30843698978424</text:p>
          </table:table-cell>
          <table:table-cell office:value-type="float" office:value="1.3043839931488" calcext:value-type="float">
            <text:p>1.3043839931488</text:p>
          </table:table-cell>
          <table:table-cell office:value-type="float" office:value="1.22258901596069" calcext:value-type="float">
            <text:p>1.22258901596069</text:p>
          </table:table-cell>
          <table:table-cell office:value-type="float" office:value="1.390740275383" calcext:value-type="float">
            <text:p>1.390740275383</text:p>
          </table:table-cell>
          <table:table-cell office:value-type="float" office:value="1.45750296115875" calcext:value-type="float">
            <text:p>1.45750296115875</text:p>
          </table:table-cell>
          <table:table-cell office:value-type="float" office:value="1.18910789489746" calcext:value-type="float">
            <text:p>1.18910789489746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25658845901489" calcext:value-type="float">
            <text:p>1.25658845901489</text:p>
          </table:table-cell>
          <table:table-cell office:value-type="float" office:value="1.25418853759766" calcext:value-type="float">
            <text:p>1.25418853759766</text:p>
          </table:table-cell>
          <table:table-cell office:value-type="float" office:value="1.33183252811432" calcext:value-type="float">
            <text:p>1.33183252811432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9066565036774" calcext:value-type="float">
            <text:p>1.39066565036774</text:p>
          </table:table-cell>
          <table:table-cell office:value-type="float" office:value="1.21924304962158" calcext:value-type="float">
            <text:p>1.21924304962158</text:p>
          </table:table-cell>
          <table:table-cell office:value-type="float" office:value="1.45938396453857" calcext:value-type="float">
            <text:p>1.45938396453857</text:p>
          </table:table-cell>
          <table:table-cell office:value-type="float" office:value="1.31129598617554" calcext:value-type="float">
            <text:p>1.31129598617554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724992275238" calcext:value-type="float">
            <text:p>1.3724992275238</text:p>
          </table:table-cell>
          <table:table-cell office:value-type="float" office:value="1.40697383880615" calcext:value-type="float">
            <text:p>1.40697383880615</text:p>
          </table:table-cell>
          <table:table-cell office:value-type="float" office:value="1.46946012973785" calcext:value-type="float">
            <text:p>1.46946012973785</text:p>
          </table:table-cell>
          <table:table-cell office:value-type="float" office:value="1.43371796607971" calcext:value-type="float">
            <text:p>1.4337179660797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26" calcext:value-type="float">
            <text:p>1.3126</text:p>
          </table:table-cell>
          <table:table-cell office:value-type="float" office:value="1.3596" calcext:value-type="float">
            <text:p>1.3596</text:p>
          </table:table-cell>
          <table:table-cell office:value-type="float" office:value="1.4927" calcext:value-type="float">
            <text:p>1.4927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0206298828125" calcext:value-type="float">
            <text:p>1.30206298828125</text:p>
          </table:table-cell>
          <table:table-cell office:value-type="float" office:value="1.35248649120331" calcext:value-type="float">
            <text:p>1.3524864912033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4004020690918" calcext:value-type="float">
            <text:p>1.34004020690918</text:p>
          </table:table-cell>
          <table:table-cell office:value-type="float" office:value="1.28308236598969" calcext:value-type="float">
            <text:p>1.28308236598969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41602194309235" calcext:value-type="float">
            <text:p>1.4160219430923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42397916316986" calcext:value-type="float">
            <text:p>1.4239791631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90921163559" calcext:value-type="float">
            <text:p>1.3590921163559</text:p>
          </table:table-cell>
          <table:table-cell office:value-type="float" office:value="1.37350225448608" calcext:value-type="float">
            <text:p>1.37350225448608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7386679649353" calcext:value-type="float">
            <text:p>1.3738667964935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4644343852997" calcext:value-type="float">
            <text:p>1.44644343852997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5437393188477" calcext:value-type="float">
            <text:p>1.35437393188477</text:p>
          </table:table-cell>
          <table:table-cell office:value-type="float" office:value="1.35142397880554" calcext:value-type="float">
            <text:p>1.35142397880554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9368605613709" calcext:value-type="float">
            <text:p>1.39368605613709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44551014900208" calcext:value-type="float">
            <text:p>1.44551014900208</text:p>
          </table:table-cell>
          <table:table-cell office:value-type="float" office:value="1.43329703807831" calcext:value-type="float">
            <text:p>1.43329703807831</text:p>
          </table:table-cell>
          <table:table-cell office:value-type="float" office:value="1.46337342262268" calcext:value-type="float">
            <text:p>1.46337342262268</text:p>
          </table:table-cell>
          <table:table-cell office:value-type="float" office:value="1.3595974445343" calcext:value-type="float">
            <text:p>1.3595974445343</text:p>
          </table:table-cell>
          <table:table-cell office:value-type="float" office:value="1.45213353633881" calcext:value-type="float">
            <text:p>1.45213353633881</text:p>
          </table:table-cell>
          <table:table-cell office:value-type="float" office:value="1.33000290393829" calcext:value-type="float">
            <text:p>1.33000290393829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40871870517731" calcext:value-type="float">
            <text:p>1.4087187051773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0947139263153" calcext:value-type="float">
            <text:p>1.4094713926315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5148992538452" calcext:value-type="float">
            <text:p>1.45148992538452</text:p>
          </table:table-cell>
          <table:table-cell office:value-type="float" office:value="1.37981534004211" calcext:value-type="float">
            <text:p>1.37981534004211</text:p>
          </table:table-cell>
          <table:table-cell office:value-type="float" office:value="1.29727339744568" calcext:value-type="float">
            <text:p>1.29727339744568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39934647083282" calcext:value-type="float">
            <text:p>1.39934647083282</text:p>
          </table:table-cell>
          <table:table-cell office:value-type="float" office:value="1.49268138408661" calcext:value-type="float">
            <text:p>1.49268138408661</text:p>
          </table:table-cell>
          <table:table-cell office:value-type="float" office:value="1.31112504005432" calcext:value-type="float">
            <text:p>1.31112504005432</text:p>
          </table:table-cell>
          <table:table-cell office:value-type="float" office:value="1.38690769672394" calcext:value-type="float">
            <text:p>1.3869076967239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6613762378693" calcext:value-type="float">
            <text:p>1.3661376237869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81" calcext:value-type="float">
            <text:p>1.2981</text:p>
          </table:table-cell>
          <table:table-cell office:value-type="float" office:value="1.3262" calcext:value-type="float">
            <text:p>1.3262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19921171665192" calcext:value-type="float">
            <text:p>1.19921171665192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29257297515869" calcext:value-type="float">
            <text:p>1.29257297515869</text:p>
          </table:table-cell>
          <table:table-cell office:value-type="float" office:value="1.35424709320068" calcext:value-type="float">
            <text:p>1.35424709320068</text:p>
          </table:table-cell>
          <table:table-cell office:value-type="float" office:value="1.32055234909058" calcext:value-type="float">
            <text:p>1.32055234909058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32707095146179" calcext:value-type="float">
            <text:p>1.32707095146179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5670938491821" calcext:value-type="float">
            <text:p>1.45670938491821</text:p>
          </table:table-cell>
          <table:table-cell office:value-type="float" office:value="1.48660349845886" calcext:value-type="float">
            <text:p>1.4866034984588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29268646240234" calcext:value-type="float">
            <text:p>1.29268646240234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26383185386658" calcext:value-type="float">
            <text:p>1.26383185386658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8660349845886" calcext:value-type="float">
            <text:p>1.48660349845886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17903244495392" calcext:value-type="float">
            <text:p>1.17903244495392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2036447525024" calcext:value-type="float">
            <text:p>1.3203644752502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31295156478882" calcext:value-type="float">
            <text:p>1.31295156478882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2368040084839" calcext:value-type="float">
            <text:p>1.323680400848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45670938491821" calcext:value-type="float">
            <text:p>1.4567093849182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29268646240234" calcext:value-type="float">
            <text:p>1.29268646240234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26383185386658" calcext:value-type="float">
            <text:p>1.26383185386658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8660349845886" calcext:value-type="float">
            <text:p>1.48660349845886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17903244495392" calcext:value-type="float">
            <text:p>1.17903244495392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2036447525024" calcext:value-type="float">
            <text:p>1.3203644752502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31295156478882" calcext:value-type="float">
            <text:p>1.31295156478882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2368040084839" calcext:value-type="float">
            <text:p>1.323680400848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45670938491821" calcext:value-type="float">
            <text:p>1.4567093849182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29268646240234" calcext:value-type="float">
            <text:p>1.29268646240234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26383185386658" calcext:value-type="float">
            <text:p>1.26383185386658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8660349845886" calcext:value-type="float">
            <text:p>1.48660349845886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17903244495392" calcext:value-type="float">
            <text:p>1.17903244495392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2036447525024" calcext:value-type="float">
            <text:p>1.3203644752502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31295156478882" calcext:value-type="float">
            <text:p>1.31295156478882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2368040084839" calcext:value-type="float">
            <text:p>1.323680400848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45670938491821" calcext:value-type="float">
            <text:p>1.4567093849182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29268646240234" calcext:value-type="float">
            <text:p>1.29268646240234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26383185386658" calcext:value-type="float">
            <text:p>1.26383185386658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8660349845886" calcext:value-type="float">
            <text:p>1.48660349845886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17903244495392" calcext:value-type="float">
            <text:p>1.17903244495392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2036447525024" calcext:value-type="float">
            <text:p>1.3203644752502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31295156478882" calcext:value-type="float">
            <text:p>1.31295156478882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2368040084839" calcext:value-type="float">
            <text:p>1.323680400848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45670938491821" calcext:value-type="float">
            <text:p>1.4567093849182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76" calcext:value-type="float">
            <text:p>1.2976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866" calcext:value-type="float">
            <text:p>1.4866</text:p>
          </table:table-cell>
          <table:table-cell office:value-type="float" office:value="0.923" calcext:value-type="float">
            <text:p>0.92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26127624512" calcext:value-type="float">
            <text:p>1.38226127624512</text:p>
          </table:table-cell>
          <table:table-cell office:value-type="float" office:value="1.39702332019806" calcext:value-type="float">
            <text:p>1.39702332019806</text:p>
          </table:table-cell>
          <table:table-cell office:value-type="float" office:value="1.24899744987488" calcext:value-type="float">
            <text:p>1.248997449874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471908569336" calcext:value-type="float">
            <text:p>1.43471908569336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0332362651825" calcext:value-type="float">
            <text:p>1.30332362651825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03512620925903" calcext:value-type="float">
            <text:p>1.03512620925903</text:p>
          </table:table-cell>
          <table:table-cell office:value-type="float" office:value="1.29268646240234" calcext:value-type="float">
            <text:p>1.29268646240234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511600017548" calcext:value-type="float">
            <text:p>1.36511600017548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5111427307129" calcext:value-type="float">
            <text:p>1.35111427307129</text:p>
          </table:table-cell>
          <table:table-cell office:value-type="float" office:value="1.10627353191376" calcext:value-type="float">
            <text:p>1.10627353191376</text:p>
          </table:table-cell>
          <table:table-cell office:value-type="float" office:value="1.38073885440826" calcext:value-type="float">
            <text:p>1.38073885440826</text:p>
          </table:table-cell>
          <table:table-cell office:value-type="float" office:value="1.26383185386658" calcext:value-type="float">
            <text:p>1.26383185386658</text:p>
          </table:table-cell>
          <table:table-cell office:value-type="float" office:value="1.46454417705536" calcext:value-type="float">
            <text:p>1.46454417705536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13865756988525" calcext:value-type="float">
            <text:p>1.1386575698852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27974224090576" calcext:value-type="float">
            <text:p>1.27974224090576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8660349845886" calcext:value-type="float">
            <text:p>1.48660349845886</text:p>
          </table:table-cell>
          <table:table-cell office:value-type="float" office:value="1.29080665111542" calcext:value-type="float">
            <text:p>1.29080665111542</text:p>
          </table:table-cell>
          <table:table-cell office:value-type="float" office:value="1.37762880325317" calcext:value-type="float">
            <text:p>1.37762880325317</text:p>
          </table:table-cell>
          <table:table-cell office:value-type="float" office:value="1.17903244495392" calcext:value-type="float">
            <text:p>1.17903244495392</text:p>
          </table:table-cell>
          <table:table-cell office:value-type="float" office:value="1.41787993907928" calcext:value-type="float">
            <text:p>1.41787993907928</text:p>
          </table:table-cell>
          <table:table-cell office:value-type="float" office:value="1.32418954372406" calcext:value-type="float">
            <text:p>1.32418954372406</text:p>
          </table:table-cell>
          <table:table-cell office:value-type="float" office:value="1.46776866912842" calcext:value-type="float">
            <text:p>1.46776866912842</text:p>
          </table:table-cell>
          <table:table-cell office:value-type="float" office:value="1.35912191867828" calcext:value-type="float">
            <text:p>1.35912191867828</text:p>
          </table:table-cell>
          <table:table-cell office:value-type="float" office:value="1.32036447525024" calcext:value-type="float">
            <text:p>1.3203644752502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1024374961853" calcext:value-type="float">
            <text:p>1.41024374961853</text:p>
          </table:table-cell>
          <table:table-cell office:value-type="float" office:value="1.31295156478882" calcext:value-type="float">
            <text:p>1.31295156478882</text:p>
          </table:table-cell>
          <table:table-cell office:value-type="float" office:value="1.1343092918396" calcext:value-type="float">
            <text:p>1.1343092918396</text:p>
          </table:table-cell>
          <table:table-cell office:value-type="float" office:value="1.1275919675827" calcext:value-type="float">
            <text:p>1.1275919675827</text:p>
          </table:table-cell>
          <table:table-cell office:value-type="float" office:value="1.45588207244873" calcext:value-type="float">
            <text:p>1.45588207244873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2368040084839" calcext:value-type="float">
            <text:p>1.323680400848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01842546463" calcext:value-type="float">
            <text:p>1.4201842546463</text:p>
          </table:table-cell>
          <table:table-cell office:value-type="float" office:value="1.45670938491821" calcext:value-type="float">
            <text:p>1.45670938491821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7112605571747" calcext:value-type="float">
            <text:p>1.37112605571747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004784107208" calcext:value-type="float">
            <text:p>1.21004784107208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33664321899414" calcext:value-type="float">
            <text:p>1.33664321899414</text:p>
          </table:table-cell>
          <table:table-cell office:value-type="float" office:value="1.17411816120148" calcext:value-type="float">
            <text:p>1.1741181612014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3166704177856" calcext:value-type="float">
            <text:p>1.23166704177856</text:p>
          </table:table-cell>
          <table:table-cell office:value-type="float" office:value="1.37843334674835" calcext:value-type="float">
            <text:p>1.37843334674835</text:p>
          </table:table-cell>
          <table:table-cell office:value-type="float" office:value="1.36562323570251" calcext:value-type="float">
            <text:p>1.36562323570251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9389715194702" calcext:value-type="float">
            <text:p>1.29389715194702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11111700534821" calcext:value-type="float">
            <text:p>1.1111170053482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7112605571747" calcext:value-type="float">
            <text:p>1.37112605571747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004784107208" calcext:value-type="float">
            <text:p>1.21004784107208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33664321899414" calcext:value-type="float">
            <text:p>1.33664321899414</text:p>
          </table:table-cell>
          <table:table-cell office:value-type="float" office:value="1.17411816120148" calcext:value-type="float">
            <text:p>1.1741181612014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3166704177856" calcext:value-type="float">
            <text:p>1.23166704177856</text:p>
          </table:table-cell>
          <table:table-cell office:value-type="float" office:value="1.37843334674835" calcext:value-type="float">
            <text:p>1.37843334674835</text:p>
          </table:table-cell>
          <table:table-cell office:value-type="float" office:value="1.36562323570251" calcext:value-type="float">
            <text:p>1.36562323570251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9389715194702" calcext:value-type="float">
            <text:p>1.29389715194702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11111700534821" calcext:value-type="float">
            <text:p>1.1111170053482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7112605571747" calcext:value-type="float">
            <text:p>1.37112605571747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004784107208" calcext:value-type="float">
            <text:p>1.21004784107208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33664321899414" calcext:value-type="float">
            <text:p>1.33664321899414</text:p>
          </table:table-cell>
          <table:table-cell office:value-type="float" office:value="1.17411816120148" calcext:value-type="float">
            <text:p>1.1741181612014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3166704177856" calcext:value-type="float">
            <text:p>1.23166704177856</text:p>
          </table:table-cell>
          <table:table-cell office:value-type="float" office:value="1.37843334674835" calcext:value-type="float">
            <text:p>1.37843334674835</text:p>
          </table:table-cell>
          <table:table-cell office:value-type="float" office:value="1.36562323570251" calcext:value-type="float">
            <text:p>1.36562323570251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9389715194702" calcext:value-type="float">
            <text:p>1.29389715194702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11111700534821" calcext:value-type="float">
            <text:p>1.1111170053482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379" calcext:value-type="float">
            <text:p>1.3379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7112605571747" calcext:value-type="float">
            <text:p>1.37112605571747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004784107208" calcext:value-type="float">
            <text:p>1.21004784107208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33664321899414" calcext:value-type="float">
            <text:p>1.33664321899414</text:p>
          </table:table-cell>
          <table:table-cell office:value-type="float" office:value="1.17411816120148" calcext:value-type="float">
            <text:p>1.1741181612014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3166704177856" calcext:value-type="float">
            <text:p>1.23166704177856</text:p>
          </table:table-cell>
          <table:table-cell office:value-type="float" office:value="1.37843334674835" calcext:value-type="float">
            <text:p>1.37843334674835</text:p>
          </table:table-cell>
          <table:table-cell office:value-type="float" office:value="1.36562323570251" calcext:value-type="float">
            <text:p>1.36562323570251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9389715194702" calcext:value-type="float">
            <text:p>1.29389715194702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11111700534821" calcext:value-type="float">
            <text:p>1.1111170053482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35" calcext:value-type="float">
            <text:p>1.3135</text:p>
          </table:table-cell>
          <table:table-cell office:value-type="float" office:value="1.3287" calcext:value-type="float">
            <text:p>1.3287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1004772186279" calcext:value-type="float">
            <text:p>1.21004772186279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29389703273773" calcext:value-type="float">
            <text:p>1.29389703273773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3820295333862" calcext:value-type="float">
            <text:p>1.33820295333862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105623245239" calcext:value-type="float">
            <text:p>1.21105623245239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3401083946228" calcext:value-type="float">
            <text:p>1.33401083946228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16166591644287" calcext:value-type="float">
            <text:p>1.16166591644287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17044651508331" calcext:value-type="float">
            <text:p>1.17044651508331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0233681201935" calcext:value-type="float">
            <text:p>1.30233681201935</text:p>
          </table:table-cell>
          <table:table-cell office:value-type="float" office:value="1.34913074970245" calcext:value-type="float">
            <text:p>1.34913074970245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11111700534821" calcext:value-type="float">
            <text:p>1.1111170053482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35" calcext:value-type="float">
            <text:p>1.3135</text:p>
          </table:table-cell>
          <table:table-cell office:value-type="float" office:value="1.3287" calcext:value-type="float">
            <text:p>1.3287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1004772186279" calcext:value-type="float">
            <text:p>1.21004772186279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29389703273773" calcext:value-type="float">
            <text:p>1.29389703273773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3820295333862" calcext:value-type="float">
            <text:p>1.33820295333862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40129923820496" calcext:value-type="float">
            <text:p>1.40129923820496</text:p>
          </table:table-cell>
          <table:table-cell office:value-type="float" office:value="1.29977285861969" calcext:value-type="float">
            <text:p>1.29977285861969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21105623245239" calcext:value-type="float">
            <text:p>1.21105623245239</text:p>
          </table:table-cell>
          <table:table-cell office:value-type="float" office:value="1.33858180046082" calcext:value-type="float">
            <text:p>1.33858180046082</text:p>
          </table:table-cell>
          <table:table-cell office:value-type="float" office:value="1.35065543651581" calcext:value-type="float">
            <text:p>1.35065543651581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33401083946228" calcext:value-type="float">
            <text:p>1.33401083946228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16166591644287" calcext:value-type="float">
            <text:p>1.16166591644287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17044651508331" calcext:value-type="float">
            <text:p>1.17044651508331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0233681201935" calcext:value-type="float">
            <text:p>1.30233681201935</text:p>
          </table:table-cell>
          <table:table-cell office:value-type="float" office:value="1.34913074970245" calcext:value-type="float">
            <text:p>1.34913074970245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11111700534821" calcext:value-type="float">
            <text:p>1.1111170053482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81" calcext:value-type="float">
            <text:p>1.3181</text:p>
          </table:table-cell>
          <table:table-cell office:value-type="float" office:value="1.344" calcext:value-type="float">
            <text:p>1.344</text:p>
          </table:table-cell>
          <table:table-cell office:value-type="float" office:value="1.4753" calcext:value-type="float">
            <text:p>1.475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9066314697266" calcext:value-type="float">
            <text:p>1.3906631469726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362199783325" calcext:value-type="float">
            <text:p>1.31362199783325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5031759738922" calcext:value-type="float">
            <text:p>1.35031759738922</text:p>
          </table:table-cell>
          <table:table-cell office:value-type="float" office:value="1.18848848342896" calcext:value-type="float">
            <text:p>1.18848848342896</text:p>
          </table:table-cell>
          <table:table-cell office:value-type="float" office:value="1.38154029846191" calcext:value-type="float">
            <text:p>1.38154029846191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0126097202301" calcext:value-type="float">
            <text:p>1.40126097202301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3110704421997" calcext:value-type="float">
            <text:p>1.43110704421997</text:p>
          </table:table-cell>
          <table:table-cell office:value-type="float" office:value="1.01553821563721" calcext:value-type="float">
            <text:p>1.01553821563721</text:p>
          </table:table-cell>
          <table:table-cell office:value-type="float" office:value="1.38666462898254" calcext:value-type="float">
            <text:p>1.38666462898254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2652056217194" calcext:value-type="float">
            <text:p>1.32652056217194</text:p>
          </table:table-cell>
          <table:table-cell office:value-type="float" office:value="1.41822481155396" calcext:value-type="float">
            <text:p>1.41822481155396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1684112548828" calcext:value-type="float">
            <text:p>1.31684112548828</text:p>
          </table:table-cell>
          <table:table-cell office:value-type="float" office:value="1.41328775882721" calcext:value-type="float">
            <text:p>1.41328775882721</text:p>
          </table:table-cell>
          <table:table-cell office:value-type="float" office:value="1.38400614261627" calcext:value-type="float">
            <text:p>1.38400614261627</text:p>
          </table:table-cell>
          <table:table-cell office:value-type="float" office:value="1.40561079978943" calcext:value-type="float">
            <text:p>1.40561079978943</text:p>
          </table:table-cell>
          <table:table-cell office:value-type="float" office:value="1.39426445960999" calcext:value-type="float">
            <text:p>1.39426445960999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4402179718018" calcext:value-type="float">
            <text:p>1.34402179718018</text:p>
          </table:table-cell>
          <table:table-cell office:value-type="float" office:value="1.36434817314148" calcext:value-type="float">
            <text:p>1.36434817314148</text:p>
          </table:table-cell>
          <table:table-cell office:value-type="float" office:value="1.40685164928436" calcext:value-type="float">
            <text:p>1.40685164928436</text:p>
          </table:table-cell>
          <table:table-cell office:value-type="float" office:value="1.33973240852356" calcext:value-type="float">
            <text:p>1.33973240852356</text:p>
          </table:table-cell>
          <table:table-cell office:value-type="float" office:value="1.39856362342834" calcext:value-type="float">
            <text:p>1.39856362342834</text:p>
          </table:table-cell>
          <table:table-cell office:value-type="float" office:value="0.97400563955307" calcext:value-type="float">
            <text:p>0.97400563955307</text:p>
          </table:table-cell>
          <table:table-cell office:value-type="float" office:value="1.40621542930603" calcext:value-type="float">
            <text:p>1.40621542930603</text:p>
          </table:table-cell>
          <table:table-cell office:value-type="float" office:value="1.29449248313904" calcext:value-type="float">
            <text:p>1.29449248313904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2862753868103" calcext:value-type="float">
            <text:p>1.2862753868103</text:p>
          </table:table-cell>
          <table:table-cell office:value-type="float" office:value="1.31320595741272" calcext:value-type="float">
            <text:p>1.31320595741272</text:p>
          </table:table-cell>
          <table:table-cell office:value-type="float" office:value="1.42341780662537" calcext:value-type="float">
            <text:p>1.42341780662537</text:p>
          </table:table-cell>
          <table:table-cell office:value-type="float" office:value="1.33410084247589" calcext:value-type="float">
            <text:p>1.33410084247589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6660659313202" calcext:value-type="float">
            <text:p>1.36660659313202</text:p>
          </table:table-cell>
          <table:table-cell office:value-type="float" office:value="1.40303611755371" calcext:value-type="float">
            <text:p>1.40303611755371</text:p>
          </table:table-cell>
          <table:table-cell office:value-type="float" office:value="1.26208698749542" calcext:value-type="float">
            <text:p>1.26208698749542</text:p>
          </table:table-cell>
          <table:table-cell office:value-type="float" office:value="1.36315274238586" calcext:value-type="float">
            <text:p>1.36315274238586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29" calcext:value-type="float">
            <text:p>1.3229</text:p>
          </table:table-cell>
          <table:table-cell office:value-type="float" office:value="1.3531" calcext:value-type="float">
            <text:p>1.3531</text:p>
          </table:table-cell>
          <table:table-cell office:value-type="float" office:value="1.4745" calcext:value-type="float">
            <text:p>1.4745</text:p>
          </table:table-cell>
          <table:table-cell office:value-type="float" office:value="0.9936" calcext:value-type="float">
            <text:p>0.9936</text:p>
          </table:table-cell>
          <table:table-cell office:value-type="float" office:value="1.33750832080841" calcext:value-type="float">
            <text:p>1.33750832080841</text:p>
          </table:table-cell>
          <table:table-cell office:value-type="float" office:value="1.13787829875946" calcext:value-type="float">
            <text:p>1.13787829875946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362548828125" calcext:value-type="float">
            <text:p>1.362548828125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2265701293945" calcext:value-type="float">
            <text:p>1.42265701293945</text:p>
          </table:table-cell>
          <table:table-cell office:value-type="float" office:value="1.40282845497131" calcext:value-type="float">
            <text:p>1.40282845497131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4598255157471" calcext:value-type="float">
            <text:p>1.34598255157471</text:p>
          </table:table-cell>
          <table:table-cell office:value-type="float" office:value="1.15040647983551" calcext:value-type="float">
            <text:p>1.15040647983551</text:p>
          </table:table-cell>
          <table:table-cell office:value-type="float" office:value="1.32228899002075" calcext:value-type="float">
            <text:p>1.32228899002075</text:p>
          </table:table-cell>
          <table:table-cell office:value-type="float" office:value="0.993591666221619" calcext:value-type="float">
            <text:p>0.993591666221619</text:p>
          </table:table-cell>
          <table:table-cell office:value-type="float" office:value="1.06022226810455" calcext:value-type="float">
            <text:p>1.06022226810455</text:p>
          </table:table-cell>
          <table:table-cell office:value-type="float" office:value="1.20190632343292" calcext:value-type="float">
            <text:p>1.20190632343292</text:p>
          </table:table-cell>
          <table:table-cell office:value-type="float" office:value="1.37692022323608" calcext:value-type="float">
            <text:p>1.37692022323608</text:p>
          </table:table-cell>
          <table:table-cell office:value-type="float" office:value="1.40619373321533" calcext:value-type="float">
            <text:p>1.40619373321533</text:p>
          </table:table-cell>
          <table:table-cell office:value-type="float" office:value="1.40775966644287" calcext:value-type="float">
            <text:p>1.40775966644287</text:p>
          </table:table-cell>
          <table:table-cell office:value-type="float" office:value="1.41259562969208" calcext:value-type="float">
            <text:p>1.41259562969208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48126912117" calcext:value-type="float">
            <text:p>1.448126912117</text:p>
          </table:table-cell>
          <table:table-cell office:value-type="float" office:value="1.37389469146729" calcext:value-type="float">
            <text:p>1.37389469146729</text:p>
          </table:table-cell>
          <table:table-cell office:value-type="float" office:value="1.47446656227112" calcext:value-type="float">
            <text:p>1.47446656227112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41080951690674" calcext:value-type="float">
            <text:p>1.41080951690674</text:p>
          </table:table-cell>
          <table:table-cell office:value-type="float" office:value="1.43521058559418" calcext:value-type="float">
            <text:p>1.43521058559418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957044124603" calcext:value-type="float">
            <text:p>1.29957044124603</text:p>
          </table:table-cell>
          <table:table-cell office:value-type="float" office:value="1.27228343486786" calcext:value-type="float">
            <text:p>1.27228343486786</text:p>
          </table:table-cell>
          <table:table-cell office:value-type="float" office:value="1.35882413387299" calcext:value-type="float">
            <text:p>1.35882413387299</text:p>
          </table:table-cell>
          <table:table-cell office:value-type="float" office:value="1.25964450836182" calcext:value-type="float">
            <text:p>1.25964450836182</text:p>
          </table:table-cell>
          <table:table-cell office:value-type="float" office:value="1.12896800041199" calcext:value-type="float">
            <text:p>1.12896800041199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81" calcext:value-type="float">
            <text:p>1.3181</text:p>
          </table:table-cell>
          <table:table-cell office:value-type="float" office:value="1.341" calcext:value-type="float">
            <text:p>1.341</text:p>
          </table:table-cell>
          <table:table-cell office:value-type="float" office:value="1.4726" calcext:value-type="float">
            <text:p>1.4726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26655697822571" calcext:value-type="float">
            <text:p>1.26655697822571</text:p>
          </table:table-cell>
          <table:table-cell office:value-type="float" office:value="1.31589186191559" calcext:value-type="float">
            <text:p>1.3158918619155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1314232349396" calcext:value-type="float">
            <text:p>1.41314232349396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34828174114227" calcext:value-type="float">
            <text:p>1.34828174114227</text:p>
          </table:table-cell>
          <table:table-cell office:value-type="float" office:value="1.47262096405029" calcext:value-type="float">
            <text:p>1.47262096405029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39968812465668" calcext:value-type="float">
            <text:p>1.39968812465668</text:p>
          </table:table-cell>
          <table:table-cell office:value-type="float" office:value="1.38209414482117" calcext:value-type="float">
            <text:p>1.38209414482117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18406915664673" calcext:value-type="float">
            <text:p>1.18406915664673</text:p>
          </table:table-cell>
          <table:table-cell office:value-type="float" office:value="1.38025343418121" calcext:value-type="float">
            <text:p>1.38025343418121</text:p>
          </table:table-cell>
          <table:table-cell office:value-type="float" office:value="1.37698805332184" calcext:value-type="float">
            <text:p>1.37698805332184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10637521743774" calcext:value-type="float">
            <text:p>1.10637521743774</text:p>
          </table:table-cell>
          <table:table-cell office:value-type="float" office:value="1.3729635477066" calcext:value-type="float">
            <text:p>1.3729635477066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458935260773" calcext:value-type="float">
            <text:p>1.34458935260773</text:p>
          </table:table-cell>
          <table:table-cell office:value-type="float" office:value="1.20230269432068" calcext:value-type="float">
            <text:p>1.20230269432068</text:p>
          </table:table-cell>
          <table:table-cell office:value-type="float" office:value="1.33057415485382" calcext:value-type="float">
            <text:p>1.33057415485382</text:p>
          </table:table-cell>
          <table:table-cell office:value-type="float" office:value="1.12807583808899" calcext:value-type="float">
            <text:p>1.12807583808899</text:p>
          </table:table-cell>
          <table:table-cell office:value-type="float" office:value="1.43683397769928" calcext:value-type="float">
            <text:p>1.43683397769928</text:p>
          </table:table-cell>
          <table:table-cell office:value-type="float" office:value="1.22298383712769" calcext:value-type="float">
            <text:p>1.22298383712769</text:p>
          </table:table-cell>
          <table:table-cell office:value-type="float" office:value="1.39607191085815" calcext:value-type="float">
            <text:p>1.39607191085815</text:p>
          </table:table-cell>
          <table:table-cell office:value-type="float" office:value="1.36445212364197" calcext:value-type="float">
            <text:p>1.36445212364197</text:p>
          </table:table-cell>
          <table:table-cell office:value-type="float" office:value="1.24102914333344" calcext:value-type="float">
            <text:p>1.24102914333344</text:p>
          </table:table-cell>
          <table:table-cell office:value-type="float" office:value="1.19852709770203" calcext:value-type="float">
            <text:p>1.19852709770203</text:p>
          </table:table-cell>
          <table:table-cell office:value-type="float" office:value="1.43053543567657" calcext:value-type="float">
            <text:p>1.43053543567657</text:p>
          </table:table-cell>
          <table:table-cell office:value-type="float" office:value="1.30744552612305" calcext:value-type="float">
            <text:p>1.30744552612305</text:p>
          </table:table-cell>
          <table:table-cell office:value-type="float" office:value="1.42748427391052" calcext:value-type="float">
            <text:p>1.42748427391052</text:p>
          </table:table-cell>
          <table:table-cell office:value-type="float" office:value="1.45311939716339" calcext:value-type="float">
            <text:p>1.45311939716339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8555562496185" calcext:value-type="float">
            <text:p>1.3855556249618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4104752540588" calcext:value-type="float">
            <text:p>1.34104752540588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2489025592804" calcext:value-type="float">
            <text:p>1.32489025592804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40031707286835" calcext:value-type="float">
            <text:p>1.40031707286835</text:p>
          </table:table-cell>
          <table:table-cell office:value-type="float" office:value="1.32494044303894" calcext:value-type="float">
            <text:p>1.32494044303894</text:p>
          </table:table-cell>
          <table:table-cell office:value-type="float" office:value="1.37750744819641" calcext:value-type="float">
            <text:p>1.37750744819641</text:p>
          </table:table-cell>
          <table:table-cell office:value-type="float" office:value="1.43686068058014" calcext:value-type="float">
            <text:p>1.43686068058014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39757013320923" calcext:value-type="float">
            <text:p>1.397570133209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439" calcext:value-type="float">
            <text:p>1.3439</text:p>
          </table:table-cell>
          <table:table-cell office:value-type="float" office:value="1.4704" calcext:value-type="float">
            <text:p>1.4704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37629365921021" calcext:value-type="float">
            <text:p>1.37629365921021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1761512756348" calcext:value-type="float">
            <text:p>1.21761512756348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19276356697083" calcext:value-type="float">
            <text:p>1.19276356697083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36851584911346" calcext:value-type="float">
            <text:p>1.36851584911346</text:p>
          </table:table-cell>
          <table:table-cell office:value-type="float" office:value="1.33624315261841" calcext:value-type="float">
            <text:p>1.33624315261841</text:p>
          </table:table-cell>
          <table:table-cell office:value-type="float" office:value="1.33172357082367" calcext:value-type="float">
            <text:p>1.33172357082367</text:p>
          </table:table-cell>
          <table:table-cell office:value-type="float" office:value="1.30939877033234" calcext:value-type="float">
            <text:p>1.30939877033234</text:p>
          </table:table-cell>
          <table:table-cell office:value-type="float" office:value="1.4704487323761" calcext:value-type="float">
            <text:p>1.4704487323761</text:p>
          </table:table-cell>
          <table:table-cell office:value-type="float" office:value="1.36210191249847" calcext:value-type="float">
            <text:p>1.36210191249847</text:p>
          </table:table-cell>
          <table:table-cell office:value-type="float" office:value="1.3857090473175" calcext:value-type="float">
            <text:p>1.3857090473175</text:p>
          </table:table-cell>
          <table:table-cell office:value-type="float" office:value="1.45351266860962" calcext:value-type="float">
            <text:p>1.45351266860962</text:p>
          </table:table-cell>
          <table:table-cell office:value-type="float" office:value="1.3417192697525" calcext:value-type="float">
            <text:p>1.3417192697525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38276338577271" calcext:value-type="float">
            <text:p>1.38276338577271</text:p>
          </table:table-cell>
          <table:table-cell office:value-type="float" office:value="1.38014674186707" calcext:value-type="float">
            <text:p>1.38014674186707</text:p>
          </table:table-cell>
          <table:table-cell office:value-type="float" office:value="1.42151319980621" calcext:value-type="float">
            <text:p>1.42151319980621</text:p>
          </table:table-cell>
          <table:table-cell office:value-type="float" office:value="1.43483483791351" calcext:value-type="float">
            <text:p>1.43483483791351</text:p>
          </table:table-cell>
          <table:table-cell office:value-type="float" office:value="1.43109309673309" calcext:value-type="float">
            <text:p>1.43109309673309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1006112098694" calcext:value-type="float">
            <text:p>1.4100611209869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44311916828156" calcext:value-type="float">
            <text:p>1.44311916828156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343905210495" calcext:value-type="float">
            <text:p>1.343905210495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35752546787262" calcext:value-type="float">
            <text:p>1.35752546787262</text:p>
          </table:table-cell>
          <table:table-cell office:value-type="float" office:value="1.36526989936829" calcext:value-type="float">
            <text:p>1.36526989936829</text:p>
          </table:table-cell>
          <table:table-cell office:value-type="float" office:value="1.42785668373108" calcext:value-type="float">
            <text:p>1.42785668373108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28942215442657" calcext:value-type="float">
            <text:p>1.28942215442657</text:p>
          </table:table-cell>
          <table:table-cell office:value-type="float" office:value="1.23949444293976" calcext:value-type="float">
            <text:p>1.23949444293976</text:p>
          </table:table-cell>
          <table:table-cell office:value-type="float" office:value="1.38090765476227" calcext:value-type="float">
            <text:p>1.38090765476227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3331001996994" calcext:value-type="float">
            <text:p>1.3331001996994</text:p>
          </table:table-cell>
          <table:table-cell office:value-type="float" office:value="1.34280180931091" calcext:value-type="float">
            <text:p>1.3428018093109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2059454917908" calcext:value-type="float">
            <text:p>1.32059454917908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23916733264923" calcext:value-type="float">
            <text:p>1.239167332649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3439" calcext:value-type="float">
            <text:p>1.3439</text:p>
          </table:table-cell>
          <table:table-cell office:value-type="float" office:value="1.4704" calcext:value-type="float">
            <text:p>1.4704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37629365921021" calcext:value-type="float">
            <text:p>1.37629365921021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1761512756348" calcext:value-type="float">
            <text:p>1.21761512756348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19276356697083" calcext:value-type="float">
            <text:p>1.19276356697083</text:p>
          </table:table-cell>
          <table:table-cell office:value-type="float" office:value="1.30337655544281" calcext:value-type="float">
            <text:p>1.3033765554428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08901309967041" calcext:value-type="float">
            <text:p>1.08901309967041</text:p>
          </table:table-cell>
          <table:table-cell office:value-type="float" office:value="1.36851584911346" calcext:value-type="float">
            <text:p>1.36851584911346</text:p>
          </table:table-cell>
          <table:table-cell office:value-type="float" office:value="1.33624315261841" calcext:value-type="float">
            <text:p>1.33624315261841</text:p>
          </table:table-cell>
          <table:table-cell office:value-type="float" office:value="1.33172357082367" calcext:value-type="float">
            <text:p>1.33172357082367</text:p>
          </table:table-cell>
          <table:table-cell office:value-type="float" office:value="1.30939877033234" calcext:value-type="float">
            <text:p>1.30939877033234</text:p>
          </table:table-cell>
          <table:table-cell office:value-type="float" office:value="1.4704487323761" calcext:value-type="float">
            <text:p>1.4704487323761</text:p>
          </table:table-cell>
          <table:table-cell office:value-type="float" office:value="1.36210191249847" calcext:value-type="float">
            <text:p>1.36210191249847</text:p>
          </table:table-cell>
          <table:table-cell office:value-type="float" office:value="1.3857090473175" calcext:value-type="float">
            <text:p>1.3857090473175</text:p>
          </table:table-cell>
          <table:table-cell office:value-type="float" office:value="1.45351266860962" calcext:value-type="float">
            <text:p>1.45351266860962</text:p>
          </table:table-cell>
          <table:table-cell office:value-type="float" office:value="1.3417192697525" calcext:value-type="float">
            <text:p>1.3417192697525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38276338577271" calcext:value-type="float">
            <text:p>1.38276338577271</text:p>
          </table:table-cell>
          <table:table-cell office:value-type="float" office:value="1.38014674186707" calcext:value-type="float">
            <text:p>1.38014674186707</text:p>
          </table:table-cell>
          <table:table-cell office:value-type="float" office:value="1.42151319980621" calcext:value-type="float">
            <text:p>1.42151319980621</text:p>
          </table:table-cell>
          <table:table-cell office:value-type="float" office:value="1.43483483791351" calcext:value-type="float">
            <text:p>1.43483483791351</text:p>
          </table:table-cell>
          <table:table-cell office:value-type="float" office:value="1.43109309673309" calcext:value-type="float">
            <text:p>1.43109309673309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1006112098694" calcext:value-type="float">
            <text:p>1.41006112098694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511335849762" calcext:value-type="float">
            <text:p>1.3851133584976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24509608745575" calcext:value-type="float">
            <text:p>1.24509608745575</text:p>
          </table:table-cell>
          <table:table-cell office:value-type="float" office:value="1.44311916828156" calcext:value-type="float">
            <text:p>1.44311916828156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343905210495" calcext:value-type="float">
            <text:p>1.343905210495</text:p>
          </table:table-cell>
          <table:table-cell office:value-type="float" office:value="1.25825107097626" calcext:value-type="float">
            <text:p>1.25825107097626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44999015331268" calcext:value-type="float">
            <text:p>1.44999015331268</text:p>
          </table:table-cell>
          <table:table-cell office:value-type="float" office:value="1.35752546787262" calcext:value-type="float">
            <text:p>1.35752546787262</text:p>
          </table:table-cell>
          <table:table-cell office:value-type="float" office:value="1.36526989936829" calcext:value-type="float">
            <text:p>1.36526989936829</text:p>
          </table:table-cell>
          <table:table-cell office:value-type="float" office:value="1.42785668373108" calcext:value-type="float">
            <text:p>1.42785668373108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28942215442657" calcext:value-type="float">
            <text:p>1.28942215442657</text:p>
          </table:table-cell>
          <table:table-cell office:value-type="float" office:value="1.23949444293976" calcext:value-type="float">
            <text:p>1.23949444293976</text:p>
          </table:table-cell>
          <table:table-cell office:value-type="float" office:value="1.38090765476227" calcext:value-type="float">
            <text:p>1.38090765476227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3331001996994" calcext:value-type="float">
            <text:p>1.3331001996994</text:p>
          </table:table-cell>
          <table:table-cell office:value-type="float" office:value="1.34280180931091" calcext:value-type="float">
            <text:p>1.3428018093109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2059454917908" calcext:value-type="float">
            <text:p>1.32059454917908</text:p>
          </table:table-cell>
          <table:table-cell office:value-type="float" office:value="1.39174973964691" calcext:value-type="float">
            <text:p>1.39174973964691</text:p>
          </table:table-cell>
          <table:table-cell office:value-type="float" office:value="1.30538153648376" calcext:value-type="float">
            <text:p>1.30538153648376</text:p>
          </table:table-cell>
          <table:table-cell office:value-type="float" office:value="1.23916733264923" calcext:value-type="float">
            <text:p>1.239167332649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2" calcext:value-type="float">
            <text:p>1.312</text:p>
          </table:table-cell>
          <table:table-cell office:value-type="float" office:value="1.341" calcext:value-type="float">
            <text:p>1.34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2174940109253" calcext:value-type="float">
            <text:p>1.1217494010925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1314232349396" calcext:value-type="float">
            <text:p>1.413142323493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35263812541962" calcext:value-type="float">
            <text:p>1.35263812541962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9968812465668" calcext:value-type="float">
            <text:p>1.39968812465668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43768012523651" calcext:value-type="float">
            <text:p>1.43768012523651</text:p>
          </table:table-cell>
          <table:table-cell office:value-type="float" office:value="1.38209414482117" calcext:value-type="float">
            <text:p>1.38209414482117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18406915664673" calcext:value-type="float">
            <text:p>1.18406915664673</text:p>
          </table:table-cell>
          <table:table-cell office:value-type="float" office:value="1.36075055599213" calcext:value-type="float">
            <text:p>1.36075055599213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10637521743774" calcext:value-type="float">
            <text:p>1.10637521743774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36607015132904" calcext:value-type="float">
            <text:p>1.36607015132904</text:p>
          </table:table-cell>
          <table:table-cell office:value-type="float" office:value="1.3729635477066" calcext:value-type="float">
            <text:p>1.3729635477066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458935260773" calcext:value-type="float">
            <text:p>1.34458935260773</text:p>
          </table:table-cell>
          <table:table-cell office:value-type="float" office:value="1.19113755226135" calcext:value-type="float">
            <text:p>1.19113755226135</text:p>
          </table:table-cell>
          <table:table-cell office:value-type="float" office:value="1.44486570358276" calcext:value-type="float">
            <text:p>1.44486570358276</text:p>
          </table:table-cell>
          <table:table-cell office:value-type="float" office:value="1.23907041549683" calcext:value-type="float">
            <text:p>1.23907041549683</text:p>
          </table:table-cell>
          <table:table-cell office:value-type="float" office:value="1.30105698108673" calcext:value-type="float">
            <text:p>1.30105698108673</text:p>
          </table:table-cell>
          <table:table-cell office:value-type="float" office:value="1.28695642948151" calcext:value-type="float">
            <text:p>1.28695642948151</text:p>
          </table:table-cell>
          <table:table-cell office:value-type="float" office:value="1.39366924762726" calcext:value-type="float">
            <text:p>1.39366924762726</text:p>
          </table:table-cell>
          <table:table-cell office:value-type="float" office:value="1.39398074150085" calcext:value-type="float">
            <text:p>1.39398074150085</text:p>
          </table:table-cell>
          <table:table-cell office:value-type="float" office:value="1.38555562496185" calcext:value-type="float">
            <text:p>1.3855556249618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4104752540588" calcext:value-type="float">
            <text:p>1.34104752540588</text:p>
          </table:table-cell>
          <table:table-cell office:value-type="float" office:value="1.42020857334137" calcext:value-type="float">
            <text:p>1.42020857334137</text:p>
          </table:table-cell>
          <table:table-cell office:value-type="float" office:value="1.40031707286835" calcext:value-type="float">
            <text:p>1.40031707286835</text:p>
          </table:table-cell>
          <table:table-cell office:value-type="float" office:value="1.32494044303894" calcext:value-type="float">
            <text:p>1.32494044303894</text:p>
          </table:table-cell>
          <table:table-cell office:value-type="float" office:value="1.37750744819641" calcext:value-type="float">
            <text:p>1.37750744819641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2489025592804" calcext:value-type="float">
            <text:p>1.32489025592804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00765478610992" calcext:value-type="float">
            <text:p>1.00765478610992</text:p>
          </table:table-cell>
          <table:table-cell office:value-type="float" office:value="1.46195244789124" calcext:value-type="float">
            <text:p>1.46195244789124</text:p>
          </table:table-cell>
          <table:table-cell office:value-type="float" office:value="1.35958850383759" calcext:value-type="float">
            <text:p>1.35958850383759</text:p>
          </table:table-cell>
          <table:table-cell office:value-type="float" office:value="1.43686068058014" calcext:value-type="float">
            <text:p>1.43686068058014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39757013320923" calcext:value-type="float">
            <text:p>1.397570133209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2" calcext:value-type="float">
            <text:p>1.312</text:p>
          </table:table-cell>
          <table:table-cell office:value-type="float" office:value="1.341" calcext:value-type="float">
            <text:p>1.34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2174940109253" calcext:value-type="float">
            <text:p>1.1217494010925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1314232349396" calcext:value-type="float">
            <text:p>1.413142323493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35263812541962" calcext:value-type="float">
            <text:p>1.35263812541962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9968812465668" calcext:value-type="float">
            <text:p>1.39968812465668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43768012523651" calcext:value-type="float">
            <text:p>1.43768012523651</text:p>
          </table:table-cell>
          <table:table-cell office:value-type="float" office:value="1.38209414482117" calcext:value-type="float">
            <text:p>1.38209414482117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18406915664673" calcext:value-type="float">
            <text:p>1.18406915664673</text:p>
          </table:table-cell>
          <table:table-cell office:value-type="float" office:value="1.36075055599213" calcext:value-type="float">
            <text:p>1.36075055599213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10637521743774" calcext:value-type="float">
            <text:p>1.10637521743774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36607015132904" calcext:value-type="float">
            <text:p>1.36607015132904</text:p>
          </table:table-cell>
          <table:table-cell office:value-type="float" office:value="1.3729635477066" calcext:value-type="float">
            <text:p>1.3729635477066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458935260773" calcext:value-type="float">
            <text:p>1.34458935260773</text:p>
          </table:table-cell>
          <table:table-cell office:value-type="float" office:value="1.19113755226135" calcext:value-type="float">
            <text:p>1.19113755226135</text:p>
          </table:table-cell>
          <table:table-cell office:value-type="float" office:value="1.44486570358276" calcext:value-type="float">
            <text:p>1.44486570358276</text:p>
          </table:table-cell>
          <table:table-cell office:value-type="float" office:value="1.23907041549683" calcext:value-type="float">
            <text:p>1.23907041549683</text:p>
          </table:table-cell>
          <table:table-cell office:value-type="float" office:value="1.30105698108673" calcext:value-type="float">
            <text:p>1.30105698108673</text:p>
          </table:table-cell>
          <table:table-cell office:value-type="float" office:value="1.28695642948151" calcext:value-type="float">
            <text:p>1.28695642948151</text:p>
          </table:table-cell>
          <table:table-cell office:value-type="float" office:value="1.39366924762726" calcext:value-type="float">
            <text:p>1.39366924762726</text:p>
          </table:table-cell>
          <table:table-cell office:value-type="float" office:value="1.39398074150085" calcext:value-type="float">
            <text:p>1.39398074150085</text:p>
          </table:table-cell>
          <table:table-cell office:value-type="float" office:value="1.38555562496185" calcext:value-type="float">
            <text:p>1.3855556249618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4104752540588" calcext:value-type="float">
            <text:p>1.34104752540588</text:p>
          </table:table-cell>
          <table:table-cell office:value-type="float" office:value="1.42020857334137" calcext:value-type="float">
            <text:p>1.42020857334137</text:p>
          </table:table-cell>
          <table:table-cell office:value-type="float" office:value="1.40031707286835" calcext:value-type="float">
            <text:p>1.40031707286835</text:p>
          </table:table-cell>
          <table:table-cell office:value-type="float" office:value="1.32494044303894" calcext:value-type="float">
            <text:p>1.32494044303894</text:p>
          </table:table-cell>
          <table:table-cell office:value-type="float" office:value="1.37750744819641" calcext:value-type="float">
            <text:p>1.37750744819641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2489025592804" calcext:value-type="float">
            <text:p>1.32489025592804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00765478610992" calcext:value-type="float">
            <text:p>1.00765478610992</text:p>
          </table:table-cell>
          <table:table-cell office:value-type="float" office:value="1.46195244789124" calcext:value-type="float">
            <text:p>1.46195244789124</text:p>
          </table:table-cell>
          <table:table-cell office:value-type="float" office:value="1.35958850383759" calcext:value-type="float">
            <text:p>1.35958850383759</text:p>
          </table:table-cell>
          <table:table-cell office:value-type="float" office:value="1.43686068058014" calcext:value-type="float">
            <text:p>1.43686068058014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39757013320923" calcext:value-type="float">
            <text:p>1.397570133209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897" calcext:value-type="float">
            <text:p>1.2897</text:p>
          </table:table-cell>
          <table:table-cell office:value-type="float" office:value="1.336" calcext:value-type="float">
            <text:p>1.336</text:p>
          </table:table-cell>
          <table:table-cell office:value-type="float" office:value="1.462" calcext:value-type="float">
            <text:p>1.46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34241414070129" calcext:value-type="float">
            <text:p>1.3424141407012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5004353523254" calcext:value-type="float">
            <text:p>1.3500435352325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8480968475342" calcext:value-type="float">
            <text:p>1.18480968475342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36607015132904" calcext:value-type="float">
            <text:p>1.36607015132904</text:p>
          </table:table-cell>
          <table:table-cell office:value-type="float" office:value="1.40495800971985" calcext:value-type="float">
            <text:p>1.40495800971985</text:p>
          </table:table-cell>
          <table:table-cell office:value-type="float" office:value="1.35552716255188" calcext:value-type="float">
            <text:p>1.35552716255188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38713347911835" calcext:value-type="float">
            <text:p>1.38713347911835</text:p>
          </table:table-cell>
          <table:table-cell office:value-type="float" office:value="1.39819240570068" calcext:value-type="float">
            <text:p>1.39819240570068</text:p>
          </table:table-cell>
          <table:table-cell office:value-type="float" office:value="1.35492968559265" calcext:value-type="float">
            <text:p>1.35492968559265</text:p>
          </table:table-cell>
          <table:table-cell office:value-type="float" office:value="1.40536272525787" calcext:value-type="float">
            <text:p>1.40536272525787</text:p>
          </table:table-cell>
          <table:table-cell office:value-type="float" office:value="1.2536985874176" calcext:value-type="float">
            <text:p>1.2536985874176</text:p>
          </table:table-cell>
          <table:table-cell office:value-type="float" office:value="1.32443583011627" calcext:value-type="float">
            <text:p>1.32443583011627</text:p>
          </table:table-cell>
          <table:table-cell office:value-type="float" office:value="1.39468634128571" calcext:value-type="float">
            <text:p>1.39468634128571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477463722229" calcext:value-type="float">
            <text:p>1.3477463722229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4448618888855" calcext:value-type="float">
            <text:p>1.14448618888855</text:p>
          </table:table-cell>
          <table:table-cell office:value-type="float" office:value="1.16053175926209" calcext:value-type="float">
            <text:p>1.16053175926209</text:p>
          </table:table-cell>
          <table:table-cell office:value-type="float" office:value="1.38760876655579" calcext:value-type="float">
            <text:p>1.38760876655579</text:p>
          </table:table-cell>
          <table:table-cell office:value-type="float" office:value="1.46195244789124" calcext:value-type="float">
            <text:p>1.46195244789124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3165031671524" calcext:value-type="float">
            <text:p>1.3165031671524</text:p>
          </table:table-cell>
          <table:table-cell office:value-type="float" office:value="1.38610255718231" calcext:value-type="float">
            <text:p>1.38610255718231</text:p>
          </table:table-cell>
          <table:table-cell office:value-type="float" office:value="1.36491751670837" calcext:value-type="float">
            <text:p>1.36491751670837</text:p>
          </table:table-cell>
          <table:table-cell office:value-type="float" office:value="1.24559593200684" calcext:value-type="float">
            <text:p>1.24559593200684</text:p>
          </table:table-cell>
          <table:table-cell office:value-type="float" office:value="1.35863983631134" calcext:value-type="float">
            <text:p>1.35863983631134</text:p>
          </table:table-cell>
          <table:table-cell office:value-type="float" office:value="1.42939722537994" calcext:value-type="float">
            <text:p>1.4293972253799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6869215965271" calcext:value-type="float">
            <text:p>1.36869215965271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32489025592804" calcext:value-type="float">
            <text:p>1.3248902559280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07" calcext:value-type="float">
            <text:p>1.2907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461" calcext:value-type="float">
            <text:p>1.461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3868205547333" calcext:value-type="float">
            <text:p>1.33868205547333</text:p>
          </table:table-cell>
          <table:table-cell office:value-type="float" office:value="1.24800658226013" calcext:value-type="float">
            <text:p>1.24800658226013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0327272415161" calcext:value-type="float">
            <text:p>1.30327272415161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7050805091858" calcext:value-type="float">
            <text:p>1.27050805091858</text:p>
          </table:table-cell>
          <table:table-cell office:value-type="float" office:value="1.11975729465485" calcext:value-type="float">
            <text:p>1.11975729465485</text:p>
          </table:table-cell>
          <table:table-cell office:value-type="float" office:value="1.46104109287262" calcext:value-type="float">
            <text:p>1.46104109287262</text:p>
          </table:table-cell>
          <table:table-cell office:value-type="float" office:value="1.25721001625061" calcext:value-type="float">
            <text:p>1.25721001625061</text:p>
          </table:table-cell>
          <table:table-cell office:value-type="float" office:value="1.37935364246368" calcext:value-type="float">
            <text:p>1.37935364246368</text:p>
          </table:table-cell>
          <table:table-cell office:value-type="float" office:value="1.31557750701904" calcext:value-type="float">
            <text:p>1.31557750701904</text:p>
          </table:table-cell>
          <table:table-cell office:value-type="float" office:value="1.45951056480408" calcext:value-type="float">
            <text:p>1.45951056480408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9890229701996" calcext:value-type="float">
            <text:p>1.39890229701996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27842879295349" calcext:value-type="float">
            <text:p>1.27842879295349</text:p>
          </table:table-cell>
          <table:table-cell office:value-type="float" office:value="1.45844566822052" calcext:value-type="float">
            <text:p>1.4584456682205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9663434028625" calcext:value-type="float">
            <text:p>1.39663434028625</text:p>
          </table:table-cell>
          <table:table-cell office:value-type="float" office:value="1.35664427280426" calcext:value-type="float">
            <text:p>1.35664427280426</text:p>
          </table:table-cell>
          <table:table-cell office:value-type="float" office:value="1.25023293495178" calcext:value-type="float">
            <text:p>1.25023293495178</text:p>
          </table:table-cell>
          <table:table-cell office:value-type="float" office:value="1.39127171039581" calcext:value-type="float">
            <text:p>1.39127171039581</text:p>
          </table:table-cell>
          <table:table-cell office:value-type="float" office:value="1.29405236244202" calcext:value-type="float">
            <text:p>1.29405236244202</text:p>
          </table:table-cell>
          <table:table-cell office:value-type="float" office:value="1.35565376281738" calcext:value-type="float">
            <text:p>1.35565376281738</text:p>
          </table:table-cell>
          <table:table-cell office:value-type="float" office:value="1.38395357131958" calcext:value-type="float">
            <text:p>1.38395357131958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3336808681488" calcext:value-type="float">
            <text:p>1.3336808681488</text:p>
          </table:table-cell>
          <table:table-cell office:value-type="float" office:value="1.38848340511322" calcext:value-type="float">
            <text:p>1.38848340511322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44235038757324" calcext:value-type="float">
            <text:p>1.4423503875732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07" calcext:value-type="float">
            <text:p>1.2907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461" calcext:value-type="float">
            <text:p>1.461</text:p>
          </table:table-cell>
          <table:table-cell office:value-type="float" office:value="0.923" calcext:value-type="float">
            <text:p>0.923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33868205547333" calcext:value-type="float">
            <text:p>1.33868205547333</text:p>
          </table:table-cell>
          <table:table-cell office:value-type="float" office:value="1.24800658226013" calcext:value-type="float">
            <text:p>1.24800658226013</text:p>
          </table:table-cell>
          <table:table-cell office:value-type="float" office:value="1.1721054315567" calcext:value-type="float">
            <text:p>1.1721054315567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0327272415161" calcext:value-type="float">
            <text:p>1.30327272415161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27050805091858" calcext:value-type="float">
            <text:p>1.27050805091858</text:p>
          </table:table-cell>
          <table:table-cell office:value-type="float" office:value="1.11975729465485" calcext:value-type="float">
            <text:p>1.11975729465485</text:p>
          </table:table-cell>
          <table:table-cell office:value-type="float" office:value="1.46104109287262" calcext:value-type="float">
            <text:p>1.46104109287262</text:p>
          </table:table-cell>
          <table:table-cell office:value-type="float" office:value="1.25721001625061" calcext:value-type="float">
            <text:p>1.25721001625061</text:p>
          </table:table-cell>
          <table:table-cell office:value-type="float" office:value="1.37935364246368" calcext:value-type="float">
            <text:p>1.37935364246368</text:p>
          </table:table-cell>
          <table:table-cell office:value-type="float" office:value="1.31557750701904" calcext:value-type="float">
            <text:p>1.31557750701904</text:p>
          </table:table-cell>
          <table:table-cell office:value-type="float" office:value="1.45951056480408" calcext:value-type="float">
            <text:p>1.45951056480408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9890229701996" calcext:value-type="float">
            <text:p>1.39890229701996</text:p>
          </table:table-cell>
          <table:table-cell office:value-type="float" office:value="1.37122309207916" calcext:value-type="float">
            <text:p>1.37122309207916</text:p>
          </table:table-cell>
          <table:table-cell office:value-type="float" office:value="1.15944361686707" calcext:value-type="float">
            <text:p>1.15944361686707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27842879295349" calcext:value-type="float">
            <text:p>1.27842879295349</text:p>
          </table:table-cell>
          <table:table-cell office:value-type="float" office:value="1.45844566822052" calcext:value-type="float">
            <text:p>1.45844566822052</text:p>
          </table:table-cell>
          <table:table-cell office:value-type="float" office:value="1.32378721237183" calcext:value-type="float">
            <text:p>1.32378721237183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9663434028625" calcext:value-type="float">
            <text:p>1.39663434028625</text:p>
          </table:table-cell>
          <table:table-cell office:value-type="float" office:value="1.35664427280426" calcext:value-type="float">
            <text:p>1.35664427280426</text:p>
          </table:table-cell>
          <table:table-cell office:value-type="float" office:value="1.25023293495178" calcext:value-type="float">
            <text:p>1.25023293495178</text:p>
          </table:table-cell>
          <table:table-cell office:value-type="float" office:value="1.39127171039581" calcext:value-type="float">
            <text:p>1.39127171039581</text:p>
          </table:table-cell>
          <table:table-cell office:value-type="float" office:value="1.29405236244202" calcext:value-type="float">
            <text:p>1.29405236244202</text:p>
          </table:table-cell>
          <table:table-cell office:value-type="float" office:value="1.35565376281738" calcext:value-type="float">
            <text:p>1.35565376281738</text:p>
          </table:table-cell>
          <table:table-cell office:value-type="float" office:value="1.38395357131958" calcext:value-type="float">
            <text:p>1.38395357131958</text:p>
          </table:table-cell>
          <table:table-cell office:value-type="float" office:value="1.31867671012878" calcext:value-type="float">
            <text:p>1.31867671012878</text:p>
          </table:table-cell>
          <table:table-cell office:value-type="float" office:value="1.3336808681488" calcext:value-type="float">
            <text:p>1.3336808681488</text:p>
          </table:table-cell>
          <table:table-cell office:value-type="float" office:value="1.38848340511322" calcext:value-type="float">
            <text:p>1.38848340511322</text:p>
          </table:table-cell>
          <table:table-cell office:value-type="float" office:value="1.20164978504181" calcext:value-type="float">
            <text:p>1.20164978504181</text:p>
          </table:table-cell>
          <table:table-cell office:value-type="float" office:value="1.025710105896" calcext:value-type="float">
            <text:p>1.025710105896</text:p>
          </table:table-cell>
          <table:table-cell office:value-type="float" office:value="1.44235038757324" calcext:value-type="float">
            <text:p>1.4423503875732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4609" calcext:value-type="float">
            <text:p>1.46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33633124828339" calcext:value-type="float">
            <text:p>1.33633124828339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28610920906067" calcext:value-type="float">
            <text:p>1.28610920906067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46093559265137" calcext:value-type="float">
            <text:p>1.46093559265137</text:p>
          </table:table-cell>
          <table:table-cell office:value-type="float" office:value="1.34370756149292" calcext:value-type="float">
            <text:p>1.34370756149292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951301574707" calcext:value-type="float">
            <text:p>1.3951301574707</text:p>
          </table:table-cell>
          <table:table-cell office:value-type="float" office:value="1.35568201541901" calcext:value-type="float">
            <text:p>1.3556820154190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7443053722382" calcext:value-type="float">
            <text:p>1.37443053722382</text:p>
          </table:table-cell>
          <table:table-cell office:value-type="float" office:value="1.41266000270844" calcext:value-type="float">
            <text:p>1.4126600027084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4609" calcext:value-type="float">
            <text:p>1.46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33633124828339" calcext:value-type="float">
            <text:p>1.33633124828339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28610920906067" calcext:value-type="float">
            <text:p>1.28610920906067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46093559265137" calcext:value-type="float">
            <text:p>1.46093559265137</text:p>
          </table:table-cell>
          <table:table-cell office:value-type="float" office:value="1.34370756149292" calcext:value-type="float">
            <text:p>1.34370756149292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951301574707" calcext:value-type="float">
            <text:p>1.3951301574707</text:p>
          </table:table-cell>
          <table:table-cell office:value-type="float" office:value="1.35568201541901" calcext:value-type="float">
            <text:p>1.3556820154190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7443053722382" calcext:value-type="float">
            <text:p>1.37443053722382</text:p>
          </table:table-cell>
          <table:table-cell office:value-type="float" office:value="1.41266000270844" calcext:value-type="float">
            <text:p>1.4126600027084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4609" calcext:value-type="float">
            <text:p>1.46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33633124828339" calcext:value-type="float">
            <text:p>1.33633124828339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28610920906067" calcext:value-type="float">
            <text:p>1.28610920906067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46093559265137" calcext:value-type="float">
            <text:p>1.46093559265137</text:p>
          </table:table-cell>
          <table:table-cell office:value-type="float" office:value="1.34370756149292" calcext:value-type="float">
            <text:p>1.34370756149292</text:p>
          </table:table-cell>
          <table:table-cell office:value-type="float" office:value="1.33863520622253" calcext:value-type="float">
            <text:p>1.33863520622253</text:p>
          </table:table-cell>
          <table:table-cell office:value-type="float" office:value="1.3951301574707" calcext:value-type="float">
            <text:p>1.3951301574707</text:p>
          </table:table-cell>
          <table:table-cell office:value-type="float" office:value="1.35568201541901" calcext:value-type="float">
            <text:p>1.35568201541901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7443053722382" calcext:value-type="float">
            <text:p>1.37443053722382</text:p>
          </table:table-cell>
          <table:table-cell office:value-type="float" office:value="1.41266000270844" calcext:value-type="float">
            <text:p>1.4126600027084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3247" calcext:value-type="float">
            <text:p>1.3247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2548828125" calcext:value-type="float">
            <text:p>1.36254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3086643218994" calcext:value-type="float">
            <text:p>1.23086643218994</text:p>
          </table:table-cell>
          <table:table-cell office:value-type="float" office:value="1.32408106327057" calcext:value-type="float">
            <text:p>1.32408106327057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19562005996704" calcext:value-type="float">
            <text:p>1.19562005996704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286995887756" calcext:value-type="float">
            <text:p>1.3828699588775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588016986847" calcext:value-type="float">
            <text:p>1.32588016986847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40705502033234" calcext:value-type="float">
            <text:p>1.40705502033234</text:p>
          </table:table-cell>
          <table:table-cell office:value-type="float" office:value="1.23477721214294" calcext:value-type="float">
            <text:p>1.23477721214294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3521058559418" calcext:value-type="float">
            <text:p>1.43521058559418</text:p>
          </table:table-cell>
          <table:table-cell office:value-type="float" office:value="1.19759023189545" calcext:value-type="float">
            <text:p>1.19759023189545</text:p>
          </table:table-cell>
          <table:table-cell office:value-type="float" office:value="1.33864557743073" calcext:value-type="float">
            <text:p>1.33864557743073</text:p>
          </table:table-cell>
          <table:table-cell office:value-type="float" office:value="1.39700376987457" calcext:value-type="float">
            <text:p>1.39700376987457</text:p>
          </table:table-cell>
          <table:table-cell office:value-type="float" office:value="1.29957044124603" calcext:value-type="float">
            <text:p>1.29957044124603</text:p>
          </table:table-cell>
          <table:table-cell office:value-type="float" office:value="1.42072689533234" calcext:value-type="float">
            <text:p>1.42072689533234</text:p>
          </table:table-cell>
          <table:table-cell office:value-type="float" office:value="1.25964450836182" calcext:value-type="float">
            <text:p>1.25964450836182</text:p>
          </table:table-cell>
          <table:table-cell office:value-type="float" office:value="1.12896800041199" calcext:value-type="float">
            <text:p>1.12896800041199</text:p>
          </table:table-cell>
          <table:table-cell office:value-type="float" office:value="1.44562685489655" calcext:value-type="float">
            <text:p>1.44562685489655</text:p>
          </table:table-cell>
          <table:table-cell office:value-type="float" office:value="1.44114971160889" calcext:value-type="float">
            <text:p>1.44114971160889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080951690674" calcext:value-type="float">
            <text:p>1.41080951690674</text:p>
          </table:table-cell>
          <table:table-cell office:value-type="float" office:value="1.38123857975006" calcext:value-type="float">
            <text:p>1.3812385797500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4779920578" calcext:value-type="float">
            <text:p>1.144779920578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1319665908813" calcext:value-type="float">
            <text:p>1.31319665908813</text:p>
          </table:table-cell>
          <table:table-cell office:value-type="float" office:value="1.36480629444122" calcext:value-type="float">
            <text:p>1.36480629444122</text:p>
          </table:table-cell>
          <table:table-cell office:value-type="float" office:value="1.27559125423431" calcext:value-type="float">
            <text:p>1.27559125423431</text:p>
          </table:table-cell>
          <table:table-cell office:value-type="float" office:value="1.13026642799377" calcext:value-type="float">
            <text:p>1.13026642799377</text:p>
          </table:table-cell>
          <table:table-cell office:value-type="float" office:value="1.38748276233673" calcext:value-type="float">
            <text:p>1.38748276233673</text:p>
          </table:table-cell>
          <table:table-cell office:value-type="float" office:value="1.29267561435699" calcext:value-type="float">
            <text:p>1.29267561435699</text:p>
          </table:table-cell>
          <table:table-cell office:value-type="float" office:value="1.31892764568329" calcext:value-type="float">
            <text:p>1.31892764568329</text:p>
          </table:table-cell>
          <table:table-cell office:value-type="float" office:value="1.29150032997131" calcext:value-type="float">
            <text:p>1.29150032997131</text:p>
          </table:table-cell>
          <table:table-cell office:value-type="float" office:value="1.24132704734802" calcext:value-type="float">
            <text:p>1.24132704734802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32821846008301" calcext:value-type="float">
            <text:p>1.32821846008301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7655851840973" calcext:value-type="float">
            <text:p>1.27655851840973</text:p>
          </table:table-cell>
          <table:table-cell office:value-type="float" office:value="1.27228343486786" calcext:value-type="float">
            <text:p>1.27228343486786</text:p>
          </table:table-cell>
          <table:table-cell office:value-type="float" office:value="1.35882413387299" calcext:value-type="float">
            <text:p>1.35882413387299</text:p>
          </table:table-cell>
          <table:table-cell office:value-type="float" office:value="1.40141260623932" calcext:value-type="float">
            <text:p>1.40141260623932</text:p>
          </table:table-cell>
          <table:table-cell office:value-type="float" office:value="1.3797402381897" calcext:value-type="float">
            <text:p>1.379740238189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3247" calcext:value-type="float">
            <text:p>1.3247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2548828125" calcext:value-type="float">
            <text:p>1.36254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3086643218994" calcext:value-type="float">
            <text:p>1.23086643218994</text:p>
          </table:table-cell>
          <table:table-cell office:value-type="float" office:value="1.32408106327057" calcext:value-type="float">
            <text:p>1.32408106327057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19562005996704" calcext:value-type="float">
            <text:p>1.19562005996704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286995887756" calcext:value-type="float">
            <text:p>1.3828699588775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588016986847" calcext:value-type="float">
            <text:p>1.32588016986847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40705502033234" calcext:value-type="float">
            <text:p>1.40705502033234</text:p>
          </table:table-cell>
          <table:table-cell office:value-type="float" office:value="1.23477721214294" calcext:value-type="float">
            <text:p>1.23477721214294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3521058559418" calcext:value-type="float">
            <text:p>1.43521058559418</text:p>
          </table:table-cell>
          <table:table-cell office:value-type="float" office:value="1.19759023189545" calcext:value-type="float">
            <text:p>1.19759023189545</text:p>
          </table:table-cell>
          <table:table-cell office:value-type="float" office:value="1.33864557743073" calcext:value-type="float">
            <text:p>1.33864557743073</text:p>
          </table:table-cell>
          <table:table-cell office:value-type="float" office:value="1.39700376987457" calcext:value-type="float">
            <text:p>1.39700376987457</text:p>
          </table:table-cell>
          <table:table-cell office:value-type="float" office:value="1.29957044124603" calcext:value-type="float">
            <text:p>1.29957044124603</text:p>
          </table:table-cell>
          <table:table-cell office:value-type="float" office:value="1.42072689533234" calcext:value-type="float">
            <text:p>1.42072689533234</text:p>
          </table:table-cell>
          <table:table-cell office:value-type="float" office:value="1.25964450836182" calcext:value-type="float">
            <text:p>1.25964450836182</text:p>
          </table:table-cell>
          <table:table-cell office:value-type="float" office:value="1.12896800041199" calcext:value-type="float">
            <text:p>1.12896800041199</text:p>
          </table:table-cell>
          <table:table-cell office:value-type="float" office:value="1.44562685489655" calcext:value-type="float">
            <text:p>1.44562685489655</text:p>
          </table:table-cell>
          <table:table-cell office:value-type="float" office:value="1.44114971160889" calcext:value-type="float">
            <text:p>1.44114971160889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080951690674" calcext:value-type="float">
            <text:p>1.41080951690674</text:p>
          </table:table-cell>
          <table:table-cell office:value-type="float" office:value="1.38123857975006" calcext:value-type="float">
            <text:p>1.3812385797500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4779920578" calcext:value-type="float">
            <text:p>1.144779920578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1319665908813" calcext:value-type="float">
            <text:p>1.31319665908813</text:p>
          </table:table-cell>
          <table:table-cell office:value-type="float" office:value="1.36480629444122" calcext:value-type="float">
            <text:p>1.36480629444122</text:p>
          </table:table-cell>
          <table:table-cell office:value-type="float" office:value="1.27559125423431" calcext:value-type="float">
            <text:p>1.27559125423431</text:p>
          </table:table-cell>
          <table:table-cell office:value-type="float" office:value="1.13026642799377" calcext:value-type="float">
            <text:p>1.13026642799377</text:p>
          </table:table-cell>
          <table:table-cell office:value-type="float" office:value="1.38748276233673" calcext:value-type="float">
            <text:p>1.38748276233673</text:p>
          </table:table-cell>
          <table:table-cell office:value-type="float" office:value="1.29267561435699" calcext:value-type="float">
            <text:p>1.29267561435699</text:p>
          </table:table-cell>
          <table:table-cell office:value-type="float" office:value="1.31892764568329" calcext:value-type="float">
            <text:p>1.31892764568329</text:p>
          </table:table-cell>
          <table:table-cell office:value-type="float" office:value="1.29150032997131" calcext:value-type="float">
            <text:p>1.29150032997131</text:p>
          </table:table-cell>
          <table:table-cell office:value-type="float" office:value="1.24132704734802" calcext:value-type="float">
            <text:p>1.24132704734802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32821846008301" calcext:value-type="float">
            <text:p>1.32821846008301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7655851840973" calcext:value-type="float">
            <text:p>1.27655851840973</text:p>
          </table:table-cell>
          <table:table-cell office:value-type="float" office:value="1.27228343486786" calcext:value-type="float">
            <text:p>1.27228343486786</text:p>
          </table:table-cell>
          <table:table-cell office:value-type="float" office:value="1.35882413387299" calcext:value-type="float">
            <text:p>1.35882413387299</text:p>
          </table:table-cell>
          <table:table-cell office:value-type="float" office:value="1.40141260623932" calcext:value-type="float">
            <text:p>1.40141260623932</text:p>
          </table:table-cell>
          <table:table-cell office:value-type="float" office:value="1.3797402381897" calcext:value-type="float">
            <text:p>1.379740238189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3247" calcext:value-type="float">
            <text:p>1.3247</text:p>
          </table:table-cell>
          <table:table-cell office:value-type="float" office:value="1.4606" calcext:value-type="float">
            <text:p>1.460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62548828125" calcext:value-type="float">
            <text:p>1.36254882812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3086643218994" calcext:value-type="float">
            <text:p>1.23086643218994</text:p>
          </table:table-cell>
          <table:table-cell office:value-type="float" office:value="1.32408106327057" calcext:value-type="float">
            <text:p>1.32408106327057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19562005996704" calcext:value-type="float">
            <text:p>1.19562005996704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38286995887756" calcext:value-type="float">
            <text:p>1.3828699588775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588016986847" calcext:value-type="float">
            <text:p>1.32588016986847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40705502033234" calcext:value-type="float">
            <text:p>1.40705502033234</text:p>
          </table:table-cell>
          <table:table-cell office:value-type="float" office:value="1.23477721214294" calcext:value-type="float">
            <text:p>1.23477721214294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30218839645386" calcext:value-type="float">
            <text:p>1.30218839645386</text:p>
          </table:table-cell>
          <table:table-cell office:value-type="float" office:value="1.43521058559418" calcext:value-type="float">
            <text:p>1.43521058559418</text:p>
          </table:table-cell>
          <table:table-cell office:value-type="float" office:value="1.19759023189545" calcext:value-type="float">
            <text:p>1.19759023189545</text:p>
          </table:table-cell>
          <table:table-cell office:value-type="float" office:value="1.33864557743073" calcext:value-type="float">
            <text:p>1.33864557743073</text:p>
          </table:table-cell>
          <table:table-cell office:value-type="float" office:value="1.39700376987457" calcext:value-type="float">
            <text:p>1.39700376987457</text:p>
          </table:table-cell>
          <table:table-cell office:value-type="float" office:value="1.29957044124603" calcext:value-type="float">
            <text:p>1.29957044124603</text:p>
          </table:table-cell>
          <table:table-cell office:value-type="float" office:value="1.42072689533234" calcext:value-type="float">
            <text:p>1.42072689533234</text:p>
          </table:table-cell>
          <table:table-cell office:value-type="float" office:value="1.25964450836182" calcext:value-type="float">
            <text:p>1.25964450836182</text:p>
          </table:table-cell>
          <table:table-cell office:value-type="float" office:value="1.12896800041199" calcext:value-type="float">
            <text:p>1.12896800041199</text:p>
          </table:table-cell>
          <table:table-cell office:value-type="float" office:value="1.44562685489655" calcext:value-type="float">
            <text:p>1.44562685489655</text:p>
          </table:table-cell>
          <table:table-cell office:value-type="float" office:value="1.44114971160889" calcext:value-type="float">
            <text:p>1.44114971160889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080951690674" calcext:value-type="float">
            <text:p>1.41080951690674</text:p>
          </table:table-cell>
          <table:table-cell office:value-type="float" office:value="1.38123857975006" calcext:value-type="float">
            <text:p>1.3812385797500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4779920578" calcext:value-type="float">
            <text:p>1.144779920578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1319665908813" calcext:value-type="float">
            <text:p>1.31319665908813</text:p>
          </table:table-cell>
          <table:table-cell office:value-type="float" office:value="1.36480629444122" calcext:value-type="float">
            <text:p>1.36480629444122</text:p>
          </table:table-cell>
          <table:table-cell office:value-type="float" office:value="1.27559125423431" calcext:value-type="float">
            <text:p>1.27559125423431</text:p>
          </table:table-cell>
          <table:table-cell office:value-type="float" office:value="1.13026642799377" calcext:value-type="float">
            <text:p>1.13026642799377</text:p>
          </table:table-cell>
          <table:table-cell office:value-type="float" office:value="1.38748276233673" calcext:value-type="float">
            <text:p>1.38748276233673</text:p>
          </table:table-cell>
          <table:table-cell office:value-type="float" office:value="1.29267561435699" calcext:value-type="float">
            <text:p>1.29267561435699</text:p>
          </table:table-cell>
          <table:table-cell office:value-type="float" office:value="1.31892764568329" calcext:value-type="float">
            <text:p>1.31892764568329</text:p>
          </table:table-cell>
          <table:table-cell office:value-type="float" office:value="1.29150032997131" calcext:value-type="float">
            <text:p>1.29150032997131</text:p>
          </table:table-cell>
          <table:table-cell office:value-type="float" office:value="1.24132704734802" calcext:value-type="float">
            <text:p>1.24132704734802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32821846008301" calcext:value-type="float">
            <text:p>1.32821846008301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27655851840973" calcext:value-type="float">
            <text:p>1.27655851840973</text:p>
          </table:table-cell>
          <table:table-cell office:value-type="float" office:value="1.27228343486786" calcext:value-type="float">
            <text:p>1.27228343486786</text:p>
          </table:table-cell>
          <table:table-cell office:value-type="float" office:value="1.35882413387299" calcext:value-type="float">
            <text:p>1.35882413387299</text:p>
          </table:table-cell>
          <table:table-cell office:value-type="float" office:value="1.40141260623932" calcext:value-type="float">
            <text:p>1.40141260623932</text:p>
          </table:table-cell>
          <table:table-cell office:value-type="float" office:value="1.3797402381897" calcext:value-type="float">
            <text:p>1.379740238189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502" calcext:value-type="float">
            <text:p>1.3502</text:p>
          </table:table-cell>
          <table:table-cell office:value-type="float" office:value="1.3728" calcext:value-type="float">
            <text:p>1.372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6983871459961" calcext:value-type="float">
            <text:p>1.36983871459961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35630416870117" calcext:value-type="float">
            <text:p>1.35630416870117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2474570274353" calcext:value-type="float">
            <text:p>1.247457027435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31540894508362" calcext:value-type="float">
            <text:p>1.31540894508362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34207367897034" calcext:value-type="float">
            <text:p>1.34207367897034</text:p>
          </table:table-cell>
          <table:table-cell office:value-type="float" office:value="1.3743714094162" calcext:value-type="float">
            <text:p>1.3743714094162</text:p>
          </table:table-cell>
          <table:table-cell office:value-type="float" office:value="1.38212978839874" calcext:value-type="float">
            <text:p>1.38212978839874</text:p>
          </table:table-cell>
          <table:table-cell office:value-type="float" office:value="1.45710074901581" calcext:value-type="float">
            <text:p>1.45710074901581</text:p>
          </table:table-cell>
          <table:table-cell office:value-type="float" office:value="1.30299925804138" calcext:value-type="float">
            <text:p>1.30299925804138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40556454658508" calcext:value-type="float">
            <text:p>1.40556454658508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5263574123383" calcext:value-type="float">
            <text:p>1.35263574123383</text:p>
          </table:table-cell>
          <table:table-cell office:value-type="float" office:value="1.43151235580444" calcext:value-type="float">
            <text:p>1.43151235580444</text:p>
          </table:table-cell>
          <table:table-cell office:value-type="float" office:value="1.39825260639191" calcext:value-type="float">
            <text:p>1.39825260639191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33110046386719" calcext:value-type="float">
            <text:p>1.33110046386719</text:p>
          </table:table-cell>
          <table:table-cell office:value-type="float" office:value="1.38416385650635" calcext:value-type="float">
            <text:p>1.38416385650635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7700855731964" calcext:value-type="float">
            <text:p>1.37700855731964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8288450241089" calcext:value-type="float">
            <text:p>1.38288450241089</text:p>
          </table:table-cell>
          <table:table-cell office:value-type="float" office:value="1.39094138145447" calcext:value-type="float">
            <text:p>1.39094138145447</text:p>
          </table:table-cell>
          <table:table-cell office:value-type="float" office:value="1.36522376537323" calcext:value-type="float">
            <text:p>1.36522376537323</text:p>
          </table:table-cell>
          <table:table-cell office:value-type="float" office:value="1.38108825683594" calcext:value-type="float">
            <text:p>1.38108825683594</text:p>
          </table:table-cell>
          <table:table-cell office:value-type="float" office:value="1.24151825904846" calcext:value-type="float">
            <text:p>1.24151825904846</text:p>
          </table:table-cell>
          <table:table-cell office:value-type="float" office:value="1.39880537986755" calcext:value-type="float">
            <text:p>1.39880537986755</text:p>
          </table:table-cell>
          <table:table-cell office:value-type="float" office:value="1.42283344268799" calcext:value-type="float">
            <text:p>1.42283344268799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37677550315857" calcext:value-type="float">
            <text:p>1.37677550315857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3202435970306" calcext:value-type="float">
            <text:p>1.43202435970306</text:p>
          </table:table-cell>
          <table:table-cell office:value-type="float" office:value="1.37882626056671" calcext:value-type="float">
            <text:p>1.37882626056671</text:p>
          </table:table-cell>
          <table:table-cell office:value-type="float" office:value="1.31647562980652" calcext:value-type="float">
            <text:p>1.31647562980652</text:p>
          </table:table-cell>
          <table:table-cell office:value-type="float" office:value="1.4074649810791" calcext:value-type="float">
            <text:p>1.4074649810791</text:p>
          </table:table-cell>
          <table:table-cell office:value-type="float" office:value="1.28005516529083" calcext:value-type="float">
            <text:p>1.28005516529083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40042185783386" calcext:value-type="float">
            <text:p>1.40042185783386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502" calcext:value-type="float">
            <text:p>1.3502</text:p>
          </table:table-cell>
          <table:table-cell office:value-type="float" office:value="1.3728" calcext:value-type="float">
            <text:p>1.372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6983871459961" calcext:value-type="float">
            <text:p>1.36983871459961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35630416870117" calcext:value-type="float">
            <text:p>1.35630416870117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2474570274353" calcext:value-type="float">
            <text:p>1.247457027435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8771069049835" calcext:value-type="float">
            <text:p>1.38771069049835</text:p>
          </table:table-cell>
          <table:table-cell office:value-type="float" office:value="1.45875906944275" calcext:value-type="float">
            <text:p>1.45875906944275</text:p>
          </table:table-cell>
          <table:table-cell office:value-type="float" office:value="1.31540894508362" calcext:value-type="float">
            <text:p>1.31540894508362</text:p>
          </table:table-cell>
          <table:table-cell office:value-type="float" office:value="1.31698942184448" calcext:value-type="float">
            <text:p>1.31698942184448</text:p>
          </table:table-cell>
          <table:table-cell office:value-type="float" office:value="1.34207367897034" calcext:value-type="float">
            <text:p>1.34207367897034</text:p>
          </table:table-cell>
          <table:table-cell office:value-type="float" office:value="1.3743714094162" calcext:value-type="float">
            <text:p>1.3743714094162</text:p>
          </table:table-cell>
          <table:table-cell office:value-type="float" office:value="1.38212978839874" calcext:value-type="float">
            <text:p>1.38212978839874</text:p>
          </table:table-cell>
          <table:table-cell office:value-type="float" office:value="1.45710074901581" calcext:value-type="float">
            <text:p>1.45710074901581</text:p>
          </table:table-cell>
          <table:table-cell office:value-type="float" office:value="1.30299925804138" calcext:value-type="float">
            <text:p>1.30299925804138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40556454658508" calcext:value-type="float">
            <text:p>1.40556454658508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5263574123383" calcext:value-type="float">
            <text:p>1.35263574123383</text:p>
          </table:table-cell>
          <table:table-cell office:value-type="float" office:value="1.43151235580444" calcext:value-type="float">
            <text:p>1.43151235580444</text:p>
          </table:table-cell>
          <table:table-cell office:value-type="float" office:value="1.39825260639191" calcext:value-type="float">
            <text:p>1.39825260639191</text:p>
          </table:table-cell>
          <table:table-cell office:value-type="float" office:value="1.38434302806854" calcext:value-type="float">
            <text:p>1.38434302806854</text:p>
          </table:table-cell>
          <table:table-cell office:value-type="float" office:value="1.33110046386719" calcext:value-type="float">
            <text:p>1.33110046386719</text:p>
          </table:table-cell>
          <table:table-cell office:value-type="float" office:value="1.38416385650635" calcext:value-type="float">
            <text:p>1.38416385650635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7700855731964" calcext:value-type="float">
            <text:p>1.37700855731964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42194032669067" calcext:value-type="float">
            <text:p>1.42194032669067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8288450241089" calcext:value-type="float">
            <text:p>1.38288450241089</text:p>
          </table:table-cell>
          <table:table-cell office:value-type="float" office:value="1.39094138145447" calcext:value-type="float">
            <text:p>1.39094138145447</text:p>
          </table:table-cell>
          <table:table-cell office:value-type="float" office:value="1.36522376537323" calcext:value-type="float">
            <text:p>1.36522376537323</text:p>
          </table:table-cell>
          <table:table-cell office:value-type="float" office:value="1.38108825683594" calcext:value-type="float">
            <text:p>1.38108825683594</text:p>
          </table:table-cell>
          <table:table-cell office:value-type="float" office:value="1.24151825904846" calcext:value-type="float">
            <text:p>1.24151825904846</text:p>
          </table:table-cell>
          <table:table-cell office:value-type="float" office:value="1.39880537986755" calcext:value-type="float">
            <text:p>1.39880537986755</text:p>
          </table:table-cell>
          <table:table-cell office:value-type="float" office:value="1.42283344268799" calcext:value-type="float">
            <text:p>1.42283344268799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37677550315857" calcext:value-type="float">
            <text:p>1.37677550315857</text:p>
          </table:table-cell>
          <table:table-cell office:value-type="float" office:value="1.41486024856567" calcext:value-type="float">
            <text:p>1.41486024856567</text:p>
          </table:table-cell>
          <table:table-cell office:value-type="float" office:value="1.43202435970306" calcext:value-type="float">
            <text:p>1.43202435970306</text:p>
          </table:table-cell>
          <table:table-cell office:value-type="float" office:value="1.37882626056671" calcext:value-type="float">
            <text:p>1.37882626056671</text:p>
          </table:table-cell>
          <table:table-cell office:value-type="float" office:value="1.31647562980652" calcext:value-type="float">
            <text:p>1.31647562980652</text:p>
          </table:table-cell>
          <table:table-cell office:value-type="float" office:value="1.4074649810791" calcext:value-type="float">
            <text:p>1.4074649810791</text:p>
          </table:table-cell>
          <table:table-cell office:value-type="float" office:value="1.28005516529083" calcext:value-type="float">
            <text:p>1.28005516529083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40042185783386" calcext:value-type="float">
            <text:p>1.40042185783386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35" calcext:value-type="float">
            <text:p>1.3335</text:p>
          </table:table-cell>
          <table:table-cell office:value-type="float" office:value="1.3574" calcext:value-type="float">
            <text:p>1.3574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8648152351379" calcext:value-type="float">
            <text:p>1.38648152351379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758716583252" calcext:value-type="float">
            <text:p>1.3758716583252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17959141731262" calcext:value-type="float">
            <text:p>1.17959141731262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25243639945984" calcext:value-type="float">
            <text:p>1.25243639945984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31896662712097" calcext:value-type="float">
            <text:p>1.3189666271209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1740522384644" calcext:value-type="float">
            <text:p>1.31740522384644</text:p>
          </table:table-cell>
          <table:table-cell office:value-type="float" office:value="1.38247156143188" calcext:value-type="float">
            <text:p>1.38247156143188</text:p>
          </table:table-cell>
          <table:table-cell office:value-type="float" office:value="1.33379364013672" calcext:value-type="float">
            <text:p>1.33379364013672</text:p>
          </table:table-cell>
          <table:table-cell office:value-type="float" office:value="1.40562510490417" calcext:value-type="float">
            <text:p>1.40562510490417</text:p>
          </table:table-cell>
          <table:table-cell office:value-type="float" office:value="1.312335729599" calcext:value-type="float">
            <text:p>1.312335729599</text:p>
          </table:table-cell>
          <table:table-cell office:value-type="float" office:value="1.383021235466" calcext:value-type="float">
            <text:p>1.383021235466</text:p>
          </table:table-cell>
          <table:table-cell office:value-type="float" office:value="1.38313698768616" calcext:value-type="float">
            <text:p>1.38313698768616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33758842945099" calcext:value-type="float">
            <text:p>1.33758842945099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2299840450287" calcext:value-type="float">
            <text:p>1.3229984045028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41204452514648" calcext:value-type="float">
            <text:p>1.41204452514648</text:p>
          </table:table-cell>
          <table:table-cell office:value-type="float" office:value="1.35947251319885" calcext:value-type="float">
            <text:p>1.35947251319885</text:p>
          </table:table-cell>
          <table:table-cell office:value-type="float" office:value="1.35925078392029" calcext:value-type="float">
            <text:p>1.35925078392029</text:p>
          </table:table-cell>
          <table:table-cell office:value-type="float" office:value="1.40125060081482" calcext:value-type="float">
            <text:p>1.40125060081482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2690908908844" calcext:value-type="float">
            <text:p>1.42690908908844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37" calcext:value-type="float">
            <text:p>1.3137</text:p>
          </table:table-cell>
          <table:table-cell office:value-type="float" office:value="1.3399" calcext:value-type="float">
            <text:p>1.3399</text:p>
          </table:table-cell>
          <table:table-cell office:value-type="float" office:value="1.453" calcext:value-type="float">
            <text:p>1.4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33009493350983" calcext:value-type="float">
            <text:p>1.3300949335098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035933971405" calcext:value-type="float">
            <text:p>1.3035933971405</text:p>
          </table:table-cell>
          <table:table-cell office:value-type="float" office:value="1.32537984848022" calcext:value-type="float">
            <text:p>1.32537984848022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34790480136871" calcext:value-type="float">
            <text:p>1.34790480136871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0219388008118" calcext:value-type="float">
            <text:p>1.30219388008118</text:p>
          </table:table-cell>
          <table:table-cell office:value-type="float" office:value="1.27739906311035" calcext:value-type="float">
            <text:p>1.27739906311035</text:p>
          </table:table-cell>
          <table:table-cell office:value-type="float" office:value="1.38345170021057" calcext:value-type="float">
            <text:p>1.38345170021057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600332736969" calcext:value-type="float">
            <text:p>1.3600332736969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10834836959839" calcext:value-type="float">
            <text:p>1.10834836959839</text:p>
          </table:table-cell>
          <table:table-cell office:value-type="float" office:value="1.17633295059204" calcext:value-type="float">
            <text:p>1.17633295059204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41882002353668" calcext:value-type="float">
            <text:p>1.41882002353668</text:p>
          </table:table-cell>
          <table:table-cell office:value-type="float" office:value="1.35152733325958" calcext:value-type="float">
            <text:p>1.35152733325958</text:p>
          </table:table-cell>
          <table:table-cell office:value-type="float" office:value="1.34626317024231" calcext:value-type="float">
            <text:p>1.3462631702423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7248373031616" calcext:value-type="float">
            <text:p>1.37248373031616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41230237483978" calcext:value-type="float">
            <text:p>1.41230237483978</text:p>
          </table:table-cell>
          <table:table-cell office:value-type="float" office:value="1.2890282869339" calcext:value-type="float">
            <text:p>1.2890282869339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228" calcext:value-type="float">
            <text:p>1.3228</text:p>
          </table:table-cell>
          <table:table-cell office:value-type="float" office:value="1.3346" calcext:value-type="float">
            <text:p>1.3346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12461566925" calcext:value-type="float">
            <text:p>1.3112461566925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8421750068665" calcext:value-type="float">
            <text:p>1.38421750068665</text:p>
          </table:table-cell>
          <table:table-cell office:value-type="float" office:value="1.37830519676209" calcext:value-type="float">
            <text:p>1.37830519676209</text:p>
          </table:table-cell>
          <table:table-cell office:value-type="float" office:value="1.33456861972809" calcext:value-type="float">
            <text:p>1.33456861972809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23737108707428" calcext:value-type="float">
            <text:p>1.23737108707428</text:p>
          </table:table-cell>
          <table:table-cell office:value-type="float" office:value="1.32026064395905" calcext:value-type="float">
            <text:p>1.32026064395905</text:p>
          </table:table-cell>
          <table:table-cell office:value-type="float" office:value="1.43500089645386" calcext:value-type="float">
            <text:p>1.43500089645386</text:p>
          </table:table-cell>
          <table:table-cell office:value-type="float" office:value="1.37903904914856" calcext:value-type="float">
            <text:p>1.37903904914856</text:p>
          </table:table-cell>
          <table:table-cell office:value-type="float" office:value="1.27267801761627" calcext:value-type="float">
            <text:p>1.27267801761627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391015052795" calcext:value-type="float">
            <text:p>1.41391015052795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267382144928" calcext:value-type="float">
            <text:p>1.42267382144928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7412750720978" calcext:value-type="float">
            <text:p>1.37412750720978</text:p>
          </table:table-cell>
          <table:table-cell office:value-type="float" office:value="1.19113266468048" calcext:value-type="float">
            <text:p>1.19113266468048</text:p>
          </table:table-cell>
          <table:table-cell office:value-type="float" office:value="1.38627803325653" calcext:value-type="float">
            <text:p>1.38627803325653</text:p>
          </table:table-cell>
          <table:table-cell office:value-type="float" office:value="1.33101046085358" calcext:value-type="float">
            <text:p>1.33101046085358</text:p>
          </table:table-cell>
          <table:table-cell office:value-type="float" office:value="1.10498213768005" calcext:value-type="float">
            <text:p>1.10498213768005</text:p>
          </table:table-cell>
          <table:table-cell office:value-type="float" office:value="1.39271891117096" calcext:value-type="float">
            <text:p>1.3927189111709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5114076137543" calcext:value-type="float">
            <text:p>1.45114076137543</text:p>
          </table:table-cell>
          <table:table-cell office:value-type="float" office:value="1.37775194644928" calcext:value-type="float">
            <text:p>1.37775194644928</text:p>
          </table:table-cell>
          <table:table-cell office:value-type="float" office:value="1.14768743515015" calcext:value-type="float">
            <text:p>1.14768743515015</text:p>
          </table:table-cell>
          <table:table-cell office:value-type="float" office:value="1.3467276096344" calcext:value-type="float">
            <text:p>1.3467276096344</text:p>
          </table:table-cell>
          <table:table-cell office:value-type="float" office:value="1.30459213256836" calcext:value-type="float">
            <text:p>1.30459213256836</text:p>
          </table:table-cell>
          <table:table-cell office:value-type="float" office:value="1.43059730529785" calcext:value-type="float">
            <text:p>1.43059730529785</text:p>
          </table:table-cell>
          <table:table-cell office:value-type="float" office:value="1.36166036128998" calcext:value-type="float">
            <text:p>1.36166036128998</text:p>
          </table:table-cell>
          <table:table-cell office:value-type="float" office:value="1.36501741409302" calcext:value-type="float">
            <text:p>1.36501741409302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8165557384491" calcext:value-type="float">
            <text:p>1.38165557384491</text:p>
          </table:table-cell>
          <table:table-cell office:value-type="float" office:value="1.3893415927887" calcext:value-type="float">
            <text:p>1.3893415927887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8" calcext:value-type="float">
            <text:p>1.318</text:p>
          </table:table-cell>
          <table:table-cell office:value-type="float" office:value="1.365" calcext:value-type="float">
            <text:p>1.365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12461566925" calcext:value-type="float">
            <text:p>1.3112461566925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421750068665" calcext:value-type="float">
            <text:p>1.38421750068665</text:p>
          </table:table-cell>
          <table:table-cell office:value-type="float" office:value="1.37830519676209" calcext:value-type="float">
            <text:p>1.37830519676209</text:p>
          </table:table-cell>
          <table:table-cell office:value-type="float" office:value="1.33456861972809" calcext:value-type="float">
            <text:p>1.33456861972809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23737108707428" calcext:value-type="float">
            <text:p>1.23737108707428</text:p>
          </table:table-cell>
          <table:table-cell office:value-type="float" office:value="1.32026064395905" calcext:value-type="float">
            <text:p>1.32026064395905</text:p>
          </table:table-cell>
          <table:table-cell office:value-type="float" office:value="1.43500089645386" calcext:value-type="float">
            <text:p>1.43500089645386</text:p>
          </table:table-cell>
          <table:table-cell office:value-type="float" office:value="1.38406801223755" calcext:value-type="float">
            <text:p>1.38406801223755</text:p>
          </table:table-cell>
          <table:table-cell office:value-type="float" office:value="1.27267801761627" calcext:value-type="float">
            <text:p>1.27267801761627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391015052795" calcext:value-type="float">
            <text:p>1.41391015052795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42267382144928" calcext:value-type="float">
            <text:p>1.42267382144928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7412750720978" calcext:value-type="float">
            <text:p>1.37412750720978</text:p>
          </table:table-cell>
          <table:table-cell office:value-type="float" office:value="1.19113266468048" calcext:value-type="float">
            <text:p>1.19113266468048</text:p>
          </table:table-cell>
          <table:table-cell office:value-type="float" office:value="1.38627803325653" calcext:value-type="float">
            <text:p>1.38627803325653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10498213768005" calcext:value-type="float">
            <text:p>1.10498213768005</text:p>
          </table:table-cell>
          <table:table-cell office:value-type="float" office:value="1.39271891117096" calcext:value-type="float">
            <text:p>1.3927189111709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5114076137543" calcext:value-type="float">
            <text:p>1.45114076137543</text:p>
          </table:table-cell>
          <table:table-cell office:value-type="float" office:value="1.37775194644928" calcext:value-type="float">
            <text:p>1.37775194644928</text:p>
          </table:table-cell>
          <table:table-cell office:value-type="float" office:value="1.14768743515015" calcext:value-type="float">
            <text:p>1.14768743515015</text:p>
          </table:table-cell>
          <table:table-cell office:value-type="float" office:value="1.41569173336029" calcext:value-type="float">
            <text:p>1.41569173336029</text:p>
          </table:table-cell>
          <table:table-cell office:value-type="float" office:value="1.30459213256836" calcext:value-type="float">
            <text:p>1.30459213256836</text:p>
          </table:table-cell>
          <table:table-cell office:value-type="float" office:value="1.43059730529785" calcext:value-type="float">
            <text:p>1.43059730529785</text:p>
          </table:table-cell>
          <table:table-cell office:value-type="float" office:value="1.36668992042542" calcext:value-type="float">
            <text:p>1.36668992042542</text:p>
          </table:table-cell>
          <table:table-cell office:value-type="float" office:value="1.36501741409302" calcext:value-type="float">
            <text:p>1.36501741409302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38165557384491" calcext:value-type="float">
            <text:p>1.38165557384491</text:p>
          </table:table-cell>
          <table:table-cell office:value-type="float" office:value="1.43660318851471" calcext:value-type="float">
            <text:p>1.4366031885147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8" calcext:value-type="float">
            <text:p>1.318</text:p>
          </table:table-cell>
          <table:table-cell office:value-type="float" office:value="1.365" calcext:value-type="float">
            <text:p>1.365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12461566925" calcext:value-type="float">
            <text:p>1.3112461566925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421750068665" calcext:value-type="float">
            <text:p>1.38421750068665</text:p>
          </table:table-cell>
          <table:table-cell office:value-type="float" office:value="1.37830519676209" calcext:value-type="float">
            <text:p>1.37830519676209</text:p>
          </table:table-cell>
          <table:table-cell office:value-type="float" office:value="1.33456861972809" calcext:value-type="float">
            <text:p>1.33456861972809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23737108707428" calcext:value-type="float">
            <text:p>1.23737108707428</text:p>
          </table:table-cell>
          <table:table-cell office:value-type="float" office:value="1.32026064395905" calcext:value-type="float">
            <text:p>1.32026064395905</text:p>
          </table:table-cell>
          <table:table-cell office:value-type="float" office:value="1.43500089645386" calcext:value-type="float">
            <text:p>1.43500089645386</text:p>
          </table:table-cell>
          <table:table-cell office:value-type="float" office:value="1.38406801223755" calcext:value-type="float">
            <text:p>1.38406801223755</text:p>
          </table:table-cell>
          <table:table-cell office:value-type="float" office:value="1.27267801761627" calcext:value-type="float">
            <text:p>1.27267801761627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391015052795" calcext:value-type="float">
            <text:p>1.41391015052795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42267382144928" calcext:value-type="float">
            <text:p>1.42267382144928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7412750720978" calcext:value-type="float">
            <text:p>1.37412750720978</text:p>
          </table:table-cell>
          <table:table-cell office:value-type="float" office:value="1.19113266468048" calcext:value-type="float">
            <text:p>1.19113266468048</text:p>
          </table:table-cell>
          <table:table-cell office:value-type="float" office:value="1.38627803325653" calcext:value-type="float">
            <text:p>1.38627803325653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10498213768005" calcext:value-type="float">
            <text:p>1.10498213768005</text:p>
          </table:table-cell>
          <table:table-cell office:value-type="float" office:value="1.39271891117096" calcext:value-type="float">
            <text:p>1.3927189111709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5114076137543" calcext:value-type="float">
            <text:p>1.45114076137543</text:p>
          </table:table-cell>
          <table:table-cell office:value-type="float" office:value="1.37775194644928" calcext:value-type="float">
            <text:p>1.37775194644928</text:p>
          </table:table-cell>
          <table:table-cell office:value-type="float" office:value="1.14768743515015" calcext:value-type="float">
            <text:p>1.14768743515015</text:p>
          </table:table-cell>
          <table:table-cell office:value-type="float" office:value="1.41569173336029" calcext:value-type="float">
            <text:p>1.41569173336029</text:p>
          </table:table-cell>
          <table:table-cell office:value-type="float" office:value="1.30459213256836" calcext:value-type="float">
            <text:p>1.30459213256836</text:p>
          </table:table-cell>
          <table:table-cell office:value-type="float" office:value="1.43059730529785" calcext:value-type="float">
            <text:p>1.43059730529785</text:p>
          </table:table-cell>
          <table:table-cell office:value-type="float" office:value="1.36668992042542" calcext:value-type="float">
            <text:p>1.36668992042542</text:p>
          </table:table-cell>
          <table:table-cell office:value-type="float" office:value="1.36501741409302" calcext:value-type="float">
            <text:p>1.36501741409302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38165557384491" calcext:value-type="float">
            <text:p>1.38165557384491</text:p>
          </table:table-cell>
          <table:table-cell office:value-type="float" office:value="1.43660318851471" calcext:value-type="float">
            <text:p>1.4366031885147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18" calcext:value-type="float">
            <text:p>1.318</text:p>
          </table:table-cell>
          <table:table-cell office:value-type="float" office:value="1.365" calcext:value-type="float">
            <text:p>1.365</text:p>
          </table:table-cell>
          <table:table-cell office:value-type="float" office:value="1.4511" calcext:value-type="float">
            <text:p>1.451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2811558246613" calcext:value-type="float">
            <text:p>1.3281155824661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12461566925" calcext:value-type="float">
            <text:p>1.3112461566925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421750068665" calcext:value-type="float">
            <text:p>1.38421750068665</text:p>
          </table:table-cell>
          <table:table-cell office:value-type="float" office:value="1.37830519676209" calcext:value-type="float">
            <text:p>1.37830519676209</text:p>
          </table:table-cell>
          <table:table-cell office:value-type="float" office:value="1.33456861972809" calcext:value-type="float">
            <text:p>1.33456861972809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23737108707428" calcext:value-type="float">
            <text:p>1.23737108707428</text:p>
          </table:table-cell>
          <table:table-cell office:value-type="float" office:value="1.32026064395905" calcext:value-type="float">
            <text:p>1.32026064395905</text:p>
          </table:table-cell>
          <table:table-cell office:value-type="float" office:value="1.43500089645386" calcext:value-type="float">
            <text:p>1.43500089645386</text:p>
          </table:table-cell>
          <table:table-cell office:value-type="float" office:value="1.38406801223755" calcext:value-type="float">
            <text:p>1.38406801223755</text:p>
          </table:table-cell>
          <table:table-cell office:value-type="float" office:value="1.27267801761627" calcext:value-type="float">
            <text:p>1.27267801761627</text:p>
          </table:table-cell>
          <table:table-cell office:value-type="float" office:value="1.33333277702332" calcext:value-type="float">
            <text:p>1.3333327770233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391015052795" calcext:value-type="float">
            <text:p>1.41391015052795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08978748321533" calcext:value-type="float">
            <text:p>1.08978748321533</text:p>
          </table:table-cell>
          <table:table-cell office:value-type="float" office:value="1.42267382144928" calcext:value-type="float">
            <text:p>1.42267382144928</text:p>
          </table:table-cell>
          <table:table-cell office:value-type="float" office:value="1.37739562988281" calcext:value-type="float">
            <text:p>1.37739562988281</text:p>
          </table:table-cell>
          <table:table-cell office:value-type="float" office:value="1.37412750720978" calcext:value-type="float">
            <text:p>1.37412750720978</text:p>
          </table:table-cell>
          <table:table-cell office:value-type="float" office:value="1.19113266468048" calcext:value-type="float">
            <text:p>1.19113266468048</text:p>
          </table:table-cell>
          <table:table-cell office:value-type="float" office:value="1.38627803325653" calcext:value-type="float">
            <text:p>1.38627803325653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10498213768005" calcext:value-type="float">
            <text:p>1.10498213768005</text:p>
          </table:table-cell>
          <table:table-cell office:value-type="float" office:value="1.39271891117096" calcext:value-type="float">
            <text:p>1.3927189111709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5114076137543" calcext:value-type="float">
            <text:p>1.45114076137543</text:p>
          </table:table-cell>
          <table:table-cell office:value-type="float" office:value="1.37775194644928" calcext:value-type="float">
            <text:p>1.37775194644928</text:p>
          </table:table-cell>
          <table:table-cell office:value-type="float" office:value="1.14768743515015" calcext:value-type="float">
            <text:p>1.14768743515015</text:p>
          </table:table-cell>
          <table:table-cell office:value-type="float" office:value="1.41569173336029" calcext:value-type="float">
            <text:p>1.41569173336029</text:p>
          </table:table-cell>
          <table:table-cell office:value-type="float" office:value="1.30459213256836" calcext:value-type="float">
            <text:p>1.30459213256836</text:p>
          </table:table-cell>
          <table:table-cell office:value-type="float" office:value="1.43059730529785" calcext:value-type="float">
            <text:p>1.43059730529785</text:p>
          </table:table-cell>
          <table:table-cell office:value-type="float" office:value="1.36668992042542" calcext:value-type="float">
            <text:p>1.36668992042542</text:p>
          </table:table-cell>
          <table:table-cell office:value-type="float" office:value="1.36501741409302" calcext:value-type="float">
            <text:p>1.36501741409302</text:p>
          </table:table-cell>
          <table:table-cell office:value-type="float" office:value="1.38776564598084" calcext:value-type="float">
            <text:p>1.38776564598084</text:p>
          </table:table-cell>
          <table:table-cell office:value-type="float" office:value="1.38165557384491" calcext:value-type="float">
            <text:p>1.38165557384491</text:p>
          </table:table-cell>
          <table:table-cell office:value-type="float" office:value="1.43660318851471" calcext:value-type="float">
            <text:p>1.43660318851471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15" calcext:value-type="float">
            <text:p>1.3015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4457" calcext:value-type="float">
            <text:p>1.4457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2510030269623" calcext:value-type="float">
            <text:p>1.3251003026962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37811708450317" calcext:value-type="float">
            <text:p>1.37811708450317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087108135223" calcext:value-type="float">
            <text:p>1.23087108135223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02910161018372" calcext:value-type="float">
            <text:p>1.0291016101837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64225101471" calcext:value-type="float">
            <text:p>1.35164225101471</text:p>
          </table:table-cell>
          <table:table-cell office:value-type="float" office:value="1.34745681285858" calcext:value-type="float">
            <text:p>1.3474568128585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26133680343628" calcext:value-type="float">
            <text:p>1.26133680343628</text:p>
          </table:table-cell>
          <table:table-cell office:value-type="float" office:value="1.262690782547" calcext:value-type="float">
            <text:p>1.262690782547</text:p>
          </table:table-cell>
          <table:table-cell office:value-type="float" office:value="1.2620804309845" calcext:value-type="float">
            <text:p>1.2620804309845</text:p>
          </table:table-cell>
          <table:table-cell office:value-type="float" office:value="1.26096415519714" calcext:value-type="float">
            <text:p>1.26096415519714</text:p>
          </table:table-cell>
          <table:table-cell office:value-type="float" office:value="1.43384265899658" calcext:value-type="float">
            <text:p>1.43384265899658</text:p>
          </table:table-cell>
          <table:table-cell office:value-type="float" office:value="1.38692784309387" calcext:value-type="float">
            <text:p>1.38692784309387</text:p>
          </table:table-cell>
          <table:table-cell office:value-type="float" office:value="1.23739981651306" calcext:value-type="float">
            <text:p>1.23739981651306</text:p>
          </table:table-cell>
          <table:table-cell office:value-type="float" office:value="1.41618955135345" calcext:value-type="float">
            <text:p>1.41618955135345</text:p>
          </table:table-cell>
          <table:table-cell office:value-type="float" office:value="1.07565224170685" calcext:value-type="float">
            <text:p>1.07565224170685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36758410930634" calcext:value-type="float">
            <text:p>1.36758410930634</text:p>
          </table:table-cell>
          <table:table-cell office:value-type="float" office:value="1.36887049674988" calcext:value-type="float">
            <text:p>1.36887049674988</text:p>
          </table:table-cell>
          <table:table-cell office:value-type="float" office:value="1.33333730697632" calcext:value-type="float">
            <text:p>1.33333730697632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41982614994049" calcext:value-type="float">
            <text:p>1.41982614994049</text:p>
          </table:table-cell>
          <table:table-cell office:value-type="float" office:value="1.32532620429993" calcext:value-type="float">
            <text:p>1.32532620429993</text:p>
          </table:table-cell>
          <table:table-cell office:value-type="float" office:value="1.31995117664337" calcext:value-type="float">
            <text:p>1.31995117664337</text:p>
          </table:table-cell>
          <table:table-cell office:value-type="float" office:value="1.33919095993042" calcext:value-type="float">
            <text:p>1.33919095993042</text:p>
          </table:table-cell>
          <table:table-cell office:value-type="float" office:value="1.2168116569519" calcext:value-type="float">
            <text:p>1.2168116569519</text:p>
          </table:table-cell>
          <table:table-cell office:value-type="float" office:value="1.40127277374268" calcext:value-type="float">
            <text:p>1.4012727737426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10923290252686" calcext:value-type="float">
            <text:p>1.10923290252686</text:p>
          </table:table-cell>
          <table:table-cell office:value-type="float" office:value="1.19131779670715" calcext:value-type="float">
            <text:p>1.19131779670715</text:p>
          </table:table-cell>
          <table:table-cell office:value-type="float" office:value="1.35914874076843" calcext:value-type="float">
            <text:p>1.35914874076843</text:p>
          </table:table-cell>
          <table:table-cell office:value-type="float" office:value="1.38546252250671" calcext:value-type="float">
            <text:p>1.38546252250671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44567859172821" calcext:value-type="float">
            <text:p>1.44567859172821</text:p>
          </table:table-cell>
          <table:table-cell office:value-type="float" office:value="1.40845167636871" calcext:value-type="float">
            <text:p>1.40845167636871</text:p>
          </table:table-cell>
          <table:table-cell office:value-type="float" office:value="1.38839995861053" calcext:value-type="float">
            <text:p>1.38839995861053</text:p>
          </table:table-cell>
          <table:table-cell office:value-type="float" office:value="1.22172284126282" calcext:value-type="float">
            <text:p>1.22172284126282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15" calcext:value-type="float">
            <text:p>1.3015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4457" calcext:value-type="float">
            <text:p>1.4457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2510030269623" calcext:value-type="float">
            <text:p>1.3251003026962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37811708450317" calcext:value-type="float">
            <text:p>1.37811708450317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087108135223" calcext:value-type="float">
            <text:p>1.23087108135223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02910161018372" calcext:value-type="float">
            <text:p>1.0291016101837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64225101471" calcext:value-type="float">
            <text:p>1.35164225101471</text:p>
          </table:table-cell>
          <table:table-cell office:value-type="float" office:value="1.34745681285858" calcext:value-type="float">
            <text:p>1.3474568128585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26133680343628" calcext:value-type="float">
            <text:p>1.26133680343628</text:p>
          </table:table-cell>
          <table:table-cell office:value-type="float" office:value="1.262690782547" calcext:value-type="float">
            <text:p>1.262690782547</text:p>
          </table:table-cell>
          <table:table-cell office:value-type="float" office:value="1.2620804309845" calcext:value-type="float">
            <text:p>1.2620804309845</text:p>
          </table:table-cell>
          <table:table-cell office:value-type="float" office:value="1.26096415519714" calcext:value-type="float">
            <text:p>1.26096415519714</text:p>
          </table:table-cell>
          <table:table-cell office:value-type="float" office:value="1.43384265899658" calcext:value-type="float">
            <text:p>1.43384265899658</text:p>
          </table:table-cell>
          <table:table-cell office:value-type="float" office:value="1.38692784309387" calcext:value-type="float">
            <text:p>1.38692784309387</text:p>
          </table:table-cell>
          <table:table-cell office:value-type="float" office:value="1.23739981651306" calcext:value-type="float">
            <text:p>1.23739981651306</text:p>
          </table:table-cell>
          <table:table-cell office:value-type="float" office:value="1.41618955135345" calcext:value-type="float">
            <text:p>1.41618955135345</text:p>
          </table:table-cell>
          <table:table-cell office:value-type="float" office:value="1.07565224170685" calcext:value-type="float">
            <text:p>1.07565224170685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36758410930634" calcext:value-type="float">
            <text:p>1.36758410930634</text:p>
          </table:table-cell>
          <table:table-cell office:value-type="float" office:value="1.36887049674988" calcext:value-type="float">
            <text:p>1.36887049674988</text:p>
          </table:table-cell>
          <table:table-cell office:value-type="float" office:value="1.33333730697632" calcext:value-type="float">
            <text:p>1.33333730697632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41982614994049" calcext:value-type="float">
            <text:p>1.41982614994049</text:p>
          </table:table-cell>
          <table:table-cell office:value-type="float" office:value="1.32532620429993" calcext:value-type="float">
            <text:p>1.32532620429993</text:p>
          </table:table-cell>
          <table:table-cell office:value-type="float" office:value="1.31995117664337" calcext:value-type="float">
            <text:p>1.31995117664337</text:p>
          </table:table-cell>
          <table:table-cell office:value-type="float" office:value="1.33919095993042" calcext:value-type="float">
            <text:p>1.33919095993042</text:p>
          </table:table-cell>
          <table:table-cell office:value-type="float" office:value="1.2168116569519" calcext:value-type="float">
            <text:p>1.2168116569519</text:p>
          </table:table-cell>
          <table:table-cell office:value-type="float" office:value="1.40127277374268" calcext:value-type="float">
            <text:p>1.40127277374268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10923290252686" calcext:value-type="float">
            <text:p>1.10923290252686</text:p>
          </table:table-cell>
          <table:table-cell office:value-type="float" office:value="1.19131779670715" calcext:value-type="float">
            <text:p>1.19131779670715</text:p>
          </table:table-cell>
          <table:table-cell office:value-type="float" office:value="1.35914874076843" calcext:value-type="float">
            <text:p>1.35914874076843</text:p>
          </table:table-cell>
          <table:table-cell office:value-type="float" office:value="1.38546252250671" calcext:value-type="float">
            <text:p>1.38546252250671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44567859172821" calcext:value-type="float">
            <text:p>1.44567859172821</text:p>
          </table:table-cell>
          <table:table-cell office:value-type="float" office:value="1.40845167636871" calcext:value-type="float">
            <text:p>1.40845167636871</text:p>
          </table:table-cell>
          <table:table-cell office:value-type="float" office:value="1.38839995861053" calcext:value-type="float">
            <text:p>1.38839995861053</text:p>
          </table:table-cell>
          <table:table-cell office:value-type="float" office:value="1.22172284126282" calcext:value-type="float">
            <text:p>1.22172284126282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4416" calcext:value-type="float">
            <text:p>1.4416</text:p>
          </table:table-cell>
          <table:table-cell office:value-type="float" office:value="0.923" calcext:value-type="float">
            <text:p>0.923</text:p>
          </table:table-cell>
          <table:table-cell office:value-type="float" office:value="1.23571693897247" calcext:value-type="float">
            <text:p>1.23571693897247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8625502586365" calcext:value-type="float">
            <text:p>1.38625502586365</text:p>
          </table:table-cell>
          <table:table-cell office:value-type="float" office:value="1.37402248382568" calcext:value-type="float">
            <text:p>1.37402248382568</text:p>
          </table:table-cell>
          <table:table-cell office:value-type="float" office:value="1.37552487850189" calcext:value-type="float">
            <text:p>1.37552487850189</text:p>
          </table:table-cell>
          <table:table-cell office:value-type="float" office:value="1.35176873207092" calcext:value-type="float">
            <text:p>1.35176873207092</text:p>
          </table:table-cell>
          <table:table-cell office:value-type="float" office:value="1.38318955898285" calcext:value-type="float">
            <text:p>1.38318955898285</text:p>
          </table:table-cell>
          <table:table-cell office:value-type="float" office:value="1.3574253320694" calcext:value-type="float">
            <text:p>1.3574253320694</text:p>
          </table:table-cell>
          <table:table-cell office:value-type="float" office:value="1.30258667469025" calcext:value-type="float">
            <text:p>1.30258667469025</text:p>
          </table:table-cell>
          <table:table-cell office:value-type="float" office:value="1.37732374668121" calcext:value-type="float">
            <text:p>1.37732374668121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1932046413422" calcext:value-type="float">
            <text:p>1.41932046413422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3684800863266" calcext:value-type="float">
            <text:p>1.3684800863266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40226316452026" calcext:value-type="float">
            <text:p>1.40226316452026</text:p>
          </table:table-cell>
          <table:table-cell office:value-type="float" office:value="1.41852653026581" calcext:value-type="float">
            <text:p>1.41852653026581</text:p>
          </table:table-cell>
          <table:table-cell office:value-type="float" office:value="1.36891889572144" calcext:value-type="float">
            <text:p>1.36891889572144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1674838066101" calcext:value-type="float">
            <text:p>1.3167483806610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4155693054199" calcext:value-type="float">
            <text:p>1.44155693054199</text:p>
          </table:table-cell>
          <table:table-cell office:value-type="float" office:value="1.2588837146759" calcext:value-type="float">
            <text:p>1.2588837146759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44089365005493" calcext:value-type="float">
            <text:p>1.4408936500549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92" calcext:value-type="float">
            <text:p>1.319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40885782241821" calcext:value-type="float">
            <text:p>1.40885782241821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92" calcext:value-type="float">
            <text:p>1.319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40885782241821" calcext:value-type="float">
            <text:p>1.40885782241821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92" calcext:value-type="float">
            <text:p>1.319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40885782241821" calcext:value-type="float">
            <text:p>1.40885782241821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92" calcext:value-type="float">
            <text:p>1.319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16194462776184" calcext:value-type="float">
            <text:p>1.16194462776184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9735779762268" calcext:value-type="float">
            <text:p>1.2973577976226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40885782241821" calcext:value-type="float">
            <text:p>1.40885782241821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86" calcext:value-type="float">
            <text:p>1.3086</text:p>
          </table:table-cell>
          <table:table-cell office:value-type="float" office:value="1.3276" calcext:value-type="float">
            <text:p>1.3276</text:p>
          </table:table-cell>
          <table:table-cell office:value-type="float" office:value="1.4385" calcext:value-type="float">
            <text:p>1.4385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4241414070129" calcext:value-type="float">
            <text:p>1.3424141407012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0582346916199" calcext:value-type="float">
            <text:p>1.40582346916199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2972058057785" calcext:value-type="float">
            <text:p>1.2972058057785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18480968475342" calcext:value-type="float">
            <text:p>1.18480968475342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29593431949615" calcext:value-type="float">
            <text:p>1.29593431949615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39627456665039" calcext:value-type="float">
            <text:p>1.3962745666503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2430896759" calcext:value-type="float">
            <text:p>1.3272430896759</text:p>
          </table:table-cell>
          <table:table-cell office:value-type="float" office:value="1.32012784481049" calcext:value-type="float">
            <text:p>1.32012784481049</text:p>
          </table:table-cell>
          <table:table-cell office:value-type="float" office:value="1.36906266212463" calcext:value-type="float">
            <text:p>1.36906266212463</text:p>
          </table:table-cell>
          <table:table-cell office:value-type="float" office:value="1.33621680736542" calcext:value-type="float">
            <text:p>1.33621680736542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43846237659454" calcext:value-type="float">
            <text:p>1.43846237659454</text:p>
          </table:table-cell>
          <table:table-cell office:value-type="float" office:value="1.42105555534363" calcext:value-type="float">
            <text:p>1.42105555534363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38713347911835" calcext:value-type="float">
            <text:p>1.38713347911835</text:p>
          </table:table-cell>
          <table:table-cell office:value-type="float" office:value="1.31020152568817" calcext:value-type="float">
            <text:p>1.31020152568817</text:p>
          </table:table-cell>
          <table:table-cell office:value-type="float" office:value="1.2536985874176" calcext:value-type="float">
            <text:p>1.2536985874176</text:p>
          </table:table-cell>
          <table:table-cell office:value-type="float" office:value="1.32443583011627" calcext:value-type="float">
            <text:p>1.32443583011627</text:p>
          </table:table-cell>
          <table:table-cell office:value-type="float" office:value="1.43155264854431" calcext:value-type="float">
            <text:p>1.43155264854431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18031549453735" calcext:value-type="float">
            <text:p>1.18031549453735</text:p>
          </table:table-cell>
          <table:table-cell office:value-type="float" office:value="1.18877363204956" calcext:value-type="float">
            <text:p>1.18877363204956</text:p>
          </table:table-cell>
          <table:table-cell office:value-type="float" office:value="1.36869215965271" calcext:value-type="float">
            <text:p>1.3686921596527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86" calcext:value-type="float">
            <text:p>1.3086</text:p>
          </table:table-cell>
          <table:table-cell office:value-type="float" office:value="1.3276" calcext:value-type="float">
            <text:p>1.3276</text:p>
          </table:table-cell>
          <table:table-cell office:value-type="float" office:value="1.4385" calcext:value-type="float">
            <text:p>1.4385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4241414070129" calcext:value-type="float">
            <text:p>1.3424141407012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0582346916199" calcext:value-type="float">
            <text:p>1.40582346916199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2972058057785" calcext:value-type="float">
            <text:p>1.2972058057785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18480968475342" calcext:value-type="float">
            <text:p>1.18480968475342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29593431949615" calcext:value-type="float">
            <text:p>1.29593431949615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39627456665039" calcext:value-type="float">
            <text:p>1.3962745666503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2430896759" calcext:value-type="float">
            <text:p>1.3272430896759</text:p>
          </table:table-cell>
          <table:table-cell office:value-type="float" office:value="1.32012784481049" calcext:value-type="float">
            <text:p>1.32012784481049</text:p>
          </table:table-cell>
          <table:table-cell office:value-type="float" office:value="1.36906266212463" calcext:value-type="float">
            <text:p>1.36906266212463</text:p>
          </table:table-cell>
          <table:table-cell office:value-type="float" office:value="1.33621680736542" calcext:value-type="float">
            <text:p>1.33621680736542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43846237659454" calcext:value-type="float">
            <text:p>1.43846237659454</text:p>
          </table:table-cell>
          <table:table-cell office:value-type="float" office:value="1.42105555534363" calcext:value-type="float">
            <text:p>1.42105555534363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38713347911835" calcext:value-type="float">
            <text:p>1.38713347911835</text:p>
          </table:table-cell>
          <table:table-cell office:value-type="float" office:value="1.31020152568817" calcext:value-type="float">
            <text:p>1.31020152568817</text:p>
          </table:table-cell>
          <table:table-cell office:value-type="float" office:value="1.2536985874176" calcext:value-type="float">
            <text:p>1.2536985874176</text:p>
          </table:table-cell>
          <table:table-cell office:value-type="float" office:value="1.32443583011627" calcext:value-type="float">
            <text:p>1.32443583011627</text:p>
          </table:table-cell>
          <table:table-cell office:value-type="float" office:value="1.43155264854431" calcext:value-type="float">
            <text:p>1.43155264854431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18031549453735" calcext:value-type="float">
            <text:p>1.18031549453735</text:p>
          </table:table-cell>
          <table:table-cell office:value-type="float" office:value="1.18877363204956" calcext:value-type="float">
            <text:p>1.18877363204956</text:p>
          </table:table-cell>
          <table:table-cell office:value-type="float" office:value="1.36869215965271" calcext:value-type="float">
            <text:p>1.36869215965271</text:p>
          </table:table-cell>
          <table:table-cell table:number-columns-repeated="1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82" calcext:value-type="float">
            <text:p>1.2682</text:p>
          </table:table-cell>
          <table:table-cell office:value-type="float" office:value="1.294" calcext:value-type="float">
            <text:p>1.294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8968" calcext:value-type="float">
            <text:p>0.8968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5267663002014" calcext:value-type="float">
            <text:p>1.35267663002014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07075190544128" calcext:value-type="float">
            <text:p>1.07075190544128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40605795383453" calcext:value-type="float">
            <text:p>1.40605795383453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2786297798157" calcext:value-type="float">
            <text:p>1.32786297798157</text:p>
          </table:table-cell>
          <table:table-cell office:value-type="float" office:value="1.34256875514984" calcext:value-type="float">
            <text:p>1.34256875514984</text:p>
          </table:table-cell>
          <table:table-cell office:value-type="float" office:value="1.32322692871094" calcext:value-type="float">
            <text:p>1.32322692871094</text:p>
          </table:table-cell>
          <table:table-cell office:value-type="float" office:value="1.30034244060516" calcext:value-type="float">
            <text:p>1.30034244060516</text:p>
          </table:table-cell>
          <table:table-cell office:value-type="float" office:value="1.27338254451752" calcext:value-type="float">
            <text:p>1.27338254451752</text:p>
          </table:table-cell>
          <table:table-cell office:value-type="float" office:value="1.29633986949921" calcext:value-type="float">
            <text:p>1.29633986949921</text:p>
          </table:table-cell>
          <table:table-cell office:value-type="float" office:value="1.06808400154114" calcext:value-type="float">
            <text:p>1.06808400154114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4933936595917" calcext:value-type="float">
            <text:p>1.34933936595917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0861473083496" calcext:value-type="float">
            <text:p>1.30861473083496</text:p>
          </table:table-cell>
          <table:table-cell office:value-type="float" office:value="1.28620743751526" calcext:value-type="float">
            <text:p>1.28620743751526</text:p>
          </table:table-cell>
          <table:table-cell office:value-type="float" office:value="1.37152314186096" calcext:value-type="float">
            <text:p>1.37152314186096</text:p>
          </table:table-cell>
          <table:table-cell office:value-type="float" office:value="1.2939670085907" calcext:value-type="float">
            <text:p>1.2939670085907</text:p>
          </table:table-cell>
          <table:table-cell office:value-type="float" office:value="1.35664176940918" calcext:value-type="float">
            <text:p>1.35664176940918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7908363342285" calcext:value-type="float">
            <text:p>1.37908363342285</text:p>
          </table:table-cell>
          <table:table-cell office:value-type="float" office:value="1.32986581325531" calcext:value-type="float">
            <text:p>1.32986581325531</text:p>
          </table:table-cell>
          <table:table-cell office:value-type="float" office:value="1.22530841827393" calcext:value-type="float">
            <text:p>1.22530841827393</text:p>
          </table:table-cell>
          <table:table-cell office:value-type="float" office:value="1.15298938751221" calcext:value-type="float">
            <text:p>1.15298938751221</text:p>
          </table:table-cell>
          <table:table-cell office:value-type="float" office:value="1.26533007621765" calcext:value-type="float">
            <text:p>1.26533007621765</text:p>
          </table:table-cell>
          <table:table-cell office:value-type="float" office:value="1.41226816177368" calcext:value-type="float">
            <text:p>1.4122681617736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31550633907318" calcext:value-type="float">
            <text:p>1.31550633907318</text:p>
          </table:table-cell>
          <table:table-cell office:value-type="float" office:value="1.08021950721741" calcext:value-type="float">
            <text:p>1.08021950721741</text:p>
          </table:table-cell>
          <table:table-cell office:value-type="float" office:value="1.18118286132813" calcext:value-type="float">
            <text:p>1.18118286132813</text:p>
          </table:table-cell>
          <table:table-cell office:value-type="float" office:value="1.23636710643768" calcext:value-type="float">
            <text:p>1.23636710643768</text:p>
          </table:table-cell>
          <table:table-cell office:value-type="float" office:value="1.27478337287903" calcext:value-type="float">
            <text:p>1.27478337287903</text:p>
          </table:table-cell>
          <table:table-cell office:value-type="float" office:value="0.993847072124481" calcext:value-type="float">
            <text:p>0.993847072124481</text:p>
          </table:table-cell>
          <table:table-cell office:value-type="float" office:value="1.21332788467407" calcext:value-type="float">
            <text:p>1.21332788467407</text:p>
          </table:table-cell>
          <table:table-cell office:value-type="float" office:value="0.89683997631073" calcext:value-type="float">
            <text:p>0.89683997631073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36855363845825" calcext:value-type="float">
            <text:p>1.36855363845825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10743999481201" calcext:value-type="float">
            <text:p>1.10743999481201</text:p>
          </table:table-cell>
          <table:table-cell office:value-type="float" office:value="1.28375315666199" calcext:value-type="float">
            <text:p>1.28375315666199</text:p>
          </table:table-cell>
          <table:table-cell office:value-type="float" office:value="1.43679666519165" calcext:value-type="float">
            <text:p>1.43679666519165</text:p>
          </table:table-cell>
          <table:table-cell office:value-type="float" office:value="1.263019323349" calcext:value-type="float">
            <text:p>1.263019323349</text:p>
          </table:table-cell>
          <table:table-cell office:value-type="float" office:value="1.16340041160584" calcext:value-type="float">
            <text:p>1.16340041160584</text:p>
          </table:table-cell>
          <table:table-cell office:value-type="float" office:value="1.3199143409729" calcext:value-type="float">
            <text:p>1.3199143409729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21739053726196" calcext:value-type="float">
            <text:p>1.21739053726196</text:p>
          </table:table-cell>
          <table:table-cell office:value-type="float" office:value="1.35850214958191" calcext:value-type="float">
            <text:p>1.35850214958191</text:p>
          </table:table-cell>
          <table:table-cell office:value-type="float" office:value="1.38570833206177" calcext:value-type="float">
            <text:p>1.38570833206177</text:p>
          </table:table-cell>
          <table:table-cell office:value-type="float" office:value="1.21924304962158" calcext:value-type="float">
            <text:p>1.21924304962158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82" calcext:value-type="float">
            <text:p>1.2682</text:p>
          </table:table-cell>
          <table:table-cell office:value-type="float" office:value="1.294" calcext:value-type="float">
            <text:p>1.294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8968" calcext:value-type="float">
            <text:p>0.8968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5267663002014" calcext:value-type="float">
            <text:p>1.35267663002014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07075190544128" calcext:value-type="float">
            <text:p>1.07075190544128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40605795383453" calcext:value-type="float">
            <text:p>1.40605795383453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2786297798157" calcext:value-type="float">
            <text:p>1.32786297798157</text:p>
          </table:table-cell>
          <table:table-cell office:value-type="float" office:value="1.34256875514984" calcext:value-type="float">
            <text:p>1.34256875514984</text:p>
          </table:table-cell>
          <table:table-cell office:value-type="float" office:value="1.32322692871094" calcext:value-type="float">
            <text:p>1.32322692871094</text:p>
          </table:table-cell>
          <table:table-cell office:value-type="float" office:value="1.30034244060516" calcext:value-type="float">
            <text:p>1.30034244060516</text:p>
          </table:table-cell>
          <table:table-cell office:value-type="float" office:value="1.27338254451752" calcext:value-type="float">
            <text:p>1.27338254451752</text:p>
          </table:table-cell>
          <table:table-cell office:value-type="float" office:value="1.29633986949921" calcext:value-type="float">
            <text:p>1.29633986949921</text:p>
          </table:table-cell>
          <table:table-cell office:value-type="float" office:value="1.06808400154114" calcext:value-type="float">
            <text:p>1.06808400154114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4933936595917" calcext:value-type="float">
            <text:p>1.34933936595917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0861473083496" calcext:value-type="float">
            <text:p>1.30861473083496</text:p>
          </table:table-cell>
          <table:table-cell office:value-type="float" office:value="1.28620743751526" calcext:value-type="float">
            <text:p>1.28620743751526</text:p>
          </table:table-cell>
          <table:table-cell office:value-type="float" office:value="1.37152314186096" calcext:value-type="float">
            <text:p>1.37152314186096</text:p>
          </table:table-cell>
          <table:table-cell office:value-type="float" office:value="1.2939670085907" calcext:value-type="float">
            <text:p>1.2939670085907</text:p>
          </table:table-cell>
          <table:table-cell office:value-type="float" office:value="1.35664176940918" calcext:value-type="float">
            <text:p>1.35664176940918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7908363342285" calcext:value-type="float">
            <text:p>1.37908363342285</text:p>
          </table:table-cell>
          <table:table-cell office:value-type="float" office:value="1.32986581325531" calcext:value-type="float">
            <text:p>1.32986581325531</text:p>
          </table:table-cell>
          <table:table-cell office:value-type="float" office:value="1.22530841827393" calcext:value-type="float">
            <text:p>1.22530841827393</text:p>
          </table:table-cell>
          <table:table-cell office:value-type="float" office:value="1.15298938751221" calcext:value-type="float">
            <text:p>1.15298938751221</text:p>
          </table:table-cell>
          <table:table-cell office:value-type="float" office:value="1.26533007621765" calcext:value-type="float">
            <text:p>1.26533007621765</text:p>
          </table:table-cell>
          <table:table-cell office:value-type="float" office:value="1.41226816177368" calcext:value-type="float">
            <text:p>1.4122681617736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31550633907318" calcext:value-type="float">
            <text:p>1.31550633907318</text:p>
          </table:table-cell>
          <table:table-cell office:value-type="float" office:value="1.08021950721741" calcext:value-type="float">
            <text:p>1.08021950721741</text:p>
          </table:table-cell>
          <table:table-cell office:value-type="float" office:value="1.18118286132813" calcext:value-type="float">
            <text:p>1.18118286132813</text:p>
          </table:table-cell>
          <table:table-cell office:value-type="float" office:value="1.23636710643768" calcext:value-type="float">
            <text:p>1.23636710643768</text:p>
          </table:table-cell>
          <table:table-cell office:value-type="float" office:value="1.27478337287903" calcext:value-type="float">
            <text:p>1.27478337287903</text:p>
          </table:table-cell>
          <table:table-cell office:value-type="float" office:value="0.993847072124481" calcext:value-type="float">
            <text:p>0.993847072124481</text:p>
          </table:table-cell>
          <table:table-cell office:value-type="float" office:value="1.21332788467407" calcext:value-type="float">
            <text:p>1.21332788467407</text:p>
          </table:table-cell>
          <table:table-cell office:value-type="float" office:value="0.89683997631073" calcext:value-type="float">
            <text:p>0.89683997631073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36855363845825" calcext:value-type="float">
            <text:p>1.36855363845825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10743999481201" calcext:value-type="float">
            <text:p>1.10743999481201</text:p>
          </table:table-cell>
          <table:table-cell office:value-type="float" office:value="1.28375315666199" calcext:value-type="float">
            <text:p>1.28375315666199</text:p>
          </table:table-cell>
          <table:table-cell office:value-type="float" office:value="1.43679666519165" calcext:value-type="float">
            <text:p>1.43679666519165</text:p>
          </table:table-cell>
          <table:table-cell office:value-type="float" office:value="1.263019323349" calcext:value-type="float">
            <text:p>1.263019323349</text:p>
          </table:table-cell>
          <table:table-cell office:value-type="float" office:value="1.16340041160584" calcext:value-type="float">
            <text:p>1.16340041160584</text:p>
          </table:table-cell>
          <table:table-cell office:value-type="float" office:value="1.3199143409729" calcext:value-type="float">
            <text:p>1.3199143409729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21739053726196" calcext:value-type="float">
            <text:p>1.21739053726196</text:p>
          </table:table-cell>
          <table:table-cell office:value-type="float" office:value="1.35850214958191" calcext:value-type="float">
            <text:p>1.35850214958191</text:p>
          </table:table-cell>
          <table:table-cell office:value-type="float" office:value="1.38570833206177" calcext:value-type="float">
            <text:p>1.38570833206177</text:p>
          </table:table-cell>
          <table:table-cell office:value-type="float" office:value="1.21924304962158" calcext:value-type="float">
            <text:p>1.21924304962158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82" calcext:value-type="float">
            <text:p>1.2682</text:p>
          </table:table-cell>
          <table:table-cell office:value-type="float" office:value="1.294" calcext:value-type="float">
            <text:p>1.294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8968" calcext:value-type="float">
            <text:p>0.8968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5267663002014" calcext:value-type="float">
            <text:p>1.35267663002014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07075190544128" calcext:value-type="float">
            <text:p>1.07075190544128</text:p>
          </table:table-cell>
          <table:table-cell office:value-type="float" office:value="1.29243731498718" calcext:value-type="float">
            <text:p>1.29243731498718</text:p>
          </table:table-cell>
          <table:table-cell office:value-type="float" office:value="1.40605795383453" calcext:value-type="float">
            <text:p>1.40605795383453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2786297798157" calcext:value-type="float">
            <text:p>1.32786297798157</text:p>
          </table:table-cell>
          <table:table-cell office:value-type="float" office:value="1.34256875514984" calcext:value-type="float">
            <text:p>1.34256875514984</text:p>
          </table:table-cell>
          <table:table-cell office:value-type="float" office:value="1.32322692871094" calcext:value-type="float">
            <text:p>1.32322692871094</text:p>
          </table:table-cell>
          <table:table-cell office:value-type="float" office:value="1.30034244060516" calcext:value-type="float">
            <text:p>1.30034244060516</text:p>
          </table:table-cell>
          <table:table-cell office:value-type="float" office:value="1.27338254451752" calcext:value-type="float">
            <text:p>1.27338254451752</text:p>
          </table:table-cell>
          <table:table-cell office:value-type="float" office:value="1.29633986949921" calcext:value-type="float">
            <text:p>1.29633986949921</text:p>
          </table:table-cell>
          <table:table-cell office:value-type="float" office:value="1.06808400154114" calcext:value-type="float">
            <text:p>1.06808400154114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4933936595917" calcext:value-type="float">
            <text:p>1.34933936595917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0861473083496" calcext:value-type="float">
            <text:p>1.30861473083496</text:p>
          </table:table-cell>
          <table:table-cell office:value-type="float" office:value="1.28620743751526" calcext:value-type="float">
            <text:p>1.28620743751526</text:p>
          </table:table-cell>
          <table:table-cell office:value-type="float" office:value="1.37152314186096" calcext:value-type="float">
            <text:p>1.37152314186096</text:p>
          </table:table-cell>
          <table:table-cell office:value-type="float" office:value="1.2939670085907" calcext:value-type="float">
            <text:p>1.2939670085907</text:p>
          </table:table-cell>
          <table:table-cell office:value-type="float" office:value="1.35664176940918" calcext:value-type="float">
            <text:p>1.35664176940918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7908363342285" calcext:value-type="float">
            <text:p>1.37908363342285</text:p>
          </table:table-cell>
          <table:table-cell office:value-type="float" office:value="1.32986581325531" calcext:value-type="float">
            <text:p>1.32986581325531</text:p>
          </table:table-cell>
          <table:table-cell office:value-type="float" office:value="1.22530841827393" calcext:value-type="float">
            <text:p>1.22530841827393</text:p>
          </table:table-cell>
          <table:table-cell office:value-type="float" office:value="1.15298938751221" calcext:value-type="float">
            <text:p>1.15298938751221</text:p>
          </table:table-cell>
          <table:table-cell office:value-type="float" office:value="1.26533007621765" calcext:value-type="float">
            <text:p>1.26533007621765</text:p>
          </table:table-cell>
          <table:table-cell office:value-type="float" office:value="1.41226816177368" calcext:value-type="float">
            <text:p>1.4122681617736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31550633907318" calcext:value-type="float">
            <text:p>1.31550633907318</text:p>
          </table:table-cell>
          <table:table-cell office:value-type="float" office:value="1.08021950721741" calcext:value-type="float">
            <text:p>1.08021950721741</text:p>
          </table:table-cell>
          <table:table-cell office:value-type="float" office:value="1.18118286132813" calcext:value-type="float">
            <text:p>1.18118286132813</text:p>
          </table:table-cell>
          <table:table-cell office:value-type="float" office:value="1.23636710643768" calcext:value-type="float">
            <text:p>1.23636710643768</text:p>
          </table:table-cell>
          <table:table-cell office:value-type="float" office:value="1.27478337287903" calcext:value-type="float">
            <text:p>1.27478337287903</text:p>
          </table:table-cell>
          <table:table-cell office:value-type="float" office:value="0.993847072124481" calcext:value-type="float">
            <text:p>0.993847072124481</text:p>
          </table:table-cell>
          <table:table-cell office:value-type="float" office:value="1.21332788467407" calcext:value-type="float">
            <text:p>1.21332788467407</text:p>
          </table:table-cell>
          <table:table-cell office:value-type="float" office:value="0.89683997631073" calcext:value-type="float">
            <text:p>0.89683997631073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36855363845825" calcext:value-type="float">
            <text:p>1.36855363845825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10743999481201" calcext:value-type="float">
            <text:p>1.10743999481201</text:p>
          </table:table-cell>
          <table:table-cell office:value-type="float" office:value="1.28375315666199" calcext:value-type="float">
            <text:p>1.28375315666199</text:p>
          </table:table-cell>
          <table:table-cell office:value-type="float" office:value="1.43679666519165" calcext:value-type="float">
            <text:p>1.43679666519165</text:p>
          </table:table-cell>
          <table:table-cell office:value-type="float" office:value="1.263019323349" calcext:value-type="float">
            <text:p>1.263019323349</text:p>
          </table:table-cell>
          <table:table-cell office:value-type="float" office:value="1.16340041160584" calcext:value-type="float">
            <text:p>1.16340041160584</text:p>
          </table:table-cell>
          <table:table-cell office:value-type="float" office:value="1.3199143409729" calcext:value-type="float">
            <text:p>1.3199143409729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21739053726196" calcext:value-type="float">
            <text:p>1.21739053726196</text:p>
          </table:table-cell>
          <table:table-cell office:value-type="float" office:value="1.35850214958191" calcext:value-type="float">
            <text:p>1.35850214958191</text:p>
          </table:table-cell>
          <table:table-cell office:value-type="float" office:value="1.38570833206177" calcext:value-type="float">
            <text:p>1.38570833206177</text:p>
          </table:table-cell>
          <table:table-cell office:value-type="float" office:value="1.21924304962158" calcext:value-type="float">
            <text:p>1.21924304962158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79" calcext:value-type="float">
            <text:p>1.2679</text:p>
          </table:table-cell>
          <table:table-cell office:value-type="float" office:value="1.3003" calcext:value-type="float">
            <text:p>1.3003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8968" calcext:value-type="float">
            <text:p>0.8968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30715572834015" calcext:value-type="float">
            <text:p>1.307155728340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5267663002014" calcext:value-type="float">
            <text:p>1.35267663002014</text:p>
          </table:table-cell>
          <table:table-cell office:value-type="float" office:value="1.24838674068451" calcext:value-type="float">
            <text:p>1.24838674068451</text:p>
          </table:table-cell>
          <table:table-cell office:value-type="float" office:value="1.09627652168274" calcext:value-type="float">
            <text:p>1.09627652168274</text:p>
          </table:table-cell>
          <table:table-cell office:value-type="float" office:value="1.07075190544128" calcext:value-type="float">
            <text:p>1.07075190544128</text:p>
          </table:table-cell>
          <table:table-cell office:value-type="float" office:value="1.40605795383453" calcext:value-type="float">
            <text:p>1.40605795383453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18692243099213" calcext:value-type="float">
            <text:p>1.18692243099213</text:p>
          </table:table-cell>
          <table:table-cell office:value-type="float" office:value="1.32786297798157" calcext:value-type="float">
            <text:p>1.32786297798157</text:p>
          </table:table-cell>
          <table:table-cell office:value-type="float" office:value="1.34256875514984" calcext:value-type="float">
            <text:p>1.34256875514984</text:p>
          </table:table-cell>
          <table:table-cell office:value-type="float" office:value="1.32322692871094" calcext:value-type="float">
            <text:p>1.32322692871094</text:p>
          </table:table-cell>
          <table:table-cell office:value-type="float" office:value="1.24554777145386" calcext:value-type="float">
            <text:p>1.24554777145386</text:p>
          </table:table-cell>
          <table:table-cell office:value-type="float" office:value="1.30034244060516" calcext:value-type="float">
            <text:p>1.30034244060516</text:p>
          </table:table-cell>
          <table:table-cell office:value-type="float" office:value="1.27338254451752" calcext:value-type="float">
            <text:p>1.27338254451752</text:p>
          </table:table-cell>
          <table:table-cell office:value-type="float" office:value="1.06808400154114" calcext:value-type="float">
            <text:p>1.06808400154114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4933936595917" calcext:value-type="float">
            <text:p>1.34933936595917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30861473083496" calcext:value-type="float">
            <text:p>1.30861473083496</text:p>
          </table:table-cell>
          <table:table-cell office:value-type="float" office:value="1.24303841590881" calcext:value-type="float">
            <text:p>1.24303841590881</text:p>
          </table:table-cell>
          <table:table-cell office:value-type="float" office:value="1.28620743751526" calcext:value-type="float">
            <text:p>1.28620743751526</text:p>
          </table:table-cell>
          <table:table-cell office:value-type="float" office:value="1.37152314186096" calcext:value-type="float">
            <text:p>1.37152314186096</text:p>
          </table:table-cell>
          <table:table-cell office:value-type="float" office:value="1.35664176940918" calcext:value-type="float">
            <text:p>1.35664176940918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7908363342285" calcext:value-type="float">
            <text:p>1.37908363342285</text:p>
          </table:table-cell>
          <table:table-cell office:value-type="float" office:value="1.32986581325531" calcext:value-type="float">
            <text:p>1.32986581325531</text:p>
          </table:table-cell>
          <table:table-cell office:value-type="float" office:value="1.30857610702515" calcext:value-type="float">
            <text:p>1.30857610702515</text:p>
          </table:table-cell>
          <table:table-cell office:value-type="float" office:value="1.22530841827393" calcext:value-type="float">
            <text:p>1.22530841827393</text:p>
          </table:table-cell>
          <table:table-cell office:value-type="float" office:value="1.15298938751221" calcext:value-type="float">
            <text:p>1.15298938751221</text:p>
          </table:table-cell>
          <table:table-cell office:value-type="float" office:value="1.41226816177368" calcext:value-type="float">
            <text:p>1.4122681617736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31550633907318" calcext:value-type="float">
            <text:p>1.31550633907318</text:p>
          </table:table-cell>
          <table:table-cell office:value-type="float" office:value="1.29260754585266" calcext:value-type="float">
            <text:p>1.29260754585266</text:p>
          </table:table-cell>
          <table:table-cell office:value-type="float" office:value="1.08021950721741" calcext:value-type="float">
            <text:p>1.08021950721741</text:p>
          </table:table-cell>
          <table:table-cell office:value-type="float" office:value="1.18118286132813" calcext:value-type="float">
            <text:p>1.18118286132813</text:p>
          </table:table-cell>
          <table:table-cell office:value-type="float" office:value="1.27478337287903" calcext:value-type="float">
            <text:p>1.27478337287903</text:p>
          </table:table-cell>
          <table:table-cell office:value-type="float" office:value="0.993847072124481" calcext:value-type="float">
            <text:p>0.993847072124481</text:p>
          </table:table-cell>
          <table:table-cell office:value-type="float" office:value="1.21332788467407" calcext:value-type="float">
            <text:p>1.21332788467407</text:p>
          </table:table-cell>
          <table:table-cell office:value-type="float" office:value="1.18847990036011" calcext:value-type="float">
            <text:p>1.18847990036011</text:p>
          </table:table-cell>
          <table:table-cell office:value-type="float" office:value="1.28701484203339" calcext:value-type="float">
            <text:p>1.28701484203339</text:p>
          </table:table-cell>
          <table:table-cell office:value-type="float" office:value="1.24850034713745" calcext:value-type="float">
            <text:p>1.24850034713745</text:p>
          </table:table-cell>
          <table:table-cell office:value-type="float" office:value="1.31293201446533" calcext:value-type="float">
            <text:p>1.31293201446533</text:p>
          </table:table-cell>
          <table:table-cell office:value-type="float" office:value="1.31170558929443" calcext:value-type="float">
            <text:p>1.31170558929443</text:p>
          </table:table-cell>
          <table:table-cell office:value-type="float" office:value="0.89683997631073" calcext:value-type="float">
            <text:p>0.89683997631073</text:p>
          </table:table-cell>
          <table:table-cell office:value-type="float" office:value="1.36855363845825" calcext:value-type="float">
            <text:p>1.36855363845825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10743999481201" calcext:value-type="float">
            <text:p>1.10743999481201</text:p>
          </table:table-cell>
          <table:table-cell office:value-type="float" office:value="1.43679666519165" calcext:value-type="float">
            <text:p>1.43679666519165</text:p>
          </table:table-cell>
          <table:table-cell office:value-type="float" office:value="1.263019323349" calcext:value-type="float">
            <text:p>1.263019323349</text:p>
          </table:table-cell>
          <table:table-cell office:value-type="float" office:value="1.16340041160584" calcext:value-type="float">
            <text:p>1.16340041160584</text:p>
          </table:table-cell>
          <table:table-cell office:value-type="float" office:value="1.35850214958191" calcext:value-type="float">
            <text:p>1.35850214958191</text:p>
          </table:table-cell>
          <table:table-cell office:value-type="float" office:value="1.38570833206177" calcext:value-type="float">
            <text:p>1.38570833206177</text:p>
          </table:table-cell>
          <table:table-cell office:value-type="float" office:value="1.21924304962158" calcext:value-type="float">
            <text:p>1.21924304962158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2838" calcext:value-type="float">
            <text:p>1.2838</text:p>
          </table:table-cell>
          <table:table-cell office:value-type="float" office:value="1.4368" calcext:value-type="float">
            <text:p>1.4368</text:p>
          </table:table-cell>
          <table:table-cell office:value-type="float" office:value="0.8968" calcext:value-type="float">
            <text:p>0.8968</text:p>
          </table:table-cell>
          <table:table-cell office:value-type="float" office:value="1.34256875514984" calcext:value-type="float">
            <text:p>1.34256875514984</text:p>
          </table:table-cell>
          <table:table-cell office:value-type="float" office:value="1.32786297798157" calcext:value-type="float">
            <text:p>1.32786297798157</text:p>
          </table:table-cell>
          <table:table-cell office:value-type="float" office:value="1.33240807056427" calcext:value-type="float">
            <text:p>1.33240807056427</text:p>
          </table:table-cell>
          <table:table-cell office:value-type="float" office:value="1.30034244060516" calcext:value-type="float">
            <text:p>1.30034244060516</text:p>
          </table:table-cell>
          <table:table-cell office:value-type="float" office:value="1.27338254451752" calcext:value-type="float">
            <text:p>1.27338254451752</text:p>
          </table:table-cell>
          <table:table-cell office:value-type="float" office:value="1.29633986949921" calcext:value-type="float">
            <text:p>1.29633986949921</text:p>
          </table:table-cell>
          <table:table-cell office:value-type="float" office:value="1.06808400154114" calcext:value-type="float">
            <text:p>1.06808400154114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21239709854126" calcext:value-type="float">
            <text:p>1.21239709854126</text:p>
          </table:table-cell>
          <table:table-cell office:value-type="float" office:value="1.34933936595917" calcext:value-type="float">
            <text:p>1.34933936595917</text:p>
          </table:table-cell>
          <table:table-cell office:value-type="float" office:value="1.31959772109985" calcext:value-type="float">
            <text:p>1.31959772109985</text:p>
          </table:table-cell>
          <table:table-cell office:value-type="float" office:value="1.28874242305756" calcext:value-type="float">
            <text:p>1.28874242305756</text:p>
          </table:table-cell>
          <table:table-cell office:value-type="float" office:value="1.22530841827393" calcext:value-type="float">
            <text:p>1.22530841827393</text:p>
          </table:table-cell>
          <table:table-cell office:value-type="float" office:value="1.15298938751221" calcext:value-type="float">
            <text:p>1.15298938751221</text:p>
          </table:table-cell>
          <table:table-cell office:value-type="float" office:value="1.26533007621765" calcext:value-type="float">
            <text:p>1.26533007621765</text:p>
          </table:table-cell>
          <table:table-cell office:value-type="float" office:value="1.41226816177368" calcext:value-type="float">
            <text:p>1.4122681617736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550633907318" calcext:value-type="float">
            <text:p>1.31550633907318</text:p>
          </table:table-cell>
          <table:table-cell office:value-type="float" office:value="1.30336856842041" calcext:value-type="float">
            <text:p>1.30336856842041</text:p>
          </table:table-cell>
          <table:table-cell office:value-type="float" office:value="1.28620743751526" calcext:value-type="float">
            <text:p>1.28620743751526</text:p>
          </table:table-cell>
          <table:table-cell office:value-type="float" office:value="1.37152314186096" calcext:value-type="float">
            <text:p>1.37152314186096</text:p>
          </table:table-cell>
          <table:table-cell office:value-type="float" office:value="1.2939670085907" calcext:value-type="float">
            <text:p>1.2939670085907</text:p>
          </table:table-cell>
          <table:table-cell office:value-type="float" office:value="1.35664176940918" calcext:value-type="float">
            <text:p>1.35664176940918</text:p>
          </table:table-cell>
          <table:table-cell office:value-type="float" office:value="1.36398231983185" calcext:value-type="float">
            <text:p>1.36398231983185</text:p>
          </table:table-cell>
          <table:table-cell office:value-type="float" office:value="1.31530928611755" calcext:value-type="float">
            <text:p>1.31530928611755</text:p>
          </table:table-cell>
          <table:table-cell office:value-type="float" office:value="1.37908363342285" calcext:value-type="float">
            <text:p>1.37908363342285</text:p>
          </table:table-cell>
          <table:table-cell office:value-type="float" office:value="1.15197682380676" calcext:value-type="float">
            <text:p>1.15197682380676</text:p>
          </table:table-cell>
          <table:table-cell office:value-type="float" office:value="1.24541056156158" calcext:value-type="float">
            <text:p>1.24541056156158</text:p>
          </table:table-cell>
          <table:table-cell office:value-type="float" office:value="1.25715661048889" calcext:value-type="float">
            <text:p>1.25715661048889</text:p>
          </table:table-cell>
          <table:table-cell office:value-type="float" office:value="1.30571758747101" calcext:value-type="float">
            <text:p>1.30571758747101</text:p>
          </table:table-cell>
          <table:table-cell office:value-type="float" office:value="1.13885653018951" calcext:value-type="float">
            <text:p>1.13885653018951</text:p>
          </table:table-cell>
          <table:table-cell office:value-type="float" office:value="1.14253628253937" calcext:value-type="float">
            <text:p>1.14253628253937</text:p>
          </table:table-cell>
          <table:table-cell office:value-type="float" office:value="1.17281651496887" calcext:value-type="float">
            <text:p>1.17281651496887</text:p>
          </table:table-cell>
          <table:table-cell office:value-type="float" office:value="0.89683997631073" calcext:value-type="float">
            <text:p>0.89683997631073</text:p>
          </table:table-cell>
          <table:table-cell office:value-type="float" office:value="1.23568391799927" calcext:value-type="float">
            <text:p>1.23568391799927</text:p>
          </table:table-cell>
          <table:table-cell office:value-type="float" office:value="1.36855363845825" calcext:value-type="float">
            <text:p>1.36855363845825</text:p>
          </table:table-cell>
          <table:table-cell office:value-type="float" office:value="1.18716287612915" calcext:value-type="float">
            <text:p>1.18716287612915</text:p>
          </table:table-cell>
          <table:table-cell office:value-type="float" office:value="1.01371693611145" calcext:value-type="float">
            <text:p>1.01371693611145</text:p>
          </table:table-cell>
          <table:table-cell office:value-type="float" office:value="1.10743999481201" calcext:value-type="float">
            <text:p>1.10743999481201</text:p>
          </table:table-cell>
          <table:table-cell office:value-type="float" office:value="1.28375315666199" calcext:value-type="float">
            <text:p>1.28375315666199</text:p>
          </table:table-cell>
          <table:table-cell office:value-type="float" office:value="1.43679666519165" calcext:value-type="float">
            <text:p>1.43679666519165</text:p>
          </table:table-cell>
          <table:table-cell office:value-type="float" office:value="1.263019323349" calcext:value-type="float">
            <text:p>1.263019323349</text:p>
          </table:table-cell>
          <table:table-cell office:value-type="float" office:value="0.967517614364624" calcext:value-type="float">
            <text:p>0.967517614364624</text:p>
          </table:table-cell>
          <table:table-cell office:value-type="float" office:value="1.16340041160584" calcext:value-type="float">
            <text:p>1.16340041160584</text:p>
          </table:table-cell>
          <table:table-cell office:value-type="float" office:value="1.3199143409729" calcext:value-type="float">
            <text:p>1.3199143409729</text:p>
          </table:table-cell>
          <table:table-cell office:value-type="float" office:value="1.26468563079834" calcext:value-type="float">
            <text:p>1.26468563079834</text:p>
          </table:table-cell>
          <table:table-cell office:value-type="float" office:value="1.19591045379639" calcext:value-type="float">
            <text:p>1.19591045379639</text:p>
          </table:table-cell>
          <table:table-cell office:value-type="float" office:value="1.21739053726196" calcext:value-type="float">
            <text:p>1.21739053726196</text:p>
          </table:table-cell>
          <table:table-cell office:value-type="float" office:value="1.35850214958191" calcext:value-type="float">
            <text:p>1.35850214958191</text:p>
          </table:table-cell>
          <table:table-cell office:value-type="float" office:value="1.33901071548462" calcext:value-type="float">
            <text:p>1.33901071548462</text:p>
          </table:table-cell>
          <table:table-cell office:value-type="float" office:value="1.38570833206177" calcext:value-type="float">
            <text:p>1.38570833206177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21924304962158" calcext:value-type="float">
            <text:p>1.21924304962158</text:p>
          </table:table-cell>
          <table:table-cell office:value-type="float" office:value="1.22220182418823" calcext:value-type="float">
            <text:p>1.22220182418823</text:p>
          </table:table-cell>
          <table:table-cell table:number-columns-repeated="1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21" calcext:value-type="float">
            <text:p>1.3321</text:p>
          </table:table-cell>
          <table:table-cell office:value-type="float" office:value="1.3337" calcext:value-type="float">
            <text:p>1.3337</text:p>
          </table:table-cell>
          <table:table-cell office:value-type="float" office:value="1.4314" calcext:value-type="float">
            <text:p>1.431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996923923492" calcext:value-type="float">
            <text:p>1.3799692392349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0305137634277" calcext:value-type="float">
            <text:p>1.40305137634277</text:p>
          </table:table-cell>
          <table:table-cell office:value-type="float" office:value="1.41867184638977" calcext:value-type="float">
            <text:p>1.41867184638977</text:p>
          </table:table-cell>
          <table:table-cell office:value-type="float" office:value="1.43144690990448" calcext:value-type="float">
            <text:p>1.43144690990448</text:p>
          </table:table-cell>
          <table:table-cell office:value-type="float" office:value="1.41976153850555" calcext:value-type="float">
            <text:p>1.41976153850555</text:p>
          </table:table-cell>
          <table:table-cell office:value-type="float" office:value="1.40576004981995" calcext:value-type="float">
            <text:p>1.40576004981995</text:p>
          </table:table-cell>
          <table:table-cell office:value-type="float" office:value="1.32437586784363" calcext:value-type="float">
            <text:p>1.32437586784363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4841117858887" calcext:value-type="float">
            <text:p>1.24841117858887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1904911994934" calcext:value-type="float">
            <text:p>1.31904911994934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2905948162079" calcext:value-type="float">
            <text:p>1.32905948162079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4623658657074" calcext:value-type="float">
            <text:p>1.34623658657074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38686668872833" calcext:value-type="float">
            <text:p>1.3868666887283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21" calcext:value-type="float">
            <text:p>1.3321</text:p>
          </table:table-cell>
          <table:table-cell office:value-type="float" office:value="1.3337" calcext:value-type="float">
            <text:p>1.3337</text:p>
          </table:table-cell>
          <table:table-cell office:value-type="float" office:value="1.4314" calcext:value-type="float">
            <text:p>1.431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996923923492" calcext:value-type="float">
            <text:p>1.3799692392349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0305137634277" calcext:value-type="float">
            <text:p>1.40305137634277</text:p>
          </table:table-cell>
          <table:table-cell office:value-type="float" office:value="1.41867184638977" calcext:value-type="float">
            <text:p>1.41867184638977</text:p>
          </table:table-cell>
          <table:table-cell office:value-type="float" office:value="1.43144690990448" calcext:value-type="float">
            <text:p>1.43144690990448</text:p>
          </table:table-cell>
          <table:table-cell office:value-type="float" office:value="1.41976153850555" calcext:value-type="float">
            <text:p>1.41976153850555</text:p>
          </table:table-cell>
          <table:table-cell office:value-type="float" office:value="1.40576004981995" calcext:value-type="float">
            <text:p>1.40576004981995</text:p>
          </table:table-cell>
          <table:table-cell office:value-type="float" office:value="1.32437586784363" calcext:value-type="float">
            <text:p>1.32437586784363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4841117858887" calcext:value-type="float">
            <text:p>1.24841117858887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1904911994934" calcext:value-type="float">
            <text:p>1.31904911994934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2905948162079" calcext:value-type="float">
            <text:p>1.32905948162079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4623658657074" calcext:value-type="float">
            <text:p>1.34623658657074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38686668872833" calcext:value-type="float">
            <text:p>1.38686668872833</text:p>
          </table:table-cell>
          <table:table-cell table:number-columns-repeated="1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291" calcext:value-type="float">
            <text:p>1.4291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65944480896" calcext:value-type="float">
            <text:p>1.265944480896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41634786128998" calcext:value-type="float">
            <text:p>1.41634786128998</text:p>
          </table:table-cell>
          <table:table-cell office:value-type="float" office:value="1.40588212013245" calcext:value-type="float">
            <text:p>1.4058821201324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36668992042542" calcext:value-type="float">
            <text:p>1.36668992042542</text:p>
          </table:table-cell>
          <table:table-cell office:value-type="float" office:value="1.42855274677277" calcext:value-type="float">
            <text:p>1.42855274677277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3757518529892" calcext:value-type="float">
            <text:p>1.3757518529892</text:p>
          </table:table-cell>
          <table:table-cell office:value-type="float" office:value="1.38724207878113" calcext:value-type="float">
            <text:p>1.3872420787811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53" calcext:value-type="float">
            <text:p>1.3053</text:p>
          </table:table-cell>
          <table:table-cell office:value-type="float" office:value="1.3268" calcext:value-type="float">
            <text:p>1.3268</text:p>
          </table:table-cell>
          <table:table-cell office:value-type="float" office:value="1.5209" calcext:value-type="float">
            <text:p>1.52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33223032951355" calcext:value-type="float">
            <text:p>1.33223032951355</text:p>
          </table:table-cell>
          <table:table-cell office:value-type="float" office:value="1.46853637695313" calcext:value-type="float">
            <text:p>1.46853637695313</text:p>
          </table:table-cell>
          <table:table-cell office:value-type="float" office:value="1.27708148956299" calcext:value-type="float">
            <text:p>1.27708148956299</text:p>
          </table:table-cell>
          <table:table-cell office:value-type="float" office:value="0.955625832080841" calcext:value-type="float">
            <text:p>0.955625832080841</text:p>
          </table:table-cell>
          <table:table-cell office:value-type="float" office:value="1.30354356765747" calcext:value-type="float">
            <text:p>1.30354356765747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2473158836365" calcext:value-type="float">
            <text:p>1.3247315883636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41188716888428" calcext:value-type="float">
            <text:p>1.41188716888428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52089321613312" calcext:value-type="float">
            <text:p>1.52089321613312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26828229427338" calcext:value-type="float">
            <text:p>1.26828229427338</text:p>
          </table:table-cell>
          <table:table-cell office:value-type="float" office:value="1.25746250152588" calcext:value-type="float">
            <text:p>1.25746250152588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53" calcext:value-type="float">
            <text:p>1.3053</text:p>
          </table:table-cell>
          <table:table-cell office:value-type="float" office:value="1.3268" calcext:value-type="float">
            <text:p>1.3268</text:p>
          </table:table-cell>
          <table:table-cell office:value-type="float" office:value="1.5209" calcext:value-type="float">
            <text:p>1.52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33223032951355" calcext:value-type="float">
            <text:p>1.33223032951355</text:p>
          </table:table-cell>
          <table:table-cell office:value-type="float" office:value="1.46853637695313" calcext:value-type="float">
            <text:p>1.46853637695313</text:p>
          </table:table-cell>
          <table:table-cell office:value-type="float" office:value="1.27708148956299" calcext:value-type="float">
            <text:p>1.27708148956299</text:p>
          </table:table-cell>
          <table:table-cell office:value-type="float" office:value="0.955625832080841" calcext:value-type="float">
            <text:p>0.955625832080841</text:p>
          </table:table-cell>
          <table:table-cell office:value-type="float" office:value="1.30354356765747" calcext:value-type="float">
            <text:p>1.30354356765747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32473158836365" calcext:value-type="float">
            <text:p>1.3247315883636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4796440601349" calcext:value-type="float">
            <text:p>1.3479644060134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6739578247" calcext:value-type="float">
            <text:p>1.3379673957824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41188716888428" calcext:value-type="float">
            <text:p>1.41188716888428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2677781581879" calcext:value-type="float">
            <text:p>1.32677781581879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52089321613312" calcext:value-type="float">
            <text:p>1.52089321613312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26828229427338" calcext:value-type="float">
            <text:p>1.26828229427338</text:p>
          </table:table-cell>
          <table:table-cell office:value-type="float" office:value="1.25746250152588" calcext:value-type="float">
            <text:p>1.25746250152588</text:p>
          </table:table-cell>
          <table:table-cell office:value-type="float" office:value="1.39401769638062" calcext:value-type="float">
            <text:p>1.39401769638062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68" calcext:value-type="float">
            <text:p>1.3168</text:p>
          </table:table-cell>
          <table:table-cell office:value-type="float" office:value="1.3519" calcext:value-type="float">
            <text:p>1.3519</text:p>
          </table:table-cell>
          <table:table-cell office:value-type="float" office:value="1.5091" calcext:value-type="float">
            <text:p>1.5091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4550964832306" calcext:value-type="float">
            <text:p>1.34550964832306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549868106842" calcext:value-type="float">
            <text:p>1.4549868106842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6171641349792" calcext:value-type="float">
            <text:p>1.46171641349792</text:p>
          </table:table-cell>
          <table:table-cell office:value-type="float" office:value="1.42343831062317" calcext:value-type="float">
            <text:p>1.42343831062317</text:p>
          </table:table-cell>
          <table:table-cell office:value-type="float" office:value="1.23636078834534" calcext:value-type="float">
            <text:p>1.23636078834534</text:p>
          </table:table-cell>
          <table:table-cell office:value-type="float" office:value="1.11561942100525" calcext:value-type="float">
            <text:p>1.11561942100525</text:p>
          </table:table-cell>
          <table:table-cell office:value-type="float" office:value="1.3744775056839" calcext:value-type="float">
            <text:p>1.3744775056839</text:p>
          </table:table-cell>
          <table:table-cell office:value-type="float" office:value="1.11454272270203" calcext:value-type="float">
            <text:p>1.11454272270203</text:p>
          </table:table-cell>
          <table:table-cell office:value-type="float" office:value="1.35248351097107" calcext:value-type="float">
            <text:p>1.35248351097107</text:p>
          </table:table-cell>
          <table:table-cell office:value-type="float" office:value="1.2979793548584" calcext:value-type="float">
            <text:p>1.297979354858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0733027458191" calcext:value-type="float">
            <text:p>1.40733027458191</text:p>
          </table:table-cell>
          <table:table-cell office:value-type="float" office:value="1.41765403747559" calcext:value-type="float">
            <text:p>1.41765403747559</text:p>
          </table:table-cell>
          <table:table-cell office:value-type="float" office:value="1.39980256557465" calcext:value-type="float">
            <text:p>1.39980256557465</text:p>
          </table:table-cell>
          <table:table-cell office:value-type="float" office:value="1.5090823173523" calcext:value-type="float">
            <text:p>1.5090823173523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4133608341217" calcext:value-type="float">
            <text:p>1.413360834121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3549263477325" calcext:value-type="float">
            <text:p>1.4354926347732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14956736564636" calcext:value-type="float">
            <text:p>1.14956736564636</text:p>
          </table:table-cell>
          <table:table-cell office:value-type="float" office:value="1.3917328119278" calcext:value-type="float">
            <text:p>1.3917328119278</text:p>
          </table:table-cell>
          <table:table-cell office:value-type="float" office:value="1.20790493488312" calcext:value-type="float">
            <text:p>1.20790493488312</text:p>
          </table:table-cell>
          <table:table-cell office:value-type="float" office:value="1.31331634521484" calcext:value-type="float">
            <text:p>1.31331634521484</text:p>
          </table:table-cell>
          <table:table-cell office:value-type="float" office:value="1.38325464725494" calcext:value-type="float">
            <text:p>1.38325464725494</text:p>
          </table:table-cell>
          <table:table-cell office:value-type="float" office:value="1.36518287658691" calcext:value-type="float">
            <text:p>1.36518287658691</text:p>
          </table:table-cell>
          <table:table-cell office:value-type="float" office:value="1.29358506202698" calcext:value-type="float">
            <text:p>1.29358506202698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1763958930969" calcext:value-type="float">
            <text:p>1.31763958930969</text:p>
          </table:table-cell>
          <table:table-cell office:value-type="float" office:value="1.39052736759186" calcext:value-type="float">
            <text:p>1.39052736759186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9039039611816" calcext:value-type="float">
            <text:p>1.39039039611816</text:p>
          </table:table-cell>
          <table:table-cell office:value-type="float" office:value="1.42123639583588" calcext:value-type="float">
            <text:p>1.42123639583588</text:p>
          </table:table-cell>
          <table:table-cell office:value-type="float" office:value="1.30218839645386" calcext:value-type="float">
            <text:p>1.30218839645386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78" calcext:value-type="float">
            <text:p>1.3178</text:p>
          </table:table-cell>
          <table:table-cell office:value-type="float" office:value="1.3715" calcext:value-type="float">
            <text:p>1.3715</text:p>
          </table:table-cell>
          <table:table-cell office:value-type="float" office:value="1.5045" calcext:value-type="float">
            <text:p>1.504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825114250183" calcext:value-type="float">
            <text:p>1.30825114250183</text:p>
          </table:table-cell>
          <table:table-cell office:value-type="float" office:value="1.3880090713501" calcext:value-type="float">
            <text:p>1.3880090713501</text:p>
          </table:table-cell>
          <table:table-cell office:value-type="float" office:value="1.35586524009705" calcext:value-type="float">
            <text:p>1.35586524009705</text:p>
          </table:table-cell>
          <table:table-cell office:value-type="float" office:value="1.36975407600403" calcext:value-type="float">
            <text:p>1.36975407600403</text:p>
          </table:table-cell>
          <table:table-cell office:value-type="float" office:value="1.28452885150909" calcext:value-type="float">
            <text:p>1.28452885150909</text:p>
          </table:table-cell>
          <table:table-cell office:value-type="float" office:value="1.3980438709259" calcext:value-type="float">
            <text:p>1.3980438709259</text:p>
          </table:table-cell>
          <table:table-cell office:value-type="float" office:value="1.40864205360413" calcext:value-type="float">
            <text:p>1.40864205360413</text:p>
          </table:table-cell>
          <table:table-cell office:value-type="float" office:value="1.39785921573639" calcext:value-type="float">
            <text:p>1.39785921573639</text:p>
          </table:table-cell>
          <table:table-cell office:value-type="float" office:value="1.40744209289551" calcext:value-type="float">
            <text:p>1.40744209289551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0.702139973640442" calcext:value-type="float">
            <text:p>0.702139973640442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906223297119" calcext:value-type="float">
            <text:p>1.31906223297119</text:p>
          </table:table-cell>
          <table:table-cell office:value-type="float" office:value="1.4393208026886" calcext:value-type="float">
            <text:p>1.4393208026886</text:p>
          </table:table-cell>
          <table:table-cell office:value-type="float" office:value="0.92906242609024" calcext:value-type="float">
            <text:p>0.92906242609024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37334716320038" calcext:value-type="float">
            <text:p>1.37334716320038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9984393119812" calcext:value-type="float">
            <text:p>1.39984393119812</text:p>
          </table:table-cell>
          <table:table-cell office:value-type="float" office:value="1.29210734367371" calcext:value-type="float">
            <text:p>1.29210734367371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32950866222382" calcext:value-type="float">
            <text:p>1.3295086622238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287091255188" calcext:value-type="float">
            <text:p>1.38287091255188</text:p>
          </table:table-cell>
          <table:table-cell office:value-type="float" office:value="1.43859910964966" calcext:value-type="float">
            <text:p>1.4385991096496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42420315742493" calcext:value-type="float">
            <text:p>1.42420315742493</text:p>
          </table:table-cell>
          <table:table-cell office:value-type="float" office:value="1.4453387260437" calcext:value-type="float">
            <text:p>1.4453387260437</text:p>
          </table:table-cell>
          <table:table-cell office:value-type="float" office:value="1.44783282279968" calcext:value-type="float">
            <text:p>1.4478328227996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7528386116028" calcext:value-type="float">
            <text:p>1.47528386116028</text:p>
          </table:table-cell>
          <table:table-cell office:value-type="float" office:value="1.35537242889404" calcext:value-type="float">
            <text:p>1.35537242889404</text:p>
          </table:table-cell>
          <table:table-cell office:value-type="float" office:value="1.32661199569702" calcext:value-type="float">
            <text:p>1.32661199569702</text:p>
          </table:table-cell>
          <table:table-cell office:value-type="float" office:value="1.45952904224396" calcext:value-type="float">
            <text:p>1.45952904224396</text:p>
          </table:table-cell>
          <table:table-cell office:value-type="float" office:value="1.50451874732971" calcext:value-type="float">
            <text:p>1.50451874732971</text:p>
          </table:table-cell>
          <table:table-cell office:value-type="float" office:value="1.37153768539429" calcext:value-type="float">
            <text:p>1.37153768539429</text:p>
          </table:table-cell>
          <table:table-cell office:value-type="float" office:value="1.07340264320374" calcext:value-type="float">
            <text:p>1.07340264320374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839162349701" calcext:value-type="float">
            <text:p>1.37839162349701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78" calcext:value-type="float">
            <text:p>1.3178</text:p>
          </table:table-cell>
          <table:table-cell office:value-type="float" office:value="1.3715" calcext:value-type="float">
            <text:p>1.3715</text:p>
          </table:table-cell>
          <table:table-cell office:value-type="float" office:value="1.5045" calcext:value-type="float">
            <text:p>1.504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40744209289551" calcext:value-type="float">
            <text:p>1.40744209289551</text:p>
          </table:table-cell>
          <table:table-cell office:value-type="float" office:value="1.3880090713501" calcext:value-type="float">
            <text:p>1.3880090713501</text:p>
          </table:table-cell>
          <table:table-cell office:value-type="float" office:value="1.35586524009705" calcext:value-type="float">
            <text:p>1.35586524009705</text:p>
          </table:table-cell>
          <table:table-cell office:value-type="float" office:value="1.36975407600403" calcext:value-type="float">
            <text:p>1.36975407600403</text:p>
          </table:table-cell>
          <table:table-cell office:value-type="float" office:value="1.28452885150909" calcext:value-type="float">
            <text:p>1.28452885150909</text:p>
          </table:table-cell>
          <table:table-cell office:value-type="float" office:value="1.3980438709259" calcext:value-type="float">
            <text:p>1.3980438709259</text:p>
          </table:table-cell>
          <table:table-cell office:value-type="float" office:value="1.40864205360413" calcext:value-type="float">
            <text:p>1.40864205360413</text:p>
          </table:table-cell>
          <table:table-cell office:value-type="float" office:value="1.39785921573639" calcext:value-type="float">
            <text:p>1.39785921573639</text:p>
          </table:table-cell>
          <table:table-cell office:value-type="float" office:value="1.30825114250183" calcext:value-type="float">
            <text:p>1.30825114250183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42420315742493" calcext:value-type="float">
            <text:p>1.42420315742493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5952904224396" calcext:value-type="float">
            <text:p>1.45952904224396</text:p>
          </table:table-cell>
          <table:table-cell office:value-type="float" office:value="1.07340264320374" calcext:value-type="float">
            <text:p>1.07340264320374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839162349701" calcext:value-type="float">
            <text:p>1.37839162349701</text:p>
          </table:table-cell>
          <table:table-cell office:value-type="float" office:value="1.37334716320038" calcext:value-type="float">
            <text:p>1.37334716320038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9984393119812" calcext:value-type="float">
            <text:p>1.39984393119812</text:p>
          </table:table-cell>
          <table:table-cell office:value-type="float" office:value="1.29210734367371" calcext:value-type="float">
            <text:p>1.29210734367371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32950866222382" calcext:value-type="float">
            <text:p>1.32950866222382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287091255188" calcext:value-type="float">
            <text:p>1.38287091255188</text:p>
          </table:table-cell>
          <table:table-cell office:value-type="float" office:value="1.43859910964966" calcext:value-type="float">
            <text:p>1.4385991096496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453387260437" calcext:value-type="float">
            <text:p>1.4453387260437</text:p>
          </table:table-cell>
          <table:table-cell office:value-type="float" office:value="1.44783282279968" calcext:value-type="float">
            <text:p>1.4478328227996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7528386116028" calcext:value-type="float">
            <text:p>1.47528386116028</text:p>
          </table:table-cell>
          <table:table-cell office:value-type="float" office:value="1.35537242889404" calcext:value-type="float">
            <text:p>1.35537242889404</text:p>
          </table:table-cell>
          <table:table-cell office:value-type="float" office:value="1.32661199569702" calcext:value-type="float">
            <text:p>1.32661199569702</text:p>
          </table:table-cell>
          <table:table-cell office:value-type="float" office:value="1.31906223297119" calcext:value-type="float">
            <text:p>1.31906223297119</text:p>
          </table:table-cell>
          <table:table-cell office:value-type="float" office:value="1.50451874732971" calcext:value-type="float">
            <text:p>1.50451874732971</text:p>
          </table:table-cell>
          <table:table-cell office:value-type="float" office:value="1.37153768539429" calcext:value-type="float">
            <text:p>1.37153768539429</text:p>
          </table:table-cell>
          <table:table-cell office:value-type="float" office:value="1.4393208026886" calcext:value-type="float">
            <text:p>1.4393208026886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18260419368744" calcext:value-type="float">
            <text:p>1.18260419368744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78" calcext:value-type="float">
            <text:p>1.3178</text:p>
          </table:table-cell>
          <table:table-cell office:value-type="float" office:value="1.3715" calcext:value-type="float">
            <text:p>1.3715</text:p>
          </table:table-cell>
          <table:table-cell office:value-type="float" office:value="1.5045" calcext:value-type="float">
            <text:p>1.5045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825114250183" calcext:value-type="float">
            <text:p>1.30825114250183</text:p>
          </table:table-cell>
          <table:table-cell office:value-type="float" office:value="1.3880090713501" calcext:value-type="float">
            <text:p>1.3880090713501</text:p>
          </table:table-cell>
          <table:table-cell office:value-type="float" office:value="1.35586524009705" calcext:value-type="float">
            <text:p>1.35586524009705</text:p>
          </table:table-cell>
          <table:table-cell office:value-type="float" office:value="1.36975407600403" calcext:value-type="float">
            <text:p>1.36975407600403</text:p>
          </table:table-cell>
          <table:table-cell office:value-type="float" office:value="1.28452885150909" calcext:value-type="float">
            <text:p>1.28452885150909</text:p>
          </table:table-cell>
          <table:table-cell office:value-type="float" office:value="1.3980438709259" calcext:value-type="float">
            <text:p>1.3980438709259</text:p>
          </table:table-cell>
          <table:table-cell office:value-type="float" office:value="1.40864205360413" calcext:value-type="float">
            <text:p>1.40864205360413</text:p>
          </table:table-cell>
          <table:table-cell office:value-type="float" office:value="1.39785921573639" calcext:value-type="float">
            <text:p>1.39785921573639</text:p>
          </table:table-cell>
          <table:table-cell office:value-type="float" office:value="1.40744209289551" calcext:value-type="float">
            <text:p>1.40744209289551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0.702139973640442" calcext:value-type="float">
            <text:p>0.702139973640442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906223297119" calcext:value-type="float">
            <text:p>1.31906223297119</text:p>
          </table:table-cell>
          <table:table-cell office:value-type="float" office:value="1.4393208026886" calcext:value-type="float">
            <text:p>1.4393208026886</text:p>
          </table:table-cell>
          <table:table-cell office:value-type="float" office:value="0.92906242609024" calcext:value-type="float">
            <text:p>0.92906242609024</text:p>
          </table:table-cell>
          <table:table-cell office:value-type="float" office:value="1.18260419368744" calcext:value-type="float">
            <text:p>1.18260419368744</text:p>
          </table:table-cell>
          <table:table-cell office:value-type="float" office:value="1.37334716320038" calcext:value-type="float">
            <text:p>1.37334716320038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9984393119812" calcext:value-type="float">
            <text:p>1.39984393119812</text:p>
          </table:table-cell>
          <table:table-cell office:value-type="float" office:value="1.29210734367371" calcext:value-type="float">
            <text:p>1.29210734367371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32950866222382" calcext:value-type="float">
            <text:p>1.3295086622238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287091255188" calcext:value-type="float">
            <text:p>1.38287091255188</text:p>
          </table:table-cell>
          <table:table-cell office:value-type="float" office:value="1.43859910964966" calcext:value-type="float">
            <text:p>1.43859910964966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42420315742493" calcext:value-type="float">
            <text:p>1.42420315742493</text:p>
          </table:table-cell>
          <table:table-cell office:value-type="float" office:value="1.4453387260437" calcext:value-type="float">
            <text:p>1.4453387260437</text:p>
          </table:table-cell>
          <table:table-cell office:value-type="float" office:value="1.44783282279968" calcext:value-type="float">
            <text:p>1.4478328227996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7528386116028" calcext:value-type="float">
            <text:p>1.47528386116028</text:p>
          </table:table-cell>
          <table:table-cell office:value-type="float" office:value="1.35537242889404" calcext:value-type="float">
            <text:p>1.35537242889404</text:p>
          </table:table-cell>
          <table:table-cell office:value-type="float" office:value="1.32661199569702" calcext:value-type="float">
            <text:p>1.32661199569702</text:p>
          </table:table-cell>
          <table:table-cell office:value-type="float" office:value="1.45952904224396" calcext:value-type="float">
            <text:p>1.45952904224396</text:p>
          </table:table-cell>
          <table:table-cell office:value-type="float" office:value="1.50451874732971" calcext:value-type="float">
            <text:p>1.50451874732971</text:p>
          </table:table-cell>
          <table:table-cell office:value-type="float" office:value="1.37153768539429" calcext:value-type="float">
            <text:p>1.37153768539429</text:p>
          </table:table-cell>
          <table:table-cell office:value-type="float" office:value="1.07340264320374" calcext:value-type="float">
            <text:p>1.07340264320374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839162349701" calcext:value-type="float">
            <text:p>1.37839162349701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42" calcext:value-type="float">
            <text:p>1.3242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29061329364777" calcext:value-type="float">
            <text:p>1.29061329364777</text:p>
          </table:table-cell>
          <table:table-cell office:value-type="float" office:value="1.37629365921021" calcext:value-type="float">
            <text:p>1.37629365921021</text:p>
          </table:table-cell>
          <table:table-cell office:value-type="float" office:value="1.21761512756348" calcext:value-type="float">
            <text:p>1.21761512756348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19276356697083" calcext:value-type="float">
            <text:p>1.1927635669708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9670526981354" calcext:value-type="float">
            <text:p>1.39670526981354</text:p>
          </table:table-cell>
          <table:table-cell office:value-type="float" office:value="1.499272108078" calcext:value-type="float">
            <text:p>1.499272108078</text:p>
          </table:table-cell>
          <table:table-cell office:value-type="float" office:value="1.23878300189972" calcext:value-type="float">
            <text:p>1.23878300189972</text:p>
          </table:table-cell>
          <table:table-cell office:value-type="float" office:value="1.40243101119995" calcext:value-type="float">
            <text:p>1.40243101119995</text:p>
          </table:table-cell>
          <table:table-cell office:value-type="float" office:value="1.33654344081879" calcext:value-type="float">
            <text:p>1.33654344081879</text:p>
          </table:table-cell>
          <table:table-cell office:value-type="float" office:value="1.2536655664444" calcext:value-type="float">
            <text:p>1.2536655664444</text:p>
          </table:table-cell>
          <table:table-cell office:value-type="float" office:value="1.42597889900208" calcext:value-type="float">
            <text:p>1.42597889900208</text:p>
          </table:table-cell>
          <table:table-cell office:value-type="float" office:value="1.27464246749878" calcext:value-type="float">
            <text:p>1.27464246749878</text:p>
          </table:table-cell>
          <table:table-cell office:value-type="float" office:value="1.30939877033234" calcext:value-type="float">
            <text:p>1.30939877033234</text:p>
          </table:table-cell>
          <table:table-cell office:value-type="float" office:value="1.38828122615814" calcext:value-type="float">
            <text:p>1.38828122615814</text:p>
          </table:table-cell>
          <table:table-cell office:value-type="float" office:value="1.4704487323761" calcext:value-type="float">
            <text:p>1.4704487323761</text:p>
          </table:table-cell>
          <table:table-cell office:value-type="float" office:value="1.36210191249847" calcext:value-type="float">
            <text:p>1.36210191249847</text:p>
          </table:table-cell>
          <table:table-cell office:value-type="float" office:value="1.39736258983612" calcext:value-type="float">
            <text:p>1.39736258983612</text:p>
          </table:table-cell>
          <table:table-cell office:value-type="float" office:value="1.45351266860962" calcext:value-type="float">
            <text:p>1.45351266860962</text:p>
          </table:table-cell>
          <table:table-cell office:value-type="float" office:value="1.41472470760345" calcext:value-type="float">
            <text:p>1.41472470760345</text:p>
          </table:table-cell>
          <table:table-cell office:value-type="float" office:value="1.38026857376099" calcext:value-type="float">
            <text:p>1.38026857376099</text:p>
          </table:table-cell>
          <table:table-cell office:value-type="float" office:value="1.35752546787262" calcext:value-type="float">
            <text:p>1.35752546787262</text:p>
          </table:table-cell>
          <table:table-cell office:value-type="float" office:value="1.36526989936829" calcext:value-type="float">
            <text:p>1.36526989936829</text:p>
          </table:table-cell>
          <table:table-cell office:value-type="float" office:value="1.44316077232361" calcext:value-type="float">
            <text:p>1.44316077232361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47149550914764" calcext:value-type="float">
            <text:p>1.47149550914764</text:p>
          </table:table-cell>
          <table:table-cell office:value-type="float" office:value="1.3674727678299" calcext:value-type="float">
            <text:p>1.3674727678299</text:p>
          </table:table-cell>
          <table:table-cell office:value-type="float" office:value="1.31650412082672" calcext:value-type="float">
            <text:p>1.31650412082672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26129758358002" calcext:value-type="float">
            <text:p>1.26129758358002</text:p>
          </table:table-cell>
          <table:table-cell office:value-type="float" office:value="1.3192126750946" calcext:value-type="float">
            <text:p>1.3192126750946</text:p>
          </table:table-cell>
          <table:table-cell office:value-type="float" office:value="1.23949444293976" calcext:value-type="float">
            <text:p>1.23949444293976</text:p>
          </table:table-cell>
          <table:table-cell office:value-type="float" office:value="1.36464858055115" calcext:value-type="float">
            <text:p>1.36464858055115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39073932170868" calcext:value-type="float">
            <text:p>1.39073932170868</text:p>
          </table:table-cell>
          <table:table-cell office:value-type="float" office:value="1.37992215156555" calcext:value-type="float">
            <text:p>1.37992215156555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3920168876648" calcext:value-type="float">
            <text:p>1.3392016887664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6505663394928" calcext:value-type="float">
            <text:p>1.3650566339492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3" calcext:value-type="float">
            <text:p>1.343</text:p>
          </table:table-cell>
          <table:table-cell office:value-type="float" office:value="1.4947" calcext:value-type="float">
            <text:p>1.494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188027381897" calcext:value-type="float">
            <text:p>1.4188027381897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3247566223145" calcext:value-type="float">
            <text:p>1.33247566223145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4091796875" calcext:value-type="float">
            <text:p>1.44091796875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28266358375549" calcext:value-type="float">
            <text:p>1.28266358375549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0349752902985" calcext:value-type="float">
            <text:p>1.2034975290298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5124397277832" calcext:value-type="float">
            <text:p>1.3512439727783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1000914573669" calcext:value-type="float">
            <text:p>1.41000914573669</text:p>
          </table:table-cell>
          <table:table-cell office:value-type="float" office:value="1.39923322200775" calcext:value-type="float">
            <text:p>1.39923322200775</text:p>
          </table:table-cell>
          <table:table-cell office:value-type="float" office:value="1.34649813175201" calcext:value-type="float">
            <text:p>1.34649813175201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42723119258881" calcext:value-type="float">
            <text:p>1.42723119258881</text:p>
          </table:table-cell>
          <table:table-cell office:value-type="float" office:value="1.19929933547974" calcext:value-type="float">
            <text:p>1.19929933547974</text:p>
          </table:table-cell>
          <table:table-cell office:value-type="float" office:value="1.47031831741333" calcext:value-type="float">
            <text:p>1.47031831741333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0775728225708" calcext:value-type="float">
            <text:p>1.40775728225708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9186131954193" calcext:value-type="float">
            <text:p>1.39186131954193</text:p>
          </table:table-cell>
          <table:table-cell office:value-type="float" office:value="1.37353193759918" calcext:value-type="float">
            <text:p>1.37353193759918</text:p>
          </table:table-cell>
          <table:table-cell office:value-type="float" office:value="1.35863983631134" calcext:value-type="float">
            <text:p>1.3586398363113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7950968742371" calcext:value-type="float">
            <text:p>1.37950968742371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37630999088287" calcext:value-type="float">
            <text:p>1.37630999088287</text:p>
          </table:table-cell>
          <table:table-cell office:value-type="float" office:value="1.25306403636932" calcext:value-type="float">
            <text:p>1.25306403636932</text:p>
          </table:table-cell>
          <table:table-cell office:value-type="float" office:value="1.37103235721588" calcext:value-type="float">
            <text:p>1.37103235721588</text:p>
          </table:table-cell>
          <table:table-cell office:value-type="float" office:value="1.34298777580261" calcext:value-type="float">
            <text:p>1.34298777580261</text:p>
          </table:table-cell>
          <table:table-cell office:value-type="float" office:value="1.34933865070343" calcext:value-type="float">
            <text:p>1.3493386507034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3" calcext:value-type="float">
            <text:p>1.343</text:p>
          </table:table-cell>
          <table:table-cell office:value-type="float" office:value="1.4947" calcext:value-type="float">
            <text:p>1.494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188027381897" calcext:value-type="float">
            <text:p>1.4188027381897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3247566223145" calcext:value-type="float">
            <text:p>1.33247566223145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4091796875" calcext:value-type="float">
            <text:p>1.44091796875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28266358375549" calcext:value-type="float">
            <text:p>1.28266358375549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0349752902985" calcext:value-type="float">
            <text:p>1.2034975290298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5124397277832" calcext:value-type="float">
            <text:p>1.3512439727783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1000914573669" calcext:value-type="float">
            <text:p>1.41000914573669</text:p>
          </table:table-cell>
          <table:table-cell office:value-type="float" office:value="1.39923322200775" calcext:value-type="float">
            <text:p>1.39923322200775</text:p>
          </table:table-cell>
          <table:table-cell office:value-type="float" office:value="1.34649813175201" calcext:value-type="float">
            <text:p>1.34649813175201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42723119258881" calcext:value-type="float">
            <text:p>1.42723119258881</text:p>
          </table:table-cell>
          <table:table-cell office:value-type="float" office:value="1.19929933547974" calcext:value-type="float">
            <text:p>1.19929933547974</text:p>
          </table:table-cell>
          <table:table-cell office:value-type="float" office:value="1.47031831741333" calcext:value-type="float">
            <text:p>1.47031831741333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0775728225708" calcext:value-type="float">
            <text:p>1.40775728225708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9186131954193" calcext:value-type="float">
            <text:p>1.39186131954193</text:p>
          </table:table-cell>
          <table:table-cell office:value-type="float" office:value="1.37353193759918" calcext:value-type="float">
            <text:p>1.37353193759918</text:p>
          </table:table-cell>
          <table:table-cell office:value-type="float" office:value="1.35863983631134" calcext:value-type="float">
            <text:p>1.3586398363113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7950968742371" calcext:value-type="float">
            <text:p>1.37950968742371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37630999088287" calcext:value-type="float">
            <text:p>1.37630999088287</text:p>
          </table:table-cell>
          <table:table-cell office:value-type="float" office:value="1.25306403636932" calcext:value-type="float">
            <text:p>1.25306403636932</text:p>
          </table:table-cell>
          <table:table-cell office:value-type="float" office:value="1.37103235721588" calcext:value-type="float">
            <text:p>1.37103235721588</text:p>
          </table:table-cell>
          <table:table-cell office:value-type="float" office:value="1.34298777580261" calcext:value-type="float">
            <text:p>1.34298777580261</text:p>
          </table:table-cell>
          <table:table-cell office:value-type="float" office:value="1.34933865070343" calcext:value-type="float">
            <text:p>1.3493386507034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21" calcext:value-type="float">
            <text:p>1.3021</text:p>
          </table:table-cell>
          <table:table-cell office:value-type="float" office:value="1.343" calcext:value-type="float">
            <text:p>1.343</text:p>
          </table:table-cell>
          <table:table-cell office:value-type="float" office:value="1.4947" calcext:value-type="float">
            <text:p>1.494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188027381897" calcext:value-type="float">
            <text:p>1.4188027381897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3247566223145" calcext:value-type="float">
            <text:p>1.33247566223145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4091796875" calcext:value-type="float">
            <text:p>1.44091796875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28266358375549" calcext:value-type="float">
            <text:p>1.28266358375549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0349752902985" calcext:value-type="float">
            <text:p>1.2034975290298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5124397277832" calcext:value-type="float">
            <text:p>1.3512439727783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1000914573669" calcext:value-type="float">
            <text:p>1.41000914573669</text:p>
          </table:table-cell>
          <table:table-cell office:value-type="float" office:value="1.39923322200775" calcext:value-type="float">
            <text:p>1.39923322200775</text:p>
          </table:table-cell>
          <table:table-cell office:value-type="float" office:value="1.34649813175201" calcext:value-type="float">
            <text:p>1.34649813175201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42723119258881" calcext:value-type="float">
            <text:p>1.42723119258881</text:p>
          </table:table-cell>
          <table:table-cell office:value-type="float" office:value="1.19929933547974" calcext:value-type="float">
            <text:p>1.19929933547974</text:p>
          </table:table-cell>
          <table:table-cell office:value-type="float" office:value="1.47031831741333" calcext:value-type="float">
            <text:p>1.47031831741333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0775728225708" calcext:value-type="float">
            <text:p>1.40775728225708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9186131954193" calcext:value-type="float">
            <text:p>1.39186131954193</text:p>
          </table:table-cell>
          <table:table-cell office:value-type="float" office:value="1.37353193759918" calcext:value-type="float">
            <text:p>1.37353193759918</text:p>
          </table:table-cell>
          <table:table-cell office:value-type="float" office:value="1.35863983631134" calcext:value-type="float">
            <text:p>1.3586398363113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7950968742371" calcext:value-type="float">
            <text:p>1.37950968742371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37630999088287" calcext:value-type="float">
            <text:p>1.37630999088287</text:p>
          </table:table-cell>
          <table:table-cell office:value-type="float" office:value="1.25306403636932" calcext:value-type="float">
            <text:p>1.25306403636932</text:p>
          </table:table-cell>
          <table:table-cell office:value-type="float" office:value="1.37103235721588" calcext:value-type="float">
            <text:p>1.37103235721588</text:p>
          </table:table-cell>
          <table:table-cell office:value-type="float" office:value="1.34298777580261" calcext:value-type="float">
            <text:p>1.34298777580261</text:p>
          </table:table-cell>
          <table:table-cell office:value-type="float" office:value="1.34933865070343" calcext:value-type="float">
            <text:p>1.3493386507034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412" calcext:value-type="float">
            <text:p>1.3412</text:p>
          </table:table-cell>
          <table:table-cell office:value-type="float" office:value="1.348" calcext:value-type="float">
            <text:p>1.348</text:p>
          </table:table-cell>
          <table:table-cell office:value-type="float" office:value="1.4888" calcext:value-type="float">
            <text:p>1.4888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25631296634674" calcext:value-type="float">
            <text:p>1.25631296634674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155421257019" calcext:value-type="float">
            <text:p>1.29155421257019</text:p>
          </table:table-cell>
          <table:table-cell office:value-type="float" office:value="1.28595042228699" calcext:value-type="float">
            <text:p>1.28595042228699</text:p>
          </table:table-cell>
          <table:table-cell office:value-type="float" office:value="1.3003568649292" calcext:value-type="float">
            <text:p>1.3003568649292</text:p>
          </table:table-cell>
          <table:table-cell office:value-type="float" office:value="1.24796557426453" calcext:value-type="float">
            <text:p>1.24796557426453</text:p>
          </table:table-cell>
          <table:table-cell office:value-type="float" office:value="1.22929978370667" calcext:value-type="float">
            <text:p>1.22929978370667</text:p>
          </table:table-cell>
          <table:table-cell office:value-type="float" office:value="1.42175757884979" calcext:value-type="float">
            <text:p>1.42175757884979</text:p>
          </table:table-cell>
          <table:table-cell office:value-type="float" office:value="1.3893096446991" calcext:value-type="float">
            <text:p>1.3893096446991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4038257598877" calcext:value-type="float">
            <text:p>1.34038257598877</text:p>
          </table:table-cell>
          <table:table-cell office:value-type="float" office:value="1.43758893013001" calcext:value-type="float">
            <text:p>1.43758893013001</text:p>
          </table:table-cell>
          <table:table-cell office:value-type="float" office:value="1.32090783119202" calcext:value-type="float">
            <text:p>1.32090783119202</text:p>
          </table:table-cell>
          <table:table-cell office:value-type="float" office:value="1.40738701820374" calcext:value-type="float">
            <text:p>1.40738701820374</text:p>
          </table:table-cell>
          <table:table-cell office:value-type="float" office:value="1.33034801483154" calcext:value-type="float">
            <text:p>1.33034801483154</text:p>
          </table:table-cell>
          <table:table-cell office:value-type="float" office:value="1.36359548568726" calcext:value-type="float">
            <text:p>1.36359548568726</text:p>
          </table:table-cell>
          <table:table-cell office:value-type="float" office:value="1.43629693984985" calcext:value-type="float">
            <text:p>1.43629693984985</text:p>
          </table:table-cell>
          <table:table-cell office:value-type="float" office:value="1.384122133255" calcext:value-type="float">
            <text:p>1.384122133255</text:p>
          </table:table-cell>
          <table:table-cell office:value-type="float" office:value="1.43673861026764" calcext:value-type="float">
            <text:p>1.43673861026764</text:p>
          </table:table-cell>
          <table:table-cell office:value-type="float" office:value="1.41908144950867" calcext:value-type="float">
            <text:p>1.41908144950867</text:p>
          </table:table-cell>
          <table:table-cell office:value-type="float" office:value="1.41915857791901" calcext:value-type="float">
            <text:p>1.4191585779190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6684668064117" calcext:value-type="float">
            <text:p>1.36684668064117</text:p>
          </table:table-cell>
          <table:table-cell office:value-type="float" office:value="1.39370238780975" calcext:value-type="float">
            <text:p>1.39370238780975</text:p>
          </table:table-cell>
          <table:table-cell office:value-type="float" office:value="1.48881471157074" calcext:value-type="float">
            <text:p>1.48881471157074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4224140644073" calcext:value-type="float">
            <text:p>1.34224140644073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1.38458979129791" calcext:value-type="float">
            <text:p>1.3845897912979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42079877853394" calcext:value-type="float">
            <text:p>1.42079877853394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4112788438797" calcext:value-type="float">
            <text:p>1.411278843879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0066525936127" calcext:value-type="float">
            <text:p>1.30066525936127</text:p>
          </table:table-cell>
          <table:table-cell office:value-type="float" office:value="1.29327178001404" calcext:value-type="float">
            <text:p>1.29327178001404</text:p>
          </table:table-cell>
          <table:table-cell office:value-type="float" office:value="1.41734910011292" calcext:value-type="float">
            <text:p>1.41734910011292</text:p>
          </table:table-cell>
          <table:table-cell office:value-type="float" office:value="1.29411995410919" calcext:value-type="float">
            <text:p>1.29411995410919</text:p>
          </table:table-cell>
          <table:table-cell office:value-type="float" office:value="1.44636917114258" calcext:value-type="float">
            <text:p>1.44636917114258</text:p>
          </table:table-cell>
          <table:table-cell office:value-type="float" office:value="1.44971990585327" calcext:value-type="float">
            <text:p>1.44971990585327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17" calcext:value-type="float">
            <text:p>1.3317</text:p>
          </table:table-cell>
          <table:table-cell office:value-type="float" office:value="1.341" calcext:value-type="float">
            <text:p>1.341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487760066986" calcext:value-type="float">
            <text:p>1.34487760066986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3664321899414" calcext:value-type="float">
            <text:p>1.33664321899414</text:p>
          </table:table-cell>
          <table:table-cell office:value-type="float" office:value="1.23166704177856" calcext:value-type="float">
            <text:p>1.23166704177856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17411816120148" calcext:value-type="float">
            <text:p>1.17411816120148</text:p>
          </table:table-cell>
          <table:table-cell office:value-type="float" office:value="1.37843334674835" calcext:value-type="float">
            <text:p>1.37843334674835</text:p>
          </table:table-cell>
          <table:table-cell office:value-type="float" office:value="1.36562323570251" calcext:value-type="float">
            <text:p>1.36562323570251</text:p>
          </table:table-cell>
          <table:table-cell office:value-type="float" office:value="1.32339537143707" calcext:value-type="float">
            <text:p>1.32339537143707</text:p>
          </table:table-cell>
          <table:table-cell office:value-type="float" office:value="1.32321500778198" calcext:value-type="float">
            <text:p>1.32321500778198</text:p>
          </table:table-cell>
          <table:table-cell office:value-type="float" office:value="1.4526184797287" calcext:value-type="float">
            <text:p>1.4526184797287</text:p>
          </table:table-cell>
          <table:table-cell office:value-type="float" office:value="1.47978401184082" calcext:value-type="float">
            <text:p>1.47978401184082</text:p>
          </table:table-cell>
          <table:table-cell office:value-type="float" office:value="1.45844268798828" calcext:value-type="float">
            <text:p>1.45844268798828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29389703273773" calcext:value-type="float">
            <text:p>1.29389703273773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43531227111816" calcext:value-type="float">
            <text:p>1.43531227111816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23226368427277" calcext:value-type="float">
            <text:p>1.23226368427277</text:p>
          </table:table-cell>
          <table:table-cell office:value-type="float" office:value="1.35863399505615" calcext:value-type="float">
            <text:p>1.35863399505615</text:p>
          </table:table-cell>
          <table:table-cell office:value-type="float" office:value="1.11111700534821" calcext:value-type="float">
            <text:p>1.11111700534821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475" calcext:value-type="float">
            <text:p>1.3475</text:p>
          </table:table-cell>
          <table:table-cell office:value-type="float" office:value="1.3589" calcext:value-type="float">
            <text:p>1.3589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1193" calcext:value-type="float">
            <text:p>1.1193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7619853019714" calcext:value-type="float">
            <text:p>1.37619853019714</text:p>
          </table:table-cell>
          <table:table-cell office:value-type="float" office:value="1.37489330768585" calcext:value-type="float">
            <text:p>1.3748933076858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7591137886047" calcext:value-type="float">
            <text:p>1.47591137886047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2437379360199" calcext:value-type="float">
            <text:p>1.2437379360199</text:p>
          </table:table-cell>
          <table:table-cell office:value-type="float" office:value="1.11926317214966" calcext:value-type="float">
            <text:p>1.11926317214966</text:p>
          </table:table-cell>
          <table:table-cell office:value-type="float" office:value="1.40293788909912" calcext:value-type="float">
            <text:p>1.40293788909912</text:p>
          </table:table-cell>
          <table:table-cell office:value-type="float" office:value="1.29255831241608" calcext:value-type="float">
            <text:p>1.29255831241608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35897755622864" calcext:value-type="float">
            <text:p>1.35897755622864</text:p>
          </table:table-cell>
          <table:table-cell office:value-type="float" office:value="1.37927079200745" calcext:value-type="float">
            <text:p>1.37927079200745</text:p>
          </table:table-cell>
          <table:table-cell office:value-type="float" office:value="1.4222925901413" calcext:value-type="float">
            <text:p>1.4222925901413</text:p>
          </table:table-cell>
          <table:table-cell office:value-type="float" office:value="1.3685986995697" calcext:value-type="float">
            <text:p>1.3685986995697</text:p>
          </table:table-cell>
          <table:table-cell office:value-type="float" office:value="1.41689372062683" calcext:value-type="float">
            <text:p>1.41689372062683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44256794452667" calcext:value-type="float">
            <text:p>1.44256794452667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35037279129028" calcext:value-type="float">
            <text:p>1.35037279129028</text:p>
          </table:table-cell>
          <table:table-cell office:value-type="float" office:value="1.35818386077881" calcext:value-type="float">
            <text:p>1.35818386077881</text:p>
          </table:table-cell>
          <table:table-cell office:value-type="float" office:value="1.27228343486786" calcext:value-type="float">
            <text:p>1.27228343486786</text:p>
          </table:table-cell>
          <table:table-cell office:value-type="float" office:value="1.35882413387299" calcext:value-type="float">
            <text:p>1.35882413387299</text:p>
          </table:table-cell>
          <table:table-cell office:value-type="float" office:value="1.37649941444397" calcext:value-type="float">
            <text:p>1.37649941444397</text:p>
          </table:table-cell>
          <table:table-cell office:value-type="float" office:value="1.38908231258392" calcext:value-type="float">
            <text:p>1.38908231258392</text:p>
          </table:table-cell>
          <table:table-cell office:value-type="float" office:value="1.24453556537628" calcext:value-type="float">
            <text:p>1.24453556537628</text:p>
          </table:table-cell>
          <table:table-cell office:value-type="float" office:value="1.31519985198975" calcext:value-type="float">
            <text:p>1.31519985198975</text:p>
          </table:table-cell>
          <table:table-cell office:value-type="float" office:value="1.3466625213623" calcext:value-type="float">
            <text:p>1.3466625213623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1" calcext:value-type="float">
            <text:p>1.301</text:p>
          </table:table-cell>
          <table:table-cell office:value-type="float" office:value="1.329" calcext:value-type="float">
            <text:p>1.329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4939527511597" calcext:value-type="float">
            <text:p>1.34939527511597</text:p>
          </table:table-cell>
          <table:table-cell office:value-type="float" office:value="1.29061329364777" calcext:value-type="float">
            <text:p>1.29061329364777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19276356697083" calcext:value-type="float">
            <text:p>1.1927635669708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2722699642181" calcext:value-type="float">
            <text:p>1.32722699642181</text:p>
          </table:table-cell>
          <table:table-cell office:value-type="float" office:value="1.47390961647034" calcext:value-type="float">
            <text:p>1.47390961647034</text:p>
          </table:table-cell>
          <table:table-cell office:value-type="float" office:value="1.32899487018585" calcext:value-type="float">
            <text:p>1.32899487018585</text:p>
          </table:table-cell>
          <table:table-cell office:value-type="float" office:value="1.32030367851257" calcext:value-type="float">
            <text:p>1.32030367851257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40264868736267" calcext:value-type="float">
            <text:p>1.40264868736267</text:p>
          </table:table-cell>
          <table:table-cell office:value-type="float" office:value="1.36197066307068" calcext:value-type="float">
            <text:p>1.36197066307068</text:p>
          </table:table-cell>
          <table:table-cell office:value-type="float" office:value="1.38836348056793" calcext:value-type="float">
            <text:p>1.38836348056793</text:p>
          </table:table-cell>
          <table:table-cell office:value-type="float" office:value="1.35674405097961" calcext:value-type="float">
            <text:p>1.35674405097961</text:p>
          </table:table-cell>
          <table:table-cell office:value-type="float" office:value="1.40477156639099" calcext:value-type="float">
            <text:p>1.40477156639099</text:p>
          </table:table-cell>
          <table:table-cell office:value-type="float" office:value="1.34172654151917" calcext:value-type="float">
            <text:p>1.34172654151917</text:p>
          </table:table-cell>
          <table:table-cell office:value-type="float" office:value="1.18444800376892" calcext:value-type="float">
            <text:p>1.18444800376892</text:p>
          </table:table-cell>
          <table:table-cell office:value-type="float" office:value="1.23878300189972" calcext:value-type="float">
            <text:p>1.23878300189972</text:p>
          </table:table-cell>
          <table:table-cell office:value-type="float" office:value="1.40243101119995" calcext:value-type="float">
            <text:p>1.40243101119995</text:p>
          </table:table-cell>
          <table:table-cell office:value-type="float" office:value="1.33654344081879" calcext:value-type="float">
            <text:p>1.33654344081879</text:p>
          </table:table-cell>
          <table:table-cell office:value-type="float" office:value="1.2536655664444" calcext:value-type="float">
            <text:p>1.2536655664444</text:p>
          </table:table-cell>
          <table:table-cell office:value-type="float" office:value="1.42597889900208" calcext:value-type="float">
            <text:p>1.42597889900208</text:p>
          </table:table-cell>
          <table:table-cell office:value-type="float" office:value="1.27464246749878" calcext:value-type="float">
            <text:p>1.27464246749878</text:p>
          </table:table-cell>
          <table:table-cell office:value-type="float" office:value="1.3674727678299" calcext:value-type="float">
            <text:p>1.3674727678299</text:p>
          </table:table-cell>
          <table:table-cell office:value-type="float" office:value="1.31650412082672" calcext:value-type="float">
            <text:p>1.31650412082672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26129758358002" calcext:value-type="float">
            <text:p>1.26129758358002</text:p>
          </table:table-cell>
          <table:table-cell office:value-type="float" office:value="1.3192126750946" calcext:value-type="float">
            <text:p>1.3192126750946</text:p>
          </table:table-cell>
          <table:table-cell office:value-type="float" office:value="1.23949444293976" calcext:value-type="float">
            <text:p>1.23949444293976</text:p>
          </table:table-cell>
          <table:table-cell office:value-type="float" office:value="1.36464858055115" calcext:value-type="float">
            <text:p>1.36464858055115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39073932170868" calcext:value-type="float">
            <text:p>1.39073932170868</text:p>
          </table:table-cell>
          <table:table-cell office:value-type="float" office:value="1.37992215156555" calcext:value-type="float">
            <text:p>1.37992215156555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3920168876648" calcext:value-type="float">
            <text:p>1.3392016887664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6505663394928" calcext:value-type="float">
            <text:p>1.3650566339492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1" calcext:value-type="float">
            <text:p>1.301</text:p>
          </table:table-cell>
          <table:table-cell office:value-type="float" office:value="1.329" calcext:value-type="float">
            <text:p>1.329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4939527511597" calcext:value-type="float">
            <text:p>1.34939527511597</text:p>
          </table:table-cell>
          <table:table-cell office:value-type="float" office:value="1.29061329364777" calcext:value-type="float">
            <text:p>1.29061329364777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19276356697083" calcext:value-type="float">
            <text:p>1.1927635669708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2722699642181" calcext:value-type="float">
            <text:p>1.32722699642181</text:p>
          </table:table-cell>
          <table:table-cell office:value-type="float" office:value="1.47390961647034" calcext:value-type="float">
            <text:p>1.47390961647034</text:p>
          </table:table-cell>
          <table:table-cell office:value-type="float" office:value="1.32899487018585" calcext:value-type="float">
            <text:p>1.32899487018585</text:p>
          </table:table-cell>
          <table:table-cell office:value-type="float" office:value="1.32030367851257" calcext:value-type="float">
            <text:p>1.32030367851257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40264868736267" calcext:value-type="float">
            <text:p>1.40264868736267</text:p>
          </table:table-cell>
          <table:table-cell office:value-type="float" office:value="1.36197066307068" calcext:value-type="float">
            <text:p>1.36197066307068</text:p>
          </table:table-cell>
          <table:table-cell office:value-type="float" office:value="1.38836348056793" calcext:value-type="float">
            <text:p>1.38836348056793</text:p>
          </table:table-cell>
          <table:table-cell office:value-type="float" office:value="1.35674405097961" calcext:value-type="float">
            <text:p>1.35674405097961</text:p>
          </table:table-cell>
          <table:table-cell office:value-type="float" office:value="1.40477156639099" calcext:value-type="float">
            <text:p>1.40477156639099</text:p>
          </table:table-cell>
          <table:table-cell office:value-type="float" office:value="1.34172654151917" calcext:value-type="float">
            <text:p>1.34172654151917</text:p>
          </table:table-cell>
          <table:table-cell office:value-type="float" office:value="1.18444800376892" calcext:value-type="float">
            <text:p>1.18444800376892</text:p>
          </table:table-cell>
          <table:table-cell office:value-type="float" office:value="1.23878300189972" calcext:value-type="float">
            <text:p>1.23878300189972</text:p>
          </table:table-cell>
          <table:table-cell office:value-type="float" office:value="1.40243101119995" calcext:value-type="float">
            <text:p>1.40243101119995</text:p>
          </table:table-cell>
          <table:table-cell office:value-type="float" office:value="1.33654344081879" calcext:value-type="float">
            <text:p>1.33654344081879</text:p>
          </table:table-cell>
          <table:table-cell office:value-type="float" office:value="1.2536655664444" calcext:value-type="float">
            <text:p>1.2536655664444</text:p>
          </table:table-cell>
          <table:table-cell office:value-type="float" office:value="1.42597889900208" calcext:value-type="float">
            <text:p>1.42597889900208</text:p>
          </table:table-cell>
          <table:table-cell office:value-type="float" office:value="1.27464246749878" calcext:value-type="float">
            <text:p>1.27464246749878</text:p>
          </table:table-cell>
          <table:table-cell office:value-type="float" office:value="1.3674727678299" calcext:value-type="float">
            <text:p>1.3674727678299</text:p>
          </table:table-cell>
          <table:table-cell office:value-type="float" office:value="1.31650412082672" calcext:value-type="float">
            <text:p>1.31650412082672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26129758358002" calcext:value-type="float">
            <text:p>1.26129758358002</text:p>
          </table:table-cell>
          <table:table-cell office:value-type="float" office:value="1.3192126750946" calcext:value-type="float">
            <text:p>1.3192126750946</text:p>
          </table:table-cell>
          <table:table-cell office:value-type="float" office:value="1.23949444293976" calcext:value-type="float">
            <text:p>1.23949444293976</text:p>
          </table:table-cell>
          <table:table-cell office:value-type="float" office:value="1.36464858055115" calcext:value-type="float">
            <text:p>1.36464858055115</text:p>
          </table:table-cell>
          <table:table-cell office:value-type="float" office:value="1.33789074420929" calcext:value-type="float">
            <text:p>1.33789074420929</text:p>
          </table:table-cell>
          <table:table-cell office:value-type="float" office:value="1.39073932170868" calcext:value-type="float">
            <text:p>1.39073932170868</text:p>
          </table:table-cell>
          <table:table-cell office:value-type="float" office:value="1.37992215156555" calcext:value-type="float">
            <text:p>1.37992215156555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3920168876648" calcext:value-type="float">
            <text:p>1.3392016887664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6505663394928" calcext:value-type="float">
            <text:p>1.3650566339492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82" calcext:value-type="float">
            <text:p>1.2982</text:p>
          </table:table-cell>
          <table:table-cell office:value-type="float" office:value="1.3014" calcext:value-type="float">
            <text:p>1.3014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5171995162964" calcext:value-type="float">
            <text:p>1.25171995162964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37094342708588" calcext:value-type="float">
            <text:p>1.3709434270858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23533594608307" calcext:value-type="float">
            <text:p>1.23533594608307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18196070194244" calcext:value-type="float">
            <text:p>1.18196070194244</text:p>
          </table:table-cell>
          <table:table-cell office:value-type="float" office:value="1.3948016166687" calcext:value-type="float">
            <text:p>1.3948016166687</text:p>
          </table:table-cell>
          <table:table-cell office:value-type="float" office:value="1.28164172172546" calcext:value-type="float">
            <text:p>1.28164172172546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38512229919434" calcext:value-type="float">
            <text:p>1.38512229919434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29525017738342" calcext:value-type="float">
            <text:p>1.29525017738342</text:p>
          </table:table-cell>
          <table:table-cell office:value-type="float" office:value="1.39270830154419" calcext:value-type="float">
            <text:p>1.39270830154419</text:p>
          </table:table-cell>
          <table:table-cell office:value-type="float" office:value="1.38632595539093" calcext:value-type="float">
            <text:p>1.38632595539093</text:p>
          </table:table-cell>
          <table:table-cell office:value-type="float" office:value="1.29225754737854" calcext:value-type="float">
            <text:p>1.29225754737854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35104203224182" calcext:value-type="float">
            <text:p>1.3510420322418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22193121910095" calcext:value-type="float">
            <text:p>1.22193121910095</text:p>
          </table:table-cell>
          <table:table-cell office:value-type="float" office:value="1.2712070941925" calcext:value-type="float">
            <text:p>1.2712070941925</text:p>
          </table:table-cell>
          <table:table-cell office:value-type="float" office:value="1.37709867954254" calcext:value-type="float">
            <text:p>1.37709867954254</text:p>
          </table:table-cell>
          <table:table-cell office:value-type="float" office:value="1.46062505245209" calcext:value-type="float">
            <text:p>1.46062505245209</text:p>
          </table:table-cell>
          <table:table-cell office:value-type="float" office:value="1.32636868953705" calcext:value-type="float">
            <text:p>1.32636868953705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42" calcext:value-type="float">
            <text:p>1.2742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41050159931183" calcext:value-type="float">
            <text:p>1.41050159931183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6090803146362" calcext:value-type="float">
            <text:p>1.36090803146362</text:p>
          </table:table-cell>
          <table:table-cell office:value-type="float" office:value="1.42916250228882" calcext:value-type="float">
            <text:p>1.4291625022888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096947193146" calcext:value-type="float">
            <text:p>1.31096947193146</text:p>
          </table:table-cell>
          <table:table-cell office:value-type="float" office:value="1.30450594425201" calcext:value-type="float">
            <text:p>1.3045059442520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32844841480255" calcext:value-type="float">
            <text:p>1.3284484148025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16785717011" calcext:value-type="float">
            <text:p>1.31416785717011</text:p>
          </table:table-cell>
          <table:table-cell office:value-type="float" office:value="1.34385097026825" calcext:value-type="float">
            <text:p>1.34385097026825</text:p>
          </table:table-cell>
          <table:table-cell office:value-type="float" office:value="1.35860776901245" calcext:value-type="float">
            <text:p>1.35860776901245</text:p>
          </table:table-cell>
          <table:table-cell office:value-type="float" office:value="1.45087611675262" calcext:value-type="float">
            <text:p>1.45087611675262</text:p>
          </table:table-cell>
          <table:table-cell office:value-type="float" office:value="1.10422992706299" calcext:value-type="float">
            <text:p>1.10422992706299</text:p>
          </table:table-cell>
          <table:table-cell office:value-type="float" office:value="1.28140079975128" calcext:value-type="float">
            <text:p>1.28140079975128</text:p>
          </table:table-cell>
          <table:table-cell office:value-type="float" office:value="1.2908878326416" calcext:value-type="float">
            <text:p>1.290887832641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2600548267365" calcext:value-type="float">
            <text:p>1.4260054826736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813202381134" calcext:value-type="float">
            <text:p>1.3813202381134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357259750366" calcext:value-type="float">
            <text:p>1.363572597503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55341339111" calcext:value-type="float">
            <text:p>1.40455341339111</text:p>
          </table:table-cell>
          <table:table-cell office:value-type="float" office:value="1.3741135597229" calcext:value-type="float">
            <text:p>1.3741135597229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37876665592194" calcext:value-type="float">
            <text:p>1.37876665592194</text:p>
          </table:table-cell>
          <table:table-cell office:value-type="float" office:value="1.36408948898315" calcext:value-type="float">
            <text:p>1.36408948898315</text:p>
          </table:table-cell>
          <table:table-cell office:value-type="float" office:value="1.41309952735901" calcext:value-type="float">
            <text:p>1.41309952735901</text:p>
          </table:table-cell>
          <table:table-cell office:value-type="float" office:value="1.26065218448639" calcext:value-type="float">
            <text:p>1.2606521844863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42" calcext:value-type="float">
            <text:p>1.2742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41050159931183" calcext:value-type="float">
            <text:p>1.41050159931183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6090803146362" calcext:value-type="float">
            <text:p>1.36090803146362</text:p>
          </table:table-cell>
          <table:table-cell office:value-type="float" office:value="1.42916250228882" calcext:value-type="float">
            <text:p>1.4291625022888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096947193146" calcext:value-type="float">
            <text:p>1.31096947193146</text:p>
          </table:table-cell>
          <table:table-cell office:value-type="float" office:value="1.30450594425201" calcext:value-type="float">
            <text:p>1.3045059442520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32844841480255" calcext:value-type="float">
            <text:p>1.3284484148025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16785717011" calcext:value-type="float">
            <text:p>1.31416785717011</text:p>
          </table:table-cell>
          <table:table-cell office:value-type="float" office:value="1.34385097026825" calcext:value-type="float">
            <text:p>1.34385097026825</text:p>
          </table:table-cell>
          <table:table-cell office:value-type="float" office:value="1.35860776901245" calcext:value-type="float">
            <text:p>1.35860776901245</text:p>
          </table:table-cell>
          <table:table-cell office:value-type="float" office:value="1.45087611675262" calcext:value-type="float">
            <text:p>1.45087611675262</text:p>
          </table:table-cell>
          <table:table-cell office:value-type="float" office:value="1.10422992706299" calcext:value-type="float">
            <text:p>1.10422992706299</text:p>
          </table:table-cell>
          <table:table-cell office:value-type="float" office:value="1.28140079975128" calcext:value-type="float">
            <text:p>1.28140079975128</text:p>
          </table:table-cell>
          <table:table-cell office:value-type="float" office:value="1.2908878326416" calcext:value-type="float">
            <text:p>1.290887832641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2600548267365" calcext:value-type="float">
            <text:p>1.4260054826736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813202381134" calcext:value-type="float">
            <text:p>1.3813202381134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357259750366" calcext:value-type="float">
            <text:p>1.363572597503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55341339111" calcext:value-type="float">
            <text:p>1.40455341339111</text:p>
          </table:table-cell>
          <table:table-cell office:value-type="float" office:value="1.3741135597229" calcext:value-type="float">
            <text:p>1.3741135597229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37876665592194" calcext:value-type="float">
            <text:p>1.37876665592194</text:p>
          </table:table-cell>
          <table:table-cell office:value-type="float" office:value="1.36408948898315" calcext:value-type="float">
            <text:p>1.36408948898315</text:p>
          </table:table-cell>
          <table:table-cell office:value-type="float" office:value="1.41309952735901" calcext:value-type="float">
            <text:p>1.41309952735901</text:p>
          </table:table-cell>
          <table:table-cell office:value-type="float" office:value="1.26065218448639" calcext:value-type="float">
            <text:p>1.2606521844863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42" calcext:value-type="float">
            <text:p>1.2742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41050159931183" calcext:value-type="float">
            <text:p>1.41050159931183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6090803146362" calcext:value-type="float">
            <text:p>1.36090803146362</text:p>
          </table:table-cell>
          <table:table-cell office:value-type="float" office:value="1.42916250228882" calcext:value-type="float">
            <text:p>1.4291625022888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096947193146" calcext:value-type="float">
            <text:p>1.31096947193146</text:p>
          </table:table-cell>
          <table:table-cell office:value-type="float" office:value="1.30450594425201" calcext:value-type="float">
            <text:p>1.30450594425201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32844841480255" calcext:value-type="float">
            <text:p>1.3284484148025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1416785717011" calcext:value-type="float">
            <text:p>1.31416785717011</text:p>
          </table:table-cell>
          <table:table-cell office:value-type="float" office:value="1.34385097026825" calcext:value-type="float">
            <text:p>1.34385097026825</text:p>
          </table:table-cell>
          <table:table-cell office:value-type="float" office:value="1.35860776901245" calcext:value-type="float">
            <text:p>1.35860776901245</text:p>
          </table:table-cell>
          <table:table-cell office:value-type="float" office:value="1.45087611675262" calcext:value-type="float">
            <text:p>1.45087611675262</text:p>
          </table:table-cell>
          <table:table-cell office:value-type="float" office:value="1.10422992706299" calcext:value-type="float">
            <text:p>1.10422992706299</text:p>
          </table:table-cell>
          <table:table-cell office:value-type="float" office:value="1.28140079975128" calcext:value-type="float">
            <text:p>1.28140079975128</text:p>
          </table:table-cell>
          <table:table-cell office:value-type="float" office:value="1.2908878326416" calcext:value-type="float">
            <text:p>1.290887832641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2600548267365" calcext:value-type="float">
            <text:p>1.4260054826736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813202381134" calcext:value-type="float">
            <text:p>1.3813202381134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357259750366" calcext:value-type="float">
            <text:p>1.363572597503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55341339111" calcext:value-type="float">
            <text:p>1.40455341339111</text:p>
          </table:table-cell>
          <table:table-cell office:value-type="float" office:value="1.3741135597229" calcext:value-type="float">
            <text:p>1.3741135597229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37876665592194" calcext:value-type="float">
            <text:p>1.37876665592194</text:p>
          </table:table-cell>
          <table:table-cell office:value-type="float" office:value="1.36408948898315" calcext:value-type="float">
            <text:p>1.36408948898315</text:p>
          </table:table-cell>
          <table:table-cell office:value-type="float" office:value="1.41309952735901" calcext:value-type="float">
            <text:p>1.41309952735901</text:p>
          </table:table-cell>
          <table:table-cell office:value-type="float" office:value="1.26065218448639" calcext:value-type="float">
            <text:p>1.26065218448639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87" calcext:value-type="float">
            <text:p>1.2987</text:p>
          </table:table-cell>
          <table:table-cell office:value-type="float" office:value="1.3035" calcext:value-type="float">
            <text:p>1.3035</text:p>
          </table:table-cell>
          <table:table-cell office:value-type="float" office:value="1.4693" calcext:value-type="float">
            <text:p>1.4693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168449640274" calcext:value-type="float">
            <text:p>1.4168449640274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35229575634003" calcext:value-type="float">
            <text:p>1.35229575634003</text:p>
          </table:table-cell>
          <table:table-cell office:value-type="float" office:value="1.18061780929565" calcext:value-type="float">
            <text:p>1.18061780929565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6772611141205" calcext:value-type="float">
            <text:p>1.46772611141205</text:p>
          </table:table-cell>
          <table:table-cell office:value-type="float" office:value="1.4693204164505" calcext:value-type="float">
            <text:p>1.4693204164505</text:p>
          </table:table-cell>
          <table:table-cell office:value-type="float" office:value="1.28371894359589" calcext:value-type="float">
            <text:p>1.28371894359589</text:p>
          </table:table-cell>
          <table:table-cell office:value-type="float" office:value="1.30289912223816" calcext:value-type="float">
            <text:p>1.30289912223816</text:p>
          </table:table-cell>
          <table:table-cell office:value-type="float" office:value="1.43060624599457" calcext:value-type="float">
            <text:p>1.43060624599457</text:p>
          </table:table-cell>
          <table:table-cell office:value-type="float" office:value="1.39619958400726" calcext:value-type="float">
            <text:p>1.39619958400726</text:p>
          </table:table-cell>
          <table:table-cell office:value-type="float" office:value="1.27883005142212" calcext:value-type="float">
            <text:p>1.27883005142212</text:p>
          </table:table-cell>
          <table:table-cell office:value-type="float" office:value="1.42594349384308" calcext:value-type="float">
            <text:p>1.42594349384308</text:p>
          </table:table-cell>
          <table:table-cell office:value-type="float" office:value="1.35672247409821" calcext:value-type="float">
            <text:p>1.35672247409821</text:p>
          </table:table-cell>
          <table:table-cell office:value-type="float" office:value="1.35730838775635" calcext:value-type="float">
            <text:p>1.35730838775635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42128431797028" calcext:value-type="float">
            <text:p>1.42128431797028</text:p>
          </table:table-cell>
          <table:table-cell office:value-type="float" office:value="1.39081573486328" calcext:value-type="float">
            <text:p>1.39081573486328</text:p>
          </table:table-cell>
          <table:table-cell office:value-type="float" office:value="1.38791823387146" calcext:value-type="float">
            <text:p>1.38791823387146</text:p>
          </table:table-cell>
          <table:table-cell office:value-type="float" office:value="1.32258689403534" calcext:value-type="float">
            <text:p>1.32258689403534</text:p>
          </table:table-cell>
          <table:table-cell office:value-type="float" office:value="1.29230391979218" calcext:value-type="float">
            <text:p>1.29230391979218</text:p>
          </table:table-cell>
          <table:table-cell office:value-type="float" office:value="1.25876879692078" calcext:value-type="float">
            <text:p>1.25876879692078</text:p>
          </table:table-cell>
          <table:table-cell office:value-type="float" office:value="1.28497266769409" calcext:value-type="float">
            <text:p>1.28497266769409</text:p>
          </table:table-cell>
          <table:table-cell office:value-type="float" office:value="1.17579460144043" calcext:value-type="float">
            <text:p>1.17579460144043</text:p>
          </table:table-cell>
          <table:table-cell office:value-type="float" office:value="1.07504081726074" calcext:value-type="float">
            <text:p>1.07504081726074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7073860168457" calcext:value-type="float">
            <text:p>1.2707386016845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08" calcext:value-type="float">
            <text:p>1.3008</text:p>
          </table:table-cell>
          <table:table-cell office:value-type="float" office:value="1.3317" calcext:value-type="float">
            <text:p>1.3317</text:p>
          </table:table-cell>
          <table:table-cell office:value-type="float" office:value="1.4685" calcext:value-type="float">
            <text:p>1.4685</text:p>
          </table:table-cell>
          <table:table-cell office:value-type="float" office:value="0.923" calcext:value-type="float">
            <text:p>0.923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40092778205872" calcext:value-type="float">
            <text:p>1.40092778205872</text:p>
          </table:table-cell>
          <table:table-cell office:value-type="float" office:value="1.33516669273376" calcext:value-type="float">
            <text:p>1.33516669273376</text:p>
          </table:table-cell>
          <table:table-cell office:value-type="float" office:value="1.46853637695313" calcext:value-type="float">
            <text:p>1.46853637695313</text:p>
          </table:table-cell>
          <table:table-cell office:value-type="float" office:value="0.955625832080841" calcext:value-type="float">
            <text:p>0.955625832080841</text:p>
          </table:table-cell>
          <table:table-cell office:value-type="float" office:value="1.30354356765747" calcext:value-type="float">
            <text:p>1.30354356765747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5173497200012" calcext:value-type="float">
            <text:p>1.25173497200012</text:p>
          </table:table-cell>
          <table:table-cell office:value-type="float" office:value="1.2742018699646" calcext:value-type="float">
            <text:p>1.2742018699646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38511562347412" calcext:value-type="float">
            <text:p>1.38511562347412</text:p>
          </table:table-cell>
          <table:table-cell office:value-type="float" office:value="1.39909100532532" calcext:value-type="float">
            <text:p>1.39909100532532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211126327515" calcext:value-type="float">
            <text:p>1.43211126327515</text:p>
          </table:table-cell>
          <table:table-cell office:value-type="float" office:value="1.14443123340607" calcext:value-type="float">
            <text:p>1.14443123340607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41468489170074" calcext:value-type="float">
            <text:p>1.41468489170074</text:p>
          </table:table-cell>
          <table:table-cell office:value-type="float" office:value="1.29368543624878" calcext:value-type="float">
            <text:p>1.29368543624878</text:p>
          </table:table-cell>
          <table:table-cell office:value-type="float" office:value="1.40636456012726" calcext:value-type="float">
            <text:p>1.40636456012726</text:p>
          </table:table-cell>
          <table:table-cell office:value-type="float" office:value="1.38515186309814" calcext:value-type="float">
            <text:p>1.38515186309814</text:p>
          </table:table-cell>
          <table:table-cell office:value-type="float" office:value="1.20277214050293" calcext:value-type="float">
            <text:p>1.20277214050293</text:p>
          </table:table-cell>
          <table:table-cell office:value-type="float" office:value="1.3474532365799" calcext:value-type="float">
            <text:p>1.3474532365799</text:p>
          </table:table-cell>
          <table:table-cell office:value-type="float" office:value="1.28333568572998" calcext:value-type="float">
            <text:p>1.28333568572998</text:p>
          </table:table-cell>
          <table:table-cell office:value-type="float" office:value="1.1658136844635" calcext:value-type="float">
            <text:p>1.1658136844635</text:p>
          </table:table-cell>
          <table:table-cell office:value-type="float" office:value="1.31986236572266" calcext:value-type="float">
            <text:p>1.31986236572266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1963672637939" calcext:value-type="float">
            <text:p>1.4196367263793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28" calcext:value-type="float">
            <text:p>1.3128</text:p>
          </table:table-cell>
          <table:table-cell office:value-type="float" office:value="1.341" calcext:value-type="float">
            <text:p>1.34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1314232349396" calcext:value-type="float">
            <text:p>1.413142323493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9968812465668" calcext:value-type="float">
            <text:p>1.39968812465668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43768012523651" calcext:value-type="float">
            <text:p>1.43768012523651</text:p>
          </table:table-cell>
          <table:table-cell office:value-type="float" office:value="1.38209414482117" calcext:value-type="float">
            <text:p>1.38209414482117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18406915664673" calcext:value-type="float">
            <text:p>1.18406915664673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10637521743774" calcext:value-type="float">
            <text:p>1.10637521743774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36607015132904" calcext:value-type="float">
            <text:p>1.36607015132904</text:p>
          </table:table-cell>
          <table:table-cell office:value-type="float" office:value="1.3729635477066" calcext:value-type="float">
            <text:p>1.3729635477066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458935260773" calcext:value-type="float">
            <text:p>1.34458935260773</text:p>
          </table:table-cell>
          <table:table-cell office:value-type="float" office:value="1.38555562496185" calcext:value-type="float">
            <text:p>1.3855556249618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4104752540588" calcext:value-type="float">
            <text:p>1.34104752540588</text:p>
          </table:table-cell>
          <table:table-cell office:value-type="float" office:value="1.42020857334137" calcext:value-type="float">
            <text:p>1.42020857334137</text:p>
          </table:table-cell>
          <table:table-cell office:value-type="float" office:value="1.40031707286835" calcext:value-type="float">
            <text:p>1.40031707286835</text:p>
          </table:table-cell>
          <table:table-cell office:value-type="float" office:value="1.32494044303894" calcext:value-type="float">
            <text:p>1.32494044303894</text:p>
          </table:table-cell>
          <table:table-cell office:value-type="float" office:value="1.37750744819641" calcext:value-type="float">
            <text:p>1.37750744819641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2489025592804" calcext:value-type="float">
            <text:p>1.32489025592804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00765478610992" calcext:value-type="float">
            <text:p>1.00765478610992</text:p>
          </table:table-cell>
          <table:table-cell office:value-type="float" office:value="1.46195244789124" calcext:value-type="float">
            <text:p>1.46195244789124</text:p>
          </table:table-cell>
          <table:table-cell office:value-type="float" office:value="1.35958850383759" calcext:value-type="float">
            <text:p>1.35958850383759</text:p>
          </table:table-cell>
          <table:table-cell office:value-type="float" office:value="1.43686068058014" calcext:value-type="float">
            <text:p>1.43686068058014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39757013320923" calcext:value-type="float">
            <text:p>1.3975701332092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28" calcext:value-type="float">
            <text:p>1.3128</text:p>
          </table:table-cell>
          <table:table-cell office:value-type="float" office:value="1.341" calcext:value-type="float">
            <text:p>1.34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29493606090546" calcext:value-type="float">
            <text:p>1.29493606090546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1314232349396" calcext:value-type="float">
            <text:p>1.41314232349396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30325031280518" calcext:value-type="float">
            <text:p>1.30325031280518</text:p>
          </table:table-cell>
          <table:table-cell office:value-type="float" office:value="1.32941401004791" calcext:value-type="float">
            <text:p>1.32941401004791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9968812465668" calcext:value-type="float">
            <text:p>1.39968812465668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43768012523651" calcext:value-type="float">
            <text:p>1.43768012523651</text:p>
          </table:table-cell>
          <table:table-cell office:value-type="float" office:value="1.38209414482117" calcext:value-type="float">
            <text:p>1.38209414482117</text:p>
          </table:table-cell>
          <table:table-cell office:value-type="float" office:value="1.39542508125305" calcext:value-type="float">
            <text:p>1.39542508125305</text:p>
          </table:table-cell>
          <table:table-cell office:value-type="float" office:value="1.18406915664673" calcext:value-type="float">
            <text:p>1.18406915664673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10637521743774" calcext:value-type="float">
            <text:p>1.10637521743774</text:p>
          </table:table-cell>
          <table:table-cell office:value-type="float" office:value="1.34055685997009" calcext:value-type="float">
            <text:p>1.34055685997009</text:p>
          </table:table-cell>
          <table:table-cell office:value-type="float" office:value="1.36607015132904" calcext:value-type="float">
            <text:p>1.36607015132904</text:p>
          </table:table-cell>
          <table:table-cell office:value-type="float" office:value="1.3729635477066" calcext:value-type="float">
            <text:p>1.3729635477066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458935260773" calcext:value-type="float">
            <text:p>1.34458935260773</text:p>
          </table:table-cell>
          <table:table-cell office:value-type="float" office:value="1.38555562496185" calcext:value-type="float">
            <text:p>1.3855556249618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8182592391968" calcext:value-type="float">
            <text:p>1.38182592391968</text:p>
          </table:table-cell>
          <table:table-cell office:value-type="float" office:value="1.34104752540588" calcext:value-type="float">
            <text:p>1.34104752540588</text:p>
          </table:table-cell>
          <table:table-cell office:value-type="float" office:value="1.42020857334137" calcext:value-type="float">
            <text:p>1.42020857334137</text:p>
          </table:table-cell>
          <table:table-cell office:value-type="float" office:value="1.40031707286835" calcext:value-type="float">
            <text:p>1.40031707286835</text:p>
          </table:table-cell>
          <table:table-cell office:value-type="float" office:value="1.32494044303894" calcext:value-type="float">
            <text:p>1.32494044303894</text:p>
          </table:table-cell>
          <table:table-cell office:value-type="float" office:value="1.37750744819641" calcext:value-type="float">
            <text:p>1.37750744819641</text:p>
          </table:table-cell>
          <table:table-cell office:value-type="float" office:value="1.245685338974" calcext:value-type="float">
            <text:p>1.245685338974</text:p>
          </table:table-cell>
          <table:table-cell office:value-type="float" office:value="1.11615419387817" calcext:value-type="float">
            <text:p>1.11615419387817</text:p>
          </table:table-cell>
          <table:table-cell office:value-type="float" office:value="1.32489025592804" calcext:value-type="float">
            <text:p>1.32489025592804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00765478610992" calcext:value-type="float">
            <text:p>1.00765478610992</text:p>
          </table:table-cell>
          <table:table-cell office:value-type="float" office:value="1.46195244789124" calcext:value-type="float">
            <text:p>1.46195244789124</text:p>
          </table:table-cell>
          <table:table-cell office:value-type="float" office:value="1.35958850383759" calcext:value-type="float">
            <text:p>1.35958850383759</text:p>
          </table:table-cell>
          <table:table-cell office:value-type="float" office:value="1.43686068058014" calcext:value-type="float">
            <text:p>1.43686068058014</text:p>
          </table:table-cell>
          <table:table-cell office:value-type="float" office:value="1.40837502479553" calcext:value-type="float">
            <text:p>1.40837502479553</text:p>
          </table:table-cell>
          <table:table-cell office:value-type="float" office:value="1.39757013320923" calcext:value-type="float">
            <text:p>1.3975701332092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604" calcext:value-type="float">
            <text:p>1.4604</text:p>
          </table:table-cell>
          <table:table-cell office:value-type="float" office:value="0.9524" calcext:value-type="float">
            <text:p>0.9524</text:p>
          </table:table-cell>
          <table:table-cell office:value-type="float" office:value="1.0242954492569" calcext:value-type="float">
            <text:p>1.0242954492569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42175757884979" calcext:value-type="float">
            <text:p>1.42175757884979</text:p>
          </table:table-cell>
          <table:table-cell office:value-type="float" office:value="1.32216143608093" calcext:value-type="float">
            <text:p>1.32216143608093</text:p>
          </table:table-cell>
          <table:table-cell office:value-type="float" office:value="1.4139119386673" calcext:value-type="float">
            <text:p>1.4139119386673</text:p>
          </table:table-cell>
          <table:table-cell office:value-type="float" office:value="1.3287867307663" calcext:value-type="float">
            <text:p>1.3287867307663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33642935752869" calcext:value-type="float">
            <text:p>1.33642935752869</text:p>
          </table:table-cell>
          <table:table-cell office:value-type="float" office:value="1.40855181217194" calcext:value-type="float">
            <text:p>1.40855181217194</text:p>
          </table:table-cell>
          <table:table-cell office:value-type="float" office:value="1.4049060344696" calcext:value-type="float">
            <text:p>1.4049060344696</text:p>
          </table:table-cell>
          <table:table-cell office:value-type="float" office:value="1.36261057853699" calcext:value-type="float">
            <text:p>1.36261057853699</text:p>
          </table:table-cell>
          <table:table-cell office:value-type="float" office:value="0.952428460121155" calcext:value-type="float">
            <text:p>0.952428460121155</text:p>
          </table:table-cell>
          <table:table-cell office:value-type="float" office:value="1.27243757247925" calcext:value-type="float">
            <text:p>1.27243757247925</text:p>
          </table:table-cell>
          <table:table-cell office:value-type="float" office:value="1.35867536067963" calcext:value-type="float">
            <text:p>1.35867536067963</text:p>
          </table:table-cell>
          <table:table-cell office:value-type="float" office:value="1.38341796398163" calcext:value-type="float">
            <text:p>1.38341796398163</text:p>
          </table:table-cell>
          <table:table-cell office:value-type="float" office:value="1.27319145202637" calcext:value-type="float">
            <text:p>1.27319145202637</text:p>
          </table:table-cell>
          <table:table-cell office:value-type="float" office:value="1.39920687675476" calcext:value-type="float">
            <text:p>1.39920687675476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3490184545517" calcext:value-type="float">
            <text:p>1.3490184545517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26192760467529" calcext:value-type="float">
            <text:p>1.26192760467529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8889527320862" calcext:value-type="float">
            <text:p>1.38889527320862</text:p>
          </table:table-cell>
          <table:table-cell office:value-type="float" office:value="1.33923149108887" calcext:value-type="float">
            <text:p>1.33923149108887</text:p>
          </table:table-cell>
          <table:table-cell office:value-type="float" office:value="1.46038949489594" calcext:value-type="float">
            <text:p>1.46038949489594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3172762393951" calcext:value-type="float">
            <text:p>1.33172762393951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40311574935913" calcext:value-type="float">
            <text:p>1.40311574935913</text:p>
          </table:table-cell>
          <table:table-cell office:value-type="float" office:value="1.43162989616394" calcext:value-type="float">
            <text:p>1.4316298961639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28477120399475" calcext:value-type="float">
            <text:p>1.28477120399475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733818054199" calcext:value-type="float">
            <text:p>1.3673381805419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37024021148682" calcext:value-type="float">
            <text:p>1.37024021148682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28685390949249" calcext:value-type="float">
            <text:p>1.28685390949249</text:p>
          </table:table-cell>
          <table:table-cell office:value-type="float" office:value="1.3634991645813" calcext:value-type="float">
            <text:p>1.3634991645813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37" calcext:value-type="float">
            <text:p>1.3137</text:p>
          </table:table-cell>
          <table:table-cell office:value-type="float" office:value="1.3319" calcext:value-type="float">
            <text:p>1.3319</text:p>
          </table:table-cell>
          <table:table-cell office:value-type="float" office:value="1.453" calcext:value-type="float">
            <text:p>1.4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09493350983" calcext:value-type="float">
            <text:p>1.3300949335098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035933971405" calcext:value-type="float">
            <text:p>1.3035933971405</text:p>
          </table:table-cell>
          <table:table-cell office:value-type="float" office:value="1.32537984848022" calcext:value-type="float">
            <text:p>1.32537984848022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0219388008118" calcext:value-type="float">
            <text:p>1.30219388008118</text:p>
          </table:table-cell>
          <table:table-cell office:value-type="float" office:value="1.27739906311035" calcext:value-type="float">
            <text:p>1.27739906311035</text:p>
          </table:table-cell>
          <table:table-cell office:value-type="float" office:value="1.38345170021057" calcext:value-type="float">
            <text:p>1.38345170021057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17633295059204" calcext:value-type="float">
            <text:p>1.17633295059204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41882002353668" calcext:value-type="float">
            <text:p>1.41882002353668</text:p>
          </table:table-cell>
          <table:table-cell office:value-type="float" office:value="1.34626317024231" calcext:value-type="float">
            <text:p>1.3462631702423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8776564598084" calcext:value-type="float">
            <text:p>1.38776564598084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37" calcext:value-type="float">
            <text:p>1.3137</text:p>
          </table:table-cell>
          <table:table-cell office:value-type="float" office:value="1.3319" calcext:value-type="float">
            <text:p>1.3319</text:p>
          </table:table-cell>
          <table:table-cell office:value-type="float" office:value="1.453" calcext:value-type="float">
            <text:p>1.4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35896551609039" calcext:value-type="float">
            <text:p>1.358965516090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29850625991821" calcext:value-type="float">
            <text:p>1.29850625991821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3009493350983" calcext:value-type="float">
            <text:p>1.3300949335098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035933971405" calcext:value-type="float">
            <text:p>1.3035933971405</text:p>
          </table:table-cell>
          <table:table-cell office:value-type="float" office:value="1.32537984848022" calcext:value-type="float">
            <text:p>1.32537984848022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0219388008118" calcext:value-type="float">
            <text:p>1.30219388008118</text:p>
          </table:table-cell>
          <table:table-cell office:value-type="float" office:value="1.27739906311035" calcext:value-type="float">
            <text:p>1.27739906311035</text:p>
          </table:table-cell>
          <table:table-cell office:value-type="float" office:value="1.38345170021057" calcext:value-type="float">
            <text:p>1.38345170021057</text:p>
          </table:table-cell>
          <table:table-cell office:value-type="float" office:value="1.4090850353241" calcext:value-type="float">
            <text:p>1.4090850353241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0379917621613" calcext:value-type="float">
            <text:p>1.40379917621613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17633295059204" calcext:value-type="float">
            <text:p>1.17633295059204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41882002353668" calcext:value-type="float">
            <text:p>1.41882002353668</text:p>
          </table:table-cell>
          <table:table-cell office:value-type="float" office:value="1.34626317024231" calcext:value-type="float">
            <text:p>1.34626317024231</text:p>
          </table:table-cell>
          <table:table-cell office:value-type="float" office:value="1.36012136936188" calcext:value-type="float">
            <text:p>1.36012136936188</text:p>
          </table:table-cell>
          <table:table-cell office:value-type="float" office:value="1.38776564598084" calcext:value-type="float">
            <text:p>1.38776564598084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62" calcext:value-type="float">
            <text:p>1.3162</text:p>
          </table:table-cell>
          <table:table-cell office:value-type="float" office:value="1.3196" calcext:value-type="float">
            <text:p>1.3196</text:p>
          </table:table-cell>
          <table:table-cell office:value-type="float" office:value="1.4518" calcext:value-type="float">
            <text:p>1.451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62" calcext:value-type="float">
            <text:p>1.3162</text:p>
          </table:table-cell>
          <table:table-cell office:value-type="float" office:value="1.3196" calcext:value-type="float">
            <text:p>1.3196</text:p>
          </table:table-cell>
          <table:table-cell office:value-type="float" office:value="1.4518" calcext:value-type="float">
            <text:p>1.451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006717205048" calcext:value-type="float">
            <text:p>1.19006717205048</text:p>
          </table:table-cell>
          <table:table-cell office:value-type="float" office:value="1.45182001590729" calcext:value-type="float">
            <text:p>1.45182001590729</text:p>
          </table:table-cell>
          <table:table-cell office:value-type="float" office:value="1.31476485729218" calcext:value-type="float">
            <text:p>1.31476485729218</text:p>
          </table:table-cell>
          <table:table-cell office:value-type="float" office:value="1.39883041381836" calcext:value-type="float">
            <text:p>1.39883041381836</text:p>
          </table:table-cell>
          <table:table-cell office:value-type="float" office:value="1.34646499156952" calcext:value-type="float">
            <text:p>1.34646499156952</text:p>
          </table:table-cell>
          <table:table-cell office:value-type="float" office:value="1.37421751022339" calcext:value-type="float">
            <text:p>1.37421751022339</text:p>
          </table:table-cell>
          <table:table-cell office:value-type="float" office:value="1.31968080997467" calcext:value-type="float">
            <text:p>1.31968080997467</text:p>
          </table:table-cell>
          <table:table-cell office:value-type="float" office:value="1.38525915145874" calcext:value-type="float">
            <text:p>1.38525915145874</text:p>
          </table:table-cell>
          <table:table-cell office:value-type="float" office:value="1.23087215423584" calcext:value-type="float">
            <text:p>1.23087215423584</text:p>
          </table:table-cell>
          <table:table-cell office:value-type="float" office:value="1.31820523738861" calcext:value-type="float">
            <text:p>1.31820523738861</text:p>
          </table:table-cell>
          <table:table-cell office:value-type="float" office:value="1.30228424072266" calcext:value-type="float">
            <text:p>1.30228424072266</text:p>
          </table:table-cell>
          <table:table-cell office:value-type="float" office:value="1.34317791461945" calcext:value-type="float">
            <text:p>1.34317791461945</text:p>
          </table:table-cell>
          <table:table-cell office:value-type="float" office:value="1.30037260055542" calcext:value-type="float">
            <text:p>1.30037260055542</text:p>
          </table:table-cell>
          <table:table-cell office:value-type="float" office:value="1.43811047077179" calcext:value-type="float">
            <text:p>1.4381104707717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7821984291077" calcext:value-type="float">
            <text:p>1.37821984291077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1945514678955" calcext:value-type="float">
            <text:p>1.31945514678955</text:p>
          </table:table-cell>
          <table:table-cell office:value-type="float" office:value="1.29890036582947" calcext:value-type="float">
            <text:p>1.29890036582947</text:p>
          </table:table-cell>
          <table:table-cell office:value-type="float" office:value="1.34023714065552" calcext:value-type="float">
            <text:p>1.34023714065552</text:p>
          </table:table-cell>
          <table:table-cell office:value-type="float" office:value="1.30560481548309" calcext:value-type="float">
            <text:p>1.30560481548309</text:p>
          </table:table-cell>
          <table:table-cell office:value-type="float" office:value="1.27055287361145" calcext:value-type="float">
            <text:p>1.27055287361145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7595150470734" calcext:value-type="float">
            <text:p>1.27595150470734</text:p>
          </table:table-cell>
          <table:table-cell office:value-type="float" office:value="1.32617580890656" calcext:value-type="float">
            <text:p>1.32617580890656</text:p>
          </table:table-cell>
          <table:table-cell office:value-type="float" office:value="1.3466625213623" calcext:value-type="float">
            <text:p>1.3466625213623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99" calcext:value-type="float">
            <text:p>1.2799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4508" calcext:value-type="float">
            <text:p>1.450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37811708450317" calcext:value-type="float">
            <text:p>1.3781170845031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90921163559" calcext:value-type="float">
            <text:p>1.359092116355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8835654258728" calcext:value-type="float">
            <text:p>1.28835654258728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02910161018372" calcext:value-type="float">
            <text:p>1.02910161018372</text:p>
          </table:table-cell>
          <table:table-cell office:value-type="float" office:value="1.40330195426941" calcext:value-type="float">
            <text:p>1.40330195426941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2789214849472" calcext:value-type="float">
            <text:p>1.2789214849472</text:p>
          </table:table-cell>
          <table:table-cell office:value-type="float" office:value="1.07565224170685" calcext:value-type="float">
            <text:p>1.07565224170685</text:p>
          </table:table-cell>
          <table:table-cell office:value-type="float" office:value="1.40606808662415" calcext:value-type="float">
            <text:p>1.40606808662415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25367939472198" calcext:value-type="float">
            <text:p>1.25367939472198</text:p>
          </table:table-cell>
          <table:table-cell office:value-type="float" office:value="1.33333730697632" calcext:value-type="float">
            <text:p>1.33333730697632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4986221790314" calcext:value-type="float">
            <text:p>1.34986221790314</text:p>
          </table:table-cell>
          <table:table-cell office:value-type="float" office:value="1.41941595077515" calcext:value-type="float">
            <text:p>1.41941595077515</text:p>
          </table:table-cell>
          <table:table-cell office:value-type="float" office:value="1.41982614994049" calcext:value-type="float">
            <text:p>1.41982614994049</text:p>
          </table:table-cell>
          <table:table-cell office:value-type="float" office:value="1.21530103683472" calcext:value-type="float">
            <text:p>1.21530103683472</text:p>
          </table:table-cell>
          <table:table-cell office:value-type="float" office:value="1.33919095993042" calcext:value-type="float">
            <text:p>1.33919095993042</text:p>
          </table:table-cell>
          <table:table-cell office:value-type="float" office:value="1.2168116569519" calcext:value-type="float">
            <text:p>1.2168116569519</text:p>
          </table:table-cell>
          <table:table-cell office:value-type="float" office:value="1.28484535217285" calcext:value-type="float">
            <text:p>1.2848453521728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835460186005" calcext:value-type="float">
            <text:p>1.4483546018600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5076417922974" calcext:value-type="float">
            <text:p>1.45076417922974</text:p>
          </table:table-cell>
          <table:table-cell office:value-type="float" office:value="1.29329764842987" calcext:value-type="float">
            <text:p>1.29329764842987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4108077287674" calcext:value-type="float">
            <text:p>1.4108077287674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11009335517883" calcext:value-type="float">
            <text:p>1.11009335517883</text:p>
          </table:table-cell>
          <table:table-cell office:value-type="float" office:value="1.4213707447052" calcext:value-type="float">
            <text:p>1.4213707447052</text:p>
          </table:table-cell>
          <table:table-cell office:value-type="float" office:value="1.38839995861053" calcext:value-type="float">
            <text:p>1.38839995861053</text:p>
          </table:table-cell>
          <table:table-cell office:value-type="float" office:value="1.22226119041443" calcext:value-type="float">
            <text:p>1.22226119041443</text:p>
          </table:table-cell>
          <table:table-cell office:value-type="float" office:value="1.38251173496246" calcext:value-type="float">
            <text:p>1.38251173496246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68" calcext:value-type="float">
            <text:p>1.3168</text:p>
          </table:table-cell>
          <table:table-cell office:value-type="float" office:value="1.3488" calcext:value-type="float">
            <text:p>1.3488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6655697822571" calcext:value-type="float">
            <text:p>1.26655697822571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23059356212616" calcext:value-type="float">
            <text:p>1.23059356212616</text:p>
          </table:table-cell>
          <table:table-cell office:value-type="float" office:value="1.12106609344482" calcext:value-type="float">
            <text:p>1.12106609344482</text:p>
          </table:table-cell>
          <table:table-cell office:value-type="float" office:value="1.33057415485382" calcext:value-type="float">
            <text:p>1.33057415485382</text:p>
          </table:table-cell>
          <table:table-cell office:value-type="float" office:value="1.40823912620544" calcext:value-type="float">
            <text:p>1.40823912620544</text:p>
          </table:table-cell>
          <table:table-cell office:value-type="float" office:value="1.42573177814484" calcext:value-type="float">
            <text:p>1.42573177814484</text:p>
          </table:table-cell>
          <table:table-cell office:value-type="float" office:value="1.22298383712769" calcext:value-type="float">
            <text:p>1.22298383712769</text:p>
          </table:table-cell>
          <table:table-cell office:value-type="float" office:value="1.33737123012543" calcext:value-type="float">
            <text:p>1.33737123012543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39355611801147" calcext:value-type="float">
            <text:p>1.39355611801147</text:p>
          </table:table-cell>
          <table:table-cell office:value-type="float" office:value="1.43151235580444" calcext:value-type="float">
            <text:p>1.4315123558044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232364654541" calcext:value-type="float">
            <text:p>1.3232364654541</text:p>
          </table:table-cell>
          <table:table-cell office:value-type="float" office:value="1.43151235580444" calcext:value-type="float">
            <text:p>1.4315123558044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232364654541" calcext:value-type="float">
            <text:p>1.3232364654541</text:p>
          </table:table-cell>
          <table:table-cell office:value-type="float" office:value="1.43151235580444" calcext:value-type="float">
            <text:p>1.4315123558044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232364654541" calcext:value-type="float">
            <text:p>1.3232364654541</text:p>
          </table:table-cell>
          <table:table-cell office:value-type="float" office:value="1.43151235580444" calcext:value-type="float">
            <text:p>1.4315123558044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232364654541" calcext:value-type="float">
            <text:p>1.3232364654541</text:p>
          </table:table-cell>
          <table:table-cell office:value-type="float" office:value="1.43151235580444" calcext:value-type="float">
            <text:p>1.4315123558044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40246117115021" calcext:value-type="float">
            <text:p>1.40246117115021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30538010597229" calcext:value-type="float">
            <text:p>1.30538010597229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20299017429352" calcext:value-type="float">
            <text:p>1.20299017429352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38189733028412" calcext:value-type="float">
            <text:p>1.38189733028412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232364654541" calcext:value-type="float">
            <text:p>1.3232364654541</text:p>
          </table:table-cell>
          <table:table-cell office:value-type="float" office:value="1.43151235580444" calcext:value-type="float">
            <text:p>1.43151235580444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53" calcext:value-type="float">
            <text:p>1.2953</text:p>
          </table:table-cell>
          <table:table-cell office:value-type="float" office:value="1.3331" calcext:value-type="float">
            <text:p>1.3331</text:p>
          </table:table-cell>
          <table:table-cell office:value-type="float" office:value="1.4424" calcext:value-type="float">
            <text:p>1.442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955143928528" calcext:value-type="float">
            <text:p>1.34955143928528</text:p>
          </table:table-cell>
          <table:table-cell office:value-type="float" office:value="1.13236141204834" calcext:value-type="float">
            <text:p>1.1323614120483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5807907581329" calcext:value-type="float">
            <text:p>1.35807907581329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9355599880219" calcext:value-type="float">
            <text:p>1.39355599880219</text:p>
          </table:table-cell>
          <table:table-cell office:value-type="float" office:value="1.33317387104034" calcext:value-type="float">
            <text:p>1.33317387104034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2391085624695" calcext:value-type="float">
            <text:p>1.42391085624695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021694660187" calcext:value-type="float">
            <text:p>1.39021694660187</text:p>
          </table:table-cell>
          <table:table-cell office:value-type="float" office:value="1.33307349681854" calcext:value-type="float">
            <text:p>1.33307349681854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6080837249756" calcext:value-type="float">
            <text:p>1.36080837249756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423623085022" calcext:value-type="float">
            <text:p>1.4423623085022</text:p>
          </table:table-cell>
          <table:table-cell office:value-type="float" office:value="1.21072387695313" calcext:value-type="float">
            <text:p>1.21072387695313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41052401065826" calcext:value-type="float">
            <text:p>1.41052401065826</text:p>
          </table:table-cell>
          <table:table-cell office:value-type="float" office:value="1.40988194942474" calcext:value-type="float">
            <text:p>1.40988194942474</text:p>
          </table:table-cell>
          <table:table-cell office:value-type="float" office:value="1.29171252250671" calcext:value-type="float">
            <text:p>1.29171252250671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402152061462" calcext:value-type="float">
            <text:p>1.38402152061462</text:p>
          </table:table-cell>
          <table:table-cell office:value-type="float" office:value="1.37188029289246" calcext:value-type="float">
            <text:p>1.37188029289246</text:p>
          </table:table-cell>
          <table:table-cell office:value-type="float" office:value="1.37677550315857" calcext:value-type="float">
            <text:p>1.37677550315857</text:p>
          </table:table-cell>
          <table:table-cell office:value-type="float" office:value="1.18368434906006" calcext:value-type="float">
            <text:p>1.18368434906006</text:p>
          </table:table-cell>
          <table:table-cell office:value-type="float" office:value="1.2746878862381" calcext:value-type="float">
            <text:p>1.2746878862381</text:p>
          </table:table-cell>
          <table:table-cell office:value-type="float" office:value="1.28633427619934" calcext:value-type="float">
            <text:p>1.28633427619934</text:p>
          </table:table-cell>
          <table:table-cell office:value-type="float" office:value="1.39825260639191" calcext:value-type="float">
            <text:p>1.39825260639191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491" calcext:value-type="float">
            <text:p>1.3491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56569480896" calcext:value-type="float">
            <text:p>1.2656569480896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40771889686584" calcext:value-type="float">
            <text:p>1.4077188968658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527627944946" calcext:value-type="float">
            <text:p>1.42527627944946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4216845035553" calcext:value-type="float">
            <text:p>1.34216845035553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7554845809937" calcext:value-type="float">
            <text:p>1.27554845809937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7137365341187" calcext:value-type="float">
            <text:p>1.37137365341187</text:p>
          </table:table-cell>
          <table:table-cell office:value-type="float" office:value="1.35121321678162" calcext:value-type="float">
            <text:p>1.35121321678162</text:p>
          </table:table-cell>
          <table:table-cell office:value-type="float" office:value="1.35299718379974" calcext:value-type="float">
            <text:p>1.35299718379974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491" calcext:value-type="float">
            <text:p>1.3491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923" calcext:value-type="float">
            <text:p>0.923</text:p>
          </table:table-cell>
          <table:table-cell office:value-type="float" office:value="1.29345905780792" calcext:value-type="float">
            <text:p>1.2934590578079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56569480896" calcext:value-type="float">
            <text:p>1.2656569480896</text:p>
          </table:table-cell>
          <table:table-cell office:value-type="float" office:value="1.34696483612061" calcext:value-type="float">
            <text:p>1.3469648361206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38827645778656" calcext:value-type="float">
            <text:p>1.38827645778656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40771889686584" calcext:value-type="float">
            <text:p>1.4077188968658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527627944946" calcext:value-type="float">
            <text:p>1.42527627944946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4216845035553" calcext:value-type="float">
            <text:p>1.34216845035553</text:p>
          </table:table-cell>
          <table:table-cell office:value-type="float" office:value="1.35290229320526" calcext:value-type="float">
            <text:p>1.3529022932052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9281213283539" calcext:value-type="float">
            <text:p>1.39281213283539</text:p>
          </table:table-cell>
          <table:table-cell office:value-type="float" office:value="1.27554845809937" calcext:value-type="float">
            <text:p>1.27554845809937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7137365341187" calcext:value-type="float">
            <text:p>1.37137365341187</text:p>
          </table:table-cell>
          <table:table-cell office:value-type="float" office:value="1.35121321678162" calcext:value-type="float">
            <text:p>1.35121321678162</text:p>
          </table:table-cell>
          <table:table-cell office:value-type="float" office:value="1.35299718379974" calcext:value-type="float">
            <text:p>1.35299718379974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578" calcext:value-type="float">
            <text:p>1.2578</text:p>
          </table:table-cell>
          <table:table-cell office:value-type="float" office:value="1.2995" calcext:value-type="float">
            <text:p>1.2995</text:p>
          </table:table-cell>
          <table:table-cell office:value-type="float" office:value="1.4394" calcext:value-type="float">
            <text:p>1.4394</text:p>
          </table:table-cell>
          <table:table-cell office:value-type="float" office:value="0.923" calcext:value-type="float">
            <text:p>0.92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578" calcext:value-type="float">
            <text:p>1.2578</text:p>
          </table:table-cell>
          <table:table-cell office:value-type="float" office:value="1.2995" calcext:value-type="float">
            <text:p>1.2995</text:p>
          </table:table-cell>
          <table:table-cell office:value-type="float" office:value="1.4394" calcext:value-type="float">
            <text:p>1.4394</text:p>
          </table:table-cell>
          <table:table-cell office:value-type="float" office:value="0.923" calcext:value-type="float">
            <text:p>0.923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35776972770691" calcext:value-type="float">
            <text:p>1.35776972770691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6257839202881" calcext:value-type="float">
            <text:p>1.36257839202881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93800544739" calcext:value-type="float">
            <text:p>1.30593800544739</text:p>
          </table:table-cell>
          <table:table-cell office:value-type="float" office:value="1.40812277793884" calcext:value-type="float">
            <text:p>1.40812277793884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3943691253662" calcext:value-type="float">
            <text:p>1.43943691253662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510883808136" calcext:value-type="float">
            <text:p>1.2510883808136</text:p>
          </table:table-cell>
          <table:table-cell office:value-type="float" office:value="1.3590681552887" calcext:value-type="float">
            <text:p>1.3590681552887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790066242218" calcext:value-type="float">
            <text:p>1.3790066242218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40072441101074" calcext:value-type="float">
            <text:p>1.4007244110107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412595748901" calcext:value-type="float">
            <text:p>1.37412595748901</text:p>
          </table:table-cell>
          <table:table-cell office:value-type="float" office:value="1.39563846588135" calcext:value-type="float">
            <text:p>1.3956384658813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28784966468811" calcext:value-type="float">
            <text:p>1.28784966468811</text:p>
          </table:table-cell>
          <table:table-cell office:value-type="float" office:value="1.36678194999695" calcext:value-type="float">
            <text:p>1.36678194999695</text:p>
          </table:table-cell>
          <table:table-cell office:value-type="float" office:value="1.36505270004272" calcext:value-type="float">
            <text:p>1.36505270004272</text:p>
          </table:table-cell>
          <table:table-cell office:value-type="float" office:value="1.3105081319809" calcext:value-type="float">
            <text:p>1.3105081319809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3127" calcext:value-type="float">
            <text:p>1.3127</text:p>
          </table:table-cell>
          <table:table-cell office:value-type="float" office:value="1.4369" calcext:value-type="float">
            <text:p>1.436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9624927043915" calcext:value-type="float">
            <text:p>1.29624927043915</text:p>
          </table:table-cell>
          <table:table-cell office:value-type="float" office:value="1.32921326160431" calcext:value-type="float">
            <text:p>1.32921326160431</text:p>
          </table:table-cell>
          <table:table-cell office:value-type="float" office:value="1.25168716907501" calcext:value-type="float">
            <text:p>1.25168716907501</text:p>
          </table:table-cell>
          <table:table-cell office:value-type="float" office:value="1.32668912410736" calcext:value-type="float">
            <text:p>1.32668912410736</text:p>
          </table:table-cell>
          <table:table-cell office:value-type="float" office:value="1.32770025730133" calcext:value-type="float">
            <text:p>1.32770025730133</text:p>
          </table:table-cell>
          <table:table-cell office:value-type="float" office:value="1.28768694400787" calcext:value-type="float">
            <text:p>1.28768694400787</text:p>
          </table:table-cell>
          <table:table-cell office:value-type="float" office:value="1.37288820743561" calcext:value-type="float">
            <text:p>1.37288820743561</text:p>
          </table:table-cell>
          <table:table-cell office:value-type="float" office:value="1.17873048782349" calcext:value-type="float">
            <text:p>1.17873048782349</text:p>
          </table:table-cell>
          <table:table-cell office:value-type="float" office:value="1.39276933670044" calcext:value-type="float">
            <text:p>1.39276933670044</text:p>
          </table:table-cell>
          <table:table-cell office:value-type="float" office:value="1.11793279647827" calcext:value-type="float">
            <text:p>1.1179327964782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528665542603" calcext:value-type="float">
            <text:p>1.2952866554260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7482986450195" calcext:value-type="float">
            <text:p>1.27482986450195</text:p>
          </table:table-cell>
          <table:table-cell office:value-type="float" office:value="1.29925441741943" calcext:value-type="float">
            <text:p>1.2992544174194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167485237122" calcext:value-type="float">
            <text:p>1.29167485237122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33663046360016" calcext:value-type="float">
            <text:p>1.33663046360016</text:p>
          </table:table-cell>
          <table:table-cell office:value-type="float" office:value="1.23263955116272" calcext:value-type="float">
            <text:p>1.23263955116272</text:p>
          </table:table-cell>
          <table:table-cell office:value-type="float" office:value="1.35286700725555" calcext:value-type="float">
            <text:p>1.35286700725555</text:p>
          </table:table-cell>
          <table:table-cell office:value-type="float" office:value="1.33948266506195" calcext:value-type="float">
            <text:p>1.33948266506195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514088630676" calcext:value-type="float">
            <text:p>1.3951408863067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4679851532" calcext:value-type="float">
            <text:p>1.3824679851532</text:p>
          </table:table-cell>
          <table:table-cell office:value-type="float" office:value="1.41213953495026" calcext:value-type="float">
            <text:p>1.41213953495026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31708717346" calcext:value-type="float">
            <text:p>1.385317087173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2663061618805" calcext:value-type="float">
            <text:p>1.42663061618805</text:p>
          </table:table-cell>
          <table:table-cell office:value-type="float" office:value="1.43690919876099" calcext:value-type="float">
            <text:p>1.43690919876099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41849040985" calcext:value-type="float">
            <text:p>1.35641849040985</text:p>
          </table:table-cell>
          <table:table-cell office:value-type="float" office:value="1.42810869216919" calcext:value-type="float">
            <text:p>1.42810869216919</text:p>
          </table:table-cell>
          <table:table-cell office:value-type="float" office:value="1.16149973869324" calcext:value-type="float">
            <text:p>1.16149973869324</text:p>
          </table:table-cell>
          <table:table-cell office:value-type="float" office:value="1.26046681404114" calcext:value-type="float">
            <text:p>1.26046681404114</text:p>
          </table:table-cell>
          <table:table-cell office:value-type="float" office:value="1.38896918296814" calcext:value-type="float">
            <text:p>1.3889691829681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500702381134" calcext:value-type="float">
            <text:p>1.3500702381134</text:p>
          </table:table-cell>
          <table:table-cell office:value-type="float" office:value="1.30935621261597" calcext:value-type="float">
            <text:p>1.30935621261597</text:p>
          </table:table-cell>
          <table:table-cell office:value-type="float" office:value="1.31266677379608" calcext:value-type="float">
            <text:p>1.3126667737960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3127" calcext:value-type="float">
            <text:p>1.3127</text:p>
          </table:table-cell>
          <table:table-cell office:value-type="float" office:value="1.4369" calcext:value-type="float">
            <text:p>1.436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9624927043915" calcext:value-type="float">
            <text:p>1.29624927043915</text:p>
          </table:table-cell>
          <table:table-cell office:value-type="float" office:value="1.32921326160431" calcext:value-type="float">
            <text:p>1.32921326160431</text:p>
          </table:table-cell>
          <table:table-cell office:value-type="float" office:value="1.25168716907501" calcext:value-type="float">
            <text:p>1.25168716907501</text:p>
          </table:table-cell>
          <table:table-cell office:value-type="float" office:value="1.32668912410736" calcext:value-type="float">
            <text:p>1.32668912410736</text:p>
          </table:table-cell>
          <table:table-cell office:value-type="float" office:value="1.32770025730133" calcext:value-type="float">
            <text:p>1.32770025730133</text:p>
          </table:table-cell>
          <table:table-cell office:value-type="float" office:value="1.28768694400787" calcext:value-type="float">
            <text:p>1.28768694400787</text:p>
          </table:table-cell>
          <table:table-cell office:value-type="float" office:value="1.37288820743561" calcext:value-type="float">
            <text:p>1.37288820743561</text:p>
          </table:table-cell>
          <table:table-cell office:value-type="float" office:value="1.17873048782349" calcext:value-type="float">
            <text:p>1.17873048782349</text:p>
          </table:table-cell>
          <table:table-cell office:value-type="float" office:value="1.39276933670044" calcext:value-type="float">
            <text:p>1.39276933670044</text:p>
          </table:table-cell>
          <table:table-cell office:value-type="float" office:value="1.11793279647827" calcext:value-type="float">
            <text:p>1.11793279647827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528665542603" calcext:value-type="float">
            <text:p>1.2952866554260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7482986450195" calcext:value-type="float">
            <text:p>1.27482986450195</text:p>
          </table:table-cell>
          <table:table-cell office:value-type="float" office:value="1.29925441741943" calcext:value-type="float">
            <text:p>1.2992544174194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167485237122" calcext:value-type="float">
            <text:p>1.29167485237122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33663046360016" calcext:value-type="float">
            <text:p>1.33663046360016</text:p>
          </table:table-cell>
          <table:table-cell office:value-type="float" office:value="1.23263955116272" calcext:value-type="float">
            <text:p>1.23263955116272</text:p>
          </table:table-cell>
          <table:table-cell office:value-type="float" office:value="1.35286700725555" calcext:value-type="float">
            <text:p>1.35286700725555</text:p>
          </table:table-cell>
          <table:table-cell office:value-type="float" office:value="1.33948266506195" calcext:value-type="float">
            <text:p>1.33948266506195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514088630676" calcext:value-type="float">
            <text:p>1.3951408863067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4679851532" calcext:value-type="float">
            <text:p>1.3824679851532</text:p>
          </table:table-cell>
          <table:table-cell office:value-type="float" office:value="1.41213953495026" calcext:value-type="float">
            <text:p>1.41213953495026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531708717346" calcext:value-type="float">
            <text:p>1.385317087173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2663061618805" calcext:value-type="float">
            <text:p>1.42663061618805</text:p>
          </table:table-cell>
          <table:table-cell office:value-type="float" office:value="1.43690919876099" calcext:value-type="float">
            <text:p>1.43690919876099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41849040985" calcext:value-type="float">
            <text:p>1.35641849040985</text:p>
          </table:table-cell>
          <table:table-cell office:value-type="float" office:value="1.42810869216919" calcext:value-type="float">
            <text:p>1.42810869216919</text:p>
          </table:table-cell>
          <table:table-cell office:value-type="float" office:value="1.16149973869324" calcext:value-type="float">
            <text:p>1.16149973869324</text:p>
          </table:table-cell>
          <table:table-cell office:value-type="float" office:value="1.26046681404114" calcext:value-type="float">
            <text:p>1.26046681404114</text:p>
          </table:table-cell>
          <table:table-cell office:value-type="float" office:value="1.38896918296814" calcext:value-type="float">
            <text:p>1.3889691829681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500702381134" calcext:value-type="float">
            <text:p>1.3500702381134</text:p>
          </table:table-cell>
          <table:table-cell office:value-type="float" office:value="1.30935621261597" calcext:value-type="float">
            <text:p>1.30935621261597</text:p>
          </table:table-cell>
          <table:table-cell office:value-type="float" office:value="1.31266677379608" calcext:value-type="float">
            <text:p>1.3126667737960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74" calcext:value-type="float">
            <text:p>1.2974</text:p>
          </table:table-cell>
          <table:table-cell office:value-type="float" office:value="1.3059" calcext:value-type="float">
            <text:p>1.3059</text:p>
          </table:table-cell>
          <table:table-cell office:value-type="float" office:value="1.4369" calcext:value-type="float">
            <text:p>1.436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167485237122" calcext:value-type="float">
            <text:p>1.29167485237122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514088630676" calcext:value-type="float">
            <text:p>1.3951408863067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4679851532" calcext:value-type="float">
            <text:p>1.3824679851532</text:p>
          </table:table-cell>
          <table:table-cell office:value-type="float" office:value="1.41213953495026" calcext:value-type="float">
            <text:p>1.41213953495026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11793279647827" calcext:value-type="float">
            <text:p>1.11793279647827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528665542603" calcext:value-type="float">
            <text:p>1.2952866554260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7482986450195" calcext:value-type="float">
            <text:p>1.27482986450195</text:p>
          </table:table-cell>
          <table:table-cell office:value-type="float" office:value="1.29925441741943" calcext:value-type="float">
            <text:p>1.2992544174194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959201812744" calcext:value-type="float">
            <text:p>1.29959201812744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33663046360016" calcext:value-type="float">
            <text:p>1.33663046360016</text:p>
          </table:table-cell>
          <table:table-cell office:value-type="float" office:value="1.23263955116272" calcext:value-type="float">
            <text:p>1.23263955116272</text:p>
          </table:table-cell>
          <table:table-cell office:value-type="float" office:value="1.35286700725555" calcext:value-type="float">
            <text:p>1.35286700725555</text:p>
          </table:table-cell>
          <table:table-cell office:value-type="float" office:value="1.33948266506195" calcext:value-type="float">
            <text:p>1.33948266506195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7947211265564" calcext:value-type="float">
            <text:p>1.2794721126556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10669851303101" calcext:value-type="float">
            <text:p>1.10669851303101</text:p>
          </table:table-cell>
          <table:table-cell office:value-type="float" office:value="1.17168307304382" calcext:value-type="float">
            <text:p>1.17168307304382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8531708717346" calcext:value-type="float">
            <text:p>1.385317087173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2663061618805" calcext:value-type="float">
            <text:p>1.42663061618805</text:p>
          </table:table-cell>
          <table:table-cell office:value-type="float" office:value="1.43690919876099" calcext:value-type="float">
            <text:p>1.43690919876099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41849040985" calcext:value-type="float">
            <text:p>1.35641849040985</text:p>
          </table:table-cell>
          <table:table-cell office:value-type="float" office:value="1.42810869216919" calcext:value-type="float">
            <text:p>1.42810869216919</text:p>
          </table:table-cell>
          <table:table-cell office:value-type="float" office:value="1.16149973869324" calcext:value-type="float">
            <text:p>1.16149973869324</text:p>
          </table:table-cell>
          <table:table-cell office:value-type="float" office:value="1.26046681404114" calcext:value-type="float">
            <text:p>1.26046681404114</text:p>
          </table:table-cell>
          <table:table-cell office:value-type="float" office:value="1.38896918296814" calcext:value-type="float">
            <text:p>1.3889691829681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500702381134" calcext:value-type="float">
            <text:p>1.3500702381134</text:p>
          </table:table-cell>
          <table:table-cell office:value-type="float" office:value="1.30935621261597" calcext:value-type="float">
            <text:p>1.30935621261597</text:p>
          </table:table-cell>
          <table:table-cell office:value-type="float" office:value="1.31266677379608" calcext:value-type="float">
            <text:p>1.3126667737960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74" calcext:value-type="float">
            <text:p>1.2974</text:p>
          </table:table-cell>
          <table:table-cell office:value-type="float" office:value="1.3059" calcext:value-type="float">
            <text:p>1.3059</text:p>
          </table:table-cell>
          <table:table-cell office:value-type="float" office:value="1.4369" calcext:value-type="float">
            <text:p>1.436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167485237122" calcext:value-type="float">
            <text:p>1.29167485237122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514088630676" calcext:value-type="float">
            <text:p>1.3951408863067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4679851532" calcext:value-type="float">
            <text:p>1.3824679851532</text:p>
          </table:table-cell>
          <table:table-cell office:value-type="float" office:value="1.41213953495026" calcext:value-type="float">
            <text:p>1.41213953495026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11793279647827" calcext:value-type="float">
            <text:p>1.11793279647827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528665542603" calcext:value-type="float">
            <text:p>1.2952866554260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7482986450195" calcext:value-type="float">
            <text:p>1.27482986450195</text:p>
          </table:table-cell>
          <table:table-cell office:value-type="float" office:value="1.29925441741943" calcext:value-type="float">
            <text:p>1.2992544174194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959201812744" calcext:value-type="float">
            <text:p>1.29959201812744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33663046360016" calcext:value-type="float">
            <text:p>1.33663046360016</text:p>
          </table:table-cell>
          <table:table-cell office:value-type="float" office:value="1.23263955116272" calcext:value-type="float">
            <text:p>1.23263955116272</text:p>
          </table:table-cell>
          <table:table-cell office:value-type="float" office:value="1.35286700725555" calcext:value-type="float">
            <text:p>1.35286700725555</text:p>
          </table:table-cell>
          <table:table-cell office:value-type="float" office:value="1.33948266506195" calcext:value-type="float">
            <text:p>1.33948266506195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7947211265564" calcext:value-type="float">
            <text:p>1.2794721126556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10669851303101" calcext:value-type="float">
            <text:p>1.10669851303101</text:p>
          </table:table-cell>
          <table:table-cell office:value-type="float" office:value="1.17168307304382" calcext:value-type="float">
            <text:p>1.17168307304382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8531708717346" calcext:value-type="float">
            <text:p>1.385317087173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2663061618805" calcext:value-type="float">
            <text:p>1.42663061618805</text:p>
          </table:table-cell>
          <table:table-cell office:value-type="float" office:value="1.43690919876099" calcext:value-type="float">
            <text:p>1.43690919876099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41849040985" calcext:value-type="float">
            <text:p>1.35641849040985</text:p>
          </table:table-cell>
          <table:table-cell office:value-type="float" office:value="1.42810869216919" calcext:value-type="float">
            <text:p>1.42810869216919</text:p>
          </table:table-cell>
          <table:table-cell office:value-type="float" office:value="1.16149973869324" calcext:value-type="float">
            <text:p>1.16149973869324</text:p>
          </table:table-cell>
          <table:table-cell office:value-type="float" office:value="1.26046681404114" calcext:value-type="float">
            <text:p>1.26046681404114</text:p>
          </table:table-cell>
          <table:table-cell office:value-type="float" office:value="1.38896918296814" calcext:value-type="float">
            <text:p>1.3889691829681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500702381134" calcext:value-type="float">
            <text:p>1.3500702381134</text:p>
          </table:table-cell>
          <table:table-cell office:value-type="float" office:value="1.30935621261597" calcext:value-type="float">
            <text:p>1.30935621261597</text:p>
          </table:table-cell>
          <table:table-cell office:value-type="float" office:value="1.31266677379608" calcext:value-type="float">
            <text:p>1.3126667737960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74" calcext:value-type="float">
            <text:p>1.2974</text:p>
          </table:table-cell>
          <table:table-cell office:value-type="float" office:value="1.3059" calcext:value-type="float">
            <text:p>1.3059</text:p>
          </table:table-cell>
          <table:table-cell office:value-type="float" office:value="1.4369" calcext:value-type="float">
            <text:p>1.436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6676139831543" calcext:value-type="float">
            <text:p>1.16676139831543</text:p>
          </table:table-cell>
          <table:table-cell office:value-type="float" office:value="1.29167485237122" calcext:value-type="float">
            <text:p>1.29167485237122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9514088630676" calcext:value-type="float">
            <text:p>1.3951408863067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824679851532" calcext:value-type="float">
            <text:p>1.3824679851532</text:p>
          </table:table-cell>
          <table:table-cell office:value-type="float" office:value="1.41213953495026" calcext:value-type="float">
            <text:p>1.41213953495026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11793279647827" calcext:value-type="float">
            <text:p>1.11793279647827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9528665542603" calcext:value-type="float">
            <text:p>1.29528665542603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7482986450195" calcext:value-type="float">
            <text:p>1.27482986450195</text:p>
          </table:table-cell>
          <table:table-cell office:value-type="float" office:value="1.29925441741943" calcext:value-type="float">
            <text:p>1.29925441741943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29959201812744" calcext:value-type="float">
            <text:p>1.29959201812744</text:p>
          </table:table-cell>
          <table:table-cell office:value-type="float" office:value="1.40653967857361" calcext:value-type="float">
            <text:p>1.40653967857361</text:p>
          </table:table-cell>
          <table:table-cell office:value-type="float" office:value="1.33663046360016" calcext:value-type="float">
            <text:p>1.33663046360016</text:p>
          </table:table-cell>
          <table:table-cell office:value-type="float" office:value="1.23263955116272" calcext:value-type="float">
            <text:p>1.23263955116272</text:p>
          </table:table-cell>
          <table:table-cell office:value-type="float" office:value="1.35286700725555" calcext:value-type="float">
            <text:p>1.35286700725555</text:p>
          </table:table-cell>
          <table:table-cell office:value-type="float" office:value="1.33948266506195" calcext:value-type="float">
            <text:p>1.33948266506195</text:p>
          </table:table-cell>
          <table:table-cell office:value-type="float" office:value="1.21275854110718" calcext:value-type="float">
            <text:p>1.21275854110718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7947211265564" calcext:value-type="float">
            <text:p>1.2794721126556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10669851303101" calcext:value-type="float">
            <text:p>1.10669851303101</text:p>
          </table:table-cell>
          <table:table-cell office:value-type="float" office:value="1.17168307304382" calcext:value-type="float">
            <text:p>1.17168307304382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38531708717346" calcext:value-type="float">
            <text:p>1.385317087173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2663061618805" calcext:value-type="float">
            <text:p>1.42663061618805</text:p>
          </table:table-cell>
          <table:table-cell office:value-type="float" office:value="1.43690919876099" calcext:value-type="float">
            <text:p>1.43690919876099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41849040985" calcext:value-type="float">
            <text:p>1.35641849040985</text:p>
          </table:table-cell>
          <table:table-cell office:value-type="float" office:value="1.42810869216919" calcext:value-type="float">
            <text:p>1.42810869216919</text:p>
          </table:table-cell>
          <table:table-cell office:value-type="float" office:value="1.16149973869324" calcext:value-type="float">
            <text:p>1.16149973869324</text:p>
          </table:table-cell>
          <table:table-cell office:value-type="float" office:value="1.26046681404114" calcext:value-type="float">
            <text:p>1.26046681404114</text:p>
          </table:table-cell>
          <table:table-cell office:value-type="float" office:value="1.38896918296814" calcext:value-type="float">
            <text:p>1.3889691829681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500702381134" calcext:value-type="float">
            <text:p>1.3500702381134</text:p>
          </table:table-cell>
          <table:table-cell office:value-type="float" office:value="1.30935621261597" calcext:value-type="float">
            <text:p>1.30935621261597</text:p>
          </table:table-cell>
          <table:table-cell office:value-type="float" office:value="1.31266677379608" calcext:value-type="float">
            <text:p>1.31266677379608</text:p>
          </table:table-cell>
          <table:table-cell table:number-columns-repeated="1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91" calcext:value-type="float">
            <text:p>1.3291</text:p>
          </table:table-cell>
          <table:table-cell office:value-type="float" office:value="1.3353" calcext:value-type="float">
            <text:p>1.3353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8637385368347" calcext:value-type="float">
            <text:p>1.2863738536834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335822105408" calcext:value-type="float">
            <text:p>1.40335822105408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8596379756928" calcext:value-type="float">
            <text:p>1.38596379756928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7488746643066" calcext:value-type="float">
            <text:p>1.37488746643066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29362535476685" calcext:value-type="float">
            <text:p>1.29362535476685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35930049419403" calcext:value-type="float">
            <text:p>1.35930049419403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7239277362823" calcext:value-type="float">
            <text:p>1.37239277362823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40195858478546" calcext:value-type="float">
            <text:p>1.4019585847854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91" calcext:value-type="float">
            <text:p>1.3291</text:p>
          </table:table-cell>
          <table:table-cell office:value-type="float" office:value="1.3353" calcext:value-type="float">
            <text:p>1.3353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8637385368347" calcext:value-type="float">
            <text:p>1.28637385368347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40335822105408" calcext:value-type="float">
            <text:p>1.40335822105408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8596379756928" calcext:value-type="float">
            <text:p>1.38596379756928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7488746643066" calcext:value-type="float">
            <text:p>1.37488746643066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29362535476685" calcext:value-type="float">
            <text:p>1.29362535476685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35930049419403" calcext:value-type="float">
            <text:p>1.35930049419403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7239277362823" calcext:value-type="float">
            <text:p>1.37239277362823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40195858478546" calcext:value-type="float">
            <text:p>1.40195858478546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36" calcext:value-type="float">
            <text:p>1.3236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37996923923492" calcext:value-type="float">
            <text:p>1.3799692392349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4623658657074" calcext:value-type="float">
            <text:p>1.34623658657074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24841117858887" calcext:value-type="float">
            <text:p>1.24841117858887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31904911994934" calcext:value-type="float">
            <text:p>1.31904911994934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2905948162079" calcext:value-type="float">
            <text:p>1.32905948162079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8686668872833" calcext:value-type="float">
            <text:p>1.3868666887283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36" calcext:value-type="float">
            <text:p>1.3236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37996923923492" calcext:value-type="float">
            <text:p>1.3799692392349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4623658657074" calcext:value-type="float">
            <text:p>1.34623658657074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24841117858887" calcext:value-type="float">
            <text:p>1.24841117858887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31904911994934" calcext:value-type="float">
            <text:p>1.31904911994934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2905948162079" calcext:value-type="float">
            <text:p>1.32905948162079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8686668872833" calcext:value-type="float">
            <text:p>1.38686668872833</text:p>
          </table:table-cell>
          <table:table-cell table:number-columns-repeated="1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236" calcext:value-type="float">
            <text:p>1.3236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9016518592834" calcext:value-type="float">
            <text:p>1.29016518592834</text:p>
          </table:table-cell>
          <table:table-cell office:value-type="float" office:value="1.31351447105408" calcext:value-type="float">
            <text:p>1.31351447105408</text:p>
          </table:table-cell>
          <table:table-cell office:value-type="float" office:value="1.38067519664764" calcext:value-type="float">
            <text:p>1.3806751966476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22037696838379" calcext:value-type="float">
            <text:p>1.22037696838379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30572974681854" calcext:value-type="float">
            <text:p>1.30572974681854</text:p>
          </table:table-cell>
          <table:table-cell office:value-type="float" office:value="1.37729001045227" calcext:value-type="float">
            <text:p>1.37729001045227</text:p>
          </table:table-cell>
          <table:table-cell office:value-type="float" office:value="1.36136150360107" calcext:value-type="float">
            <text:p>1.36136150360107</text:p>
          </table:table-cell>
          <table:table-cell office:value-type="float" office:value="1.36740839481354" calcext:value-type="float">
            <text:p>1.36740839481354</text:p>
          </table:table-cell>
          <table:table-cell office:value-type="float" office:value="1.37996923923492" calcext:value-type="float">
            <text:p>1.37996923923492</text:p>
          </table:table-cell>
          <table:table-cell office:value-type="float" office:value="1.23620498180389" calcext:value-type="float">
            <text:p>1.23620498180389</text:p>
          </table:table-cell>
          <table:table-cell office:value-type="float" office:value="1.42873919010162" calcext:value-type="float">
            <text:p>1.42873919010162</text:p>
          </table:table-cell>
          <table:table-cell office:value-type="float" office:value="1.37305784225464" calcext:value-type="float">
            <text:p>1.37305784225464</text:p>
          </table:table-cell>
          <table:table-cell office:value-type="float" office:value="1.42184746265411" calcext:value-type="float">
            <text:p>1.42184746265411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3692860603333" calcext:value-type="float">
            <text:p>1.33692860603333</text:p>
          </table:table-cell>
          <table:table-cell office:value-type="float" office:value="1.27889037132263" calcext:value-type="float">
            <text:p>1.27889037132263</text:p>
          </table:table-cell>
          <table:table-cell office:value-type="float" office:value="1.36840283870697" calcext:value-type="float">
            <text:p>1.36840283870697</text:p>
          </table:table-cell>
          <table:table-cell office:value-type="float" office:value="1.34623658657074" calcext:value-type="float">
            <text:p>1.34623658657074</text:p>
          </table:table-cell>
          <table:table-cell office:value-type="float" office:value="1.27770662307739" calcext:value-type="float">
            <text:p>1.27770662307739</text:p>
          </table:table-cell>
          <table:table-cell office:value-type="float" office:value="1.29476451873779" calcext:value-type="float">
            <text:p>1.29476451873779</text:p>
          </table:table-cell>
          <table:table-cell office:value-type="float" office:value="1.32743811607361" calcext:value-type="float">
            <text:p>1.32743811607361</text:p>
          </table:table-cell>
          <table:table-cell office:value-type="float" office:value="1.24841117858887" calcext:value-type="float">
            <text:p>1.24841117858887</text:p>
          </table:table-cell>
          <table:table-cell office:value-type="float" office:value="1.32969951629639" calcext:value-type="float">
            <text:p>1.32969951629639</text:p>
          </table:table-cell>
          <table:table-cell office:value-type="float" office:value="1.41339802742004" calcext:value-type="float">
            <text:p>1.41339802742004</text:p>
          </table:table-cell>
          <table:table-cell office:value-type="float" office:value="1.31904911994934" calcext:value-type="float">
            <text:p>1.31904911994934</text:p>
          </table:table-cell>
          <table:table-cell office:value-type="float" office:value="1.38390946388245" calcext:value-type="float">
            <text:p>1.38390946388245</text:p>
          </table:table-cell>
          <table:table-cell office:value-type="float" office:value="1.32905948162079" calcext:value-type="float">
            <text:p>1.32905948162079</text:p>
          </table:table-cell>
          <table:table-cell office:value-type="float" office:value="1.32794845104218" calcext:value-type="float">
            <text:p>1.32794845104218</text:p>
          </table:table-cell>
          <table:table-cell office:value-type="float" office:value="1.38686668872833" calcext:value-type="float">
            <text:p>1.3868666887283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701" calcext:value-type="float">
            <text:p>1.3701</text:p>
          </table:table-cell>
          <table:table-cell office:value-type="float" office:value="1.3875" calcext:value-type="float">
            <text:p>1.3875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36982536316" calcext:value-type="float">
            <text:p>1.33536982536316</text:p>
          </table:table-cell>
          <table:table-cell office:value-type="float" office:value="1.36455166339874" calcext:value-type="float">
            <text:p>1.36455166339874</text:p>
          </table:table-cell>
          <table:table-cell office:value-type="float" office:value="1.26648664474487" calcext:value-type="float">
            <text:p>1.26648664474487</text:p>
          </table:table-cell>
          <table:table-cell office:value-type="float" office:value="1.36003541946411" calcext:value-type="float">
            <text:p>1.36003541946411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4181704521179" calcext:value-type="float">
            <text:p>1.44181704521179</text:p>
          </table:table-cell>
          <table:table-cell office:value-type="float" office:value="1.25995695590973" calcext:value-type="float">
            <text:p>1.25995695590973</text:p>
          </table:table-cell>
          <table:table-cell office:value-type="float" office:value="1.43007826805115" calcext:value-type="float">
            <text:p>1.43007826805115</text:p>
          </table:table-cell>
          <table:table-cell office:value-type="float" office:value="1.47758877277374" calcext:value-type="float">
            <text:p>1.47758877277374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41567838191986" calcext:value-type="float">
            <text:p>1.41567838191986</text:p>
          </table:table-cell>
          <table:table-cell office:value-type="float" office:value="1.3691520690918" calcext:value-type="float">
            <text:p>1.3691520690918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39029169082642" calcext:value-type="float">
            <text:p>1.39029169082642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863860607147" calcext:value-type="float">
            <text:p>1.39863860607147</text:p>
          </table:table-cell>
          <table:table-cell office:value-type="float" office:value="1.48823475837708" calcext:value-type="float">
            <text:p>1.48823475837708</text:p>
          </table:table-cell>
          <table:table-cell office:value-type="float" office:value="1.43597483634949" calcext:value-type="float">
            <text:p>1.43597483634949</text:p>
          </table:table-cell>
          <table:table-cell office:value-type="float" office:value="1.38371002674103" calcext:value-type="float">
            <text:p>1.38371002674103</text:p>
          </table:table-cell>
          <table:table-cell office:value-type="float" office:value="1.53337836265564" calcext:value-type="float">
            <text:p>1.53337836265564</text:p>
          </table:table-cell>
          <table:table-cell office:value-type="float" office:value="1.46296501159668" calcext:value-type="float">
            <text:p>1.46296501159668</text:p>
          </table:table-cell>
          <table:table-cell office:value-type="float" office:value="1.42195641994476" calcext:value-type="float">
            <text:p>1.42195641994476</text:p>
          </table:table-cell>
          <table:table-cell office:value-type="float" office:value="1.39751029014587" calcext:value-type="float">
            <text:p>1.39751029014587</text:p>
          </table:table-cell>
          <table:table-cell office:value-type="float" office:value="1.39168262481689" calcext:value-type="float">
            <text:p>1.39168262481689</text:p>
          </table:table-cell>
          <table:table-cell office:value-type="float" office:value="1.30368852615356" calcext:value-type="float">
            <text:p>1.30368852615356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88" calcext:value-type="float">
            <text:p>1.3088</text:p>
          </table:table-cell>
          <table:table-cell office:value-type="float" office:value="1.3327" calcext:value-type="float">
            <text:p>1.3327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023525238037" calcext:value-type="float">
            <text:p>1.32023525238037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294403553009" calcext:value-type="float">
            <text:p>1.3294403553009</text:p>
          </table:table-cell>
          <table:table-cell office:value-type="float" office:value="1.09966516494751" calcext:value-type="float">
            <text:p>1.09966516494751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2491230964661" calcext:value-type="float">
            <text:p>1.32491230964661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41504418849945" calcext:value-type="float">
            <text:p>1.4150441884994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39186775684357" calcext:value-type="float">
            <text:p>1.39186775684357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51226842403412" calcext:value-type="float">
            <text:p>1.51226842403412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40888679027557" calcext:value-type="float">
            <text:p>1.40888679027557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1586122512817" calcext:value-type="float">
            <text:p>1.31586122512817</text:p>
          </table:table-cell>
          <table:table-cell office:value-type="float" office:value="1.32335102558136" calcext:value-type="float">
            <text:p>1.32335102558136</text:p>
          </table:table-cell>
          <table:table-cell office:value-type="float" office:value="1.40104079246521" calcext:value-type="float">
            <text:p>1.40104079246521</text:p>
          </table:table-cell>
          <table:table-cell office:value-type="float" office:value="1.40561664104462" calcext:value-type="float">
            <text:p>1.40561664104462</text:p>
          </table:table-cell>
          <table:table-cell office:value-type="float" office:value="1.15098905563355" calcext:value-type="float">
            <text:p>1.15098905563355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1.36960291862488" calcext:value-type="float">
            <text:p>1.36960291862488</text:p>
          </table:table-cell>
          <table:table-cell office:value-type="float" office:value="1.38384437561035" calcext:value-type="float">
            <text:p>1.38384437561035</text:p>
          </table:table-cell>
          <table:table-cell office:value-type="float" office:value="1.30587244033813" calcext:value-type="float">
            <text:p>1.3058724403381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99" calcext:value-type="float">
            <text:p>1.2899</text:p>
          </table:table-cell>
          <table:table-cell office:value-type="float" office:value="1.3309" calcext:value-type="float">
            <text:p>1.3309</text:p>
          </table:table-cell>
          <table:table-cell office:value-type="float" office:value="1.4947" calcext:value-type="float">
            <text:p>1.4947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20535326004" calcext:value-type="float">
            <text:p>1.3420535326004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306440114975" calcext:value-type="float">
            <text:p>1.3306440114975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7290289402008" calcext:value-type="float">
            <text:p>1.47290289402008</text:p>
          </table:table-cell>
          <table:table-cell office:value-type="float" office:value="1.31306433677673" calcext:value-type="float">
            <text:p>1.31306433677673</text:p>
          </table:table-cell>
          <table:table-cell office:value-type="float" office:value="1.40919375419617" calcext:value-type="float">
            <text:p>1.40919375419617</text:p>
          </table:table-cell>
          <table:table-cell office:value-type="float" office:value="1.44091796875" calcext:value-type="float">
            <text:p>1.44091796875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36475515365601" calcext:value-type="float">
            <text:p>1.36475515365601</text:p>
          </table:table-cell>
          <table:table-cell office:value-type="float" office:value="1.24650692939758" calcext:value-type="float">
            <text:p>1.24650692939758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10834836959839" calcext:value-type="float">
            <text:p>1.10834836959839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1495001316071" calcext:value-type="float">
            <text:p>1.41495001316071</text:p>
          </table:table-cell>
          <table:table-cell office:value-type="float" office:value="1.34871661663055" calcext:value-type="float">
            <text:p>1.34871661663055</text:p>
          </table:table-cell>
          <table:table-cell office:value-type="float" office:value="1.33110165596008" calcext:value-type="float">
            <text:p>1.33110165596008</text:p>
          </table:table-cell>
          <table:table-cell office:value-type="float" office:value="1.42723119258881" calcext:value-type="float">
            <text:p>1.42723119258881</text:p>
          </table:table-cell>
          <table:table-cell office:value-type="float" office:value="1.19929933547974" calcext:value-type="float">
            <text:p>1.19929933547974</text:p>
          </table:table-cell>
          <table:table-cell office:value-type="float" office:value="1.49471521377563" calcext:value-type="float">
            <text:p>1.49471521377563</text:p>
          </table:table-cell>
          <table:table-cell office:value-type="float" office:value="1.2890282869339" calcext:value-type="float">
            <text:p>1.2890282869339</text:p>
          </table:table-cell>
          <table:table-cell office:value-type="float" office:value="1.35863983631134" calcext:value-type="float">
            <text:p>1.3586398363113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40486931800842" calcext:value-type="float">
            <text:p>1.40486931800842</text:p>
          </table:table-cell>
          <table:table-cell office:value-type="float" office:value="1.44855153560638" calcext:value-type="float">
            <text:p>1.44855153560638</text:p>
          </table:table-cell>
          <table:table-cell office:value-type="float" office:value="1.10222148895264" calcext:value-type="float">
            <text:p>1.10222148895264</text:p>
          </table:table-cell>
          <table:table-cell office:value-type="float" office:value="1.43759822845459" calcext:value-type="float">
            <text:p>1.43759822845459</text:p>
          </table:table-cell>
          <table:table-cell office:value-type="float" office:value="1.31575179100037" calcext:value-type="float">
            <text:p>1.31575179100037</text:p>
          </table:table-cell>
          <table:table-cell office:value-type="float" office:value="1.25306403636932" calcext:value-type="float">
            <text:p>1.25306403636932</text:p>
          </table:table-cell>
          <table:table-cell office:value-type="float" office:value="1.34298777580261" calcext:value-type="float">
            <text:p>1.34298777580261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99" calcext:value-type="float">
            <text:p>1.3299</text:p>
          </table:table-cell>
          <table:table-cell office:value-type="float" office:value="1.3497" calcext:value-type="float">
            <text:p>1.3497</text:p>
          </table:table-cell>
          <table:table-cell office:value-type="float" office:value="1.4929" calcext:value-type="float">
            <text:p>1.492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265944480896" calcext:value-type="float">
            <text:p>1.265944480896</text:p>
          </table:table-cell>
          <table:table-cell office:value-type="float" office:value="1.25884759426117" calcext:value-type="float">
            <text:p>1.25884759426117</text:p>
          </table:table-cell>
          <table:table-cell office:value-type="float" office:value="1.09474992752075" calcext:value-type="float">
            <text:p>1.0947499275207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0691158771515" calcext:value-type="float">
            <text:p>1.30691158771515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7167882919312" calcext:value-type="float">
            <text:p>1.37167882919312</text:p>
          </table:table-cell>
          <table:table-cell office:value-type="float" office:value="1.40956020355225" calcext:value-type="float">
            <text:p>1.40956020355225</text:p>
          </table:table-cell>
          <table:table-cell office:value-type="float" office:value="1.37090599536896" calcext:value-type="float">
            <text:p>1.37090599536896</text:p>
          </table:table-cell>
          <table:table-cell office:value-type="float" office:value="1.42309832572937" calcext:value-type="float">
            <text:p>1.42309832572937</text:p>
          </table:table-cell>
          <table:table-cell office:value-type="float" office:value="1.33793711662292" calcext:value-type="float">
            <text:p>1.33793711662292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36956560611725" calcext:value-type="float">
            <text:p>1.36956560611725</text:p>
          </table:table-cell>
          <table:table-cell office:value-type="float" office:value="1.37795436382294" calcext:value-type="float">
            <text:p>1.37795436382294</text:p>
          </table:table-cell>
          <table:table-cell office:value-type="float" office:value="1.40214443206787" calcext:value-type="float">
            <text:p>1.40214443206787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40838265419006" calcext:value-type="float">
            <text:p>1.40838265419006</text:p>
          </table:table-cell>
          <table:table-cell office:value-type="float" office:value="1.49290370941162" calcext:value-type="float">
            <text:p>1.49290370941162</text:p>
          </table:table-cell>
          <table:table-cell office:value-type="float" office:value="1.25193798542023" calcext:value-type="float">
            <text:p>1.25193798542023</text:p>
          </table:table-cell>
          <table:table-cell office:value-type="float" office:value="1.32030367851257" calcext:value-type="float">
            <text:p>1.32030367851257</text:p>
          </table:table-cell>
          <table:table-cell office:value-type="float" office:value="1.40757846832275" calcext:value-type="float">
            <text:p>1.40757846832275</text:p>
          </table:table-cell>
          <table:table-cell office:value-type="float" office:value="1.37464547157288" calcext:value-type="float">
            <text:p>1.37464547157288</text:p>
          </table:table-cell>
          <table:table-cell office:value-type="float" office:value="1.29670286178589" calcext:value-type="float">
            <text:p>1.29670286178589</text:p>
          </table:table-cell>
          <table:table-cell office:value-type="float" office:value="1.41600620746613" calcext:value-type="float">
            <text:p>1.41600620746613</text:p>
          </table:table-cell>
          <table:table-cell office:value-type="float" office:value="1.47866940498352" calcext:value-type="float">
            <text:p>1.47866940498352</text:p>
          </table:table-cell>
          <table:table-cell office:value-type="float" office:value="1.32194864749908" calcext:value-type="float">
            <text:p>1.32194864749908</text:p>
          </table:table-cell>
          <table:table-cell office:value-type="float" office:value="1.37862241268158" calcext:value-type="float">
            <text:p>1.37862241268158</text:p>
          </table:table-cell>
          <table:table-cell office:value-type="float" office:value="1.20796287059784" calcext:value-type="float">
            <text:p>1.2079628705978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4812" calcext:value-type="float">
            <text:p>1.4812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42257642746" calcext:value-type="float">
            <text:p>1.3442257642746</text:p>
          </table:table-cell>
          <table:table-cell office:value-type="float" office:value="1.35357737541199" calcext:value-type="float">
            <text:p>1.35357737541199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96459293365" calcext:value-type="float">
            <text:p>1.35196459293365</text:p>
          </table:table-cell>
          <table:table-cell office:value-type="float" office:value="1.27120280265808" calcext:value-type="float">
            <text:p>1.27120280265808</text:p>
          </table:table-cell>
          <table:table-cell office:value-type="float" office:value="1.30177068710327" calcext:value-type="float">
            <text:p>1.30177068710327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46431076526642" calcext:value-type="float">
            <text:p>1.46431076526642</text:p>
          </table:table-cell>
          <table:table-cell office:value-type="float" office:value="1.46744441986084" calcext:value-type="float">
            <text:p>1.46744441986084</text:p>
          </table:table-cell>
          <table:table-cell office:value-type="float" office:value="1.25024175643921" calcext:value-type="float">
            <text:p>1.25024175643921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41536283493042" calcext:value-type="float">
            <text:p>1.41536283493042</text:p>
          </table:table-cell>
          <table:table-cell office:value-type="float" office:value="1.39679968357086" calcext:value-type="float">
            <text:p>1.39679968357086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26421749591827" calcext:value-type="float">
            <text:p>1.26421749591827</text:p>
          </table:table-cell>
          <table:table-cell office:value-type="float" office:value="1.48123919963837" calcext:value-type="float">
            <text:p>1.48123919963837</text:p>
          </table:table-cell>
          <table:table-cell office:value-type="float" office:value="1.42410933971405" calcext:value-type="float">
            <text:p>1.42410933971405</text:p>
          </table:table-cell>
          <table:table-cell office:value-type="float" office:value="1.40493965148926" calcext:value-type="float">
            <text:p>1.40493965148926</text:p>
          </table:table-cell>
          <table:table-cell office:value-type="float" office:value="1.40350008010864" calcext:value-type="float">
            <text:p>1.40350008010864</text:p>
          </table:table-cell>
          <table:table-cell office:value-type="float" office:value="1.39558696746826" calcext:value-type="float">
            <text:p>1.39558696746826</text:p>
          </table:table-cell>
          <table:table-cell office:value-type="float" office:value="1.40669310092926" calcext:value-type="float">
            <text:p>1.40669310092926</text:p>
          </table:table-cell>
          <table:table-cell office:value-type="float" office:value="1.44362354278564" calcext:value-type="float">
            <text:p>1.44362354278564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613" calcext:value-type="float">
            <text:p>1.3613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4812" calcext:value-type="float">
            <text:p>1.4812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42257642746" calcext:value-type="float">
            <text:p>1.3442257642746</text:p>
          </table:table-cell>
          <table:table-cell office:value-type="float" office:value="1.35357737541199" calcext:value-type="float">
            <text:p>1.35357737541199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35196459293365" calcext:value-type="float">
            <text:p>1.35196459293365</text:p>
          </table:table-cell>
          <table:table-cell office:value-type="float" office:value="1.27120280265808" calcext:value-type="float">
            <text:p>1.27120280265808</text:p>
          </table:table-cell>
          <table:table-cell office:value-type="float" office:value="1.30177068710327" calcext:value-type="float">
            <text:p>1.30177068710327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46431076526642" calcext:value-type="float">
            <text:p>1.46431076526642</text:p>
          </table:table-cell>
          <table:table-cell office:value-type="float" office:value="1.46744441986084" calcext:value-type="float">
            <text:p>1.46744441986084</text:p>
          </table:table-cell>
          <table:table-cell office:value-type="float" office:value="1.25024175643921" calcext:value-type="float">
            <text:p>1.25024175643921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41536283493042" calcext:value-type="float">
            <text:p>1.41536283493042</text:p>
          </table:table-cell>
          <table:table-cell office:value-type="float" office:value="1.39679968357086" calcext:value-type="float">
            <text:p>1.39679968357086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26421749591827" calcext:value-type="float">
            <text:p>1.26421749591827</text:p>
          </table:table-cell>
          <table:table-cell office:value-type="float" office:value="1.48123919963837" calcext:value-type="float">
            <text:p>1.48123919963837</text:p>
          </table:table-cell>
          <table:table-cell office:value-type="float" office:value="1.42410933971405" calcext:value-type="float">
            <text:p>1.42410933971405</text:p>
          </table:table-cell>
          <table:table-cell office:value-type="float" office:value="1.40493965148926" calcext:value-type="float">
            <text:p>1.40493965148926</text:p>
          </table:table-cell>
          <table:table-cell office:value-type="float" office:value="1.40350008010864" calcext:value-type="float">
            <text:p>1.40350008010864</text:p>
          </table:table-cell>
          <table:table-cell office:value-type="float" office:value="1.39558696746826" calcext:value-type="float">
            <text:p>1.39558696746826</text:p>
          </table:table-cell>
          <table:table-cell office:value-type="float" office:value="1.40669310092926" calcext:value-type="float">
            <text:p>1.40669310092926</text:p>
          </table:table-cell>
          <table:table-cell office:value-type="float" office:value="1.44362354278564" calcext:value-type="float">
            <text:p>1.44362354278564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6090803146362" calcext:value-type="float">
            <text:p>1.36090803146362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2916250228882" calcext:value-type="float">
            <text:p>1.42916250228882</text:p>
          </table:table-cell>
          <table:table-cell office:value-type="float" office:value="1.41050159931183" calcext:value-type="float">
            <text:p>1.41050159931183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1096947193146" calcext:value-type="float">
            <text:p>1.31096947193146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741135597229" calcext:value-type="float">
            <text:p>1.3741135597229</text:p>
          </table:table-cell>
          <table:table-cell office:value-type="float" office:value="1.45087611675262" calcext:value-type="float">
            <text:p>1.45087611675262</text:p>
          </table:table-cell>
          <table:table-cell office:value-type="float" office:value="1.43587517738342" calcext:value-type="float">
            <text:p>1.43587517738342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37876665592194" calcext:value-type="float">
            <text:p>1.37876665592194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42600548267365" calcext:value-type="float">
            <text:p>1.42600548267365</text:p>
          </table:table-cell>
          <table:table-cell office:value-type="float" office:value="1.34385097026825" calcext:value-type="float">
            <text:p>1.34385097026825</text:p>
          </table:table-cell>
          <table:table-cell office:value-type="float" office:value="1.38089203834534" calcext:value-type="float">
            <text:p>1.38089203834534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813202381134" calcext:value-type="float">
            <text:p>1.3813202381134</text:p>
          </table:table-cell>
          <table:table-cell office:value-type="float" office:value="1.36357259750366" calcext:value-type="float">
            <text:p>1.36357259750366</text:p>
          </table:table-cell>
          <table:table-cell office:value-type="float" office:value="1.35860764980316" calcext:value-type="float">
            <text:p>1.35860764980316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55341339111" calcext:value-type="float">
            <text:p>1.40455341339111</text:p>
          </table:table-cell>
          <table:table-cell office:value-type="float" office:value="1.10422992706299" calcext:value-type="float">
            <text:p>1.10422992706299</text:p>
          </table:table-cell>
          <table:table-cell office:value-type="float" office:value="1.47561061382294" calcext:value-type="float">
            <text:p>1.47561061382294</text:p>
          </table:table-cell>
          <table:table-cell office:value-type="float" office:value="1.36408948898315" calcext:value-type="float">
            <text:p>1.36408948898315</text:p>
          </table:table-cell>
          <table:table-cell office:value-type="float" office:value="1.41309952735901" calcext:value-type="float">
            <text:p>1.41309952735901</text:p>
          </table:table-cell>
          <table:table-cell office:value-type="float" office:value="1.4650776386261" calcext:value-type="float">
            <text:p>1.4650776386261</text:p>
          </table:table-cell>
          <table:table-cell office:value-type="float" office:value="1.28140079975128" calcext:value-type="float">
            <text:p>1.28140079975128</text:p>
          </table:table-cell>
          <table:table-cell office:value-type="float" office:value="1.2908878326416" calcext:value-type="float">
            <text:p>1.2908878326416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32826232910156" calcext:value-type="float">
            <text:p>1.32826232910156</text:p>
          </table:table-cell>
          <table:table-cell office:value-type="float" office:value="1.26065218448639" calcext:value-type="float">
            <text:p>1.260652184486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66" calcext:value-type="float">
            <text:p>1.2966</text:p>
          </table:table-cell>
          <table:table-cell office:value-type="float" office:value="1.359" calcext:value-type="float">
            <text:p>1.359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880090713501" calcext:value-type="float">
            <text:p>1.3880090713501</text:p>
          </table:table-cell>
          <table:table-cell office:value-type="float" office:value="1.35586524009705" calcext:value-type="float">
            <text:p>1.35586524009705</text:p>
          </table:table-cell>
          <table:table-cell office:value-type="float" office:value="1.36975407600403" calcext:value-type="float">
            <text:p>1.36975407600403</text:p>
          </table:table-cell>
          <table:table-cell office:value-type="float" office:value="1.28452885150909" calcext:value-type="float">
            <text:p>1.28452885150909</text:p>
          </table:table-cell>
          <table:table-cell office:value-type="float" office:value="1.42751026153564" calcext:value-type="float">
            <text:p>1.42751026153564</text:p>
          </table:table-cell>
          <table:table-cell office:value-type="float" office:value="1.40864205360413" calcext:value-type="float">
            <text:p>1.40864205360413</text:p>
          </table:table-cell>
          <table:table-cell office:value-type="float" office:value="1.39785921573639" calcext:value-type="float">
            <text:p>1.39785921573639</text:p>
          </table:table-cell>
          <table:table-cell office:value-type="float" office:value="1.30825114250183" calcext:value-type="float">
            <text:p>1.30825114250183</text:p>
          </table:table-cell>
          <table:table-cell office:value-type="float" office:value="1.3863205909729" calcext:value-type="float">
            <text:p>1.386320590972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9984393119812" calcext:value-type="float">
            <text:p>1.39984393119812</text:p>
          </table:table-cell>
          <table:table-cell office:value-type="float" office:value="0.772895812988281" calcext:value-type="float">
            <text:p>0.772895812988281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32950866222382" calcext:value-type="float">
            <text:p>1.32950866222382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8287091255188" calcext:value-type="float">
            <text:p>1.38287091255188</text:p>
          </table:table-cell>
          <table:table-cell office:value-type="float" office:value="1.46067273616791" calcext:value-type="float">
            <text:p>1.46067273616791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453387260437" calcext:value-type="float">
            <text:p>1.4453387260437</text:p>
          </table:table-cell>
          <table:table-cell office:value-type="float" office:value="1.40463662147522" calcext:value-type="float">
            <text:p>1.4046366214752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674089431763" calcext:value-type="float">
            <text:p>1.4167408943176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5616590976715" calcext:value-type="float">
            <text:p>1.45616590976715</text:p>
          </table:table-cell>
          <table:table-cell office:value-type="float" office:value="1.35537242889404" calcext:value-type="float">
            <text:p>1.35537242889404</text:p>
          </table:table-cell>
          <table:table-cell office:value-type="float" office:value="1.32661199569702" calcext:value-type="float">
            <text:p>1.32661199569702</text:p>
          </table:table-cell>
          <table:table-cell office:value-type="float" office:value="1.31906223297119" calcext:value-type="float">
            <text:p>1.31906223297119</text:p>
          </table:table-cell>
          <table:table-cell office:value-type="float" office:value="1.41232407093048" calcext:value-type="float">
            <text:p>1.41232407093048</text:p>
          </table:table-cell>
          <table:table-cell office:value-type="float" office:value="1.37431788444519" calcext:value-type="float">
            <text:p>1.37431788444519</text:p>
          </table:table-cell>
          <table:table-cell office:value-type="float" office:value="1.42966032028198" calcext:value-type="float">
            <text:p>1.4296603202819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18260419368744" calcext:value-type="float">
            <text:p>1.1826041936874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37094342708588" calcext:value-type="float">
            <text:p>1.3709434270858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18196070194244" calcext:value-type="float">
            <text:p>1.18196070194244</text:p>
          </table:table-cell>
          <table:table-cell office:value-type="float" office:value="1.3948016166687" calcext:value-type="float">
            <text:p>1.3948016166687</text:p>
          </table:table-cell>
          <table:table-cell office:value-type="float" office:value="1.28164172172546" calcext:value-type="float">
            <text:p>1.28164172172546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29525017738342" calcext:value-type="float">
            <text:p>1.29525017738342</text:p>
          </table:table-cell>
          <table:table-cell office:value-type="float" office:value="1.39270830154419" calcext:value-type="float">
            <text:p>1.39270830154419</text:p>
          </table:table-cell>
          <table:table-cell office:value-type="float" office:value="1.29225754737854" calcext:value-type="float">
            <text:p>1.29225754737854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2712070941925" calcext:value-type="float">
            <text:p>1.2712070941925</text:p>
          </table:table-cell>
          <table:table-cell office:value-type="float" office:value="1.46062505245209" calcext:value-type="float">
            <text:p>1.46062505245209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37094342708588" calcext:value-type="float">
            <text:p>1.3709434270858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18196070194244" calcext:value-type="float">
            <text:p>1.18196070194244</text:p>
          </table:table-cell>
          <table:table-cell office:value-type="float" office:value="1.3948016166687" calcext:value-type="float">
            <text:p>1.3948016166687</text:p>
          </table:table-cell>
          <table:table-cell office:value-type="float" office:value="1.28164172172546" calcext:value-type="float">
            <text:p>1.28164172172546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29525017738342" calcext:value-type="float">
            <text:p>1.29525017738342</text:p>
          </table:table-cell>
          <table:table-cell office:value-type="float" office:value="1.39270830154419" calcext:value-type="float">
            <text:p>1.39270830154419</text:p>
          </table:table-cell>
          <table:table-cell office:value-type="float" office:value="1.29225754737854" calcext:value-type="float">
            <text:p>1.29225754737854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2712070941925" calcext:value-type="float">
            <text:p>1.2712070941925</text:p>
          </table:table-cell>
          <table:table-cell office:value-type="float" office:value="1.46062505245209" calcext:value-type="float">
            <text:p>1.46062505245209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2911515235901" calcext:value-type="float">
            <text:p>1.32911515235901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260936260223" calcext:value-type="float">
            <text:p>1.262609362602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0586123466492" calcext:value-type="float">
            <text:p>1.30586123466492</text:p>
          </table:table-cell>
          <table:table-cell office:value-type="float" office:value="1.40331482887268" calcext:value-type="float">
            <text:p>1.40331482887268</text:p>
          </table:table-cell>
          <table:table-cell office:value-type="float" office:value="1.37094342708588" calcext:value-type="float">
            <text:p>1.3709434270858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18196070194244" calcext:value-type="float">
            <text:p>1.18196070194244</text:p>
          </table:table-cell>
          <table:table-cell office:value-type="float" office:value="1.3948016166687" calcext:value-type="float">
            <text:p>1.3948016166687</text:p>
          </table:table-cell>
          <table:table-cell office:value-type="float" office:value="1.28164172172546" calcext:value-type="float">
            <text:p>1.28164172172546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29695320129395" calcext:value-type="float">
            <text:p>1.29695320129395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29525017738342" calcext:value-type="float">
            <text:p>1.29525017738342</text:p>
          </table:table-cell>
          <table:table-cell office:value-type="float" office:value="1.39270830154419" calcext:value-type="float">
            <text:p>1.39270830154419</text:p>
          </table:table-cell>
          <table:table-cell office:value-type="float" office:value="1.29225754737854" calcext:value-type="float">
            <text:p>1.29225754737854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0.995199382305145" calcext:value-type="float">
            <text:p>0.995199382305145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7966928482056" calcext:value-type="float">
            <text:p>1.27966928482056</text:p>
          </table:table-cell>
          <table:table-cell office:value-type="float" office:value="1.2712070941925" calcext:value-type="float">
            <text:p>1.2712070941925</text:p>
          </table:table-cell>
          <table:table-cell office:value-type="float" office:value="1.46062505245209" calcext:value-type="float">
            <text:p>1.46062505245209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93" calcext:value-type="float">
            <text:p>1.3493</text:p>
          </table:table-cell>
          <table:table-cell office:value-type="float" office:value="1.3851" calcext:value-type="float">
            <text:p>1.3851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357737541199" calcext:value-type="float">
            <text:p>1.35357737541199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27120280265808" calcext:value-type="float">
            <text:p>1.27120280265808</text:p>
          </table:table-cell>
          <table:table-cell office:value-type="float" office:value="1.34718430042267" calcext:value-type="float">
            <text:p>1.34718430042267</text:p>
          </table:table-cell>
          <table:table-cell office:value-type="float" office:value="1.30177068710327" calcext:value-type="float">
            <text:p>1.30177068710327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46744441986084" calcext:value-type="float">
            <text:p>1.46744441986084</text:p>
          </table:table-cell>
          <table:table-cell office:value-type="float" office:value="1.38487410545349" calcext:value-type="float">
            <text:p>1.38487410545349</text:p>
          </table:table-cell>
          <table:table-cell office:value-type="float" office:value="1.25024175643921" calcext:value-type="float">
            <text:p>1.25024175643921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39679968357086" calcext:value-type="float">
            <text:p>1.39679968357086</text:p>
          </table:table-cell>
          <table:table-cell office:value-type="float" office:value="1.10834836959839" calcext:value-type="float">
            <text:p>1.10834836959839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40177273750305" calcext:value-type="float">
            <text:p>1.40177273750305</text:p>
          </table:table-cell>
          <table:table-cell office:value-type="float" office:value="1.40350008010864" calcext:value-type="float">
            <text:p>1.40350008010864</text:p>
          </table:table-cell>
          <table:table-cell office:value-type="float" office:value="1.39558696746826" calcext:value-type="float">
            <text:p>1.39558696746826</text:p>
          </table:table-cell>
          <table:table-cell office:value-type="float" office:value="1.40669310092926" calcext:value-type="float">
            <text:p>1.40669310092926</text:p>
          </table:table-cell>
          <table:table-cell office:value-type="float" office:value="1.41331791877747" calcext:value-type="float">
            <text:p>1.41331791877747</text:p>
          </table:table-cell>
          <table:table-cell office:value-type="float" office:value="1.43338465690613" calcext:value-type="float">
            <text:p>1.43338465690613</text:p>
          </table:table-cell>
          <table:table-cell office:value-type="float" office:value="1.35759472846985" calcext:value-type="float">
            <text:p>1.35759472846985</text:p>
          </table:table-cell>
          <table:table-cell office:value-type="float" office:value="1.44362354278564" calcext:value-type="float">
            <text:p>1.44362354278564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13" calcext:value-type="float">
            <text:p>1.3113</text:p>
          </table:table-cell>
          <table:table-cell office:value-type="float" office:value="1.3367" calcext:value-type="float">
            <text:p>1.3367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923" calcext:value-type="float">
            <text:p>0.923</text:p>
          </table:table-cell>
          <table:table-cell office:value-type="float" office:value="1.409747838974" calcext:value-type="float">
            <text:p>1.409747838974</text:p>
          </table:table-cell>
          <table:table-cell office:value-type="float" office:value="1.32413685321808" calcext:value-type="float">
            <text:p>1.32413685321808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43439221382141" calcext:value-type="float">
            <text:p>1.43439221382141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3185806274414" calcext:value-type="float">
            <text:p>1.43185806274414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35017085075378" calcext:value-type="float">
            <text:p>1.35017085075378</text:p>
          </table:table-cell>
          <table:table-cell office:value-type="float" office:value="1.46213614940643" calcext:value-type="float">
            <text:p>1.46213614940643</text:p>
          </table:table-cell>
          <table:table-cell office:value-type="float" office:value="1.34825694561005" calcext:value-type="float">
            <text:p>1.34825694561005</text:p>
          </table:table-cell>
          <table:table-cell office:value-type="float" office:value="1.45361113548279" calcext:value-type="float">
            <text:p>1.45361113548279</text:p>
          </table:table-cell>
          <table:table-cell office:value-type="float" office:value="1.32360053062439" calcext:value-type="float">
            <text:p>1.32360053062439</text:p>
          </table:table-cell>
          <table:table-cell office:value-type="float" office:value="1.30077993869782" calcext:value-type="float">
            <text:p>1.30077993869782</text:p>
          </table:table-cell>
          <table:table-cell office:value-type="float" office:value="1.43307292461395" calcext:value-type="float">
            <text:p>1.43307292461395</text:p>
          </table:table-cell>
          <table:table-cell office:value-type="float" office:value="1.35007321834564" calcext:value-type="float">
            <text:p>1.3500732183456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22767901420593" calcext:value-type="float">
            <text:p>1.22767901420593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6126458644867" calcext:value-type="float">
            <text:p>1.36126458644867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324054479599" calcext:value-type="float">
            <text:p>1.32405447959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2665526866913" calcext:value-type="float">
            <text:p>1.3266552686691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13" calcext:value-type="float">
            <text:p>1.3113</text:p>
          </table:table-cell>
          <table:table-cell office:value-type="float" office:value="1.3367" calcext:value-type="float">
            <text:p>1.3367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923" calcext:value-type="float">
            <text:p>0.923</text:p>
          </table:table-cell>
          <table:table-cell office:value-type="float" office:value="1.409747838974" calcext:value-type="float">
            <text:p>1.409747838974</text:p>
          </table:table-cell>
          <table:table-cell office:value-type="float" office:value="1.32413685321808" calcext:value-type="float">
            <text:p>1.32413685321808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43439221382141" calcext:value-type="float">
            <text:p>1.43439221382141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3185806274414" calcext:value-type="float">
            <text:p>1.43185806274414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35017085075378" calcext:value-type="float">
            <text:p>1.35017085075378</text:p>
          </table:table-cell>
          <table:table-cell office:value-type="float" office:value="1.46213614940643" calcext:value-type="float">
            <text:p>1.46213614940643</text:p>
          </table:table-cell>
          <table:table-cell office:value-type="float" office:value="1.34825694561005" calcext:value-type="float">
            <text:p>1.34825694561005</text:p>
          </table:table-cell>
          <table:table-cell office:value-type="float" office:value="1.45361113548279" calcext:value-type="float">
            <text:p>1.45361113548279</text:p>
          </table:table-cell>
          <table:table-cell office:value-type="float" office:value="1.32360053062439" calcext:value-type="float">
            <text:p>1.32360053062439</text:p>
          </table:table-cell>
          <table:table-cell office:value-type="float" office:value="1.30077993869782" calcext:value-type="float">
            <text:p>1.30077993869782</text:p>
          </table:table-cell>
          <table:table-cell office:value-type="float" office:value="1.43307292461395" calcext:value-type="float">
            <text:p>1.43307292461395</text:p>
          </table:table-cell>
          <table:table-cell office:value-type="float" office:value="1.35007321834564" calcext:value-type="float">
            <text:p>1.3500732183456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22767901420593" calcext:value-type="float">
            <text:p>1.22767901420593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6126458644867" calcext:value-type="float">
            <text:p>1.36126458644867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324054479599" calcext:value-type="float">
            <text:p>1.32405447959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2665526866913" calcext:value-type="float">
            <text:p>1.32665526866913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3438" calcext:value-type="float">
            <text:p>1.343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16910576820374" calcext:value-type="float">
            <text:p>1.16910576820374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17959141731262" calcext:value-type="float">
            <text:p>1.17959141731262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0257022380829" calcext:value-type="float">
            <text:p>1.3025702238082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37068676948547" calcext:value-type="float">
            <text:p>1.37068676948547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2690908908844" calcext:value-type="float">
            <text:p>1.4269090890884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3438" calcext:value-type="float">
            <text:p>1.343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16910576820374" calcext:value-type="float">
            <text:p>1.16910576820374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17959141731262" calcext:value-type="float">
            <text:p>1.17959141731262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0257022380829" calcext:value-type="float">
            <text:p>1.3025702238082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37068676948547" calcext:value-type="float">
            <text:p>1.37068676948547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2690908908844" calcext:value-type="float">
            <text:p>1.4269090890884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3438" calcext:value-type="float">
            <text:p>1.343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16910576820374" calcext:value-type="float">
            <text:p>1.16910576820374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17959141731262" calcext:value-type="float">
            <text:p>1.17959141731262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0257022380829" calcext:value-type="float">
            <text:p>1.3025702238082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37068676948547" calcext:value-type="float">
            <text:p>1.37068676948547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2690908908844" calcext:value-type="float">
            <text:p>1.4269090890884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3438" calcext:value-type="float">
            <text:p>1.343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16910576820374" calcext:value-type="float">
            <text:p>1.16910576820374</text:p>
          </table:table-cell>
          <table:table-cell office:value-type="float" office:value="1.28737545013428" calcext:value-type="float">
            <text:p>1.28737545013428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17959141731262" calcext:value-type="float">
            <text:p>1.17959141731262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0257022380829" calcext:value-type="float">
            <text:p>1.3025702238082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37068676948547" calcext:value-type="float">
            <text:p>1.37068676948547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148205280304" calcext:value-type="float">
            <text:p>1.3148205280304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42690908908844" calcext:value-type="float">
            <text:p>1.42690908908844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16" calcext:value-type="float">
            <text:p>1.3116</text:p>
          </table:table-cell>
          <table:table-cell office:value-type="float" office:value="1.3207" calcext:value-type="float">
            <text:p>1.3207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84" calcext:value-type="float">
            <text:p>1.0684</text:p>
          </table:table-cell>
          <table:table-cell office:value-type="float" office:value="1.21553242206573" calcext:value-type="float">
            <text:p>1.21553242206573</text:p>
          </table:table-cell>
          <table:table-cell office:value-type="float" office:value="1.3141998052597" calcext:value-type="float">
            <text:p>1.3141998052597</text:p>
          </table:table-cell>
          <table:table-cell office:value-type="float" office:value="1.34930622577667" calcext:value-type="float">
            <text:p>1.34930622577667</text:p>
          </table:table-cell>
          <table:table-cell office:value-type="float" office:value="1.2238175868988" calcext:value-type="float">
            <text:p>1.2238175868988</text:p>
          </table:table-cell>
          <table:table-cell office:value-type="float" office:value="1.30020129680634" calcext:value-type="float">
            <text:p>1.30020129680634</text:p>
          </table:table-cell>
          <table:table-cell office:value-type="float" office:value="1.36500453948975" calcext:value-type="float">
            <text:p>1.36500453948975</text:p>
          </table:table-cell>
          <table:table-cell office:value-type="float" office:value="1.2136242389679" calcext:value-type="float">
            <text:p>1.2136242389679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32648146152496" calcext:value-type="float">
            <text:p>1.32648146152496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2355682849884" calcext:value-type="float">
            <text:p>1.2355682849884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45718920230865" calcext:value-type="float">
            <text:p>1.45718920230865</text:p>
          </table:table-cell>
          <table:table-cell office:value-type="float" office:value="1.16012859344482" calcext:value-type="float">
            <text:p>1.16012859344482</text:p>
          </table:table-cell>
          <table:table-cell office:value-type="float" office:value="1.33438646793365" calcext:value-type="float">
            <text:p>1.33438646793365</text:p>
          </table:table-cell>
          <table:table-cell office:value-type="float" office:value="1.29318058490753" calcext:value-type="float">
            <text:p>1.29318058490753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148205280304" calcext:value-type="float">
            <text:p>1.314820528030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16" calcext:value-type="float">
            <text:p>1.3116</text:p>
          </table:table-cell>
          <table:table-cell office:value-type="float" office:value="1.3207" calcext:value-type="float">
            <text:p>1.3207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0684" calcext:value-type="float">
            <text:p>1.0684</text:p>
          </table:table-cell>
          <table:table-cell office:value-type="float" office:value="1.21553242206573" calcext:value-type="float">
            <text:p>1.21553242206573</text:p>
          </table:table-cell>
          <table:table-cell office:value-type="float" office:value="1.3141998052597" calcext:value-type="float">
            <text:p>1.3141998052597</text:p>
          </table:table-cell>
          <table:table-cell office:value-type="float" office:value="1.34930622577667" calcext:value-type="float">
            <text:p>1.34930622577667</text:p>
          </table:table-cell>
          <table:table-cell office:value-type="float" office:value="1.2238175868988" calcext:value-type="float">
            <text:p>1.2238175868988</text:p>
          </table:table-cell>
          <table:table-cell office:value-type="float" office:value="1.30020129680634" calcext:value-type="float">
            <text:p>1.30020129680634</text:p>
          </table:table-cell>
          <table:table-cell office:value-type="float" office:value="1.36500453948975" calcext:value-type="float">
            <text:p>1.36500453948975</text:p>
          </table:table-cell>
          <table:table-cell office:value-type="float" office:value="1.2136242389679" calcext:value-type="float">
            <text:p>1.2136242389679</text:p>
          </table:table-cell>
          <table:table-cell office:value-type="float" office:value="1.36628615856171" calcext:value-type="float">
            <text:p>1.36628615856171</text:p>
          </table:table-cell>
          <table:table-cell office:value-type="float" office:value="1.32648146152496" calcext:value-type="float">
            <text:p>1.32648146152496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242067694664" calcext:value-type="float">
            <text:p>1.242067694664</text:p>
          </table:table-cell>
          <table:table-cell office:value-type="float" office:value="1.2355682849884" calcext:value-type="float">
            <text:p>1.2355682849884</text:p>
          </table:table-cell>
          <table:table-cell office:value-type="float" office:value="1.45876133441925" calcext:value-type="float">
            <text:p>1.4587613344192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45718920230865" calcext:value-type="float">
            <text:p>1.45718920230865</text:p>
          </table:table-cell>
          <table:table-cell office:value-type="float" office:value="1.16012859344482" calcext:value-type="float">
            <text:p>1.16012859344482</text:p>
          </table:table-cell>
          <table:table-cell office:value-type="float" office:value="1.33438646793365" calcext:value-type="float">
            <text:p>1.33438646793365</text:p>
          </table:table-cell>
          <table:table-cell office:value-type="float" office:value="1.29318058490753" calcext:value-type="float">
            <text:p>1.29318058490753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35495400428772" calcext:value-type="float">
            <text:p>1.35495400428772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148205280304" calcext:value-type="float">
            <text:p>1.314820528030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45" calcext:value-type="float">
            <text:p>1.3245</text:p>
          </table:table-cell>
          <table:table-cell office:value-type="float" office:value="1.3747" calcext:value-type="float">
            <text:p>1.3747</text:p>
          </table:table-cell>
          <table:table-cell office:value-type="float" office:value="1.4533" calcext:value-type="float">
            <text:p>1.4533</text:p>
          </table:table-cell>
          <table:table-cell office:value-type="float" office:value="0.9751" calcext:value-type="float">
            <text:p>0.9751</text:p>
          </table:table-cell>
          <table:table-cell office:value-type="float" office:value="1.33228540420532" calcext:value-type="float">
            <text:p>1.33228540420532</text:p>
          </table:table-cell>
          <table:table-cell office:value-type="float" office:value="1.39706921577454" calcext:value-type="float">
            <text:p>1.3970692157745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42993903160095" calcext:value-type="float">
            <text:p>1.42993903160095</text:p>
          </table:table-cell>
          <table:table-cell office:value-type="float" office:value="1.42181873321533" calcext:value-type="float">
            <text:p>1.42181873321533</text:p>
          </table:table-cell>
          <table:table-cell office:value-type="float" office:value="1.40138292312622" calcext:value-type="float">
            <text:p>1.40138292312622</text:p>
          </table:table-cell>
          <table:table-cell office:value-type="float" office:value="1.29466438293457" calcext:value-type="float">
            <text:p>1.29466438293457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4601593017578" calcext:value-type="float">
            <text:p>1.34601593017578</text:p>
          </table:table-cell>
          <table:table-cell office:value-type="float" office:value="1.41719198226929" calcext:value-type="float">
            <text:p>1.41719198226929</text:p>
          </table:table-cell>
          <table:table-cell office:value-type="float" office:value="1.43934321403503" calcext:value-type="float">
            <text:p>1.43934321403503</text:p>
          </table:table-cell>
          <table:table-cell office:value-type="float" office:value="1.3072065114975" calcext:value-type="float">
            <text:p>1.3072065114975</text:p>
          </table:table-cell>
          <table:table-cell office:value-type="float" office:value="1.18883633613586" calcext:value-type="float">
            <text:p>1.18883633613586</text:p>
          </table:table-cell>
          <table:table-cell office:value-type="float" office:value="1.39511692523956" calcext:value-type="float">
            <text:p>1.39511692523956</text:p>
          </table:table-cell>
          <table:table-cell office:value-type="float" office:value="1.40060198307037" calcext:value-type="float">
            <text:p>1.40060198307037</text:p>
          </table:table-cell>
          <table:table-cell office:value-type="float" office:value="1.37810719013214" calcext:value-type="float">
            <text:p>1.37810719013214</text:p>
          </table:table-cell>
          <table:table-cell office:value-type="float" office:value="0.975115358829498" calcext:value-type="float">
            <text:p>0.975115358829498</text:p>
          </table:table-cell>
          <table:table-cell office:value-type="float" office:value="0.978264629840851" calcext:value-type="float">
            <text:p>0.978264629840851</text:p>
          </table:table-cell>
          <table:table-cell office:value-type="float" office:value="1.39813303947449" calcext:value-type="float">
            <text:p>1.3981330394744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12471628189087" calcext:value-type="float">
            <text:p>1.12471628189087</text:p>
          </table:table-cell>
          <table:table-cell office:value-type="float" office:value="1.45330595970154" calcext:value-type="float">
            <text:p>1.45330595970154</text:p>
          </table:table-cell>
          <table:table-cell office:value-type="float" office:value="1.42216074466705" calcext:value-type="float">
            <text:p>1.42216074466705</text:p>
          </table:table-cell>
          <table:table-cell office:value-type="float" office:value="1.38397884368896" calcext:value-type="float">
            <text:p>1.38397884368896</text:p>
          </table:table-cell>
          <table:table-cell office:value-type="float" office:value="1.2890282869339" calcext:value-type="float">
            <text:p>1.2890282869339</text:p>
          </table:table-cell>
          <table:table-cell office:value-type="float" office:value="1.36770212650299" calcext:value-type="float">
            <text:p>1.36770212650299</text:p>
          </table:table-cell>
          <table:table-cell office:value-type="float" office:value="1.39123582839966" calcext:value-type="float">
            <text:p>1.39123582839966</text:p>
          </table:table-cell>
          <table:table-cell office:value-type="float" office:value="1.31629395484924" calcext:value-type="float">
            <text:p>1.31629395484924</text:p>
          </table:table-cell>
          <table:table-cell office:value-type="float" office:value="1.41356122493744" calcext:value-type="float">
            <text:p>1.41356122493744</text:p>
          </table:table-cell>
          <table:table-cell office:value-type="float" office:value="1.35484766960144" calcext:value-type="float">
            <text:p>1.35484766960144</text:p>
          </table:table-cell>
          <table:table-cell office:value-type="float" office:value="1.37128114700317" calcext:value-type="float">
            <text:p>1.37128114700317</text:p>
          </table:table-cell>
          <table:table-cell office:value-type="float" office:value="1.08716452121735" calcext:value-type="float">
            <text:p>1.08716452121735</text:p>
          </table:table-cell>
          <table:table-cell office:value-type="float" office:value="1.36651754379272" calcext:value-type="float">
            <text:p>1.36651754379272</text:p>
          </table:table-cell>
          <table:table-cell office:value-type="float" office:value="1.39270043373108" calcext:value-type="float">
            <text:p>1.3927004337310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3424" calcext:value-type="float">
            <text:p>1.3424</text:p>
          </table:table-cell>
          <table:table-cell office:value-type="float" office:value="1.4495" calcext:value-type="float">
            <text:p>1.4495</text:p>
          </table:table-cell>
          <table:table-cell office:value-type="float" office:value="0.7399" calcext:value-type="float">
            <text:p>0.7399</text:p>
          </table:table-cell>
          <table:table-cell office:value-type="float" office:value="1.41006624698639" calcext:value-type="float">
            <text:p>1.41006624698639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985842227936" calcext:value-type="float">
            <text:p>1.32985842227936</text:p>
          </table:table-cell>
          <table:table-cell office:value-type="float" office:value="1.29318022727966" calcext:value-type="float">
            <text:p>1.29318022727966</text:p>
          </table:table-cell>
          <table:table-cell office:value-type="float" office:value="1.24895977973938" calcext:value-type="float">
            <text:p>1.24895977973938</text:p>
          </table:table-cell>
          <table:table-cell office:value-type="float" office:value="1.39684998989105" calcext:value-type="float">
            <text:p>1.39684998989105</text:p>
          </table:table-cell>
          <table:table-cell office:value-type="float" office:value="1.4099452495575" calcext:value-type="float">
            <text:p>1.4099452495575</text:p>
          </table:table-cell>
          <table:table-cell office:value-type="float" office:value="1.30308985710144" calcext:value-type="float">
            <text:p>1.30308985710144</text:p>
          </table:table-cell>
          <table:table-cell office:value-type="float" office:value="1.14634275436401" calcext:value-type="float">
            <text:p>1.14634275436401</text:p>
          </table:table-cell>
          <table:table-cell office:value-type="float" office:value="0.7398841381073" calcext:value-type="float">
            <text:p>0.7398841381073</text:p>
          </table:table-cell>
          <table:table-cell office:value-type="float" office:value="1.43687617778778" calcext:value-type="float">
            <text:p>1.43687617778778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02791309356689" calcext:value-type="float">
            <text:p>1.02791309356689</text:p>
          </table:table-cell>
          <table:table-cell office:value-type="float" office:value="1.34619808197021" calcext:value-type="float">
            <text:p>1.34619808197021</text:p>
          </table:table-cell>
          <table:table-cell office:value-type="float" office:value="1.427126288414" calcext:value-type="float">
            <text:p>1.42712628841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39818549156189" calcext:value-type="float">
            <text:p>1.39818549156189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4952309131622" calcext:value-type="float">
            <text:p>1.44952309131622</text:p>
          </table:table-cell>
          <table:table-cell office:value-type="float" office:value="1.40550470352173" calcext:value-type="float">
            <text:p>1.40550470352173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4898376464844" calcext:value-type="float">
            <text:p>1.34898376464844</text:p>
          </table:table-cell>
          <table:table-cell office:value-type="float" office:value="1.32031047344208" calcext:value-type="float">
            <text:p>1.3203104734420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3424" calcext:value-type="float">
            <text:p>1.3424</text:p>
          </table:table-cell>
          <table:table-cell office:value-type="float" office:value="1.4495" calcext:value-type="float">
            <text:p>1.4495</text:p>
          </table:table-cell>
          <table:table-cell office:value-type="float" office:value="0.7399" calcext:value-type="float">
            <text:p>0.7399</text:p>
          </table:table-cell>
          <table:table-cell office:value-type="float" office:value="1.41006624698639" calcext:value-type="float">
            <text:p>1.41006624698639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985842227936" calcext:value-type="float">
            <text:p>1.32985842227936</text:p>
          </table:table-cell>
          <table:table-cell office:value-type="float" office:value="1.29318022727966" calcext:value-type="float">
            <text:p>1.29318022727966</text:p>
          </table:table-cell>
          <table:table-cell office:value-type="float" office:value="1.24895977973938" calcext:value-type="float">
            <text:p>1.24895977973938</text:p>
          </table:table-cell>
          <table:table-cell office:value-type="float" office:value="1.39684998989105" calcext:value-type="float">
            <text:p>1.39684998989105</text:p>
          </table:table-cell>
          <table:table-cell office:value-type="float" office:value="1.4099452495575" calcext:value-type="float">
            <text:p>1.4099452495575</text:p>
          </table:table-cell>
          <table:table-cell office:value-type="float" office:value="1.30308985710144" calcext:value-type="float">
            <text:p>1.30308985710144</text:p>
          </table:table-cell>
          <table:table-cell office:value-type="float" office:value="1.14634275436401" calcext:value-type="float">
            <text:p>1.14634275436401</text:p>
          </table:table-cell>
          <table:table-cell office:value-type="float" office:value="0.7398841381073" calcext:value-type="float">
            <text:p>0.7398841381073</text:p>
          </table:table-cell>
          <table:table-cell office:value-type="float" office:value="1.43687617778778" calcext:value-type="float">
            <text:p>1.43687617778778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02791309356689" calcext:value-type="float">
            <text:p>1.02791309356689</text:p>
          </table:table-cell>
          <table:table-cell office:value-type="float" office:value="1.34619808197021" calcext:value-type="float">
            <text:p>1.34619808197021</text:p>
          </table:table-cell>
          <table:table-cell office:value-type="float" office:value="1.427126288414" calcext:value-type="float">
            <text:p>1.427126288414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39818549156189" calcext:value-type="float">
            <text:p>1.39818549156189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4952309131622" calcext:value-type="float">
            <text:p>1.44952309131622</text:p>
          </table:table-cell>
          <table:table-cell office:value-type="float" office:value="1.40550470352173" calcext:value-type="float">
            <text:p>1.40550470352173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4898376464844" calcext:value-type="float">
            <text:p>1.34898376464844</text:p>
          </table:table-cell>
          <table:table-cell office:value-type="float" office:value="1.32031047344208" calcext:value-type="float">
            <text:p>1.3203104734420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89" calcext:value-type="float">
            <text:p>1.3089</text:p>
          </table:table-cell>
          <table:table-cell office:value-type="float" office:value="1.3304" calcext:value-type="float">
            <text:p>1.3304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701936006546" calcext:value-type="float">
            <text:p>1.3701936006546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4994289875031" calcext:value-type="float">
            <text:p>1.24994289875031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42649114131928" calcext:value-type="float">
            <text:p>1.4264911413192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3325054645538" calcext:value-type="float">
            <text:p>1.43325054645538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31628608703613" calcext:value-type="float">
            <text:p>1.31628608703613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0.966268122196198" calcext:value-type="float">
            <text:p>0.966268122196198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40063643455505" calcext:value-type="float">
            <text:p>1.40063643455505</text:p>
          </table:table-cell>
          <table:table-cell office:value-type="float" office:value="1.36416590213776" calcext:value-type="float">
            <text:p>1.3641659021377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89" calcext:value-type="float">
            <text:p>1.3089</text:p>
          </table:table-cell>
          <table:table-cell office:value-type="float" office:value="1.3304" calcext:value-type="float">
            <text:p>1.3304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3701936006546" calcext:value-type="float">
            <text:p>1.3701936006546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4994289875031" calcext:value-type="float">
            <text:p>1.24994289875031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42649114131928" calcext:value-type="float">
            <text:p>1.4264911413192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43325054645538" calcext:value-type="float">
            <text:p>1.43325054645538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31628608703613" calcext:value-type="float">
            <text:p>1.31628608703613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0.966268122196198" calcext:value-type="float">
            <text:p>0.966268122196198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40063643455505" calcext:value-type="float">
            <text:p>1.40063643455505</text:p>
          </table:table-cell>
          <table:table-cell office:value-type="float" office:value="1.36416590213776" calcext:value-type="float">
            <text:p>1.3641659021377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67" calcext:value-type="float">
            <text:p>1.2867</text:p>
          </table:table-cell>
          <table:table-cell office:value-type="float" office:value="1.2906" calcext:value-type="float">
            <text:p>1.2906</text:p>
          </table:table-cell>
          <table:table-cell office:value-type="float" office:value="1.4459" calcext:value-type="float">
            <text:p>1.4459</text:p>
          </table:table-cell>
          <table:table-cell office:value-type="float" office:value="1.0355" calcext:value-type="float">
            <text:p>1.0355</text:p>
          </table:table-cell>
          <table:table-cell office:value-type="float" office:value="1.33778023719788" calcext:value-type="float">
            <text:p>1.33778023719788</text:p>
          </table:table-cell>
          <table:table-cell office:value-type="float" office:value="1.26093006134033" calcext:value-type="float">
            <text:p>1.26093006134033</text:p>
          </table:table-cell>
          <table:table-cell office:value-type="float" office:value="1.21048223972321" calcext:value-type="float">
            <text:p>1.21048223972321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27077770233154" calcext:value-type="float">
            <text:p>1.27077770233154</text:p>
          </table:table-cell>
          <table:table-cell office:value-type="float" office:value="1.31224882602692" calcext:value-type="float">
            <text:p>1.31224882602692</text:p>
          </table:table-cell>
          <table:table-cell office:value-type="float" office:value="1.13903093338013" calcext:value-type="float">
            <text:p>1.13903093338013</text:p>
          </table:table-cell>
          <table:table-cell office:value-type="float" office:value="1.28896498680115" calcext:value-type="float">
            <text:p>1.28896498680115</text:p>
          </table:table-cell>
          <table:table-cell office:value-type="float" office:value="1.39191460609436" calcext:value-type="float">
            <text:p>1.39191460609436</text:p>
          </table:table-cell>
          <table:table-cell office:value-type="float" office:value="1.36559545993805" calcext:value-type="float">
            <text:p>1.36559545993805</text:p>
          </table:table-cell>
          <table:table-cell office:value-type="float" office:value="1.21222937107086" calcext:value-type="float">
            <text:p>1.21222937107086</text:p>
          </table:table-cell>
          <table:table-cell office:value-type="float" office:value="1.35463058948517" calcext:value-type="float">
            <text:p>1.35463058948517</text:p>
          </table:table-cell>
          <table:table-cell office:value-type="float" office:value="1.22146642208099" calcext:value-type="float">
            <text:p>1.22146642208099</text:p>
          </table:table-cell>
          <table:table-cell office:value-type="float" office:value="1.32538950443268" calcext:value-type="float">
            <text:p>1.32538950443268</text:p>
          </table:table-cell>
          <table:table-cell office:value-type="float" office:value="1.26913356781006" calcext:value-type="float">
            <text:p>1.26913356781006</text:p>
          </table:table-cell>
          <table:table-cell office:value-type="float" office:value="1.33944451808929" calcext:value-type="float">
            <text:p>1.33944451808929</text:p>
          </table:table-cell>
          <table:table-cell office:value-type="float" office:value="1.27826511859894" calcext:value-type="float">
            <text:p>1.27826511859894</text:p>
          </table:table-cell>
          <table:table-cell office:value-type="float" office:value="1.40863835811615" calcext:value-type="float">
            <text:p>1.40863835811615</text:p>
          </table:table-cell>
          <table:table-cell office:value-type="float" office:value="1.44591987133026" calcext:value-type="float">
            <text:p>1.44591987133026</text:p>
          </table:table-cell>
          <table:table-cell office:value-type="float" office:value="1.28657698631287" calcext:value-type="float">
            <text:p>1.28657698631287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29231894016266" calcext:value-type="float">
            <text:p>1.29231894016266</text:p>
          </table:table-cell>
          <table:table-cell office:value-type="float" office:value="1.39819657802582" calcext:value-type="float">
            <text:p>1.39819657802582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4459" calcext:value-type="float">
            <text:p>1.4459</text:p>
          </table:table-cell>
          <table:table-cell office:value-type="float" office:value="0.9485" calcext:value-type="float">
            <text:p>0.9485</text:p>
          </table:table-cell>
          <table:table-cell office:value-type="float" office:value="1.33778023719788" calcext:value-type="float">
            <text:p>1.33778023719788</text:p>
          </table:table-cell>
          <table:table-cell office:value-type="float" office:value="1.25538408756256" calcext:value-type="float">
            <text:p>1.25538408756256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1048223972321" calcext:value-type="float">
            <text:p>1.21048223972321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0703802108765" calcext:value-type="float">
            <text:p>1.10703802108765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8864684104919" calcext:value-type="float">
            <text:p>1.38864684104919</text:p>
          </table:table-cell>
          <table:table-cell office:value-type="float" office:value="1.13047111034393" calcext:value-type="float">
            <text:p>1.13047111034393</text:p>
          </table:table-cell>
          <table:table-cell office:value-type="float" office:value="1.13903093338013" calcext:value-type="float">
            <text:p>1.13903093338013</text:p>
          </table:table-cell>
          <table:table-cell office:value-type="float" office:value="1.28896498680115" calcext:value-type="float">
            <text:p>1.28896498680115</text:p>
          </table:table-cell>
          <table:table-cell office:value-type="float" office:value="1.39191460609436" calcext:value-type="float">
            <text:p>1.39191460609436</text:p>
          </table:table-cell>
          <table:table-cell office:value-type="float" office:value="1.35741722583771" calcext:value-type="float">
            <text:p>1.35741722583771</text:p>
          </table:table-cell>
          <table:table-cell office:value-type="float" office:value="1.36559545993805" calcext:value-type="float">
            <text:p>1.36559545993805</text:p>
          </table:table-cell>
          <table:table-cell office:value-type="float" office:value="1.38471436500549" calcext:value-type="float">
            <text:p>1.38471436500549</text:p>
          </table:table-cell>
          <table:table-cell office:value-type="float" office:value="1.36991262435913" calcext:value-type="float">
            <text:p>1.36991262435913</text:p>
          </table:table-cell>
          <table:table-cell office:value-type="float" office:value="1.34490919113159" calcext:value-type="float">
            <text:p>1.34490919113159</text:p>
          </table:table-cell>
          <table:table-cell office:value-type="float" office:value="1.38639545440674" calcext:value-type="float">
            <text:p>1.38639545440674</text:p>
          </table:table-cell>
          <table:table-cell office:value-type="float" office:value="1.30524778366089" calcext:value-type="float">
            <text:p>1.30524778366089</text:p>
          </table:table-cell>
          <table:table-cell office:value-type="float" office:value="1.31924962997437" calcext:value-type="float">
            <text:p>1.31924962997437</text:p>
          </table:table-cell>
          <table:table-cell office:value-type="float" office:value="1.24172019958496" calcext:value-type="float">
            <text:p>1.24172019958496</text:p>
          </table:table-cell>
          <table:table-cell office:value-type="float" office:value="1.37746238708496" calcext:value-type="float">
            <text:p>1.37746238708496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32230067253113" calcext:value-type="float">
            <text:p>1.32230067253113</text:p>
          </table:table-cell>
          <table:table-cell office:value-type="float" office:value="1.41438579559326" calcext:value-type="float">
            <text:p>1.41438579559326</text:p>
          </table:table-cell>
          <table:table-cell office:value-type="float" office:value="1.27826511859894" calcext:value-type="float">
            <text:p>1.27826511859894</text:p>
          </table:table-cell>
          <table:table-cell office:value-type="float" office:value="1.40863835811615" calcext:value-type="float">
            <text:p>1.40863835811615</text:p>
          </table:table-cell>
          <table:table-cell office:value-type="float" office:value="1.29686498641968" calcext:value-type="float">
            <text:p>1.29686498641968</text:p>
          </table:table-cell>
          <table:table-cell office:value-type="float" office:value="1.44591987133026" calcext:value-type="float">
            <text:p>1.44591987133026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08928656578064" calcext:value-type="float">
            <text:p>1.08928656578064</text:p>
          </table:table-cell>
          <table:table-cell office:value-type="float" office:value="1.29231894016266" calcext:value-type="float">
            <text:p>1.29231894016266</text:p>
          </table:table-cell>
          <table:table-cell office:value-type="float" office:value="0.948520243167877" calcext:value-type="float">
            <text:p>0.94852024316787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4883952140808" calcext:value-type="float">
            <text:p>1.3488395214080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4459" calcext:value-type="float">
            <text:p>1.4459</text:p>
          </table:table-cell>
          <table:table-cell office:value-type="float" office:value="0.9485" calcext:value-type="float">
            <text:p>0.9485</text:p>
          </table:table-cell>
          <table:table-cell office:value-type="float" office:value="1.33778023719788" calcext:value-type="float">
            <text:p>1.33778023719788</text:p>
          </table:table-cell>
          <table:table-cell office:value-type="float" office:value="1.25538408756256" calcext:value-type="float">
            <text:p>1.25538408756256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1048223972321" calcext:value-type="float">
            <text:p>1.21048223972321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0703802108765" calcext:value-type="float">
            <text:p>1.10703802108765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8864684104919" calcext:value-type="float">
            <text:p>1.38864684104919</text:p>
          </table:table-cell>
          <table:table-cell office:value-type="float" office:value="1.13047111034393" calcext:value-type="float">
            <text:p>1.13047111034393</text:p>
          </table:table-cell>
          <table:table-cell office:value-type="float" office:value="1.13903093338013" calcext:value-type="float">
            <text:p>1.13903093338013</text:p>
          </table:table-cell>
          <table:table-cell office:value-type="float" office:value="1.28896498680115" calcext:value-type="float">
            <text:p>1.28896498680115</text:p>
          </table:table-cell>
          <table:table-cell office:value-type="float" office:value="1.39191460609436" calcext:value-type="float">
            <text:p>1.39191460609436</text:p>
          </table:table-cell>
          <table:table-cell office:value-type="float" office:value="1.35741722583771" calcext:value-type="float">
            <text:p>1.35741722583771</text:p>
          </table:table-cell>
          <table:table-cell office:value-type="float" office:value="1.36559545993805" calcext:value-type="float">
            <text:p>1.36559545993805</text:p>
          </table:table-cell>
          <table:table-cell office:value-type="float" office:value="1.38471436500549" calcext:value-type="float">
            <text:p>1.38471436500549</text:p>
          </table:table-cell>
          <table:table-cell office:value-type="float" office:value="1.36991262435913" calcext:value-type="float">
            <text:p>1.36991262435913</text:p>
          </table:table-cell>
          <table:table-cell office:value-type="float" office:value="1.34490919113159" calcext:value-type="float">
            <text:p>1.34490919113159</text:p>
          </table:table-cell>
          <table:table-cell office:value-type="float" office:value="1.38639545440674" calcext:value-type="float">
            <text:p>1.38639545440674</text:p>
          </table:table-cell>
          <table:table-cell office:value-type="float" office:value="1.30524778366089" calcext:value-type="float">
            <text:p>1.30524778366089</text:p>
          </table:table-cell>
          <table:table-cell office:value-type="float" office:value="1.31924962997437" calcext:value-type="float">
            <text:p>1.31924962997437</text:p>
          </table:table-cell>
          <table:table-cell office:value-type="float" office:value="1.24172019958496" calcext:value-type="float">
            <text:p>1.24172019958496</text:p>
          </table:table-cell>
          <table:table-cell office:value-type="float" office:value="1.37746238708496" calcext:value-type="float">
            <text:p>1.37746238708496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32230067253113" calcext:value-type="float">
            <text:p>1.32230067253113</text:p>
          </table:table-cell>
          <table:table-cell office:value-type="float" office:value="1.41438579559326" calcext:value-type="float">
            <text:p>1.41438579559326</text:p>
          </table:table-cell>
          <table:table-cell office:value-type="float" office:value="1.27826511859894" calcext:value-type="float">
            <text:p>1.27826511859894</text:p>
          </table:table-cell>
          <table:table-cell office:value-type="float" office:value="1.40863835811615" calcext:value-type="float">
            <text:p>1.40863835811615</text:p>
          </table:table-cell>
          <table:table-cell office:value-type="float" office:value="1.29686498641968" calcext:value-type="float">
            <text:p>1.29686498641968</text:p>
          </table:table-cell>
          <table:table-cell office:value-type="float" office:value="1.44591987133026" calcext:value-type="float">
            <text:p>1.44591987133026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08928656578064" calcext:value-type="float">
            <text:p>1.08928656578064</text:p>
          </table:table-cell>
          <table:table-cell office:value-type="float" office:value="1.29231894016266" calcext:value-type="float">
            <text:p>1.29231894016266</text:p>
          </table:table-cell>
          <table:table-cell office:value-type="float" office:value="0.948520243167877" calcext:value-type="float">
            <text:p>0.94852024316787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4883952140808" calcext:value-type="float">
            <text:p>1.3488395214080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4459" calcext:value-type="float">
            <text:p>1.4459</text:p>
          </table:table-cell>
          <table:table-cell office:value-type="float" office:value="0.9485" calcext:value-type="float">
            <text:p>0.9485</text:p>
          </table:table-cell>
          <table:table-cell office:value-type="float" office:value="1.33778023719788" calcext:value-type="float">
            <text:p>1.33778023719788</text:p>
          </table:table-cell>
          <table:table-cell office:value-type="float" office:value="1.25538408756256" calcext:value-type="float">
            <text:p>1.25538408756256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1048223972321" calcext:value-type="float">
            <text:p>1.21048223972321</text:p>
          </table:table-cell>
          <table:table-cell office:value-type="float" office:value="1.03553068637848" calcext:value-type="float">
            <text:p>1.03553068637848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10703802108765" calcext:value-type="float">
            <text:p>1.10703802108765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8864684104919" calcext:value-type="float">
            <text:p>1.38864684104919</text:p>
          </table:table-cell>
          <table:table-cell office:value-type="float" office:value="1.13047111034393" calcext:value-type="float">
            <text:p>1.13047111034393</text:p>
          </table:table-cell>
          <table:table-cell office:value-type="float" office:value="1.13903093338013" calcext:value-type="float">
            <text:p>1.13903093338013</text:p>
          </table:table-cell>
          <table:table-cell office:value-type="float" office:value="1.28896498680115" calcext:value-type="float">
            <text:p>1.28896498680115</text:p>
          </table:table-cell>
          <table:table-cell office:value-type="float" office:value="1.39191460609436" calcext:value-type="float">
            <text:p>1.39191460609436</text:p>
          </table:table-cell>
          <table:table-cell office:value-type="float" office:value="1.35741722583771" calcext:value-type="float">
            <text:p>1.35741722583771</text:p>
          </table:table-cell>
          <table:table-cell office:value-type="float" office:value="1.36559545993805" calcext:value-type="float">
            <text:p>1.36559545993805</text:p>
          </table:table-cell>
          <table:table-cell office:value-type="float" office:value="1.38471436500549" calcext:value-type="float">
            <text:p>1.38471436500549</text:p>
          </table:table-cell>
          <table:table-cell office:value-type="float" office:value="1.36991262435913" calcext:value-type="float">
            <text:p>1.36991262435913</text:p>
          </table:table-cell>
          <table:table-cell office:value-type="float" office:value="1.34490919113159" calcext:value-type="float">
            <text:p>1.34490919113159</text:p>
          </table:table-cell>
          <table:table-cell office:value-type="float" office:value="1.38639545440674" calcext:value-type="float">
            <text:p>1.38639545440674</text:p>
          </table:table-cell>
          <table:table-cell office:value-type="float" office:value="1.30524778366089" calcext:value-type="float">
            <text:p>1.30524778366089</text:p>
          </table:table-cell>
          <table:table-cell office:value-type="float" office:value="1.31924962997437" calcext:value-type="float">
            <text:p>1.31924962997437</text:p>
          </table:table-cell>
          <table:table-cell office:value-type="float" office:value="1.24172019958496" calcext:value-type="float">
            <text:p>1.24172019958496</text:p>
          </table:table-cell>
          <table:table-cell office:value-type="float" office:value="1.37746238708496" calcext:value-type="float">
            <text:p>1.37746238708496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32230067253113" calcext:value-type="float">
            <text:p>1.32230067253113</text:p>
          </table:table-cell>
          <table:table-cell office:value-type="float" office:value="1.41438579559326" calcext:value-type="float">
            <text:p>1.41438579559326</text:p>
          </table:table-cell>
          <table:table-cell office:value-type="float" office:value="1.27826511859894" calcext:value-type="float">
            <text:p>1.27826511859894</text:p>
          </table:table-cell>
          <table:table-cell office:value-type="float" office:value="1.40863835811615" calcext:value-type="float">
            <text:p>1.40863835811615</text:p>
          </table:table-cell>
          <table:table-cell office:value-type="float" office:value="1.29686498641968" calcext:value-type="float">
            <text:p>1.29686498641968</text:p>
          </table:table-cell>
          <table:table-cell office:value-type="float" office:value="1.44591987133026" calcext:value-type="float">
            <text:p>1.44591987133026</text:p>
          </table:table-cell>
          <table:table-cell office:value-type="float" office:value="1.14692974090576" calcext:value-type="float">
            <text:p>1.14692974090576</text:p>
          </table:table-cell>
          <table:table-cell office:value-type="float" office:value="1.08928656578064" calcext:value-type="float">
            <text:p>1.08928656578064</text:p>
          </table:table-cell>
          <table:table-cell office:value-type="float" office:value="1.29231894016266" calcext:value-type="float">
            <text:p>1.29231894016266</text:p>
          </table:table-cell>
          <table:table-cell office:value-type="float" office:value="0.948520243167877" calcext:value-type="float">
            <text:p>0.94852024316787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4883952140808" calcext:value-type="float">
            <text:p>1.34883952140808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67" calcext:value-type="float">
            <text:p>1.2767</text:p>
          </table:table-cell>
          <table:table-cell office:value-type="float" office:value="1.3215" calcext:value-type="float">
            <text:p>1.3215</text:p>
          </table:table-cell>
          <table:table-cell office:value-type="float" office:value="1.4456" calcext:value-type="float">
            <text:p>1.4456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228540420532" calcext:value-type="float">
            <text:p>1.33228540420532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08745932579041" calcext:value-type="float">
            <text:p>1.0874593257904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44562685489655" calcext:value-type="float">
            <text:p>1.44562685489655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3785579204559" calcext:value-type="float">
            <text:p>1.23785579204559</text:p>
          </table:table-cell>
          <table:table-cell office:value-type="float" office:value="1.39315140247345" calcext:value-type="float">
            <text:p>1.39315140247345</text:p>
          </table:table-cell>
          <table:table-cell office:value-type="float" office:value="1.34601593017578" calcext:value-type="float">
            <text:p>1.34601593017578</text:p>
          </table:table-cell>
          <table:table-cell office:value-type="float" office:value="1.04112470149994" calcext:value-type="float">
            <text:p>1.04112470149994</text:p>
          </table:table-cell>
          <table:table-cell office:value-type="float" office:value="1.31076037883759" calcext:value-type="float">
            <text:p>1.31076037883759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3371" calcext:value-type="float">
            <text:p>1.3371</text:p>
          </table:table-cell>
          <table:table-cell office:value-type="float" office:value="1.4455" calcext:value-type="float">
            <text:p>1.44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37811708450317" calcext:value-type="float">
            <text:p>1.37811708450317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90921163559" calcext:value-type="float">
            <text:p>1.359092116355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02910161018372" calcext:value-type="float">
            <text:p>1.0291016101837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07565224170685" calcext:value-type="float">
            <text:p>1.07565224170685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25367939472198" calcext:value-type="float">
            <text:p>1.25367939472198</text:p>
          </table:table-cell>
          <table:table-cell office:value-type="float" office:value="1.33333730697632" calcext:value-type="float">
            <text:p>1.33333730697632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41982614994049" calcext:value-type="float">
            <text:p>1.41982614994049</text:p>
          </table:table-cell>
          <table:table-cell office:value-type="float" office:value="1.21530103683472" calcext:value-type="float">
            <text:p>1.21530103683472</text:p>
          </table:table-cell>
          <table:table-cell office:value-type="float" office:value="1.33919095993042" calcext:value-type="float">
            <text:p>1.33919095993042</text:p>
          </table:table-cell>
          <table:table-cell office:value-type="float" office:value="1.2168116569519" calcext:value-type="float">
            <text:p>1.2168116569519</text:p>
          </table:table-cell>
          <table:table-cell office:value-type="float" office:value="1.40127277374268" calcext:value-type="float">
            <text:p>1.40127277374268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11009335517883" calcext:value-type="float">
            <text:p>1.11009335517883</text:p>
          </table:table-cell>
          <table:table-cell office:value-type="float" office:value="1.44548201560974" calcext:value-type="float">
            <text:p>1.44548201560974</text:p>
          </table:table-cell>
          <table:table-cell office:value-type="float" office:value="1.38839995861053" calcext:value-type="float">
            <text:p>1.38839995861053</text:p>
          </table:table-cell>
          <table:table-cell office:value-type="float" office:value="1.22172284126282" calcext:value-type="float">
            <text:p>1.22172284126282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42" calcext:value-type="float">
            <text:p>1.442</text:p>
          </table:table-cell>
          <table:table-cell office:value-type="float" office:value="0.7913" calcext:value-type="float">
            <text:p>0.7913</text:p>
          </table:table-cell>
          <table:table-cell office:value-type="float" office:value="1.24653935432434" calcext:value-type="float">
            <text:p>1.24653935432434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26769447327" calcext:value-type="float">
            <text:p>1.27726769447327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856468200684" calcext:value-type="float">
            <text:p>1.28856468200684</text:p>
          </table:table-cell>
          <table:table-cell office:value-type="float" office:value="1.37143874168396" calcext:value-type="float">
            <text:p>1.37143874168396</text:p>
          </table:table-cell>
          <table:table-cell office:value-type="float" office:value="1.36198568344116" calcext:value-type="float">
            <text:p>1.36198568344116</text:p>
          </table:table-cell>
          <table:table-cell office:value-type="float" office:value="1.30447101593018" calcext:value-type="float">
            <text:p>1.30447101593018</text:p>
          </table:table-cell>
          <table:table-cell office:value-type="float" office:value="1.16058433055878" calcext:value-type="float">
            <text:p>1.16058433055878</text:p>
          </table:table-cell>
          <table:table-cell office:value-type="float" office:value="1.35139715671539" calcext:value-type="float">
            <text:p>1.35139715671539</text:p>
          </table:table-cell>
          <table:table-cell office:value-type="float" office:value="1.315265417099" calcext:value-type="float">
            <text:p>1.315265417099</text:p>
          </table:table-cell>
          <table:table-cell office:value-type="float" office:value="1.18202805519104" calcext:value-type="float">
            <text:p>1.18202805519104</text:p>
          </table:table-cell>
          <table:table-cell office:value-type="float" office:value="1.36608278751373" calcext:value-type="float">
            <text:p>1.366082787513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9477834701538" calcext:value-type="float">
            <text:p>1.29477834701538</text:p>
          </table:table-cell>
          <table:table-cell office:value-type="float" office:value="1.3986908197403" calcext:value-type="float">
            <text:p>1.3986908197403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0.79127299785614" calcext:value-type="float">
            <text:p>0.79127299785614</text:p>
          </table:table-cell>
          <table:table-cell office:value-type="float" office:value="1.18875348567963" calcext:value-type="float">
            <text:p>1.18875348567963</text:p>
          </table:table-cell>
          <table:table-cell office:value-type="float" office:value="1.34632086753845" calcext:value-type="float">
            <text:p>1.34632086753845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1986644268036" calcext:value-type="float">
            <text:p>1.41986644268036</text:p>
          </table:table-cell>
          <table:table-cell office:value-type="float" office:value="1.260617852211" calcext:value-type="float">
            <text:p>1.260617852211</text:p>
          </table:table-cell>
          <table:table-cell office:value-type="float" office:value="1.41469514369965" calcext:value-type="float">
            <text:p>1.41469514369965</text:p>
          </table:table-cell>
          <table:table-cell office:value-type="float" office:value="1.244469165802" calcext:value-type="float">
            <text:p>1.244469165802</text:p>
          </table:table-cell>
          <table:table-cell office:value-type="float" office:value="1.35953450202942" calcext:value-type="float">
            <text:p>1.35953450202942</text:p>
          </table:table-cell>
          <table:table-cell office:value-type="float" office:value="1.09323859214783" calcext:value-type="float">
            <text:p>1.09323859214783</text:p>
          </table:table-cell>
          <table:table-cell office:value-type="float" office:value="1.44197678565979" calcext:value-type="float">
            <text:p>1.44197678565979</text:p>
          </table:table-cell>
          <table:table-cell office:value-type="float" office:value="1.39796793460846" calcext:value-type="float">
            <text:p>1.39796793460846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7083458900452" calcext:value-type="float">
            <text:p>1.37083458900452</text:p>
          </table:table-cell>
          <table:table-cell office:value-type="float" office:value="1.16664469242096" calcext:value-type="float">
            <text:p>1.16664469242096</text:p>
          </table:table-cell>
          <table:table-cell table:number-columns-repeated="1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82" calcext:value-type="float">
            <text:p>1.2882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316" calcext:value-type="float">
            <text:p>1.4316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5234832763672" calcext:value-type="float">
            <text:p>1.3523483276367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0582346916199" calcext:value-type="float">
            <text:p>1.40582346916199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2972058057785" calcext:value-type="float">
            <text:p>1.2972058057785</text:p>
          </table:table-cell>
          <table:table-cell office:value-type="float" office:value="1.10279405117035" calcext:value-type="float">
            <text:p>1.10279405117035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29593431949615" calcext:value-type="float">
            <text:p>1.29593431949615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742200374603" calcext:value-type="float">
            <text:p>1.3474220037460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2430896759" calcext:value-type="float">
            <text:p>1.3272430896759</text:p>
          </table:table-cell>
          <table:table-cell office:value-type="float" office:value="1.32012784481049" calcext:value-type="float">
            <text:p>1.32012784481049</text:p>
          </table:table-cell>
          <table:table-cell office:value-type="float" office:value="1.36906266212463" calcext:value-type="float">
            <text:p>1.36906266212463</text:p>
          </table:table-cell>
          <table:table-cell office:value-type="float" office:value="1.42996215820313" calcext:value-type="float">
            <text:p>1.42996215820313</text:p>
          </table:table-cell>
          <table:table-cell office:value-type="float" office:value="1.33585739135742" calcext:value-type="float">
            <text:p>1.33585739135742</text:p>
          </table:table-cell>
          <table:table-cell office:value-type="float" office:value="1.17469441890717" calcext:value-type="float">
            <text:p>1.17469441890717</text:p>
          </table:table-cell>
          <table:table-cell office:value-type="float" office:value="1.27256286144257" calcext:value-type="float">
            <text:p>1.27256286144257</text:p>
          </table:table-cell>
          <table:table-cell office:value-type="float" office:value="1.43155264854431" calcext:value-type="float">
            <text:p>1.43155264854431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18031549453735" calcext:value-type="float">
            <text:p>1.18031549453735</text:p>
          </table:table-cell>
          <table:table-cell office:value-type="float" office:value="1.18877363204956" calcext:value-type="float">
            <text:p>1.18877363204956</text:p>
          </table:table-cell>
          <table:table-cell office:value-type="float" office:value="1.36869215965271" calcext:value-type="float">
            <text:p>1.36869215965271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82" calcext:value-type="float">
            <text:p>1.2882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316" calcext:value-type="float">
            <text:p>1.4316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5234832763672" calcext:value-type="float">
            <text:p>1.3523483276367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0582346916199" calcext:value-type="float">
            <text:p>1.40582346916199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2972058057785" calcext:value-type="float">
            <text:p>1.2972058057785</text:p>
          </table:table-cell>
          <table:table-cell office:value-type="float" office:value="1.10279405117035" calcext:value-type="float">
            <text:p>1.10279405117035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29593431949615" calcext:value-type="float">
            <text:p>1.29593431949615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4742200374603" calcext:value-type="float">
            <text:p>1.34742200374603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72430896759" calcext:value-type="float">
            <text:p>1.3272430896759</text:p>
          </table:table-cell>
          <table:table-cell office:value-type="float" office:value="1.32012784481049" calcext:value-type="float">
            <text:p>1.32012784481049</text:p>
          </table:table-cell>
          <table:table-cell office:value-type="float" office:value="1.36906266212463" calcext:value-type="float">
            <text:p>1.36906266212463</text:p>
          </table:table-cell>
          <table:table-cell office:value-type="float" office:value="1.42996215820313" calcext:value-type="float">
            <text:p>1.42996215820313</text:p>
          </table:table-cell>
          <table:table-cell office:value-type="float" office:value="1.33585739135742" calcext:value-type="float">
            <text:p>1.33585739135742</text:p>
          </table:table-cell>
          <table:table-cell office:value-type="float" office:value="1.17469441890717" calcext:value-type="float">
            <text:p>1.17469441890717</text:p>
          </table:table-cell>
          <table:table-cell office:value-type="float" office:value="1.27256286144257" calcext:value-type="float">
            <text:p>1.27256286144257</text:p>
          </table:table-cell>
          <table:table-cell office:value-type="float" office:value="1.43155264854431" calcext:value-type="float">
            <text:p>1.43155264854431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18031549453735" calcext:value-type="float">
            <text:p>1.18031549453735</text:p>
          </table:table-cell>
          <table:table-cell office:value-type="float" office:value="1.18877363204956" calcext:value-type="float">
            <text:p>1.18877363204956</text:p>
          </table:table-cell>
          <table:table-cell office:value-type="float" office:value="1.36869215965271" calcext:value-type="float">
            <text:p>1.36869215965271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86" calcext:value-type="float">
            <text:p>1.3186</text:p>
          </table:table-cell>
          <table:table-cell office:value-type="float" office:value="1.351" calcext:value-type="float">
            <text:p>1.351</text:p>
          </table:table-cell>
          <table:table-cell office:value-type="float" office:value="1.4299" calcext:value-type="float">
            <text:p>1.42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25892448425293" calcext:value-type="float">
            <text:p>1.25892448425293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257887840271" calcext:value-type="float">
            <text:p>1.257887840271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29060053825378" calcext:value-type="float">
            <text:p>1.29060053825378</text:p>
          </table:table-cell>
          <table:table-cell office:value-type="float" office:value="1.34741950035095" calcext:value-type="float">
            <text:p>1.34741950035095</text:p>
          </table:table-cell>
          <table:table-cell office:value-type="float" office:value="1.39091110229492" calcext:value-type="float">
            <text:p>1.39091110229492</text:p>
          </table:table-cell>
          <table:table-cell office:value-type="float" office:value="1.39818632602692" calcext:value-type="float">
            <text:p>1.39818632602692</text:p>
          </table:table-cell>
          <table:table-cell office:value-type="float" office:value="1.37367916107178" calcext:value-type="float">
            <text:p>1.37367916107178</text:p>
          </table:table-cell>
          <table:table-cell office:value-type="float" office:value="1.29341578483582" calcext:value-type="float">
            <text:p>1.29341578483582</text:p>
          </table:table-cell>
          <table:table-cell office:value-type="float" office:value="0.999565780162811" calcext:value-type="float">
            <text:p>0.99956578016281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1443679332733" calcext:value-type="float">
            <text:p>1.31443679332733</text:p>
          </table:table-cell>
          <table:table-cell office:value-type="float" office:value="1.39687120914459" calcext:value-type="float">
            <text:p>1.39687120914459</text:p>
          </table:table-cell>
          <table:table-cell office:value-type="float" office:value="1.35453116893768" calcext:value-type="float">
            <text:p>1.35453116893768</text:p>
          </table:table-cell>
          <table:table-cell office:value-type="float" office:value="1.33887100219727" calcext:value-type="float">
            <text:p>1.33887100219727</text:p>
          </table:table-cell>
          <table:table-cell office:value-type="float" office:value="1.41383767127991" calcext:value-type="float">
            <text:p>1.41383767127991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34296369552612" calcext:value-type="float">
            <text:p>1.34296369552612</text:p>
          </table:table-cell>
          <table:table-cell office:value-type="float" office:value="1.42992544174194" calcext:value-type="float">
            <text:p>1.42992544174194</text:p>
          </table:table-cell>
          <table:table-cell office:value-type="float" office:value="1.41266000270844" calcext:value-type="float">
            <text:p>1.4126600027084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86" calcext:value-type="float">
            <text:p>1.3186</text:p>
          </table:table-cell>
          <table:table-cell office:value-type="float" office:value="1.351" calcext:value-type="float">
            <text:p>1.351</text:p>
          </table:table-cell>
          <table:table-cell office:value-type="float" office:value="1.4299" calcext:value-type="float">
            <text:p>1.42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25892448425293" calcext:value-type="float">
            <text:p>1.25892448425293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257887840271" calcext:value-type="float">
            <text:p>1.257887840271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1.39053320884705" calcext:value-type="float">
            <text:p>1.39053320884705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29060053825378" calcext:value-type="float">
            <text:p>1.29060053825378</text:p>
          </table:table-cell>
          <table:table-cell office:value-type="float" office:value="1.34741950035095" calcext:value-type="float">
            <text:p>1.34741950035095</text:p>
          </table:table-cell>
          <table:table-cell office:value-type="float" office:value="1.39091110229492" calcext:value-type="float">
            <text:p>1.39091110229492</text:p>
          </table:table-cell>
          <table:table-cell office:value-type="float" office:value="1.39818632602692" calcext:value-type="float">
            <text:p>1.39818632602692</text:p>
          </table:table-cell>
          <table:table-cell office:value-type="float" office:value="1.37367916107178" calcext:value-type="float">
            <text:p>1.37367916107178</text:p>
          </table:table-cell>
          <table:table-cell office:value-type="float" office:value="1.29341578483582" calcext:value-type="float">
            <text:p>1.29341578483582</text:p>
          </table:table-cell>
          <table:table-cell office:value-type="float" office:value="0.999565780162811" calcext:value-type="float">
            <text:p>0.99956578016281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39323282241821" calcext:value-type="float">
            <text:p>1.39323282241821</text:p>
          </table:table-cell>
          <table:table-cell office:value-type="float" office:value="1.31443679332733" calcext:value-type="float">
            <text:p>1.31443679332733</text:p>
          </table:table-cell>
          <table:table-cell office:value-type="float" office:value="1.39687120914459" calcext:value-type="float">
            <text:p>1.39687120914459</text:p>
          </table:table-cell>
          <table:table-cell office:value-type="float" office:value="1.35453116893768" calcext:value-type="float">
            <text:p>1.35453116893768</text:p>
          </table:table-cell>
          <table:table-cell office:value-type="float" office:value="1.33887100219727" calcext:value-type="float">
            <text:p>1.33887100219727</text:p>
          </table:table-cell>
          <table:table-cell office:value-type="float" office:value="1.41383767127991" calcext:value-type="float">
            <text:p>1.41383767127991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34296369552612" calcext:value-type="float">
            <text:p>1.34296369552612</text:p>
          </table:table-cell>
          <table:table-cell office:value-type="float" office:value="1.42992544174194" calcext:value-type="float">
            <text:p>1.42992544174194</text:p>
          </table:table-cell>
          <table:table-cell office:value-type="float" office:value="1.41266000270844" calcext:value-type="float">
            <text:p>1.41266000270844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82" calcext:value-type="float">
            <text:p>1.3082</text:p>
          </table:table-cell>
          <table:table-cell office:value-type="float" office:value="1.3336" calcext:value-type="float">
            <text:p>1.3336</text:p>
          </table:table-cell>
          <table:table-cell office:value-type="float" office:value="1.418" calcext:value-type="float">
            <text:p>1.418</text:p>
          </table:table-cell>
          <table:table-cell office:value-type="float" office:value="1.0165" calcext:value-type="float">
            <text:p>1.0165</text:p>
          </table:table-cell>
          <table:table-cell office:value-type="float" office:value="1.30873465538025" calcext:value-type="float">
            <text:p>1.30873465538025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4241414070129" calcext:value-type="float">
            <text:p>1.34241414070129</text:p>
          </table:table-cell>
          <table:table-cell office:value-type="float" office:value="1.38921439647675" calcext:value-type="float">
            <text:p>1.389214396476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787549495697" calcext:value-type="float">
            <text:p>1.32787549495697</text:p>
          </table:table-cell>
          <table:table-cell office:value-type="float" office:value="1.2972058057785" calcext:value-type="float">
            <text:p>1.2972058057785</text:p>
          </table:table-cell>
          <table:table-cell office:value-type="float" office:value="1.18480968475342" calcext:value-type="float">
            <text:p>1.18480968475342</text:p>
          </table:table-cell>
          <table:table-cell office:value-type="float" office:value="1.4062442779541" calcext:value-type="float">
            <text:p>1.4062442779541</text:p>
          </table:table-cell>
          <table:table-cell office:value-type="float" office:value="1.37855434417725" calcext:value-type="float">
            <text:p>1.37855434417725</text:p>
          </table:table-cell>
          <table:table-cell office:value-type="float" office:value="1.01650297641754" calcext:value-type="float">
            <text:p>1.01650297641754</text:p>
          </table:table-cell>
          <table:table-cell office:value-type="float" office:value="1.2844432592392" calcext:value-type="float">
            <text:p>1.2844432592392</text:p>
          </table:table-cell>
          <table:table-cell office:value-type="float" office:value="1.39627456665039" calcext:value-type="float">
            <text:p>1.39627456665039</text:p>
          </table:table-cell>
          <table:table-cell office:value-type="float" office:value="1.33118367195129" calcext:value-type="float">
            <text:p>1.3311836719512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012784481049" calcext:value-type="float">
            <text:p>1.32012784481049</text:p>
          </table:table-cell>
          <table:table-cell office:value-type="float" office:value="1.36906266212463" calcext:value-type="float">
            <text:p>1.36906266212463</text:p>
          </table:table-cell>
          <table:table-cell office:value-type="float" office:value="1.33741796016693" calcext:value-type="float">
            <text:p>1.33741796016693</text:p>
          </table:table-cell>
          <table:table-cell office:value-type="float" office:value="1.38713347911835" calcext:value-type="float">
            <text:p>1.38713347911835</text:p>
          </table:table-cell>
          <table:table-cell office:value-type="float" office:value="1.2536985874176" calcext:value-type="float">
            <text:p>1.2536985874176</text:p>
          </table:table-cell>
          <table:table-cell office:value-type="float" office:value="1.32443583011627" calcext:value-type="float">
            <text:p>1.32443583011627</text:p>
          </table:table-cell>
          <table:table-cell office:value-type="float" office:value="1.40141677856445" calcext:value-type="float">
            <text:p>1.40141677856445</text:p>
          </table:table-cell>
          <table:table-cell office:value-type="float" office:value="1.38699424266815" calcext:value-type="float">
            <text:p>1.38699424266815</text:p>
          </table:table-cell>
          <table:table-cell office:value-type="float" office:value="1.26334953308105" calcext:value-type="float">
            <text:p>1.26334953308105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9907610416412" calcext:value-type="float">
            <text:p>1.39907610416412</text:p>
          </table:table-cell>
          <table:table-cell office:value-type="float" office:value="1.36869215965271" calcext:value-type="float">
            <text:p>1.36869215965271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64" calcext:value-type="float">
            <text:p>1.2864</text:p>
          </table:table-cell>
          <table:table-cell office:value-type="float" office:value="1.3329" calcext:value-type="float">
            <text:p>1.3329</text:p>
          </table:table-cell>
          <table:table-cell office:value-type="float" office:value="1.418" calcext:value-type="float">
            <text:p>1.418</text:p>
          </table:table-cell>
          <table:table-cell office:value-type="float" office:value="0.7399" calcext:value-type="float">
            <text:p>0.7399</text:p>
          </table:table-cell>
          <table:table-cell office:value-type="float" office:value="1.31608080863953" calcext:value-type="float">
            <text:p>1.31608080863953</text:p>
          </table:table-cell>
          <table:table-cell office:value-type="float" office:value="1.33862745761871" calcext:value-type="float">
            <text:p>1.33862745761871</text:p>
          </table:table-cell>
          <table:table-cell office:value-type="float" office:value="1.41006624698639" calcext:value-type="float">
            <text:p>1.4100662469863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2355666160584" calcext:value-type="float">
            <text:p>1.32355666160584</text:p>
          </table:table-cell>
          <table:table-cell office:value-type="float" office:value="1.33599400520325" calcext:value-type="float">
            <text:p>1.33599400520325</text:p>
          </table:table-cell>
          <table:table-cell office:value-type="float" office:value="1.32985842227936" calcext:value-type="float">
            <text:p>1.32985842227936</text:p>
          </table:table-cell>
          <table:table-cell office:value-type="float" office:value="0.7398841381073" calcext:value-type="float">
            <text:p>0.7398841381073</text:p>
          </table:table-cell>
          <table:table-cell office:value-type="float" office:value="1.29318022727966" calcext:value-type="float">
            <text:p>1.29318022727966</text:p>
          </table:table-cell>
          <table:table-cell office:value-type="float" office:value="1.37742924690247" calcext:value-type="float">
            <text:p>1.37742924690247</text:p>
          </table:table-cell>
          <table:table-cell office:value-type="float" office:value="1.34545540809631" calcext:value-type="float">
            <text:p>1.34545540809631</text:p>
          </table:table-cell>
          <table:table-cell office:value-type="float" office:value="1.02791309356689" calcext:value-type="float">
            <text:p>1.02791309356689</text:p>
          </table:table-cell>
          <table:table-cell office:value-type="float" office:value="1.34619808197021" calcext:value-type="float">
            <text:p>1.34619808197021</text:p>
          </table:table-cell>
          <table:table-cell office:value-type="float" office:value="1.24895977973938" calcext:value-type="float">
            <text:p>1.24895977973938</text:p>
          </table:table-cell>
          <table:table-cell office:value-type="float" office:value="1.37541341781616" calcext:value-type="float">
            <text:p>1.37541341781616</text:p>
          </table:table-cell>
          <table:table-cell office:value-type="float" office:value="1.32873356342316" calcext:value-type="float">
            <text:p>1.32873356342316</text:p>
          </table:table-cell>
          <table:table-cell office:value-type="float" office:value="1.08339333534241" calcext:value-type="float">
            <text:p>1.08339333534241</text:p>
          </table:table-cell>
          <table:table-cell office:value-type="float" office:value="1.39818549156189" calcext:value-type="float">
            <text:p>1.39818549156189</text:p>
          </table:table-cell>
          <table:table-cell office:value-type="float" office:value="1.4099452495575" calcext:value-type="float">
            <text:p>1.4099452495575</text:p>
          </table:table-cell>
          <table:table-cell office:value-type="float" office:value="1.36996698379517" calcext:value-type="float">
            <text:p>1.36996698379517</text:p>
          </table:table-cell>
          <table:table-cell office:value-type="float" office:value="1.30308985710144" calcext:value-type="float">
            <text:p>1.30308985710144</text:p>
          </table:table-cell>
          <table:table-cell office:value-type="float" office:value="1.14634275436401" calcext:value-type="float">
            <text:p>1.14634275436401</text:p>
          </table:table-cell>
          <table:table-cell office:value-type="float" office:value="1.39949667453766" calcext:value-type="float">
            <text:p>1.3994966745376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34898376464844" calcext:value-type="float">
            <text:p>1.34898376464844</text:p>
          </table:table-cell>
          <table:table-cell office:value-type="float" office:value="1.37445068359375" calcext:value-type="float">
            <text:p>1.37445068359375</text:p>
          </table:table-cell>
          <table:table-cell office:value-type="float" office:value="1.28728342056274" calcext:value-type="float">
            <text:p>1.28728342056274</text:p>
          </table:table-cell>
          <table:table-cell office:value-type="float" office:value="1.32031047344208" calcext:value-type="float">
            <text:p>1.32031047344208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3226" calcext:value-type="float">
            <text:p>1.3226</text:p>
          </table:table-cell>
          <table:table-cell office:value-type="float" office:value="1.4062" calcext:value-type="float">
            <text:p>1.4062</text:p>
          </table:table-cell>
          <table:table-cell office:value-type="float" office:value="0.923" calcext:value-type="float">
            <text:p>0.923</text:p>
          </table:table-cell>
          <table:table-cell office:value-type="float" office:value="1.23597145080566" calcext:value-type="float">
            <text:p>1.23597145080566</text:p>
          </table:table-cell>
          <table:table-cell office:value-type="float" office:value="1.3454806804657" calcext:value-type="float">
            <text:p>1.3454806804657</text:p>
          </table:table-cell>
          <table:table-cell office:value-type="float" office:value="1.40390944480896" calcext:value-type="float">
            <text:p>1.40390944480896</text:p>
          </table:table-cell>
          <table:table-cell office:value-type="float" office:value="1.30949032306671" calcext:value-type="float">
            <text:p>1.30949032306671</text:p>
          </table:table-cell>
          <table:table-cell office:value-type="float" office:value="1.37618267536163" calcext:value-type="float">
            <text:p>1.37618267536163</text:p>
          </table:table-cell>
          <table:table-cell office:value-type="float" office:value="0.955625832080841" calcext:value-type="float">
            <text:p>0.955625832080841</text:p>
          </table:table-cell>
          <table:table-cell office:value-type="float" office:value="1.30354356765747" calcext:value-type="float">
            <text:p>1.30354356765747</text:p>
          </table:table-cell>
          <table:table-cell office:value-type="float" office:value="1.31405985355377" calcext:value-type="float">
            <text:p>1.31405985355377</text:p>
          </table:table-cell>
          <table:table-cell office:value-type="float" office:value="1.29624927043915" calcext:value-type="float">
            <text:p>1.2962492704391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349461555481" calcext:value-type="float">
            <text:p>1.3349461555481</text:p>
          </table:table-cell>
          <table:table-cell office:value-type="float" office:value="1.01480412483215" calcext:value-type="float">
            <text:p>1.01480412483215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0.923025965690613" calcext:value-type="float">
            <text:p>0.923025965690613</text:p>
          </table:table-cell>
          <table:table-cell office:value-type="float" office:value="1.32668912410736" calcext:value-type="float">
            <text:p>1.32668912410736</text:p>
          </table:table-cell>
          <table:table-cell office:value-type="float" office:value="1.3903956413269" calcext:value-type="float">
            <text:p>1.3903956413269</text:p>
          </table:table-cell>
          <table:table-cell office:value-type="float" office:value="1.33336615562439" calcext:value-type="float">
            <text:p>1.33336615562439</text:p>
          </table:table-cell>
          <table:table-cell office:value-type="float" office:value="1.34006786346436" calcext:value-type="float">
            <text:p>1.34006786346436</text:p>
          </table:table-cell>
          <table:table-cell office:value-type="float" office:value="1.30870270729065" calcext:value-type="float">
            <text:p>1.30870270729065</text:p>
          </table:table-cell>
          <table:table-cell office:value-type="float" office:value="1.21550405025482" calcext:value-type="float">
            <text:p>1.21550405025482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3165395259857" calcext:value-type="float">
            <text:p>1.33165395259857</text:p>
          </table:table-cell>
          <table:table-cell office:value-type="float" office:value="1.24095046520233" calcext:value-type="float">
            <text:p>1.24095046520233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6324620246887" calcext:value-type="float">
            <text:p>1.36324620246887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1842136383057" calcext:value-type="float">
            <text:p>1.31842136383057</text:p>
          </table:table-cell>
          <table:table-cell office:value-type="float" office:value="1.26605272293091" calcext:value-type="float">
            <text:p>1.26605272293091</text:p>
          </table:table-cell>
          <table:table-cell office:value-type="float" office:value="1.33863520622253" calcext:value-type="float">
            <text:p>1.33863520622253</text:p>
          </table:table-cell>
          <table:table-cell table:number-columns-repeated="1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3623" calcext:value-type="float">
            <text:p>1.3623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294403553009" calcext:value-type="float">
            <text:p>1.3294403553009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51226842403412" calcext:value-type="float">
            <text:p>1.51226842403412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0888679027557" calcext:value-type="float">
            <text:p>1.40888679027557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8816010951996" calcext:value-type="float">
            <text:p>1.38816010951996</text:p>
          </table:table-cell>
          <table:table-cell office:value-type="float" office:value="1.4576290845871" calcext:value-type="float">
            <text:p>1.4576290845871</text:p>
          </table:table-cell>
          <table:table-cell office:value-type="float" office:value="1.33214735984802" calcext:value-type="float">
            <text:p>1.33214735984802</text:p>
          </table:table-cell>
          <table:table-cell office:value-type="float" office:value="1.36638426780701" calcext:value-type="float">
            <text:p>1.3663842678070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3623" calcext:value-type="float">
            <text:p>1.3623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294403553009" calcext:value-type="float">
            <text:p>1.3294403553009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51226842403412" calcext:value-type="float">
            <text:p>1.51226842403412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0888679027557" calcext:value-type="float">
            <text:p>1.40888679027557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8816010951996" calcext:value-type="float">
            <text:p>1.38816010951996</text:p>
          </table:table-cell>
          <table:table-cell office:value-type="float" office:value="1.4576290845871" calcext:value-type="float">
            <text:p>1.4576290845871</text:p>
          </table:table-cell>
          <table:table-cell office:value-type="float" office:value="1.33214735984802" calcext:value-type="float">
            <text:p>1.33214735984802</text:p>
          </table:table-cell>
          <table:table-cell office:value-type="float" office:value="1.36638426780701" calcext:value-type="float">
            <text:p>1.3663842678070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51" calcext:value-type="float">
            <text:p>1.345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27" calcext:value-type="float">
            <text:p>1.482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23191726207733" calcext:value-type="float">
            <text:p>1.231917262077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7723801136017" calcext:value-type="float">
            <text:p>1.27723801136017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8269867897034" calcext:value-type="float">
            <text:p>1.48269867897034</text:p>
          </table:table-cell>
          <table:table-cell office:value-type="float" office:value="1.43807423114777" calcext:value-type="float">
            <text:p>1.43807423114777</text:p>
          </table:table-cell>
          <table:table-cell office:value-type="float" office:value="1.47446656227112" calcext:value-type="float">
            <text:p>1.47446656227112</text:p>
          </table:table-cell>
          <table:table-cell office:value-type="float" office:value="1.36381375789642" calcext:value-type="float">
            <text:p>1.36381375789642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85" calcext:value-type="float">
            <text:p>1.3485</text:p>
          </table:table-cell>
          <table:table-cell office:value-type="float" office:value="1.3845" calcext:value-type="float">
            <text:p>1.3845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734" calcext:value-type="float">
            <text:p>1.0734</text:p>
          </table:table-cell>
          <table:table-cell office:value-type="float" office:value="1.30825114250183" calcext:value-type="float">
            <text:p>1.30825114250183</text:p>
          </table:table-cell>
          <table:table-cell office:value-type="float" office:value="1.3880090713501" calcext:value-type="float">
            <text:p>1.3880090713501</text:p>
          </table:table-cell>
          <table:table-cell office:value-type="float" office:value="1.36975407600403" calcext:value-type="float">
            <text:p>1.36975407600403</text:p>
          </table:table-cell>
          <table:table-cell office:value-type="float" office:value="1.28452885150909" calcext:value-type="float">
            <text:p>1.28452885150909</text:p>
          </table:table-cell>
          <table:table-cell office:value-type="float" office:value="1.41231918334961" calcext:value-type="float">
            <text:p>1.41231918334961</text:p>
          </table:table-cell>
          <table:table-cell office:value-type="float" office:value="1.3980438709259" calcext:value-type="float">
            <text:p>1.3980438709259</text:p>
          </table:table-cell>
          <table:table-cell office:value-type="float" office:value="1.40744209289551" calcext:value-type="float">
            <text:p>1.40744209289551</text:p>
          </table:table-cell>
          <table:table-cell office:value-type="float" office:value="1.33714079856873" calcext:value-type="float">
            <text:p>1.3371407985687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906223297119" calcext:value-type="float">
            <text:p>1.31906223297119</text:p>
          </table:table-cell>
          <table:table-cell office:value-type="float" office:value="1.20314335823059" calcext:value-type="float">
            <text:p>1.20314335823059</text:p>
          </table:table-cell>
          <table:table-cell office:value-type="float" office:value="1.4393208026886" calcext:value-type="float">
            <text:p>1.4393208026886</text:p>
          </table:table-cell>
          <table:table-cell office:value-type="float" office:value="1.37334716320038" calcext:value-type="float">
            <text:p>1.37334716320038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9984393119812" calcext:value-type="float">
            <text:p>1.39984393119812</text:p>
          </table:table-cell>
          <table:table-cell office:value-type="float" office:value="1.33528637886047" calcext:value-type="float">
            <text:p>1.33528637886047</text:p>
          </table:table-cell>
          <table:table-cell office:value-type="float" office:value="1.29210734367371" calcext:value-type="float">
            <text:p>1.29210734367371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4453387260437" calcext:value-type="float">
            <text:p>1.4453387260437</text:p>
          </table:table-cell>
          <table:table-cell office:value-type="float" office:value="1.39209914207459" calcext:value-type="float">
            <text:p>1.39209914207459</text:p>
          </table:table-cell>
          <table:table-cell office:value-type="float" office:value="1.44783282279968" calcext:value-type="float">
            <text:p>1.44783282279968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40374529361725" calcext:value-type="float">
            <text:p>1.40374529361725</text:p>
          </table:table-cell>
          <table:table-cell office:value-type="float" office:value="1.47528386116028" calcext:value-type="float">
            <text:p>1.47528386116028</text:p>
          </table:table-cell>
          <table:table-cell office:value-type="float" office:value="1.45952904224396" calcext:value-type="float">
            <text:p>1.45952904224396</text:p>
          </table:table-cell>
          <table:table-cell office:value-type="float" office:value="1.36936342716217" calcext:value-type="float">
            <text:p>1.36936342716217</text:p>
          </table:table-cell>
          <table:table-cell office:value-type="float" office:value="1.38716208934784" calcext:value-type="float">
            <text:p>1.38716208934784</text:p>
          </table:table-cell>
          <table:table-cell office:value-type="float" office:value="1.07340264320374" calcext:value-type="float">
            <text:p>1.0734026432037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64" calcext:value-type="float">
            <text:p>1.356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.4732" calcext:value-type="float">
            <text:p>1.4732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42557048797607" calcext:value-type="float">
            <text:p>1.42557048797607</text:p>
          </table:table-cell>
          <table:table-cell office:value-type="float" office:value="1.26722753047943" calcext:value-type="float">
            <text:p>1.26722753047943</text:p>
          </table:table-cell>
          <table:table-cell office:value-type="float" office:value="1.31226754188538" calcext:value-type="float">
            <text:p>1.31226754188538</text:p>
          </table:table-cell>
          <table:table-cell office:value-type="float" office:value="1.25909757614136" calcext:value-type="float">
            <text:p>1.25909757614136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40944814682007" calcext:value-type="float">
            <text:p>1.40944814682007</text:p>
          </table:table-cell>
          <table:table-cell office:value-type="float" office:value="1.46334767341614" calcext:value-type="float">
            <text:p>1.46334767341614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32608509063721" calcext:value-type="float">
            <text:p>1.32608509063721</text:p>
          </table:table-cell>
          <table:table-cell office:value-type="float" office:value="1.29621684551239" calcext:value-type="float">
            <text:p>1.29621684551239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32829868793488" calcext:value-type="float">
            <text:p>1.32829868793488</text:p>
          </table:table-cell>
          <table:table-cell office:value-type="float" office:value="1.26227498054504" calcext:value-type="float">
            <text:p>1.262274980545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office:value-type="float" office:value="1.36746060848236" calcext:value-type="float">
            <text:p>1.36746060848236</text:p>
          </table:table-cell>
          <table:table-cell office:value-type="float" office:value="1.27277731895447" calcext:value-type="float">
            <text:p>1.27277731895447</text:p>
          </table:table-cell>
          <table:table-cell office:value-type="float" office:value="1.43592858314514" calcext:value-type="float">
            <text:p>1.43592858314514</text:p>
          </table:table-cell>
          <table:table-cell office:value-type="float" office:value="1.37636566162109" calcext:value-type="float">
            <text:p>1.37636566162109</text:p>
          </table:table-cell>
          <table:table-cell office:value-type="float" office:value="1.44372475147247" calcext:value-type="float">
            <text:p>1.44372475147247</text:p>
          </table:table-cell>
          <table:table-cell office:value-type="float" office:value="1.31519985198975" calcext:value-type="float">
            <text:p>1.31519985198975</text:p>
          </table:table-cell>
          <table:table-cell office:value-type="float" office:value="1.31991195678711" calcext:value-type="float">
            <text:p>1.31991195678711</text:p>
          </table:table-cell>
          <table:table-cell office:value-type="float" office:value="1.39485204219818" calcext:value-type="float">
            <text:p>1.39485204219818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office:value-type="float" office:value="1.36746060848236" calcext:value-type="float">
            <text:p>1.3674606084823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office:value-type="float" office:value="1.36746072769165" calcext:value-type="float">
            <text:p>1.3674607276916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office:value-type="float" office:value="1.36746072769165" calcext:value-type="float">
            <text:p>1.3674607276916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office:value-type="float" office:value="1.36746072769165" calcext:value-type="float">
            <text:p>1.3674607276916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office:value-type="float" office:value="1.36746060848236" calcext:value-type="float">
            <text:p>1.36746060848236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618" calcext:value-type="float">
            <text:p>1.3618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47319459915161" calcext:value-type="float">
            <text:p>1.47319459915161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30982685089111" calcext:value-type="float">
            <text:p>1.30982685089111</text:p>
          </table:table-cell>
          <table:table-cell office:value-type="float" office:value="1.21649384498596" calcext:value-type="float">
            <text:p>1.21649384498596</text:p>
          </table:table-cell>
          <table:table-cell office:value-type="float" office:value="1.36746072769165" calcext:value-type="float">
            <text:p>1.3674607276916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27337670326233" calcext:value-type="float">
            <text:p>1.27337670326233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2665526866913" calcext:value-type="float">
            <text:p>1.32665526866913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39520633220673" calcext:value-type="float">
            <text:p>1.39520633220673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3016" calcext:value-type="float">
            <text:p>1.3016</text:p>
          </table:table-cell>
          <table:table-cell office:value-type="float" office:value="1.4709" calcext:value-type="float">
            <text:p>1.4709</text:p>
          </table:table-cell>
          <table:table-cell office:value-type="float" office:value="0.8252" calcext:value-type="float">
            <text:p>0.8252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0905504226685" calcext:value-type="float">
            <text:p>1.10905504226685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371034622192" calcext:value-type="float">
            <text:p>1.17371034622192</text:p>
          </table:table-cell>
          <table:table-cell office:value-type="float" office:value="1.17090713977814" calcext:value-type="float">
            <text:p>1.17090713977814</text:p>
          </table:table-cell>
          <table:table-cell office:value-type="float" office:value="0.825242519378662" calcext:value-type="float">
            <text:p>0.825242519378662</text:p>
          </table:table-cell>
          <table:table-cell office:value-type="float" office:value="1.31319582462311" calcext:value-type="float">
            <text:p>1.31319582462311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5863828659058" calcext:value-type="float">
            <text:p>1.35863828659058</text:p>
          </table:table-cell>
          <table:table-cell office:value-type="float" office:value="1.25332725048065" calcext:value-type="float">
            <text:p>1.25332725048065</text:p>
          </table:table-cell>
          <table:table-cell office:value-type="float" office:value="1.26464509963989" calcext:value-type="float">
            <text:p>1.26464509963989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15926086902618" calcext:value-type="float">
            <text:p>1.15926086902618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42751777172089" calcext:value-type="float">
            <text:p>1.42751777172089</text:p>
          </table:table-cell>
          <table:table-cell office:value-type="float" office:value="1.3414489030838" calcext:value-type="float">
            <text:p>1.3414489030838</text:p>
          </table:table-cell>
          <table:table-cell office:value-type="float" office:value="1.14536499977112" calcext:value-type="float">
            <text:p>1.14536499977112</text:p>
          </table:table-cell>
          <table:table-cell office:value-type="float" office:value="1.30161452293396" calcext:value-type="float">
            <text:p>1.30161452293396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11" calcext:value-type="float">
            <text:p>1.3411</text:p>
          </table:table-cell>
          <table:table-cell office:value-type="float" office:value="1.3708" calcext:value-type="float">
            <text:p>1.3708</text:p>
          </table:table-cell>
          <table:table-cell office:value-type="float" office:value="1.4705" calcext:value-type="float">
            <text:p>1.4705</text:p>
          </table:table-cell>
          <table:table-cell office:value-type="float" office:value="0.942" calcext:value-type="float">
            <text:p>0.942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41715240478516" calcext:value-type="float">
            <text:p>1.41715240478516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04921245575" calcext:value-type="float">
            <text:p>1.4704921245575</text:p>
          </table:table-cell>
          <table:table-cell office:value-type="float" office:value="1.42879271507263" calcext:value-type="float">
            <text:p>1.42879271507263</text:p>
          </table:table-cell>
          <table:table-cell office:value-type="float" office:value="1.41633307933807" calcext:value-type="float">
            <text:p>1.41633307933807</text:p>
          </table:table-cell>
          <table:table-cell office:value-type="float" office:value="1.32757663726807" calcext:value-type="float">
            <text:p>1.32757663726807</text:p>
          </table:table-cell>
          <table:table-cell office:value-type="float" office:value="1.37124979496002" calcext:value-type="float">
            <text:p>1.37124979496002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25908088684082" calcext:value-type="float">
            <text:p>1.25908088684082</text:p>
          </table:table-cell>
          <table:table-cell office:value-type="float" office:value="1.1260073184967" calcext:value-type="float">
            <text:p>1.1260073184967</text:p>
          </table:table-cell>
          <table:table-cell office:value-type="float" office:value="1.37964487075806" calcext:value-type="float">
            <text:p>1.37964487075806</text:p>
          </table:table-cell>
          <table:table-cell office:value-type="float" office:value="1.4123375415802" calcext:value-type="float">
            <text:p>1.4123375415802</text:p>
          </table:table-cell>
          <table:table-cell office:value-type="float" office:value="1.29943358898163" calcext:value-type="float">
            <text:p>1.29943358898163</text:p>
          </table:table-cell>
          <table:table-cell office:value-type="float" office:value="0.942047119140625" calcext:value-type="float">
            <text:p>0.942047119140625</text:p>
          </table:table-cell>
          <table:table-cell office:value-type="float" office:value="1.3003169298172" calcext:value-type="float">
            <text:p>1.3003169298172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37030756473541" calcext:value-type="float">
            <text:p>1.37030756473541</text:p>
          </table:table-cell>
          <table:table-cell office:value-type="float" office:value="1.35846889019012" calcext:value-type="float">
            <text:p>1.35846889019012</text:p>
          </table:table-cell>
          <table:table-cell office:value-type="float" office:value="1.4382791519165" calcext:value-type="float">
            <text:p>1.4382791519165</text:p>
          </table:table-cell>
          <table:table-cell office:value-type="float" office:value="1.35549855232239" calcext:value-type="float">
            <text:p>1.35549855232239</text:p>
          </table:table-cell>
          <table:table-cell office:value-type="float" office:value="1.28740990161896" calcext:value-type="float">
            <text:p>1.28740990161896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37617743015289" calcext:value-type="float">
            <text:p>1.37617743015289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32" calcext:value-type="float">
            <text:p>1.3232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5042653083801" calcext:value-type="float">
            <text:p>1.25042653083801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94078373909" calcext:value-type="float">
            <text:p>1.394078373909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5243093967438" calcext:value-type="float">
            <text:p>1.35243093967438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33019769191742" calcext:value-type="float">
            <text:p>1.33019769191742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12471628189087" calcext:value-type="float">
            <text:p>1.12471628189087</text:p>
          </table:table-cell>
          <table:table-cell office:value-type="float" office:value="1.45330595970154" calcext:value-type="float">
            <text:p>1.45330595970154</text:p>
          </table:table-cell>
          <table:table-cell office:value-type="float" office:value="1.41356122493744" calcext:value-type="float">
            <text:p>1.41356122493744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1" calcext:value-type="float">
            <text:p>1.301</text:p>
          </table:table-cell>
          <table:table-cell office:value-type="float" office:value="1.3311" calcext:value-type="float">
            <text:p>1.331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03185594081879" calcext:value-type="float">
            <text:p>1.03185594081879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35225427150726" calcext:value-type="float">
            <text:p>1.35225427150726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25769329071045" calcext:value-type="float">
            <text:p>1.25769329071045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6212549209595" calcext:value-type="float">
            <text:p>1.2621254920959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46126770973206" calcext:value-type="float">
            <text:p>1.46126770973206</text:p>
          </table:table-cell>
          <table:table-cell office:value-type="float" office:value="1.03474187850952" calcext:value-type="float">
            <text:p>1.03474187850952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1" calcext:value-type="float">
            <text:p>1.301</text:p>
          </table:table-cell>
          <table:table-cell office:value-type="float" office:value="1.3311" calcext:value-type="float">
            <text:p>1.331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03185594081879" calcext:value-type="float">
            <text:p>1.03185594081879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35225427150726" calcext:value-type="float">
            <text:p>1.35225427150726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25769329071045" calcext:value-type="float">
            <text:p>1.25769329071045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6212549209595" calcext:value-type="float">
            <text:p>1.2621254920959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46126770973206" calcext:value-type="float">
            <text:p>1.46126770973206</text:p>
          </table:table-cell>
          <table:table-cell office:value-type="float" office:value="1.03474187850952" calcext:value-type="float">
            <text:p>1.03474187850952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21" calcext:value-type="float">
            <text:p>1.3521</text:p>
          </table:table-cell>
          <table:table-cell office:value-type="float" office:value="1.3869" calcext:value-type="float">
            <text:p>1.3869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357737541199" calcext:value-type="float">
            <text:p>1.35357737541199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27120280265808" calcext:value-type="float">
            <text:p>1.27120280265808</text:p>
          </table:table-cell>
          <table:table-cell office:value-type="float" office:value="1.30177068710327" calcext:value-type="float">
            <text:p>1.30177068710327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46744441986084" calcext:value-type="float">
            <text:p>1.46744441986084</text:p>
          </table:table-cell>
          <table:table-cell office:value-type="float" office:value="1.25024175643921" calcext:value-type="float">
            <text:p>1.25024175643921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39679968357086" calcext:value-type="float">
            <text:p>1.39679968357086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40350008010864" calcext:value-type="float">
            <text:p>1.40350008010864</text:p>
          </table:table-cell>
          <table:table-cell office:value-type="float" office:value="1.39558696746826" calcext:value-type="float">
            <text:p>1.39558696746826</text:p>
          </table:table-cell>
          <table:table-cell office:value-type="float" office:value="1.40669310092926" calcext:value-type="float">
            <text:p>1.40669310092926</text:p>
          </table:table-cell>
          <table:table-cell office:value-type="float" office:value="1.44362354278564" calcext:value-type="float">
            <text:p>1.44362354278564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21" calcext:value-type="float">
            <text:p>1.3521</text:p>
          </table:table-cell>
          <table:table-cell office:value-type="float" office:value="1.3869" calcext:value-type="float">
            <text:p>1.3869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1660103797913" calcext:value-type="float">
            <text:p>1.31660103797913</text:p>
          </table:table-cell>
          <table:table-cell office:value-type="float" office:value="1.38284337520599" calcext:value-type="float">
            <text:p>1.38284337520599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5357737541199" calcext:value-type="float">
            <text:p>1.35357737541199</text:p>
          </table:table-cell>
          <table:table-cell office:value-type="float" office:value="1.44636058807373" calcext:value-type="float">
            <text:p>1.44636058807373</text:p>
          </table:table-cell>
          <table:table-cell office:value-type="float" office:value="1.43857407569885" calcext:value-type="float">
            <text:p>1.43857407569885</text:p>
          </table:table-cell>
          <table:table-cell office:value-type="float" office:value="1.24590134620667" calcext:value-type="float">
            <text:p>1.24590134620667</text:p>
          </table:table-cell>
          <table:table-cell office:value-type="float" office:value="1.23308563232422" calcext:value-type="float">
            <text:p>1.23308563232422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27120280265808" calcext:value-type="float">
            <text:p>1.27120280265808</text:p>
          </table:table-cell>
          <table:table-cell office:value-type="float" office:value="1.30177068710327" calcext:value-type="float">
            <text:p>1.30177068710327</text:p>
          </table:table-cell>
          <table:table-cell office:value-type="float" office:value="1.26070940494537" calcext:value-type="float">
            <text:p>1.26070940494537</text:p>
          </table:table-cell>
          <table:table-cell office:value-type="float" office:value="1.35341000556946" calcext:value-type="float">
            <text:p>1.35341000556946</text:p>
          </table:table-cell>
          <table:table-cell office:value-type="float" office:value="1.37900912761688" calcext:value-type="float">
            <text:p>1.37900912761688</text:p>
          </table:table-cell>
          <table:table-cell office:value-type="float" office:value="1.46744441986084" calcext:value-type="float">
            <text:p>1.46744441986084</text:p>
          </table:table-cell>
          <table:table-cell office:value-type="float" office:value="1.25024175643921" calcext:value-type="float">
            <text:p>1.25024175643921</text:p>
          </table:table-cell>
          <table:table-cell office:value-type="float" office:value="1.25287127494812" calcext:value-type="float">
            <text:p>1.25287127494812</text:p>
          </table:table-cell>
          <table:table-cell office:value-type="float" office:value="1.38538444042206" calcext:value-type="float">
            <text:p>1.38538444042206</text:p>
          </table:table-cell>
          <table:table-cell office:value-type="float" office:value="1.39679968357086" calcext:value-type="float">
            <text:p>1.39679968357086</text:p>
          </table:table-cell>
          <table:table-cell office:value-type="float" office:value="1.41609978675842" calcext:value-type="float">
            <text:p>1.41609978675842</text:p>
          </table:table-cell>
          <table:table-cell office:value-type="float" office:value="1.43707466125488" calcext:value-type="float">
            <text:p>1.43707466125488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40350008010864" calcext:value-type="float">
            <text:p>1.40350008010864</text:p>
          </table:table-cell>
          <table:table-cell office:value-type="float" office:value="1.39558696746826" calcext:value-type="float">
            <text:p>1.39558696746826</text:p>
          </table:table-cell>
          <table:table-cell office:value-type="float" office:value="1.40669310092926" calcext:value-type="float">
            <text:p>1.40669310092926</text:p>
          </table:table-cell>
          <table:table-cell office:value-type="float" office:value="1.44362354278564" calcext:value-type="float">
            <text:p>1.44362354278564</text:p>
          </table:table-cell>
          <table:table-cell office:value-type="float" office:value="1.41569745540619" calcext:value-type="float">
            <text:p>1.41569745540619</text:p>
          </table:table-cell>
          <table:table-cell office:value-type="float" office:value="1.40168106555939" calcext:value-type="float">
            <text:p>1.40168106555939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609" calcext:value-type="float">
            <text:p>1.460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3633124828339" calcext:value-type="float">
            <text:p>1.33633124828339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8610920906067" calcext:value-type="float">
            <text:p>1.28610920906067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46093559265137" calcext:value-type="float">
            <text:p>1.46093559265137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1.34370756149292" calcext:value-type="float">
            <text:p>1.34370756149292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35568201541901" calcext:value-type="float">
            <text:p>1.35568201541901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609" calcext:value-type="float">
            <text:p>1.460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0090088844299" calcext:value-type="float">
            <text:p>1.10090088844299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29296183586121" calcext:value-type="float">
            <text:p>1.29296183586121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33633124828339" calcext:value-type="float">
            <text:p>1.33633124828339</text:p>
          </table:table-cell>
          <table:table-cell office:value-type="float" office:value="1.03014743328094" calcext:value-type="float">
            <text:p>1.03014743328094</text:p>
          </table:table-cell>
          <table:table-cell office:value-type="float" office:value="1.31220173835754" calcext:value-type="float">
            <text:p>1.31220173835754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32307207584381" calcext:value-type="float">
            <text:p>1.32307207584381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5069286823273" calcext:value-type="float">
            <text:p>1.35069286823273</text:p>
          </table:table-cell>
          <table:table-cell office:value-type="float" office:value="1.3629949092865" calcext:value-type="float">
            <text:p>1.3629949092865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22609090805054" calcext:value-type="float">
            <text:p>1.22609090805054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28610920906067" calcext:value-type="float">
            <text:p>1.28610920906067</text:p>
          </table:table-cell>
          <table:table-cell office:value-type="float" office:value="1.31096494197845" calcext:value-type="float">
            <text:p>1.3109649419784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618109703064" calcext:value-type="float">
            <text:p>1.40618109703064</text:p>
          </table:table-cell>
          <table:table-cell office:value-type="float" office:value="1.4160863161087" calcext:value-type="float">
            <text:p>1.4160863161087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46093559265137" calcext:value-type="float">
            <text:p>1.46093559265137</text:p>
          </table:table-cell>
          <table:table-cell office:value-type="float" office:value="1.40770411491394" calcext:value-type="float">
            <text:p>1.40770411491394</text:p>
          </table:table-cell>
          <table:table-cell office:value-type="float" office:value="1.34370756149292" calcext:value-type="float">
            <text:p>1.34370756149292</text:p>
          </table:table-cell>
          <table:table-cell office:value-type="float" office:value="1.31187629699707" calcext:value-type="float">
            <text:p>1.31187629699707</text:p>
          </table:table-cell>
          <table:table-cell office:value-type="float" office:value="1.35568201541901" calcext:value-type="float">
            <text:p>1.35568201541901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3876" calcext:value-type="float">
            <text:p>1.3876</text:p>
          </table:table-cell>
          <table:table-cell office:value-type="float" office:value="1.4533" calcext:value-type="float">
            <text:p>1.4533</text:p>
          </table:table-cell>
          <table:table-cell office:value-type="float" office:value="0.9751" calcext:value-type="float">
            <text:p>0.9751</text:p>
          </table:table-cell>
          <table:table-cell office:value-type="float" office:value="1.33228540420532" calcext:value-type="float">
            <text:p>1.33228540420532</text:p>
          </table:table-cell>
          <table:table-cell office:value-type="float" office:value="1.39706921577454" calcext:value-type="float">
            <text:p>1.3970692157745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2993903160095" calcext:value-type="float">
            <text:p>1.42993903160095</text:p>
          </table:table-cell>
          <table:table-cell office:value-type="float" office:value="1.42181873321533" calcext:value-type="float">
            <text:p>1.42181873321533</text:p>
          </table:table-cell>
          <table:table-cell office:value-type="float" office:value="1.40138292312622" calcext:value-type="float">
            <text:p>1.40138292312622</text:p>
          </table:table-cell>
          <table:table-cell office:value-type="float" office:value="1.29466438293457" calcext:value-type="float">
            <text:p>1.29466438293457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4601593017578" calcext:value-type="float">
            <text:p>1.34601593017578</text:p>
          </table:table-cell>
          <table:table-cell office:value-type="float" office:value="1.43934321403503" calcext:value-type="float">
            <text:p>1.43934321403503</text:p>
          </table:table-cell>
          <table:table-cell office:value-type="float" office:value="1.3072065114975" calcext:value-type="float">
            <text:p>1.3072065114975</text:p>
          </table:table-cell>
          <table:table-cell office:value-type="float" office:value="1.18883633613586" calcext:value-type="float">
            <text:p>1.18883633613586</text:p>
          </table:table-cell>
          <table:table-cell office:value-type="float" office:value="1.39511692523956" calcext:value-type="float">
            <text:p>1.39511692523956</text:p>
          </table:table-cell>
          <table:table-cell office:value-type="float" office:value="1.40060198307037" calcext:value-type="float">
            <text:p>1.40060198307037</text:p>
          </table:table-cell>
          <table:table-cell office:value-type="float" office:value="0.975115358829498" calcext:value-type="float">
            <text:p>0.975115358829498</text:p>
          </table:table-cell>
          <table:table-cell office:value-type="float" office:value="0.978264629840851" calcext:value-type="float">
            <text:p>0.978264629840851</text:p>
          </table:table-cell>
          <table:table-cell office:value-type="float" office:value="1.39813303947449" calcext:value-type="float">
            <text:p>1.3981330394744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5330595970154" calcext:value-type="float">
            <text:p>1.45330595970154</text:p>
          </table:table-cell>
          <table:table-cell office:value-type="float" office:value="1.42216074466705" calcext:value-type="float">
            <text:p>1.42216074466705</text:p>
          </table:table-cell>
          <table:table-cell office:value-type="float" office:value="1.38397884368896" calcext:value-type="float">
            <text:p>1.38397884368896</text:p>
          </table:table-cell>
          <table:table-cell office:value-type="float" office:value="1.36770212650299" calcext:value-type="float">
            <text:p>1.36770212650299</text:p>
          </table:table-cell>
          <table:table-cell office:value-type="float" office:value="1.39123582839966" calcext:value-type="float">
            <text:p>1.39123582839966</text:p>
          </table:table-cell>
          <table:table-cell office:value-type="float" office:value="1.31629395484924" calcext:value-type="float">
            <text:p>1.31629395484924</text:p>
          </table:table-cell>
          <table:table-cell office:value-type="float" office:value="1.08716452121735" calcext:value-type="float">
            <text:p>1.08716452121735</text:p>
          </table:table-cell>
          <table:table-cell office:value-type="float" office:value="1.36651754379272" calcext:value-type="float">
            <text:p>1.36651754379272</text:p>
          </table:table-cell>
          <table:table-cell office:value-type="float" office:value="1.39270043373108" calcext:value-type="float">
            <text:p>1.3927004337310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05" calcext:value-type="float">
            <text:p>1.2605</text:p>
          </table:table-cell>
          <table:table-cell office:value-type="float" office:value="1.2902" calcext:value-type="float">
            <text:p>1.29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6517417430878" calcext:value-type="float">
            <text:p>1.36517417430878</text:p>
          </table:table-cell>
          <table:table-cell office:value-type="float" office:value="1.23059356212616" calcext:value-type="float">
            <text:p>1.23059356212616</text:p>
          </table:table-cell>
          <table:table-cell office:value-type="float" office:value="1.20230269432068" calcext:value-type="float">
            <text:p>1.20230269432068</text:p>
          </table:table-cell>
          <table:table-cell office:value-type="float" office:value="1.12106609344482" calcext:value-type="float">
            <text:p>1.12106609344482</text:p>
          </table:table-cell>
          <table:table-cell office:value-type="float" office:value="1.33057415485382" calcext:value-type="float">
            <text:p>1.33057415485382</text:p>
          </table:table-cell>
          <table:table-cell office:value-type="float" office:value="1.34844541549683" calcext:value-type="float">
            <text:p>1.34844541549683</text:p>
          </table:table-cell>
          <table:table-cell office:value-type="float" office:value="1.12807583808899" calcext:value-type="float">
            <text:p>1.12807583808899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33362710475922" calcext:value-type="float">
            <text:p>1.33362710475922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9158666133881" calcext:value-type="float">
            <text:p>1.39158666133881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22051095962524" calcext:value-type="float">
            <text:p>1.22051095962524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370238780975" calcext:value-type="float">
            <text:p>1.39370238780975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24170231819153" calcext:value-type="float">
            <text:p>1.24170231819153</text:p>
          </table:table-cell>
          <table:table-cell office:value-type="float" office:value="1.24102914333344" calcext:value-type="float">
            <text:p>1.24102914333344</text:p>
          </table:table-cell>
          <table:table-cell office:value-type="float" office:value="1.39491379261017" calcext:value-type="float">
            <text:p>1.39491379261017</text:p>
          </table:table-cell>
          <table:table-cell office:value-type="float" office:value="1.19852709770203" calcext:value-type="float">
            <text:p>1.19852709770203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6143383979797" calcext:value-type="float">
            <text:p>1.2614338397979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1.36224448680878" calcext:value-type="float">
            <text:p>1.3622444868087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1.36224448680878" calcext:value-type="float">
            <text:p>1.3622444868087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1.36224448680878" calcext:value-type="float">
            <text:p>1.3622444868087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9262" calcext:value-type="float">
            <text:p>0.9262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29649949073792" calcext:value-type="float">
            <text:p>1.2964994907379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1668758392334" calcext:value-type="float">
            <text:p>1.3166875839233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29924321174622" calcext:value-type="float">
            <text:p>1.2992432117462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1634402275085" calcext:value-type="float">
            <text:p>1.31634402275085</text:p>
          </table:table-cell>
          <table:table-cell office:value-type="float" office:value="1.42203342914581" calcext:value-type="float">
            <text:p>1.42203342914581</text:p>
          </table:table-cell>
          <table:table-cell office:value-type="float" office:value="1.44722235202789" calcext:value-type="float">
            <text:p>1.44722235202789</text:p>
          </table:table-cell>
          <table:table-cell office:value-type="float" office:value="1.42189836502075" calcext:value-type="float">
            <text:p>1.42189836502075</text:p>
          </table:table-cell>
          <table:table-cell office:value-type="float" office:value="1.22929167747498" calcext:value-type="float">
            <text:p>1.22929167747498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37074077129364" calcext:value-type="float">
            <text:p>1.3707407712936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3060097694397" calcext:value-type="float">
            <text:p>1.33060097694397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1.36224448680878" calcext:value-type="float">
            <text:p>1.36224448680878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73" calcext:value-type="float">
            <text:p>1.3373</text:p>
          </table:table-cell>
          <table:table-cell office:value-type="float" office:value="1.3675" calcext:value-type="float">
            <text:p>1.3675</text:p>
          </table:table-cell>
          <table:table-cell office:value-type="float" office:value="1.4425" calcext:value-type="float">
            <text:p>1.4425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3393466472626" calcext:value-type="float">
            <text:p>1.33393466472626</text:p>
          </table:table-cell>
          <table:table-cell office:value-type="float" office:value="1.43070578575134" calcext:value-type="float">
            <text:p>1.43070578575134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34621024131775" calcext:value-type="float">
            <text:p>1.3462102413177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36509275436401" calcext:value-type="float">
            <text:p>1.36509275436401</text:p>
          </table:table-cell>
          <table:table-cell office:value-type="float" office:value="1.41860139369965" calcext:value-type="float">
            <text:p>1.41860139369965</text:p>
          </table:table-cell>
          <table:table-cell office:value-type="float" office:value="1.37768816947937" calcext:value-type="float">
            <text:p>1.37768816947937</text:p>
          </table:table-cell>
          <table:table-cell office:value-type="float" office:value="1.39836537837982" calcext:value-type="float">
            <text:p>1.39836537837982</text:p>
          </table:table-cell>
          <table:table-cell office:value-type="float" office:value="1.39569687843323" calcext:value-type="float">
            <text:p>1.39569687843323</text:p>
          </table:table-cell>
          <table:table-cell office:value-type="float" office:value="1.44245028495789" calcext:value-type="float">
            <text:p>1.44245028495789</text:p>
          </table:table-cell>
          <table:table-cell office:value-type="float" office:value="1.40865981578827" calcext:value-type="float">
            <text:p>1.40865981578827</text:p>
          </table:table-cell>
          <table:table-cell office:value-type="float" office:value="1.21649384498596" calcext:value-type="float">
            <text:p>1.21649384498596</text:p>
          </table:table-cell>
          <table:table-cell office:value-type="float" office:value="1.36746072769165" calcext:value-type="float">
            <text:p>1.3674607276916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6178982257843" calcext:value-type="float">
            <text:p>1.3617898225784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9122543334961" calcext:value-type="float">
            <text:p>1.29122543334961</text:p>
          </table:table-cell>
          <table:table-cell office:value-type="float" office:value="1.24191880226135" calcext:value-type="float">
            <text:p>1.24191880226135</text:p>
          </table:table-cell>
          <table:table-cell office:value-type="float" office:value="1.37284207344055" calcext:value-type="float">
            <text:p>1.37284207344055</text:p>
          </table:table-cell>
          <table:table-cell table:number-columns-repeated="1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7" calcext:value-type="float">
            <text:p>1.337</text:p>
          </table:table-cell>
          <table:table-cell office:value-type="float" office:value="1.3514" calcext:value-type="float">
            <text:p>1.3514</text:p>
          </table:table-cell>
          <table:table-cell office:value-type="float" office:value="1.4409" calcext:value-type="float">
            <text:p>1.4409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3490184545517" calcext:value-type="float">
            <text:p>1.3490184545517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26192760467529" calcext:value-type="float">
            <text:p>1.26192760467529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8889527320862" calcext:value-type="float">
            <text:p>1.38889527320862</text:p>
          </table:table-cell>
          <table:table-cell office:value-type="float" office:value="1.41454422473907" calcext:value-type="float">
            <text:p>1.41454422473907</text:p>
          </table:table-cell>
          <table:table-cell office:value-type="float" office:value="1.32510483264923" calcext:value-type="float">
            <text:p>1.32510483264923</text:p>
          </table:table-cell>
          <table:table-cell office:value-type="float" office:value="1.39126753807068" calcext:value-type="float">
            <text:p>1.39126753807068</text:p>
          </table:table-cell>
          <table:table-cell office:value-type="float" office:value="1.43663394451141" calcext:value-type="float">
            <text:p>1.43663394451141</text:p>
          </table:table-cell>
          <table:table-cell office:value-type="float" office:value="1.31495916843414" calcext:value-type="float">
            <text:p>1.31495916843414</text:p>
          </table:table-cell>
          <table:table-cell office:value-type="float" office:value="1.35251665115356" calcext:value-type="float">
            <text:p>1.35251665115356</text:p>
          </table:table-cell>
          <table:table-cell office:value-type="float" office:value="1.35566818714142" calcext:value-type="float">
            <text:p>1.35566818714142</text:p>
          </table:table-cell>
          <table:table-cell office:value-type="float" office:value="1.28298676013947" calcext:value-type="float">
            <text:p>1.28298676013947</text:p>
          </table:table-cell>
          <table:table-cell office:value-type="float" office:value="1.28269195556641" calcext:value-type="float">
            <text:p>1.28269195556641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8770866394043" calcext:value-type="float">
            <text:p>1.38770866394043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21990478038788" calcext:value-type="float">
            <text:p>1.21990478038788</text:p>
          </table:table-cell>
          <table:table-cell office:value-type="float" office:value="1.41876626014709" calcext:value-type="float">
            <text:p>1.41876626014709</text:p>
          </table:table-cell>
          <table:table-cell office:value-type="float" office:value="1.40885782241821" calcext:value-type="float">
            <text:p>1.40885782241821</text:p>
          </table:table-cell>
          <table:table-cell office:value-type="float" office:value="1.28630113601685" calcext:value-type="float">
            <text:p>1.28630113601685</text:p>
          </table:table-cell>
          <table:table-cell office:value-type="float" office:value="1.32334792613983" calcext:value-type="float">
            <text:p>1.32334792613983</text:p>
          </table:table-cell>
          <table:table-cell office:value-type="float" office:value="1.38289856910706" calcext:value-type="float">
            <text:p>1.38289856910706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35832512378693" calcext:value-type="float">
            <text:p>1.35832512378693</text:p>
          </table:table-cell>
          <table:table-cell office:value-type="float" office:value="1.44089365005493" calcext:value-type="float">
            <text:p>1.44089365005493</text:p>
          </table:table-cell>
          <table:table-cell office:value-type="float" office:value="1.43607211112976" calcext:value-type="float">
            <text:p>1.43607211112976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01" calcext:value-type="float">
            <text:p>1.2901</text:p>
          </table:table-cell>
          <table:table-cell office:value-type="float" office:value="1.3388" calcext:value-type="float">
            <text:p>1.3388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502748966217" calcext:value-type="float">
            <text:p>1.17502748966217</text:p>
          </table:table-cell>
          <table:table-cell office:value-type="float" office:value="1.36416947841644" calcext:value-type="float">
            <text:p>1.36416947841644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18953740596771" calcext:value-type="float">
            <text:p>1.18953740596771</text:p>
          </table:table-cell>
          <table:table-cell office:value-type="float" office:value="1.36369776725769" calcext:value-type="float">
            <text:p>1.36369776725769</text:p>
          </table:table-cell>
          <table:table-cell office:value-type="float" office:value="1.42948603630066" calcext:value-type="float">
            <text:p>1.42948603630066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42252421379089" calcext:value-type="float">
            <text:p>1.422524213790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41299498081207" calcext:value-type="float">
            <text:p>1.41299498081207</text:p>
          </table:table-cell>
          <table:table-cell office:value-type="float" office:value="1.23277735710144" calcext:value-type="float">
            <text:p>1.23277735710144</text:p>
          </table:table-cell>
          <table:table-cell office:value-type="float" office:value="1.30770349502563" calcext:value-type="float">
            <text:p>1.30770349502563</text:p>
          </table:table-cell>
          <table:table-cell office:value-type="float" office:value="1.41278469562531" calcext:value-type="float">
            <text:p>1.41278469562531</text:p>
          </table:table-cell>
          <table:table-cell office:value-type="float" office:value="1.37549138069153" calcext:value-type="float">
            <text:p>1.37549138069153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01" calcext:value-type="float">
            <text:p>1.2901</text:p>
          </table:table-cell>
          <table:table-cell office:value-type="float" office:value="1.3388" calcext:value-type="float">
            <text:p>1.3388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4762334823608" calcext:value-type="float">
            <text:p>1.34762334823608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502748966217" calcext:value-type="float">
            <text:p>1.17502748966217</text:p>
          </table:table-cell>
          <table:table-cell office:value-type="float" office:value="1.36416947841644" calcext:value-type="float">
            <text:p>1.36416947841644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31478989124298" calcext:value-type="float">
            <text:p>1.3147898912429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7231204509735" calcext:value-type="float">
            <text:p>1.27231204509735</text:p>
          </table:table-cell>
          <table:table-cell office:value-type="float" office:value="1.18953740596771" calcext:value-type="float">
            <text:p>1.18953740596771</text:p>
          </table:table-cell>
          <table:table-cell office:value-type="float" office:value="1.36369776725769" calcext:value-type="float">
            <text:p>1.36369776725769</text:p>
          </table:table-cell>
          <table:table-cell office:value-type="float" office:value="1.42948603630066" calcext:value-type="float">
            <text:p>1.42948603630066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42252421379089" calcext:value-type="float">
            <text:p>1.422524213790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41299498081207" calcext:value-type="float">
            <text:p>1.41299498081207</text:p>
          </table:table-cell>
          <table:table-cell office:value-type="float" office:value="1.23277735710144" calcext:value-type="float">
            <text:p>1.23277735710144</text:p>
          </table:table-cell>
          <table:table-cell office:value-type="float" office:value="1.30770349502563" calcext:value-type="float">
            <text:p>1.30770349502563</text:p>
          </table:table-cell>
          <table:table-cell office:value-type="float" office:value="1.41278469562531" calcext:value-type="float">
            <text:p>1.41278469562531</text:p>
          </table:table-cell>
          <table:table-cell office:value-type="float" office:value="1.37549138069153" calcext:value-type="float">
            <text:p>1.37549138069153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8" calcext:value-type="float">
            <text:p>1.2638</text:p>
          </table:table-cell>
          <table:table-cell office:value-type="float" office:value="1.3311" calcext:value-type="float">
            <text:p>1.331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368546962738" calcext:value-type="float">
            <text:p>1.3368546962738</text:p>
          </table:table-cell>
          <table:table-cell office:value-type="float" office:value="1.39847195148468" calcext:value-type="float">
            <text:p>1.39847195148468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5339033603668" calcext:value-type="float">
            <text:p>1.35339033603668</text:p>
          </table:table-cell>
          <table:table-cell office:value-type="float" office:value="1.34538722038269" calcext:value-type="float">
            <text:p>1.34538722038269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4790480136871" calcext:value-type="float">
            <text:p>1.34790480136871</text:p>
          </table:table-cell>
          <table:table-cell office:value-type="float" office:value="1.33232736587524" calcext:value-type="float">
            <text:p>1.33232736587524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10834836959839" calcext:value-type="float">
            <text:p>1.10834836959839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12992441654205" calcext:value-type="float">
            <text:p>1.12992441654205</text:p>
          </table:table-cell>
          <table:table-cell office:value-type="float" office:value="1.39515829086304" calcext:value-type="float">
            <text:p>1.39515829086304</text:p>
          </table:table-cell>
          <table:table-cell office:value-type="float" office:value="1.38872587680817" calcext:value-type="float">
            <text:p>1.38872587680817</text:p>
          </table:table-cell>
          <table:table-cell office:value-type="float" office:value="1.35237145423889" calcext:value-type="float">
            <text:p>1.35237145423889</text:p>
          </table:table-cell>
          <table:table-cell office:value-type="float" office:value="1.37100648880005" calcext:value-type="float">
            <text:p>1.37100648880005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8" calcext:value-type="float">
            <text:p>1.2638</text:p>
          </table:table-cell>
          <table:table-cell office:value-type="float" office:value="1.3311" calcext:value-type="float">
            <text:p>1.331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368546962738" calcext:value-type="float">
            <text:p>1.3368546962738</text:p>
          </table:table-cell>
          <table:table-cell office:value-type="float" office:value="1.39847195148468" calcext:value-type="float">
            <text:p>1.39847195148468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022564411163" calcext:value-type="float">
            <text:p>1.27022564411163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5339033603668" calcext:value-type="float">
            <text:p>1.35339033603668</text:p>
          </table:table-cell>
          <table:table-cell office:value-type="float" office:value="1.34538722038269" calcext:value-type="float">
            <text:p>1.34538722038269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4790480136871" calcext:value-type="float">
            <text:p>1.34790480136871</text:p>
          </table:table-cell>
          <table:table-cell office:value-type="float" office:value="1.33232736587524" calcext:value-type="float">
            <text:p>1.33232736587524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10834836959839" calcext:value-type="float">
            <text:p>1.10834836959839</text:p>
          </table:table-cell>
          <table:table-cell office:value-type="float" office:value="1.20525050163269" calcext:value-type="float">
            <text:p>1.20525050163269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12992441654205" calcext:value-type="float">
            <text:p>1.12992441654205</text:p>
          </table:table-cell>
          <table:table-cell office:value-type="float" office:value="1.39515829086304" calcext:value-type="float">
            <text:p>1.39515829086304</text:p>
          </table:table-cell>
          <table:table-cell office:value-type="float" office:value="1.38872587680817" calcext:value-type="float">
            <text:p>1.38872587680817</text:p>
          </table:table-cell>
          <table:table-cell office:value-type="float" office:value="1.35237145423889" calcext:value-type="float">
            <text:p>1.35237145423889</text:p>
          </table:table-cell>
          <table:table-cell office:value-type="float" office:value="1.37100648880005" calcext:value-type="float">
            <text:p>1.37100648880005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312" calcext:value-type="float">
            <text:p>1.312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502748966217" calcext:value-type="float">
            <text:p>1.17502748966217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7925612926483" calcext:value-type="float">
            <text:p>1.37925612926483</text:p>
          </table:table-cell>
          <table:table-cell office:value-type="float" office:value="1.3387166261673" calcext:value-type="float">
            <text:p>1.33871662616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3277735710144" calcext:value-type="float">
            <text:p>1.23277735710144</text:p>
          </table:table-cell>
          <table:table-cell office:value-type="float" office:value="1.30770349502563" calcext:value-type="float">
            <text:p>1.30770349502563</text:p>
          </table:table-cell>
          <table:table-cell office:value-type="float" office:value="1.35339033603668" calcext:value-type="float">
            <text:p>1.35339033603668</text:p>
          </table:table-cell>
          <table:table-cell office:value-type="float" office:value="1.34538722038269" calcext:value-type="float">
            <text:p>1.34538722038269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312" calcext:value-type="float">
            <text:p>1.312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502748966217" calcext:value-type="float">
            <text:p>1.17502748966217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7925612926483" calcext:value-type="float">
            <text:p>1.37925612926483</text:p>
          </table:table-cell>
          <table:table-cell office:value-type="float" office:value="1.3387166261673" calcext:value-type="float">
            <text:p>1.33871662616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3277735710144" calcext:value-type="float">
            <text:p>1.23277735710144</text:p>
          </table:table-cell>
          <table:table-cell office:value-type="float" office:value="1.30770349502563" calcext:value-type="float">
            <text:p>1.30770349502563</text:p>
          </table:table-cell>
          <table:table-cell office:value-type="float" office:value="1.35339033603668" calcext:value-type="float">
            <text:p>1.35339033603668</text:p>
          </table:table-cell>
          <table:table-cell office:value-type="float" office:value="1.34538722038269" calcext:value-type="float">
            <text:p>1.34538722038269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312" calcext:value-type="float">
            <text:p>1.312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17502748966217" calcext:value-type="float">
            <text:p>1.17502748966217</text:p>
          </table:table-cell>
          <table:table-cell office:value-type="float" office:value="1.31620311737061" calcext:value-type="float">
            <text:p>1.3162031173706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02322101593018" calcext:value-type="float">
            <text:p>1.02322101593018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6432967185974" calcext:value-type="float">
            <text:p>1.26432967185974</text:p>
          </table:table-cell>
          <table:table-cell office:value-type="float" office:value="1.15075170993805" calcext:value-type="float">
            <text:p>1.15075170993805</text:p>
          </table:table-cell>
          <table:table-cell office:value-type="float" office:value="1.37925612926483" calcext:value-type="float">
            <text:p>1.37925612926483</text:p>
          </table:table-cell>
          <table:table-cell office:value-type="float" office:value="1.3387166261673" calcext:value-type="float">
            <text:p>1.3387166261673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27323317527771" calcext:value-type="float">
            <text:p>1.27323317527771</text:p>
          </table:table-cell>
          <table:table-cell office:value-type="float" office:value="1.25504779815674" calcext:value-type="float">
            <text:p>1.25504779815674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32987761497498" calcext:value-type="float">
            <text:p>1.32987761497498</text:p>
          </table:table-cell>
          <table:table-cell office:value-type="float" office:value="1.38634395599365" calcext:value-type="float">
            <text:p>1.38634395599365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43216037750244" calcext:value-type="float">
            <text:p>1.43216037750244</text:p>
          </table:table-cell>
          <table:table-cell office:value-type="float" office:value="1.33374464511871" calcext:value-type="float">
            <text:p>1.33374464511871</text:p>
          </table:table-cell>
          <table:table-cell office:value-type="float" office:value="1.23277735710144" calcext:value-type="float">
            <text:p>1.23277735710144</text:p>
          </table:table-cell>
          <table:table-cell office:value-type="float" office:value="1.30770349502563" calcext:value-type="float">
            <text:p>1.30770349502563</text:p>
          </table:table-cell>
          <table:table-cell office:value-type="float" office:value="1.35339033603668" calcext:value-type="float">
            <text:p>1.35339033603668</text:p>
          </table:table-cell>
          <table:table-cell office:value-type="float" office:value="1.34538722038269" calcext:value-type="float">
            <text:p>1.34538722038269</text:p>
          </table:table-cell>
          <table:table-cell office:value-type="float" office:value="1.21416187286377" calcext:value-type="float">
            <text:p>1.2141618728637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33" calcext:value-type="float">
            <text:p>1.283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418" calcext:value-type="float">
            <text:p>1.418</text:p>
          </table:table-cell>
          <table:table-cell office:value-type="float" office:value="0.9971" calcext:value-type="float">
            <text:p>0.9971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39186775684357" calcext:value-type="float">
            <text:p>1.39186775684357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38856339454651" calcext:value-type="float">
            <text:p>1.38856339454651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5098905563355" calcext:value-type="float">
            <text:p>1.15098905563355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6960291862488" calcext:value-type="float">
            <text:p>1.36960291862488</text:p>
          </table:table-cell>
          <table:table-cell office:value-type="float" office:value="1.38384437561035" calcext:value-type="float">
            <text:p>1.3838443756103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0587244033813" calcext:value-type="float">
            <text:p>1.30587244033813</text:p>
          </table:table-cell>
          <table:table-cell office:value-type="float" office:value="1.31781160831451" calcext:value-type="float">
            <text:p>1.31781160831451</text:p>
          </table:table-cell>
          <table:table-cell office:value-type="float" office:value="1.31575179100037" calcext:value-type="float">
            <text:p>1.3157517910003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33" calcext:value-type="float">
            <text:p>1.283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418" calcext:value-type="float">
            <text:p>1.418</text:p>
          </table:table-cell>
          <table:table-cell office:value-type="float" office:value="0.9971" calcext:value-type="float">
            <text:p>0.9971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39186775684357" calcext:value-type="float">
            <text:p>1.39186775684357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38856339454651" calcext:value-type="float">
            <text:p>1.38856339454651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5098905563355" calcext:value-type="float">
            <text:p>1.15098905563355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6960291862488" calcext:value-type="float">
            <text:p>1.36960291862488</text:p>
          </table:table-cell>
          <table:table-cell office:value-type="float" office:value="1.38384437561035" calcext:value-type="float">
            <text:p>1.3838443756103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0587244033813" calcext:value-type="float">
            <text:p>1.30587244033813</text:p>
          </table:table-cell>
          <table:table-cell office:value-type="float" office:value="1.31781160831451" calcext:value-type="float">
            <text:p>1.31781160831451</text:p>
          </table:table-cell>
          <table:table-cell office:value-type="float" office:value="1.31575179100037" calcext:value-type="float">
            <text:p>1.3157517910003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33" calcext:value-type="float">
            <text:p>1.2833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418" calcext:value-type="float">
            <text:p>1.418</text:p>
          </table:table-cell>
          <table:table-cell office:value-type="float" office:value="0.9971" calcext:value-type="float">
            <text:p>0.9971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6114299297333" calcext:value-type="float">
            <text:p>1.36114299297333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39186775684357" calcext:value-type="float">
            <text:p>1.39186775684357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38856339454651" calcext:value-type="float">
            <text:p>1.38856339454651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15098905563355" calcext:value-type="float">
            <text:p>1.15098905563355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6960291862488" calcext:value-type="float">
            <text:p>1.36960291862488</text:p>
          </table:table-cell>
          <table:table-cell office:value-type="float" office:value="1.38384437561035" calcext:value-type="float">
            <text:p>1.38384437561035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30587244033813" calcext:value-type="float">
            <text:p>1.30587244033813</text:p>
          </table:table-cell>
          <table:table-cell office:value-type="float" office:value="1.31781160831451" calcext:value-type="float">
            <text:p>1.31781160831451</text:p>
          </table:table-cell>
          <table:table-cell office:value-type="float" office:value="1.31575179100037" calcext:value-type="float">
            <text:p>1.31575179100037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3147" calcext:value-type="float">
            <text:p>1.314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24949848651886" calcext:value-type="float">
            <text:p>1.24949848651886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9061422348" calcext:value-type="float">
            <text:p>1.3919061422348</text:p>
          </table:table-cell>
          <table:table-cell office:value-type="float" office:value="1.35751616954803" calcext:value-type="float">
            <text:p>1.35751616954803</text:p>
          </table:table-cell>
          <table:table-cell office:value-type="float" office:value="1.2898154258728" calcext:value-type="float">
            <text:p>1.2898154258728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0130553245544" calcext:value-type="float">
            <text:p>1.30130553245544</text:p>
          </table:table-cell>
          <table:table-cell office:value-type="float" office:value="1.27701330184937" calcext:value-type="float">
            <text:p>1.27701330184937</text:p>
          </table:table-cell>
          <table:table-cell office:value-type="float" office:value="1.36402404308319" calcext:value-type="float">
            <text:p>1.36402404308319</text:p>
          </table:table-cell>
          <table:table-cell office:value-type="float" office:value="1.33909618854523" calcext:value-type="float">
            <text:p>1.33909618854523</text:p>
          </table:table-cell>
          <table:table-cell office:value-type="float" office:value="1.25487232208252" calcext:value-type="float">
            <text:p>1.25487232208252</text:p>
          </table:table-cell>
          <table:table-cell office:value-type="float" office:value="1.33539664745331" calcext:value-type="float">
            <text:p>1.33539664745331</text:p>
          </table:table-cell>
          <table:table-cell office:value-type="float" office:value="1.3165454864502" calcext:value-type="float">
            <text:p>1.3165454864502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44785785675" calcext:value-type="float">
            <text:p>1.374478578567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148205280304" calcext:value-type="float">
            <text:p>1.3148205280304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3147" calcext:value-type="float">
            <text:p>1.314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5366296768188" calcext:value-type="float">
            <text:p>1.35366296768188</text:p>
          </table:table-cell>
          <table:table-cell office:value-type="float" office:value="1.24949848651886" calcext:value-type="float">
            <text:p>1.24949848651886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7973282337189" calcext:value-type="float">
            <text:p>1.27973282337189</text:p>
          </table:table-cell>
          <table:table-cell office:value-type="float" office:value="1.3919061422348" calcext:value-type="float">
            <text:p>1.3919061422348</text:p>
          </table:table-cell>
          <table:table-cell office:value-type="float" office:value="1.35751616954803" calcext:value-type="float">
            <text:p>1.35751616954803</text:p>
          </table:table-cell>
          <table:table-cell office:value-type="float" office:value="1.2898154258728" calcext:value-type="float">
            <text:p>1.2898154258728</text:p>
          </table:table-cell>
          <table:table-cell office:value-type="float" office:value="1.37914931774139" calcext:value-type="float">
            <text:p>1.37914931774139</text:p>
          </table:table-cell>
          <table:table-cell office:value-type="float" office:value="1.30130553245544" calcext:value-type="float">
            <text:p>1.30130553245544</text:p>
          </table:table-cell>
          <table:table-cell office:value-type="float" office:value="1.27701330184937" calcext:value-type="float">
            <text:p>1.27701330184937</text:p>
          </table:table-cell>
          <table:table-cell office:value-type="float" office:value="1.36402404308319" calcext:value-type="float">
            <text:p>1.36402404308319</text:p>
          </table:table-cell>
          <table:table-cell office:value-type="float" office:value="1.33909618854523" calcext:value-type="float">
            <text:p>1.33909618854523</text:p>
          </table:table-cell>
          <table:table-cell office:value-type="float" office:value="1.25487232208252" calcext:value-type="float">
            <text:p>1.25487232208252</text:p>
          </table:table-cell>
          <table:table-cell office:value-type="float" office:value="1.33539664745331" calcext:value-type="float">
            <text:p>1.33539664745331</text:p>
          </table:table-cell>
          <table:table-cell office:value-type="float" office:value="1.3165454864502" calcext:value-type="float">
            <text:p>1.3165454864502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2904018163681" calcext:value-type="float">
            <text:p>1.2904018163681</text:p>
          </table:table-cell>
          <table:table-cell office:value-type="float" office:value="1.3744785785675" calcext:value-type="float">
            <text:p>1.3744785785675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33452379703522" calcext:value-type="float">
            <text:p>1.33452379703522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1172635555267" calcext:value-type="float">
            <text:p>1.41172635555267</text:p>
          </table:table-cell>
          <table:table-cell office:value-type="float" office:value="1.3148205280304" calcext:value-type="float">
            <text:p>1.3148205280304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02" calcext:value-type="float">
            <text:p>1.3702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5141" calcext:value-type="float">
            <text:p>1.5141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12452864646912" calcext:value-type="float">
            <text:p>1.12452864646912</text:p>
          </table:table-cell>
          <table:table-cell office:value-type="float" office:value="1.34721088409424" calcext:value-type="float">
            <text:p>1.34721088409424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2478227615356" calcext:value-type="float">
            <text:p>1.42478227615356</text:p>
          </table:table-cell>
          <table:table-cell office:value-type="float" office:value="1.29820775985718" calcext:value-type="float">
            <text:p>1.29820775985718</text:p>
          </table:table-cell>
          <table:table-cell office:value-type="float" office:value="1.43608152866364" calcext:value-type="float">
            <text:p>1.43608152866364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49671983718872" calcext:value-type="float">
            <text:p>1.49671983718872</text:p>
          </table:table-cell>
          <table:table-cell office:value-type="float" office:value="1.32454419136047" calcext:value-type="float">
            <text:p>1.32454419136047</text:p>
          </table:table-cell>
          <table:table-cell office:value-type="float" office:value="1.37303614616394" calcext:value-type="float">
            <text:p>1.37303614616394</text:p>
          </table:table-cell>
          <table:table-cell office:value-type="float" office:value="1.27275085449219" calcext:value-type="float">
            <text:p>1.27275085449219</text:p>
          </table:table-cell>
          <table:table-cell office:value-type="float" office:value="1.51413333415985" calcext:value-type="float">
            <text:p>1.51413333415985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43562078475952" calcext:value-type="float">
            <text:p>1.43562078475952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47509098052979" calcext:value-type="float">
            <text:p>1.47509098052979</text:p>
          </table:table-cell>
          <table:table-cell office:value-type="float" office:value="1.48746395111084" calcext:value-type="float">
            <text:p>1.4874639511108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02" calcext:value-type="float">
            <text:p>1.3702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5141" calcext:value-type="float">
            <text:p>1.5141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12452864646912" calcext:value-type="float">
            <text:p>1.12452864646912</text:p>
          </table:table-cell>
          <table:table-cell office:value-type="float" office:value="1.34721088409424" calcext:value-type="float">
            <text:p>1.34721088409424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2478227615356" calcext:value-type="float">
            <text:p>1.42478227615356</text:p>
          </table:table-cell>
          <table:table-cell office:value-type="float" office:value="1.29820775985718" calcext:value-type="float">
            <text:p>1.29820775985718</text:p>
          </table:table-cell>
          <table:table-cell office:value-type="float" office:value="1.43608152866364" calcext:value-type="float">
            <text:p>1.43608152866364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49671983718872" calcext:value-type="float">
            <text:p>1.49671983718872</text:p>
          </table:table-cell>
          <table:table-cell office:value-type="float" office:value="1.32454419136047" calcext:value-type="float">
            <text:p>1.32454419136047</text:p>
          </table:table-cell>
          <table:table-cell office:value-type="float" office:value="1.37303614616394" calcext:value-type="float">
            <text:p>1.37303614616394</text:p>
          </table:table-cell>
          <table:table-cell office:value-type="float" office:value="1.27275085449219" calcext:value-type="float">
            <text:p>1.27275085449219</text:p>
          </table:table-cell>
          <table:table-cell office:value-type="float" office:value="1.51413333415985" calcext:value-type="float">
            <text:p>1.51413333415985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43562078475952" calcext:value-type="float">
            <text:p>1.43562078475952</text:p>
          </table:table-cell>
          <table:table-cell office:value-type="float" office:value="1.35512626171112" calcext:value-type="float">
            <text:p>1.35512626171112</text:p>
          </table:table-cell>
          <table:table-cell office:value-type="float" office:value="1.47509098052979" calcext:value-type="float">
            <text:p>1.47509098052979</text:p>
          </table:table-cell>
          <table:table-cell office:value-type="float" office:value="1.48746395111084" calcext:value-type="float">
            <text:p>1.4874639511108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21" calcext:value-type="float">
            <text:p>1.3621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12452864646912" calcext:value-type="float">
            <text:p>1.12452864646912</text:p>
          </table:table-cell>
          <table:table-cell office:value-type="float" office:value="1.34721088409424" calcext:value-type="float">
            <text:p>1.34721088409424</text:p>
          </table:table-cell>
          <table:table-cell office:value-type="float" office:value="1.32279276847839" calcext:value-type="float">
            <text:p>1.32279276847839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2478227615356" calcext:value-type="float">
            <text:p>1.42478227615356</text:p>
          </table:table-cell>
          <table:table-cell office:value-type="float" office:value="1.43608152866364" calcext:value-type="float">
            <text:p>1.43608152866364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43463814258575" calcext:value-type="float">
            <text:p>1.4346381425857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32454419136047" calcext:value-type="float">
            <text:p>1.32454419136047</text:p>
          </table:table-cell>
          <table:table-cell office:value-type="float" office:value="1.41974055767059" calcext:value-type="float">
            <text:p>1.41974055767059</text:p>
          </table:table-cell>
          <table:table-cell office:value-type="float" office:value="1.37303614616394" calcext:value-type="float">
            <text:p>1.37303614616394</text:p>
          </table:table-cell>
          <table:table-cell office:value-type="float" office:value="1.27275085449219" calcext:value-type="float">
            <text:p>1.27275085449219</text:p>
          </table:table-cell>
          <table:table-cell office:value-type="float" office:value="1.45149540901184" calcext:value-type="float">
            <text:p>1.45149540901184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50946497917175" calcext:value-type="float">
            <text:p>1.50946497917175</text:p>
          </table:table-cell>
          <table:table-cell office:value-type="float" office:value="1.39822340011597" calcext:value-type="float">
            <text:p>1.39822340011597</text:p>
          </table:table-cell>
          <table:table-cell office:value-type="float" office:value="1.35512626171112" calcext:value-type="float">
            <text:p>1.3551262617111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21" calcext:value-type="float">
            <text:p>1.3621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12452864646912" calcext:value-type="float">
            <text:p>1.12452864646912</text:p>
          </table:table-cell>
          <table:table-cell office:value-type="float" office:value="1.34721088409424" calcext:value-type="float">
            <text:p>1.34721088409424</text:p>
          </table:table-cell>
          <table:table-cell office:value-type="float" office:value="1.32279276847839" calcext:value-type="float">
            <text:p>1.32279276847839</text:p>
          </table:table-cell>
          <table:table-cell office:value-type="float" office:value="1.34615004062653" calcext:value-type="float">
            <text:p>1.34615004062653</text:p>
          </table:table-cell>
          <table:table-cell office:value-type="float" office:value="1.42478227615356" calcext:value-type="float">
            <text:p>1.42478227615356</text:p>
          </table:table-cell>
          <table:table-cell office:value-type="float" office:value="1.43608152866364" calcext:value-type="float">
            <text:p>1.43608152866364</text:p>
          </table:table-cell>
          <table:table-cell office:value-type="float" office:value="1.46127498149872" calcext:value-type="float">
            <text:p>1.46127498149872</text:p>
          </table:table-cell>
          <table:table-cell office:value-type="float" office:value="1.43463814258575" calcext:value-type="float">
            <text:p>1.4346381425857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3955514431" calcext:value-type="float">
            <text:p>1.33955514431</text:p>
          </table:table-cell>
          <table:table-cell office:value-type="float" office:value="1.32454419136047" calcext:value-type="float">
            <text:p>1.32454419136047</text:p>
          </table:table-cell>
          <table:table-cell office:value-type="float" office:value="1.41974055767059" calcext:value-type="float">
            <text:p>1.41974055767059</text:p>
          </table:table-cell>
          <table:table-cell office:value-type="float" office:value="1.37303614616394" calcext:value-type="float">
            <text:p>1.37303614616394</text:p>
          </table:table-cell>
          <table:table-cell office:value-type="float" office:value="1.27275085449219" calcext:value-type="float">
            <text:p>1.27275085449219</text:p>
          </table:table-cell>
          <table:table-cell office:value-type="float" office:value="1.45149540901184" calcext:value-type="float">
            <text:p>1.45149540901184</text:p>
          </table:table-cell>
          <table:table-cell office:value-type="float" office:value="1.36525225639343" calcext:value-type="float">
            <text:p>1.36525225639343</text:p>
          </table:table-cell>
          <table:table-cell office:value-type="float" office:value="1.34112107753754" calcext:value-type="float">
            <text:p>1.34112107753754</text:p>
          </table:table-cell>
          <table:table-cell office:value-type="float" office:value="1.50946497917175" calcext:value-type="float">
            <text:p>1.50946497917175</text:p>
          </table:table-cell>
          <table:table-cell office:value-type="float" office:value="1.39822340011597" calcext:value-type="float">
            <text:p>1.39822340011597</text:p>
          </table:table-cell>
          <table:table-cell office:value-type="float" office:value="1.35512626171112" calcext:value-type="float">
            <text:p>1.3551262617111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87" calcext:value-type="float">
            <text:p>1.3187</text:p>
          </table:table-cell>
          <table:table-cell office:value-type="float" office:value="1.3685" calcext:value-type="float">
            <text:p>1.3685</text:p>
          </table:table-cell>
          <table:table-cell office:value-type="float" office:value="1.4921" calcext:value-type="float">
            <text:p>1.4921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35321283340454" calcext:value-type="float">
            <text:p>1.35321283340454</text:p>
          </table:table-cell>
          <table:table-cell office:value-type="float" office:value="1.35482478141785" calcext:value-type="float">
            <text:p>1.35482478141785</text:p>
          </table:table-cell>
          <table:table-cell office:value-type="float" office:value="1.32645273208618" calcext:value-type="float">
            <text:p>1.32645273208618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41347718238831" calcext:value-type="float">
            <text:p>1.41347718238831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9910769462585" calcext:value-type="float">
            <text:p>1.39910769462585</text:p>
          </table:table-cell>
          <table:table-cell office:value-type="float" office:value="1.40913558006287" calcext:value-type="float">
            <text:p>1.40913558006287</text:p>
          </table:table-cell>
          <table:table-cell office:value-type="float" office:value="1.27964055538178" calcext:value-type="float">
            <text:p>1.27964055538178</text:p>
          </table:table-cell>
          <table:table-cell office:value-type="float" office:value="1.40434038639069" calcext:value-type="float">
            <text:p>1.40434038639069</text:p>
          </table:table-cell>
          <table:table-cell office:value-type="float" office:value="1.49213135242462" calcext:value-type="float">
            <text:p>1.49213135242462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6" calcext:value-type="float">
            <text:p>1.326</text:p>
          </table:table-cell>
          <table:table-cell office:value-type="float" office:value="1.3579" calcext:value-type="float">
            <text:p>1.3579</text:p>
          </table:table-cell>
          <table:table-cell office:value-type="float" office:value="1.4841" calcext:value-type="float">
            <text:p>1.4841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1559708118439" calcext:value-type="float">
            <text:p>1.41559708118439</text:p>
          </table:table-cell>
          <table:table-cell office:value-type="float" office:value="1.48409569263458" calcext:value-type="float">
            <text:p>1.48409569263458</text:p>
          </table:table-cell>
          <table:table-cell office:value-type="float" office:value="1.48152494430542" calcext:value-type="float">
            <text:p>1.48152494430542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1835474967957" calcext:value-type="float">
            <text:p>1.4183547496795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2984426021576" calcext:value-type="float">
            <text:p>1.42984426021576</text:p>
          </table:table-cell>
          <table:table-cell office:value-type="float" office:value="1.39241683483124" calcext:value-type="float">
            <text:p>1.392416834831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2965884208679" calcext:value-type="float">
            <text:p>1.22965884208679</text:p>
          </table:table-cell>
          <table:table-cell office:value-type="float" office:value="1.40964841842651" calcext:value-type="float">
            <text:p>1.40964841842651</text:p>
          </table:table-cell>
          <table:table-cell office:value-type="float" office:value="1.38116502761841" calcext:value-type="float">
            <text:p>1.38116502761841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38" calcext:value-type="float">
            <text:p>1.3338</text:p>
          </table:table-cell>
          <table:table-cell office:value-type="float" office:value="1.3581" calcext:value-type="float">
            <text:p>1.3581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32120430469513" calcext:value-type="float">
            <text:p>1.32120430469513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1.39064610004425" calcext:value-type="float">
            <text:p>1.39064610004425</text:p>
          </table:table-cell>
          <table:table-cell office:value-type="float" office:value="1.35812568664551" calcext:value-type="float">
            <text:p>1.35812568664551</text:p>
          </table:table-cell>
          <table:table-cell office:value-type="float" office:value="1.3545355796814" calcext:value-type="float">
            <text:p>1.3545355796814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38121914863586" calcext:value-type="float">
            <text:p>1.3812191486358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0430319309235" calcext:value-type="float">
            <text:p>1.40430319309235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5809290409088" calcext:value-type="float">
            <text:p>1.35809290409088</text:p>
          </table:table-cell>
          <table:table-cell office:value-type="float" office:value="1.2562792301178" calcext:value-type="float">
            <text:p>1.2562792301178</text:p>
          </table:table-cell>
          <table:table-cell office:value-type="float" office:value="1.36944329738617" calcext:value-type="float">
            <text:p>1.36944329738617</text:p>
          </table:table-cell>
          <table:table-cell office:value-type="float" office:value="1.34743654727936" calcext:value-type="float">
            <text:p>1.3474365472793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7" calcext:value-type="float">
            <text:p>1.357</text:p>
          </table:table-cell>
          <table:table-cell office:value-type="float" office:value="1.3712" calcext:value-type="float">
            <text:p>1.3712</text:p>
          </table:table-cell>
          <table:table-cell office:value-type="float" office:value="1.4705" calcext:value-type="float">
            <text:p>1.4705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04921245575" calcext:value-type="float">
            <text:p>1.4704921245575</text:p>
          </table:table-cell>
          <table:table-cell office:value-type="float" office:value="1.42879271507263" calcext:value-type="float">
            <text:p>1.42879271507263</text:p>
          </table:table-cell>
          <table:table-cell office:value-type="float" office:value="1.32757663726807" calcext:value-type="float">
            <text:p>1.32757663726807</text:p>
          </table:table-cell>
          <table:table-cell office:value-type="float" office:value="1.37124979496002" calcext:value-type="float">
            <text:p>1.37124979496002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25908088684082" calcext:value-type="float">
            <text:p>1.25908088684082</text:p>
          </table:table-cell>
          <table:table-cell office:value-type="float" office:value="1.37964487075806" calcext:value-type="float">
            <text:p>1.37964487075806</text:p>
          </table:table-cell>
          <table:table-cell office:value-type="float" office:value="1.4123375415802" calcext:value-type="float">
            <text:p>1.4123375415802</text:p>
          </table:table-cell>
          <table:table-cell office:value-type="float" office:value="1.29943358898163" calcext:value-type="float">
            <text:p>1.29943358898163</text:p>
          </table:table-cell>
          <table:table-cell office:value-type="float" office:value="1.3003169298172" calcext:value-type="float">
            <text:p>1.3003169298172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37030756473541" calcext:value-type="float">
            <text:p>1.37030756473541</text:p>
          </table:table-cell>
          <table:table-cell office:value-type="float" office:value="1.28740990161896" calcext:value-type="float">
            <text:p>1.28740990161896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37617743015289" calcext:value-type="float">
            <text:p>1.3761774301528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7" calcext:value-type="float">
            <text:p>1.357</text:p>
          </table:table-cell>
          <table:table-cell office:value-type="float" office:value="1.3712" calcext:value-type="float">
            <text:p>1.3712</text:p>
          </table:table-cell>
          <table:table-cell office:value-type="float" office:value="1.4705" calcext:value-type="float">
            <text:p>1.4705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04921245575" calcext:value-type="float">
            <text:p>1.4704921245575</text:p>
          </table:table-cell>
          <table:table-cell office:value-type="float" office:value="1.42879271507263" calcext:value-type="float">
            <text:p>1.42879271507263</text:p>
          </table:table-cell>
          <table:table-cell office:value-type="float" office:value="1.32757663726807" calcext:value-type="float">
            <text:p>1.32757663726807</text:p>
          </table:table-cell>
          <table:table-cell office:value-type="float" office:value="1.37124979496002" calcext:value-type="float">
            <text:p>1.37124979496002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25908088684082" calcext:value-type="float">
            <text:p>1.25908088684082</text:p>
          </table:table-cell>
          <table:table-cell office:value-type="float" office:value="1.37964487075806" calcext:value-type="float">
            <text:p>1.37964487075806</text:p>
          </table:table-cell>
          <table:table-cell office:value-type="float" office:value="1.4123375415802" calcext:value-type="float">
            <text:p>1.4123375415802</text:p>
          </table:table-cell>
          <table:table-cell office:value-type="float" office:value="1.29943358898163" calcext:value-type="float">
            <text:p>1.29943358898163</text:p>
          </table:table-cell>
          <table:table-cell office:value-type="float" office:value="1.3003169298172" calcext:value-type="float">
            <text:p>1.3003169298172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37030756473541" calcext:value-type="float">
            <text:p>1.37030756473541</text:p>
          </table:table-cell>
          <table:table-cell office:value-type="float" office:value="1.28740990161896" calcext:value-type="float">
            <text:p>1.28740990161896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37617743015289" calcext:value-type="float">
            <text:p>1.3761774301528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7" calcext:value-type="float">
            <text:p>1.357</text:p>
          </table:table-cell>
          <table:table-cell office:value-type="float" office:value="1.3712" calcext:value-type="float">
            <text:p>1.3712</text:p>
          </table:table-cell>
          <table:table-cell office:value-type="float" office:value="1.4705" calcext:value-type="float">
            <text:p>1.4705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04921245575" calcext:value-type="float">
            <text:p>1.4704921245575</text:p>
          </table:table-cell>
          <table:table-cell office:value-type="float" office:value="1.42879271507263" calcext:value-type="float">
            <text:p>1.42879271507263</text:p>
          </table:table-cell>
          <table:table-cell office:value-type="float" office:value="1.32757663726807" calcext:value-type="float">
            <text:p>1.32757663726807</text:p>
          </table:table-cell>
          <table:table-cell office:value-type="float" office:value="1.37124979496002" calcext:value-type="float">
            <text:p>1.37124979496002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25908088684082" calcext:value-type="float">
            <text:p>1.25908088684082</text:p>
          </table:table-cell>
          <table:table-cell office:value-type="float" office:value="1.37964487075806" calcext:value-type="float">
            <text:p>1.37964487075806</text:p>
          </table:table-cell>
          <table:table-cell office:value-type="float" office:value="1.4123375415802" calcext:value-type="float">
            <text:p>1.4123375415802</text:p>
          </table:table-cell>
          <table:table-cell office:value-type="float" office:value="1.29943358898163" calcext:value-type="float">
            <text:p>1.29943358898163</text:p>
          </table:table-cell>
          <table:table-cell office:value-type="float" office:value="1.3003169298172" calcext:value-type="float">
            <text:p>1.3003169298172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37030756473541" calcext:value-type="float">
            <text:p>1.37030756473541</text:p>
          </table:table-cell>
          <table:table-cell office:value-type="float" office:value="1.28740990161896" calcext:value-type="float">
            <text:p>1.28740990161896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37617743015289" calcext:value-type="float">
            <text:p>1.3761774301528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7" calcext:value-type="float">
            <text:p>1.357</text:p>
          </table:table-cell>
          <table:table-cell office:value-type="float" office:value="1.3712" calcext:value-type="float">
            <text:p>1.3712</text:p>
          </table:table-cell>
          <table:table-cell office:value-type="float" office:value="1.4705" calcext:value-type="float">
            <text:p>1.4705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463686943054" calcext:value-type="float">
            <text:p>1.39463686943054</text:p>
          </table:table-cell>
          <table:table-cell office:value-type="float" office:value="1.3884791135788" calcext:value-type="float">
            <text:p>1.3884791135788</text:p>
          </table:table-cell>
          <table:table-cell office:value-type="float" office:value="1.39763474464417" calcext:value-type="float">
            <text:p>1.39763474464417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4704921245575" calcext:value-type="float">
            <text:p>1.4704921245575</text:p>
          </table:table-cell>
          <table:table-cell office:value-type="float" office:value="1.42879271507263" calcext:value-type="float">
            <text:p>1.42879271507263</text:p>
          </table:table-cell>
          <table:table-cell office:value-type="float" office:value="1.32757663726807" calcext:value-type="float">
            <text:p>1.32757663726807</text:p>
          </table:table-cell>
          <table:table-cell office:value-type="float" office:value="1.37124979496002" calcext:value-type="float">
            <text:p>1.37124979496002</text:p>
          </table:table-cell>
          <table:table-cell office:value-type="float" office:value="1.35551655292511" calcext:value-type="float">
            <text:p>1.35551655292511</text:p>
          </table:table-cell>
          <table:table-cell office:value-type="float" office:value="1.25908088684082" calcext:value-type="float">
            <text:p>1.25908088684082</text:p>
          </table:table-cell>
          <table:table-cell office:value-type="float" office:value="1.37964487075806" calcext:value-type="float">
            <text:p>1.37964487075806</text:p>
          </table:table-cell>
          <table:table-cell office:value-type="float" office:value="1.4123375415802" calcext:value-type="float">
            <text:p>1.4123375415802</text:p>
          </table:table-cell>
          <table:table-cell office:value-type="float" office:value="1.29943358898163" calcext:value-type="float">
            <text:p>1.29943358898163</text:p>
          </table:table-cell>
          <table:table-cell office:value-type="float" office:value="1.3003169298172" calcext:value-type="float">
            <text:p>1.3003169298172</text:p>
          </table:table-cell>
          <table:table-cell office:value-type="float" office:value="1.36850273609161" calcext:value-type="float">
            <text:p>1.36850273609161</text:p>
          </table:table-cell>
          <table:table-cell office:value-type="float" office:value="1.37030756473541" calcext:value-type="float">
            <text:p>1.37030756473541</text:p>
          </table:table-cell>
          <table:table-cell office:value-type="float" office:value="1.28740990161896" calcext:value-type="float">
            <text:p>1.28740990161896</text:p>
          </table:table-cell>
          <table:table-cell office:value-type="float" office:value="1.41521990299225" calcext:value-type="float">
            <text:p>1.41521990299225</text:p>
          </table:table-cell>
          <table:table-cell office:value-type="float" office:value="1.37617743015289" calcext:value-type="float">
            <text:p>1.3761774301528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310546875" calcext:value-type="float">
            <text:p>1.3310546875</text:p>
          </table:table-cell>
          <table:table-cell office:value-type="float" office:value="1.27517318725586" calcext:value-type="float">
            <text:p>1.27517318725586</text:p>
          </table:table-cell>
          <table:table-cell office:value-type="float" office:value="1.28989803791046" calcext:value-type="float">
            <text:p>1.28989803791046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40261721611023" calcext:value-type="float">
            <text:p>1.40261721611023</text:p>
          </table:table-cell>
          <table:table-cell office:value-type="float" office:value="1.23305082321167" calcext:value-type="float">
            <text:p>1.23305082321167</text:p>
          </table:table-cell>
          <table:table-cell office:value-type="float" office:value="1.15419209003448" calcext:value-type="float">
            <text:p>1.15419209003448</text:p>
          </table:table-cell>
          <table:table-cell office:value-type="float" office:value="1.42013096809387" calcext:value-type="float">
            <text:p>1.42013096809387</text:p>
          </table:table-cell>
          <table:table-cell office:value-type="float" office:value="1.38870811462402" calcext:value-type="float">
            <text:p>1.38870811462402</text:p>
          </table:table-cell>
          <table:table-cell office:value-type="float" office:value="1.34012532234192" calcext:value-type="float">
            <text:p>1.3401253223419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46969056129456" calcext:value-type="float">
            <text:p>1.46969056129456</text:p>
          </table:table-cell>
          <table:table-cell office:value-type="float" office:value="1.37340116500855" calcext:value-type="float">
            <text:p>1.37340116500855</text:p>
          </table:table-cell>
          <table:table-cell office:value-type="float" office:value="1.36366105079651" calcext:value-type="float">
            <text:p>1.36366105079651</text:p>
          </table:table-cell>
          <table:table-cell office:value-type="float" office:value="1.45330595970154" calcext:value-type="float">
            <text:p>1.45330595970154</text:p>
          </table:table-cell>
          <table:table-cell table:number-columns-repeated="1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02" calcext:value-type="float">
            <text:p>1.3502</text:p>
          </table:table-cell>
          <table:table-cell office:value-type="float" office:value="1.3633" calcext:value-type="float">
            <text:p>1.3633</text:p>
          </table:table-cell>
          <table:table-cell office:value-type="float" office:value="1.4683" calcext:value-type="float">
            <text:p>1.4683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36330163478851" calcext:value-type="float">
            <text:p>1.36330163478851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46827208995819" calcext:value-type="float">
            <text:p>1.46827208995819</text:p>
          </table:table-cell>
          <table:table-cell office:value-type="float" office:value="1.35407161712646" calcext:value-type="float">
            <text:p>1.35407161712646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39991593360901" calcext:value-type="float">
            <text:p>1.39991593360901</text:p>
          </table:table-cell>
          <table:table-cell office:value-type="float" office:value="1.43873870372772" calcext:value-type="float">
            <text:p>1.43873870372772</text:p>
          </table:table-cell>
          <table:table-cell office:value-type="float" office:value="1.42699658870697" calcext:value-type="float">
            <text:p>1.42699658870697</text:p>
          </table:table-cell>
          <table:table-cell office:value-type="float" office:value="1.4237824678421" calcext:value-type="float">
            <text:p>1.4237824678421</text:p>
          </table:table-cell>
          <table:table-cell office:value-type="float" office:value="1.37090158462524" calcext:value-type="float">
            <text:p>1.3709015846252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8289856910706" calcext:value-type="float">
            <text:p>1.382898569107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02" calcext:value-type="float">
            <text:p>1.3502</text:p>
          </table:table-cell>
          <table:table-cell office:value-type="float" office:value="1.3633" calcext:value-type="float">
            <text:p>1.3633</text:p>
          </table:table-cell>
          <table:table-cell office:value-type="float" office:value="1.4683" calcext:value-type="float">
            <text:p>1.4683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36330163478851" calcext:value-type="float">
            <text:p>1.36330163478851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46827208995819" calcext:value-type="float">
            <text:p>1.46827208995819</text:p>
          </table:table-cell>
          <table:table-cell office:value-type="float" office:value="1.35407161712646" calcext:value-type="float">
            <text:p>1.35407161712646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39991593360901" calcext:value-type="float">
            <text:p>1.39991593360901</text:p>
          </table:table-cell>
          <table:table-cell office:value-type="float" office:value="1.43873870372772" calcext:value-type="float">
            <text:p>1.43873870372772</text:p>
          </table:table-cell>
          <table:table-cell office:value-type="float" office:value="1.42699658870697" calcext:value-type="float">
            <text:p>1.42699658870697</text:p>
          </table:table-cell>
          <table:table-cell office:value-type="float" office:value="1.4237824678421" calcext:value-type="float">
            <text:p>1.4237824678421</text:p>
          </table:table-cell>
          <table:table-cell office:value-type="float" office:value="1.37090158462524" calcext:value-type="float">
            <text:p>1.3709015846252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847663879395" calcext:value-type="float">
            <text:p>1.35847663879395</text:p>
          </table:table-cell>
          <table:table-cell office:value-type="float" office:value="1.38289856910706" calcext:value-type="float">
            <text:p>1.382898569107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77" calcext:value-type="float">
            <text:p>1.3377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224052429199" calcext:value-type="float">
            <text:p>1.39224052429199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4156718254089" calcext:value-type="float">
            <text:p>1.44156718254089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22912847995758" calcext:value-type="float">
            <text:p>1.22912847995758</text:p>
          </table:table-cell>
          <table:table-cell office:value-type="float" office:value="1.37325274944305" calcext:value-type="float">
            <text:p>1.37325274944305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39770638942719" calcext:value-type="float">
            <text:p>1.39770638942719</text:p>
          </table:table-cell>
          <table:table-cell office:value-type="float" office:value="1.37457489967346" calcext:value-type="float">
            <text:p>1.37457489967346</text:p>
          </table:table-cell>
          <table:table-cell office:value-type="float" office:value="1.45903873443604" calcext:value-type="float">
            <text:p>1.4590387344360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43829834461212" calcext:value-type="float">
            <text:p>1.43829834461212</text:p>
          </table:table-cell>
          <table:table-cell office:value-type="float" office:value="1.32819771766663" calcext:value-type="float">
            <text:p>1.32819771766663</text:p>
          </table:table-cell>
          <table:table-cell office:value-type="float" office:value="1.31068539619446" calcext:value-type="float">
            <text:p>1.31068539619446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77" calcext:value-type="float">
            <text:p>1.3377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224052429199" calcext:value-type="float">
            <text:p>1.39224052429199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4156718254089" calcext:value-type="float">
            <text:p>1.44156718254089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46255719661713" calcext:value-type="float">
            <text:p>1.46255719661713</text:p>
          </table:table-cell>
          <table:table-cell office:value-type="float" office:value="1.38059639930725" calcext:value-type="float">
            <text:p>1.38059639930725</text:p>
          </table:table-cell>
          <table:table-cell office:value-type="float" office:value="1.22912847995758" calcext:value-type="float">
            <text:p>1.22912847995758</text:p>
          </table:table-cell>
          <table:table-cell office:value-type="float" office:value="1.37325274944305" calcext:value-type="float">
            <text:p>1.37325274944305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39770638942719" calcext:value-type="float">
            <text:p>1.39770638942719</text:p>
          </table:table-cell>
          <table:table-cell office:value-type="float" office:value="1.37457489967346" calcext:value-type="float">
            <text:p>1.37457489967346</text:p>
          </table:table-cell>
          <table:table-cell office:value-type="float" office:value="1.45903873443604" calcext:value-type="float">
            <text:p>1.4590387344360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7474572658539" calcext:value-type="float">
            <text:p>1.37474572658539</text:p>
          </table:table-cell>
          <table:table-cell office:value-type="float" office:value="1.33329844474792" calcext:value-type="float">
            <text:p>1.33329844474792</text:p>
          </table:table-cell>
          <table:table-cell office:value-type="float" office:value="1.43829834461212" calcext:value-type="float">
            <text:p>1.43829834461212</text:p>
          </table:table-cell>
          <table:table-cell office:value-type="float" office:value="1.32819771766663" calcext:value-type="float">
            <text:p>1.32819771766663</text:p>
          </table:table-cell>
          <table:table-cell office:value-type="float" office:value="1.31068539619446" calcext:value-type="float">
            <text:p>1.31068539619446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848" calcext:value-type="float">
            <text:p>1.3848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737837314606" calcext:value-type="float">
            <text:p>1.347378373146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2075848579407" calcext:value-type="float">
            <text:p>1.42075848579407</text:p>
          </table:table-cell>
          <table:table-cell office:value-type="float" office:value="1.3848739862442" calcext:value-type="float">
            <text:p>1.3848739862442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4806501865387" calcext:value-type="float">
            <text:p>1.34806501865387</text:p>
          </table:table-cell>
          <table:table-cell office:value-type="float" office:value="1.34612965583801" calcext:value-type="float">
            <text:p>1.34612965583801</text:p>
          </table:table-cell>
          <table:table-cell office:value-type="float" office:value="1.45587253570557" calcext:value-type="float">
            <text:p>1.45587253570557</text:p>
          </table:table-cell>
          <table:table-cell office:value-type="float" office:value="1.40616571903229" calcext:value-type="float">
            <text:p>1.40616571903229</text:p>
          </table:table-cell>
          <table:table-cell office:value-type="float" office:value="1.3945631980896" calcext:value-type="float">
            <text:p>1.394563198089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5966529846191" calcext:value-type="float">
            <text:p>1.45966529846191</text:p>
          </table:table-cell>
          <table:table-cell office:value-type="float" office:value="1.397820353508" calcext:value-type="float">
            <text:p>1.39782035350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20367527008" calcext:value-type="float">
            <text:p>1.35620367527008</text:p>
          </table:table-cell>
          <table:table-cell office:value-type="float" office:value="1.37303566932678" calcext:value-type="float">
            <text:p>1.37303566932678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8483786582947" calcext:value-type="float">
            <text:p>1.38483786582947</text:p>
          </table:table-cell>
          <table:table-cell office:value-type="float" office:value="1.40980815887451" calcext:value-type="float">
            <text:p>1.40980815887451</text:p>
          </table:table-cell>
          <table:table-cell office:value-type="float" office:value="1.34872674942017" calcext:value-type="float">
            <text:p>1.3487267494201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848" calcext:value-type="float">
            <text:p>1.3848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737837314606" calcext:value-type="float">
            <text:p>1.347378373146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2075848579407" calcext:value-type="float">
            <text:p>1.42075848579407</text:p>
          </table:table-cell>
          <table:table-cell office:value-type="float" office:value="1.3848739862442" calcext:value-type="float">
            <text:p>1.3848739862442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4806501865387" calcext:value-type="float">
            <text:p>1.34806501865387</text:p>
          </table:table-cell>
          <table:table-cell office:value-type="float" office:value="1.34612965583801" calcext:value-type="float">
            <text:p>1.34612965583801</text:p>
          </table:table-cell>
          <table:table-cell office:value-type="float" office:value="1.45587253570557" calcext:value-type="float">
            <text:p>1.45587253570557</text:p>
          </table:table-cell>
          <table:table-cell office:value-type="float" office:value="1.40616571903229" calcext:value-type="float">
            <text:p>1.40616571903229</text:p>
          </table:table-cell>
          <table:table-cell office:value-type="float" office:value="1.3945631980896" calcext:value-type="float">
            <text:p>1.394563198089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5966529846191" calcext:value-type="float">
            <text:p>1.45966529846191</text:p>
          </table:table-cell>
          <table:table-cell office:value-type="float" office:value="1.397820353508" calcext:value-type="float">
            <text:p>1.39782035350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20367527008" calcext:value-type="float">
            <text:p>1.35620367527008</text:p>
          </table:table-cell>
          <table:table-cell office:value-type="float" office:value="1.37303566932678" calcext:value-type="float">
            <text:p>1.37303566932678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8483786582947" calcext:value-type="float">
            <text:p>1.38483786582947</text:p>
          </table:table-cell>
          <table:table-cell office:value-type="float" office:value="1.40980815887451" calcext:value-type="float">
            <text:p>1.40980815887451</text:p>
          </table:table-cell>
          <table:table-cell office:value-type="float" office:value="1.34872674942017" calcext:value-type="float">
            <text:p>1.3487267494201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848" calcext:value-type="float">
            <text:p>1.3848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737837314606" calcext:value-type="float">
            <text:p>1.347378373146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2075848579407" calcext:value-type="float">
            <text:p>1.42075848579407</text:p>
          </table:table-cell>
          <table:table-cell office:value-type="float" office:value="1.3848739862442" calcext:value-type="float">
            <text:p>1.3848739862442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4806501865387" calcext:value-type="float">
            <text:p>1.34806501865387</text:p>
          </table:table-cell>
          <table:table-cell office:value-type="float" office:value="1.34612965583801" calcext:value-type="float">
            <text:p>1.34612965583801</text:p>
          </table:table-cell>
          <table:table-cell office:value-type="float" office:value="1.45587253570557" calcext:value-type="float">
            <text:p>1.45587253570557</text:p>
          </table:table-cell>
          <table:table-cell office:value-type="float" office:value="1.40616571903229" calcext:value-type="float">
            <text:p>1.40616571903229</text:p>
          </table:table-cell>
          <table:table-cell office:value-type="float" office:value="1.3945631980896" calcext:value-type="float">
            <text:p>1.394563198089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5966529846191" calcext:value-type="float">
            <text:p>1.45966529846191</text:p>
          </table:table-cell>
          <table:table-cell office:value-type="float" office:value="1.397820353508" calcext:value-type="float">
            <text:p>1.39782035350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20367527008" calcext:value-type="float">
            <text:p>1.35620367527008</text:p>
          </table:table-cell>
          <table:table-cell office:value-type="float" office:value="1.37303566932678" calcext:value-type="float">
            <text:p>1.37303566932678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8483786582947" calcext:value-type="float">
            <text:p>1.38483786582947</text:p>
          </table:table-cell>
          <table:table-cell office:value-type="float" office:value="1.40980815887451" calcext:value-type="float">
            <text:p>1.40980815887451</text:p>
          </table:table-cell>
          <table:table-cell office:value-type="float" office:value="1.34872674942017" calcext:value-type="float">
            <text:p>1.3487267494201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848" calcext:value-type="float">
            <text:p>1.3848</text:p>
          </table:table-cell>
          <table:table-cell office:value-type="float" office:value="1.4597" calcext:value-type="float">
            <text:p>1.4597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737837314606" calcext:value-type="float">
            <text:p>1.3473783731460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42075848579407" calcext:value-type="float">
            <text:p>1.42075848579407</text:p>
          </table:table-cell>
          <table:table-cell office:value-type="float" office:value="1.3848739862442" calcext:value-type="float">
            <text:p>1.3848739862442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4806501865387" calcext:value-type="float">
            <text:p>1.34806501865387</text:p>
          </table:table-cell>
          <table:table-cell office:value-type="float" office:value="1.34612965583801" calcext:value-type="float">
            <text:p>1.34612965583801</text:p>
          </table:table-cell>
          <table:table-cell office:value-type="float" office:value="1.45587253570557" calcext:value-type="float">
            <text:p>1.45587253570557</text:p>
          </table:table-cell>
          <table:table-cell office:value-type="float" office:value="1.40616571903229" calcext:value-type="float">
            <text:p>1.40616571903229</text:p>
          </table:table-cell>
          <table:table-cell office:value-type="float" office:value="1.3945631980896" calcext:value-type="float">
            <text:p>1.3945631980896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5966529846191" calcext:value-type="float">
            <text:p>1.45966529846191</text:p>
          </table:table-cell>
          <table:table-cell office:value-type="float" office:value="1.397820353508" calcext:value-type="float">
            <text:p>1.397820353508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5620367527008" calcext:value-type="float">
            <text:p>1.35620367527008</text:p>
          </table:table-cell>
          <table:table-cell office:value-type="float" office:value="1.37303566932678" calcext:value-type="float">
            <text:p>1.37303566932678</text:p>
          </table:table-cell>
          <table:table-cell office:value-type="float" office:value="1.39238059520721" calcext:value-type="float">
            <text:p>1.39238059520721</text:p>
          </table:table-cell>
          <table:table-cell office:value-type="float" office:value="1.38483786582947" calcext:value-type="float">
            <text:p>1.38483786582947</text:p>
          </table:table-cell>
          <table:table-cell office:value-type="float" office:value="1.40980815887451" calcext:value-type="float">
            <text:p>1.40980815887451</text:p>
          </table:table-cell>
          <table:table-cell office:value-type="float" office:value="1.34872674942017" calcext:value-type="float">
            <text:p>1.3487267494201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12" calcext:value-type="float">
            <text:p>1.3312</text:p>
          </table:table-cell>
          <table:table-cell office:value-type="float" office:value="1.3585" calcext:value-type="float">
            <text:p>1.3585</text:p>
          </table:table-cell>
          <table:table-cell office:value-type="float" office:value="1.455" calcext:value-type="float">
            <text:p>1.455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19762539863586" calcext:value-type="float">
            <text:p>1.19762539863586</text:p>
          </table:table-cell>
          <table:table-cell office:value-type="float" office:value="1.16910576820374" calcext:value-type="float">
            <text:p>1.16910576820374</text:p>
          </table:table-cell>
          <table:table-cell office:value-type="float" office:value="1.26477694511414" calcext:value-type="float">
            <text:p>1.26477694511414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0257022380829" calcext:value-type="float">
            <text:p>1.30257022380829</text:p>
          </table:table-cell>
          <table:table-cell office:value-type="float" office:value="1.3574138879776" calcext:value-type="float">
            <text:p>1.3574138879776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0928757190704" calcext:value-type="float">
            <text:p>1.40928757190704</text:p>
          </table:table-cell>
          <table:table-cell office:value-type="float" office:value="1.23411881923676" calcext:value-type="float">
            <text:p>1.23411881923676</text:p>
          </table:table-cell>
          <table:table-cell office:value-type="float" office:value="1.39036333560944" calcext:value-type="float">
            <text:p>1.39036333560944</text:p>
          </table:table-cell>
          <table:table-cell office:value-type="float" office:value="1.35307562351227" calcext:value-type="float">
            <text:p>1.35307562351227</text:p>
          </table:table-cell>
          <table:table-cell office:value-type="float" office:value="1.37068676948547" calcext:value-type="float">
            <text:p>1.37068676948547</text:p>
          </table:table-cell>
          <table:table-cell office:value-type="float" office:value="1.44966495037079" calcext:value-type="float">
            <text:p>1.44966495037079</text:p>
          </table:table-cell>
          <table:table-cell office:value-type="float" office:value="1.4058108329773" calcext:value-type="float">
            <text:p>1.4058108329773</text:p>
          </table:table-cell>
          <table:table-cell office:value-type="float" office:value="1.41004359722137" calcext:value-type="float">
            <text:p>1.41004359722137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5847663879395" calcext:value-type="float">
            <text:p>1.3584766387939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4" calcext:value-type="float">
            <text:p>1.334</text:p>
          </table:table-cell>
          <table:table-cell office:value-type="float" office:value="1.3795" calcext:value-type="float">
            <text:p>1.3795</text:p>
          </table:table-cell>
          <table:table-cell office:value-type="float" office:value="1.4533" calcext:value-type="float">
            <text:p>1.4533</text:p>
          </table:table-cell>
          <table:table-cell office:value-type="float" office:value="0.9751" calcext:value-type="float">
            <text:p>0.9751</text:p>
          </table:table-cell>
          <table:table-cell office:value-type="float" office:value="1.39706921577454" calcext:value-type="float">
            <text:p>1.3970692157745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2993903160095" calcext:value-type="float">
            <text:p>1.42993903160095</text:p>
          </table:table-cell>
          <table:table-cell office:value-type="float" office:value="1.35778725147247" calcext:value-type="float">
            <text:p>1.35778725147247</text:p>
          </table:table-cell>
          <table:table-cell office:value-type="float" office:value="1.40138292312622" calcext:value-type="float">
            <text:p>1.40138292312622</text:p>
          </table:table-cell>
          <table:table-cell office:value-type="float" office:value="1.39511692523956" calcext:value-type="float">
            <text:p>1.39511692523956</text:p>
          </table:table-cell>
          <table:table-cell office:value-type="float" office:value="1.40060198307037" calcext:value-type="float">
            <text:p>1.40060198307037</text:p>
          </table:table-cell>
          <table:table-cell office:value-type="float" office:value="0.975115358829498" calcext:value-type="float">
            <text:p>0.975115358829498</text:p>
          </table:table-cell>
          <table:table-cell office:value-type="float" office:value="1.23268508911133" calcext:value-type="float">
            <text:p>1.23268508911133</text:p>
          </table:table-cell>
          <table:table-cell office:value-type="float" office:value="1.39813303947449" calcext:value-type="float">
            <text:p>1.3981330394744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5330595970154" calcext:value-type="float">
            <text:p>1.45330595970154</text:p>
          </table:table-cell>
          <table:table-cell office:value-type="float" office:value="1.43286085128784" calcext:value-type="float">
            <text:p>1.43286085128784</text:p>
          </table:table-cell>
          <table:table-cell office:value-type="float" office:value="1.38397884368896" calcext:value-type="float">
            <text:p>1.38397884368896</text:p>
          </table:table-cell>
          <table:table-cell office:value-type="float" office:value="1.36770212650299" calcext:value-type="float">
            <text:p>1.36770212650299</text:p>
          </table:table-cell>
          <table:table-cell office:value-type="float" office:value="1.35355627536774" calcext:value-type="float">
            <text:p>1.35355627536774</text:p>
          </table:table-cell>
          <table:table-cell office:value-type="float" office:value="1.31629395484924" calcext:value-type="float">
            <text:p>1.31629395484924</text:p>
          </table:table-cell>
          <table:table-cell office:value-type="float" office:value="1.19861841201782" calcext:value-type="float">
            <text:p>1.19861841201782</text:p>
          </table:table-cell>
          <table:table-cell office:value-type="float" office:value="1.36651754379272" calcext:value-type="float">
            <text:p>1.36651754379272</text:p>
          </table:table-cell>
          <table:table-cell office:value-type="float" office:value="1.37948966026306" calcext:value-type="float">
            <text:p>1.379489660263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4" calcext:value-type="float">
            <text:p>1.334</text:p>
          </table:table-cell>
          <table:table-cell office:value-type="float" office:value="1.3795" calcext:value-type="float">
            <text:p>1.3795</text:p>
          </table:table-cell>
          <table:table-cell office:value-type="float" office:value="1.4533" calcext:value-type="float">
            <text:p>1.4533</text:p>
          </table:table-cell>
          <table:table-cell office:value-type="float" office:value="0.9751" calcext:value-type="float">
            <text:p>0.9751</text:p>
          </table:table-cell>
          <table:table-cell office:value-type="float" office:value="1.39706921577454" calcext:value-type="float">
            <text:p>1.39706921577454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42993903160095" calcext:value-type="float">
            <text:p>1.42993903160095</text:p>
          </table:table-cell>
          <table:table-cell office:value-type="float" office:value="1.35778725147247" calcext:value-type="float">
            <text:p>1.35778725147247</text:p>
          </table:table-cell>
          <table:table-cell office:value-type="float" office:value="1.40138292312622" calcext:value-type="float">
            <text:p>1.40138292312622</text:p>
          </table:table-cell>
          <table:table-cell office:value-type="float" office:value="1.39511692523956" calcext:value-type="float">
            <text:p>1.39511692523956</text:p>
          </table:table-cell>
          <table:table-cell office:value-type="float" office:value="1.40060198307037" calcext:value-type="float">
            <text:p>1.40060198307037</text:p>
          </table:table-cell>
          <table:table-cell office:value-type="float" office:value="0.975115358829498" calcext:value-type="float">
            <text:p>0.975115358829498</text:p>
          </table:table-cell>
          <table:table-cell office:value-type="float" office:value="1.23268508911133" calcext:value-type="float">
            <text:p>1.23268508911133</text:p>
          </table:table-cell>
          <table:table-cell office:value-type="float" office:value="1.39813303947449" calcext:value-type="float">
            <text:p>1.39813303947449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45330595970154" calcext:value-type="float">
            <text:p>1.45330595970154</text:p>
          </table:table-cell>
          <table:table-cell office:value-type="float" office:value="1.43286085128784" calcext:value-type="float">
            <text:p>1.43286085128784</text:p>
          </table:table-cell>
          <table:table-cell office:value-type="float" office:value="1.38397884368896" calcext:value-type="float">
            <text:p>1.38397884368896</text:p>
          </table:table-cell>
          <table:table-cell office:value-type="float" office:value="1.36770212650299" calcext:value-type="float">
            <text:p>1.36770212650299</text:p>
          </table:table-cell>
          <table:table-cell office:value-type="float" office:value="1.35355627536774" calcext:value-type="float">
            <text:p>1.35355627536774</text:p>
          </table:table-cell>
          <table:table-cell office:value-type="float" office:value="1.31629395484924" calcext:value-type="float">
            <text:p>1.31629395484924</text:p>
          </table:table-cell>
          <table:table-cell office:value-type="float" office:value="1.19861841201782" calcext:value-type="float">
            <text:p>1.19861841201782</text:p>
          </table:table-cell>
          <table:table-cell office:value-type="float" office:value="1.36651754379272" calcext:value-type="float">
            <text:p>1.36651754379272</text:p>
          </table:table-cell>
          <table:table-cell office:value-type="float" office:value="1.37948966026306" calcext:value-type="float">
            <text:p>1.379489660263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48" calcext:value-type="float">
            <text:p>1.2748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453" calcext:value-type="float">
            <text:p>1.45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9158666133881" calcext:value-type="float">
            <text:p>1.39158666133881</text:p>
          </table:table-cell>
          <table:table-cell office:value-type="float" office:value="1.38849031925201" calcext:value-type="float">
            <text:p>1.38849031925201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370238780975" calcext:value-type="float">
            <text:p>1.39370238780975</text:p>
          </table:table-cell>
          <table:table-cell office:value-type="float" office:value="1.30940866470337" calcext:value-type="float">
            <text:p>1.30940866470337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024732112885" calcext:value-type="float">
            <text:p>1.29024732112885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48" calcext:value-type="float">
            <text:p>1.2748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453" calcext:value-type="float">
            <text:p>1.45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9158666133881" calcext:value-type="float">
            <text:p>1.39158666133881</text:p>
          </table:table-cell>
          <table:table-cell office:value-type="float" office:value="1.38849031925201" calcext:value-type="float">
            <text:p>1.38849031925201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370238780975" calcext:value-type="float">
            <text:p>1.39370238780975</text:p>
          </table:table-cell>
          <table:table-cell office:value-type="float" office:value="1.30940866470337" calcext:value-type="float">
            <text:p>1.30940866470337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024732112885" calcext:value-type="float">
            <text:p>1.29024732112885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48" calcext:value-type="float">
            <text:p>1.2748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453" calcext:value-type="float">
            <text:p>1.45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8787565231323" calcext:value-type="float">
            <text:p>1.28787565231323</text:p>
          </table:table-cell>
          <table:table-cell office:value-type="float" office:value="1.39643669128418" calcext:value-type="float">
            <text:p>1.39643669128418</text:p>
          </table:table-cell>
          <table:table-cell office:value-type="float" office:value="1.45302081108093" calcext:value-type="float">
            <text:p>1.45302081108093</text:p>
          </table:table-cell>
          <table:table-cell office:value-type="float" office:value="1.39158666133881" calcext:value-type="float">
            <text:p>1.39158666133881</text:p>
          </table:table-cell>
          <table:table-cell office:value-type="float" office:value="1.38849031925201" calcext:value-type="float">
            <text:p>1.38849031925201</text:p>
          </table:table-cell>
          <table:table-cell office:value-type="float" office:value="1.33142948150635" calcext:value-type="float">
            <text:p>1.33142948150635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9370238780975" calcext:value-type="float">
            <text:p>1.39370238780975</text:p>
          </table:table-cell>
          <table:table-cell office:value-type="float" office:value="1.30940866470337" calcext:value-type="float">
            <text:p>1.30940866470337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29024732112885" calcext:value-type="float">
            <text:p>1.29024732112885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3206" calcext:value-type="float">
            <text:p>1.3206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7256941795349" calcext:value-type="float">
            <text:p>1.27256941795349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877875328064" calcext:value-type="float">
            <text:p>1.31877875328064</text:p>
          </table:table-cell>
          <table:table-cell office:value-type="float" office:value="1.34916460514069" calcext:value-type="float">
            <text:p>1.34916460514069</text:p>
          </table:table-cell>
          <table:table-cell office:value-type="float" office:value="1.40832877159119" calcext:value-type="float">
            <text:p>1.40832877159119</text:p>
          </table:table-cell>
          <table:table-cell office:value-type="float" office:value="1.32059812545776" calcext:value-type="float">
            <text:p>1.32059812545776</text:p>
          </table:table-cell>
          <table:table-cell office:value-type="float" office:value="1.1919664144516" calcext:value-type="float">
            <text:p>1.1919664144516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44928896427155" calcext:value-type="float">
            <text:p>1.44928896427155</text:p>
          </table:table-cell>
          <table:table-cell office:value-type="float" office:value="1.34579372406006" calcext:value-type="float">
            <text:p>1.345793724060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3206" calcext:value-type="float">
            <text:p>1.3206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7256941795349" calcext:value-type="float">
            <text:p>1.27256941795349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1877875328064" calcext:value-type="float">
            <text:p>1.31877875328064</text:p>
          </table:table-cell>
          <table:table-cell office:value-type="float" office:value="1.34916460514069" calcext:value-type="float">
            <text:p>1.34916460514069</text:p>
          </table:table-cell>
          <table:table-cell office:value-type="float" office:value="1.40832877159119" calcext:value-type="float">
            <text:p>1.40832877159119</text:p>
          </table:table-cell>
          <table:table-cell office:value-type="float" office:value="1.32059812545776" calcext:value-type="float">
            <text:p>1.32059812545776</text:p>
          </table:table-cell>
          <table:table-cell office:value-type="float" office:value="1.1919664144516" calcext:value-type="float">
            <text:p>1.1919664144516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44928896427155" calcext:value-type="float">
            <text:p>1.44928896427155</text:p>
          </table:table-cell>
          <table:table-cell office:value-type="float" office:value="1.34579372406006" calcext:value-type="float">
            <text:p>1.345793724060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155" calcext:value-type="float">
            <text:p>1.3155</text:p>
          </table:table-cell>
          <table:table-cell office:value-type="float" office:value="1.4486" calcext:value-type="float">
            <text:p>1.448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2910981178284" calcext:value-type="float">
            <text:p>1.42910981178284</text:p>
          </table:table-cell>
          <table:table-cell office:value-type="float" office:value="1.44856989383698" calcext:value-type="float">
            <text:p>1.44856989383698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2483341693878" calcext:value-type="float">
            <text:p>1.42483341693878</text:p>
          </table:table-cell>
          <table:table-cell office:value-type="float" office:value="1.30940866470337" calcext:value-type="float">
            <text:p>1.30940866470337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008646965027" calcext:value-type="float">
            <text:p>1.33008646965027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7705063819885" calcext:value-type="float">
            <text:p>1.3770506381988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659602165222" calcext:value-type="float">
            <text:p>1.32659602165222</text:p>
          </table:table-cell>
          <table:table-cell office:value-type="float" office:value="1.26761829853058" calcext:value-type="float">
            <text:p>1.26761829853058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98" calcext:value-type="float">
            <text:p>1.2798</text:p>
          </table:table-cell>
          <table:table-cell office:value-type="float" office:value="1.3155" calcext:value-type="float">
            <text:p>1.3155</text:p>
          </table:table-cell>
          <table:table-cell office:value-type="float" office:value="1.4486" calcext:value-type="float">
            <text:p>1.448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42910981178284" calcext:value-type="float">
            <text:p>1.42910981178284</text:p>
          </table:table-cell>
          <table:table-cell office:value-type="float" office:value="1.44856989383698" calcext:value-type="float">
            <text:p>1.44856989383698</text:p>
          </table:table-cell>
          <table:table-cell office:value-type="float" office:value="1.25900769233704" calcext:value-type="float">
            <text:p>1.25900769233704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42483341693878" calcext:value-type="float">
            <text:p>1.42483341693878</text:p>
          </table:table-cell>
          <table:table-cell office:value-type="float" office:value="1.30940866470337" calcext:value-type="float">
            <text:p>1.30940866470337</text:p>
          </table:table-cell>
          <table:table-cell office:value-type="float" office:value="1.29258573055267" calcext:value-type="float">
            <text:p>1.29258573055267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33008646965027" calcext:value-type="float">
            <text:p>1.33008646965027</text:p>
          </table:table-cell>
          <table:table-cell office:value-type="float" office:value="1.28333854675293" calcext:value-type="float">
            <text:p>1.283338546752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7705063819885" calcext:value-type="float">
            <text:p>1.3770506381988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659602165222" calcext:value-type="float">
            <text:p>1.32659602165222</text:p>
          </table:table-cell>
          <table:table-cell office:value-type="float" office:value="1.26761829853058" calcext:value-type="float">
            <text:p>1.26761829853058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47" calcext:value-type="float">
            <text:p>1.3047</text:p>
          </table:table-cell>
          <table:table-cell office:value-type="float" office:value="1.3376" calcext:value-type="float">
            <text:p>1.3376</text:p>
          </table:table-cell>
          <table:table-cell office:value-type="float" office:value="1.4481" calcext:value-type="float">
            <text:p>1.4481</text:p>
          </table:table-cell>
          <table:table-cell office:value-type="float" office:value="1.0489" calcext:value-type="float">
            <text:p>1.0489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38222026825" calcext:value-type="float">
            <text:p>1.3838222026825</text:p>
          </table:table-cell>
          <table:table-cell office:value-type="float" office:value="1.33764219284058" calcext:value-type="float">
            <text:p>1.33764219284058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6881816387177" calcext:value-type="float">
            <text:p>1.36881816387177</text:p>
          </table:table-cell>
          <table:table-cell office:value-type="float" office:value="1.30949115753174" calcext:value-type="float">
            <text:p>1.30949115753174</text:p>
          </table:table-cell>
          <table:table-cell office:value-type="float" office:value="1.32684624195099" calcext:value-type="float">
            <text:p>1.32684624195099</text:p>
          </table:table-cell>
          <table:table-cell office:value-type="float" office:value="1.37704050540924" calcext:value-type="float">
            <text:p>1.3770405054092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7693819999695" calcext:value-type="float">
            <text:p>1.27693819999695</text:p>
          </table:table-cell>
          <table:table-cell office:value-type="float" office:value="1.13785648345947" calcext:value-type="float">
            <text:p>1.13785648345947</text:p>
          </table:table-cell>
          <table:table-cell office:value-type="float" office:value="1.15759456157684" calcext:value-type="float">
            <text:p>1.15759456157684</text:p>
          </table:table-cell>
          <table:table-cell office:value-type="float" office:value="1.36585474014282" calcext:value-type="float">
            <text:p>1.36585474014282</text:p>
          </table:table-cell>
          <table:table-cell office:value-type="float" office:value="1.04888367652893" calcext:value-type="float">
            <text:p>1.04888367652893</text:p>
          </table:table-cell>
          <table:table-cell office:value-type="float" office:value="1.19705390930176" calcext:value-type="float">
            <text:p>1.19705390930176</text:p>
          </table:table-cell>
          <table:table-cell office:value-type="float" office:value="1.44808232784271" calcext:value-type="float">
            <text:p>1.44808232784271</text:p>
          </table:table-cell>
          <table:table-cell office:value-type="float" office:value="1.32604002952576" calcext:value-type="float">
            <text:p>1.32604002952576</text:p>
          </table:table-cell>
          <table:table-cell office:value-type="float" office:value="1.41242134571075" calcext:value-type="float">
            <text:p>1.41242134571075</text:p>
          </table:table-cell>
          <table:table-cell office:value-type="float" office:value="1.35152506828308" calcext:value-type="float">
            <text:p>1.35152506828308</text:p>
          </table:table-cell>
          <table:table-cell office:value-type="float" office:value="1.37015330791473" calcext:value-type="float">
            <text:p>1.37015330791473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61" calcext:value-type="float">
            <text:p>1.2861</text:p>
          </table:table-cell>
          <table:table-cell office:value-type="float" office:value="1.3255" calcext:value-type="float">
            <text:p>1.3255</text:p>
          </table:table-cell>
          <table:table-cell office:value-type="float" office:value="1.445" calcext:value-type="float">
            <text:p>1.445</text:p>
          </table:table-cell>
          <table:table-cell office:value-type="float" office:value="1.028" calcext:value-type="float">
            <text:p>1.028</text:p>
          </table:table-cell>
          <table:table-cell office:value-type="float" office:value="1.40188324451447" calcext:value-type="float">
            <text:p>1.4018832445144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38222026825" calcext:value-type="float">
            <text:p>1.383822202682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6881816387177" calcext:value-type="float">
            <text:p>1.36881816387177</text:p>
          </table:table-cell>
          <table:table-cell office:value-type="float" office:value="1.35778725147247" calcext:value-type="float">
            <text:p>1.35778725147247</text:p>
          </table:table-cell>
          <table:table-cell office:value-type="float" office:value="1.32545948028564" calcext:value-type="float">
            <text:p>1.32545948028564</text:p>
          </table:table-cell>
          <table:table-cell office:value-type="float" office:value="1.02799451351166" calcext:value-type="float">
            <text:p>1.02799451351166</text:p>
          </table:table-cell>
          <table:table-cell office:value-type="float" office:value="1.44495916366577" calcext:value-type="float">
            <text:p>1.44495916366577</text:p>
          </table:table-cell>
          <table:table-cell office:value-type="float" office:value="1.22931289672852" calcext:value-type="float">
            <text:p>1.22931289672852</text:p>
          </table:table-cell>
          <table:table-cell office:value-type="float" office:value="1.17478454113007" calcext:value-type="float">
            <text:p>1.17478454113007</text:p>
          </table:table-cell>
          <table:table-cell office:value-type="float" office:value="1.30949115753174" calcext:value-type="float">
            <text:p>1.3094911575317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7693819999695" calcext:value-type="float">
            <text:p>1.27693819999695</text:p>
          </table:table-cell>
          <table:table-cell office:value-type="float" office:value="1.35355627536774" calcext:value-type="float">
            <text:p>1.35355627536774</text:p>
          </table:table-cell>
          <table:table-cell office:value-type="float" office:value="1.36585474014282" calcext:value-type="float">
            <text:p>1.36585474014282</text:p>
          </table:table-cell>
          <table:table-cell office:value-type="float" office:value="1.04888367652893" calcext:value-type="float">
            <text:p>1.04888367652893</text:p>
          </table:table-cell>
          <table:table-cell office:value-type="float" office:value="1.12408065795898" calcext:value-type="float">
            <text:p>1.12408065795898</text:p>
          </table:table-cell>
          <table:table-cell office:value-type="float" office:value="1.37015330791473" calcext:value-type="float">
            <text:p>1.37015330791473</text:p>
          </table:table-cell>
          <table:table-cell office:value-type="float" office:value="1.43286085128784" calcext:value-type="float">
            <text:p>1.43286085128784</text:p>
          </table:table-cell>
          <table:table-cell office:value-type="float" office:value="1.23757338523865" calcext:value-type="float">
            <text:p>1.2375733852386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61" calcext:value-type="float">
            <text:p>1.2861</text:p>
          </table:table-cell>
          <table:table-cell office:value-type="float" office:value="1.3255" calcext:value-type="float">
            <text:p>1.3255</text:p>
          </table:table-cell>
          <table:table-cell office:value-type="float" office:value="1.445" calcext:value-type="float">
            <text:p>1.445</text:p>
          </table:table-cell>
          <table:table-cell office:value-type="float" office:value="1.028" calcext:value-type="float">
            <text:p>1.028</text:p>
          </table:table-cell>
          <table:table-cell office:value-type="float" office:value="1.40188324451447" calcext:value-type="float">
            <text:p>1.4018832445144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38222026825" calcext:value-type="float">
            <text:p>1.383822202682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6881816387177" calcext:value-type="float">
            <text:p>1.36881816387177</text:p>
          </table:table-cell>
          <table:table-cell office:value-type="float" office:value="1.35778725147247" calcext:value-type="float">
            <text:p>1.35778725147247</text:p>
          </table:table-cell>
          <table:table-cell office:value-type="float" office:value="1.32545948028564" calcext:value-type="float">
            <text:p>1.32545948028564</text:p>
          </table:table-cell>
          <table:table-cell office:value-type="float" office:value="1.02799451351166" calcext:value-type="float">
            <text:p>1.02799451351166</text:p>
          </table:table-cell>
          <table:table-cell office:value-type="float" office:value="1.44495916366577" calcext:value-type="float">
            <text:p>1.44495916366577</text:p>
          </table:table-cell>
          <table:table-cell office:value-type="float" office:value="1.22931289672852" calcext:value-type="float">
            <text:p>1.22931289672852</text:p>
          </table:table-cell>
          <table:table-cell office:value-type="float" office:value="1.17478454113007" calcext:value-type="float">
            <text:p>1.17478454113007</text:p>
          </table:table-cell>
          <table:table-cell office:value-type="float" office:value="1.30949115753174" calcext:value-type="float">
            <text:p>1.3094911575317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7693819999695" calcext:value-type="float">
            <text:p>1.27693819999695</text:p>
          </table:table-cell>
          <table:table-cell office:value-type="float" office:value="1.35355627536774" calcext:value-type="float">
            <text:p>1.35355627536774</text:p>
          </table:table-cell>
          <table:table-cell office:value-type="float" office:value="1.36585474014282" calcext:value-type="float">
            <text:p>1.36585474014282</text:p>
          </table:table-cell>
          <table:table-cell office:value-type="float" office:value="1.04888367652893" calcext:value-type="float">
            <text:p>1.04888367652893</text:p>
          </table:table-cell>
          <table:table-cell office:value-type="float" office:value="1.12408065795898" calcext:value-type="float">
            <text:p>1.12408065795898</text:p>
          </table:table-cell>
          <table:table-cell office:value-type="float" office:value="1.37015330791473" calcext:value-type="float">
            <text:p>1.37015330791473</text:p>
          </table:table-cell>
          <table:table-cell office:value-type="float" office:value="1.43286085128784" calcext:value-type="float">
            <text:p>1.43286085128784</text:p>
          </table:table-cell>
          <table:table-cell office:value-type="float" office:value="1.23757338523865" calcext:value-type="float">
            <text:p>1.2375733852386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61" calcext:value-type="float">
            <text:p>1.2861</text:p>
          </table:table-cell>
          <table:table-cell office:value-type="float" office:value="1.3255" calcext:value-type="float">
            <text:p>1.3255</text:p>
          </table:table-cell>
          <table:table-cell office:value-type="float" office:value="1.445" calcext:value-type="float">
            <text:p>1.445</text:p>
          </table:table-cell>
          <table:table-cell office:value-type="float" office:value="1.028" calcext:value-type="float">
            <text:p>1.028</text:p>
          </table:table-cell>
          <table:table-cell office:value-type="float" office:value="1.40188324451447" calcext:value-type="float">
            <text:p>1.40188324451447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3838222026825" calcext:value-type="float">
            <text:p>1.383822202682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6881816387177" calcext:value-type="float">
            <text:p>1.36881816387177</text:p>
          </table:table-cell>
          <table:table-cell office:value-type="float" office:value="1.35778725147247" calcext:value-type="float">
            <text:p>1.35778725147247</text:p>
          </table:table-cell>
          <table:table-cell office:value-type="float" office:value="1.32545948028564" calcext:value-type="float">
            <text:p>1.32545948028564</text:p>
          </table:table-cell>
          <table:table-cell office:value-type="float" office:value="1.02799451351166" calcext:value-type="float">
            <text:p>1.02799451351166</text:p>
          </table:table-cell>
          <table:table-cell office:value-type="float" office:value="1.44495916366577" calcext:value-type="float">
            <text:p>1.44495916366577</text:p>
          </table:table-cell>
          <table:table-cell office:value-type="float" office:value="1.22931289672852" calcext:value-type="float">
            <text:p>1.22931289672852</text:p>
          </table:table-cell>
          <table:table-cell office:value-type="float" office:value="1.17478454113007" calcext:value-type="float">
            <text:p>1.17478454113007</text:p>
          </table:table-cell>
          <table:table-cell office:value-type="float" office:value="1.30949115753174" calcext:value-type="float">
            <text:p>1.30949115753174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7693819999695" calcext:value-type="float">
            <text:p>1.27693819999695</text:p>
          </table:table-cell>
          <table:table-cell office:value-type="float" office:value="1.35355627536774" calcext:value-type="float">
            <text:p>1.35355627536774</text:p>
          </table:table-cell>
          <table:table-cell office:value-type="float" office:value="1.36585474014282" calcext:value-type="float">
            <text:p>1.36585474014282</text:p>
          </table:table-cell>
          <table:table-cell office:value-type="float" office:value="1.04888367652893" calcext:value-type="float">
            <text:p>1.04888367652893</text:p>
          </table:table-cell>
          <table:table-cell office:value-type="float" office:value="1.12408065795898" calcext:value-type="float">
            <text:p>1.12408065795898</text:p>
          </table:table-cell>
          <table:table-cell office:value-type="float" office:value="1.37015330791473" calcext:value-type="float">
            <text:p>1.37015330791473</text:p>
          </table:table-cell>
          <table:table-cell office:value-type="float" office:value="1.43286085128784" calcext:value-type="float">
            <text:p>1.43286085128784</text:p>
          </table:table-cell>
          <table:table-cell office:value-type="float" office:value="1.23757338523865" calcext:value-type="float">
            <text:p>1.2375733852386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73" calcext:value-type="float">
            <text:p>1.3073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374775409698" calcext:value-type="float">
            <text:p>1.32374775409698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41348719596863" calcext:value-type="float">
            <text:p>1.41348719596863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43914568424225" calcext:value-type="float">
            <text:p>1.4391456842422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40995526313782" calcext:value-type="float">
            <text:p>1.4099552631378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954554080963" calcext:value-type="float">
            <text:p>1.40954554080963</text:p>
          </table:table-cell>
          <table:table-cell office:value-type="float" office:value="1.38226127624512" calcext:value-type="float">
            <text:p>1.3822612762451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73" calcext:value-type="float">
            <text:p>1.3073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374775409698" calcext:value-type="float">
            <text:p>1.32374775409698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41348719596863" calcext:value-type="float">
            <text:p>1.41348719596863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43914568424225" calcext:value-type="float">
            <text:p>1.4391456842422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40995526313782" calcext:value-type="float">
            <text:p>1.4099552631378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954554080963" calcext:value-type="float">
            <text:p>1.40954554080963</text:p>
          </table:table-cell>
          <table:table-cell office:value-type="float" office:value="1.38226127624512" calcext:value-type="float">
            <text:p>1.3822612762451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073" calcext:value-type="float">
            <text:p>1.3073</text:p>
          </table:table-cell>
          <table:table-cell office:value-type="float" office:value="1.3455" calcext:value-type="float">
            <text:p>1.3455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374775409698" calcext:value-type="float">
            <text:p>1.32374775409698</text:p>
          </table:table-cell>
          <table:table-cell office:value-type="float" office:value="1.40062522888184" calcext:value-type="float">
            <text:p>1.40062522888184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7113273143768" calcext:value-type="float">
            <text:p>1.37113273143768</text:p>
          </table:table-cell>
          <table:table-cell office:value-type="float" office:value="1.40289354324341" calcext:value-type="float">
            <text:p>1.40289354324341</text:p>
          </table:table-cell>
          <table:table-cell office:value-type="float" office:value="1.31678187847137" calcext:value-type="float">
            <text:p>1.31678187847137</text:p>
          </table:table-cell>
          <table:table-cell office:value-type="float" office:value="1.37145185470581" calcext:value-type="float">
            <text:p>1.37145185470581</text:p>
          </table:table-cell>
          <table:table-cell office:value-type="float" office:value="1.3189070224762" calcext:value-type="float">
            <text:p>1.3189070224762</text:p>
          </table:table-cell>
          <table:table-cell office:value-type="float" office:value="1.41348719596863" calcext:value-type="float">
            <text:p>1.41348719596863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4803152084351" calcext:value-type="float">
            <text:p>1.34803152084351</text:p>
          </table:table-cell>
          <table:table-cell office:value-type="float" office:value="1.34546172618866" calcext:value-type="float">
            <text:p>1.34546172618866</text:p>
          </table:table-cell>
          <table:table-cell office:value-type="float" office:value="1.43914568424225" calcext:value-type="float">
            <text:p>1.43914568424225</text:p>
          </table:table-cell>
          <table:table-cell office:value-type="float" office:value="1.10620808601379" calcext:value-type="float">
            <text:p>1.1062080860137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40995526313782" calcext:value-type="float">
            <text:p>1.40995526313782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40954554080963" calcext:value-type="float">
            <text:p>1.40954554080963</text:p>
          </table:table-cell>
          <table:table-cell office:value-type="float" office:value="1.38226127624512" calcext:value-type="float">
            <text:p>1.38226127624512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382" calcext:value-type="float">
            <text:p>1.4382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41535186767578" calcext:value-type="float">
            <text:p>1.4153518676757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3923149108887" calcext:value-type="float">
            <text:p>1.33923149108887</text:p>
          </table:table-cell>
          <table:table-cell office:value-type="float" office:value="1.35424709320068" calcext:value-type="float">
            <text:p>1.35424709320068</text:p>
          </table:table-cell>
          <table:table-cell office:value-type="float" office:value="1.30943179130554" calcext:value-type="float">
            <text:p>1.30943179130554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815159320831" calcext:value-type="float">
            <text:p>1.31815159320831</text:p>
          </table:table-cell>
          <table:table-cell office:value-type="float" office:value="1.15150225162506" calcext:value-type="float">
            <text:p>1.15150225162506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0099477767944" calcext:value-type="float">
            <text:p>1.40099477767944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2588016986847" calcext:value-type="float">
            <text:p>1.32588016986847</text:p>
          </table:table-cell>
          <table:table-cell office:value-type="float" office:value="1.4381787776947" calcext:value-type="float">
            <text:p>1.4381787776947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6733818054199" calcext:value-type="float">
            <text:p>1.36733818054199</text:p>
          </table:table-cell>
          <table:table-cell office:value-type="float" office:value="1.28685390949249" calcext:value-type="float">
            <text:p>1.2868539094924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4382" calcext:value-type="float">
            <text:p>1.4382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31756854057312" calcext:value-type="float">
            <text:p>1.31756854057312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41535186767578" calcext:value-type="float">
            <text:p>1.41535186767578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3923149108887" calcext:value-type="float">
            <text:p>1.33923149108887</text:p>
          </table:table-cell>
          <table:table-cell office:value-type="float" office:value="1.35424709320068" calcext:value-type="float">
            <text:p>1.35424709320068</text:p>
          </table:table-cell>
          <table:table-cell office:value-type="float" office:value="1.30943179130554" calcext:value-type="float">
            <text:p>1.30943179130554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1815159320831" calcext:value-type="float">
            <text:p>1.31815159320831</text:p>
          </table:table-cell>
          <table:table-cell office:value-type="float" office:value="1.15150225162506" calcext:value-type="float">
            <text:p>1.15150225162506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0099477767944" calcext:value-type="float">
            <text:p>1.40099477767944</text:p>
          </table:table-cell>
          <table:table-cell office:value-type="float" office:value="1.40078127384186" calcext:value-type="float">
            <text:p>1.40078127384186</text:p>
          </table:table-cell>
          <table:table-cell office:value-type="float" office:value="1.32588016986847" calcext:value-type="float">
            <text:p>1.32588016986847</text:p>
          </table:table-cell>
          <table:table-cell office:value-type="float" office:value="1.4381787776947" calcext:value-type="float">
            <text:p>1.4381787776947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36733818054199" calcext:value-type="float">
            <text:p>1.36733818054199</text:p>
          </table:table-cell>
          <table:table-cell office:value-type="float" office:value="1.28685390949249" calcext:value-type="float">
            <text:p>1.2868539094924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1" calcext:value-type="float">
            <text:p>1.341</text:p>
          </table:table-cell>
          <table:table-cell office:value-type="float" office:value="1.3209" calcext:value-type="float">
            <text:p>1.3209</text:p>
          </table:table-cell>
          <table:table-cell office:value-type="float" office:value="1.4376" calcext:value-type="float">
            <text:p>1.4376</text:p>
          </table:table-cell>
          <table:table-cell office:value-type="float" office:value="1.2281" calcext:value-type="float">
            <text:p>1.2281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25631296634674" calcext:value-type="float">
            <text:p>1.25631296634674</text:p>
          </table:table-cell>
          <table:table-cell office:value-type="float" office:value="1.29155421257019" calcext:value-type="float">
            <text:p>1.2915542125701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8595042228699" calcext:value-type="float">
            <text:p>1.28595042228699</text:p>
          </table:table-cell>
          <table:table-cell office:value-type="float" office:value="1.3003568649292" calcext:value-type="float">
            <text:p>1.3003568649292</text:p>
          </table:table-cell>
          <table:table-cell office:value-type="float" office:value="1.22929978370667" calcext:value-type="float">
            <text:p>1.22929978370667</text:p>
          </table:table-cell>
          <table:table-cell office:value-type="float" office:value="1.34038257598877" calcext:value-type="float">
            <text:p>1.34038257598877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43758893013001" calcext:value-type="float">
            <text:p>1.43758893013001</text:p>
          </table:table-cell>
          <table:table-cell office:value-type="float" office:value="1.32090783119202" calcext:value-type="float">
            <text:p>1.32090783119202</text:p>
          </table:table-cell>
          <table:table-cell office:value-type="float" office:value="1.384122133255" calcext:value-type="float">
            <text:p>1.384122133255</text:p>
          </table:table-cell>
          <table:table-cell office:value-type="float" office:value="1.43629693984985" calcext:value-type="float">
            <text:p>1.43629693984985</text:p>
          </table:table-cell>
          <table:table-cell office:value-type="float" office:value="1.43673861026764" calcext:value-type="float">
            <text:p>1.43673861026764</text:p>
          </table:table-cell>
          <table:table-cell office:value-type="float" office:value="1.41908144950867" calcext:value-type="float">
            <text:p>1.41908144950867</text:p>
          </table:table-cell>
          <table:table-cell office:value-type="float" office:value="1.42079877853394" calcext:value-type="float">
            <text:p>1.42079877853394</text:p>
          </table:table-cell>
          <table:table-cell office:value-type="float" office:value="1.30066525936127" calcext:value-type="float">
            <text:p>1.30066525936127</text:p>
          </table:table-cell>
          <table:table-cell office:value-type="float" office:value="1.29327178001404" calcext:value-type="float">
            <text:p>1.29327178001404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4112788438797" calcext:value-type="float">
            <text:p>1.4112788438797</text:p>
          </table:table-cell>
          <table:table-cell office:value-type="float" office:value="1.29411995410919" calcext:value-type="float">
            <text:p>1.2941199541091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1" calcext:value-type="float">
            <text:p>1.341</text:p>
          </table:table-cell>
          <table:table-cell office:value-type="float" office:value="1.3209" calcext:value-type="float">
            <text:p>1.3209</text:p>
          </table:table-cell>
          <table:table-cell office:value-type="float" office:value="1.4376" calcext:value-type="float">
            <text:p>1.4376</text:p>
          </table:table-cell>
          <table:table-cell office:value-type="float" office:value="1.2281" calcext:value-type="float">
            <text:p>1.2281</text:p>
          </table:table-cell>
          <table:table-cell office:value-type="float" office:value="1.3278284072876" calcext:value-type="float">
            <text:p>1.3278284072876</text:p>
          </table:table-cell>
          <table:table-cell office:value-type="float" office:value="1.25631296634674" calcext:value-type="float">
            <text:p>1.25631296634674</text:p>
          </table:table-cell>
          <table:table-cell office:value-type="float" office:value="1.29155421257019" calcext:value-type="float">
            <text:p>1.29155421257019</text:p>
          </table:table-cell>
          <table:table-cell office:value-type="float" office:value="1.22805309295654" calcext:value-type="float">
            <text:p>1.22805309295654</text:p>
          </table:table-cell>
          <table:table-cell office:value-type="float" office:value="1.28595042228699" calcext:value-type="float">
            <text:p>1.28595042228699</text:p>
          </table:table-cell>
          <table:table-cell office:value-type="float" office:value="1.3003568649292" calcext:value-type="float">
            <text:p>1.3003568649292</text:p>
          </table:table-cell>
          <table:table-cell office:value-type="float" office:value="1.22929978370667" calcext:value-type="float">
            <text:p>1.22929978370667</text:p>
          </table:table-cell>
          <table:table-cell office:value-type="float" office:value="1.34038257598877" calcext:value-type="float">
            <text:p>1.34038257598877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43758893013001" calcext:value-type="float">
            <text:p>1.43758893013001</text:p>
          </table:table-cell>
          <table:table-cell office:value-type="float" office:value="1.32090783119202" calcext:value-type="float">
            <text:p>1.32090783119202</text:p>
          </table:table-cell>
          <table:table-cell office:value-type="float" office:value="1.384122133255" calcext:value-type="float">
            <text:p>1.384122133255</text:p>
          </table:table-cell>
          <table:table-cell office:value-type="float" office:value="1.43629693984985" calcext:value-type="float">
            <text:p>1.43629693984985</text:p>
          </table:table-cell>
          <table:table-cell office:value-type="float" office:value="1.43673861026764" calcext:value-type="float">
            <text:p>1.43673861026764</text:p>
          </table:table-cell>
          <table:table-cell office:value-type="float" office:value="1.41908144950867" calcext:value-type="float">
            <text:p>1.41908144950867</text:p>
          </table:table-cell>
          <table:table-cell office:value-type="float" office:value="1.42079877853394" calcext:value-type="float">
            <text:p>1.42079877853394</text:p>
          </table:table-cell>
          <table:table-cell office:value-type="float" office:value="1.30066525936127" calcext:value-type="float">
            <text:p>1.30066525936127</text:p>
          </table:table-cell>
          <table:table-cell office:value-type="float" office:value="1.29327178001404" calcext:value-type="float">
            <text:p>1.29327178001404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4112788438797" calcext:value-type="float">
            <text:p>1.4112788438797</text:p>
          </table:table-cell>
          <table:table-cell office:value-type="float" office:value="1.29411995410919" calcext:value-type="float">
            <text:p>1.2941199541091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15" calcext:value-type="float">
            <text:p>1.3315</text:p>
          </table:table-cell>
          <table:table-cell office:value-type="float" office:value="1.34" calcext:value-type="float">
            <text:p>1.34</text:p>
          </table:table-cell>
          <table:table-cell office:value-type="float" office:value="1.4356" calcext:value-type="float">
            <text:p>1.4356</text:p>
          </table:table-cell>
          <table:table-cell office:value-type="float" office:value="1.079" calcext:value-type="float">
            <text:p>1.079</text:p>
          </table:table-cell>
          <table:table-cell office:value-type="float" office:value="1.30527257919312" calcext:value-type="float">
            <text:p>1.30527257919312</text:p>
          </table:table-cell>
          <table:table-cell office:value-type="float" office:value="1.31381380558014" calcext:value-type="float">
            <text:p>1.31381380558014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3996653556824" calcext:value-type="float">
            <text:p>1.33996653556824</text:p>
          </table:table-cell>
          <table:table-cell office:value-type="float" office:value="1.41081237792969" calcext:value-type="float">
            <text:p>1.41081237792969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2546126842499" calcext:value-type="float">
            <text:p>1.32546126842499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8090312480927" calcext:value-type="float">
            <text:p>1.38090312480927</text:p>
          </table:table-cell>
          <table:table-cell office:value-type="float" office:value="1.40909266471863" calcext:value-type="float">
            <text:p>1.40909266471863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43557262420654" calcext:value-type="float">
            <text:p>1.43557262420654</text:p>
          </table:table-cell>
          <table:table-cell office:value-type="float" office:value="1.34266817569733" calcext:value-type="float">
            <text:p>1.34266817569733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37705063819885" calcext:value-type="float">
            <text:p>1.37705063819885</text:p>
          </table:table-cell>
          <table:table-cell office:value-type="float" office:value="1.31554770469666" calcext:value-type="float">
            <text:p>1.3155477046966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659602165222" calcext:value-type="float">
            <text:p>1.32659602165222</text:p>
          </table:table-cell>
          <table:table-cell office:value-type="float" office:value="1.26761829853058" calcext:value-type="float">
            <text:p>1.26761829853058</text:p>
          </table:table-cell>
          <table:table-cell office:value-type="float" office:value="1.245685338974" calcext:value-type="float">
            <text:p>1.245685338974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03" calcext:value-type="float">
            <text:p>1.3403</text:p>
          </table:table-cell>
          <table:table-cell office:value-type="float" office:value="1.3667" calcext:value-type="float">
            <text:p>1.3667</text:p>
          </table:table-cell>
          <table:table-cell office:value-type="float" office:value="1.432" calcext:value-type="float">
            <text:p>1.432</text:p>
          </table:table-cell>
          <table:table-cell office:value-type="float" office:value="1.079" calcext:value-type="float">
            <text:p>1.079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3996653556824" calcext:value-type="float">
            <text:p>1.33996653556824</text:p>
          </table:table-cell>
          <table:table-cell office:value-type="float" office:value="1.38344526290894" calcext:value-type="float">
            <text:p>1.38344526290894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33784210681915" calcext:value-type="float">
            <text:p>1.33784210681915</text:p>
          </table:table-cell>
          <table:table-cell office:value-type="float" office:value="1.34931480884552" calcext:value-type="float">
            <text:p>1.34931480884552</text:p>
          </table:table-cell>
          <table:table-cell office:value-type="float" office:value="1.37705063819885" calcext:value-type="float">
            <text:p>1.37705063819885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645027160645" calcext:value-type="float">
            <text:p>1.40645027160645</text:p>
          </table:table-cell>
          <table:table-cell office:value-type="float" office:value="1.41715240478516" calcext:value-type="float">
            <text:p>1.41715240478516</text:p>
          </table:table-cell>
          <table:table-cell office:value-type="float" office:value="1.31188726425171" calcext:value-type="float">
            <text:p>1.31188726425171</text:p>
          </table:table-cell>
          <table:table-cell office:value-type="float" office:value="1.26761829853058" calcext:value-type="float">
            <text:p>1.26761829853058</text:p>
          </table:table-cell>
          <table:table-cell office:value-type="float" office:value="1.41397774219513" calcext:value-type="float">
            <text:p>1.41397774219513</text:p>
          </table:table-cell>
          <table:table-cell office:value-type="float" office:value="1.24864935874939" calcext:value-type="float">
            <text:p>1.24864935874939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4319851398468" calcext:value-type="float">
            <text:p>1.4319851398468</text:p>
          </table:table-cell>
          <table:table-cell office:value-type="float" office:value="1.42266261577606" calcext:value-type="float">
            <text:p>1.42266261577606</text:p>
          </table:table-cell>
          <table:table-cell office:value-type="float" office:value="1.39534032344818" calcext:value-type="float">
            <text:p>1.39534032344818</text:p>
          </table:table-cell>
          <table:table-cell office:value-type="float" office:value="1.36665773391724" calcext:value-type="float">
            <text:p>1.36665773391724</text:p>
          </table:table-cell>
          <table:table-cell office:value-type="float" office:value="1.41454529762268" calcext:value-type="float">
            <text:p>1.41454529762268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82" calcext:value-type="float">
            <text:p>1.3282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4319" calcext:value-type="float">
            <text:p>1.4319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409747838974" calcext:value-type="float">
            <text:p>1.409747838974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36350846290588" calcext:value-type="float">
            <text:p>1.36350846290588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3185806274414" calcext:value-type="float">
            <text:p>1.43185806274414</text:p>
          </table:table-cell>
          <table:table-cell office:value-type="float" office:value="1.35814964771271" calcext:value-type="float">
            <text:p>1.35814964771271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35017085075378" calcext:value-type="float">
            <text:p>1.35017085075378</text:p>
          </table:table-cell>
          <table:table-cell office:value-type="float" office:value="1.35007321834564" calcext:value-type="float">
            <text:p>1.35007321834564</text:p>
          </table:table-cell>
          <table:table-cell office:value-type="float" office:value="1.35065889358521" calcext:value-type="float">
            <text:p>1.35065889358521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22767901420593" calcext:value-type="float">
            <text:p>1.22767901420593</text:p>
          </table:table-cell>
          <table:table-cell office:value-type="float" office:value="1.34352028369904" calcext:value-type="float">
            <text:p>1.34352028369904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24054479599" calcext:value-type="float">
            <text:p>1.324054479599</text:p>
          </table:table-cell>
          <table:table-cell office:value-type="float" office:value="1.36717057228088" calcext:value-type="float">
            <text:p>1.36717057228088</text:p>
          </table:table-cell>
          <table:table-cell office:value-type="float" office:value="1.25738883018494" calcext:value-type="float">
            <text:p>1.25738883018494</text:p>
          </table:table-cell>
          <table:table-cell office:value-type="float" office:value="1.42977201938629" calcext:value-type="float">
            <text:p>1.42977201938629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3" calcext:value-type="float">
            <text:p>1.323</text:p>
          </table:table-cell>
          <table:table-cell office:value-type="float" office:value="1.331" calcext:value-type="float">
            <text:p>1.331</text:p>
          </table:table-cell>
          <table:table-cell office:value-type="float" office:value="1.4319" calcext:value-type="float">
            <text:p>1.4319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409747838974" calcext:value-type="float">
            <text:p>1.409747838974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3185806274414" calcext:value-type="float">
            <text:p>1.43185806274414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33096694946289" calcext:value-type="float">
            <text:p>1.33096694946289</text:p>
          </table:table-cell>
          <table:table-cell office:value-type="float" office:value="1.35017085075378" calcext:value-type="float">
            <text:p>1.35017085075378</text:p>
          </table:table-cell>
          <table:table-cell office:value-type="float" office:value="1.35007321834564" calcext:value-type="float">
            <text:p>1.3500732183456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1685304641724" calcext:value-type="float">
            <text:p>1.31685304641724</text:p>
          </table:table-cell>
          <table:table-cell office:value-type="float" office:value="1.22767901420593" calcext:value-type="float">
            <text:p>1.22767901420593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2268857955933" calcext:value-type="float">
            <text:p>1.32268857955933</text:p>
          </table:table-cell>
          <table:table-cell office:value-type="float" office:value="1.324054479599" calcext:value-type="float">
            <text:p>1.324054479599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27228343486786" calcext:value-type="float">
            <text:p>1.2722834348678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23" calcext:value-type="float">
            <text:p>1.323</text:p>
          </table:table-cell>
          <table:table-cell office:value-type="float" office:value="1.331" calcext:value-type="float">
            <text:p>1.331</text:p>
          </table:table-cell>
          <table:table-cell office:value-type="float" office:value="1.4319" calcext:value-type="float">
            <text:p>1.4319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409747838974" calcext:value-type="float">
            <text:p>1.409747838974</text:p>
          </table:table-cell>
          <table:table-cell office:value-type="float" office:value="1.26547527313232" calcext:value-type="float">
            <text:p>1.26547527313232</text:p>
          </table:table-cell>
          <table:table-cell office:value-type="float" office:value="1.33439612388611" calcext:value-type="float">
            <text:p>1.3343961238861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465577125549" calcext:value-type="float">
            <text:p>1.32465577125549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27748537063599" calcext:value-type="float">
            <text:p>1.27748537063599</text:p>
          </table:table-cell>
          <table:table-cell office:value-type="float" office:value="1.43185806274414" calcext:value-type="float">
            <text:p>1.43185806274414</text:p>
          </table:table-cell>
          <table:table-cell office:value-type="float" office:value="1.36151599884033" calcext:value-type="float">
            <text:p>1.36151599884033</text:p>
          </table:table-cell>
          <table:table-cell office:value-type="float" office:value="1.33096694946289" calcext:value-type="float">
            <text:p>1.33096694946289</text:p>
          </table:table-cell>
          <table:table-cell office:value-type="float" office:value="1.35017085075378" calcext:value-type="float">
            <text:p>1.35017085075378</text:p>
          </table:table-cell>
          <table:table-cell office:value-type="float" office:value="1.35007321834564" calcext:value-type="float">
            <text:p>1.35007321834564</text:p>
          </table:table-cell>
          <table:table-cell office:value-type="float" office:value="1.33898198604584" calcext:value-type="float">
            <text:p>1.33898198604584</text:p>
          </table:table-cell>
          <table:table-cell office:value-type="float" office:value="1.31685304641724" calcext:value-type="float">
            <text:p>1.31685304641724</text:p>
          </table:table-cell>
          <table:table-cell office:value-type="float" office:value="1.22767901420593" calcext:value-type="float">
            <text:p>1.22767901420593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2268857955933" calcext:value-type="float">
            <text:p>1.32268857955933</text:p>
          </table:table-cell>
          <table:table-cell office:value-type="float" office:value="1.324054479599" calcext:value-type="float">
            <text:p>1.324054479599</text:p>
          </table:table-cell>
          <table:table-cell office:value-type="float" office:value="1.36537766456604" calcext:value-type="float">
            <text:p>1.36537766456604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27228343486786" calcext:value-type="float">
            <text:p>1.2722834348678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91" calcext:value-type="float">
            <text:p>1.3191</text:p>
          </table:table-cell>
          <table:table-cell office:value-type="float" office:value="1.3748" calcext:value-type="float">
            <text:p>1.3748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3018317222595" calcext:value-type="float">
            <text:p>1.43018317222595</text:p>
          </table:table-cell>
          <table:table-cell office:value-type="float" office:value="1.38276338577271" calcext:value-type="float">
            <text:p>1.38276338577271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26012420654297" calcext:value-type="float">
            <text:p>1.26012420654297</text:p>
          </table:table-cell>
          <table:table-cell office:value-type="float" office:value="1.41559708118439" calcext:value-type="float">
            <text:p>1.41559708118439</text:p>
          </table:table-cell>
          <table:table-cell office:value-type="float" office:value="1.39890229701996" calcext:value-type="float">
            <text:p>1.39890229701996</text:p>
          </table:table-cell>
          <table:table-cell office:value-type="float" office:value="1.38829827308655" calcext:value-type="float">
            <text:p>1.3882982730865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27842879295349" calcext:value-type="float">
            <text:p>1.27842879295349</text:p>
          </table:table-cell>
          <table:table-cell office:value-type="float" office:value="1.39127171039581" calcext:value-type="float">
            <text:p>1.39127171039581</text:p>
          </table:table-cell>
          <table:table-cell office:value-type="float" office:value="1.29405236244202" calcext:value-type="float">
            <text:p>1.29405236244202</text:p>
          </table:table-cell>
          <table:table-cell office:value-type="float" office:value="1.35565376281738" calcext:value-type="float">
            <text:p>1.35565376281738</text:p>
          </table:table-cell>
          <table:table-cell office:value-type="float" office:value="1.40361940860748" calcext:value-type="float">
            <text:p>1.40361940860748</text:p>
          </table:table-cell>
          <table:table-cell office:value-type="float" office:value="1.37482583522797" calcext:value-type="float">
            <text:p>1.37482583522797</text:p>
          </table:table-cell>
          <table:table-cell office:value-type="float" office:value="1.39663434028625" calcext:value-type="float">
            <text:p>1.39663434028625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298" calcext:value-type="float">
            <text:p>1.4298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890742301941" calcext:value-type="float">
            <text:p>1.39890742301941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1835474967957" calcext:value-type="float">
            <text:p>1.4183547496795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221321582794" calcext:value-type="float">
            <text:p>1.40221321582794</text:p>
          </table:table-cell>
          <table:table-cell office:value-type="float" office:value="1.28873229026794" calcext:value-type="float">
            <text:p>1.28873229026794</text:p>
          </table:table-cell>
          <table:table-cell office:value-type="float" office:value="1.34509682655334" calcext:value-type="float">
            <text:p>1.34509682655334</text:p>
          </table:table-cell>
          <table:table-cell office:value-type="float" office:value="1.32715559005737" calcext:value-type="float">
            <text:p>1.32715559005737</text:p>
          </table:table-cell>
          <table:table-cell office:value-type="float" office:value="1.25597977638245" calcext:value-type="float">
            <text:p>1.25597977638245</text:p>
          </table:table-cell>
          <table:table-cell office:value-type="float" office:value="1.42984426021576" calcext:value-type="float">
            <text:p>1.42984426021576</text:p>
          </table:table-cell>
          <table:table-cell office:value-type="float" office:value="1.39241683483124" calcext:value-type="float">
            <text:p>1.392416834831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2965884208679" calcext:value-type="float">
            <text:p>1.22965884208679</text:p>
          </table:table-cell>
          <table:table-cell office:value-type="float" office:value="1.40964841842651" calcext:value-type="float">
            <text:p>1.40964841842651</text:p>
          </table:table-cell>
          <table:table-cell office:value-type="float" office:value="1.38116502761841" calcext:value-type="float">
            <text:p>1.38116502761841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298" calcext:value-type="float">
            <text:p>1.4298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890742301941" calcext:value-type="float">
            <text:p>1.39890742301941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1835474967957" calcext:value-type="float">
            <text:p>1.4183547496795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221321582794" calcext:value-type="float">
            <text:p>1.40221321582794</text:p>
          </table:table-cell>
          <table:table-cell office:value-type="float" office:value="1.28873229026794" calcext:value-type="float">
            <text:p>1.28873229026794</text:p>
          </table:table-cell>
          <table:table-cell office:value-type="float" office:value="1.34509682655334" calcext:value-type="float">
            <text:p>1.34509682655334</text:p>
          </table:table-cell>
          <table:table-cell office:value-type="float" office:value="1.32715559005737" calcext:value-type="float">
            <text:p>1.32715559005737</text:p>
          </table:table-cell>
          <table:table-cell office:value-type="float" office:value="1.25597977638245" calcext:value-type="float">
            <text:p>1.25597977638245</text:p>
          </table:table-cell>
          <table:table-cell office:value-type="float" office:value="1.42984426021576" calcext:value-type="float">
            <text:p>1.42984426021576</text:p>
          </table:table-cell>
          <table:table-cell office:value-type="float" office:value="1.39241683483124" calcext:value-type="float">
            <text:p>1.392416834831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2965884208679" calcext:value-type="float">
            <text:p>1.22965884208679</text:p>
          </table:table-cell>
          <table:table-cell office:value-type="float" office:value="1.40964841842651" calcext:value-type="float">
            <text:p>1.40964841842651</text:p>
          </table:table-cell>
          <table:table-cell office:value-type="float" office:value="1.38116502761841" calcext:value-type="float">
            <text:p>1.38116502761841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298" calcext:value-type="float">
            <text:p>1.4298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890742301941" calcext:value-type="float">
            <text:p>1.39890742301941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1835474967957" calcext:value-type="float">
            <text:p>1.4183547496795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221321582794" calcext:value-type="float">
            <text:p>1.40221321582794</text:p>
          </table:table-cell>
          <table:table-cell office:value-type="float" office:value="1.28873229026794" calcext:value-type="float">
            <text:p>1.28873229026794</text:p>
          </table:table-cell>
          <table:table-cell office:value-type="float" office:value="1.34509682655334" calcext:value-type="float">
            <text:p>1.34509682655334</text:p>
          </table:table-cell>
          <table:table-cell office:value-type="float" office:value="1.32715559005737" calcext:value-type="float">
            <text:p>1.32715559005737</text:p>
          </table:table-cell>
          <table:table-cell office:value-type="float" office:value="1.25597977638245" calcext:value-type="float">
            <text:p>1.25597977638245</text:p>
          </table:table-cell>
          <table:table-cell office:value-type="float" office:value="1.42984426021576" calcext:value-type="float">
            <text:p>1.42984426021576</text:p>
          </table:table-cell>
          <table:table-cell office:value-type="float" office:value="1.39241683483124" calcext:value-type="float">
            <text:p>1.392416834831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2965884208679" calcext:value-type="float">
            <text:p>1.22965884208679</text:p>
          </table:table-cell>
          <table:table-cell office:value-type="float" office:value="1.40964841842651" calcext:value-type="float">
            <text:p>1.40964841842651</text:p>
          </table:table-cell>
          <table:table-cell office:value-type="float" office:value="1.38116502761841" calcext:value-type="float">
            <text:p>1.38116502761841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07" calcext:value-type="float">
            <text:p>1.3107</text:p>
          </table:table-cell>
          <table:table-cell office:value-type="float" office:value="1.3506" calcext:value-type="float">
            <text:p>1.3506</text:p>
          </table:table-cell>
          <table:table-cell office:value-type="float" office:value="1.4298" calcext:value-type="float">
            <text:p>1.4298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9890742301941" calcext:value-type="float">
            <text:p>1.39890742301941</text:p>
          </table:table-cell>
          <table:table-cell office:value-type="float" office:value="1.40438103675842" calcext:value-type="float">
            <text:p>1.40438103675842</text:p>
          </table:table-cell>
          <table:table-cell office:value-type="float" office:value="1.41835474967957" calcext:value-type="float">
            <text:p>1.4183547496795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221321582794" calcext:value-type="float">
            <text:p>1.40221321582794</text:p>
          </table:table-cell>
          <table:table-cell office:value-type="float" office:value="1.28873229026794" calcext:value-type="float">
            <text:p>1.28873229026794</text:p>
          </table:table-cell>
          <table:table-cell office:value-type="float" office:value="1.34509682655334" calcext:value-type="float">
            <text:p>1.34509682655334</text:p>
          </table:table-cell>
          <table:table-cell office:value-type="float" office:value="1.32715559005737" calcext:value-type="float">
            <text:p>1.32715559005737</text:p>
          </table:table-cell>
          <table:table-cell office:value-type="float" office:value="1.25597977638245" calcext:value-type="float">
            <text:p>1.25597977638245</text:p>
          </table:table-cell>
          <table:table-cell office:value-type="float" office:value="1.42984426021576" calcext:value-type="float">
            <text:p>1.42984426021576</text:p>
          </table:table-cell>
          <table:table-cell office:value-type="float" office:value="1.39241683483124" calcext:value-type="float">
            <text:p>1.39241683483124</text:p>
          </table:table-cell>
          <table:table-cell office:value-type="float" office:value="1.35063767433167" calcext:value-type="float">
            <text:p>1.35063767433167</text:p>
          </table:table-cell>
          <table:table-cell office:value-type="float" office:value="1.29079031944275" calcext:value-type="float">
            <text:p>1.29079031944275</text:p>
          </table:table-cell>
          <table:table-cell office:value-type="float" office:value="1.22965884208679" calcext:value-type="float">
            <text:p>1.22965884208679</text:p>
          </table:table-cell>
          <table:table-cell office:value-type="float" office:value="1.40964841842651" calcext:value-type="float">
            <text:p>1.40964841842651</text:p>
          </table:table-cell>
          <table:table-cell office:value-type="float" office:value="1.38116502761841" calcext:value-type="float">
            <text:p>1.38116502761841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09" calcext:value-type="float">
            <text:p>1.3309</text:p>
          </table:table-cell>
          <table:table-cell office:value-type="float" office:value="1.3534" calcext:value-type="float">
            <text:p>1.3534</text:p>
          </table:table-cell>
          <table:table-cell office:value-type="float" office:value="1.4255" calcext:value-type="float">
            <text:p>1.4255</text:p>
          </table:table-cell>
          <table:table-cell office:value-type="float" office:value="1.079" calcext:value-type="float">
            <text:p>1.079</text:p>
          </table:table-cell>
          <table:table-cell office:value-type="float" office:value="1.30527257919312" calcext:value-type="float">
            <text:p>1.30527257919312</text:p>
          </table:table-cell>
          <table:table-cell office:value-type="float" office:value="1.38258922100067" calcext:value-type="float">
            <text:p>1.38258922100067</text:p>
          </table:table-cell>
          <table:table-cell office:value-type="float" office:value="1.33996653556824" calcext:value-type="float">
            <text:p>1.33996653556824</text:p>
          </table:table-cell>
          <table:table-cell office:value-type="float" office:value="1.38344526290894" calcext:value-type="float">
            <text:p>1.38344526290894</text:p>
          </table:table-cell>
          <table:table-cell office:value-type="float" office:value="1.34536731243134" calcext:value-type="float">
            <text:p>1.34536731243134</text:p>
          </table:table-cell>
          <table:table-cell office:value-type="float" office:value="1.26783120632172" calcext:value-type="float">
            <text:p>1.26783120632172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8090312480927" calcext:value-type="float">
            <text:p>1.38090312480927</text:p>
          </table:table-cell>
          <table:table-cell office:value-type="float" office:value="1.39546120166779" calcext:value-type="float">
            <text:p>1.39546120166779</text:p>
          </table:table-cell>
          <table:table-cell office:value-type="float" office:value="1.40727782249451" calcext:value-type="float">
            <text:p>1.40727782249451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7705063819885" calcext:value-type="float">
            <text:p>1.37705063819885</text:p>
          </table:table-cell>
          <table:table-cell office:value-type="float" office:value="1.35339248180389" calcext:value-type="float">
            <text:p>1.35339248180389</text:p>
          </table:table-cell>
          <table:table-cell office:value-type="float" office:value="1.38498568534851" calcext:value-type="float">
            <text:p>1.38498568534851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1188726425171" calcext:value-type="float">
            <text:p>1.31188726425171</text:p>
          </table:table-cell>
          <table:table-cell office:value-type="float" office:value="1.27732372283936" calcext:value-type="float">
            <text:p>1.27732372283936</text:p>
          </table:table-cell>
          <table:table-cell office:value-type="float" office:value="1.26761829853058" calcext:value-type="float">
            <text:p>1.26761829853058</text:p>
          </table:table-cell>
          <table:table-cell office:value-type="float" office:value="1.3331184387207" calcext:value-type="float">
            <text:p>1.3331184387207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37996888160706" calcext:value-type="float">
            <text:p>1.3799688816070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999" calcext:value-type="float">
            <text:p>1.2999</text:p>
          </table:table-cell>
          <table:table-cell office:value-type="float" office:value="1.3365" calcext:value-type="float">
            <text:p>1.3365</text:p>
          </table:table-cell>
          <table:table-cell office:value-type="float" office:value="1.4255" calcext:value-type="float">
            <text:p>1.4255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40699744224548" calcext:value-type="float">
            <text:p>1.40699744224548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40005683898926" calcext:value-type="float">
            <text:p>1.40005683898926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9769876003265" calcext:value-type="float">
            <text:p>1.39769876003265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3654975891113" calcext:value-type="float">
            <text:p>1.33654975891113</text:p>
          </table:table-cell>
          <table:table-cell office:value-type="float" office:value="1.35449421405792" calcext:value-type="float">
            <text:p>1.35449421405792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20107710361481" calcext:value-type="float">
            <text:p>1.20107710361481</text:p>
          </table:table-cell>
          <table:table-cell office:value-type="float" office:value="0.929062366485596" calcext:value-type="float">
            <text:p>0.929062366485596</text:p>
          </table:table-cell>
          <table:table-cell office:value-type="float" office:value="1.34041237831116" calcext:value-type="float">
            <text:p>1.34041237831116</text:p>
          </table:table-cell>
          <table:table-cell office:value-type="float" office:value="1.30023527145386" calcext:value-type="float">
            <text:p>1.30023527145386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24" calcext:value-type="float">
            <text:p>1.2724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418" calcext:value-type="float">
            <text:p>1.418</text:p>
          </table:table-cell>
          <table:table-cell office:value-type="float" office:value="0.9971" calcext:value-type="float">
            <text:p>0.9971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0587244033813" calcext:value-type="float">
            <text:p>1.30587244033813</text:p>
          </table:table-cell>
          <table:table-cell office:value-type="float" office:value="1.31781160831451" calcext:value-type="float">
            <text:p>1.31781160831451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38856339454651" calcext:value-type="float">
            <text:p>1.38856339454651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1575179100037" calcext:value-type="float">
            <text:p>1.31575179100037</text:p>
          </table:table-cell>
          <table:table-cell table:number-columns-repeated="1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24" calcext:value-type="float">
            <text:p>1.2724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418" calcext:value-type="float">
            <text:p>1.418</text:p>
          </table:table-cell>
          <table:table-cell office:value-type="float" office:value="0.9971" calcext:value-type="float">
            <text:p>0.9971</text:p>
          </table:table-cell>
          <table:table-cell office:value-type="float" office:value="1.35000944137573" calcext:value-type="float">
            <text:p>1.35000944137573</text:p>
          </table:table-cell>
          <table:table-cell office:value-type="float" office:value="1.15555572509766" calcext:value-type="float">
            <text:p>1.15555572509766</text:p>
          </table:table-cell>
          <table:table-cell office:value-type="float" office:value="1.3910254240036" calcext:value-type="float">
            <text:p>1.3910254240036</text:p>
          </table:table-cell>
          <table:table-cell office:value-type="float" office:value="1.3159202337265" calcext:value-type="float">
            <text:p>1.3159202337265</text:p>
          </table:table-cell>
          <table:table-cell office:value-type="float" office:value="1.30587244033813" calcext:value-type="float">
            <text:p>1.30587244033813</text:p>
          </table:table-cell>
          <table:table-cell office:value-type="float" office:value="1.31781160831451" calcext:value-type="float">
            <text:p>1.31781160831451</text:p>
          </table:table-cell>
          <table:table-cell office:value-type="float" office:value="1.39498138427734" calcext:value-type="float">
            <text:p>1.39498138427734</text:p>
          </table:table-cell>
          <table:table-cell office:value-type="float" office:value="1.29312443733215" calcext:value-type="float">
            <text:p>1.29312443733215</text:p>
          </table:table-cell>
          <table:table-cell office:value-type="float" office:value="1.21487593650818" calcext:value-type="float">
            <text:p>1.21487593650818</text:p>
          </table:table-cell>
          <table:table-cell office:value-type="float" office:value="1.39245307445526" calcext:value-type="float">
            <text:p>1.39245307445526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5684180259705" calcext:value-type="float">
            <text:p>1.35684180259705</text:p>
          </table:table-cell>
          <table:table-cell office:value-type="float" office:value="1.33895683288574" calcext:value-type="float">
            <text:p>1.33895683288574</text:p>
          </table:table-cell>
          <table:table-cell office:value-type="float" office:value="1.0878427028656" calcext:value-type="float">
            <text:p>1.0878427028656</text:p>
          </table:table-cell>
          <table:table-cell office:value-type="float" office:value="1.38856339454651" calcext:value-type="float">
            <text:p>1.38856339454651</text:p>
          </table:table-cell>
          <table:table-cell office:value-type="float" office:value="1.15717458724976" calcext:value-type="float">
            <text:p>1.15717458724976</text:p>
          </table:table-cell>
          <table:table-cell office:value-type="float" office:value="1.41800093650818" calcext:value-type="float">
            <text:p>1.41800093650818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7395477294922" calcext:value-type="float">
            <text:p>1.37395477294922</text:p>
          </table:table-cell>
          <table:table-cell office:value-type="float" office:value="0.9970862865448" calcext:value-type="float">
            <text:p>0.9970862865448</text:p>
          </table:table-cell>
          <table:table-cell office:value-type="float" office:value="1.31575179100037" calcext:value-type="float">
            <text:p>1.31575179100037</text:p>
          </table:table-cell>
          <table:table-cell table:number-columns-repeated="1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48" calcext:value-type="float">
            <text:p>1.348</text:p>
          </table:table-cell>
          <table:table-cell office:value-type="float" office:value="1.3841" calcext:value-type="float">
            <text:p>1.3841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7859749794006" calcext:value-type="float">
            <text:p>1.37859749794006</text:p>
          </table:table-cell>
          <table:table-cell office:value-type="float" office:value="1.45059561729431" calcext:value-type="float">
            <text:p>1.45059561729431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38407778739929" calcext:value-type="float">
            <text:p>1.38407778739929</text:p>
          </table:table-cell>
          <table:table-cell office:value-type="float" office:value="1.47527277469635" calcext:value-type="float">
            <text:p>1.47527277469635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41214060783386" calcext:value-type="float">
            <text:p>1.41214060783386</text:p>
          </table:table-cell>
          <table:table-cell office:value-type="float" office:value="1.45626056194305" calcext:value-type="float">
            <text:p>1.45626056194305</text:p>
          </table:table-cell>
          <table:table-cell office:value-type="float" office:value="1.36796355247498" calcext:value-type="float">
            <text:p>1.36796355247498</text:p>
          </table:table-cell>
          <table:table-cell office:value-type="float" office:value="1.45954215526581" calcext:value-type="float">
            <text:p>1.45954215526581</text:p>
          </table:table-cell>
          <table:table-cell office:value-type="float" office:value="1.41822481155396" calcext:value-type="float">
            <text:p>1.41822481155396</text:p>
          </table:table-cell>
          <table:table-cell office:value-type="float" office:value="1.17052555084229" calcext:value-type="float">
            <text:p>1.17052555084229</text:p>
          </table:table-cell>
          <table:table-cell office:value-type="float" office:value="1.39426445960999" calcext:value-type="float">
            <text:p>1.3942644596099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66" calcext:value-type="float">
            <text:p>1.3366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4745" calcext:value-type="float">
            <text:p>1.4745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4442257881165" calcext:value-type="float">
            <text:p>1.34442257881165</text:p>
          </table:table-cell>
          <table:table-cell office:value-type="float" office:value="1.23121166229248" calcext:value-type="float">
            <text:p>1.23121166229248</text:p>
          </table:table-cell>
          <table:table-cell office:value-type="float" office:value="1.31984341144562" calcext:value-type="float">
            <text:p>1.31984341144562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26727294921875" calcext:value-type="float">
            <text:p>1.26727294921875</text:p>
          </table:table-cell>
          <table:table-cell office:value-type="float" office:value="1.39037609100342" calcext:value-type="float">
            <text:p>1.39037609100342</text:p>
          </table:table-cell>
          <table:table-cell office:value-type="float" office:value="1.30919337272644" calcext:value-type="float">
            <text:p>1.30919337272644</text:p>
          </table:table-cell>
          <table:table-cell office:value-type="float" office:value="1.35804319381714" calcext:value-type="float">
            <text:p>1.35804319381714</text:p>
          </table:table-cell>
          <table:table-cell office:value-type="float" office:value="1.47446656227112" calcext:value-type="float">
            <text:p>1.47446656227112</text:p>
          </table:table-cell>
          <table:table-cell office:value-type="float" office:value="1.38187730312347" calcext:value-type="float">
            <text:p>1.38187730312347</text:p>
          </table:table-cell>
          <table:table-cell office:value-type="float" office:value="1.36224448680878" calcext:value-type="float">
            <text:p>1.36224448680878</text:p>
          </table:table-cell>
          <table:table-cell office:value-type="float" office:value="1.33021640777588" calcext:value-type="float">
            <text:p>1.33021640777588</text:p>
          </table:table-cell>
          <table:table-cell office:value-type="float" office:value="1.40816879272461" calcext:value-type="float">
            <text:p>1.40816879272461</text:p>
          </table:table-cell>
          <table:table-cell office:value-type="float" office:value="1.32945358753204" calcext:value-type="float">
            <text:p>1.32945358753204</text:p>
          </table:table-cell>
          <table:table-cell office:value-type="float" office:value="1.42977201938629" calcext:value-type="float">
            <text:p>1.4297720193862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508" calcext:value-type="float">
            <text:p>1.3508</text:p>
          </table:table-cell>
          <table:table-cell office:value-type="float" office:value="1.3817" calcext:value-type="float">
            <text:p>1.3817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063" calcext:value-type="float">
            <text:p>1.1063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3587529659271" calcext:value-type="float">
            <text:p>1.43587529659271</text:p>
          </table:table-cell>
          <table:table-cell office:value-type="float" office:value="1.31233215332031" calcext:value-type="float">
            <text:p>1.31233215332031</text:p>
          </table:table-cell>
          <table:table-cell office:value-type="float" office:value="1.40576004981995" calcext:value-type="float">
            <text:p>1.40576004981995</text:p>
          </table:table-cell>
          <table:table-cell office:value-type="float" office:value="1.42103350162506" calcext:value-type="float">
            <text:p>1.42103350162506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414489030838" calcext:value-type="float">
            <text:p>1.341448903083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53" calcext:value-type="float">
            <text:p>1.3253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4605" calcext:value-type="float">
            <text:p>1.4605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2510483264923" calcext:value-type="float">
            <text:p>1.32510483264923</text:p>
          </table:table-cell>
          <table:table-cell office:value-type="float" office:value="1.33923149108887" calcext:value-type="float">
            <text:p>1.33923149108887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6049475669861" calcext:value-type="float">
            <text:p>1.46049475669861</text:p>
          </table:table-cell>
          <table:table-cell office:value-type="float" office:value="1.40099477767944" calcext:value-type="float">
            <text:p>1.40099477767944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36733818054199" calcext:value-type="float">
            <text:p>1.36733818054199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28685390949249" calcext:value-type="float">
            <text:p>1.28685390949249</text:p>
          </table:table-cell>
          <table:table-cell office:value-type="float" office:value="1.30961239337921" calcext:value-type="float">
            <text:p>1.3096123933792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53" calcext:value-type="float">
            <text:p>1.3253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4605" calcext:value-type="float">
            <text:p>1.4605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41447603702545" calcext:value-type="float">
            <text:p>1.41447603702545</text:p>
          </table:table-cell>
          <table:table-cell office:value-type="float" office:value="1.35037124156952" calcext:value-type="float">
            <text:p>1.35037124156952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32510483264923" calcext:value-type="float">
            <text:p>1.32510483264923</text:p>
          </table:table-cell>
          <table:table-cell office:value-type="float" office:value="1.33923149108887" calcext:value-type="float">
            <text:p>1.33923149108887</text:p>
          </table:table-cell>
          <table:table-cell office:value-type="float" office:value="1.37026917934418" calcext:value-type="float">
            <text:p>1.37026917934418</text:p>
          </table:table-cell>
          <table:table-cell office:value-type="float" office:value="1.35061800479889" calcext:value-type="float">
            <text:p>1.35061800479889</text:p>
          </table:table-cell>
          <table:table-cell office:value-type="float" office:value="1.46049475669861" calcext:value-type="float">
            <text:p>1.46049475669861</text:p>
          </table:table-cell>
          <table:table-cell office:value-type="float" office:value="1.40099477767944" calcext:value-type="float">
            <text:p>1.40099477767944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1.29312515258789" calcext:value-type="float">
            <text:p>1.29312515258789</text:p>
          </table:table-cell>
          <table:table-cell office:value-type="float" office:value="1.36733818054199" calcext:value-type="float">
            <text:p>1.36733818054199</text:p>
          </table:table-cell>
          <table:table-cell office:value-type="float" office:value="1.2939738035202" calcext:value-type="float">
            <text:p>1.2939738035202</text:p>
          </table:table-cell>
          <table:table-cell office:value-type="float" office:value="1.28685390949249" calcext:value-type="float">
            <text:p>1.28685390949249</text:p>
          </table:table-cell>
          <table:table-cell office:value-type="float" office:value="1.30961239337921" calcext:value-type="float">
            <text:p>1.3096123933792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4" calcext:value-type="float">
            <text:p>1.3794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2672" calcext:value-type="float">
            <text:p>1.2672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32896637916565" calcext:value-type="float">
            <text:p>1.3289663791656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1323530673981" calcext:value-type="float">
            <text:p>1.41323530673981</text:p>
          </table:table-cell>
          <table:table-cell office:value-type="float" office:value="1.40051019191742" calcext:value-type="float">
            <text:p>1.40051019191742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7408208847046" calcext:value-type="float">
            <text:p>1.37408208847046</text:p>
          </table:table-cell>
          <table:table-cell office:value-type="float" office:value="1.44362044334412" calcext:value-type="float">
            <text:p>1.44362044334412</text:p>
          </table:table-cell>
          <table:table-cell office:value-type="float" office:value="1.40856301784515" calcext:value-type="float">
            <text:p>1.40856301784515</text:p>
          </table:table-cell>
          <table:table-cell office:value-type="float" office:value="1.39969158172607" calcext:value-type="float">
            <text:p>1.3996915817260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26722753047943" calcext:value-type="float">
            <text:p>1.26722753047943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4" calcext:value-type="float">
            <text:p>1.3794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2672" calcext:value-type="float">
            <text:p>1.2672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32896637916565" calcext:value-type="float">
            <text:p>1.3289663791656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1323530673981" calcext:value-type="float">
            <text:p>1.41323530673981</text:p>
          </table:table-cell>
          <table:table-cell office:value-type="float" office:value="1.40051019191742" calcext:value-type="float">
            <text:p>1.40051019191742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7408208847046" calcext:value-type="float">
            <text:p>1.37408208847046</text:p>
          </table:table-cell>
          <table:table-cell office:value-type="float" office:value="1.44362044334412" calcext:value-type="float">
            <text:p>1.44362044334412</text:p>
          </table:table-cell>
          <table:table-cell office:value-type="float" office:value="1.40856301784515" calcext:value-type="float">
            <text:p>1.40856301784515</text:p>
          </table:table-cell>
          <table:table-cell office:value-type="float" office:value="1.39969158172607" calcext:value-type="float">
            <text:p>1.3996915817260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26722753047943" calcext:value-type="float">
            <text:p>1.26722753047943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4" calcext:value-type="float">
            <text:p>1.3794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2672" calcext:value-type="float">
            <text:p>1.2672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32896637916565" calcext:value-type="float">
            <text:p>1.3289663791656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1323530673981" calcext:value-type="float">
            <text:p>1.41323530673981</text:p>
          </table:table-cell>
          <table:table-cell office:value-type="float" office:value="1.40051019191742" calcext:value-type="float">
            <text:p>1.40051019191742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7408208847046" calcext:value-type="float">
            <text:p>1.37408208847046</text:p>
          </table:table-cell>
          <table:table-cell office:value-type="float" office:value="1.44362044334412" calcext:value-type="float">
            <text:p>1.44362044334412</text:p>
          </table:table-cell>
          <table:table-cell office:value-type="float" office:value="1.40856301784515" calcext:value-type="float">
            <text:p>1.40856301784515</text:p>
          </table:table-cell>
          <table:table-cell office:value-type="float" office:value="1.39969158172607" calcext:value-type="float">
            <text:p>1.3996915817260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26722753047943" calcext:value-type="float">
            <text:p>1.26722753047943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4" calcext:value-type="float">
            <text:p>1.3794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2672" calcext:value-type="float">
            <text:p>1.2672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32896637916565" calcext:value-type="float">
            <text:p>1.3289663791656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1323530673981" calcext:value-type="float">
            <text:p>1.41323530673981</text:p>
          </table:table-cell>
          <table:table-cell office:value-type="float" office:value="1.40051019191742" calcext:value-type="float">
            <text:p>1.40051019191742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7408208847046" calcext:value-type="float">
            <text:p>1.37408208847046</text:p>
          </table:table-cell>
          <table:table-cell office:value-type="float" office:value="1.44362044334412" calcext:value-type="float">
            <text:p>1.44362044334412</text:p>
          </table:table-cell>
          <table:table-cell office:value-type="float" office:value="1.40856301784515" calcext:value-type="float">
            <text:p>1.40856301784515</text:p>
          </table:table-cell>
          <table:table-cell office:value-type="float" office:value="1.39969158172607" calcext:value-type="float">
            <text:p>1.3996915817260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26722753047943" calcext:value-type="float">
            <text:p>1.26722753047943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4" calcext:value-type="float">
            <text:p>1.3794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2672" calcext:value-type="float">
            <text:p>1.2672</text:p>
          </table:table-cell>
          <table:table-cell office:value-type="float" office:value="1.4083526134491" calcext:value-type="float">
            <text:p>1.4083526134491</text:p>
          </table:table-cell>
          <table:table-cell office:value-type="float" office:value="1.32896637916565" calcext:value-type="float">
            <text:p>1.32896637916565</text:p>
          </table:table-cell>
          <table:table-cell office:value-type="float" office:value="1.33066058158875" calcext:value-type="float">
            <text:p>1.33066058158875</text:p>
          </table:table-cell>
          <table:table-cell office:value-type="float" office:value="1.40883481502533" calcext:value-type="float">
            <text:p>1.40883481502533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41323530673981" calcext:value-type="float">
            <text:p>1.41323530673981</text:p>
          </table:table-cell>
          <table:table-cell office:value-type="float" office:value="1.40051019191742" calcext:value-type="float">
            <text:p>1.40051019191742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7408208847046" calcext:value-type="float">
            <text:p>1.37408208847046</text:p>
          </table:table-cell>
          <table:table-cell office:value-type="float" office:value="1.44362044334412" calcext:value-type="float">
            <text:p>1.44362044334412</text:p>
          </table:table-cell>
          <table:table-cell office:value-type="float" office:value="1.40856301784515" calcext:value-type="float">
            <text:p>1.40856301784515</text:p>
          </table:table-cell>
          <table:table-cell office:value-type="float" office:value="1.39969158172607" calcext:value-type="float">
            <text:p>1.3996915817260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5089721679688" calcext:value-type="float">
            <text:p>1.45089721679688</text:p>
          </table:table-cell>
          <table:table-cell office:value-type="float" office:value="1.26722753047943" calcext:value-type="float">
            <text:p>1.26722753047943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1" calcext:value-type="float">
            <text:p>1.301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44928896427155" calcext:value-type="float">
            <text:p>1.44928896427155</text:p>
          </table:table-cell>
          <table:table-cell office:value-type="float" office:value="1.34579372406006" calcext:value-type="float">
            <text:p>1.3457937240600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1" calcext:value-type="float">
            <text:p>1.301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44928896427155" calcext:value-type="float">
            <text:p>1.44928896427155</text:p>
          </table:table-cell>
          <table:table-cell office:value-type="float" office:value="1.34579372406006" calcext:value-type="float">
            <text:p>1.3457937240600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1" calcext:value-type="float">
            <text:p>1.301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28875303268433" calcext:value-type="float">
            <text:p>1.28875303268433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592151641846" calcext:value-type="float">
            <text:p>1.3459215164184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38534259796143" calcext:value-type="float">
            <text:p>1.38534259796143</text:p>
          </table:table-cell>
          <table:table-cell office:value-type="float" office:value="1.35740089416504" calcext:value-type="float">
            <text:p>1.35740089416504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4346852302551" calcext:value-type="float">
            <text:p>1.24346852302551</text:p>
          </table:table-cell>
          <table:table-cell office:value-type="float" office:value="1.42211878299713" calcext:value-type="float">
            <text:p>1.42211878299713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29554843902588" calcext:value-type="float">
            <text:p>1.29554843902588</text:p>
          </table:table-cell>
          <table:table-cell office:value-type="float" office:value="1.44928896427155" calcext:value-type="float">
            <text:p>1.44928896427155</text:p>
          </table:table-cell>
          <table:table-cell office:value-type="float" office:value="1.34579372406006" calcext:value-type="float">
            <text:p>1.3457937240600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61" calcext:value-type="float">
            <text:p>1.3361</text:p>
          </table:table-cell>
          <table:table-cell office:value-type="float" office:value="1.3674" calcext:value-type="float">
            <text:p>1.3674</text:p>
          </table:table-cell>
          <table:table-cell office:value-type="float" office:value="1.445" calcext:value-type="float">
            <text:p>1.445</text:p>
          </table:table-cell>
          <table:table-cell office:value-type="float" office:value="1.1027" calcext:value-type="float">
            <text:p>1.1027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7029147148132" calcext:value-type="float">
            <text:p>1.3702914714813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0955100059509" calcext:value-type="float">
            <text:p>1.30955100059509</text:p>
          </table:table-cell>
          <table:table-cell office:value-type="float" office:value="1.38903486728668" calcext:value-type="float">
            <text:p>1.38903486728668</text:p>
          </table:table-cell>
          <table:table-cell office:value-type="float" office:value="1.39134669303894" calcext:value-type="float">
            <text:p>1.3913466930389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556672334671" calcext:value-type="float">
            <text:p>1.3556672334671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44495916366577" calcext:value-type="float">
            <text:p>1.44495916366577</text:p>
          </table:table-cell>
          <table:table-cell office:value-type="float" office:value="1.41763520240784" calcext:value-type="float">
            <text:p>1.41763520240784</text:p>
          </table:table-cell>
          <table:table-cell office:value-type="float" office:value="1.10270810127258" calcext:value-type="float">
            <text:p>1.10270810127258</text:p>
          </table:table-cell>
          <table:table-cell office:value-type="float" office:value="1.23127222061157" calcext:value-type="float">
            <text:p>1.2312722206115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2920517921448" calcext:value-type="float">
            <text:p>1.4292051792144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61" calcext:value-type="float">
            <text:p>1.3361</text:p>
          </table:table-cell>
          <table:table-cell office:value-type="float" office:value="1.3674" calcext:value-type="float">
            <text:p>1.3674</text:p>
          </table:table-cell>
          <table:table-cell office:value-type="float" office:value="1.445" calcext:value-type="float">
            <text:p>1.445</text:p>
          </table:table-cell>
          <table:table-cell office:value-type="float" office:value="1.1027" calcext:value-type="float">
            <text:p>1.1027</text:p>
          </table:table-cell>
          <table:table-cell office:value-type="float" office:value="1.24083340167999" calcext:value-type="float">
            <text:p>1.24083340167999</text:p>
          </table:table-cell>
          <table:table-cell office:value-type="float" office:value="1.37029147148132" calcext:value-type="float">
            <text:p>1.37029147148132</text:p>
          </table:table-cell>
          <table:table-cell office:value-type="float" office:value="1.31462287902832" calcext:value-type="float">
            <text:p>1.31462287902832</text:p>
          </table:table-cell>
          <table:table-cell office:value-type="float" office:value="1.30955100059509" calcext:value-type="float">
            <text:p>1.30955100059509</text:p>
          </table:table-cell>
          <table:table-cell office:value-type="float" office:value="1.38903486728668" calcext:value-type="float">
            <text:p>1.38903486728668</text:p>
          </table:table-cell>
          <table:table-cell office:value-type="float" office:value="1.39134669303894" calcext:value-type="float">
            <text:p>1.39134669303894</text:p>
          </table:table-cell>
          <table:table-cell office:value-type="float" office:value="1.24767851829529" calcext:value-type="float">
            <text:p>1.24767851829529</text:p>
          </table:table-cell>
          <table:table-cell office:value-type="float" office:value="1.3556672334671" calcext:value-type="float">
            <text:p>1.3556672334671</text:p>
          </table:table-cell>
          <table:table-cell office:value-type="float" office:value="1.36739087104797" calcext:value-type="float">
            <text:p>1.36739087104797</text:p>
          </table:table-cell>
          <table:table-cell office:value-type="float" office:value="1.44495916366577" calcext:value-type="float">
            <text:p>1.44495916366577</text:p>
          </table:table-cell>
          <table:table-cell office:value-type="float" office:value="1.41763520240784" calcext:value-type="float">
            <text:p>1.41763520240784</text:p>
          </table:table-cell>
          <table:table-cell office:value-type="float" office:value="1.10270810127258" calcext:value-type="float">
            <text:p>1.10270810127258</text:p>
          </table:table-cell>
          <table:table-cell office:value-type="float" office:value="1.23127222061157" calcext:value-type="float">
            <text:p>1.23127222061157</text:p>
          </table:table-cell>
          <table:table-cell office:value-type="float" office:value="1.42977201938629" calcext:value-type="float">
            <text:p>1.42977201938629</text:p>
          </table:table-cell>
          <table:table-cell office:value-type="float" office:value="1.42920517921448" calcext:value-type="float">
            <text:p>1.42920517921448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34" calcext:value-type="float">
            <text:p>1.3334</text:p>
          </table:table-cell>
          <table:table-cell office:value-type="float" office:value="1.3481" calcext:value-type="float">
            <text:p>1.3481</text:p>
          </table:table-cell>
          <table:table-cell office:value-type="float" office:value="1.4355" calcext:value-type="float">
            <text:p>1.4355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4737837314606" calcext:value-type="float">
            <text:p>1.34737837314606</text:p>
          </table:table-cell>
          <table:table-cell office:value-type="float" office:value="1.34299612045288" calcext:value-type="float">
            <text:p>1.34299612045288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7754282951355" calcext:value-type="float">
            <text:p>1.27754282951355</text:p>
          </table:table-cell>
          <table:table-cell office:value-type="float" office:value="1.29667019844055" calcext:value-type="float">
            <text:p>1.29667019844055</text:p>
          </table:table-cell>
          <table:table-cell office:value-type="float" office:value="1.43554663658142" calcext:value-type="float">
            <text:p>1.43554663658142</text:p>
          </table:table-cell>
          <table:table-cell office:value-type="float" office:value="1.34806501865387" calcext:value-type="float">
            <text:p>1.34806501865387</text:p>
          </table:table-cell>
          <table:table-cell office:value-type="float" office:value="1.34612965583801" calcext:value-type="float">
            <text:p>1.34612965583801</text:p>
          </table:table-cell>
          <table:table-cell office:value-type="float" office:value="1.3945631980896" calcext:value-type="float">
            <text:p>1.3945631980896</text:p>
          </table:table-cell>
          <table:table-cell office:value-type="float" office:value="1.38676345348358" calcext:value-type="float">
            <text:p>1.38676345348358</text:p>
          </table:table-cell>
          <table:table-cell office:value-type="float" office:value="1.38119757175446" calcext:value-type="float">
            <text:p>1.38119757175446</text:p>
          </table:table-cell>
          <table:table-cell office:value-type="float" office:value="1.2602231502533" calcext:value-type="float">
            <text:p>1.2602231502533</text:p>
          </table:table-cell>
          <table:table-cell office:value-type="float" office:value="1.35185647010803" calcext:value-type="float">
            <text:p>1.35185647010803</text:p>
          </table:table-cell>
          <table:table-cell office:value-type="float" office:value="1.41890299320221" calcext:value-type="float">
            <text:p>1.41890299320221</text:p>
          </table:table-cell>
          <table:table-cell office:value-type="float" office:value="1.39238059520721" calcext:value-type="float">
            <text:p>1.3923805952072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82" calcext:value-type="float">
            <text:p>1.2582</text:p>
          </table:table-cell>
          <table:table-cell office:value-type="float" office:value="1.3471" calcext:value-type="float">
            <text:p>1.347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39602720737457" calcext:value-type="float">
            <text:p>1.39602720737457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82" calcext:value-type="float">
            <text:p>1.2582</text:p>
          </table:table-cell>
          <table:table-cell office:value-type="float" office:value="1.3471" calcext:value-type="float">
            <text:p>1.347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39602720737457" calcext:value-type="float">
            <text:p>1.39602720737457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82" calcext:value-type="float">
            <text:p>1.2582</text:p>
          </table:table-cell>
          <table:table-cell office:value-type="float" office:value="1.3471" calcext:value-type="float">
            <text:p>1.347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39602720737457" calcext:value-type="float">
            <text:p>1.39602720737457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82" calcext:value-type="float">
            <text:p>1.2582</text:p>
          </table:table-cell>
          <table:table-cell office:value-type="float" office:value="1.3471" calcext:value-type="float">
            <text:p>1.3471</text:p>
          </table:table-cell>
          <table:table-cell office:value-type="float" office:value="1.4347" calcext:value-type="float">
            <text:p>1.4347</text:p>
          </table:table-cell>
          <table:table-cell office:value-type="float" office:value="0.8009" calcext:value-type="float">
            <text:p>0.8009</text:p>
          </table:table-cell>
          <table:table-cell office:value-type="float" office:value="1.15292072296143" calcext:value-type="float">
            <text:p>1.15292072296143</text:p>
          </table:table-cell>
          <table:table-cell office:value-type="float" office:value="1.42906737327576" calcext:value-type="float">
            <text:p>1.42906737327576</text:p>
          </table:table-cell>
          <table:table-cell office:value-type="float" office:value="1.3871169090271" calcext:value-type="float">
            <text:p>1.3871169090271</text:p>
          </table:table-cell>
          <table:table-cell office:value-type="float" office:value="0.800915062427521" calcext:value-type="float">
            <text:p>0.800915062427521</text:p>
          </table:table-cell>
          <table:table-cell office:value-type="float" office:value="1.37699520587921" calcext:value-type="float">
            <text:p>1.37699520587921</text:p>
          </table:table-cell>
          <table:table-cell office:value-type="float" office:value="1.31721520423889" calcext:value-type="float">
            <text:p>1.31721520423889</text:p>
          </table:table-cell>
          <table:table-cell office:value-type="float" office:value="1.16819822788239" calcext:value-type="float">
            <text:p>1.16819822788239</text:p>
          </table:table-cell>
          <table:table-cell office:value-type="float" office:value="1.11888217926025" calcext:value-type="float">
            <text:p>1.11888217926025</text:p>
          </table:table-cell>
          <table:table-cell office:value-type="float" office:value="1.43465483188629" calcext:value-type="float">
            <text:p>1.43465483188629</text:p>
          </table:table-cell>
          <table:table-cell office:value-type="float" office:value="1.39602720737457" calcext:value-type="float">
            <text:p>1.39602720737457</text:p>
          </table:table-cell>
          <table:table-cell table:number-columns-repeated="1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65" calcext:value-type="float">
            <text:p>1.3265</text:p>
          </table:table-cell>
          <table:table-cell office:value-type="float" office:value="1.3574" calcext:value-type="float">
            <text:p>1.3574</text:p>
          </table:table-cell>
          <table:table-cell office:value-type="float" office:value="1.4334" calcext:value-type="float">
            <text:p>1.4334</text:p>
          </table:table-cell>
          <table:table-cell office:value-type="float" office:value="1.079" calcext:value-type="float">
            <text:p>1.079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8990771770477" calcext:value-type="float">
            <text:p>1.38990771770477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2097145318985" calcext:value-type="float">
            <text:p>1.2097145318985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3209855556488" calcext:value-type="float">
            <text:p>1.3209855556488</text:p>
          </table:table-cell>
          <table:table-cell office:value-type="float" office:value="1.42749452590942" calcext:value-type="float">
            <text:p>1.42749452590942</text:p>
          </table:table-cell>
          <table:table-cell office:value-type="float" office:value="1.43340241909027" calcext:value-type="float">
            <text:p>1.43340241909027</text:p>
          </table:table-cell>
          <table:table-cell office:value-type="float" office:value="1.28858375549316" calcext:value-type="float">
            <text:p>1.28858375549316</text:p>
          </table:table-cell>
          <table:table-cell office:value-type="float" office:value="1.42380774021149" calcext:value-type="float">
            <text:p>1.42380774021149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1.35820889472961" calcext:value-type="float">
            <text:p>1.35820889472961</text:p>
          </table:table-cell>
          <table:table-cell office:value-type="float" office:value="1.18953740596771" calcext:value-type="float">
            <text:p>1.1895374059677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4275" calcext:value-type="float">
            <text:p>1.4275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25568890571594" calcext:value-type="float">
            <text:p>1.25568890571594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0067181587219" calcext:value-type="float">
            <text:p>1.30067181587219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42749452590942" calcext:value-type="float">
            <text:p>1.42749452590942</text:p>
          </table:table-cell>
          <table:table-cell office:value-type="float" office:value="1.35820889472961" calcext:value-type="float">
            <text:p>1.3582088947296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4275" calcext:value-type="float">
            <text:p>1.4275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25568890571594" calcext:value-type="float">
            <text:p>1.25568890571594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0067181587219" calcext:value-type="float">
            <text:p>1.30067181587219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42749452590942" calcext:value-type="float">
            <text:p>1.42749452590942</text:p>
          </table:table-cell>
          <table:table-cell office:value-type="float" office:value="1.35820889472961" calcext:value-type="float">
            <text:p>1.3582088947296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4275" calcext:value-type="float">
            <text:p>1.4275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25568890571594" calcext:value-type="float">
            <text:p>1.25568890571594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0067181587219" calcext:value-type="float">
            <text:p>1.30067181587219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40124523639679" calcext:value-type="float">
            <text:p>1.40124523639679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42749452590942" calcext:value-type="float">
            <text:p>1.42749452590942</text:p>
          </table:table-cell>
          <table:table-cell office:value-type="float" office:value="1.35820889472961" calcext:value-type="float">
            <text:p>1.3582088947296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58" calcext:value-type="float">
            <text:p>1.305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255" calcext:value-type="float">
            <text:p>1.4255</text:p>
          </table:table-cell>
          <table:table-cell office:value-type="float" office:value="1.079" calcext:value-type="float">
            <text:p>1.079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37154150009155" calcext:value-type="float">
            <text:p>1.37154150009155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26568651199341" calcext:value-type="float">
            <text:p>1.2656865119934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7678372859955" calcext:value-type="float">
            <text:p>1.37678372859955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19591045379639" calcext:value-type="float">
            <text:p>1.1959104537963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58" calcext:value-type="float">
            <text:p>1.3058</text:p>
          </table:table-cell>
          <table:table-cell office:value-type="float" office:value="1.323" calcext:value-type="float">
            <text:p>1.323</text:p>
          </table:table-cell>
          <table:table-cell office:value-type="float" office:value="1.4255" calcext:value-type="float">
            <text:p>1.4255</text:p>
          </table:table-cell>
          <table:table-cell office:value-type="float" office:value="1.079" calcext:value-type="float">
            <text:p>1.079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37154150009155" calcext:value-type="float">
            <text:p>1.37154150009155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2883049249649" calcext:value-type="float">
            <text:p>1.2883049249649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26568651199341" calcext:value-type="float">
            <text:p>1.26568651199341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7678372859955" calcext:value-type="float">
            <text:p>1.37678372859955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19591045379639" calcext:value-type="float">
            <text:p>1.19591045379639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82" calcext:value-type="float">
            <text:p>1.2882</text:p>
          </table:table-cell>
          <table:table-cell office:value-type="float" office:value="1.328" calcext:value-type="float">
            <text:p>1.328</text:p>
          </table:table-cell>
          <table:table-cell office:value-type="float" office:value="1.4255" calcext:value-type="float">
            <text:p>1.4255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40699744224548" calcext:value-type="float">
            <text:p>1.40699744224548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5449421405792" calcext:value-type="float">
            <text:p>1.35449421405792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82" calcext:value-type="float">
            <text:p>1.2882</text:p>
          </table:table-cell>
          <table:table-cell office:value-type="float" office:value="1.328" calcext:value-type="float">
            <text:p>1.328</text:p>
          </table:table-cell>
          <table:table-cell office:value-type="float" office:value="1.4255" calcext:value-type="float">
            <text:p>1.4255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40699744224548" calcext:value-type="float">
            <text:p>1.40699744224548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5449421405792" calcext:value-type="float">
            <text:p>1.35449421405792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82" calcext:value-type="float">
            <text:p>1.2882</text:p>
          </table:table-cell>
          <table:table-cell office:value-type="float" office:value="1.328" calcext:value-type="float">
            <text:p>1.328</text:p>
          </table:table-cell>
          <table:table-cell office:value-type="float" office:value="1.4255" calcext:value-type="float">
            <text:p>1.4255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6118364334106" calcext:value-type="float">
            <text:p>1.36118364334106</text:p>
          </table:table-cell>
          <table:table-cell office:value-type="float" office:value="1.42006540298462" calcext:value-type="float">
            <text:p>1.42006540298462</text:p>
          </table:table-cell>
          <table:table-cell office:value-type="float" office:value="1.40699744224548" calcext:value-type="float">
            <text:p>1.40699744224548</text:p>
          </table:table-cell>
          <table:table-cell office:value-type="float" office:value="1.37205410003662" calcext:value-type="float">
            <text:p>1.37205410003662</text:p>
          </table:table-cell>
          <table:table-cell office:value-type="float" office:value="1.32300710678101" calcext:value-type="float">
            <text:p>1.32300710678101</text:p>
          </table:table-cell>
          <table:table-cell office:value-type="float" office:value="1.31659507751465" calcext:value-type="float">
            <text:p>1.31659507751465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804524898529" calcext:value-type="float">
            <text:p>1.32804524898529</text:p>
          </table:table-cell>
          <table:table-cell office:value-type="float" office:value="1.36310267448425" calcext:value-type="float">
            <text:p>1.36310267448425</text:p>
          </table:table-cell>
          <table:table-cell office:value-type="float" office:value="1.20258331298828" calcext:value-type="float">
            <text:p>1.20258331298828</text:p>
          </table:table-cell>
          <table:table-cell office:value-type="float" office:value="1.35449421405792" calcext:value-type="float">
            <text:p>1.35449421405792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3603" calcext:value-type="float">
            <text:p>1.3603</text:p>
          </table:table-cell>
          <table:table-cell office:value-type="float" office:value="1.4176" calcext:value-type="float">
            <text:p>1.4176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1009199619293" calcext:value-type="float">
            <text:p>1.41009199619293</text:p>
          </table:table-cell>
          <table:table-cell office:value-type="float" office:value="1.38870990276337" calcext:value-type="float">
            <text:p>1.38870990276337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37299370765686" calcext:value-type="float">
            <text:p>1.37299370765686</text:p>
          </table:table-cell>
          <table:table-cell office:value-type="float" office:value="1.38748276233673" calcext:value-type="float">
            <text:p>1.38748276233673</text:p>
          </table:table-cell>
          <table:table-cell office:value-type="float" office:value="1.36033189296722" calcext:value-type="float">
            <text:p>1.36033189296722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38522374629974" calcext:value-type="float">
            <text:p>1.38522374629974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3603" calcext:value-type="float">
            <text:p>1.3603</text:p>
          </table:table-cell>
          <table:table-cell office:value-type="float" office:value="1.4176" calcext:value-type="float">
            <text:p>1.4176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41009199619293" calcext:value-type="float">
            <text:p>1.41009199619293</text:p>
          </table:table-cell>
          <table:table-cell office:value-type="float" office:value="1.38870990276337" calcext:value-type="float">
            <text:p>1.38870990276337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37299370765686" calcext:value-type="float">
            <text:p>1.37299370765686</text:p>
          </table:table-cell>
          <table:table-cell office:value-type="float" office:value="1.38748276233673" calcext:value-type="float">
            <text:p>1.38748276233673</text:p>
          </table:table-cell>
          <table:table-cell office:value-type="float" office:value="1.36033189296722" calcext:value-type="float">
            <text:p>1.36033189296722</text:p>
          </table:table-cell>
          <table:table-cell office:value-type="float" office:value="1.34220457077026" calcext:value-type="float">
            <text:p>1.34220457077026</text:p>
          </table:table-cell>
          <table:table-cell office:value-type="float" office:value="1.38522374629974" calcext:value-type="float">
            <text:p>1.38522374629974</text:p>
          </table:table-cell>
          <table:table-cell office:value-type="float" office:value="1.35794293880463" calcext:value-type="float">
            <text:p>1.35794293880463</text:p>
          </table:table-cell>
          <table:table-cell office:value-type="float" office:value="1.29713821411133" calcext:value-type="float">
            <text:p>1.29713821411133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78" calcext:value-type="float">
            <text:p>1.3178</text:p>
          </table:table-cell>
          <table:table-cell office:value-type="float" office:value="1.3567" calcext:value-type="float">
            <text:p>1.3567</text:p>
          </table:table-cell>
          <table:table-cell office:value-type="float" office:value="1.4176" calcext:value-type="float">
            <text:p>1.4176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35674929618835" calcext:value-type="float">
            <text:p>1.35674929618835</text:p>
          </table:table-cell>
          <table:table-cell office:value-type="float" office:value="1.38212358951569" calcext:value-type="float">
            <text:p>1.38212358951569</text:p>
          </table:table-cell>
          <table:table-cell office:value-type="float" office:value="1.34215641021729" calcext:value-type="float">
            <text:p>1.34215641021729</text:p>
          </table:table-cell>
          <table:table-cell office:value-type="float" office:value="1.39770638942719" calcext:value-type="float">
            <text:p>1.39770638942719</text:p>
          </table:table-cell>
          <table:table-cell office:value-type="float" office:value="1.37457489967346" calcext:value-type="float">
            <text:p>1.37457489967346</text:p>
          </table:table-cell>
          <table:table-cell office:value-type="float" office:value="1.34184014797211" calcext:value-type="float">
            <text:p>1.34184014797211</text:p>
          </table:table-cell>
          <table:table-cell office:value-type="float" office:value="1.35948431491852" calcext:value-type="float">
            <text:p>1.35948431491852</text:p>
          </table:table-cell>
          <table:table-cell office:value-type="float" office:value="1.4037024974823" calcext:value-type="float">
            <text:p>1.4037024974823</text:p>
          </table:table-cell>
          <table:table-cell office:value-type="float" office:value="1.25346982479095" calcext:value-type="float">
            <text:p>1.25346982479095</text:p>
          </table:table-cell>
          <table:table-cell office:value-type="float" office:value="1.2792067527771" calcext:value-type="float">
            <text:p>1.2792067527771</text:p>
          </table:table-cell>
          <table:table-cell office:value-type="float" office:value="1.41760611534119" calcext:value-type="float">
            <text:p>1.41760611534119</text:p>
          </table:table-cell>
          <table:table-cell office:value-type="float" office:value="1.38344931602478" calcext:value-type="float">
            <text:p>1.38344931602478</text:p>
          </table:table-cell>
          <table:table-cell office:value-type="float" office:value="1.30415368080139" calcext:value-type="float">
            <text:p>1.30415368080139</text:p>
          </table:table-cell>
          <table:table-cell office:value-type="float" office:value="1.24191892147064" calcext:value-type="float">
            <text:p>1.24191892147064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4087" calcext:value-type="float">
            <text:p>1.4087</text:p>
          </table:table-cell>
          <table:table-cell office:value-type="float" office:value="1.079" calcext:value-type="float">
            <text:p>1.079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26930570602417" calcext:value-type="float">
            <text:p>1.26930570602417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6923778057098" calcext:value-type="float">
            <text:p>1.36923778057098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39038288593292" calcext:value-type="float">
            <text:p>1.39038288593292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31436276435852" calcext:value-type="float">
            <text:p>1.31436276435852</text:p>
          </table:table-cell>
          <table:table-cell office:value-type="float" office:value="1.17250454425812" calcext:value-type="float">
            <text:p>1.17250454425812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1.3213" calcext:value-type="float">
            <text:p>1.3213</text:p>
          </table:table-cell>
          <table:table-cell office:value-type="float" office:value="1.4087" calcext:value-type="float">
            <text:p>1.4087</text:p>
          </table:table-cell>
          <table:table-cell office:value-type="float" office:value="1.079" calcext:value-type="float">
            <text:p>1.079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26930570602417" calcext:value-type="float">
            <text:p>1.26930570602417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3446216583252" calcext:value-type="float">
            <text:p>1.3446216583252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317502617836" calcext:value-type="float">
            <text:p>1.317502617836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2127571105957" calcext:value-type="float">
            <text:p>1.32127571105957</text:p>
          </table:table-cell>
          <table:table-cell office:value-type="float" office:value="1.36923778057098" calcext:value-type="float">
            <text:p>1.36923778057098</text:p>
          </table:table-cell>
          <table:table-cell office:value-type="float" office:value="1.36781334877014" calcext:value-type="float">
            <text:p>1.36781334877014</text:p>
          </table:table-cell>
          <table:table-cell office:value-type="float" office:value="1.39038288593292" calcext:value-type="float">
            <text:p>1.39038288593292</text:p>
          </table:table-cell>
          <table:table-cell office:value-type="float" office:value="1.2400267124176" calcext:value-type="float">
            <text:p>1.2400267124176</text:p>
          </table:table-cell>
          <table:table-cell office:value-type="float" office:value="1.31436276435852" calcext:value-type="float">
            <text:p>1.31436276435852</text:p>
          </table:table-cell>
          <table:table-cell office:value-type="float" office:value="1.17250454425812" calcext:value-type="float">
            <text:p>1.17250454425812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951" calcext:value-type="float">
            <text:p>1.2951</text:p>
          </table:table-cell>
          <table:table-cell office:value-type="float" office:value="1.3436" calcext:value-type="float">
            <text:p>1.3436</text:p>
          </table:table-cell>
          <table:table-cell office:value-type="float" office:value="1.3991" calcext:value-type="float">
            <text:p>1.399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34874320030212" calcext:value-type="float">
            <text:p>1.34874320030212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4666085243225" calcext:value-type="float">
            <text:p>1.34666085243225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909100532532" calcext:value-type="float">
            <text:p>1.39909100532532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0480420589447" calcext:value-type="float">
            <text:p>1.0480420589447</text:p>
          </table:table-cell>
          <table:table-cell office:value-type="float" office:value="1.34355711936951" calcext:value-type="float">
            <text:p>1.34355711936951</text:p>
          </table:table-cell>
          <table:table-cell table:number-columns-repeated="1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951" calcext:value-type="float">
            <text:p>1.2951</text:p>
          </table:table-cell>
          <table:table-cell office:value-type="float" office:value="1.3436" calcext:value-type="float">
            <text:p>1.3436</text:p>
          </table:table-cell>
          <table:table-cell office:value-type="float" office:value="1.3991" calcext:value-type="float">
            <text:p>1.3991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34874320030212" calcext:value-type="float">
            <text:p>1.34874320030212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4666085243225" calcext:value-type="float">
            <text:p>1.34666085243225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9909100532532" calcext:value-type="float">
            <text:p>1.39909100532532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0480420589447" calcext:value-type="float">
            <text:p>1.0480420589447</text:p>
          </table:table-cell>
          <table:table-cell office:value-type="float" office:value="1.34355711936951" calcext:value-type="float">
            <text:p>1.34355711936951</text:p>
          </table:table-cell>
          <table:table-cell table:number-columns-repeated="1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716" calcext:value-type="float">
            <text:p>1.3716</text:p>
          </table:table-cell>
          <table:table-cell office:value-type="float" office:value="1.3839" calcext:value-type="float">
            <text:p>1.3839</text:p>
          </table:table-cell>
          <table:table-cell office:value-type="float" office:value="1.4815" calcext:value-type="float">
            <text:p>1.4815</text:p>
          </table:table-cell>
          <table:table-cell office:value-type="float" office:value="1.1892" calcext:value-type="float">
            <text:p>1.1892</text:p>
          </table:table-cell>
          <table:table-cell office:value-type="float" office:value="1.38478577136993" calcext:value-type="float">
            <text:p>1.38478577136993</text:p>
          </table:table-cell>
          <table:table-cell office:value-type="float" office:value="1.41691172122955" calcext:value-type="float">
            <text:p>1.41691172122955</text:p>
          </table:table-cell>
          <table:table-cell office:value-type="float" office:value="1.48152494430542" calcext:value-type="float">
            <text:p>1.48152494430542</text:p>
          </table:table-cell>
          <table:table-cell office:value-type="float" office:value="1.4005389213562" calcext:value-type="float">
            <text:p>1.4005389213562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48060405254364" calcext:value-type="float">
            <text:p>1.48060405254364</text:p>
          </table:table-cell>
          <table:table-cell office:value-type="float" office:value="1.33849024772644" calcext:value-type="float">
            <text:p>1.33849024772644</text:p>
          </table:table-cell>
          <table:table-cell office:value-type="float" office:value="1.28368592262268" calcext:value-type="float">
            <text:p>1.28368592262268</text:p>
          </table:table-cell>
          <table:table-cell office:value-type="float" office:value="1.18916988372803" calcext:value-type="float">
            <text:p>1.18916988372803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3641" calcext:value-type="float">
            <text:p>1.3641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063" calcext:value-type="float">
            <text:p>1.1063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414489030838" calcext:value-type="float">
            <text:p>1.3414489030838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3641" calcext:value-type="float">
            <text:p>1.3641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063" calcext:value-type="float">
            <text:p>1.1063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414489030838" calcext:value-type="float">
            <text:p>1.3414489030838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3641" calcext:value-type="float">
            <text:p>1.3641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063" calcext:value-type="float">
            <text:p>1.1063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414489030838" calcext:value-type="float">
            <text:p>1.3414489030838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3641" calcext:value-type="float">
            <text:p>1.3641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063" calcext:value-type="float">
            <text:p>1.1063</text:p>
          </table:table-cell>
          <table:table-cell office:value-type="float" office:value="1.47086918354034" calcext:value-type="float">
            <text:p>1.47086918354034</text:p>
          </table:table-cell>
          <table:table-cell office:value-type="float" office:value="1.36219489574432" calcext:value-type="float">
            <text:p>1.36219489574432</text:p>
          </table:table-cell>
          <table:table-cell office:value-type="float" office:value="1.10630881786346" calcext:value-type="float">
            <text:p>1.10630881786346</text:p>
          </table:table-cell>
          <table:table-cell office:value-type="float" office:value="1.3241982460022" calcext:value-type="float">
            <text:p>1.3241982460022</text:p>
          </table:table-cell>
          <table:table-cell office:value-type="float" office:value="1.17951226234436" calcext:value-type="float">
            <text:p>1.17951226234436</text:p>
          </table:table-cell>
          <table:table-cell office:value-type="float" office:value="1.38174641132355" calcext:value-type="float">
            <text:p>1.38174641132355</text:p>
          </table:table-cell>
          <table:table-cell office:value-type="float" office:value="1.38325190544128" calcext:value-type="float">
            <text:p>1.38325190544128</text:p>
          </table:table-cell>
          <table:table-cell office:value-type="float" office:value="1.38727378845215" calcext:value-type="float">
            <text:p>1.38727378845215</text:p>
          </table:table-cell>
          <table:table-cell office:value-type="float" office:value="1.36594772338867" calcext:value-type="float">
            <text:p>1.36594772338867</text:p>
          </table:table-cell>
          <table:table-cell office:value-type="float" office:value="1.3414489030838" calcext:value-type="float">
            <text:p>1.3414489030838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55" calcext:value-type="float">
            <text:p>1.3355</text:p>
          </table:table-cell>
          <table:table-cell office:value-type="float" office:value="1.396" calcext:value-type="float">
            <text:p>1.396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640251159668" calcext:value-type="float">
            <text:p>1.3640251159668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7402248382568" calcext:value-type="float">
            <text:p>1.37402248382568</text:p>
          </table:table-cell>
          <table:table-cell office:value-type="float" office:value="1.11111700534821" calcext:value-type="float">
            <text:p>1.11111700534821</text:p>
          </table:table-cell>
          <table:table-cell office:value-type="float" office:value="1.43220496177673" calcext:value-type="float">
            <text:p>1.43220496177673</text:p>
          </table:table-cell>
          <table:table-cell office:value-type="float" office:value="1.41794693470001" calcext:value-type="float">
            <text:p>1.41794693470001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55" calcext:value-type="float">
            <text:p>1.3355</text:p>
          </table:table-cell>
          <table:table-cell office:value-type="float" office:value="1.396" calcext:value-type="float">
            <text:p>1.396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640251159668" calcext:value-type="float">
            <text:p>1.3640251159668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7402248382568" calcext:value-type="float">
            <text:p>1.37402248382568</text:p>
          </table:table-cell>
          <table:table-cell office:value-type="float" office:value="1.11111700534821" calcext:value-type="float">
            <text:p>1.11111700534821</text:p>
          </table:table-cell>
          <table:table-cell office:value-type="float" office:value="1.43220496177673" calcext:value-type="float">
            <text:p>1.43220496177673</text:p>
          </table:table-cell>
          <table:table-cell office:value-type="float" office:value="1.41794693470001" calcext:value-type="float">
            <text:p>1.41794693470001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71" calcext:value-type="float">
            <text:p>1.3171</text:p>
          </table:table-cell>
          <table:table-cell office:value-type="float" office:value="1.3452" calcext:value-type="float">
            <text:p>1.3452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42549693584442" calcext:value-type="float">
            <text:p>1.42549693584442</text:p>
          </table:table-cell>
          <table:table-cell office:value-type="float" office:value="1.35322713851929" calcext:value-type="float">
            <text:p>1.35322713851929</text:p>
          </table:table-cell>
          <table:table-cell office:value-type="float" office:value="1.31097841262817" calcext:value-type="float">
            <text:p>1.31097841262817</text:p>
          </table:table-cell>
          <table:table-cell office:value-type="float" office:value="1.31490707397461" calcext:value-type="float">
            <text:p>1.31490707397461</text:p>
          </table:table-cell>
          <table:table-cell office:value-type="float" office:value="1.44877934455872" calcext:value-type="float">
            <text:p>1.44877934455872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02122461795807" calcext:value-type="float">
            <text:p>1.02122461795807</text:p>
          </table:table-cell>
          <table:table-cell office:value-type="float" office:value="1.11111700534821" calcext:value-type="float">
            <text:p>1.11111700534821</text:p>
          </table:table-cell>
          <table:table-cell office:value-type="float" office:value="1.33715486526489" calcext:value-type="float">
            <text:p>1.33715486526489</text:p>
          </table:table-cell>
          <table:table-cell office:value-type="float" office:value="1.4275369644165" calcext:value-type="float">
            <text:p>1.4275369644165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66" calcext:value-type="float">
            <text:p>1.366</text:p>
          </table:table-cell>
          <table:table-cell office:value-type="float" office:value="1.4148" calcext:value-type="float">
            <text:p>1.4148</text:p>
          </table:table-cell>
          <table:table-cell office:value-type="float" office:value="1.4455" calcext:value-type="float">
            <text:p>1.4455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42397916316986" calcext:value-type="float">
            <text:p>1.42397916316986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4275369644165" calcext:value-type="float">
            <text:p>1.4275369644165</text:p>
          </table:table-cell>
          <table:table-cell office:value-type="float" office:value="1.3640251159668" calcext:value-type="float">
            <text:p>1.3640251159668</text:p>
          </table:table-cell>
          <table:table-cell office:value-type="float" office:value="1.44551014900208" calcext:value-type="float">
            <text:p>1.44551014900208</text:p>
          </table:table-cell>
          <table:table-cell office:value-type="float" office:value="1.4115651845932" calcext:value-type="float">
            <text:p>1.4115651845932</text:p>
          </table:table-cell>
          <table:table-cell office:value-type="float" office:value="1.3535383939743" calcext:value-type="float">
            <text:p>1.3535383939743</text:p>
          </table:table-cell>
          <table:table-cell office:value-type="float" office:value="1.42056310176849" calcext:value-type="float">
            <text:p>1.42056310176849</text:p>
          </table:table-cell>
          <table:table-cell office:value-type="float" office:value="1.37402248382568" calcext:value-type="float">
            <text:p>1.37402248382568</text:p>
          </table:table-cell>
          <table:table-cell office:value-type="float" office:value="1.41794693470001" calcext:value-type="float">
            <text:p>1.41794693470001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7" calcext:value-type="float">
            <text:p>1.3307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9893412590027" calcext:value-type="float">
            <text:p>1.39893412590027</text:p>
          </table:table-cell>
          <table:table-cell office:value-type="float" office:value="1.26754260063171" calcext:value-type="float">
            <text:p>1.2675426006317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6659061908722" calcext:value-type="float">
            <text:p>1.36659061908722</text:p>
          </table:table-cell>
          <table:table-cell office:value-type="float" office:value="1.44368755817413" calcext:value-type="float">
            <text:p>1.44368755817413</text:p>
          </table:table-cell>
          <table:table-cell office:value-type="float" office:value="1.40807604789734" calcext:value-type="float">
            <text:p>1.40807604789734</text:p>
          </table:table-cell>
          <table:table-cell office:value-type="float" office:value="1.35991871356964" calcext:value-type="float">
            <text:p>1.35991871356964</text:p>
          </table:table-cell>
          <table:table-cell office:value-type="float" office:value="1.30301129817963" calcext:value-type="float">
            <text:p>1.30301129817963</text:p>
          </table:table-cell>
          <table:table-cell office:value-type="float" office:value="1.31687355041504" calcext:value-type="float">
            <text:p>1.3168735504150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7" calcext:value-type="float">
            <text:p>1.3307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9893412590027" calcext:value-type="float">
            <text:p>1.39893412590027</text:p>
          </table:table-cell>
          <table:table-cell office:value-type="float" office:value="1.26754260063171" calcext:value-type="float">
            <text:p>1.2675426006317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6659061908722" calcext:value-type="float">
            <text:p>1.36659061908722</text:p>
          </table:table-cell>
          <table:table-cell office:value-type="float" office:value="1.44368755817413" calcext:value-type="float">
            <text:p>1.44368755817413</text:p>
          </table:table-cell>
          <table:table-cell office:value-type="float" office:value="1.40807604789734" calcext:value-type="float">
            <text:p>1.40807604789734</text:p>
          </table:table-cell>
          <table:table-cell office:value-type="float" office:value="1.35991871356964" calcext:value-type="float">
            <text:p>1.35991871356964</text:p>
          </table:table-cell>
          <table:table-cell office:value-type="float" office:value="1.30301129817963" calcext:value-type="float">
            <text:p>1.30301129817963</text:p>
          </table:table-cell>
          <table:table-cell office:value-type="float" office:value="1.31687355041504" calcext:value-type="float">
            <text:p>1.3168735504150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07" calcext:value-type="float">
            <text:p>1.3307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1121" calcext:value-type="float">
            <text:p>1.1121</text:p>
          </table:table-cell>
          <table:table-cell office:value-type="float" office:value="1.39893412590027" calcext:value-type="float">
            <text:p>1.39893412590027</text:p>
          </table:table-cell>
          <table:table-cell office:value-type="float" office:value="1.26754260063171" calcext:value-type="float">
            <text:p>1.26754260063171</text:p>
          </table:table-cell>
          <table:table-cell office:value-type="float" office:value="1.11211752891541" calcext:value-type="float">
            <text:p>1.11211752891541</text:p>
          </table:table-cell>
          <table:table-cell office:value-type="float" office:value="1.32985484600067" calcext:value-type="float">
            <text:p>1.32985484600067</text:p>
          </table:table-cell>
          <table:table-cell office:value-type="float" office:value="1.36659061908722" calcext:value-type="float">
            <text:p>1.36659061908722</text:p>
          </table:table-cell>
          <table:table-cell office:value-type="float" office:value="1.44368755817413" calcext:value-type="float">
            <text:p>1.44368755817413</text:p>
          </table:table-cell>
          <table:table-cell office:value-type="float" office:value="1.40807604789734" calcext:value-type="float">
            <text:p>1.40807604789734</text:p>
          </table:table-cell>
          <table:table-cell office:value-type="float" office:value="1.35991871356964" calcext:value-type="float">
            <text:p>1.35991871356964</text:p>
          </table:table-cell>
          <table:table-cell office:value-type="float" office:value="1.30301129817963" calcext:value-type="float">
            <text:p>1.30301129817963</text:p>
          </table:table-cell>
          <table:table-cell office:value-type="float" office:value="1.31687355041504" calcext:value-type="float">
            <text:p>1.3168735504150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18" calcext:value-type="float">
            <text:p>1.2918</text:p>
          </table:table-cell>
          <table:table-cell office:value-type="float" office:value="1.3282" calcext:value-type="float">
            <text:p>1.3282</text:p>
          </table:table-cell>
          <table:table-cell office:value-type="float" office:value="1.435" calcext:value-type="float">
            <text:p>1.435</text:p>
          </table:table-cell>
          <table:table-cell office:value-type="float" office:value="1.079" calcext:value-type="float">
            <text:p>1.079</text:p>
          </table:table-cell>
          <table:table-cell office:value-type="float" office:value="1.08291006088257" calcext:value-type="float">
            <text:p>1.0829100608825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43497169017792" calcext:value-type="float">
            <text:p>1.43497169017792</text:p>
          </table:table-cell>
          <table:table-cell office:value-type="float" office:value="1.32127594947815" calcext:value-type="float">
            <text:p>1.32127594947815</text:p>
          </table:table-cell>
          <table:table-cell office:value-type="float" office:value="1.31831121444702" calcext:value-type="float">
            <text:p>1.31831121444702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6781334877014" calcext:value-type="float">
            <text:p>1.3678133487701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18" calcext:value-type="float">
            <text:p>1.2918</text:p>
          </table:table-cell>
          <table:table-cell office:value-type="float" office:value="1.3282" calcext:value-type="float">
            <text:p>1.3282</text:p>
          </table:table-cell>
          <table:table-cell office:value-type="float" office:value="1.435" calcext:value-type="float">
            <text:p>1.435</text:p>
          </table:table-cell>
          <table:table-cell office:value-type="float" office:value="1.079" calcext:value-type="float">
            <text:p>1.079</text:p>
          </table:table-cell>
          <table:table-cell office:value-type="float" office:value="1.08291006088257" calcext:value-type="float">
            <text:p>1.08291006088257</text:p>
          </table:table-cell>
          <table:table-cell office:value-type="float" office:value="1.39270448684692" calcext:value-type="float">
            <text:p>1.39270448684692</text:p>
          </table:table-cell>
          <table:table-cell office:value-type="float" office:value="1.17704582214355" calcext:value-type="float">
            <text:p>1.17704582214355</text:p>
          </table:table-cell>
          <table:table-cell office:value-type="float" office:value="1.33503699302673" calcext:value-type="float">
            <text:p>1.33503699302673</text:p>
          </table:table-cell>
          <table:table-cell office:value-type="float" office:value="1.43497169017792" calcext:value-type="float">
            <text:p>1.43497169017792</text:p>
          </table:table-cell>
          <table:table-cell office:value-type="float" office:value="1.32127594947815" calcext:value-type="float">
            <text:p>1.32127594947815</text:p>
          </table:table-cell>
          <table:table-cell office:value-type="float" office:value="1.31831121444702" calcext:value-type="float">
            <text:p>1.31831121444702</text:p>
          </table:table-cell>
          <table:table-cell office:value-type="float" office:value="1.40867948532105" calcext:value-type="float">
            <text:p>1.40867948532105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6781334877014" calcext:value-type="float">
            <text:p>1.3678133487701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4" calcext:value-type="float">
            <text:p>1.294</text:p>
          </table:table-cell>
          <table:table-cell office:value-type="float" office:value="1.3336" calcext:value-type="float">
            <text:p>1.3336</text:p>
          </table:table-cell>
          <table:table-cell office:value-type="float" office:value="1.3979" calcext:value-type="float">
            <text:p>1.397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3849024772644" calcext:value-type="float">
            <text:p>1.33849024772644</text:p>
          </table:table-cell>
          <table:table-cell table:number-columns-repeated="1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4" calcext:value-type="float">
            <text:p>1.294</text:p>
          </table:table-cell>
          <table:table-cell office:value-type="float" office:value="1.3336" calcext:value-type="float">
            <text:p>1.3336</text:p>
          </table:table-cell>
          <table:table-cell office:value-type="float" office:value="1.3979" calcext:value-type="float">
            <text:p>1.3979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32585465908051" calcext:value-type="float">
            <text:p>1.325854659080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34825110435486" calcext:value-type="float">
            <text:p>1.34825110435486</text:p>
          </table:table-cell>
          <table:table-cell office:value-type="float" office:value="1.32865381240845" calcext:value-type="float">
            <text:p>1.32865381240845</text:p>
          </table:table-cell>
          <table:table-cell office:value-type="float" office:value="1.39792823791504" calcext:value-type="float">
            <text:p>1.39792823791504</text:p>
          </table:table-cell>
          <table:table-cell office:value-type="float" office:value="1.29409265518188" calcext:value-type="float">
            <text:p>1.29409265518188</text:p>
          </table:table-cell>
          <table:table-cell office:value-type="float" office:value="1.14529871940613" calcext:value-type="float">
            <text:p>1.14529871940613</text:p>
          </table:table-cell>
          <table:table-cell office:value-type="float" office:value="1.38294446468353" calcext:value-type="float">
            <text:p>1.38294446468353</text:p>
          </table:table-cell>
          <table:table-cell office:value-type="float" office:value="1.35743069648743" calcext:value-type="float">
            <text:p>1.35743069648743</text:p>
          </table:table-cell>
          <table:table-cell office:value-type="float" office:value="1.33849024772644" calcext:value-type="float">
            <text:p>1.33849024772644</text:p>
          </table:table-cell>
          <table:table-cell table:number-columns-repeated="1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564" calcext:value-type="float">
            <text:p>1.3564</text:p>
          </table:table-cell>
          <table:table-cell office:value-type="float" office:value="1.362" calcext:value-type="float">
            <text:p>1.362</text:p>
          </table:table-cell>
          <table:table-cell office:value-type="float" office:value="1.455" calcext:value-type="float">
            <text:p>1.455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26207637786865" calcext:value-type="float">
            <text:p>1.26207637786865</text:p>
          </table:table-cell>
          <table:table-cell office:value-type="float" office:value="1.45496118068695" calcext:value-type="float">
            <text:p>1.45496118068695</text:p>
          </table:table-cell>
          <table:table-cell office:value-type="float" office:value="1.32736372947693" calcext:value-type="float">
            <text:p>1.32736372947693</text:p>
          </table:table-cell>
          <table:table-cell office:value-type="float" office:value="1.37010014057159" calcext:value-type="float">
            <text:p>1.37010014057159</text:p>
          </table:table-cell>
          <table:table-cell office:value-type="float" office:value="1.36182904243469" calcext:value-type="float">
            <text:p>1.36182904243469</text:p>
          </table:table-cell>
          <table:table-cell office:value-type="float" office:value="1.36224448680878" calcext:value-type="float">
            <text:p>1.36224448680878</text:p>
          </table:table-cell>
          <table:table-cell table:number-columns-repeated="1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4017" calcext:value-type="float">
            <text:p>1.4017</text:p>
          </table:table-cell>
          <table:table-cell office:value-type="float" office:value="1.3146" calcext:value-type="float">
            <text:p>1.3146</text:p>
          </table:table-cell>
          <table:table-cell office:value-type="float" office:value="1.40167891979218" calcext:value-type="float">
            <text:p>1.40167891979218</text:p>
          </table:table-cell>
          <table:table-cell office:value-type="float" office:value="1.31687355041504" calcext:value-type="float">
            <text:p>1.31687355041504</text:p>
          </table:table-cell>
          <table:table-cell office:value-type="float" office:value="1.31461787223816" calcext:value-type="float">
            <text:p>1.31461787223816</text:p>
          </table:table-cell>
          <table:table-cell table:number-columns-repeated="168"/>
        </table:table-row>
      </table:table>
      <table:named-expressions/>
      <table:database-ranges>
        <table:database-range table:name="__Anonymous_Sheet_DB__0" table:target-range-address="sick_angles_FastText_300d.A2:sick_angles_FastText_300d.FT40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09:47:46.17385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10:04:50.695960877</dc:date>
    <meta:editing-duration>PT12M34S</meta:editing-duration>
    <meta:editing-cycles>2</meta:editing-cycles>
    <meta:generator>LibreOffice/5.2.1.2$Linux_X86_64 LibreOffice_project/31dd62db80d4e60af04904455ec9c9219178d620</meta:generator>
    <meta:document-statistic meta:table-count="1" meta:cell-count="175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41cm" svg:height="9cm" xlink:href=".." xlink:type="simple" chart:class="chart:line" chart:style-name="ch1">
        <chart:title svg:x="11.749cm" svg:y="0.316cm" chart:style-name="ch2">
          <text:p>Sentence length</text:p>
        </chart:title>
        <chart:plot-area chart:style-name="ch3" table:cell-range-address="sick_angles_FastText_300d.A1:sick_angles_FastText_300d.A401" chart:data-source-has-labels="row" svg:x="1.547cm" svg:y="1.275cm" svg:width="24.758cm" svg:height="6.564cm">
          <chartooo:coordinate-region svg:x="2.168cm" svg:y="1.396cm" svg:width="24.137cm" svg:height="5.441cm"/>
          <chart:axis chart:dimension="x" chart:name="primary-x" chart:style-name="ch4">
            <chart:title svg:x="13.181cm" svg:y="8.019cm" chart:style-name="ch5">
              <text:p>Sentence</text:p>
            </chart:title>
          </chart:axis>
          <chart:axis chart:dimension="y" chart:name="primary-y" chart:style-name="ch4">
            <chart:title svg:x="0.451cm" svg:y="5.765cm" chart:style-name="ch6">
              <text:p>Length in words</text:p>
            </chart:title>
            <chart:grid chart:style-name="ch7" chart:class="major"/>
          </chart:axis>
          <chart:series chart:style-name="ch8" chart:values-cell-range-address="sick_angles_FastText_300d.A2:sick_angles_FastText_300d.A401" chart:label-cell-address="sick_angles_FastText_300d.A1:sick_angles_FastText_300d.A1" chart:class="chart:line"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  <draw:g>
                  <svg:desc>sick_angles_FastText_300d.A1:sick_angles_FastText_300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ick_angles_FastText_300d.A2:sick_angles_FastText_300d.A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Ultrafine_20_Dashed" svg:stroke-width="0.1cm" svg:stroke-color="#c5000b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Fine_20_Dashed" svg:stroke-width="0.1cm" svg:stroke-color="#ff950e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Ultrafine_20_Dashed" svg:stroke-width="0.1cm" svg:stroke-color="#314004" svg:stroke-opacity="80%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273cm" svg:height="10.726cm" xlink:href=".." xlink:type="simple" chart:class="chart:line" chart:style-name="ch1">
        <chart:title svg:x="9.616cm" svg:y="0.35cm" chart:style-name="ch2">
          <text:p>Pair-wise word embedding angle by sentence statistics</text:p>
        </chart:title>
        <chart:legend chart:legend-position="end" svg:x="25.377cm" svg:y="3.57cm" style:legend-expansion="high" chart:style-name="ch3"/>
        <chart:plot-area chart:style-name="ch4" table:cell-range-address="sick_angles_FastText_300d.B1:sick_angles_FastText_300d.E401" chart:data-source-has-labels="row" svg:x="1.616cm" svg:y="1.343cm" svg:width="23.156cm" svg:height="8.188cm">
          <chartooo:coordinate-region svg:x="2.343cm" svg:y="1.464cm" svg:width="22.429cm" svg:height="7.065cm"/>
          <chart:axis chart:dimension="x" chart:name="primary-x" chart:style-name="ch5">
            <chart:title svg:x="12.449cm" svg:y="9.745cm" chart:style-name="ch6">
              <text:p>Sentence</text:p>
            </chart:title>
          </chart:axis>
          <chart:axis chart:dimension="y" chart:name="primary-y" chart:style-name="ch5">
            <chart:title svg:x="0.451cm" svg:y="6.672cm" chart:style-name="ch7">
              <text:p>Angle in radians</text:p>
            </chart:title>
            <chart:grid chart:style-name="ch8" chart:class="major"/>
          </chart:axis>
          <chart:series chart:style-name="ch9" chart:values-cell-range-address="sick_angles_FastText_300d.B2:sick_angles_FastText_300d.B401" chart:label-cell-address="sick_angles_FastText_300d.B1:sick_angles_FastText_300d.B1" chart:class="chart:line">
            <chart:data-point chart:repeated="400"/>
          </chart:series>
          <chart:series chart:style-name="ch10" chart:values-cell-range-address="sick_angles_FastText_300d.C2:sick_angles_FastText_300d.C401" chart:label-cell-address="sick_angles_FastText_300d.C1:sick_angles_FastText_300d.C1" chart:class="chart:line">
            <chart:regression-curve chart:style-name="ch11"/>
            <chart:data-point chart:repeated="400"/>
          </chart:series>
          <chart:series chart:style-name="ch12" chart:values-cell-range-address="sick_angles_FastText_300d.D2:sick_angles_FastText_300d.D401" chart:label-cell-address="sick_angles_FastText_300d.D1:sick_angles_FastText_300d.D1" chart:class="chart:line">
            <chart:regression-curve chart:style-name="ch13"/>
            <chart:data-point chart:repeated="400"/>
          </chart:series>
          <chart:series chart:style-name="ch14" chart:values-cell-range-address="sick_angles_FastText_300d.E2:sick_angles_FastText_300d.E401" chart:label-cell-address="sick_angles_FastText_300d.E1:sick_angles_FastText_300d.E1" chart:class="chart:line">
            <chart:regression-curve chart:style-name="ch15"/>
            <chart:data-point chart:repeated="4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ick_angles_FastText_300d.B1:sick_angles_FastText_300d.B1</svg:desc>
                </draw:g>
              </table:table-cell>
              <table:table-cell office:value-type="string">
                <text:p>Median</text:p>
                <draw:g>
                  <svg:desc>sick_angles_FastText_300d.C1:sick_angles_FastText_300d.C1</svg:desc>
                </draw:g>
              </table:table-cell>
              <table:table-cell office:value-type="string">
                <text:p>Maximum</text:p>
                <draw:g>
                  <svg:desc>sick_angles_FastText_300d.D1:sick_angles_FastText_300d.D1</svg:desc>
                </draw:g>
              </table:table-cell>
              <table:table-cell office:value-type="string">
                <text:p>Minimum</text:p>
                <draw:g>
                  <svg:desc>sick_angles_FastText_300d.E1:sick_angles_FastText_300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01">
                <text:p>1.3101</text:p>
                <draw:g>
                  <svg:desc>sick_angles_FastText_300d.B2:sick_angles_FastText_300d.B401</svg:desc>
                </draw:g>
              </table:table-cell>
              <table:table-cell office:value-type="float" office:value="1.3283">
                <text:p>1.3283</text:p>
                <draw:g>
                  <svg:desc>sick_angles_FastText_300d.C2:sick_angles_FastText_300d.C401</svg:desc>
                </draw:g>
              </table:table-cell>
              <table:table-cell office:value-type="float" office:value="1.4813">
                <text:p>1.4813</text:p>
                <draw:g>
                  <svg:desc>sick_angles_FastText_300d.D2:sick_angles_FastText_300d.D401</svg:desc>
                </draw:g>
              </table:table-cell>
              <table:table-cell office:value-type="float" office:value="0.8252">
                <text:p>0.8252</text:p>
                <draw:g>
                  <svg:desc>sick_angles_FastText_300d.E2:sick_angles_FastText_300d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01">
                <text:p>1.3101</text:p>
              </table:table-cell>
              <table:table-cell office:value-type="float" office:value="1.3283">
                <text:p>1.3283</text:p>
              </table:table-cell>
              <table:table-cell office:value-type="float" office:value="1.4813">
                <text:p>1.4813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72">
                <text:p>1.2972</text:p>
              </table:table-cell>
              <table:table-cell office:value-type="float" office:value="1.3162">
                <text:p>1.3162</text:p>
              </table:table-cell>
              <table:table-cell office:value-type="float" office:value="1.4613">
                <text:p>1.4613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78">
                <text:p>1.2878</text:p>
              </table:table-cell>
              <table:table-cell office:value-type="float" office:value="1.3369">
                <text:p>1.3369</text:p>
              </table:table-cell>
              <table:table-cell office:value-type="float" office:value="1.4975">
                <text:p>1.497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78">
                <text:p>1.2878</text:p>
              </table:table-cell>
              <table:table-cell office:value-type="float" office:value="1.3369">
                <text:p>1.3369</text:p>
              </table:table-cell>
              <table:table-cell office:value-type="float" office:value="1.4975">
                <text:p>1.497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982">
                <text:p>1.2982</text:p>
              </table:table-cell>
              <table:table-cell office:value-type="float" office:value="1.3299">
                <text:p>1.3299</text:p>
              </table:table-cell>
              <table:table-cell office:value-type="float" office:value="1.4748">
                <text:p>1.474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05">
                <text:p>1.3005</text:p>
              </table:table-cell>
              <table:table-cell office:value-type="float" office:value="1.3306">
                <text:p>1.3306</text:p>
              </table:table-cell>
              <table:table-cell office:value-type="float" office:value="1.4745">
                <text:p>1.474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05">
                <text:p>1.3005</text:p>
              </table:table-cell>
              <table:table-cell office:value-type="float" office:value="1.3306">
                <text:p>1.3306</text:p>
              </table:table-cell>
              <table:table-cell office:value-type="float" office:value="1.4745">
                <text:p>1.474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45">
                <text:p>1.3245</text:p>
              </table:table-cell>
              <table:table-cell office:value-type="float" office:value="1.362">
                <text:p>1.362</text:p>
              </table:table-cell>
              <table:table-cell office:value-type="float" office:value="1.5169">
                <text:p>1.516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95">
                <text:p>1.2995</text:p>
              </table:table-cell>
              <table:table-cell office:value-type="float" office:value="1.3382">
                <text:p>1.3382</text:p>
              </table:table-cell>
              <table:table-cell office:value-type="float" office:value="1.4975">
                <text:p>1.497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95">
                <text:p>1.2995</text:p>
              </table:table-cell>
              <table:table-cell office:value-type="float" office:value="1.3382">
                <text:p>1.3382</text:p>
              </table:table-cell>
              <table:table-cell office:value-type="float" office:value="1.4975">
                <text:p>1.497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47">
                <text:p>1.2847</text:p>
              </table:table-cell>
              <table:table-cell office:value-type="float" office:value="1.3357">
                <text:p>1.3357</text:p>
              </table:table-cell>
              <table:table-cell office:value-type="float" office:value="1.4975">
                <text:p>1.497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07">
                <text:p>1.3107</text:p>
              </table:table-cell>
              <table:table-cell office:value-type="float" office:value="1.3341">
                <text:p>1.3341</text:p>
              </table:table-cell>
              <table:table-cell office:value-type="float" office:value="1.4809">
                <text:p>1.480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07">
                <text:p>1.3107</text:p>
              </table:table-cell>
              <table:table-cell office:value-type="float" office:value="1.3341">
                <text:p>1.3341</text:p>
              </table:table-cell>
              <table:table-cell office:value-type="float" office:value="1.4809">
                <text:p>1.480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92">
                <text:p>1.3092</text:p>
              </table:table-cell>
              <table:table-cell office:value-type="float" office:value="1.3333">
                <text:p>1.3333</text:p>
              </table:table-cell>
              <table:table-cell office:value-type="float" office:value="1.4809">
                <text:p>1.480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88">
                <text:p>1.288</text:p>
              </table:table-cell>
              <table:table-cell office:value-type="float" office:value="1.3303">
                <text:p>1.3303</text:p>
              </table:table-cell>
              <table:table-cell office:value-type="float" office:value="1.4734">
                <text:p>1.4734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06">
                <text:p>1.3306</text:p>
              </table:table-cell>
              <table:table-cell office:value-type="float" office:value="1.3493">
                <text:p>1.3493</text:p>
              </table:table-cell>
              <table:table-cell office:value-type="float" office:value="1.4873">
                <text:p>1.4873</text:p>
              </table:table-cell>
              <table:table-cell office:value-type="float" office:value="1.1138">
                <text:p>1.1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06">
                <text:p>1.3306</text:p>
              </table:table-cell>
              <table:table-cell office:value-type="float" office:value="1.3493">
                <text:p>1.3493</text:p>
              </table:table-cell>
              <table:table-cell office:value-type="float" office:value="1.4873">
                <text:p>1.4873</text:p>
              </table:table-cell>
              <table:table-cell office:value-type="float" office:value="1.1138">
                <text:p>1.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93">
                <text:p>1.3293</text:p>
              </table:table-cell>
              <table:table-cell office:value-type="float" office:value="1.3532">
                <text:p>1.3532</text:p>
              </table:table-cell>
              <table:table-cell office:value-type="float" office:value="1.4809">
                <text:p>1.480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844">
                <text:p>1.2844</text:p>
              </table:table-cell>
              <table:table-cell office:value-type="float" office:value="1.3214">
                <text:p>1.321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19">
                <text:p>1.3219</text:p>
              </table:table-cell>
              <table:table-cell office:value-type="float" office:value="1.3723">
                <text:p>1.3723</text:p>
              </table:table-cell>
              <table:table-cell office:value-type="float" office:value="1.5051">
                <text:p>1.5051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219">
                <text:p>1.3219</text:p>
              </table:table-cell>
              <table:table-cell office:value-type="float" office:value="1.3723">
                <text:p>1.3723</text:p>
              </table:table-cell>
              <table:table-cell office:value-type="float" office:value="1.5051">
                <text:p>1.5051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75">
                <text:p>1.2775</text:p>
              </table:table-cell>
              <table:table-cell office:value-type="float" office:value="1.3142">
                <text:p>1.3142</text:p>
              </table:table-cell>
              <table:table-cell office:value-type="float" office:value="1.4966">
                <text:p>1.496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208">
                <text:p>1.3208</text:p>
              </table:table-cell>
              <table:table-cell office:value-type="float" office:value="1.3402">
                <text:p>1.3402</text:p>
              </table:table-cell>
              <table:table-cell office:value-type="float" office:value="1.4789">
                <text:p>1.478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08">
                <text:p>1.3208</text:p>
              </table:table-cell>
              <table:table-cell office:value-type="float" office:value="1.3402">
                <text:p>1.3402</text:p>
              </table:table-cell>
              <table:table-cell office:value-type="float" office:value="1.4789">
                <text:p>1.478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08">
                <text:p>1.3208</text:p>
              </table:table-cell>
              <table:table-cell office:value-type="float" office:value="1.3402">
                <text:p>1.3402</text:p>
              </table:table-cell>
              <table:table-cell office:value-type="float" office:value="1.4789">
                <text:p>1.478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08">
                <text:p>1.2908</text:p>
              </table:table-cell>
              <table:table-cell office:value-type="float" office:value="1.3134">
                <text:p>1.3134</text:p>
              </table:table-cell>
              <table:table-cell office:value-type="float" office:value="1.4756">
                <text:p>1.475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08">
                <text:p>1.2908</text:p>
              </table:table-cell>
              <table:table-cell office:value-type="float" office:value="1.3134">
                <text:p>1.3134</text:p>
              </table:table-cell>
              <table:table-cell office:value-type="float" office:value="1.4756">
                <text:p>1.475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908">
                <text:p>1.2908</text:p>
              </table:table-cell>
              <table:table-cell office:value-type="float" office:value="1.3134">
                <text:p>1.3134</text:p>
              </table:table-cell>
              <table:table-cell office:value-type="float" office:value="1.4756">
                <text:p>1.475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08">
                <text:p>1.2908</text:p>
              </table:table-cell>
              <table:table-cell office:value-type="float" office:value="1.3134">
                <text:p>1.3134</text:p>
              </table:table-cell>
              <table:table-cell office:value-type="float" office:value="1.4756">
                <text:p>1.475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166">
                <text:p>1.3166</text:p>
              </table:table-cell>
              <table:table-cell office:value-type="float" office:value="1.3379">
                <text:p>1.3379</text:p>
              </table:table-cell>
              <table:table-cell office:value-type="float" office:value="1.4675">
                <text:p>1.4675</text:p>
              </table:table-cell>
              <table:table-cell office:value-type="float" office:value="0.8486">
                <text:p>0.8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166">
                <text:p>1.3166</text:p>
              </table:table-cell>
              <table:table-cell office:value-type="float" office:value="1.3379">
                <text:p>1.3379</text:p>
              </table:table-cell>
              <table:table-cell office:value-type="float" office:value="1.4675">
                <text:p>1.4675</text:p>
              </table:table-cell>
              <table:table-cell office:value-type="float" office:value="0.8486">
                <text:p>0.8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082">
                <text:p>1.3082</text:p>
              </table:table-cell>
              <table:table-cell office:value-type="float" office:value="1.3452">
                <text:p>1.3452</text:p>
              </table:table-cell>
              <table:table-cell office:value-type="float" office:value="1.4673">
                <text:p>1.467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31">
                <text:p>1.3231</text:p>
              </table:table-cell>
              <table:table-cell office:value-type="float" office:value="1.3406">
                <text:p>1.3406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88">
                <text:p>1.2888</text:p>
              </table:table-cell>
              <table:table-cell office:value-type="float" office:value="1.3411">
                <text:p>1.3411</text:p>
              </table:table-cell>
              <table:table-cell office:value-type="float" office:value="1.4473">
                <text:p>1.4473</text:p>
              </table:table-cell>
              <table:table-cell office:value-type="float" office:value="0.7243">
                <text:p>0.7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08">
                <text:p>1.2908</text:p>
              </table:table-cell>
              <table:table-cell office:value-type="float" office:value="1.3379">
                <text:p>1.3379</text:p>
              </table:table-cell>
              <table:table-cell office:value-type="float" office:value="1.5097">
                <text:p>1.509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97">
                <text:p>1.297</text:p>
              </table:table-cell>
              <table:table-cell office:value-type="float" office:value="1.3257">
                <text:p>1.3257</text:p>
              </table:table-cell>
              <table:table-cell office:value-type="float" office:value="1.5016">
                <text:p>1.501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143">
                <text:p>1.3143</text:p>
              </table:table-cell>
              <table:table-cell office:value-type="float" office:value="1.3516">
                <text:p>1.3516</text:p>
              </table:table-cell>
              <table:table-cell office:value-type="float" office:value="1.487">
                <text:p>1.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88">
                <text:p>1.2988</text:p>
              </table:table-cell>
              <table:table-cell office:value-type="float" office:value="1.338">
                <text:p>1.338</text:p>
              </table:table-cell>
              <table:table-cell office:value-type="float" office:value="1.487">
                <text:p>1.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988">
                <text:p>1.2988</text:p>
              </table:table-cell>
              <table:table-cell office:value-type="float" office:value="1.338">
                <text:p>1.338</text:p>
              </table:table-cell>
              <table:table-cell office:value-type="float" office:value="1.487">
                <text:p>1.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88">
                <text:p>1.2988</text:p>
              </table:table-cell>
              <table:table-cell office:value-type="float" office:value="1.338">
                <text:p>1.338</text:p>
              </table:table-cell>
              <table:table-cell office:value-type="float" office:value="1.487">
                <text:p>1.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203">
                <text:p>1.3203</text:p>
              </table:table-cell>
              <table:table-cell office:value-type="float" office:value="1.3436">
                <text:p>1.3436</text:p>
              </table:table-cell>
              <table:table-cell office:value-type="float" office:value="1.4789">
                <text:p>1.478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371">
                <text:p>1.3371</text:p>
              </table:table-cell>
              <table:table-cell office:value-type="float" office:value="1.3572">
                <text:p>1.3572</text:p>
              </table:table-cell>
              <table:table-cell office:value-type="float" office:value="1.476">
                <text:p>1.476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371">
                <text:p>1.3371</text:p>
              </table:table-cell>
              <table:table-cell office:value-type="float" office:value="1.3572">
                <text:p>1.3572</text:p>
              </table:table-cell>
              <table:table-cell office:value-type="float" office:value="1.476">
                <text:p>1.476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021">
                <text:p>1.3021</text:p>
              </table:table-cell>
              <table:table-cell office:value-type="float" office:value="1.3421">
                <text:p>1.3421</text:p>
              </table:table-cell>
              <table:table-cell office:value-type="float" office:value="1.4673">
                <text:p>1.467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21">
                <text:p>1.3021</text:p>
              </table:table-cell>
              <table:table-cell office:value-type="float" office:value="1.3421">
                <text:p>1.3421</text:p>
              </table:table-cell>
              <table:table-cell office:value-type="float" office:value="1.4673">
                <text:p>1.467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021">
                <text:p>1.3021</text:p>
              </table:table-cell>
              <table:table-cell office:value-type="float" office:value="1.3421">
                <text:p>1.3421</text:p>
              </table:table-cell>
              <table:table-cell office:value-type="float" office:value="1.4673">
                <text:p>1.467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021">
                <text:p>1.3021</text:p>
              </table:table-cell>
              <table:table-cell office:value-type="float" office:value="1.3421">
                <text:p>1.3421</text:p>
              </table:table-cell>
              <table:table-cell office:value-type="float" office:value="1.4673">
                <text:p>1.467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98">
                <text:p>1.2798</text:p>
              </table:table-cell>
              <table:table-cell office:value-type="float" office:value="1.323">
                <text:p>1.323</text:p>
              </table:table-cell>
              <table:table-cell office:value-type="float" office:value="1.4473">
                <text:p>1.4473</text:p>
              </table:table-cell>
              <table:table-cell office:value-type="float" office:value="0.7243">
                <text:p>0.7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98">
                <text:p>1.2798</text:p>
              </table:table-cell>
              <table:table-cell office:value-type="float" office:value="1.323">
                <text:p>1.323</text:p>
              </table:table-cell>
              <table:table-cell office:value-type="float" office:value="1.4473">
                <text:p>1.4473</text:p>
              </table:table-cell>
              <table:table-cell office:value-type="float" office:value="0.7243">
                <text:p>0.7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98">
                <text:p>1.2798</text:p>
              </table:table-cell>
              <table:table-cell office:value-type="float" office:value="1.323">
                <text:p>1.323</text:p>
              </table:table-cell>
              <table:table-cell office:value-type="float" office:value="1.4473">
                <text:p>1.4473</text:p>
              </table:table-cell>
              <table:table-cell office:value-type="float" office:value="0.7243">
                <text:p>0.72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98">
                <text:p>1.2798</text:p>
              </table:table-cell>
              <table:table-cell office:value-type="float" office:value="1.323">
                <text:p>1.323</text:p>
              </table:table-cell>
              <table:table-cell office:value-type="float" office:value="1.4473">
                <text:p>1.4473</text:p>
              </table:table-cell>
              <table:table-cell office:value-type="float" office:value="0.7243">
                <text:p>0.7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18">
                <text:p>1.318</text:p>
              </table:table-cell>
              <table:table-cell office:value-type="float" office:value="1.338">
                <text:p>1.338</text:p>
              </table:table-cell>
              <table:table-cell office:value-type="float" office:value="1.5209">
                <text:p>1.52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8">
                <text:p>1.318</text:p>
              </table:table-cell>
              <table:table-cell office:value-type="float" office:value="1.338">
                <text:p>1.338</text:p>
              </table:table-cell>
              <table:table-cell office:value-type="float" office:value="1.5209">
                <text:p>1.52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18">
                <text:p>1.318</text:p>
              </table:table-cell>
              <table:table-cell office:value-type="float" office:value="1.338">
                <text:p>1.338</text:p>
              </table:table-cell>
              <table:table-cell office:value-type="float" office:value="1.5209">
                <text:p>1.52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036">
                <text:p>1.3036</text:p>
              </table:table-cell>
              <table:table-cell office:value-type="float" office:value="1.324">
                <text:p>1.32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036">
                <text:p>1.3036</text:p>
              </table:table-cell>
              <table:table-cell office:value-type="float" office:value="1.324">
                <text:p>1.32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848">
                <text:p>1.2848</text:p>
              </table:table-cell>
              <table:table-cell office:value-type="float" office:value="1.3054">
                <text:p>1.305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848">
                <text:p>1.2848</text:p>
              </table:table-cell>
              <table:table-cell office:value-type="float" office:value="1.3054">
                <text:p>1.305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848">
                <text:p>1.2848</text:p>
              </table:table-cell>
              <table:table-cell office:value-type="float" office:value="1.3054">
                <text:p>1.3054</text:p>
              </table:table-cell>
              <table:table-cell office:value-type="float" office:value="1.5085">
                <text:p>1.508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08">
                <text:p>1.3708</text:p>
              </table:table-cell>
              <table:table-cell office:value-type="float" office:value="1.3899">
                <text:p>1.3899</text:p>
              </table:table-cell>
              <table:table-cell office:value-type="float" office:value="1.4953">
                <text:p>1.4953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708">
                <text:p>1.3708</text:p>
              </table:table-cell>
              <table:table-cell office:value-type="float" office:value="1.3899">
                <text:p>1.3899</text:p>
              </table:table-cell>
              <table:table-cell office:value-type="float" office:value="1.4953">
                <text:p>1.4953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28">
                <text:p>1.3128</text:p>
              </table:table-cell>
              <table:table-cell office:value-type="float" office:value="1.3334">
                <text:p>1.3334</text:p>
              </table:table-cell>
              <table:table-cell office:value-type="float" office:value="1.4947">
                <text:p>1.494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128">
                <text:p>1.3128</text:p>
              </table:table-cell>
              <table:table-cell office:value-type="float" office:value="1.3334">
                <text:p>1.3334</text:p>
              </table:table-cell>
              <table:table-cell office:value-type="float" office:value="1.4947">
                <text:p>1.494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264">
                <text:p>1.3264</text:p>
              </table:table-cell>
              <table:table-cell office:value-type="float" office:value="1.3677">
                <text:p>1.3677</text:p>
              </table:table-cell>
              <table:table-cell office:value-type="float" office:value="1.4787">
                <text:p>1.4787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62">
                <text:p>1.3362</text:p>
              </table:table-cell>
              <table:table-cell office:value-type="float" office:value="1.3622">
                <text:p>1.3622</text:p>
              </table:table-cell>
              <table:table-cell office:value-type="float" office:value="1.4785">
                <text:p>1.4785</text:p>
              </table:table-cell>
              <table:table-cell office:value-type="float" office:value="1.0684">
                <text:p>1.0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834">
                <text:p>1.2834</text:p>
              </table:table-cell>
              <table:table-cell office:value-type="float" office:value="1.3022">
                <text:p>1.3022</text:p>
              </table:table-cell>
              <table:table-cell office:value-type="float" office:value="1.463">
                <text:p>1.463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71">
                <text:p>1.3471</text:p>
              </table:table-cell>
              <table:table-cell office:value-type="float" office:value="1.3586">
                <text:p>1.3586</text:p>
              </table:table-cell>
              <table:table-cell office:value-type="float" office:value="1.4613">
                <text:p>1.4613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339">
                <text:p>1.3339</text:p>
              </table:table-cell>
              <table:table-cell office:value-type="float" office:value="1.3632">
                <text:p>1.3632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227">
                <text:p>1.3227</text:p>
              </table:table-cell>
              <table:table-cell office:value-type="float" office:value="1.3465">
                <text:p>1.3465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27">
                <text:p>1.3227</text:p>
              </table:table-cell>
              <table:table-cell office:value-type="float" office:value="1.3465">
                <text:p>1.3465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227">
                <text:p>1.3227</text:p>
              </table:table-cell>
              <table:table-cell office:value-type="float" office:value="1.3465">
                <text:p>1.3465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27">
                <text:p>1.3227</text:p>
              </table:table-cell>
              <table:table-cell office:value-type="float" office:value="1.3465">
                <text:p>1.3465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227">
                <text:p>1.3227</text:p>
              </table:table-cell>
              <table:table-cell office:value-type="float" office:value="1.3465">
                <text:p>1.3465</text:p>
              </table:table-cell>
              <table:table-cell office:value-type="float" office:value="1.4613">
                <text:p>1.461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11">
                <text:p>1.2911</text:p>
              </table:table-cell>
              <table:table-cell office:value-type="float" office:value="1.3042">
                <text:p>1.3042</text:p>
              </table:table-cell>
              <table:table-cell office:value-type="float" office:value="1.4604">
                <text:p>1.460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911">
                <text:p>1.2911</text:p>
              </table:table-cell>
              <table:table-cell office:value-type="float" office:value="1.3042">
                <text:p>1.3042</text:p>
              </table:table-cell>
              <table:table-cell office:value-type="float" office:value="1.4604">
                <text:p>1.460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01">
                <text:p>1.2601</text:p>
              </table:table-cell>
              <table:table-cell office:value-type="float" office:value="1.3033">
                <text:p>1.3033</text:p>
              </table:table-cell>
              <table:table-cell office:value-type="float" office:value="1.4595">
                <text:p>1.4595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169">
                <text:p>1.3169</text:p>
              </table:table-cell>
              <table:table-cell office:value-type="float" office:value="1.3455">
                <text:p>1.3455</text:p>
              </table:table-cell>
              <table:table-cell office:value-type="float" office:value="1.455">
                <text:p>1.455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69">
                <text:p>1.3169</text:p>
              </table:table-cell>
              <table:table-cell office:value-type="float" office:value="1.3455">
                <text:p>1.3455</text:p>
              </table:table-cell>
              <table:table-cell office:value-type="float" office:value="1.455">
                <text:p>1.455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69">
                <text:p>1.3169</text:p>
              </table:table-cell>
              <table:table-cell office:value-type="float" office:value="1.3455">
                <text:p>1.3455</text:p>
              </table:table-cell>
              <table:table-cell office:value-type="float" office:value="1.455">
                <text:p>1.455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169">
                <text:p>1.3169</text:p>
              </table:table-cell>
              <table:table-cell office:value-type="float" office:value="1.3455">
                <text:p>1.3455</text:p>
              </table:table-cell>
              <table:table-cell office:value-type="float" office:value="1.455">
                <text:p>1.455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011">
                <text:p>1.3011</text:p>
              </table:table-cell>
              <table:table-cell office:value-type="float" office:value="1.3148">
                <text:p>1.3148</text:p>
              </table:table-cell>
              <table:table-cell office:value-type="float" office:value="1.4518">
                <text:p>1.451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11">
                <text:p>1.3011</text:p>
              </table:table-cell>
              <table:table-cell office:value-type="float" office:value="1.3148">
                <text:p>1.3148</text:p>
              </table:table-cell>
              <table:table-cell office:value-type="float" office:value="1.4518">
                <text:p>1.451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011">
                <text:p>1.3011</text:p>
              </table:table-cell>
              <table:table-cell office:value-type="float" office:value="1.3148">
                <text:p>1.3148</text:p>
              </table:table-cell>
              <table:table-cell office:value-type="float" office:value="1.4518">
                <text:p>1.451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11">
                <text:p>1.3011</text:p>
              </table:table-cell>
              <table:table-cell office:value-type="float" office:value="1.3148">
                <text:p>1.3148</text:p>
              </table:table-cell>
              <table:table-cell office:value-type="float" office:value="1.4518">
                <text:p>1.451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31">
                <text:p>1.3231</text:p>
              </table:table-cell>
              <table:table-cell office:value-type="float" office:value="1.3458">
                <text:p>1.3458</text:p>
              </table:table-cell>
              <table:table-cell office:value-type="float" office:value="1.4511">
                <text:p>1.451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948">
                <text:p>1.2948</text:p>
              </table:table-cell>
              <table:table-cell office:value-type="float" office:value="1.3399">
                <text:p>1.3399</text:p>
              </table:table-cell>
              <table:table-cell office:value-type="float" office:value="1.449">
                <text:p>1.44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948">
                <text:p>1.2948</text:p>
              </table:table-cell>
              <table:table-cell office:value-type="float" office:value="1.3399">
                <text:p>1.3399</text:p>
              </table:table-cell>
              <table:table-cell office:value-type="float" office:value="1.449">
                <text:p>1.44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7">
                <text:p>1.27</text:p>
              </table:table-cell>
              <table:table-cell office:value-type="float" office:value="1.2809">
                <text:p>1.2809</text:p>
              </table:table-cell>
              <table:table-cell office:value-type="float" office:value="1.4466">
                <text:p>1.446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859">
                <text:p>1.2859</text:p>
              </table:table-cell>
              <table:table-cell office:value-type="float" office:value="1.3114">
                <text:p>1.3114</text:p>
              </table:table-cell>
              <table:table-cell office:value-type="float" office:value="1.4409">
                <text:p>1.44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859">
                <text:p>1.2859</text:p>
              </table:table-cell>
              <table:table-cell office:value-type="float" office:value="1.3114">
                <text:p>1.3114</text:p>
              </table:table-cell>
              <table:table-cell office:value-type="float" office:value="1.4409">
                <text:p>1.44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437">
                <text:p>1.3437</text:p>
              </table:table-cell>
              <table:table-cell office:value-type="float" office:value="1.3566">
                <text:p>1.3566</text:p>
              </table:table-cell>
              <table:table-cell office:value-type="float" office:value="1.5334">
                <text:p>1.533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437">
                <text:p>1.3437</text:p>
              </table:table-cell>
              <table:table-cell office:value-type="float" office:value="1.3566">
                <text:p>1.3566</text:p>
              </table:table-cell>
              <table:table-cell office:value-type="float" office:value="1.5334">
                <text:p>1.533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437">
                <text:p>1.3437</text:p>
              </table:table-cell>
              <table:table-cell office:value-type="float" office:value="1.3566">
                <text:p>1.3566</text:p>
              </table:table-cell>
              <table:table-cell office:value-type="float" office:value="1.5334">
                <text:p>1.533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437">
                <text:p>1.3437</text:p>
              </table:table-cell>
              <table:table-cell office:value-type="float" office:value="1.3566">
                <text:p>1.3566</text:p>
              </table:table-cell>
              <table:table-cell office:value-type="float" office:value="1.5334">
                <text:p>1.533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54">
                <text:p>1.3154</text:p>
              </table:table-cell>
              <table:table-cell office:value-type="float" office:value="1.3291">
                <text:p>1.3291</text:p>
              </table:table-cell>
              <table:table-cell office:value-type="float" office:value="1.5016">
                <text:p>1.5016</text:p>
              </table:table-cell>
              <table:table-cell office:value-type="float" office:value="0.9002">
                <text:p>0.9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154">
                <text:p>1.3154</text:p>
              </table:table-cell>
              <table:table-cell office:value-type="float" office:value="1.3291">
                <text:p>1.3291</text:p>
              </table:table-cell>
              <table:table-cell office:value-type="float" office:value="1.5016">
                <text:p>1.5016</text:p>
              </table:table-cell>
              <table:table-cell office:value-type="float" office:value="0.9002">
                <text:p>0.9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26">
                <text:p>1.3126</text:p>
              </table:table-cell>
              <table:table-cell office:value-type="float" office:value="1.3596">
                <text:p>1.3596</text:p>
              </table:table-cell>
              <table:table-cell office:value-type="float" office:value="1.4927">
                <text:p>1.4927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81">
                <text:p>1.2981</text:p>
              </table:table-cell>
              <table:table-cell office:value-type="float" office:value="1.3262">
                <text:p>1.3262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76">
                <text:p>1.2976</text:p>
              </table:table-cell>
              <table:table-cell office:value-type="float" office:value="1.3237">
                <text:p>1.3237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976">
                <text:p>1.2976</text:p>
              </table:table-cell>
              <table:table-cell office:value-type="float" office:value="1.3237">
                <text:p>1.3237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976">
                <text:p>1.2976</text:p>
              </table:table-cell>
              <table:table-cell office:value-type="float" office:value="1.3237">
                <text:p>1.3237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76">
                <text:p>1.2976</text:p>
              </table:table-cell>
              <table:table-cell office:value-type="float" office:value="1.3237">
                <text:p>1.3237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976">
                <text:p>1.2976</text:p>
              </table:table-cell>
              <table:table-cell office:value-type="float" office:value="1.3237">
                <text:p>1.3237</text:p>
              </table:table-cell>
              <table:table-cell office:value-type="float" office:value="1.4866">
                <text:p>1.486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281">
                <text:p>1.3281</text:p>
              </table:table-cell>
              <table:table-cell office:value-type="float" office:value="1.3379">
                <text:p>1.3379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281">
                <text:p>1.3281</text:p>
              </table:table-cell>
              <table:table-cell office:value-type="float" office:value="1.3379">
                <text:p>1.3379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281">
                <text:p>1.3281</text:p>
              </table:table-cell>
              <table:table-cell office:value-type="float" office:value="1.3379">
                <text:p>1.3379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281">
                <text:p>1.3281</text:p>
              </table:table-cell>
              <table:table-cell office:value-type="float" office:value="1.3379">
                <text:p>1.3379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135">
                <text:p>1.3135</text:p>
              </table:table-cell>
              <table:table-cell office:value-type="float" office:value="1.3287">
                <text:p>1.3287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135">
                <text:p>1.3135</text:p>
              </table:table-cell>
              <table:table-cell office:value-type="float" office:value="1.3287">
                <text:p>1.3287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181">
                <text:p>1.3181</text:p>
              </table:table-cell>
              <table:table-cell office:value-type="float" office:value="1.344">
                <text:p>1.344</text:p>
              </table:table-cell>
              <table:table-cell office:value-type="float" office:value="1.4753">
                <text:p>1.4753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229">
                <text:p>1.3229</text:p>
              </table:table-cell>
              <table:table-cell office:value-type="float" office:value="1.3531">
                <text:p>1.3531</text:p>
              </table:table-cell>
              <table:table-cell office:value-type="float" office:value="1.4745">
                <text:p>1.4745</text:p>
              </table:table-cell>
              <table:table-cell office:value-type="float" office:value="0.9936">
                <text:p>0.99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181">
                <text:p>1.3181</text:p>
              </table:table-cell>
              <table:table-cell office:value-type="float" office:value="1.341">
                <text:p>1.341</text:p>
              </table:table-cell>
              <table:table-cell office:value-type="float" office:value="1.4726">
                <text:p>1.4726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306">
                <text:p>1.3306</text:p>
              </table:table-cell>
              <table:table-cell office:value-type="float" office:value="1.3439">
                <text:p>1.3439</text:p>
              </table:table-cell>
              <table:table-cell office:value-type="float" office:value="1.4704">
                <text:p>1.4704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306">
                <text:p>1.3306</text:p>
              </table:table-cell>
              <table:table-cell office:value-type="float" office:value="1.3439">
                <text:p>1.3439</text:p>
              </table:table-cell>
              <table:table-cell office:value-type="float" office:value="1.4704">
                <text:p>1.4704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12">
                <text:p>1.312</text:p>
              </table:table-cell>
              <table:table-cell office:value-type="float" office:value="1.341">
                <text:p>1.341</text:p>
              </table:table-cell>
              <table:table-cell office:value-type="float" office:value="1.462">
                <text:p>1.462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2">
                <text:p>1.312</text:p>
              </table:table-cell>
              <table:table-cell office:value-type="float" office:value="1.341">
                <text:p>1.341</text:p>
              </table:table-cell>
              <table:table-cell office:value-type="float" office:value="1.462">
                <text:p>1.462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897">
                <text:p>1.2897</text:p>
              </table:table-cell>
              <table:table-cell office:value-type="float" office:value="1.336">
                <text:p>1.336</text:p>
              </table:table-cell>
              <table:table-cell office:value-type="float" office:value="1.462">
                <text:p>1.46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907">
                <text:p>1.2907</text:p>
              </table:table-cell>
              <table:table-cell office:value-type="float" office:value="1.3238">
                <text:p>1.3238</text:p>
              </table:table-cell>
              <table:table-cell office:value-type="float" office:value="1.461">
                <text:p>1.461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07">
                <text:p>1.2907</text:p>
              </table:table-cell>
              <table:table-cell office:value-type="float" office:value="1.3238">
                <text:p>1.3238</text:p>
              </table:table-cell>
              <table:table-cell office:value-type="float" office:value="1.461">
                <text:p>1.461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776">
                <text:p>1.2776</text:p>
              </table:table-cell>
              <table:table-cell office:value-type="float" office:value="1.3122">
                <text:p>1.3122</text:p>
              </table:table-cell>
              <table:table-cell office:value-type="float" office:value="1.4609">
                <text:p>1.46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776">
                <text:p>1.2776</text:p>
              </table:table-cell>
              <table:table-cell office:value-type="float" office:value="1.3122">
                <text:p>1.3122</text:p>
              </table:table-cell>
              <table:table-cell office:value-type="float" office:value="1.4609">
                <text:p>1.46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776">
                <text:p>1.2776</text:p>
              </table:table-cell>
              <table:table-cell office:value-type="float" office:value="1.3122">
                <text:p>1.3122</text:p>
              </table:table-cell>
              <table:table-cell office:value-type="float" office:value="1.4609">
                <text:p>1.46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033">
                <text:p>1.3033</text:p>
              </table:table-cell>
              <table:table-cell office:value-type="float" office:value="1.3247">
                <text:p>1.3247</text:p>
              </table:table-cell>
              <table:table-cell office:value-type="float" office:value="1.4606">
                <text:p>1.460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033">
                <text:p>1.3033</text:p>
              </table:table-cell>
              <table:table-cell office:value-type="float" office:value="1.3247">
                <text:p>1.3247</text:p>
              </table:table-cell>
              <table:table-cell office:value-type="float" office:value="1.4606">
                <text:p>1.460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33">
                <text:p>1.3033</text:p>
              </table:table-cell>
              <table:table-cell office:value-type="float" office:value="1.3247">
                <text:p>1.3247</text:p>
              </table:table-cell>
              <table:table-cell office:value-type="float" office:value="1.4606">
                <text:p>1.460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502">
                <text:p>1.3502</text:p>
              </table:table-cell>
              <table:table-cell office:value-type="float" office:value="1.3728">
                <text:p>1.372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502">
                <text:p>1.3502</text:p>
              </table:table-cell>
              <table:table-cell office:value-type="float" office:value="1.3728">
                <text:p>1.372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335">
                <text:p>1.3335</text:p>
              </table:table-cell>
              <table:table-cell office:value-type="float" office:value="1.3574">
                <text:p>1.3574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137">
                <text:p>1.3137</text:p>
              </table:table-cell>
              <table:table-cell office:value-type="float" office:value="1.3399">
                <text:p>1.3399</text:p>
              </table:table-cell>
              <table:table-cell office:value-type="float" office:value="1.453">
                <text:p>1.4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28">
                <text:p>1.3228</text:p>
              </table:table-cell>
              <table:table-cell office:value-type="float" office:value="1.3346">
                <text:p>1.3346</text:p>
              </table:table-cell>
              <table:table-cell office:value-type="float" office:value="1.4511">
                <text:p>1.451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8">
                <text:p>1.318</text:p>
              </table:table-cell>
              <table:table-cell office:value-type="float" office:value="1.365">
                <text:p>1.365</text:p>
              </table:table-cell>
              <table:table-cell office:value-type="float" office:value="1.4511">
                <text:p>1.451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18">
                <text:p>1.318</text:p>
              </table:table-cell>
              <table:table-cell office:value-type="float" office:value="1.365">
                <text:p>1.365</text:p>
              </table:table-cell>
              <table:table-cell office:value-type="float" office:value="1.4511">
                <text:p>1.451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18">
                <text:p>1.318</text:p>
              </table:table-cell>
              <table:table-cell office:value-type="float" office:value="1.365">
                <text:p>1.365</text:p>
              </table:table-cell>
              <table:table-cell office:value-type="float" office:value="1.4511">
                <text:p>1.451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015">
                <text:p>1.3015</text:p>
              </table:table-cell>
              <table:table-cell office:value-type="float" office:value="1.3333">
                <text:p>1.3333</text:p>
              </table:table-cell>
              <table:table-cell office:value-type="float" office:value="1.4457">
                <text:p>1.4457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015">
                <text:p>1.3015</text:p>
              </table:table-cell>
              <table:table-cell office:value-type="float" office:value="1.3333">
                <text:p>1.3333</text:p>
              </table:table-cell>
              <table:table-cell office:value-type="float" office:value="1.4457">
                <text:p>1.4457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037">
                <text:p>1.3037</text:p>
              </table:table-cell>
              <table:table-cell office:value-type="float" office:value="1.3444">
                <text:p>1.3444</text:p>
              </table:table-cell>
              <table:table-cell office:value-type="float" office:value="1.4416">
                <text:p>1.441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958">
                <text:p>1.2958</text:p>
              </table:table-cell>
              <table:table-cell office:value-type="float" office:value="1.3192">
                <text:p>1.3192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958">
                <text:p>1.2958</text:p>
              </table:table-cell>
              <table:table-cell office:value-type="float" office:value="1.3192">
                <text:p>1.3192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958">
                <text:p>1.2958</text:p>
              </table:table-cell>
              <table:table-cell office:value-type="float" office:value="1.3192">
                <text:p>1.3192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958">
                <text:p>1.2958</text:p>
              </table:table-cell>
              <table:table-cell office:value-type="float" office:value="1.3192">
                <text:p>1.3192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086">
                <text:p>1.3086</text:p>
              </table:table-cell>
              <table:table-cell office:value-type="float" office:value="1.3276">
                <text:p>1.3276</text:p>
              </table:table-cell>
              <table:table-cell office:value-type="float" office:value="1.4385">
                <text:p>1.4385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086">
                <text:p>1.3086</text:p>
              </table:table-cell>
              <table:table-cell office:value-type="float" office:value="1.3276">
                <text:p>1.3276</text:p>
              </table:table-cell>
              <table:table-cell office:value-type="float" office:value="1.4385">
                <text:p>1.4385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682">
                <text:p>1.2682</text:p>
              </table:table-cell>
              <table:table-cell office:value-type="float" office:value="1.294">
                <text:p>1.294</text:p>
              </table:table-cell>
              <table:table-cell office:value-type="float" office:value="1.4368">
                <text:p>1.4368</text:p>
              </table:table-cell>
              <table:table-cell office:value-type="float" office:value="0.8968">
                <text:p>0.8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82">
                <text:p>1.2682</text:p>
              </table:table-cell>
              <table:table-cell office:value-type="float" office:value="1.294">
                <text:p>1.294</text:p>
              </table:table-cell>
              <table:table-cell office:value-type="float" office:value="1.4368">
                <text:p>1.4368</text:p>
              </table:table-cell>
              <table:table-cell office:value-type="float" office:value="0.8968">
                <text:p>0.8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682">
                <text:p>1.2682</text:p>
              </table:table-cell>
              <table:table-cell office:value-type="float" office:value="1.294">
                <text:p>1.294</text:p>
              </table:table-cell>
              <table:table-cell office:value-type="float" office:value="1.4368">
                <text:p>1.4368</text:p>
              </table:table-cell>
              <table:table-cell office:value-type="float" office:value="0.8968">
                <text:p>0.8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679">
                <text:p>1.2679</text:p>
              </table:table-cell>
              <table:table-cell office:value-type="float" office:value="1.3003">
                <text:p>1.3003</text:p>
              </table:table-cell>
              <table:table-cell office:value-type="float" office:value="1.4368">
                <text:p>1.4368</text:p>
              </table:table-cell>
              <table:table-cell office:value-type="float" office:value="0.8968">
                <text:p>0.8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556">
                <text:p>1.2556</text:p>
              </table:table-cell>
              <table:table-cell office:value-type="float" office:value="1.2838">
                <text:p>1.2838</text:p>
              </table:table-cell>
              <table:table-cell office:value-type="float" office:value="1.4368">
                <text:p>1.4368</text:p>
              </table:table-cell>
              <table:table-cell office:value-type="float" office:value="0.8968">
                <text:p>0.8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321">
                <text:p>1.3321</text:p>
              </table:table-cell>
              <table:table-cell office:value-type="float" office:value="1.3337">
                <text:p>1.3337</text:p>
              </table:table-cell>
              <table:table-cell office:value-type="float" office:value="1.4314">
                <text:p>1.431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321">
                <text:p>1.3321</text:p>
              </table:table-cell>
              <table:table-cell office:value-type="float" office:value="1.3337">
                <text:p>1.3337</text:p>
              </table:table-cell>
              <table:table-cell office:value-type="float" office:value="1.4314">
                <text:p>1.431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908">
                <text:p>1.2908</text:p>
              </table:table-cell>
              <table:table-cell office:value-type="float" office:value="1.3142">
                <text:p>1.3142</text:p>
              </table:table-cell>
              <table:table-cell office:value-type="float" office:value="1.4291">
                <text:p>1.4291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053">
                <text:p>1.3053</text:p>
              </table:table-cell>
              <table:table-cell office:value-type="float" office:value="1.3268">
                <text:p>1.3268</text:p>
              </table:table-cell>
              <table:table-cell office:value-type="float" office:value="1.5209">
                <text:p>1.52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053">
                <text:p>1.3053</text:p>
              </table:table-cell>
              <table:table-cell office:value-type="float" office:value="1.3268">
                <text:p>1.3268</text:p>
              </table:table-cell>
              <table:table-cell office:value-type="float" office:value="1.5209">
                <text:p>1.52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168">
                <text:p>1.3168</text:p>
              </table:table-cell>
              <table:table-cell office:value-type="float" office:value="1.3519">
                <text:p>1.3519</text:p>
              </table:table-cell>
              <table:table-cell office:value-type="float" office:value="1.5091">
                <text:p>1.5091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178">
                <text:p>1.3178</text:p>
              </table:table-cell>
              <table:table-cell office:value-type="float" office:value="1.3715">
                <text:p>1.3715</text:p>
              </table:table-cell>
              <table:table-cell office:value-type="float" office:value="1.5045">
                <text:p>1.504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178">
                <text:p>1.3178</text:p>
              </table:table-cell>
              <table:table-cell office:value-type="float" office:value="1.3715">
                <text:p>1.3715</text:p>
              </table:table-cell>
              <table:table-cell office:value-type="float" office:value="1.5045">
                <text:p>1.504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178">
                <text:p>1.3178</text:p>
              </table:table-cell>
              <table:table-cell office:value-type="float" office:value="1.3715">
                <text:p>1.3715</text:p>
              </table:table-cell>
              <table:table-cell office:value-type="float" office:value="1.5045">
                <text:p>1.504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242">
                <text:p>1.3242</text:p>
              </table:table-cell>
              <table:table-cell office:value-type="float" office:value="1.3392">
                <text:p>1.3392</text:p>
              </table:table-cell>
              <table:table-cell office:value-type="float" office:value="1.4993">
                <text:p>1.4993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021">
                <text:p>1.3021</text:p>
              </table:table-cell>
              <table:table-cell office:value-type="float" office:value="1.343">
                <text:p>1.343</text:p>
              </table:table-cell>
              <table:table-cell office:value-type="float" office:value="1.4947">
                <text:p>1.494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021">
                <text:p>1.3021</text:p>
              </table:table-cell>
              <table:table-cell office:value-type="float" office:value="1.343">
                <text:p>1.343</text:p>
              </table:table-cell>
              <table:table-cell office:value-type="float" office:value="1.4947">
                <text:p>1.494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021">
                <text:p>1.3021</text:p>
              </table:table-cell>
              <table:table-cell office:value-type="float" office:value="1.343">
                <text:p>1.343</text:p>
              </table:table-cell>
              <table:table-cell office:value-type="float" office:value="1.4947">
                <text:p>1.494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412">
                <text:p>1.3412</text:p>
              </table:table-cell>
              <table:table-cell office:value-type="float" office:value="1.348">
                <text:p>1.348</text:p>
              </table:table-cell>
              <table:table-cell office:value-type="float" office:value="1.4888">
                <text:p>1.4888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17">
                <text:p>1.3317</text:p>
              </table:table-cell>
              <table:table-cell office:value-type="float" office:value="1.341">
                <text:p>1.341</text:p>
              </table:table-cell>
              <table:table-cell office:value-type="float" office:value="1.4798">
                <text:p>1.479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475">
                <text:p>1.3475</text:p>
              </table:table-cell>
              <table:table-cell office:value-type="float" office:value="1.3589">
                <text:p>1.3589</text:p>
              </table:table-cell>
              <table:table-cell office:value-type="float" office:value="1.4759">
                <text:p>1.4759</text:p>
              </table:table-cell>
              <table:table-cell office:value-type="float" office:value="1.1193">
                <text:p>1.1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01">
                <text:p>1.301</text:p>
              </table:table-cell>
              <table:table-cell office:value-type="float" office:value="1.329">
                <text:p>1.329</text:p>
              </table:table-cell>
              <table:table-cell office:value-type="float" office:value="1.4739">
                <text:p>1.473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01">
                <text:p>1.301</text:p>
              </table:table-cell>
              <table:table-cell office:value-type="float" office:value="1.329">
                <text:p>1.329</text:p>
              </table:table-cell>
              <table:table-cell office:value-type="float" office:value="1.4739">
                <text:p>1.4739</text:p>
              </table:table-cell>
              <table:table-cell office:value-type="float" office:value="1.0148">
                <text:p>1.0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982">
                <text:p>1.2982</text:p>
              </table:table-cell>
              <table:table-cell office:value-type="float" office:value="1.3014">
                <text:p>1.3014</text:p>
              </table:table-cell>
              <table:table-cell office:value-type="float" office:value="1.4709">
                <text:p>1.47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742">
                <text:p>1.2742</text:p>
              </table:table-cell>
              <table:table-cell office:value-type="float" office:value="1.3213">
                <text:p>1.3213</text:p>
              </table:table-cell>
              <table:table-cell office:value-type="float" office:value="1.4709">
                <text:p>1.470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742">
                <text:p>1.2742</text:p>
              </table:table-cell>
              <table:table-cell office:value-type="float" office:value="1.3213">
                <text:p>1.3213</text:p>
              </table:table-cell>
              <table:table-cell office:value-type="float" office:value="1.4709">
                <text:p>1.470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742">
                <text:p>1.2742</text:p>
              </table:table-cell>
              <table:table-cell office:value-type="float" office:value="1.3213">
                <text:p>1.3213</text:p>
              </table:table-cell>
              <table:table-cell office:value-type="float" office:value="1.4709">
                <text:p>1.470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987">
                <text:p>1.2987</text:p>
              </table:table-cell>
              <table:table-cell office:value-type="float" office:value="1.3035">
                <text:p>1.3035</text:p>
              </table:table-cell>
              <table:table-cell office:value-type="float" office:value="1.4693">
                <text:p>1.4693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008">
                <text:p>1.3008</text:p>
              </table:table-cell>
              <table:table-cell office:value-type="float" office:value="1.3317">
                <text:p>1.3317</text:p>
              </table:table-cell>
              <table:table-cell office:value-type="float" office:value="1.4685">
                <text:p>1.4685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128">
                <text:p>1.3128</text:p>
              </table:table-cell>
              <table:table-cell office:value-type="float" office:value="1.341">
                <text:p>1.341</text:p>
              </table:table-cell>
              <table:table-cell office:value-type="float" office:value="1.462">
                <text:p>1.462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128">
                <text:p>1.3128</text:p>
              </table:table-cell>
              <table:table-cell office:value-type="float" office:value="1.341">
                <text:p>1.341</text:p>
              </table:table-cell>
              <table:table-cell office:value-type="float" office:value="1.462">
                <text:p>1.462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298">
                <text:p>1.3298</text:p>
              </table:table-cell>
              <table:table-cell office:value-type="float" office:value="1.3504">
                <text:p>1.3504</text:p>
              </table:table-cell>
              <table:table-cell office:value-type="float" office:value="1.4604">
                <text:p>1.4604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137">
                <text:p>1.3137</text:p>
              </table:table-cell>
              <table:table-cell office:value-type="float" office:value="1.3319">
                <text:p>1.3319</text:p>
              </table:table-cell>
              <table:table-cell office:value-type="float" office:value="1.453">
                <text:p>1.4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137">
                <text:p>1.3137</text:p>
              </table:table-cell>
              <table:table-cell office:value-type="float" office:value="1.3319">
                <text:p>1.3319</text:p>
              </table:table-cell>
              <table:table-cell office:value-type="float" office:value="1.453">
                <text:p>1.4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162">
                <text:p>1.3162</text:p>
              </table:table-cell>
              <table:table-cell office:value-type="float" office:value="1.3196">
                <text:p>1.3196</text:p>
              </table:table-cell>
              <table:table-cell office:value-type="float" office:value="1.4518">
                <text:p>1.451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162">
                <text:p>1.3162</text:p>
              </table:table-cell>
              <table:table-cell office:value-type="float" office:value="1.3196">
                <text:p>1.3196</text:p>
              </table:table-cell>
              <table:table-cell office:value-type="float" office:value="1.4518">
                <text:p>1.451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799">
                <text:p>1.2799</text:p>
              </table:table-cell>
              <table:table-cell office:value-type="float" office:value="1.3333">
                <text:p>1.3333</text:p>
              </table:table-cell>
              <table:table-cell office:value-type="float" office:value="1.4508">
                <text:p>1.450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168">
                <text:p>1.3168</text:p>
              </table:table-cell>
              <table:table-cell office:value-type="float" office:value="1.3488">
                <text:p>1.3488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152">
                <text:p>1.3152</text:p>
              </table:table-cell>
              <table:table-cell office:value-type="float" office:value="1.3467">
                <text:p>1.3467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152">
                <text:p>1.3152</text:p>
              </table:table-cell>
              <table:table-cell office:value-type="float" office:value="1.3467">
                <text:p>1.3467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152">
                <text:p>1.3152</text:p>
              </table:table-cell>
              <table:table-cell office:value-type="float" office:value="1.3467">
                <text:p>1.3467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152">
                <text:p>1.3152</text:p>
              </table:table-cell>
              <table:table-cell office:value-type="float" office:value="1.3467">
                <text:p>1.3467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152">
                <text:p>1.3152</text:p>
              </table:table-cell>
              <table:table-cell office:value-type="float" office:value="1.3467">
                <text:p>1.3467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953">
                <text:p>1.2953</text:p>
              </table:table-cell>
              <table:table-cell office:value-type="float" office:value="1.3331">
                <text:p>1.3331</text:p>
              </table:table-cell>
              <table:table-cell office:value-type="float" office:value="1.4424">
                <text:p>1.442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036">
                <text:p>1.3036</text:p>
              </table:table-cell>
              <table:table-cell office:value-type="float" office:value="1.3491">
                <text:p>1.3491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036">
                <text:p>1.3036</text:p>
              </table:table-cell>
              <table:table-cell office:value-type="float" office:value="1.3491">
                <text:p>1.3491</text:p>
              </table:table-cell>
              <table:table-cell office:value-type="float" office:value="1.4409">
                <text:p>1.440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578">
                <text:p>1.2578</text:p>
              </table:table-cell>
              <table:table-cell office:value-type="float" office:value="1.2995">
                <text:p>1.2995</text:p>
              </table:table-cell>
              <table:table-cell office:value-type="float" office:value="1.4394">
                <text:p>1.439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578">
                <text:p>1.2578</text:p>
              </table:table-cell>
              <table:table-cell office:value-type="float" office:value="1.2995">
                <text:p>1.2995</text:p>
              </table:table-cell>
              <table:table-cell office:value-type="float" office:value="1.4394">
                <text:p>1.439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54">
                <text:p>1.3054</text:p>
              </table:table-cell>
              <table:table-cell office:value-type="float" office:value="1.3127">
                <text:p>1.3127</text:p>
              </table:table-cell>
              <table:table-cell office:value-type="float" office:value="1.4369">
                <text:p>1.436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54">
                <text:p>1.3054</text:p>
              </table:table-cell>
              <table:table-cell office:value-type="float" office:value="1.3127">
                <text:p>1.3127</text:p>
              </table:table-cell>
              <table:table-cell office:value-type="float" office:value="1.4369">
                <text:p>1.436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974">
                <text:p>1.2974</text:p>
              </table:table-cell>
              <table:table-cell office:value-type="float" office:value="1.3059">
                <text:p>1.3059</text:p>
              </table:table-cell>
              <table:table-cell office:value-type="float" office:value="1.4369">
                <text:p>1.436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974">
                <text:p>1.2974</text:p>
              </table:table-cell>
              <table:table-cell office:value-type="float" office:value="1.3059">
                <text:p>1.3059</text:p>
              </table:table-cell>
              <table:table-cell office:value-type="float" office:value="1.4369">
                <text:p>1.436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974">
                <text:p>1.2974</text:p>
              </table:table-cell>
              <table:table-cell office:value-type="float" office:value="1.3059">
                <text:p>1.3059</text:p>
              </table:table-cell>
              <table:table-cell office:value-type="float" office:value="1.4369">
                <text:p>1.436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291">
                <text:p>1.3291</text:p>
              </table:table-cell>
              <table:table-cell office:value-type="float" office:value="1.3353">
                <text:p>1.3353</text:p>
              </table:table-cell>
              <table:table-cell office:value-type="float" office:value="1.4287">
                <text:p>1.428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291">
                <text:p>1.3291</text:p>
              </table:table-cell>
              <table:table-cell office:value-type="float" office:value="1.3353">
                <text:p>1.3353</text:p>
              </table:table-cell>
              <table:table-cell office:value-type="float" office:value="1.4287">
                <text:p>1.428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236">
                <text:p>1.3236</text:p>
              </table:table-cell>
              <table:table-cell office:value-type="float" office:value="1.3294">
                <text:p>1.3294</text:p>
              </table:table-cell>
              <table:table-cell office:value-type="float" office:value="1.4287">
                <text:p>1.428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236">
                <text:p>1.3236</text:p>
              </table:table-cell>
              <table:table-cell office:value-type="float" office:value="1.3294">
                <text:p>1.3294</text:p>
              </table:table-cell>
              <table:table-cell office:value-type="float" office:value="1.4287">
                <text:p>1.428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236">
                <text:p>1.3236</text:p>
              </table:table-cell>
              <table:table-cell office:value-type="float" office:value="1.3294">
                <text:p>1.3294</text:p>
              </table:table-cell>
              <table:table-cell office:value-type="float" office:value="1.4287">
                <text:p>1.428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701">
                <text:p>1.3701</text:p>
              </table:table-cell>
              <table:table-cell office:value-type="float" office:value="1.3875">
                <text:p>1.3875</text:p>
              </table:table-cell>
              <table:table-cell office:value-type="float" office:value="1.5334">
                <text:p>1.533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088">
                <text:p>1.3088</text:p>
              </table:table-cell>
              <table:table-cell office:value-type="float" office:value="1.3327">
                <text:p>1.3327</text:p>
              </table:table-cell>
              <table:table-cell office:value-type="float" office:value="1.5123">
                <text:p>1.512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899">
                <text:p>1.2899</text:p>
              </table:table-cell>
              <table:table-cell office:value-type="float" office:value="1.3309">
                <text:p>1.3309</text:p>
              </table:table-cell>
              <table:table-cell office:value-type="float" office:value="1.4947">
                <text:p>1.4947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299">
                <text:p>1.3299</text:p>
              </table:table-cell>
              <table:table-cell office:value-type="float" office:value="1.3497">
                <text:p>1.3497</text:p>
              </table:table-cell>
              <table:table-cell office:value-type="float" office:value="1.4929">
                <text:p>1.492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613">
                <text:p>1.3613</text:p>
              </table:table-cell>
              <table:table-cell office:value-type="float" office:value="1.3906">
                <text:p>1.3906</text:p>
              </table:table-cell>
              <table:table-cell office:value-type="float" office:value="1.4812">
                <text:p>1.4812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613">
                <text:p>1.3613</text:p>
              </table:table-cell>
              <table:table-cell office:value-type="float" office:value="1.3906">
                <text:p>1.3906</text:p>
              </table:table-cell>
              <table:table-cell office:value-type="float" office:value="1.4812">
                <text:p>1.4812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159">
                <text:p>1.3159</text:p>
              </table:table-cell>
              <table:table-cell office:value-type="float" office:value="1.3622">
                <text:p>1.3622</text:p>
              </table:table-cell>
              <table:table-cell office:value-type="float" office:value="1.4756">
                <text:p>1.475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966">
                <text:p>1.2966</text:p>
              </table:table-cell>
              <table:table-cell office:value-type="float" office:value="1.359">
                <text:p>1.359</text:p>
              </table:table-cell>
              <table:table-cell office:value-type="float" office:value="1.4709">
                <text:p>1.470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929">
                <text:p>1.2929</text:p>
              </table:table-cell>
              <table:table-cell office:value-type="float" office:value="1.2968">
                <text:p>1.2968</text:p>
              </table:table-cell>
              <table:table-cell office:value-type="float" office:value="1.4709">
                <text:p>1.47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929">
                <text:p>1.2929</text:p>
              </table:table-cell>
              <table:table-cell office:value-type="float" office:value="1.2968">
                <text:p>1.2968</text:p>
              </table:table-cell>
              <table:table-cell office:value-type="float" office:value="1.4709">
                <text:p>1.47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929">
                <text:p>1.2929</text:p>
              </table:table-cell>
              <table:table-cell office:value-type="float" office:value="1.2968">
                <text:p>1.2968</text:p>
              </table:table-cell>
              <table:table-cell office:value-type="float" office:value="1.4709">
                <text:p>1.4709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493">
                <text:p>1.3493</text:p>
              </table:table-cell>
              <table:table-cell office:value-type="float" office:value="1.3851">
                <text:p>1.3851</text:p>
              </table:table-cell>
              <table:table-cell office:value-type="float" office:value="1.4674">
                <text:p>1.467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113">
                <text:p>1.3113</text:p>
              </table:table-cell>
              <table:table-cell office:value-type="float" office:value="1.3367">
                <text:p>1.3367</text:p>
              </table:table-cell>
              <table:table-cell office:value-type="float" office:value="1.4626">
                <text:p>1.462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113">
                <text:p>1.3113</text:p>
              </table:table-cell>
              <table:table-cell office:value-type="float" office:value="1.3367">
                <text:p>1.3367</text:p>
              </table:table-cell>
              <table:table-cell office:value-type="float" office:value="1.4626">
                <text:p>1.4626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164">
                <text:p>1.3164</text:p>
              </table:table-cell>
              <table:table-cell office:value-type="float" office:value="1.3438">
                <text:p>1.343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164">
                <text:p>1.3164</text:p>
              </table:table-cell>
              <table:table-cell office:value-type="float" office:value="1.3438">
                <text:p>1.343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164">
                <text:p>1.3164</text:p>
              </table:table-cell>
              <table:table-cell office:value-type="float" office:value="1.3438">
                <text:p>1.343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164">
                <text:p>1.3164</text:p>
              </table:table-cell>
              <table:table-cell office:value-type="float" office:value="1.3438">
                <text:p>1.3438</text:p>
              </table:table-cell>
              <table:table-cell office:value-type="float" office:value="1.4588">
                <text:p>1.4588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16">
                <text:p>1.3116</text:p>
              </table:table-cell>
              <table:table-cell office:value-type="float" office:value="1.3207">
                <text:p>1.3207</text:p>
              </table:table-cell>
              <table:table-cell office:value-type="float" office:value="1.4588">
                <text:p>1.4588</text:p>
              </table:table-cell>
              <table:table-cell office:value-type="float" office:value="1.0684">
                <text:p>1.06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116">
                <text:p>1.3116</text:p>
              </table:table-cell>
              <table:table-cell office:value-type="float" office:value="1.3207">
                <text:p>1.3207</text:p>
              </table:table-cell>
              <table:table-cell office:value-type="float" office:value="1.4588">
                <text:p>1.4588</text:p>
              </table:table-cell>
              <table:table-cell office:value-type="float" office:value="1.0684">
                <text:p>1.06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45">
                <text:p>1.3245</text:p>
              </table:table-cell>
              <table:table-cell office:value-type="float" office:value="1.3747">
                <text:p>1.3747</text:p>
              </table:table-cell>
              <table:table-cell office:value-type="float" office:value="1.4533">
                <text:p>1.4533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972">
                <text:p>1.2972</text:p>
              </table:table-cell>
              <table:table-cell office:value-type="float" office:value="1.3424">
                <text:p>1.3424</text:p>
              </table:table-cell>
              <table:table-cell office:value-type="float" office:value="1.4495">
                <text:p>1.4495</text:p>
              </table:table-cell>
              <table:table-cell office:value-type="float" office:value="0.7399">
                <text:p>0.73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972">
                <text:p>1.2972</text:p>
              </table:table-cell>
              <table:table-cell office:value-type="float" office:value="1.3424">
                <text:p>1.3424</text:p>
              </table:table-cell>
              <table:table-cell office:value-type="float" office:value="1.4495">
                <text:p>1.4495</text:p>
              </table:table-cell>
              <table:table-cell office:value-type="float" office:value="0.7399">
                <text:p>0.73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089">
                <text:p>1.3089</text:p>
              </table:table-cell>
              <table:table-cell office:value-type="float" office:value="1.3304">
                <text:p>1.3304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089">
                <text:p>1.3089</text:p>
              </table:table-cell>
              <table:table-cell office:value-type="float" office:value="1.3304">
                <text:p>1.3304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867">
                <text:p>1.2867</text:p>
              </table:table-cell>
              <table:table-cell office:value-type="float" office:value="1.2906">
                <text:p>1.2906</text:p>
              </table:table-cell>
              <table:table-cell office:value-type="float" office:value="1.4459">
                <text:p>1.4459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808">
                <text:p>1.2808</text:p>
              </table:table-cell>
              <table:table-cell office:value-type="float" office:value="1.3157">
                <text:p>1.3157</text:p>
              </table:table-cell>
              <table:table-cell office:value-type="float" office:value="1.4459">
                <text:p>1.4459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808">
                <text:p>1.2808</text:p>
              </table:table-cell>
              <table:table-cell office:value-type="float" office:value="1.3157">
                <text:p>1.3157</text:p>
              </table:table-cell>
              <table:table-cell office:value-type="float" office:value="1.4459">
                <text:p>1.4459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808">
                <text:p>1.2808</text:p>
              </table:table-cell>
              <table:table-cell office:value-type="float" office:value="1.3157">
                <text:p>1.3157</text:p>
              </table:table-cell>
              <table:table-cell office:value-type="float" office:value="1.4459">
                <text:p>1.4459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767">
                <text:p>1.2767</text:p>
              </table:table-cell>
              <table:table-cell office:value-type="float" office:value="1.3215">
                <text:p>1.3215</text:p>
              </table:table-cell>
              <table:table-cell office:value-type="float" office:value="1.4456">
                <text:p>1.4456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9">
                <text:p>1.29</text:p>
              </table:table-cell>
              <table:table-cell office:value-type="float" office:value="1.3371">
                <text:p>1.3371</text:p>
              </table:table-cell>
              <table:table-cell office:value-type="float" office:value="1.4455">
                <text:p>1.4455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793">
                <text:p>1.2793</text:p>
              </table:table-cell>
              <table:table-cell office:value-type="float" office:value="1.3099">
                <text:p>1.3099</text:p>
              </table:table-cell>
              <table:table-cell office:value-type="float" office:value="1.442">
                <text:p>1.442</text:p>
              </table:table-cell>
              <table:table-cell office:value-type="float" office:value="0.7913">
                <text:p>0.79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882">
                <text:p>1.2882</text:p>
              </table:table-cell>
              <table:table-cell office:value-type="float" office:value="1.3237">
                <text:p>1.3237</text:p>
              </table:table-cell>
              <table:table-cell office:value-type="float" office:value="1.4316">
                <text:p>1.4316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882">
                <text:p>1.2882</text:p>
              </table:table-cell>
              <table:table-cell office:value-type="float" office:value="1.3237">
                <text:p>1.3237</text:p>
              </table:table-cell>
              <table:table-cell office:value-type="float" office:value="1.4316">
                <text:p>1.4316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186">
                <text:p>1.3186</text:p>
              </table:table-cell>
              <table:table-cell office:value-type="float" office:value="1.351">
                <text:p>1.351</text:p>
              </table:table-cell>
              <table:table-cell office:value-type="float" office:value="1.4299">
                <text:p>1.4299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186">
                <text:p>1.3186</text:p>
              </table:table-cell>
              <table:table-cell office:value-type="float" office:value="1.351">
                <text:p>1.351</text:p>
              </table:table-cell>
              <table:table-cell office:value-type="float" office:value="1.4299">
                <text:p>1.4299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082">
                <text:p>1.3082</text:p>
              </table:table-cell>
              <table:table-cell office:value-type="float" office:value="1.3336">
                <text:p>1.3336</text:p>
              </table:table-cell>
              <table:table-cell office:value-type="float" office:value="1.418">
                <text:p>1.418</text:p>
              </table:table-cell>
              <table:table-cell office:value-type="float" office:value="1.0165">
                <text:p>1.01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864">
                <text:p>1.2864</text:p>
              </table:table-cell>
              <table:table-cell office:value-type="float" office:value="1.3329">
                <text:p>1.3329</text:p>
              </table:table-cell>
              <table:table-cell office:value-type="float" office:value="1.418">
                <text:p>1.418</text:p>
              </table:table-cell>
              <table:table-cell office:value-type="float" office:value="0.7399">
                <text:p>0.73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758">
                <text:p>1.2758</text:p>
              </table:table-cell>
              <table:table-cell office:value-type="float" office:value="1.3226">
                <text:p>1.3226</text:p>
              </table:table-cell>
              <table:table-cell office:value-type="float" office:value="1.4062">
                <text:p>1.4062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01">
                <text:p>1.3501</text:p>
              </table:table-cell>
              <table:table-cell office:value-type="float" office:value="1.3623">
                <text:p>1.3623</text:p>
              </table:table-cell>
              <table:table-cell office:value-type="float" office:value="1.5123">
                <text:p>1.512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01">
                <text:p>1.3501</text:p>
              </table:table-cell>
              <table:table-cell office:value-type="float" office:value="1.3623">
                <text:p>1.3623</text:p>
              </table:table-cell>
              <table:table-cell office:value-type="float" office:value="1.5123">
                <text:p>1.512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451">
                <text:p>1.3451</text:p>
              </table:table-cell>
              <table:table-cell office:value-type="float" office:value="1.361">
                <text:p>1.361</text:p>
              </table:table-cell>
              <table:table-cell office:value-type="float" office:value="1.4827">
                <text:p>1.482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485">
                <text:p>1.3485</text:p>
              </table:table-cell>
              <table:table-cell office:value-type="float" office:value="1.3845">
                <text:p>1.3845</text:p>
              </table:table-cell>
              <table:table-cell office:value-type="float" office:value="1.4753">
                <text:p>1.4753</text:p>
              </table:table-cell>
              <table:table-cell office:value-type="float" office:value="1.0734">
                <text:p>1.07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564">
                <text:p>1.3564</text:p>
              </table:table-cell>
              <table:table-cell office:value-type="float" office:value="1.3568">
                <text:p>1.3568</text:p>
              </table:table-cell>
              <table:table-cell office:value-type="float" office:value="1.4732">
                <text:p>1.4732</text:p>
              </table:table-cell>
              <table:table-cell office:value-type="float" office:value="1.2165">
                <text:p>1.2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334">
                <text:p>1.3334</text:p>
              </table:table-cell>
              <table:table-cell office:value-type="float" office:value="1.3618">
                <text:p>1.3618</text:p>
              </table:table-cell>
              <table:table-cell office:value-type="float" office:value="1.4732">
                <text:p>1.473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617">
                <text:p>1.2617</text:p>
              </table:table-cell>
              <table:table-cell office:value-type="float" office:value="1.3016">
                <text:p>1.3016</text:p>
              </table:table-cell>
              <table:table-cell office:value-type="float" office:value="1.4709">
                <text:p>1.4709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411">
                <text:p>1.3411</text:p>
              </table:table-cell>
              <table:table-cell office:value-type="float" office:value="1.3708">
                <text:p>1.3708</text:p>
              </table:table-cell>
              <table:table-cell office:value-type="float" office:value="1.4705">
                <text:p>1.4705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232">
                <text:p>1.3232</text:p>
              </table:table-cell>
              <table:table-cell office:value-type="float" office:value="1.3401">
                <text:p>1.3401</text:p>
              </table:table-cell>
              <table:table-cell office:value-type="float" office:value="1.4697">
                <text:p>1.469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01">
                <text:p>1.301</text:p>
              </table:table-cell>
              <table:table-cell office:value-type="float" office:value="1.3311">
                <text:p>1.3311</text:p>
              </table:table-cell>
              <table:table-cell office:value-type="float" office:value="1.4697">
                <text:p>1.4697</text:p>
              </table:table-cell>
              <table:table-cell office:value-type="float" office:value="1.0319">
                <text:p>1.03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01">
                <text:p>1.301</text:p>
              </table:table-cell>
              <table:table-cell office:value-type="float" office:value="1.3311">
                <text:p>1.3311</text:p>
              </table:table-cell>
              <table:table-cell office:value-type="float" office:value="1.4697">
                <text:p>1.4697</text:p>
              </table:table-cell>
              <table:table-cell office:value-type="float" office:value="1.0319">
                <text:p>1.03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521">
                <text:p>1.3521</text:p>
              </table:table-cell>
              <table:table-cell office:value-type="float" office:value="1.3869">
                <text:p>1.3869</text:p>
              </table:table-cell>
              <table:table-cell office:value-type="float" office:value="1.4674">
                <text:p>1.467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521">
                <text:p>1.3521</text:p>
              </table:table-cell>
              <table:table-cell office:value-type="float" office:value="1.3869">
                <text:p>1.3869</text:p>
              </table:table-cell>
              <table:table-cell office:value-type="float" office:value="1.4674">
                <text:p>1.4674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958">
                <text:p>1.2958</text:p>
              </table:table-cell>
              <table:table-cell office:value-type="float" office:value="1.3142">
                <text:p>1.3142</text:p>
              </table:table-cell>
              <table:table-cell office:value-type="float" office:value="1.4609">
                <text:p>1.460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958">
                <text:p>1.2958</text:p>
              </table:table-cell>
              <table:table-cell office:value-type="float" office:value="1.3142">
                <text:p>1.3142</text:p>
              </table:table-cell>
              <table:table-cell office:value-type="float" office:value="1.4609">
                <text:p>1.460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237">
                <text:p>1.3237</text:p>
              </table:table-cell>
              <table:table-cell office:value-type="float" office:value="1.3876">
                <text:p>1.3876</text:p>
              </table:table-cell>
              <table:table-cell office:value-type="float" office:value="1.4533">
                <text:p>1.4533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605">
                <text:p>1.2605</text:p>
              </table:table-cell>
              <table:table-cell office:value-type="float" office:value="1.2902">
                <text:p>1.2902</text:p>
              </table:table-cell>
              <table:table-cell office:value-type="float" office:value="1.453">
                <text:p>1.45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07">
                <text:p>1.307</text:p>
              </table:table-cell>
              <table:table-cell office:value-type="float" office:value="1.3298">
                <text:p>1.3298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07">
                <text:p>1.307</text:p>
              </table:table-cell>
              <table:table-cell office:value-type="float" office:value="1.3298">
                <text:p>1.3298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07">
                <text:p>1.307</text:p>
              </table:table-cell>
              <table:table-cell office:value-type="float" office:value="1.3298">
                <text:p>1.3298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07">
                <text:p>1.307</text:p>
              </table:table-cell>
              <table:table-cell office:value-type="float" office:value="1.3298">
                <text:p>1.3298</text:p>
              </table:table-cell>
              <table:table-cell office:value-type="float" office:value="1.4472">
                <text:p>1.4472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373">
                <text:p>1.3373</text:p>
              </table:table-cell>
              <table:table-cell office:value-type="float" office:value="1.3675">
                <text:p>1.3675</text:p>
              </table:table-cell>
              <table:table-cell office:value-type="float" office:value="1.4425">
                <text:p>1.4425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37">
                <text:p>1.337</text:p>
              </table:table-cell>
              <table:table-cell office:value-type="float" office:value="1.3514">
                <text:p>1.3514</text:p>
              </table:table-cell>
              <table:table-cell office:value-type="float" office:value="1.4409">
                <text:p>1.4409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901">
                <text:p>1.2901</text:p>
              </table:table-cell>
              <table:table-cell office:value-type="float" office:value="1.3388">
                <text:p>1.3388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901">
                <text:p>1.2901</text:p>
              </table:table-cell>
              <table:table-cell office:value-type="float" office:value="1.3388">
                <text:p>1.3388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638">
                <text:p>1.2638</text:p>
              </table:table-cell>
              <table:table-cell office:value-type="float" office:value="1.3311">
                <text:p>1.331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638">
                <text:p>1.2638</text:p>
              </table:table-cell>
              <table:table-cell office:value-type="float" office:value="1.3311">
                <text:p>1.331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635">
                <text:p>1.2635</text:p>
              </table:table-cell>
              <table:table-cell office:value-type="float" office:value="1.312">
                <text:p>1.312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635">
                <text:p>1.2635</text:p>
              </table:table-cell>
              <table:table-cell office:value-type="float" office:value="1.312">
                <text:p>1.312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2635">
                <text:p>1.2635</text:p>
              </table:table-cell>
              <table:table-cell office:value-type="float" office:value="1.312">
                <text:p>1.312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833">
                <text:p>1.2833</text:p>
              </table:table-cell>
              <table:table-cell office:value-type="float" office:value="1.3169">
                <text:p>1.3169</text:p>
              </table:table-cell>
              <table:table-cell office:value-type="float" office:value="1.418">
                <text:p>1.4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833">
                <text:p>1.2833</text:p>
              </table:table-cell>
              <table:table-cell office:value-type="float" office:value="1.3169">
                <text:p>1.3169</text:p>
              </table:table-cell>
              <table:table-cell office:value-type="float" office:value="1.418">
                <text:p>1.4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833">
                <text:p>1.2833</text:p>
              </table:table-cell>
              <table:table-cell office:value-type="float" office:value="1.3169">
                <text:p>1.3169</text:p>
              </table:table-cell>
              <table:table-cell office:value-type="float" office:value="1.418">
                <text:p>1.4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978">
                <text:p>1.2978</text:p>
              </table:table-cell>
              <table:table-cell office:value-type="float" office:value="1.3147">
                <text:p>1.3147</text:p>
              </table:table-cell>
              <table:table-cell office:value-type="float" office:value="1.4117">
                <text:p>1.4117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978">
                <text:p>1.2978</text:p>
              </table:table-cell>
              <table:table-cell office:value-type="float" office:value="1.3147">
                <text:p>1.3147</text:p>
              </table:table-cell>
              <table:table-cell office:value-type="float" office:value="1.4117">
                <text:p>1.4117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702">
                <text:p>1.3702</text:p>
              </table:table-cell>
              <table:table-cell office:value-type="float" office:value="1.3653">
                <text:p>1.3653</text:p>
              </table:table-cell>
              <table:table-cell office:value-type="float" office:value="1.5141">
                <text:p>1.5141</text:p>
              </table:table-cell>
              <table:table-cell office:value-type="float" office:value="1.1245">
                <text:p>1.1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702">
                <text:p>1.3702</text:p>
              </table:table-cell>
              <table:table-cell office:value-type="float" office:value="1.3653">
                <text:p>1.3653</text:p>
              </table:table-cell>
              <table:table-cell office:value-type="float" office:value="1.5141">
                <text:p>1.5141</text:p>
              </table:table-cell>
              <table:table-cell office:value-type="float" office:value="1.1245">
                <text:p>1.12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621">
                <text:p>1.3621</text:p>
              </table:table-cell>
              <table:table-cell office:value-type="float" office:value="1.3653">
                <text:p>1.3653</text:p>
              </table:table-cell>
              <table:table-cell office:value-type="float" office:value="1.5095">
                <text:p>1.5095</text:p>
              </table:table-cell>
              <table:table-cell office:value-type="float" office:value="1.1245">
                <text:p>1.1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621">
                <text:p>1.3621</text:p>
              </table:table-cell>
              <table:table-cell office:value-type="float" office:value="1.3653">
                <text:p>1.3653</text:p>
              </table:table-cell>
              <table:table-cell office:value-type="float" office:value="1.5095">
                <text:p>1.5095</text:p>
              </table:table-cell>
              <table:table-cell office:value-type="float" office:value="1.1245">
                <text:p>1.1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187">
                <text:p>1.3187</text:p>
              </table:table-cell>
              <table:table-cell office:value-type="float" office:value="1.3685">
                <text:p>1.3685</text:p>
              </table:table-cell>
              <table:table-cell office:value-type="float" office:value="1.4921">
                <text:p>1.4921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26">
                <text:p>1.326</text:p>
              </table:table-cell>
              <table:table-cell office:value-type="float" office:value="1.3579">
                <text:p>1.3579</text:p>
              </table:table-cell>
              <table:table-cell office:value-type="float" office:value="1.4841">
                <text:p>1.4841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338">
                <text:p>1.3338</text:p>
              </table:table-cell>
              <table:table-cell office:value-type="float" office:value="1.3581">
                <text:p>1.3581</text:p>
              </table:table-cell>
              <table:table-cell office:value-type="float" office:value="1.4753">
                <text:p>1.47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338">
                <text:p>1.3338</text:p>
              </table:table-cell>
              <table:table-cell office:value-type="float" office:value="1.3581">
                <text:p>1.3581</text:p>
              </table:table-cell>
              <table:table-cell office:value-type="float" office:value="1.4753">
                <text:p>1.47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338">
                <text:p>1.3338</text:p>
              </table:table-cell>
              <table:table-cell office:value-type="float" office:value="1.3581">
                <text:p>1.3581</text:p>
              </table:table-cell>
              <table:table-cell office:value-type="float" office:value="1.4753">
                <text:p>1.47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338">
                <text:p>1.3338</text:p>
              </table:table-cell>
              <table:table-cell office:value-type="float" office:value="1.3581">
                <text:p>1.3581</text:p>
              </table:table-cell>
              <table:table-cell office:value-type="float" office:value="1.4753">
                <text:p>1.47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357">
                <text:p>1.357</text:p>
              </table:table-cell>
              <table:table-cell office:value-type="float" office:value="1.3712">
                <text:p>1.3712</text:p>
              </table:table-cell>
              <table:table-cell office:value-type="float" office:value="1.4705">
                <text:p>1.4705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57">
                <text:p>1.357</text:p>
              </table:table-cell>
              <table:table-cell office:value-type="float" office:value="1.3712">
                <text:p>1.3712</text:p>
              </table:table-cell>
              <table:table-cell office:value-type="float" office:value="1.4705">
                <text:p>1.4705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357">
                <text:p>1.357</text:p>
              </table:table-cell>
              <table:table-cell office:value-type="float" office:value="1.3712">
                <text:p>1.3712</text:p>
              </table:table-cell>
              <table:table-cell office:value-type="float" office:value="1.4705">
                <text:p>1.4705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57">
                <text:p>1.357</text:p>
              </table:table-cell>
              <table:table-cell office:value-type="float" office:value="1.3712">
                <text:p>1.3712</text:p>
              </table:table-cell>
              <table:table-cell office:value-type="float" office:value="1.4705">
                <text:p>1.4705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281">
                <text:p>1.3281</text:p>
              </table:table-cell>
              <table:table-cell office:value-type="float" office:value="1.3401">
                <text:p>1.3401</text:p>
              </table:table-cell>
              <table:table-cell office:value-type="float" office:value="1.4697">
                <text:p>1.469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281">
                <text:p>1.3281</text:p>
              </table:table-cell>
              <table:table-cell office:value-type="float" office:value="1.3401">
                <text:p>1.3401</text:p>
              </table:table-cell>
              <table:table-cell office:value-type="float" office:value="1.4697">
                <text:p>1.469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3281">
                <text:p>1.3281</text:p>
              </table:table-cell>
              <table:table-cell office:value-type="float" office:value="1.3401">
                <text:p>1.3401</text:p>
              </table:table-cell>
              <table:table-cell office:value-type="float" office:value="1.4697">
                <text:p>1.469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281">
                <text:p>1.3281</text:p>
              </table:table-cell>
              <table:table-cell office:value-type="float" office:value="1.3401">
                <text:p>1.3401</text:p>
              </table:table-cell>
              <table:table-cell office:value-type="float" office:value="1.4697">
                <text:p>1.469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502">
                <text:p>1.3502</text:p>
              </table:table-cell>
              <table:table-cell office:value-type="float" office:value="1.3633">
                <text:p>1.3633</text:p>
              </table:table-cell>
              <table:table-cell office:value-type="float" office:value="1.4683">
                <text:p>1.4683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502">
                <text:p>1.3502</text:p>
              </table:table-cell>
              <table:table-cell office:value-type="float" office:value="1.3633">
                <text:p>1.3633</text:p>
              </table:table-cell>
              <table:table-cell office:value-type="float" office:value="1.4683">
                <text:p>1.4683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3377">
                <text:p>1.3377</text:p>
              </table:table-cell>
              <table:table-cell office:value-type="float" office:value="1.3615">
                <text:p>1.3615</text:p>
              </table:table-cell>
              <table:table-cell office:value-type="float" office:value="1.4626">
                <text:p>1.4626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3377">
                <text:p>1.3377</text:p>
              </table:table-cell>
              <table:table-cell office:value-type="float" office:value="1.3615">
                <text:p>1.3615</text:p>
              </table:table-cell>
              <table:table-cell office:value-type="float" office:value="1.4626">
                <text:p>1.4626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615">
                <text:p>1.3615</text:p>
              </table:table-cell>
              <table:table-cell office:value-type="float" office:value="1.3848">
                <text:p>1.3848</text:p>
              </table:table-cell>
              <table:table-cell office:value-type="float" office:value="1.4597">
                <text:p>1.459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3615">
                <text:p>1.3615</text:p>
              </table:table-cell>
              <table:table-cell office:value-type="float" office:value="1.3848">
                <text:p>1.3848</text:p>
              </table:table-cell>
              <table:table-cell office:value-type="float" office:value="1.4597">
                <text:p>1.459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615">
                <text:p>1.3615</text:p>
              </table:table-cell>
              <table:table-cell office:value-type="float" office:value="1.3848">
                <text:p>1.3848</text:p>
              </table:table-cell>
              <table:table-cell office:value-type="float" office:value="1.4597">
                <text:p>1.459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615">
                <text:p>1.3615</text:p>
              </table:table-cell>
              <table:table-cell office:value-type="float" office:value="1.3848">
                <text:p>1.3848</text:p>
              </table:table-cell>
              <table:table-cell office:value-type="float" office:value="1.4597">
                <text:p>1.4597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312">
                <text:p>1.3312</text:p>
              </table:table-cell>
              <table:table-cell office:value-type="float" office:value="1.3585">
                <text:p>1.3585</text:p>
              </table:table-cell>
              <table:table-cell office:value-type="float" office:value="1.455">
                <text:p>1.455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34">
                <text:p>1.334</text:p>
              </table:table-cell>
              <table:table-cell office:value-type="float" office:value="1.3795">
                <text:p>1.3795</text:p>
              </table:table-cell>
              <table:table-cell office:value-type="float" office:value="1.4533">
                <text:p>1.4533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334">
                <text:p>1.334</text:p>
              </table:table-cell>
              <table:table-cell office:value-type="float" office:value="1.3795">
                <text:p>1.3795</text:p>
              </table:table-cell>
              <table:table-cell office:value-type="float" office:value="1.4533">
                <text:p>1.4533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748">
                <text:p>1.2748</text:p>
              </table:table-cell>
              <table:table-cell office:value-type="float" office:value="1.3094">
                <text:p>1.3094</text:p>
              </table:table-cell>
              <table:table-cell office:value-type="float" office:value="1.453">
                <text:p>1.45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748">
                <text:p>1.2748</text:p>
              </table:table-cell>
              <table:table-cell office:value-type="float" office:value="1.3094">
                <text:p>1.3094</text:p>
              </table:table-cell>
              <table:table-cell office:value-type="float" office:value="1.453">
                <text:p>1.45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748">
                <text:p>1.2748</text:p>
              </table:table-cell>
              <table:table-cell office:value-type="float" office:value="1.3094">
                <text:p>1.3094</text:p>
              </table:table-cell>
              <table:table-cell office:value-type="float" office:value="1.453">
                <text:p>1.45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037">
                <text:p>1.3037</text:p>
              </table:table-cell>
              <table:table-cell office:value-type="float" office:value="1.3206">
                <text:p>1.3206</text:p>
              </table:table-cell>
              <table:table-cell office:value-type="float" office:value="1.4493">
                <text:p>1.449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3037">
                <text:p>1.3037</text:p>
              </table:table-cell>
              <table:table-cell office:value-type="float" office:value="1.3206">
                <text:p>1.3206</text:p>
              </table:table-cell>
              <table:table-cell office:value-type="float" office:value="1.4493">
                <text:p>1.449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798">
                <text:p>1.2798</text:p>
              </table:table-cell>
              <table:table-cell office:value-type="float" office:value="1.3155">
                <text:p>1.3155</text:p>
              </table:table-cell>
              <table:table-cell office:value-type="float" office:value="1.4486">
                <text:p>1.448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798">
                <text:p>1.2798</text:p>
              </table:table-cell>
              <table:table-cell office:value-type="float" office:value="1.3155">
                <text:p>1.3155</text:p>
              </table:table-cell>
              <table:table-cell office:value-type="float" office:value="1.4486">
                <text:p>1.448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047">
                <text:p>1.3047</text:p>
              </table:table-cell>
              <table:table-cell office:value-type="float" office:value="1.3376">
                <text:p>1.3376</text:p>
              </table:table-cell>
              <table:table-cell office:value-type="float" office:value="1.4481">
                <text:p>1.4481</text:p>
              </table:table-cell>
              <table:table-cell office:value-type="float" office:value="1.0489">
                <text:p>1.04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861">
                <text:p>1.2861</text:p>
              </table:table-cell>
              <table:table-cell office:value-type="float" office:value="1.3255">
                <text:p>1.3255</text:p>
              </table:table-cell>
              <table:table-cell office:value-type="float" office:value="1.445">
                <text:p>1.445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861">
                <text:p>1.2861</text:p>
              </table:table-cell>
              <table:table-cell office:value-type="float" office:value="1.3255">
                <text:p>1.3255</text:p>
              </table:table-cell>
              <table:table-cell office:value-type="float" office:value="1.445">
                <text:p>1.445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861">
                <text:p>1.2861</text:p>
              </table:table-cell>
              <table:table-cell office:value-type="float" office:value="1.3255">
                <text:p>1.3255</text:p>
              </table:table-cell>
              <table:table-cell office:value-type="float" office:value="1.445">
                <text:p>1.445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3073">
                <text:p>1.3073</text:p>
              </table:table-cell>
              <table:table-cell office:value-type="float" office:value="1.3455">
                <text:p>1.3455</text:p>
              </table:table-cell>
              <table:table-cell office:value-type="float" office:value="1.4391">
                <text:p>1.439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73">
                <text:p>1.3073</text:p>
              </table:table-cell>
              <table:table-cell office:value-type="float" office:value="1.3455">
                <text:p>1.3455</text:p>
              </table:table-cell>
              <table:table-cell office:value-type="float" office:value="1.4391">
                <text:p>1.439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3073">
                <text:p>1.3073</text:p>
              </table:table-cell>
              <table:table-cell office:value-type="float" office:value="1.3455">
                <text:p>1.3455</text:p>
              </table:table-cell>
              <table:table-cell office:value-type="float" office:value="1.4391">
                <text:p>1.439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258">
                <text:p>1.3258</text:p>
              </table:table-cell>
              <table:table-cell office:value-type="float" office:value="1.3504">
                <text:p>1.3504</text:p>
              </table:table-cell>
              <table:table-cell office:value-type="float" office:value="1.4382">
                <text:p>1.4382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258">
                <text:p>1.3258</text:p>
              </table:table-cell>
              <table:table-cell office:value-type="float" office:value="1.3504">
                <text:p>1.3504</text:p>
              </table:table-cell>
              <table:table-cell office:value-type="float" office:value="1.4382">
                <text:p>1.4382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41">
                <text:p>1.341</text:p>
              </table:table-cell>
              <table:table-cell office:value-type="float" office:value="1.3209">
                <text:p>1.3209</text:p>
              </table:table-cell>
              <table:table-cell office:value-type="float" office:value="1.4376">
                <text:p>1.4376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341">
                <text:p>1.341</text:p>
              </table:table-cell>
              <table:table-cell office:value-type="float" office:value="1.3209">
                <text:p>1.3209</text:p>
              </table:table-cell>
              <table:table-cell office:value-type="float" office:value="1.4376">
                <text:p>1.4376</text:p>
              </table:table-cell>
              <table:table-cell office:value-type="float" office:value="1.2281">
                <text:p>1.22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315">
                <text:p>1.3315</text:p>
              </table:table-cell>
              <table:table-cell office:value-type="float" office:value="1.34">
                <text:p>1.34</text:p>
              </table:table-cell>
              <table:table-cell office:value-type="float" office:value="1.4356">
                <text:p>1.4356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403">
                <text:p>1.3403</text:p>
              </table:table-cell>
              <table:table-cell office:value-type="float" office:value="1.3667">
                <text:p>1.3667</text:p>
              </table:table-cell>
              <table:table-cell office:value-type="float" office:value="1.432">
                <text:p>1.432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282">
                <text:p>1.3282</text:p>
              </table:table-cell>
              <table:table-cell office:value-type="float" office:value="1.3501">
                <text:p>1.3501</text:p>
              </table:table-cell>
              <table:table-cell office:value-type="float" office:value="1.4319">
                <text:p>1.431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23">
                <text:p>1.323</text:p>
              </table:table-cell>
              <table:table-cell office:value-type="float" office:value="1.331">
                <text:p>1.331</text:p>
              </table:table-cell>
              <table:table-cell office:value-type="float" office:value="1.4319">
                <text:p>1.431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23">
                <text:p>1.323</text:p>
              </table:table-cell>
              <table:table-cell office:value-type="float" office:value="1.331">
                <text:p>1.331</text:p>
              </table:table-cell>
              <table:table-cell office:value-type="float" office:value="1.4319">
                <text:p>1.4319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3191">
                <text:p>1.3191</text:p>
              </table:table-cell>
              <table:table-cell office:value-type="float" office:value="1.3748">
                <text:p>1.3748</text:p>
              </table:table-cell>
              <table:table-cell office:value-type="float" office:value="1.4302">
                <text:p>1.4302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107">
                <text:p>1.3107</text:p>
              </table:table-cell>
              <table:table-cell office:value-type="float" office:value="1.3506">
                <text:p>1.3506</text:p>
              </table:table-cell>
              <table:table-cell office:value-type="float" office:value="1.4298">
                <text:p>1.4298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107">
                <text:p>1.3107</text:p>
              </table:table-cell>
              <table:table-cell office:value-type="float" office:value="1.3506">
                <text:p>1.3506</text:p>
              </table:table-cell>
              <table:table-cell office:value-type="float" office:value="1.4298">
                <text:p>1.4298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3107">
                <text:p>1.3107</text:p>
              </table:table-cell>
              <table:table-cell office:value-type="float" office:value="1.3506">
                <text:p>1.3506</text:p>
              </table:table-cell>
              <table:table-cell office:value-type="float" office:value="1.4298">
                <text:p>1.4298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107">
                <text:p>1.3107</text:p>
              </table:table-cell>
              <table:table-cell office:value-type="float" office:value="1.3506">
                <text:p>1.3506</text:p>
              </table:table-cell>
              <table:table-cell office:value-type="float" office:value="1.4298">
                <text:p>1.4298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3309">
                <text:p>1.3309</text:p>
              </table:table-cell>
              <table:table-cell office:value-type="float" office:value="1.3534">
                <text:p>1.3534</text:p>
              </table:table-cell>
              <table:table-cell office:value-type="float" office:value="1.4255">
                <text:p>1.425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999">
                <text:p>1.2999</text:p>
              </table:table-cell>
              <table:table-cell office:value-type="float" office:value="1.3365">
                <text:p>1.3365</text:p>
              </table:table-cell>
              <table:table-cell office:value-type="float" office:value="1.4255">
                <text:p>1.4255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724">
                <text:p>1.2724</text:p>
              </table:table-cell>
              <table:table-cell office:value-type="float" office:value="1.3159">
                <text:p>1.3159</text:p>
              </table:table-cell>
              <table:table-cell office:value-type="float" office:value="1.418">
                <text:p>1.4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724">
                <text:p>1.2724</text:p>
              </table:table-cell>
              <table:table-cell office:value-type="float" office:value="1.3159">
                <text:p>1.3159</text:p>
              </table:table-cell>
              <table:table-cell office:value-type="float" office:value="1.418">
                <text:p>1.418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348">
                <text:p>1.348</text:p>
              </table:table-cell>
              <table:table-cell office:value-type="float" office:value="1.3841">
                <text:p>1.3841</text:p>
              </table:table-cell>
              <table:table-cell office:value-type="float" office:value="1.4753">
                <text:p>1.475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366">
                <text:p>1.3366</text:p>
              </table:table-cell>
              <table:table-cell office:value-type="float" office:value="1.3444">
                <text:p>1.3444</text:p>
              </table:table-cell>
              <table:table-cell office:value-type="float" office:value="1.4745">
                <text:p>1.4745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3508">
                <text:p>1.3508</text:p>
              </table:table-cell>
              <table:table-cell office:value-type="float" office:value="1.3817">
                <text:p>1.3817</text:p>
              </table:table-cell>
              <table:table-cell office:value-type="float" office:value="1.4709">
                <text:p>1.4709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253">
                <text:p>1.3253</text:p>
              </table:table-cell>
              <table:table-cell office:value-type="float" office:value="1.3392">
                <text:p>1.3392</text:p>
              </table:table-cell>
              <table:table-cell office:value-type="float" office:value="1.4605">
                <text:p>1.4605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3253">
                <text:p>1.3253</text:p>
              </table:table-cell>
              <table:table-cell office:value-type="float" office:value="1.3392">
                <text:p>1.3392</text:p>
              </table:table-cell>
              <table:table-cell office:value-type="float" office:value="1.4605">
                <text:p>1.4605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3794">
                <text:p>1.3794</text:p>
              </table:table-cell>
              <table:table-cell office:value-type="float" office:value="1.4005">
                <text:p>1.4005</text:p>
              </table:table-cell>
              <table:table-cell office:value-type="float" office:value="1.4509">
                <text:p>1.4509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794">
                <text:p>1.3794</text:p>
              </table:table-cell>
              <table:table-cell office:value-type="float" office:value="1.4005">
                <text:p>1.4005</text:p>
              </table:table-cell>
              <table:table-cell office:value-type="float" office:value="1.4509">
                <text:p>1.4509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3794">
                <text:p>1.3794</text:p>
              </table:table-cell>
              <table:table-cell office:value-type="float" office:value="1.4005">
                <text:p>1.4005</text:p>
              </table:table-cell>
              <table:table-cell office:value-type="float" office:value="1.4509">
                <text:p>1.4509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3794">
                <text:p>1.3794</text:p>
              </table:table-cell>
              <table:table-cell office:value-type="float" office:value="1.4005">
                <text:p>1.4005</text:p>
              </table:table-cell>
              <table:table-cell office:value-type="float" office:value="1.4509">
                <text:p>1.4509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794">
                <text:p>1.3794</text:p>
              </table:table-cell>
              <table:table-cell office:value-type="float" office:value="1.4005">
                <text:p>1.4005</text:p>
              </table:table-cell>
              <table:table-cell office:value-type="float" office:value="1.4509">
                <text:p>1.4509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01">
                <text:p>1.301</text:p>
              </table:table-cell>
              <table:table-cell office:value-type="float" office:value="1.3458">
                <text:p>1.3458</text:p>
              </table:table-cell>
              <table:table-cell office:value-type="float" office:value="1.4493">
                <text:p>1.449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01">
                <text:p>1.301</text:p>
              </table:table-cell>
              <table:table-cell office:value-type="float" office:value="1.3458">
                <text:p>1.3458</text:p>
              </table:table-cell>
              <table:table-cell office:value-type="float" office:value="1.4493">
                <text:p>1.449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301">
                <text:p>1.301</text:p>
              </table:table-cell>
              <table:table-cell office:value-type="float" office:value="1.3458">
                <text:p>1.3458</text:p>
              </table:table-cell>
              <table:table-cell office:value-type="float" office:value="1.4493">
                <text:p>1.4493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361">
                <text:p>1.3361</text:p>
              </table:table-cell>
              <table:table-cell office:value-type="float" office:value="1.3674">
                <text:p>1.3674</text:p>
              </table:table-cell>
              <table:table-cell office:value-type="float" office:value="1.445">
                <text:p>1.445</text:p>
              </table:table-cell>
              <table:table-cell office:value-type="float" office:value="1.1027">
                <text:p>1.10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361">
                <text:p>1.3361</text:p>
              </table:table-cell>
              <table:table-cell office:value-type="float" office:value="1.3674">
                <text:p>1.3674</text:p>
              </table:table-cell>
              <table:table-cell office:value-type="float" office:value="1.445">
                <text:p>1.445</text:p>
              </table:table-cell>
              <table:table-cell office:value-type="float" office:value="1.1027">
                <text:p>1.10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334">
                <text:p>1.3334</text:p>
              </table:table-cell>
              <table:table-cell office:value-type="float" office:value="1.3481">
                <text:p>1.3481</text:p>
              </table:table-cell>
              <table:table-cell office:value-type="float" office:value="1.4355">
                <text:p>1.4355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2582">
                <text:p>1.2582</text:p>
              </table:table-cell>
              <table:table-cell office:value-type="float" office:value="1.3471">
                <text:p>1.347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582">
                <text:p>1.2582</text:p>
              </table:table-cell>
              <table:table-cell office:value-type="float" office:value="1.3471">
                <text:p>1.347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2582">
                <text:p>1.2582</text:p>
              </table:table-cell>
              <table:table-cell office:value-type="float" office:value="1.3471">
                <text:p>1.347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582">
                <text:p>1.2582</text:p>
              </table:table-cell>
              <table:table-cell office:value-type="float" office:value="1.3471">
                <text:p>1.3471</text:p>
              </table:table-cell>
              <table:table-cell office:value-type="float" office:value="1.4347">
                <text:p>1.4347</text:p>
              </table:table-cell>
              <table:table-cell office:value-type="float" office:value="0.8009">
                <text:p>0.80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265">
                <text:p>1.3265</text:p>
              </table:table-cell>
              <table:table-cell office:value-type="float" office:value="1.3574">
                <text:p>1.3574</text:p>
              </table:table-cell>
              <table:table-cell office:value-type="float" office:value="1.4334">
                <text:p>1.433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122">
                <text:p>1.3122</text:p>
              </table:table-cell>
              <table:table-cell office:value-type="float" office:value="1.3385">
                <text:p>1.3385</text:p>
              </table:table-cell>
              <table:table-cell office:value-type="float" office:value="1.4275">
                <text:p>1.4275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122">
                <text:p>1.3122</text:p>
              </table:table-cell>
              <table:table-cell office:value-type="float" office:value="1.3385">
                <text:p>1.3385</text:p>
              </table:table-cell>
              <table:table-cell office:value-type="float" office:value="1.4275">
                <text:p>1.4275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3122">
                <text:p>1.3122</text:p>
              </table:table-cell>
              <table:table-cell office:value-type="float" office:value="1.3385">
                <text:p>1.3385</text:p>
              </table:table-cell>
              <table:table-cell office:value-type="float" office:value="1.4275">
                <text:p>1.4275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3058">
                <text:p>1.3058</text:p>
              </table:table-cell>
              <table:table-cell office:value-type="float" office:value="1.323">
                <text:p>1.323</text:p>
              </table:table-cell>
              <table:table-cell office:value-type="float" office:value="1.4255">
                <text:p>1.425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3058">
                <text:p>1.3058</text:p>
              </table:table-cell>
              <table:table-cell office:value-type="float" office:value="1.323">
                <text:p>1.323</text:p>
              </table:table-cell>
              <table:table-cell office:value-type="float" office:value="1.4255">
                <text:p>1.425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882">
                <text:p>1.2882</text:p>
              </table:table-cell>
              <table:table-cell office:value-type="float" office:value="1.328">
                <text:p>1.328</text:p>
              </table:table-cell>
              <table:table-cell office:value-type="float" office:value="1.4255">
                <text:p>1.4255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2882">
                <text:p>1.2882</text:p>
              </table:table-cell>
              <table:table-cell office:value-type="float" office:value="1.328">
                <text:p>1.328</text:p>
              </table:table-cell>
              <table:table-cell office:value-type="float" office:value="1.4255">
                <text:p>1.4255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2882">
                <text:p>1.2882</text:p>
              </table:table-cell>
              <table:table-cell office:value-type="float" office:value="1.328">
                <text:p>1.328</text:p>
              </table:table-cell>
              <table:table-cell office:value-type="float" office:value="1.4255">
                <text:p>1.4255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238">
                <text:p>1.3238</text:p>
              </table:table-cell>
              <table:table-cell office:value-type="float" office:value="1.3603">
                <text:p>1.3603</text:p>
              </table:table-cell>
              <table:table-cell office:value-type="float" office:value="1.4176">
                <text:p>1.4176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3238">
                <text:p>1.3238</text:p>
              </table:table-cell>
              <table:table-cell office:value-type="float" office:value="1.3603">
                <text:p>1.3603</text:p>
              </table:table-cell>
              <table:table-cell office:value-type="float" office:value="1.4176">
                <text:p>1.4176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178">
                <text:p>1.3178</text:p>
              </table:table-cell>
              <table:table-cell office:value-type="float" office:value="1.3567">
                <text:p>1.3567</text:p>
              </table:table-cell>
              <table:table-cell office:value-type="float" office:value="1.4176">
                <text:p>1.4176</text:p>
              </table:table-cell>
              <table:table-cell office:value-type="float" office:value="0.9291">
                <text:p>0.92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">
                <text:p>1.3</text:p>
              </table:table-cell>
              <table:table-cell office:value-type="float" office:value="1.3213">
                <text:p>1.3213</text:p>
              </table:table-cell>
              <table:table-cell office:value-type="float" office:value="1.4087">
                <text:p>1.4087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">
                <text:p>1.3</text:p>
              </table:table-cell>
              <table:table-cell office:value-type="float" office:value="1.3213">
                <text:p>1.3213</text:p>
              </table:table-cell>
              <table:table-cell office:value-type="float" office:value="1.4087">
                <text:p>1.4087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951">
                <text:p>1.2951</text:p>
              </table:table-cell>
              <table:table-cell office:value-type="float" office:value="1.3436">
                <text:p>1.3436</text:p>
              </table:table-cell>
              <table:table-cell office:value-type="float" office:value="1.3991">
                <text:p>1.399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951">
                <text:p>1.2951</text:p>
              </table:table-cell>
              <table:table-cell office:value-type="float" office:value="1.3436">
                <text:p>1.3436</text:p>
              </table:table-cell>
              <table:table-cell office:value-type="float" office:value="1.3991">
                <text:p>1.3991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716">
                <text:p>1.3716</text:p>
              </table:table-cell>
              <table:table-cell office:value-type="float" office:value="1.3839">
                <text:p>1.3839</text:p>
              </table:table-cell>
              <table:table-cell office:value-type="float" office:value="1.4815">
                <text:p>1.4815</text:p>
              </table:table-cell>
              <table:table-cell office:value-type="float" office:value="1.1892">
                <text:p>1.18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303">
                <text:p>1.3303</text:p>
              </table:table-cell>
              <table:table-cell office:value-type="float" office:value="1.3641">
                <text:p>1.3641</text:p>
              </table:table-cell>
              <table:table-cell office:value-type="float" office:value="1.4709">
                <text:p>1.4709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3303">
                <text:p>1.3303</text:p>
              </table:table-cell>
              <table:table-cell office:value-type="float" office:value="1.3641">
                <text:p>1.3641</text:p>
              </table:table-cell>
              <table:table-cell office:value-type="float" office:value="1.4709">
                <text:p>1.4709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303">
                <text:p>1.3303</text:p>
              </table:table-cell>
              <table:table-cell office:value-type="float" office:value="1.3641">
                <text:p>1.3641</text:p>
              </table:table-cell>
              <table:table-cell office:value-type="float" office:value="1.4709">
                <text:p>1.4709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303">
                <text:p>1.3303</text:p>
              </table:table-cell>
              <table:table-cell office:value-type="float" office:value="1.3641">
                <text:p>1.3641</text:p>
              </table:table-cell>
              <table:table-cell office:value-type="float" office:value="1.4709">
                <text:p>1.4709</text:p>
              </table:table-cell>
              <table:table-cell office:value-type="float" office:value="1.1063">
                <text:p>1.10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355">
                <text:p>1.3355</text:p>
              </table:table-cell>
              <table:table-cell office:value-type="float" office:value="1.396">
                <text:p>1.396</text:p>
              </table:table-cell>
              <table:table-cell office:value-type="float" office:value="1.4488">
                <text:p>1.448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3355">
                <text:p>1.3355</text:p>
              </table:table-cell>
              <table:table-cell office:value-type="float" office:value="1.396">
                <text:p>1.396</text:p>
              </table:table-cell>
              <table:table-cell office:value-type="float" office:value="1.4488">
                <text:p>1.448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3171">
                <text:p>1.3171</text:p>
              </table:table-cell>
              <table:table-cell office:value-type="float" office:value="1.3452">
                <text:p>1.3452</text:p>
              </table:table-cell>
              <table:table-cell office:value-type="float" office:value="1.4488">
                <text:p>1.4488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366">
                <text:p>1.366</text:p>
              </table:table-cell>
              <table:table-cell office:value-type="float" office:value="1.4148">
                <text:p>1.4148</text:p>
              </table:table-cell>
              <table:table-cell office:value-type="float" office:value="1.4455">
                <text:p>1.4455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307">
                <text:p>1.3307</text:p>
              </table:table-cell>
              <table:table-cell office:value-type="float" office:value="1.3449">
                <text:p>1.3449</text:p>
              </table:table-cell>
              <table:table-cell office:value-type="float" office:value="1.4437">
                <text:p>1.443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3307">
                <text:p>1.3307</text:p>
              </table:table-cell>
              <table:table-cell office:value-type="float" office:value="1.3449">
                <text:p>1.3449</text:p>
              </table:table-cell>
              <table:table-cell office:value-type="float" office:value="1.4437">
                <text:p>1.443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307">
                <text:p>1.3307</text:p>
              </table:table-cell>
              <table:table-cell office:value-type="float" office:value="1.3449">
                <text:p>1.3449</text:p>
              </table:table-cell>
              <table:table-cell office:value-type="float" office:value="1.4437">
                <text:p>1.4437</text:p>
              </table:table-cell>
              <table:table-cell office:value-type="float" office:value="1.1121">
                <text:p>1.11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918">
                <text:p>1.2918</text:p>
              </table:table-cell>
              <table:table-cell office:value-type="float" office:value="1.3282">
                <text:p>1.3282</text:p>
              </table:table-cell>
              <table:table-cell office:value-type="float" office:value="1.435">
                <text:p>1.43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918">
                <text:p>1.2918</text:p>
              </table:table-cell>
              <table:table-cell office:value-type="float" office:value="1.3282">
                <text:p>1.3282</text:p>
              </table:table-cell>
              <table:table-cell office:value-type="float" office:value="1.435">
                <text:p>1.43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94">
                <text:p>1.294</text:p>
              </table:table-cell>
              <table:table-cell office:value-type="float" office:value="1.3336">
                <text:p>1.3336</text:p>
              </table:table-cell>
              <table:table-cell office:value-type="float" office:value="1.3979">
                <text:p>1.397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94">
                <text:p>1.294</text:p>
              </table:table-cell>
              <table:table-cell office:value-type="float" office:value="1.3336">
                <text:p>1.3336</text:p>
              </table:table-cell>
              <table:table-cell office:value-type="float" office:value="1.3979">
                <text:p>1.3979</text:p>
              </table:table-cell>
              <table:table-cell office:value-type="float" office:value="1.0212">
                <text:p>1.02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564">
                <text:p>1.3564</text:p>
              </table:table-cell>
              <table:table-cell office:value-type="float" office:value="1.362">
                <text:p>1.362</text:p>
              </table:table-cell>
              <table:table-cell office:value-type="float" office:value="1.455">
                <text:p>1.455</text:p>
              </table:table-cell>
              <table:table-cell office:value-type="float" office:value="1.2621">
                <text:p>1.26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444">
                <text:p>1.3444</text:p>
              </table:table-cell>
              <table:table-cell office:value-type="float" office:value="1.3169">
                <text:p>1.3169</text:p>
              </table:table-cell>
              <table:table-cell office:value-type="float" office:value="1.4017">
                <text:p>1.4017</text:p>
              </table:table-cell>
              <table:table-cell office:value-type="float" office:value="1.3146">
                <text:p>1.3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